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NewTestcaseDialog.xml"/>
  <manifest:file-entry manifest:media-type="text/xml" manifest:full-path="Dialogs/Standard/dialog-lb.xml"/>
  <manifest:file-entry manifest:media-type="text/xml" manifest:full-path="Dialogs/Standard/NewElementDialog.xml"/>
  <manifest:file-entry manifest:media-type="" manifest:full-path="Dialogs/Standard/"/>
  <manifest:file-entry manifest:media-type="" manifest:full-path="Dialog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NewScriptTestcas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945in"/>
    </style:style>
    <style:style style:name="co2" style:family="table-column">
      <style:table-column-properties fo:break-before="auto" style:column-width="1.4764in"/>
    </style:style>
    <style:style style:name="co3" style:family="table-column">
      <style:table-column-properties fo:break-before="auto" style:column-width="1.4181in"/>
    </style:style>
    <style:style style:name="co4" style:family="table-column">
      <style:table-column-properties fo:break-before="auto" style:column-width="0.4717in"/>
    </style:style>
    <style:style style:name="co5" style:family="table-column">
      <style:table-column-properties fo:break-before="auto" style:column-width="0.6319in"/>
    </style:style>
    <style:style style:name="co6" style:family="table-column">
      <style:table-column-properties fo:break-before="auto" style:column-width="0.6028in"/>
    </style:style>
    <style:style style:name="co7" style:family="table-column">
      <style:table-column-properties fo:break-before="auto" style:column-width="0.8925in"/>
    </style:style>
    <style:style style:name="co8" style:family="table-column">
      <style:table-column-properties fo:break-before="auto" style:column-width="0.4091in"/>
    </style:style>
    <style:style style:name="co9" style:family="table-column">
      <style:table-column-properties fo:break-before="auto" style:column-width="3.8661in"/>
    </style:style>
    <style:style style:name="co10" style:family="table-column">
      <style:table-column-properties fo:break-before="auto" style:column-width="2.928in"/>
    </style:style>
    <style:style style:name="co11" style:family="table-column">
      <style:table-column-properties fo:break-before="auto" style:column-width="2.2063in"/>
    </style:style>
    <style:style style:name="co12" style:family="table-column">
      <style:table-column-properties fo:break-before="auto" style:column-width="1.4417in"/>
    </style:style>
    <style:style style:name="co13" style:family="table-column">
      <style:table-column-properties fo:break-before="auto" style:column-width="1.1272in"/>
    </style:style>
    <style:style style:name="co14" style:family="table-column">
      <style:table-column-properties fo:break-before="auto" style:column-width="1.1575in"/>
    </style:style>
    <style:style style:name="co15" style:family="table-column">
      <style:table-column-properties fo:break-before="auto" style:column-width="1.1362in"/>
    </style:style>
    <style:style style:name="co16" style:family="table-column">
      <style:table-column-properties fo:break-before="auto" style:column-width="0.3in"/>
    </style:style>
    <style:style style:name="co17" style:family="table-column">
      <style:table-column-properties fo:break-before="auto" style:column-width="0.3055in"/>
    </style:style>
    <style:style style:name="co18" style:family="table-column">
      <style:table-column-properties fo:break-before="auto" style:column-width="0.3591in"/>
    </style:style>
    <style:style style:name="co19" style:family="table-column">
      <style:table-column-properties fo:break-before="auto" style:column-width="0.3043in"/>
    </style:style>
    <style:style style:name="co20" style:family="table-column">
      <style:table-column-properties fo:break-before="auto" style:column-width="0.3516in"/>
    </style:style>
    <style:style style:name="co21" style:family="table-column">
      <style:table-column-properties fo:break-before="auto" style:column-width="0.2965in"/>
    </style:style>
    <style:style style:name="co22" style:family="table-column">
      <style:table-column-properties fo:break-before="auto" style:column-width="1.6819in"/>
    </style:style>
    <style:style style:name="co23" style:family="table-column">
      <style:table-column-properties fo:break-before="auto" style:column-width="0.7374in"/>
    </style:style>
    <style:style style:name="co24" style:family="table-column">
      <style:table-column-properties fo:break-before="auto" style:column-width="1.278in"/>
    </style:style>
    <style:style style:name="co25" style:family="table-column">
      <style:table-column-properties fo:break-before="auto" style:column-width="0.2937in"/>
    </style:style>
    <style:style style:name="co26" style:family="table-column">
      <style:table-column-properties fo:break-before="auto" style:column-width="0.2752in"/>
    </style:style>
    <style:style style:name="co27" style:family="table-column">
      <style:table-column-properties fo:break-before="auto" style:column-width="0.2744in"/>
    </style:style>
    <style:style style:name="co28" style:family="table-column">
      <style:table-column-properties fo:break-before="auto" style:column-width="1.748in"/>
    </style:style>
    <style:style style:name="co29" style:family="table-column">
      <style:table-column-properties fo:break-before="auto" style:column-width="1.289in"/>
    </style:style>
    <style:style style:name="co30" style:family="table-column">
      <style:table-column-properties fo:break-before="auto" style:column-width="1.0598in"/>
    </style:style>
    <style:style style:name="co31" style:family="table-column">
      <style:table-column-properties fo:break-before="auto" style:column-width="0.8972in"/>
    </style:style>
    <style:style style:name="co32" style:family="table-column">
      <style:table-column-properties fo:break-before="auto" style:column-width="0.3154in"/>
    </style:style>
    <style:style style:name="co33" style:family="table-column">
      <style:table-column-properties fo:break-before="auto" style:column-width="1.2236in"/>
    </style:style>
    <style:style style:name="co34" style:family="table-column">
      <style:table-column-properties fo:break-before="auto" style:column-width="1.6839in"/>
    </style:style>
    <style:style style:name="co35" style:family="table-column">
      <style:table-column-properties fo:break-before="auto" style:column-width="0.2402in"/>
    </style:style>
    <style:style style:name="co36" style:family="table-column">
      <style:table-column-properties fo:break-before="auto" style:column-width="2.5091in"/>
    </style:style>
    <style:style style:name="co37" style:family="table-column">
      <style:table-column-properties fo:break-before="auto" style:column-width="3.5398in"/>
    </style:style>
    <style:style style:name="co38" style:family="table-column">
      <style:table-column-properties fo:break-before="auto" style:column-width="1.7693in"/>
    </style:style>
    <style:style style:name="co39" style:family="table-column">
      <style:table-column-properties fo:break-before="auto" style:column-width="1.8354in"/>
    </style:style>
    <style:style style:name="ro1" style:family="table-row">
      <style:table-row-properties style:row-height="0.3118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2071in" fo:break-before="auto" style:use-optimal-row-height="true"/>
    </style:style>
    <style:style style:name="ro7" style:family="table-row">
      <style:table-row-properties style:row-height="0.3626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1937in" fo:break-before="auto" style:use-optimal-row-height="true"/>
    </style:style>
    <style:style style:name="ro10" style:family="table-row">
      <style:table-row-properties style:row-height="0.5181in" fo:break-before="auto" style:use-optimal-row-height="true"/>
    </style:style>
    <style:style style:name="ro11" style:family="table-row">
      <style:table-row-properties style:row-height="0.8492in" fo:break-before="auto" style:use-optimal-row-height="true"/>
    </style:style>
    <style:style style:name="ro12" style:family="table-row">
      <style:table-row-properties style:row-height="1.3472in" fo:break-before="auto" style:use-optimal-row-height="true"/>
    </style:style>
    <style:style style:name="ro13" style:family="table-row">
      <style:table-row-properties style:row-height="3.5626in" fo:break-before="auto" style:use-optimal-row-height="false"/>
    </style:style>
    <style:style style:name="ro14" style:family="table-row">
      <style:table-row-properties style:row-height="2.9665in" fo:break-before="auto" style:use-optimal-row-height="false"/>
    </style:style>
    <style:style style:name="ro15" style:family="table-row">
      <style:table-row-properties style:row-height="3.4591in" fo:break-before="auto" style:use-optimal-row-height="false"/>
    </style:style>
    <style:style style:name="ro16" style:family="table-row">
      <style:table-row-properties style:row-height="0.1783in" fo:break-before="auto" style:use-optimal-row-height="false"/>
    </style:style>
    <style:style style:name="ro17" style:family="table-row">
      <style:table-row-properties style:row-height="3.2752in" fo:break-before="auto" style:use-optimal-row-height="true"/>
    </style:style>
    <style:style style:name="ro18" style:family="table-row">
      <style:table-row-properties style:row-height="2.2693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82">
      <number:month number:style="long"/>
      <number:text>-</number:text>
      <number:day number:style="long"/>
    </number:date-style>
    <style:style style:name="ce1" style:family="table-cell" style:parent-style-name="Default">
      <style:table-cell-properties style:vertical-align="top"/>
      <style:text-properties fo:font-size="18pt" fo:font-weight="bold"/>
    </style:style>
    <style:style style:name="ce2" style:family="table-cell" style:parent-style-name="Default">
      <style:table-cell-properties style:vertical-align="top"/>
      <style:text-properties fo:font-size="14pt" fo:font-style="italic"/>
    </style:style>
    <style:style style:name="ce3" style:family="table-cell" style:parent-style-name="Default">
      <style:text-properties fo:font-style="italic" fo:font-weight="bold"/>
    </style:style>
    <style:style style:name="ce4" style:family="table-cell" style:parent-style-name="Default" style:data-style-name="N11"/>
    <style:style style:name="ce5" style:family="table-cell" style:parent-style-name="Default" style:data-style-name="N82"/>
    <style:style style:name="ce6" style:family="table-cell" style:parent-style-name="Default">
      <style:table-cell-properties style:vertical-align="top"/>
      <style:text-properties fo:font-size="10pt"/>
    </style:style>
    <style:style style:name="ce7" style:family="table-cell" style:parent-style-name="Default">
      <style:table-cell-properties fo:background-color="#ffff66" fo:border="0.0008in solid #000000" style:vertical-align="top"/>
      <style:text-properties fo:font-size="10pt" fo:font-weight="bold"/>
    </style:style>
    <style:style style:name="ce8" style:family="table-cell" style:parent-style-name="Default">
      <style:table-cell-properties fo:border="0.0008in solid #000000" style:vertical-align="top"/>
      <style:text-properties fo:font-size="10pt"/>
    </style:style>
    <style:style style:name="ce9" style:family="table-cell" style:parent-style-name="Default">
      <style:text-properties fo:font-size="10pt"/>
    </style:style>
    <style:style style:name="ce10" style:family="table-cell" style:parent-style-name="Default">
      <style:table-cell-properties fo:border="0.0138in solid #000000"/>
      <style:text-properties fo:font-size="10pt"/>
    </style:style>
    <style:style style:name="ce11" style:family="table-cell" style:parent-style-name="Default">
      <style:table-cell-properties fo:wrap-option="wrap" style:vertical-align="top"/>
      <style:text-properties fo:font-size="10pt"/>
    </style:style>
    <style:style style:name="ce12" style:family="table-cell" style:parent-style-name="Default">
      <style:table-cell-properties fo:background-color="#ffff66" fo:wrap-option="wrap" fo:border="0.0008in solid #000000" style:vertical-align="top"/>
      <style:text-properties fo:font-size="10pt" fo:font-weight="bold"/>
    </style:style>
    <style:style style:name="ce13" style:family="table-cell" style:parent-style-name="Default">
      <style:table-cell-properties fo:wrap-option="wrap" fo:border="0.0008in solid #000000" style:vertical-align="top"/>
    </style:style>
    <style:style style:name="ce14" style:family="table-cell" style:parent-style-name="Default">
      <style:table-cell-properties fo:border="0.0138in solid #000000"/>
    </style:style>
    <style:style style:name="ce15" style:family="table-cell" style:parent-style-name="Default">
      <style:table-cell-properties fo:wrap-option="wrap" fo:border="0.0008in solid #000000" style:vertical-align="top"/>
      <style:text-properties fo:font-size="10pt"/>
    </style:style>
    <style:style style:name="ce16" style:family="table-cell" style:parent-style-name="Default">
      <style:table-cell-properties fo:border="0.0008in solid #000000" style:vertical-align="top"/>
    </style:style>
    <style:style style:name="ce17" style:family="table-cell" style:parent-style-name="Default">
      <style:table-cell-properties style:vertical-align="top"/>
      <style:text-properties fo:font-size="10pt" fo:font-weight="bold"/>
    </style:style>
    <style:style style:name="ce18" style:family="table-cell" style:parent-style-name="Default">
      <style:table-cell-properties style:text-align-source="fix" style:repeat-content="false" style:vertical-align="top"/>
      <style:paragraph-properties fo:text-align="center" fo:margin-left="0in"/>
      <style:text-properties fo:font-size="10pt"/>
    </style:style>
    <style:style style:name="ce19" style:family="table-cell" style:parent-style-name="Default">
      <style:table-cell-properties style:text-align-source="fix" style:repeat-content="false" style:vertical-align="top"/>
      <style:paragraph-properties fo:text-align="center" fo:margin-left="0in"/>
      <style:text-properties fo:font-size="10pt" fo:font-weight="bold"/>
    </style:style>
    <style:style style:name="ce20" style:family="table-cell" style:parent-style-name="Default">
      <style:table-cell-properties fo:border="none" style:vertical-align="top"/>
      <style:text-properties fo:font-size="10pt"/>
    </style:style>
    <style:style style:name="ce21" style:family="table-cell" style:parent-style-name="Default">
      <style:text-properties fo:font-size="18pt" fo:font-weight="bold"/>
    </style:style>
    <style:style style:name="ce22" style:family="table-cell" style:parent-style-name="Default">
      <style:text-properties fo:font-size="14pt" fo:font-style="italic"/>
    </style:style>
    <style:style style:name="ce23" style:family="table-cell" style:parent-style-name="Default">
      <style:text-properties fo:font-weight="bold"/>
    </style:style>
    <style:style style:name="ce24" style:family="table-cell" style:parent-style-name="Default">
      <style:table-cell-properties style:text-align-source="fix" style:repeat-content="false"/>
      <style:paragraph-properties fo:text-align="end" fo:margin-left="0in"/>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style:text-align-source="fix" style:repeat-content="false" style:rotation-angle="270"/>
      <style:paragraph-properties fo:text-align="center" fo:margin-left="0in"/>
    </style:style>
    <style:style style:name="ce27" style:family="table-cell" style:parent-style-name="Default">
      <style:table-cell-properties style:rotation-angle="270"/>
    </style:style>
    <style:style style:name="ce28" style:family="table-cell" style:parent-style-name="Default">
      <style:table-cell-properties fo:wrap-option="wrap"/>
      <style:text-properties fo:font-weight="bold"/>
    </style:style>
    <style:style style:name="ce29" style:family="table-cell" style:parent-style-name="Default">
      <style:table-cell-properties style:text-align-source="fix" style:repeat-content="false" style:rotation-angle="270"/>
      <style:paragraph-properties fo:text-align="center" fo:margin-left="0in"/>
      <style:text-properties fo:font-size="8pt"/>
    </style:style>
    <style:style style:name="ce30" style:family="table-cell" style:parent-style-name="Default">
      <style:text-properties fo:font-size="8pt"/>
    </style:style>
    <style:style style:name="ce31" style:family="table-cell" style:parent-style-name="Default">
      <style:table-cell-properties style:vertical-align="top"/>
    </style:style>
    <style:style style:name="ce32" style:family="table-cell" style:parent-style-name="Default">
      <style:table-cell-properties fo:background-color="#ffff66" fo:border="0.0008in solid #000000" style:vertical-align="top"/>
      <style:text-properties fo:font-weight="bold"/>
    </style:style>
    <style:style style:name="ce33" style:family="table-cell" style:parent-style-name="Default">
      <style:table-cell-properties fo:wrap-option="wrap" style:vertical-align="top"/>
    </style:style>
    <style:style style:name="ce34" style:family="table-cell" style:parent-style-name="Default">
      <style:table-cell-properties fo:background-color="#ffff66" fo:wrap-option="wrap" fo:border="0.0008in solid #000000" style:vertical-align="top"/>
      <style:text-properties fo:font-weight="bold"/>
    </style:style>
    <style:style style:name="ce35" style:family="table-cell" style:parent-style-name="Default">
      <style:table-cell-properties style:vertical-align="top"/>
      <style:text-properties fo:font-weight="bold"/>
    </style:style>
    <style:style style:name="ce36" style:family="table-cell" style:parent-style-name="Default">
      <style:table-cell-properties style:text-align-source="fix" style:repeat-content="false" style:vertical-align="top"/>
      <style:paragraph-properties fo:text-align="center" fo:margin-left="0in"/>
    </style:style>
    <style:style style:name="ce37" style:family="table-cell" style:parent-style-name="Default">
      <style:table-cell-properties style:text-align-source="fix" style:repeat-content="false" style:vertical-align="top"/>
      <style:paragraph-properties fo:text-align="center" fo:margin-left="0in"/>
      <style:text-properties fo:font-weight="bold"/>
    </style:style>
    <style:style style:name="ce38" style:family="table-cell" style:parent-style-name="Default">
      <style:table-cell-properties fo:background-color="#c0c0c0"/>
      <style:text-properties fo:font-weight="bold"/>
    </style:style>
    <style:style style:name="ce39" style:family="table-cell" style:parent-style-name="Default">
      <style:table-cell-properties style:text-align-source="fix" style:repeat-content="false"/>
      <style:paragraph-properties fo:text-align="start" fo:margin-left="0in"/>
    </style:style>
    <style:style style:name="ce40" style:family="table-cell" style:parent-style-name="Default">
      <style:table-cell-properties fo:background-color="transparent"/>
    </style:style>
    <style:style style:name="ce41" style:family="table-cell" style:parent-style-name="Default">
      <style:table-cell-properties fo:background-color="#c0c0c0"/>
    </style:style>
    <style:style style:name="ce42" style:family="table-cell" style:parent-style-name="Default">
      <style:table-cell-properties fo:background-color="#c0c0c0" style:text-align-source="fix" style:repeat-content="false"/>
      <style:paragraph-properties fo:text-align="center" fo:margin-left="0in"/>
    </style:style>
    <style:style style:name="ce43" style:family="table-cell" style:parent-style-name="Default">
      <style:table-cell-properties style:text-align-source="fix" style:repeat-content="false" fo:background-color="transparent"/>
      <style:paragraph-properties fo:text-align="center" fo:margin-left="0in"/>
    </style:style>
    <style:style style:name="P1" style:family="paragraph">
      <style:paragraph-properties fo:text-align="center"/>
    </style:style>
  </office:automatic-styles>
  <office:body>
    <office:spreadsheet>
      <table:table table:name="Summary"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Add Script Testcas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Script Testcase on the ScriptTestCases page"/>
              </form:properties>
              <office:event-listeners>
                <script:event-listener script:language="ooo:script" script:event-name="form:performaction" xlink:href="vnd.sun.star.script:Standard.NewScriptTestcase.CreateScriptTestcase?language=Basic&amp;location=document"/>
              </office:event-listeners>
            </form:button>
            <form:button form:name="PushButton1" form:control-implementation="ooo:com.sun.star.form.component.CommandButton" form:id="control2" form:label="Add GUI Testcas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GUI Testcase on the GUITestCases page"/>
              </form:properties>
              <office:event-listeners>
                <script:event-listener script:language="ooo:script" script:event-name="form:performaction" xlink:href="vnd.sun.star.script:Standard.NewScriptTestcase.CreateGuiTestcase?language=Basic&amp;location=document"/>
              </office:event-listeners>
            </form:button>
            <form:button form:name="PushButton2" form:control-implementation="ooo:com.sun.star.form.component.CommandButton" form:id="control3" form:label="Add Resource" form:disabled="tru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Component on the Objects page"/>
              </form:properties>
              <office:event-listeners>
                <script:event-listener script:language="ooo:script" script:event-name="form:performaction" xlink:href="vnd.sun.star.script:Standard.NewScriptTestcase.CreateComponent?language=Basic&amp;location=document"/>
              </office:event-listeners>
            </form:button>
            <form:button form:name="PushButton3" form:control-implementation="ooo:com.sun.star.form.component.CommandButton" form:id="control4" form:label="Add Parameter" form:disabled="tru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Parameter on the Parameter page"/>
              </form:properties>
              <office:event-listeners>
                <script:event-listener script:language="ooo:script" script:event-name="form:performaction" xlink:href="vnd.sun.star.script:Standard.NewScriptTestcase.CreateParameter?language=Basic&amp;location=document"/>
              </office:event-listeners>
            </form:button>
            <form:button form:name="PushButton4" form:control-implementation="ooo:com.sun.star.form.component.CommandButton" form:id="control5" form:label="Add Command" form:disabled="tru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Command on the Command page"/>
              </form:properties>
              <office:event-listeners>
                <script:event-listener script:language="ooo:script" script:event-name="form:performaction" xlink:href="vnd.sun.star.script:Standard.NewScriptTestcase.CreateCommand?language=Basic&amp;location=document"/>
              </office:event-listeners>
            </form:button>
            <form:button form:name="PushButton5" form:control-implementation="ooo:com.sun.star.form.component.CommandButton" form:id="control6" form:label="Add GUI Element" form:disabled="true"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Insert a new GUI element on the GUI page"/>
              </form:properties>
              <office:event-listeners>
                <script:event-listener script:language="ooo:script" script:event-name="form:performaction" xlink:href="vnd.sun.star.script:Standard.NewScriptTestcase.CreateGuiElement?language=Basic&amp;location=document"/>
              </office:event-listeners>
            </form:button>
            <form:button form:name="PushButton6" form:control-implementation="ooo:com.sun.star.form.component.CommandButton" form:id="control7" form:label="Create Script Test Tracker"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Create the Script testing spreadsheet"/>
              </form:properties>
              <office:event-listeners>
                <script:event-listener script:language="ooo:script" script:event-name="form:performaction" xlink:href="vnd.sun.star.script:Standard.NewScriptTestcase.BuildScriptTestSheet?language=Basic&amp;location=document"/>
              </office:event-listeners>
            </form:button>
            <form:button form:name="PushButton7" form:control-implementation="ooo:com.sun.star.form.component.CommandButton" form:id="control8" form:label="Create GUI Test Tracker"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Create the GUI testing spreadsheet"/>
              </form:properties>
              <office:event-listeners>
                <script:event-listener script:language="ooo:script" script:event-name="form:performaction" xlink:href="vnd.sun.star.script:Standard.NewScriptTestcase.BuildGuiTestSheet?language=Basic&amp;location=document"/>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7" table:default-cell-style-name="Default"/>
        <table:table-column table:style-name="co5" table:number-columns-repeated="3" table:default-cell-style-name="Default"/>
        <table:table-column table:style-name="co6" table:default-cell-style-name="Default"/>
        <table:table-column table:style-name="co4" table:number-columns-repeated="2" table:default-cell-style-name="Default"/>
        <table:table-row table:style-name="ro1">
          <table:table-cell table:style-name="ce1" office:value-type="string">
            <text:p>GMAT System Test </text:p>
          </table:table-cell>
          <table:table-cell table:number-columns-repeated="15"/>
        </table:table-row>
        <table:table-row table:style-name="ro2">
          <table:table-cell table:style-name="ce2" office:value-type="string">
            <text:p>System Test Preparation Status</text:p>
          </table:table-cell>
          <table:table-cell table:number-columns-repeated="15"/>
        </table:table-row>
        <table:table-row table:style-name="ro3">
          <table:table-cell table:number-columns-repeated="13"/>
          <table:table-cell office:value-type="string">
            <text:p><text:s/></text:p>
          </table:table-cell>
          <table:table-cell table:number-columns-repeated="2"/>
        </table:table-row>
        <table:table-row table:style-name="ro3">
          <table:table-cell table:style-name="ce3" office:value-type="string">
            <text:p>Overview</text:p>
          </table:table-cell>
          <table:table-cell table:number-columns-repeated="15"/>
        </table:table-row>
        <table:table-row table:style-name="ro3">
          <table:table-cell/>
          <table:table-cell office:value-type="string">
            <text:p>Tests Defined</text:p>
          </table:table-cell>
          <table:table-cell table:formula="oooc:=[ScriptTestCases.B85]+[GUITestCases.B18]" office:value-type="float" office:value="78">
            <text:p>78</text:p>
          </table:table-cell>
          <table:table-cell table:number-columns-repeated="13"/>
        </table:table-row>
        <table:table-row table:style-name="ro3">
          <table:table-cell/>
          <table:table-cell office:value-type="string">
            <text:p>Test Case Readiness</text:p>
          </table:table-cell>
          <table:table-cell table:style-name="ce4" table:formula="oooc:=([ScriptTestCases.H85]+[GUITestCases.H18])/(([ScriptTestCases.B85]+[GUITestCases.B18])*3)" office:value-type="percentage" office:value="0.978632478632479">
            <text:p>97.86%</text:p>
          </table:table-cell>
          <table:table-cell table:number-columns-repeated="13"/>
        </table:table-row>
        <table:table-row table:style-name="ro3">
          <table:table-cell table:number-columns-repeated="2"/>
          <table:table-cell table:style-name="ce4"/>
          <table:table-cell table:number-columns-repeated="13"/>
        </table:table-row>
        <table:table-row table:style-name="ro3">
          <table:table-cell table:style-name="ce3" office:value-type="string">
            <text:p>Script Test Statistics</text:p>
          </table:table-cell>
          <table:table-cell table:number-columns-repeated="2"/>
          <table:table-cell>
            <draw:control table:end-cell-address="Summary.H9" table:end-x="0.1827in" table:end-y="0.1634in" draw:z-index="1" draw:text-style-name="P1" svg:width="1.6in" svg:height="0.1748in" svg:x="0.4614in" svg:y="0.1661in" draw:control="control1"/>
          </table:table-cell>
          <table:table-cell table:number-columns-repeated="3"/>
          <table:table-cell>
            <draw:control table:end-cell-address="Summary.L13" table:end-x="0.4646in" table:end-y="0.178in" draw:z-index="7" draw:text-style-name="P1" svg:width="2.039in" svg:height="0.8992in" svg:x="0.4642in" svg:y="0.1673in" draw:control="control7"/>
          </table:table-cell>
          <table:table-cell table:number-columns-repeated="8"/>
        </table:table-row>
        <table:table-row table:style-name="ro3">
          <table:table-cell table:style-name="ce3"/>
          <table:table-cell office:value-type="string">
            <text:p>Test Cases Defined</text:p>
          </table:table-cell>
          <table:table-cell table:formula="oooc:=[ScriptTestCases.B85]" office:value-type="float" office:value="78">
            <text:p>78</text:p>
          </table:table-cell>
          <table:table-cell table:number-columns-repeated="13"/>
        </table:table-row>
        <table:table-row table:style-name="ro3">
          <table:table-cell/>
          <table:table-cell office:value-type="string">
            <text:p>Test Case Readiness</text:p>
          </table:table-cell>
          <table:table-cell table:style-name="ce4" table:formula="oooc:=[ScriptTestCases.H85]/([ScriptTestCases.B85]*3)" office:value-type="percentage" office:value="0.965811965811966">
            <text:p>96.58%</text:p>
          </table:table-cell>
          <table:table-cell>
            <draw:control table:end-cell-address="Summary.H11" table:end-x="0.1862in" table:end-y="0.1646in" draw:z-index="3" draw:text-style-name="P1" svg:width="1.6in" svg:height="0.1744in" svg:x="0.465in" svg:y="0.1677in" draw:control="control3"/>
          </table:table-cell>
          <table:table-cell table:number-columns-repeated="12"/>
        </table:table-row>
        <table:table-row table:style-name="ro3">
          <table:table-cell/>
          <table:table-cell office:value-type="string">
            <text:p>Object Coverage</text:p>
          </table:table-cell>
          <table:table-cell table:style-name="ce4" table:formula="oooc:=[Resources.CG118]/[Resources.CH118]" office:value-type="percentage" office:value="0.908256880733945">
            <text:p>90.83%</text:p>
          </table:table-cell>
          <table:table-cell>
            <draw:control table:end-cell-address="Summary.H12" table:end-x="0.1862in" table:end-y="0.1748in" draw:z-index="4" draw:text-style-name="P1" svg:width="1.6in" svg:height="0.1846in" svg:x="0.465in" svg:y="0.1673in" draw:control="control4"/>
          </table:table-cell>
          <table:table-cell table:number-columns-repeated="12"/>
        </table:table-row>
        <table:table-row table:style-name="ro3">
          <table:table-cell/>
          <table:table-cell office:value-type="string">
            <text:p>Parameter Coverage</text:p>
          </table:table-cell>
          <table:table-cell table:style-name="ce4" table:formula="oooc:=[Parameters.CG94]/[Parameters.CH94]" office:value-type="percentage" office:value="0.870588235294118">
            <text:p>87.06%</text:p>
          </table:table-cell>
          <table:table-cell>
            <draw:control table:end-cell-address="Summary.H14" table:end-x="0.1827in" table:end-y="0.0063in" draw:z-index="5" draw:text-style-name="P1" svg:width="1.6in" svg:height="0.185in" svg:x="0.4614in" svg:y="0.1768in" draw:control="control5"/>
          </table:table-cell>
          <table:table-cell table:number-columns-repeated="12"/>
        </table:table-row>
        <table:table-row table:style-name="ro3">
          <table:table-cell/>
          <table:table-cell office:value-type="string">
            <text:p>Command Coverage</text:p>
          </table:table-cell>
          <table:table-cell table:style-name="ce4" table:formula="oooc:=[Commands.CG274]/[Commands.CH274]" office:value-type="percentage" office:value="0.913207547169811">
            <text:p>91.32%</text:p>
          </table:table-cell>
          <table:table-cell table:number-columns-repeated="13"/>
        </table:table-row>
        <table:table-row table:style-name="ro3">
          <table:table-cell table:number-columns-repeated="16"/>
        </table:table-row>
        <table:table-row table:style-name="ro3">
          <table:table-cell table:style-name="ce3" office:value-type="string">
            <text:p>GUI Test Statistics</text:p>
          </table:table-cell>
          <table:table-cell table:number-columns-repeated="2"/>
          <table:table-cell>
            <draw:control table:end-cell-address="Summary.H17" table:end-x="0.1827in" table:end-y="0.026in" draw:z-index="2" draw:text-style-name="P1" svg:width="1.6in" svg:height="0.2043in" svg:x="0.4614in" svg:y="0.1772in" draw:control="control2"/>
          </table:table-cell>
          <table:table-cell table:number-columns-repeated="3"/>
          <table:table-cell>
            <draw:control table:end-cell-address="Summary.L18" table:end-x="0.4646in" table:end-y="0.1681in" draw:z-index="8" draw:text-style-name="P1" svg:width="2.039in" svg:height="0.5335in" svg:x="0.4642in" svg:y="0.1677in" draw:control="control8"/>
          </table:table-cell>
          <table:table-cell table:number-columns-repeated="8"/>
        </table:table-row>
        <table:table-row table:style-name="ro3">
          <table:table-cell table:style-name="ce3"/>
          <table:table-cell office:value-type="string">
            <text:p>Test Cases Defined</text:p>
          </table:table-cell>
          <table:table-cell table:formula="oooc:=[GUITestCases.B67]" office:value-type="float" office:value="60">
            <text:p>60</text:p>
          </table:table-cell>
          <table:table-cell table:number-columns-repeated="13"/>
        </table:table-row>
        <table:table-row table:style-name="ro3">
          <table:table-cell/>
          <table:table-cell office:value-type="string">
            <text:p>Test Case Readiness</text:p>
          </table:table-cell>
          <table:table-cell table:style-name="ce4" table:formula="oooc:=[GUITestCases.H67]/([GUITestCases.B67]*3)" office:value-type="percentage" office:value="1">
            <text:p>100.00%</text:p>
          </table:table-cell>
          <table:table-cell>
            <draw:control table:end-cell-address="Summary.H19" table:end-x="0.1827in" table:end-y="0.0098in" draw:z-index="6" draw:text-style-name="P1" svg:width="1.6in" svg:height="0.1882in" svg:x="0.4614in" svg:y="0.1768in" draw:control="control6"/>
          </table:table-cell>
          <table:table-cell table:number-columns-repeated="12"/>
        </table:table-row>
        <table:table-row table:style-name="ro3">
          <table:table-cell/>
          <table:table-cell office:value-type="string">
            <text:p>Coverage</text:p>
          </table:table-cell>
          <table:table-cell table:style-name="ce4" table:formula="oooc:=[GUI.BO103]/[GUI.BP103]" office:value-type="percentage" office:value="0.622222222222222">
            <text:p>62.22%</text:p>
          </table:table-cell>
          <table:table-cell table:number-columns-repeated="13"/>
        </table:table-row>
        <table:table-row table:style-name="ro3">
          <table:table-cell table:number-columns-repeated="16"/>
        </table:table-row>
        <table:table-row table:style-name="ro3">
          <table:table-cell table:style-name="ce3" office:value-type="string">
            <text:p>Weekly Status</text:p>
          </table:table-cell>
          <table:table-cell table:number-columns-repeated="15"/>
        </table:table-row>
        <table:table-row table:style-name="ro3">
          <table:table-cell/>
          <table:table-cell office:value-type="string">
            <text:p>Historical Data</text:p>
          </table:table-cell>
          <table:table-cell table:style-name="ce5" office:value-type="string">
            <text:p>Current</text:p>
          </table:table-cell>
          <table:table-cell table:style-name="ce5" office:value-type="date" office:date-value="2006-09-22">
            <text:p>09-22</text:p>
          </table:table-cell>
          <table:table-cell table:style-name="ce5" table:formula="oooc:=[.D21]+7" office:value-type="date" office:date-value="2006-09-29">
            <text:p>09-29</text:p>
          </table:table-cell>
          <table:table-cell table:style-name="ce5" table:formula="oooc:=[.E21]+7" office:value-type="date" office:date-value="2006-10-06">
            <text:p>10-06</text:p>
          </table:table-cell>
          <table:table-cell table:style-name="ce5" table:formula="oooc:=[.F21]+7" office:value-type="date" office:date-value="2006-10-13">
            <text:p>10-13</text:p>
          </table:table-cell>
          <table:table-cell table:style-name="ce5" table:formula="oooc:=[.G21]+7" office:value-type="date" office:date-value="2006-10-20">
            <text:p>10-20</text:p>
          </table:table-cell>
          <table:table-cell table:style-name="ce5" table:formula="oooc:=[.H21]+7" office:value-type="date" office:date-value="2006-10-27">
            <text:p>10-27</text:p>
          </table:table-cell>
          <table:table-cell table:style-name="ce5" table:formula="oooc:=[.I21]+7" office:value-type="date" office:date-value="2006-11-03">
            <text:p>11-03</text:p>
          </table:table-cell>
          <table:table-cell table:style-name="ce5" table:formula="oooc:=[.J21]+7" office:value-type="date" office:date-value="2006-11-10">
            <text:p>11-10</text:p>
          </table:table-cell>
          <table:table-cell table:style-name="ce5" table:formula="oooc:=[.K21]+7" office:value-type="date" office:date-value="2006-11-17">
            <text:p>11-17</text:p>
          </table:table-cell>
          <table:table-cell table:style-name="ce5" table:formula="oooc:=[.L21]+7" office:value-type="date" office:date-value="2006-11-24">
            <text:p>11-24</text:p>
          </table:table-cell>
          <table:table-cell table:style-name="ce5" table:formula="oooc:=[.M21]+7" office:value-type="date" office:date-value="2006-12-01">
            <text:p>12-01</text:p>
          </table:table-cell>
          <table:table-cell table:style-name="ce5" table:formula="oooc:=[.N21]+7" office:value-type="date" office:date-value="2006-12-08">
            <text:p>12-08</text:p>
          </table:table-cell>
          <table:table-cell table:style-name="ce5" table:formula="oooc:=[.O21]+7" office:value-type="date" office:date-value="2006-12-15">
            <text:p>12-15</text:p>
          </table:table-cell>
        </table:table-row>
        <table:table-row table:style-name="ro3">
          <table:table-cell/>
          <table:table-cell office:value-type="string">
            <text:p>Object Coverage</text:p>
          </table:table-cell>
          <table:table-cell table:style-name="ce4" table:formula="oooc:=[.C11]" office:value-type="percentage" office:value="0.908256880733945">
            <text:p>90.83%</text:p>
          </table:table-cell>
          <table:table-cell table:style-name="ce4" office:value-type="percentage" office:value="0.05">
            <text:p>5.00%</text:p>
          </table:table-cell>
          <table:table-cell table:style-name="ce4" table:formula="oooc:=[.D22]" office:value-type="percentage" office:value="0.05">
            <text:p>5.00%</text:p>
          </table:table-cell>
          <table:table-cell table:style-name="ce4" table:formula="oooc:=[.E22]" office:value-type="percentage" office:value="0.05">
            <text:p>5.00%</text:p>
          </table:table-cell>
          <table:table-cell table:style-name="ce4" table:formula="oooc:=[.F22]" office:value-type="percentage" office:value="0.05">
            <text:p>5.00%</text:p>
          </table:table-cell>
          <table:table-cell table:style-name="ce4" table:formula="oooc:=[.G22]" office:value-type="percentage" office:value="0.05">
            <text:p>5.00%</text:p>
          </table:table-cell>
          <table:table-cell table:style-name="ce4" table:formula="oooc:=[.H22]" office:value-type="percentage" office:value="0.05">
            <text:p>5.00%</text:p>
          </table:table-cell>
          <table:table-cell table:style-name="ce4" table:formula="oooc:=[.I22]" office:value-type="percentage" office:value="0.05">
            <text:p>5.00%</text:p>
          </table:table-cell>
          <table:table-cell table:style-name="ce4" office:value-type="percentage" office:value="0.4865">
            <text:p>48.65%</text:p>
          </table:table-cell>
          <table:table-cell table:style-name="ce4" office:value-type="percentage" office:value="0.8624">
            <text:p>86.24%</text:p>
          </table:table-cell>
          <table:table-cell table:style-name="ce4" office:value-type="percentage" office:value="0.9358">
            <text:p>93.58%</text:p>
          </table:table-cell>
          <table:table-cell table:style-name="ce4" table:formula="oooc:=[.C22]" office:value-type="percentage" office:value="0.908256880733945">
            <text:p>90.83%</text:p>
          </table:table-cell>
          <table:table-cell table:number-columns-repeated="2" table:style-name="ce4"/>
        </table:table-row>
        <table:table-row table:style-name="ro3">
          <table:table-cell/>
          <table:table-cell office:value-type="string">
            <text:p>Parameter Coverage</text:p>
          </table:table-cell>
          <table:table-cell table:style-name="ce4" table:formula="oooc:=[.C12]" office:value-type="percentage" office:value="0.870588235294118">
            <text:p>87.06%</text:p>
          </table:table-cell>
          <table:table-cell table:style-name="ce4" office:value-type="percentage" office:value="0.05">
            <text:p>5.00%</text:p>
          </table:table-cell>
          <table:table-cell table:style-name="ce4" table:formula="oooc:=[.D23]" office:value-type="percentage" office:value="0.05">
            <text:p>5.00%</text:p>
          </table:table-cell>
          <table:table-cell table:style-name="ce4" table:formula="oooc:=[.E23]" office:value-type="percentage" office:value="0.05">
            <text:p>5.00%</text:p>
          </table:table-cell>
          <table:table-cell table:style-name="ce4" table:formula="oooc:=[.F23]" office:value-type="percentage" office:value="0.05">
            <text:p>5.00%</text:p>
          </table:table-cell>
          <table:table-cell table:style-name="ce4" table:formula="oooc:=[.G23]" office:value-type="percentage" office:value="0.05">
            <text:p>5.00%</text:p>
          </table:table-cell>
          <table:table-cell table:style-name="ce4" table:formula="oooc:=[.H23]" office:value-type="percentage" office:value="0.05">
            <text:p>5.00%</text:p>
          </table:table-cell>
          <table:table-cell table:style-name="ce4" table:formula="oooc:=[.I23]" office:value-type="percentage" office:value="0.05">
            <text:p>5.00%</text:p>
          </table:table-cell>
          <table:table-cell table:style-name="ce4" office:value-type="percentage" office:value="0.7529">
            <text:p>75.29%</text:p>
          </table:table-cell>
          <table:table-cell table:style-name="ce4" office:value-type="percentage" office:value="0.9294">
            <text:p>92.94%</text:p>
          </table:table-cell>
          <table:table-cell table:style-name="ce4" office:value-type="percentage" office:value="0.9647">
            <text:p>96.47%</text:p>
          </table:table-cell>
          <table:table-cell table:style-name="ce4" table:formula="oooc:=[.C23]" office:value-type="percentage" office:value="0.870588235294118">
            <text:p>87.06%</text:p>
          </table:table-cell>
          <table:table-cell table:number-columns-repeated="2" table:style-name="ce4"/>
        </table:table-row>
        <table:table-row table:style-name="ro3">
          <table:table-cell/>
          <table:table-cell office:value-type="string">
            <text:p>Command Coverage</text:p>
          </table:table-cell>
          <table:table-cell table:style-name="ce4" table:formula="oooc:=[.C13]" office:value-type="percentage" office:value="0.913207547169811">
            <text:p>91.32%</text:p>
          </table:table-cell>
          <table:table-cell table:style-name="ce4" office:value-type="percentage" office:value="0.05">
            <text:p>5.00%</text:p>
          </table:table-cell>
          <table:table-cell table:style-name="ce4" table:formula="oooc:=[.D24]" office:value-type="percentage" office:value="0.05">
            <text:p>5.00%</text:p>
          </table:table-cell>
          <table:table-cell table:style-name="ce4" table:formula="oooc:=[.E24]" office:value-type="percentage" office:value="0.05">
            <text:p>5.00%</text:p>
          </table:table-cell>
          <table:table-cell table:style-name="ce4" table:formula="oooc:=[.F24]" office:value-type="percentage" office:value="0.05">
            <text:p>5.00%</text:p>
          </table:table-cell>
          <table:table-cell table:style-name="ce4" table:formula="oooc:=[.G24]" office:value-type="percentage" office:value="0.05">
            <text:p>5.00%</text:p>
          </table:table-cell>
          <table:table-cell table:style-name="ce4" table:formula="oooc:=[.H24]" office:value-type="percentage" office:value="0.05">
            <text:p>5.00%</text:p>
          </table:table-cell>
          <table:table-cell table:style-name="ce4" table:formula="oooc:=[.I24]" office:value-type="percentage" office:value="0.05">
            <text:p>5.00%</text:p>
          </table:table-cell>
          <table:table-cell table:style-name="ce4" office:value-type="percentage" office:value="0.4158">
            <text:p>41.58%</text:p>
          </table:table-cell>
          <table:table-cell table:style-name="ce4" office:value-type="percentage" office:value="0.8717">
            <text:p>87.17%</text:p>
          </table:table-cell>
          <table:table-cell table:style-name="ce4" office:value-type="percentage" office:value="0.9434">
            <text:p>94.34%</text:p>
          </table:table-cell>
          <table:table-cell table:style-name="ce4" table:formula="oooc:=[.C24]" office:value-type="percentage" office:value="0.913207547169811">
            <text:p>91.32%</text:p>
          </table:table-cell>
          <table:table-cell table:number-columns-repeated="2" table:style-name="ce4"/>
        </table:table-row>
        <table:table-row table:style-name="ro3">
          <table:table-cell/>
          <table:table-cell office:value-type="string">
            <text:p>GUI Coverage</text:p>
          </table:table-cell>
          <table:table-cell table:style-name="ce4" table:formula="oooc:=[.C18]" office:value-type="percentage" office:value="0.622222222222222">
            <text:p>62.22%</text:p>
          </table:table-cell>
          <table:table-cell table:style-name="ce4" office:value-type="percentage" office:value="0">
            <text:p>0.00%</text:p>
          </table:table-cell>
          <table:table-cell table:style-name="ce4" table:formula="oooc:=[.D25]" office:value-type="percentage" office:value="0">
            <text:p>0.00%</text:p>
          </table:table-cell>
          <table:table-cell table:style-name="ce4" table:formula="oooc:=[.E25]" office:value-type="percentage" office:value="0">
            <text:p>0.00%</text:p>
          </table:table-cell>
          <table:table-cell table:style-name="ce4" table:formula="oooc:=[.F25]" office:value-type="percentage" office:value="0">
            <text:p>0.00%</text:p>
          </table:table-cell>
          <table:table-cell table:style-name="ce4" table:formula="oooc:=[.G25]" office:value-type="percentage" office:value="0">
            <text:p>0.00%</text:p>
          </table:table-cell>
          <table:table-cell table:style-name="ce4" table:formula="oooc:=[.H25]" office:value-type="percentage" office:value="0">
            <text:p>0.00%</text:p>
          </table:table-cell>
          <table:table-cell table:style-name="ce4" table:formula="oooc:=[.I25]" office:value-type="percentage" office:value="0">
            <text:p>0.00%</text:p>
          </table:table-cell>
          <table:table-cell table:number-columns-repeated="2" table:style-name="ce4" office:value-type="percentage" office:value="0">
            <text:p>0.00%</text:p>
          </table:table-cell>
          <table:table-cell table:style-name="ce4" office:value-type="percentage" office:value="0.6222">
            <text:p>62.22%</text:p>
          </table:table-cell>
          <table:table-cell table:style-name="ce4" table:formula="oooc:=[.C25]" office:value-type="percentage" office:value="0.622222222222222">
            <text:p>62.22%</text:p>
          </table:table-cell>
          <table:table-cell table:style-name="ce4" table:number-columns-repeated="2"/>
        </table:table-row>
        <table:table-row table:style-name="ro3">
          <table:table-cell/>
          <table:table-cell office:value-type="string">
            <text:p>Readiness</text:p>
          </table:table-cell>
          <table:table-cell table:style-name="ce4" table:formula="oooc:=[.C24]*[.C23]*[.C22]*[.$C$6]*[.$C$18]" office:value-type="percentage" office:value="0.439699655357365">
            <text:p>43.97%</text:p>
          </table:table-cell>
          <table:table-cell table:style-name="ce4" table:formula="oooc:=[.D24]*[.D23]*[.D22]*[.$C$6]*[.$C$18]" office:value-type="percentage" office:value="0.0000761158594491928">
            <text:p>0.01%</text:p>
          </table:table-cell>
          <table:table-cell table:style-name="ce4" table:formula="oooc:=[.E24]*[.E23]*[.E22]*[.$C$6]*[.$C$18]" office:value-type="percentage" office:value="0.0000761158594491928">
            <text:p>0.01%</text:p>
          </table:table-cell>
          <table:table-cell table:style-name="ce4" table:formula="oooc:=[.F24]*[.F23]*[.F22]*[.$C$6]*[.$C$18]" office:value-type="percentage" office:value="0.0000761158594491928">
            <text:p>0.01%</text:p>
          </table:table-cell>
          <table:table-cell table:style-name="ce4" table:formula="oooc:=[.G24]*[.G23]*[.G22]*[.$C$6]*[.$C$18]" office:value-type="percentage" office:value="0.0000761158594491928">
            <text:p>0.01%</text:p>
          </table:table-cell>
          <table:table-cell table:style-name="ce4" table:formula="oooc:=[.H24]*[.H23]*[.H22]*[.$C$6]*[.$C$18]" office:value-type="percentage" office:value="0.0000761158594491928">
            <text:p>0.01%</text:p>
          </table:table-cell>
          <table:table-cell table:style-name="ce4" table:formula="oooc:=[.I24]*[.I23]*[.I22]*[.$C$6]*[.$C$18]" office:value-type="percentage" office:value="0.0000761158594491928">
            <text:p>0.01%</text:p>
          </table:table-cell>
          <table:table-cell table:style-name="ce4" table:formula="oooc:=[.J24]*[.J23]*[.J22]*[.$C$6]*[.$C$18]" office:value-type="percentage" office:value="0.0000761158594491928">
            <text:p>0.01%</text:p>
          </table:table-cell>
          <table:table-cell table:style-name="ce4" table:formula="oooc:=[.K24]*[.K23]*[.K22]*[.$C$6]*[.$C$18]" office:value-type="percentage" office:value="0.092740571797641">
            <text:p>9.27%</text:p>
          </table:table-cell>
          <table:table-cell table:style-name="ce4" table:formula="oooc:=[.L24]*[.L23]*[.L22]*[.$C$6]*[.$C$18]" office:value-type="percentage" office:value="0.425445176770772">
            <text:p>42.54%</text:p>
          </table:table-cell>
          <table:table-cell table:style-name="ce4" office:value-type="percentage" office:value="0.5225">
            <text:p>52.25%</text:p>
          </table:table-cell>
          <table:table-cell table:style-name="ce4" table:formula="oooc:=[.N24]*[.N23]*[.N22]*[.$C$6]*[.$C$18]" office:value-type="percentage" office:value="0.439699655357365">
            <text:p>43.97%</text:p>
          </table:table-cell>
          <table:table-cell table:style-name="ce4" table:formula="oooc:=[.O24]*[.O23]*[.O22]*[.$C$6]*[.$C$18]" office:value-type="percentage" office:value="0">
            <text:p>0.00%</text:p>
          </table:table-cell>
          <table:table-cell table:style-name="ce4" table:formula="oooc:=[.P24]*[.P23]*[.P22]*[.$C$6]*[.$C$18]" office:value-type="percentage" office:value="0">
            <text:p>0.00%</text:p>
          </table:table-cell>
        </table:table-row>
        <table:table-row table:style-name="ro3">
          <table:table-cell table:number-columns-repeated="16"/>
        </table:table-row>
        <table:table-row table:style-name="ro3">
          <table:table-cell/>
          <table:table-cell>
            <draw:frame table:end-cell-address="Summary.Q55" table:end-x="0.1256in" table:end-y="0.085in" draw:z-index="0" svg:width="9.4492in" svg:height="4.8433in" svg:x="0.2768in" svg:y="0.0417in">
              <draw:object draw:notify-on-update-of-ranges="Summary.B21:Summary.P26" xlink:href="./Object 1" xlink:type="simple" xlink:show="embed" xlink:actuate="onLoad"/>
              <draw:image xlink:href="./ObjectReplacements/Object 1" xlink:type="simple" xlink:show="embed" xlink:actuate="onLoad"/>
            </draw:frame>
          </table:table-cell>
          <table:table-cell table:number-columns-repeated="14"/>
        </table:table-row>
      </table:table>
      <table:table table:name="ScriptTestCases" table:style-name="ta1" table:print="false">
        <table:table-column table:style-name="co8" table:default-cell-style-name="ce6"/>
        <table:table-column table:style-name="co9" table:default-cell-style-name="ce6"/>
        <table:table-column table:style-name="co10" table:default-cell-style-name="ce11"/>
        <table:table-column table:style-name="co7" table:default-cell-style-name="ce11"/>
        <table:table-column table:style-name="co7" table:default-cell-style-name="ce6"/>
        <table:table-column table:style-name="co11" table:default-cell-style-name="ce11"/>
        <table:table-column table:style-name="co7" table:default-cell-style-name="ce6"/>
        <table:table-column table:style-name="co7" table:default-cell-style-name="ce18"/>
        <table:table-column table:style-name="co7" table:number-columns-repeated="248" table:default-cell-style-name="ce6"/>
        <table:table-row table:style-name="ro1">
          <table:table-cell table:style-name="ce1" office:value-type="string">
            <text:p>GMAT System Test </text:p>
          </table:table-cell>
          <table:table-cell table:style-name="ce9"/>
          <table:table-cell table:number-columns-repeated="254"/>
        </table:table-row>
        <table:table-row table:style-name="ro2">
          <table:table-cell table:style-name="ce2" office:value-type="string">
            <text:p>Test Case Definitions</text:p>
          </table:table-cell>
          <table:table-cell table:style-name="ce9"/>
          <table:table-cell table:number-columns-repeated="254"/>
        </table:table-row>
        <table:table-row table:style-name="ro3">
          <table:table-cell table:number-columns-repeated="256"/>
        </table:table-row>
        <table:table-row table:style-name="ro4">
          <table:table-cell table:style-name="ce7" office:value-type="string">
            <text:p>ID</text:p>
          </table:table-cell>
          <table:table-cell table:style-name="ce7" office:value-type="string">
            <text:p>Test Case</text:p>
          </table:table-cell>
          <table:table-cell table:style-name="ce12" office:value-type="string">
            <text:p>Purpose</text:p>
          </table:table-cell>
          <table:table-cell table:style-name="ce12" office:value-type="string">
            <text:p>Frequency</text:p>
          </table:table-cell>
          <table:table-cell table:style-name="ce7" office:value-type="string">
            <text:p>Status *</text:p>
          </table:table-cell>
          <table:table-cell table:style-name="ce12" office:value-type="string">
            <text:p>Notes</text:p>
          </table:table-cell>
          <table:table-cell table:style-name="ce17"/>
          <table:table-cell table:style-name="ce19" office:value-type="string">
            <text:p>Status Value</text:p>
          </table:table-cell>
          <table:table-cell table:style-name="ce17" table:number-columns-repeated="248"/>
        </table:table-row>
        <table:table-row table:style-name="ro5">
          <table:table-cell table:style-name="ce8" office:value-type="float" office:value="1">
            <text:p>1</text:p>
          </table:table-cell>
          <table:table-cell table:style-name="ce8" office:value-type="string">
            <text:p>ParametersinCommands.script</text:p>
          </table:table-cell>
          <table:table-cell table:style-name="ce13" office:value-type="string">
            <text:p>Test use of variables, s/c parameters, numbers and array elements in stopping conditions, vary, achieve, minimize, and nonlinear constraint.</text:p>
          </table:table-cell>
          <table:table-cell table:style-name="ce13" office:value-type="string">
            <text:p>System Test</text:p>
          </table:table-cell>
          <table:table-cell table:style-name="ce16" office:value-type="string">
            <text:p>Started</text:p>
          </table:table-cell>
          <table:table-cell table:style-name="ce13" office:value-type="string">
            <text:p>Can't complete until Minimize and NonLinearConstraint commands are functional</text:p>
          </table:table-cell>
          <table:table-cell/>
          <table:table-cell table:formula="oooc:=IF([.E5]=&quot;Started&quot;;1;IF([.E5]=&quot;Written&quot;;2;IF([.E5]=&quot;Complete&quot;;3;0)))" office:value-type="float" office:value="1">
            <text:p>1</text:p>
          </table:table-cell>
          <table:table-cell table:number-columns-repeated="248"/>
        </table:table-row>
        <table:table-row table:style-name="ro4">
          <table:table-cell table:style-name="ce8" table:formula="oooc:=[.A5]+1" office:value-type="float" office:value="2">
            <text:p>2</text:p>
          </table:table-cell>
          <table:table-cell table:style-name="ce8" office:value-type="string">
            <text:p>CbMars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6]=&quot;Started&quot;;1;IF([.E6]=&quot;Written&quot;;2;IF([.E6]=&quot;Complete&quot;;3;0)))" office:value-type="float" office:value="3">
            <text:p>3</text:p>
          </table:table-cell>
          <table:table-cell table:number-columns-repeated="248"/>
        </table:table-row>
        <table:table-row table:style-name="ro4">
          <table:table-cell table:style-name="ce8" table:formula="oooc:=[.A6]+1" office:value-type="float" office:value="3">
            <text:p>3</text:p>
          </table:table-cell>
          <table:table-cell table:style-name="ce8" office:value-type="string">
            <text:p>CbMercury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7]=&quot;Started&quot;;1;IF([.E7]=&quot;Written&quot;;2;IF([.E7]=&quot;Complete&quot;;3;0)))" office:value-type="float" office:value="3">
            <text:p>3</text:p>
          </table:table-cell>
          <table:table-cell/>
          <table:table-cell table:style-name="ce20" table:number-columns-repeated="3"/>
          <table:table-cell table:number-columns-repeated="244"/>
        </table:table-row>
        <table:table-row table:style-name="ro6">
          <table:table-cell table:style-name="ce8" table:formula="oooc:=[.A7]+1" office:value-type="float" office:value="4">
            <text:p>4</text:p>
          </table:table-cell>
          <table:table-cell table:style-name="ce8" office:value-type="string">
            <text:p>CbMoon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8]=&quot;Started&quot;;1;IF([.E8]=&quot;Written&quot;;2;IF([.E8]=&quot;Complete&quot;;3;0)))" office:value-type="float" office:value="3">
            <text:p>3</text:p>
          </table:table-cell>
          <table:table-cell table:number-columns-repeated="248"/>
        </table:table-row>
        <table:table-row table:style-name="ro4">
          <table:table-cell table:style-name="ce8" table:formula="oooc:=[.A8]+1" office:value-type="float" office:value="5">
            <text:p>5</text:p>
          </table:table-cell>
          <table:table-cell table:style-name="ce8" office:value-type="string">
            <text:p>CbNeptune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9]=&quot;Started&quot;;1;IF([.E9]=&quot;Written&quot;;2;IF([.E9]=&quot;Complete&quot;;3;0)))" office:value-type="float" office:value="3">
            <text:p>3</text:p>
          </table:table-cell>
          <table:table-cell table:number-columns-repeated="248"/>
        </table:table-row>
        <table:table-row table:style-name="ro4">
          <table:table-cell table:style-name="ce8" table:formula="oooc:=[.A9]+1" office:value-type="float" office:value="6">
            <text:p>6</text:p>
          </table:table-cell>
          <table:table-cell table:style-name="ce8" office:value-type="string">
            <text:p>CbPluto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10]=&quot;Started&quot;;1;IF([.E10]=&quot;Written&quot;;2;IF([.E10]=&quot;Complete&quot;;3;0)))" office:value-type="float" office:value="3">
            <text:p>3</text:p>
          </table:table-cell>
          <table:table-cell table:number-columns-repeated="248"/>
        </table:table-row>
        <table:table-row table:style-name="ro4">
          <table:table-cell table:style-name="ce8" table:formula="oooc:=[.A10]+1" office:value-type="float" office:value="7">
            <text:p>7</text:p>
          </table:table-cell>
          <table:table-cell table:style-name="ce8" office:value-type="string">
            <text:p>CbSaturn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11]=&quot;Started&quot;;1;IF([.E11]=&quot;Written&quot;;2;IF([.E11]=&quot;Complete&quot;;3;0)))" office:value-type="float" office:value="3">
            <text:p>3</text:p>
          </table:table-cell>
          <table:table-cell table:number-columns-repeated="248"/>
        </table:table-row>
        <table:table-row table:style-name="ro4">
          <table:table-cell table:style-name="ce8" table:formula="oooc:=[.A11]+1" office:value-type="float" office:value="8">
            <text:p>8</text:p>
          </table:table-cell>
          <table:table-cell table:style-name="ce8" office:value-type="string">
            <text:p>CbUranus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12]=&quot;Started&quot;;1;IF([.E12]=&quot;Written&quot;;2;IF([.E12]=&quot;Complete&quot;;3;0)))" office:value-type="float" office:value="3">
            <text:p>3</text:p>
          </table:table-cell>
          <table:table-cell table:number-columns-repeated="248"/>
        </table:table-row>
        <table:table-row table:style-name="ro4">
          <table:table-cell table:style-name="ce8" table:formula="oooc:=[.A12]+1" office:value-type="float" office:value="9">
            <text:p>9</text:p>
          </table:table-cell>
          <table:table-cell table:style-name="ce8" office:value-type="string">
            <text:p>CbVenus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13]=&quot;Started&quot;;1;IF([.E13]=&quot;Written&quot;;2;IF([.E13]=&quot;Complete&quot;;3;0)))" office:value-type="float" office:value="3">
            <text:p>3</text:p>
          </table:table-cell>
          <table:table-cell table:number-columns-repeated="248"/>
        </table:table-row>
        <table:table-row table:style-name="ro6">
          <table:table-cell table:style-name="ce8" table:formula="oooc:=[.A13]+1" office:value-type="float" office:value="10">
            <text:p>10</text:p>
          </table:table-cell>
          <table:table-cell table:style-name="ce10" office:value-type="string">
            <text:p>CS2BodyEarthFixed.m</text:p>
          </table:table-cell>
          <table:table-cell table:style-name="ce14"/>
          <table:table-cell table:style-name="ce13" office:value-type="string">
            <text:p>Monthly</text:p>
          </table:table-cell>
          <table:table-cell table:style-name="ce16" office:value-type="string">
            <text:p>Complete</text:p>
          </table:table-cell>
          <table:table-cell table:style-name="ce14"/>
          <table:table-cell/>
          <table:table-cell table:formula="oooc:=IF([.E14]=&quot;Started&quot;;1;IF([.E14]=&quot;Written&quot;;2;IF([.E14]=&quot;Complete&quot;;3;0)))" office:value-type="float" office:value="3">
            <text:p>3</text:p>
          </table:table-cell>
          <table:table-cell table:number-columns-repeated="248"/>
        </table:table-row>
        <table:table-row table:style-name="ro6">
          <table:table-cell table:style-name="ce8" table:formula="oooc:=[.A14]+1" office:value-type="float" office:value="11">
            <text:p>11</text:p>
          </table:table-cell>
          <table:table-cell table:style-name="ce8" office:value-type="string">
            <text:p>CS2BodyEarthGSE.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15]=&quot;Started&quot;;1;IF([.E15]=&quot;Written&quot;;2;IF([.E15]=&quot;Complete&quot;;3;0)))" office:value-type="float" office:value="3">
            <text:p>3</text:p>
          </table:table-cell>
          <table:table-cell table:number-columns-repeated="248"/>
        </table:table-row>
        <table:table-row table:style-name="ro4">
          <table:table-cell table:style-name="ce8" table:formula="oooc:=[.A15]+1" office:value-type="float" office:value="12">
            <text:p>12</text:p>
          </table:table-cell>
          <table:table-cell table:style-name="ce8" office:value-type="string">
            <text:p>CS2BodyEarthMJ2000Ec.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16]=&quot;Started&quot;;1;IF([.E16]=&quot;Written&quot;;2;IF([.E16]=&quot;Complete&quot;;3;0)))" office:value-type="float" office:value="3">
            <text:p>3</text:p>
          </table:table-cell>
          <table:table-cell table:number-columns-repeated="248"/>
        </table:table-row>
        <table:table-row table:style-name="ro4">
          <table:table-cell table:style-name="ce8" table:formula="oooc:=[.A16]+1" office:value-type="float" office:value="13">
            <text:p>13</text:p>
          </table:table-cell>
          <table:table-cell table:style-name="ce8" office:value-type="string">
            <text:p>CS2BodyEarthMJ2000Eq.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17]=&quot;Started&quot;;1;IF([.E17]=&quot;Written&quot;;2;IF([.E17]=&quot;Complete&quot;;3;0)))" office:value-type="float" office:value="3">
            <text:p>3</text:p>
          </table:table-cell>
          <table:table-cell table:number-columns-repeated="248"/>
        </table:table-row>
        <table:table-row table:style-name="ro4">
          <table:table-cell table:style-name="ce8" table:formula="oooc:=[.A17]+1" office:value-type="float" office:value="14">
            <text:p>14</text:p>
          </table:table-cell>
          <table:table-cell table:style-name="ce8" office:value-type="string">
            <text:p>CS2BodyMarsMJ2000Eq.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18]=&quot;Started&quot;;1;IF([.E18]=&quot;Written&quot;;2;IF([.E18]=&quot;Complete&quot;;3;0)))" office:value-type="float" office:value="3">
            <text:p>3</text:p>
          </table:table-cell>
          <table:table-cell table:number-columns-repeated="248"/>
        </table:table-row>
        <table:table-row table:style-name="ro4">
          <table:table-cell table:style-name="ce8" table:formula="oooc:=[.A18]+1" office:value-type="float" office:value="15">
            <text:p>15</text:p>
          </table:table-cell>
          <table:table-cell table:style-name="ce8" office:value-type="string">
            <text:p>MathOperatorsAndFunctions.script</text:p>
          </table:table-cell>
          <table:table-cell table:style-name="ce13"/>
          <table:table-cell table:style-name="ce13" office:value-type="string">
            <text:p>System Test</text:p>
          </table:table-cell>
          <table:table-cell table:style-name="ce16" office:value-type="string">
            <text:p>Written</text:p>
          </table:table-cell>
          <table:table-cell table:style-name="ce13"/>
          <table:table-cell/>
          <table:table-cell table:formula="oooc:=IF([.E19]=&quot;Started&quot;;1;IF([.E19]=&quot;Written&quot;;2;IF([.E19]=&quot;Complete&quot;;3;0)))" office:value-type="float" office:value="2">
            <text:p>2</text:p>
          </table:table-cell>
          <table:table-cell table:number-columns-repeated="248"/>
        </table:table-row>
        <table:table-row table:style-name="ro6">
          <table:table-cell table:style-name="ce8" table:formula="oooc:=[.A19]+1" office:value-type="float" office:value="16">
            <text:p>16</text:p>
          </table:table-cell>
          <table:table-cell table:style-name="ce8" office:value-type="string">
            <text:p>IntegratorABM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0]=&quot;Started&quot;;1;IF([.E20]=&quot;Written&quot;;2;IF([.E20]=&quot;Complete&quot;;3;0)))" office:value-type="float" office:value="3">
            <text:p>3</text:p>
          </table:table-cell>
          <table:table-cell table:number-columns-repeated="248"/>
        </table:table-row>
        <table:table-row table:style-name="ro6">
          <table:table-cell table:style-name="ce8" table:formula="oooc:=[.A20]+1" office:value-type="float" office:value="17">
            <text:p>17</text:p>
          </table:table-cell>
          <table:table-cell table:style-name="ce8" office:value-type="string">
            <text:p>IntegratorBS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1]=&quot;Started&quot;;1;IF([.E21]=&quot;Written&quot;;2;IF([.E21]=&quot;Complete&quot;;3;0)))" office:value-type="float" office:value="3">
            <text:p>3</text:p>
          </table:table-cell>
          <table:table-cell table:number-columns-repeated="248"/>
        </table:table-row>
        <table:table-row table:style-name="ro4">
          <table:table-cell table:style-name="ce8" table:formula="oooc:=[.A21]+1" office:value-type="float" office:value="18">
            <text:p>18</text:p>
          </table:table-cell>
          <table:table-cell table:style-name="ce8" office:value-type="string">
            <text:p>IntegratorPD45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2]=&quot;Started&quot;;1;IF([.E22]=&quot;Written&quot;;2;IF([.E22]=&quot;Complete&quot;;3;0)))" office:value-type="float" office:value="3">
            <text:p>3</text:p>
          </table:table-cell>
          <table:table-cell table:number-columns-repeated="248"/>
        </table:table-row>
        <table:table-row table:style-name="ro4">
          <table:table-cell table:style-name="ce8" table:formula="oooc:=[.A22]+1" office:value-type="float" office:value="19">
            <text:p>19</text:p>
          </table:table-cell>
          <table:table-cell table:style-name="ce8" office:value-type="string">
            <text:p>IntegratorPD78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3]=&quot;Started&quot;;1;IF([.E23]=&quot;Written&quot;;2;IF([.E23]=&quot;Complete&quot;;3;0)))" office:value-type="float" office:value="3">
            <text:p>3</text:p>
          </table:table-cell>
          <table:table-cell table:number-columns-repeated="248"/>
        </table:table-row>
        <table:table-row table:style-name="ro4">
          <table:table-cell table:style-name="ce8" table:formula="oooc:=[.A23]+1" office:value-type="float" office:value="20">
            <text:p>20</text:p>
          </table:table-cell>
          <table:table-cell table:style-name="ce8" office:value-type="string">
            <text:p>IntegratorRKF56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4]=&quot;Started&quot;;1;IF([.E24]=&quot;Written&quot;;2;IF([.E24]=&quot;Complete&quot;;3;0)))" office:value-type="float" office:value="3">
            <text:p>3</text:p>
          </table:table-cell>
          <table:table-cell table:number-columns-repeated="248"/>
        </table:table-row>
        <table:table-row table:style-name="ro4">
          <table:table-cell table:style-name="ce8" table:formula="oooc:=[.A24]+1" office:value-type="float" office:value="21">
            <text:p>21</text:p>
          </table:table-cell>
          <table:table-cell table:style-name="ce8" office:value-type="string">
            <text:p>IntegratorRKN68_2Bod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5]=&quot;Started&quot;;1;IF([.E25]=&quot;Written&quot;;2;IF([.E25]=&quot;Complete&quot;;3;0)))" office:value-type="float" office:value="3">
            <text:p>3</text:p>
          </table:table-cell>
          <table:table-cell table:number-columns-repeated="248"/>
        </table:table-row>
        <table:table-row table:style-name="ro7">
          <table:table-cell table:style-name="ce8" table:formula="oooc:=[.A25]+1" office:value-type="float" office:value="22">
            <text:p>22</text:p>
          </table:table-cell>
          <table:table-cell table:style-name="ce8" office:value-type="string">
            <text:p>ForArray.m</text:p>
          </table:table-cell>
          <table:table-cell table:style-name="ce13" office:value-type="string">
            <text:p>Covers missing for loop tests, particularly when the loop parameters are array elements</text:p>
          </table:table-cell>
          <table:table-cell table:style-name="ce13" office:value-type="string">
            <text:p>Monthly</text:p>
          </table:table-cell>
          <table:table-cell table:style-name="ce16" office:value-type="string">
            <text:p>Complete</text:p>
          </table:table-cell>
          <table:table-cell table:style-name="ce13"/>
          <table:table-cell/>
          <table:table-cell table:formula="oooc:=IF([.E26]=&quot;Started&quot;;1;IF([.E26]=&quot;Written&quot;;2;IF([.E26]=&quot;Complete&quot;;3;0)))" office:value-type="float" office:value="3">
            <text:p>3</text:p>
          </table:table-cell>
          <table:table-cell table:number-columns-repeated="248"/>
        </table:table-row>
        <table:table-row table:style-name="ro4">
          <table:table-cell table:style-name="ce8" table:formula="oooc:=[.A26]+1" office:value-type="float" office:value="23">
            <text:p>23</text:p>
          </table:table-cell>
          <table:table-cell table:style-name="ce8" office:value-type="string">
            <text:p>ForIf42_24.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7]=&quot;Started&quot;;1;IF([.E27]=&quot;Written&quot;;2;IF([.E27]=&quot;Complete&quot;;3;0)))" office:value-type="float" office:value="3">
            <text:p>3</text:p>
          </table:table-cell>
          <table:table-cell table:number-columns-repeated="248"/>
        </table:table-row>
        <table:table-row table:style-name="ro4">
          <table:table-cell table:style-name="ce8" table:formula="oooc:=[.A27]+1" office:value-type="float" office:value="24">
            <text:p>24</text:p>
          </table:table-cell>
          <table:table-cell table:style-name="ce8" office:value-type="string">
            <text:p>ForWhile42.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8]=&quot;Started&quot;;1;IF([.E28]=&quot;Written&quot;;2;IF([.E28]=&quot;Complete&quot;;3;0)))" office:value-type="float" office:value="3">
            <text:p>3</text:p>
          </table:table-cell>
          <table:table-cell table:number-columns-repeated="248"/>
        </table:table-row>
        <table:table-row table:style-name="ro4">
          <table:table-cell table:style-name="ce8" table:formula="oooc:=[.A28]+1" office:value-type="float" office:value="25">
            <text:p>25</text:p>
          </table:table-cell>
          <table:table-cell table:style-name="ce8" office:value-type="string">
            <text:p>If11.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29]=&quot;Started&quot;;1;IF([.E29]=&quot;Written&quot;;2;IF([.E29]=&quot;Complete&quot;;3;0)))" office:value-type="float" office:value="3">
            <text:p>3</text:p>
          </table:table-cell>
          <table:table-cell table:number-columns-repeated="248"/>
        </table:table-row>
        <table:table-row table:style-name="ro4">
          <table:table-cell table:style-name="ce8" table:formula="oooc:=[.A29]+1" office:value-type="float" office:value="26">
            <text:p>26</text:p>
          </table:table-cell>
          <table:table-cell table:style-name="ce8" office:value-type="string">
            <text:p>If12_21.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0]=&quot;Started&quot;;1;IF([.E30]=&quot;Written&quot;;2;IF([.E30]=&quot;Complete&quot;;3;0)))" office:value-type="float" office:value="3">
            <text:p>3</text:p>
          </table:table-cell>
          <table:table-cell table:number-columns-repeated="248"/>
        </table:table-row>
        <table:table-row table:style-name="ro4">
          <table:table-cell table:style-name="ce8" table:formula="oooc:=[.A30]+1" office:value-type="float" office:value="27">
            <text:p>27</text:p>
          </table:table-cell>
          <table:table-cell table:style-name="ce8" office:value-type="string">
            <text:p>If22.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1]=&quot;Started&quot;;1;IF([.E31]=&quot;Written&quot;;2;IF([.E31]=&quot;Complete&quot;;3;0)))" office:value-type="float" office:value="3">
            <text:p>3</text:p>
          </table:table-cell>
          <table:table-cell table:number-columns-repeated="248"/>
        </table:table-row>
        <table:table-row table:style-name="ro4">
          <table:table-cell table:style-name="ce8" table:formula="oooc:=[.A31]+1" office:value-type="float" office:value="28">
            <text:p>28</text:p>
          </table:table-cell>
          <table:table-cell table:style-name="ce8" office:value-type="string">
            <text:p>If33.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2]=&quot;Started&quot;;1;IF([.E32]=&quot;Written&quot;;2;IF([.E32]=&quot;Complete&quot;;3;0)))" office:value-type="float" office:value="3">
            <text:p>3</text:p>
          </table:table-cell>
          <table:table-cell table:number-columns-repeated="248"/>
        </table:table-row>
        <table:table-row table:style-name="ro4">
          <table:table-cell table:style-name="ce8" table:formula="oooc:=[.A32]+1" office:value-type="float" office:value="29">
            <text:p>29</text:p>
          </table:table-cell>
          <table:table-cell table:style-name="ce8" office:value-type="string">
            <text:p>If44.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3]=&quot;Started&quot;;1;IF([.E33]=&quot;Written&quot;;2;IF([.E33]=&quot;Complete&quot;;3;0)))" office:value-type="float" office:value="3">
            <text:p>3</text:p>
          </table:table-cell>
          <table:table-cell table:number-columns-repeated="248"/>
        </table:table-row>
        <table:table-row table:style-name="ro4">
          <table:table-cell table:style-name="ce8" table:formula="oooc:=[.A33]+1" office:value-type="float" office:value="30">
            <text:p>30</text:p>
          </table:table-cell>
          <table:table-cell table:style-name="ce8" office:value-type="string">
            <text:p>If55.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4]=&quot;Started&quot;;1;IF([.E34]=&quot;Written&quot;;2;IF([.E34]=&quot;Complete&quot;;3;0)))" office:value-type="float" office:value="3">
            <text:p>3</text:p>
          </table:table-cell>
          <table:table-cell table:number-columns-repeated="248"/>
        </table:table-row>
        <table:table-row table:style-name="ro4">
          <table:table-cell table:style-name="ce8" table:formula="oooc:=[.A34]+1" office:value-type="float" office:value="31">
            <text:p>31</text:p>
          </table:table-cell>
          <table:table-cell table:style-name="ce8" office:value-type="string">
            <text:p>IfForArra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5]=&quot;Started&quot;;1;IF([.E35]=&quot;Written&quot;;2;IF([.E35]=&quot;Complete&quot;;3;0)))" office:value-type="float" office:value="3">
            <text:p>3</text:p>
          </table:table-cell>
          <table:table-cell table:number-columns-repeated="248"/>
        </table:table-row>
        <table:table-row table:style-name="ro4">
          <table:table-cell table:style-name="ce8" table:formula="oooc:=[.A35]+1" office:value-type="float" office:value="32">
            <text:p>32</text:p>
          </table:table-cell>
          <table:table-cell table:style-name="ce8" office:value-type="string">
            <text:p>IfIf43_34.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6]=&quot;Started&quot;;1;IF([.E36]=&quot;Written&quot;;2;IF([.E36]=&quot;Complete&quot;;3;0)))" office:value-type="float" office:value="3">
            <text:p>3</text:p>
          </table:table-cell>
          <table:table-cell table:number-columns-repeated="248"/>
        </table:table-row>
        <table:table-row table:style-name="ro4">
          <table:table-cell table:style-name="ce8" table:formula="oooc:=[.A36]+1" office:value-type="float" office:value="33">
            <text:p>33</text:p>
          </table:table-cell>
          <table:table-cell table:style-name="ce8" office:value-type="string">
            <text:p>While42_24.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7]=&quot;Started&quot;;1;IF([.E37]=&quot;Written&quot;;2;IF([.E37]=&quot;Complete&quot;;3;0)))" office:value-type="float" office:value="3">
            <text:p>3</text:p>
          </table:table-cell>
          <table:table-cell table:number-columns-repeated="248"/>
        </table:table-row>
        <table:table-row table:style-name="ro4">
          <table:table-cell table:style-name="ce8" table:formula="oooc:=[.A37]+1" office:value-type="float" office:value="34">
            <text:p>34</text:p>
          </table:table-cell>
          <table:table-cell table:style-name="ce8" office:value-type="string">
            <text:p>While53_35.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8]=&quot;Started&quot;;1;IF([.E38]=&quot;Written&quot;;2;IF([.E38]=&quot;Complete&quot;;3;0)))" office:value-type="float" office:value="3">
            <text:p>3</text:p>
          </table:table-cell>
          <table:table-cell table:number-columns-repeated="248"/>
        </table:table-row>
        <table:table-row table:style-name="ro4">
          <table:table-cell table:style-name="ce8" table:formula="oooc:=[.A38]+1" office:value-type="float" office:value="35">
            <text:p>35</text:p>
          </table:table-cell>
          <table:table-cell table:style-name="ce8" office:value-type="string">
            <text:p>WhileForArray.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39]=&quot;Started&quot;;1;IF([.E39]=&quot;Written&quot;;2;IF([.E39]=&quot;Complete&quot;;3;0)))" office:value-type="float" office:value="3">
            <text:p>3</text:p>
          </table:table-cell>
          <table:table-cell table:number-columns-repeated="248"/>
        </table:table-row>
        <table:table-row table:style-name="ro4">
          <table:table-cell table:style-name="ce8" table:formula="oooc:=[.A39]+1" office:value-type="float" office:value="36">
            <text:p>36</text:p>
          </table:table-cell>
          <table:table-cell table:style-name="ce8" office:value-type="string">
            <text:p>WhileIf51_15.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40]=&quot;Started&quot;;1;IF([.E40]=&quot;Written&quot;;2;IF([.E40]=&quot;Complete&quot;;3;0)))" office:value-type="float" office:value="3">
            <text:p>3</text:p>
          </table:table-cell>
          <table:table-cell table:number-columns-repeated="248"/>
        </table:table-row>
        <table:table-row table:style-name="ro4">
          <table:table-cell table:style-name="ce8" table:formula="oooc:=[.A40]+1" office:value-type="float" office:value="37">
            <text:p>37</text:p>
          </table:table-cell>
          <table:table-cell table:style-name="ce8" office:value-type="string">
            <text:p>WhileTarget.m</text:p>
          </table:table-cell>
          <table:table-cell table:style-name="Default"/>
          <table:table-cell table:style-name="ce13" office:value-type="string">
            <text:p>Monthly</text:p>
          </table:table-cell>
          <table:table-cell table:style-name="ce16" office:value-type="string">
            <text:p>Complete</text:p>
          </table:table-cell>
          <table:table-cell table:style-name="ce13"/>
          <table:table-cell/>
          <table:table-cell table:formula="oooc:=IF([.E41]=&quot;Started&quot;;1;IF([.E41]=&quot;Written&quot;;2;IF([.E41]=&quot;Complete&quot;;3;0)))" office:value-type="float" office:value="3">
            <text:p>3</text:p>
          </table:table-cell>
          <table:table-cell table:number-columns-repeated="248"/>
        </table:table-row>
        <table:table-row table:style-name="ro4">
          <table:table-cell table:style-name="ce8" table:formula="oooc:=[.A41]+1" office:value-type="float" office:value="38">
            <text:p>38</text:p>
          </table:table-cell>
          <table:table-cell table:style-name="ce8" office:value-type="string">
            <text:p>WhileWhile42_24.m</text:p>
          </table:table-cell>
          <table:table-cell table:style-name="Default"/>
          <table:table-cell table:style-name="ce13" office:value-type="string">
            <text:p>Monthly</text:p>
          </table:table-cell>
          <table:table-cell table:style-name="ce16" office:value-type="string">
            <text:p>Complete</text:p>
          </table:table-cell>
          <table:table-cell table:style-name="ce13"/>
          <table:table-cell/>
          <table:table-cell table:formula="oooc:=IF([.E42]=&quot;Started&quot;;1;IF([.E42]=&quot;Written&quot;;2;IF([.E42]=&quot;Complete&quot;;3;0)))" office:value-type="float" office:value="3">
            <text:p>3</text:p>
          </table:table-cell>
          <table:table-cell table:number-columns-repeated="248"/>
        </table:table-row>
        <table:table-row table:style-name="ro6">
          <table:table-cell table:style-name="ce8" table:formula="oooc:=[.A42]+1" office:value-type="float" office:value="39">
            <text:p>39</text:p>
          </table:table-cell>
          <table:table-cell table:style-name="ce8" office:value-type="string">
            <text:p>LibrationTest_GMAT_SE.m</text:p>
          </table:table-cell>
          <table:table-cell table:style-name="ce13" office:value-type="string">
            <text:p>Tests Sun-Earth Libration Point Calculation</text:p>
          </table:table-cell>
          <table:table-cell table:style-name="ce13" office:value-type="string">
            <text:p>Monthly</text:p>
          </table:table-cell>
          <table:table-cell table:style-name="ce16" office:value-type="string">
            <text:p>Complete</text:p>
          </table:table-cell>
          <table:table-cell table:style-name="ce13" office:value-type="string">
            <text:p>Error in 10/20/06 Build</text:p>
          </table:table-cell>
          <table:table-cell/>
          <table:table-cell table:formula="oooc:=IF([.E43]=&quot;Started&quot;;1;IF([.E43]=&quot;Written&quot;;2;IF([.E43]=&quot;Complete&quot;;3;0)))" office:value-type="float" office:value="3">
            <text:p>3</text:p>
          </table:table-cell>
          <table:table-cell table:number-columns-repeated="248"/>
        </table:table-row>
        <table:table-row table:style-name="ro8">
          <table:table-cell table:style-name="ce8" table:formula="oooc:=[.A43]+1" office:value-type="float" office:value="40">
            <text:p>40</text:p>
          </table:table-cell>
          <table:table-cell table:style-name="ce8" office:value-type="string">
            <text:p>LibrationTest_GMAT_SEM.m</text:p>
          </table:table-cell>
          <table:table-cell table:style-name="ce13" office:value-type="string">
            <text:p>Tests Sun Earth Moon Libration Point Location Calculation</text:p>
          </table:table-cell>
          <table:table-cell table:style-name="ce13" office:value-type="string">
            <text:p>Monthly</text:p>
          </table:table-cell>
          <table:table-cell table:style-name="ce16" office:value-type="string">
            <text:p>Complete</text:p>
          </table:table-cell>
          <table:table-cell table:style-name="ce13" office:value-type="string">
            <text:p>Error in 10/20/06 Build</text:p>
          </table:table-cell>
          <table:table-cell/>
          <table:table-cell table:formula="oooc:=IF([.E44]=&quot;Started&quot;;1;IF([.E44]=&quot;Written&quot;;2;IF([.E44]=&quot;Complete&quot;;3;0)))" office:value-type="float" office:value="3">
            <text:p>3</text:p>
          </table:table-cell>
          <table:table-cell table:number-columns-repeated="248"/>
        </table:table-row>
        <table:table-row table:style-name="ro4">
          <table:table-cell table:style-name="ce8" table:formula="oooc:=[.A44]+1" office:value-type="float" office:value="41">
            <text:p>41</text:p>
          </table:table-cell>
          <table:table-cell table:style-name="ce8" office:value-type="string">
            <text:p>DeltaV_GMAT_IEarth_Cartesian.m</text:p>
          </table:table-cell>
          <table:table-cell table:style-name="Default"/>
          <table:table-cell table:style-name="ce13" office:value-type="string">
            <text:p>Monthly</text:p>
          </table:table-cell>
          <table:table-cell table:style-name="ce16" office:value-type="string">
            <text:p>Complete</text:p>
          </table:table-cell>
          <table:table-cell table:style-name="ce13"/>
          <table:table-cell/>
          <table:table-cell table:formula="oooc:=IF([.E45]=&quot;Started&quot;;1;IF([.E45]=&quot;Written&quot;;2;IF([.E45]=&quot;Complete&quot;;3;0)))" office:value-type="float" office:value="3">
            <text:p>3</text:p>
          </table:table-cell>
          <table:table-cell table:number-columns-repeated="248"/>
        </table:table-row>
        <table:table-row table:style-name="ro4">
          <table:table-cell table:style-name="ce8" table:formula="oooc:=[.A45]+1" office:value-type="float" office:value="42">
            <text:p>42</text:p>
          </table:table-cell>
          <table:table-cell table:style-name="ce8" office:value-type="string">
            <text:p>DeltaV_GMAT_IEarth_VNB.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46]=&quot;Started&quot;;1;IF([.E46]=&quot;Written&quot;;2;IF([.E46]=&quot;Complete&quot;;3;0)))" office:value-type="float" office:value="3">
            <text:p>3</text:p>
          </table:table-cell>
          <table:table-cell table:number-columns-repeated="248"/>
        </table:table-row>
        <table:table-row table:style-name="ro4">
          <table:table-cell table:style-name="ce8" table:formula="oooc:=[.A46]+1" office:value-type="float" office:value="43">
            <text:p>43</text:p>
          </table:table-cell>
          <table:table-cell table:style-name="ce8" office:value-type="string">
            <text:p>DeltaV_GMAT_ISun_VNB.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47]=&quot;Started&quot;;1;IF([.E47]=&quot;Written&quot;;2;IF([.E47]=&quot;Complete&quot;;3;0)))" office:value-type="float" office:value="3">
            <text:p>3</text:p>
          </table:table-cell>
          <table:table-cell table:number-columns-repeated="248"/>
        </table:table-row>
        <table:table-row table:style-name="ro4">
          <table:table-cell table:style-name="ce8" table:formula="oooc:=[.A47]+1" office:value-type="float" office:value="44">
            <text:p>44</text:p>
          </table:table-cell>
          <table:table-cell table:style-name="ce8" office:value-type="string">
            <text:p>StopCond_GMAT_EarthAll_Days.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48]=&quot;Started&quot;;1;IF([.E48]=&quot;Written&quot;;2;IF([.E48]=&quot;Complete&quot;;3;0)))" office:value-type="float" office:value="3">
            <text:p>3</text:p>
          </table:table-cell>
          <table:table-cell table:number-columns-repeated="248"/>
        </table:table-row>
        <table:table-row table:style-name="ro4">
          <table:table-cell table:style-name="ce8" table:formula="oooc:=[.A48]+1" office:value-type="float" office:value="45">
            <text:p>45</text:p>
          </table:table-cell>
          <table:table-cell table:style-name="ce8" office:value-type="string">
            <text:p>StopCond_GMAT_Earth3MultiSatsPM_Days.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49]=&quot;Started&quot;;1;IF([.E49]=&quot;Written&quot;;2;IF([.E49]=&quot;Complete&quot;;3;0)))" office:value-type="float" office:value="3">
            <text:p>3</text:p>
          </table:table-cell>
          <table:table-cell table:number-columns-repeated="248"/>
        </table:table-row>
        <table:table-row table:style-name="ro4">
          <table:table-cell table:style-name="ce8" table:formula="oooc:=[.A49]+1" office:value-type="float" office:value="46">
            <text:p>46</text:p>
          </table:table-cell>
          <table:table-cell table:style-name="ce8" office:value-type="string">
            <text:p>GMAT_GEO_EarthSunLuna_JGM2_MSISE90_SRP.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50]=&quot;Started&quot;;1;IF([.E50]=&quot;Written&quot;;2;IF([.E50]=&quot;Complete&quot;;3;0)))" office:value-type="float" office:value="3">
            <text:p>3</text:p>
          </table:table-cell>
          <table:table-cell table:number-columns-repeated="248"/>
        </table:table-row>
        <table:table-row table:style-name="ro4">
          <table:table-cell table:style-name="ce8" table:formula="oooc:=[.A50]+1" office:value-type="float" office:value="47">
            <text:p>47</text:p>
          </table:table-cell>
          <table:table-cell table:style-name="ce8" office:value-type="string">
            <text:p>GMAT_Moon_AllPlanets_0_0_0.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51]=&quot;Started&quot;;1;IF([.E51]=&quot;Written&quot;;2;IF([.E51]=&quot;Complete&quot;;3;0)))" office:value-type="float" office:value="3">
            <text:p>3</text:p>
          </table:table-cell>
          <table:table-cell table:number-columns-repeated="248"/>
        </table:table-row>
        <table:table-row table:style-name="ro4">
          <table:table-cell table:style-name="ce8" table:formula="oooc:=[.A51]+1" office:value-type="float" office:value="48">
            <text:p>48</text:p>
          </table:table-cell>
          <table:table-cell table:style-name="ce8" office:value-type="string">
            <text:p>GMAT_Mars1_Mars_MARS50C_0_0.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52]=&quot;Started&quot;;1;IF([.E52]=&quot;Written&quot;;2;IF([.E52]=&quot;Complete&quot;;3;0)))" office:value-type="float" office:value="3">
            <text:p>3</text:p>
          </table:table-cell>
          <table:table-cell table:number-columns-repeated="248"/>
        </table:table-row>
        <table:table-row table:style-name="ro4">
          <table:table-cell table:style-name="ce8" table:formula="oooc:=[.A52]+1" office:value-type="float" office:value="49">
            <text:p>49</text:p>
          </table:table-cell>
          <table:table-cell table:style-name="ce8" office:value-type="string">
            <text:p>GMAT_Moon_Luna_LP165P_0_0.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53]=&quot;Started&quot;;1;IF([.E53]=&quot;Written&quot;;2;IF([.E53]=&quot;Complete&quot;;3;0)))" office:value-type="float" office:value="3">
            <text:p>3</text:p>
          </table:table-cell>
          <table:table-cell table:number-columns-repeated="248"/>
        </table:table-row>
        <table:table-row table:style-name="ro9">
          <table:table-cell table:style-name="ce8" table:formula="oooc:=[.A53]+1" office:value-type="float" office:value="50">
            <text:p>50</text:p>
          </table:table-cell>
          <table:table-cell table:style-name="ce8" office:value-type="string">
            <text:p>EpochFormatCheck.m</text:p>
          </table:table-cell>
          <table:table-cell table:style-name="ce13" office:value-type="string">
            <text:p>Checks all of the supported epoch formats.</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54]=&quot;Started&quot;;1;IF([.E54]=&quot;Written&quot;;2;IF([.E54]=&quot;Complete&quot;;3;0)))" office:value-type="float" office:value="3">
            <text:p>3</text:p>
          </table:table-cell>
          <table:table-cell table:number-columns-repeated="248"/>
        </table:table-row>
        <table:table-row table:style-name="ro10">
          <table:table-cell table:style-name="ce8" table:formula="oooc:=[.A54]+1" office:value-type="float" office:value="51">
            <text:p>51</text:p>
          </table:table-cell>
          <table:table-cell table:style-name="ce8" office:value-type="string">
            <text:p>allPropagates.m</text:p>
          </table:table-cell>
          <table:table-cell table:style-name="ce13" office:value-type="string">
            <text:p>Tests propagation with all of the available settings: forwards, backwards, Synchonized, formations multiple SpaceObjects, etc.</text:p>
          </table:table-cell>
          <table:table-cell table:style-name="ce13" office:value-type="string">
            <text:p>Monthly</text:p>
          </table:table-cell>
          <table:table-cell table:style-name="ce16" office:value-type="string">
            <text:p>Complete</text:p>
          </table:table-cell>
          <table:table-cell table:style-name="ce13"/>
          <table:table-cell/>
          <table:table-cell table:formula="oooc:=IF([.E55]=&quot;Started&quot;;1;IF([.E55]=&quot;Written&quot;;2;IF([.E55]=&quot;Complete&quot;;3;0)))" office:value-type="float" office:value="3">
            <text:p>3</text:p>
          </table:table-cell>
          <table:table-cell table:number-columns-repeated="248"/>
        </table:table-row>
        <table:table-row table:style-name="ro10">
          <table:table-cell table:style-name="ce8" table:formula="oooc:=[.A55]+1" office:value-type="float" office:value="52">
            <text:p>52</text:p>
          </table:table-cell>
          <table:table-cell table:style-name="ce8" office:value-type="string">
            <text:p>TargeterCheck.m</text:p>
          </table:table-cell>
          <table:table-cell table:style-name="ce13" office:value-type="string">
            <text:p>Checks the use of numbers, parameters, arrays, and variables inside of the Target Command's Achieve and Vary Commands.</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56]=&quot;Started&quot;;1;IF([.E56]=&quot;Written&quot;;2;IF([.E56]=&quot;Complete&quot;;3;0)))" office:value-type="float" office:value="3">
            <text:p>3</text:p>
          </table:table-cell>
          <table:table-cell table:number-columns-repeated="248"/>
        </table:table-row>
        <table:table-row table:style-name="ro10">
          <table:table-cell table:style-name="ce8" table:formula="oooc:=[.A56]+1" office:value-type="float" office:value="53">
            <text:p>53</text:p>
          </table:table-cell>
          <table:table-cell table:style-name="ce8" office:value-type="string">
            <text:p>XYPlotNonFunctionTest.m</text:p>
          </table:table-cell>
          <table:table-cell table:style-name="ce13" office:value-type="string">
            <text:p>Tests XYPlots for single valued and multivalued data. <text:s/>Includes some Math function testing.</text:p>
          </table:table-cell>
          <table:table-cell table:style-name="ce13" office:value-type="string">
            <text:p>Monthly</text:p>
          </table:table-cell>
          <table:table-cell table:style-name="ce16" office:value-type="string">
            <text:p>Started</text:p>
          </table:table-cell>
          <table:table-cell table:style-name="ce13"/>
          <table:table-cell/>
          <table:table-cell table:formula="oooc:=IF([.E57]=&quot;Started&quot;;1;IF([.E57]=&quot;Written&quot;;2;IF([.E57]=&quot;Complete&quot;;3;0)))" office:value-type="float" office:value="1">
            <text:p>1</text:p>
          </table:table-cell>
          <table:table-cell table:number-columns-repeated="248"/>
        </table:table-row>
        <table:table-row table:style-name="ro8">
          <table:table-cell table:style-name="ce8" table:formula="oooc:=[.A57]+1" office:value-type="float" office:value="54">
            <text:p>54</text:p>
          </table:table-cell>
          <table:table-cell table:style-name="ce8" office:value-type="string">
            <text:p>SaveAllObjects.m</text:p>
          </table:table-cell>
          <table:table-cell table:style-name="ce13" office:value-type="string">
            <text:p>Creates an instance of all creatable objects and saves them to a file.</text:p>
          </table:table-cell>
          <table:table-cell table:style-name="ce13" office:value-type="string">
            <text:p>Weekly</text:p>
          </table:table-cell>
          <table:table-cell table:style-name="ce16" office:value-type="string">
            <text:p>Complete</text:p>
          </table:table-cell>
          <table:table-cell table:style-name="ce13"/>
          <table:table-cell/>
          <table:table-cell table:formula="oooc:=IF([.E58]=&quot;Started&quot;;1;IF([.E58]=&quot;Written&quot;;2;IF([.E58]=&quot;Complete&quot;;3;0)))" office:value-type="float" office:value="3">
            <text:p>3</text:p>
          </table:table-cell>
          <table:table-cell table:number-columns-repeated="248"/>
        </table:table-row>
        <table:table-row table:style-name="ro4">
          <table:table-cell table:style-name="ce8" table:formula="oooc:=[.A58]+1" office:value-type="float" office:value="55">
            <text:p>55</text:p>
          </table:table-cell>
          <table:table-cell table:style-name="ce8" office:value-type="string">
            <text:p>StopAlone.m</text:p>
          </table:table-cell>
          <table:table-cell table:style-name="ce13" office:value-type="string">
            <text:p>Basic stop command test</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59]=&quot;Started&quot;;1;IF([.E59]=&quot;Written&quot;;2;IF([.E59]=&quot;Complete&quot;;3;0)))" office:value-type="float" office:value="3">
            <text:p>3</text:p>
          </table:table-cell>
          <table:table-cell table:number-columns-repeated="248"/>
        </table:table-row>
        <table:table-row table:style-name="ro4">
          <table:table-cell table:style-name="ce8" table:formula="oooc:=[.A59]+1" office:value-type="float" office:value="56">
            <text:p>56</text:p>
          </table:table-cell>
          <table:table-cell table:style-name="ce8" office:value-type="string">
            <text:p>StopIf.m</text:p>
          </table:table-cell>
          <table:table-cell table:style-name="ce13" office:value-type="string">
            <text:p>Stop inside an if</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60]=&quot;Started&quot;;1;IF([.E60]=&quot;Written&quot;;2;IF([.E60]=&quot;Complete&quot;;3;0)))" office:value-type="float" office:value="3">
            <text:p>3</text:p>
          </table:table-cell>
          <table:table-cell table:number-columns-repeated="248"/>
        </table:table-row>
        <table:table-row table:style-name="ro4">
          <table:table-cell table:style-name="ce8" table:formula="oooc:=[.A60]+1" office:value-type="float" office:value="57">
            <text:p>57</text:p>
          </table:table-cell>
          <table:table-cell table:style-name="ce8" office:value-type="string">
            <text:p>StopFor.m</text:p>
          </table:table-cell>
          <table:table-cell table:style-name="ce13" office:value-type="string">
            <text:p>Stop inside a For</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61]=&quot;Started&quot;;1;IF([.E61]=&quot;Written&quot;;2;IF([.E61]=&quot;Complete&quot;;3;0)))" office:value-type="float" office:value="3">
            <text:p>3</text:p>
          </table:table-cell>
          <table:table-cell table:number-columns-repeated="248"/>
        </table:table-row>
        <table:table-row table:style-name="ro4">
          <table:table-cell table:style-name="ce8" table:formula="oooc:=[.A61]+1" office:value-type="float" office:value="58">
            <text:p>58</text:p>
          </table:table-cell>
          <table:table-cell table:style-name="ce8" office:value-type="string">
            <text:p>StopTarget.m</text:p>
          </table:table-cell>
          <table:table-cell table:style-name="ce13" office:value-type="string">
            <text:p>Stop inside a Target</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62]=&quot;Started&quot;;1;IF([.E62]=&quot;Written&quot;;2;IF([.E62]=&quot;Complete&quot;;3;0)))" office:value-type="float" office:value="3">
            <text:p>3</text:p>
          </table:table-cell>
          <table:table-cell table:number-columns-repeated="248"/>
        </table:table-row>
        <table:table-row table:style-name="ro4">
          <table:table-cell table:style-name="ce8" table:formula="oooc:=[.A62]+1" office:value-type="float" office:value="59">
            <text:p>59</text:p>
          </table:table-cell>
          <table:table-cell table:style-name="ce8" office:value-type="string">
            <text:p>StopWhile.m</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63]=&quot;Started&quot;;1;IF([.E63]=&quot;Written&quot;;2;IF([.E63]=&quot;Complete&quot;;3;0)))" office:value-type="float" office:value="3">
            <text:p>3</text:p>
          </table:table-cell>
          <table:table-cell table:number-columns-repeated="248"/>
        </table:table-row>
        <table:table-row table:style-name="ro4">
          <table:table-cell table:style-name="ce8" table:formula="oooc:=[.A63]+1" office:value-type="float" office:value="60">
            <text:p>60</text:p>
          </table:table-cell>
          <table:table-cell table:style-name="ce8" office:value-type="string">
            <text:p>StopForIf.m</text:p>
          </table:table-cell>
          <table:table-cell table:style-name="ce13" office:value-type="string">
            <text:p>Stop in an If in a For</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64]=&quot;Started&quot;;1;IF([.E64]=&quot;Written&quot;;2;IF([.E64]=&quot;Complete&quot;;3;0)))" office:value-type="float" office:value="3">
            <text:p>3</text:p>
          </table:table-cell>
          <table:table-cell table:number-columns-repeated="248"/>
        </table:table-row>
        <table:table-row table:style-name="ro4">
          <table:table-cell table:style-name="ce8" table:formula="oooc:=[.A64]+1" office:value-type="float" office:value="61">
            <text:p>61</text:p>
          </table:table-cell>
          <table:table-cell table:style-name="ce8" office:value-type="string">
            <text:p>StopWhileFor.m</text:p>
          </table:table-cell>
          <table:table-cell table:style-name="ce13" office:value-type="string">
            <text:p>Stop in a For in a While</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65]=&quot;Started&quot;;1;IF([.E65]=&quot;Written&quot;;2;IF([.E65]=&quot;Complete&quot;;3;0)))" office:value-type="float" office:value="3">
            <text:p>3</text:p>
          </table:table-cell>
          <table:table-cell table:number-columns-repeated="248"/>
        </table:table-row>
        <table:table-row table:style-name="ro8">
          <table:table-cell table:style-name="ce8" table:formula="oooc:=[.A65]+1" office:value-type="float" office:value="62">
            <text:p>62</text:p>
          </table:table-cell>
          <table:table-cell table:style-name="ce8" office:value-type="string">
            <text:p>AssignmentTests</text:p>
          </table:table-cell>
          <table:table-cell table:style-name="ce13" office:value-type="string">
            <text:p>Tests object = object and other assignment statements.</text:p>
          </table:table-cell>
          <table:table-cell table:style-name="ce13" office:value-type="string">
            <text:p>Weekly</text:p>
          </table:table-cell>
          <table:table-cell table:style-name="ce16" office:value-type="string">
            <text:p>Complete</text:p>
          </table:table-cell>
          <table:table-cell table:style-name="ce13"/>
          <table:table-cell/>
          <table:table-cell table:formula="oooc:=IF([.E66]=&quot;Started&quot;;1;IF([.E66]=&quot;Written&quot;;2;IF([.E66]=&quot;Complete&quot;;3;0)))" office:value-type="float" office:value="3">
            <text:p>3</text:p>
          </table:table-cell>
          <table:table-cell table:number-columns-repeated="248"/>
        </table:table-row>
        <table:table-row table:style-name="ro11">
          <table:table-cell table:style-name="ce8" table:formula="oooc:=[.A66]+1" office:value-type="float" office:value="63">
            <text:p>63</text:p>
          </table:table-cell>
          <table:table-cell table:style-name="ce8" office:value-type="string">
            <text:p>BasicOptimizerTest.script</text:p>
          </table:table-cell>
          <table:table-cell table:style-name="ce13" office:value-type="string">
            <text:p>This test is the simplest of all the optimizer tests. <text:s/>It solves a simple </text:p>
            <text:p>constrained optimization problem, where the cost and constraints are</text:p>
            <text:p>polynomials. <text:s/>The truth file is not written yet.</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67]=&quot;Started&quot;;1;IF([.E67]=&quot;Written&quot;;2;IF([.E67]=&quot;Complete&quot;;3;0)))" office:value-type="float" office:value="3">
            <text:p>3</text:p>
          </table:table-cell>
          <table:table-cell table:number-columns-repeated="248"/>
        </table:table-row>
        <table:table-row table:style-name="ro12">
          <table:table-cell table:style-name="ce8" table:formula="oooc:=[.A67]+1" office:value-type="float" office:value="64">
            <text:p>64</text:p>
          </table:table-cell>
          <table:table-cell table:style-name="ce8" office:value-type="string">
            <text:p>NonLinearConstraintTests.script</text:p>
          </table:table-cell>
          <table:table-cell table:style-name="ce13" office:value-type="string">
            <text:p>verifies that NonLinearConstraint handles</text:p>
            <text:p><text:s text:c="2"/>all allowed usages including conditions (&gt;=,&lt;=, =) and </text:p>
            <text:p><text:s text:c="2"/>variables, arrays, array elements, and spacecraft parameters.</text:p>
            <text:p><text:s text:c="2"/>If the script runs correctly, the optimizer should converge </text:p>
            <text:p><text:s text:c="2"/>to Sat1.X = 4, Sat1.Y = 4;</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68]=&quot;Started&quot;;1;IF([.E68]=&quot;Written&quot;;2;IF([.E68]=&quot;Complete&quot;;3;0)))" office:value-type="float" office:value="3">
            <text:p>3</text:p>
          </table:table-cell>
          <table:table-cell table:number-columns-repeated="248"/>
        </table:table-row>
        <table:table-row table:style-name="ro4">
          <table:table-cell table:style-name="ce8" table:formula="oooc:=[.A68]+1" office:value-type="float" office:value="65">
            <text:p>65</text:p>
          </table:table-cell>
          <table:table-cell table:style-name="ce8" office:value-type="string">
            <text:p>MinimizeTests.script</text:p>
          </table:table-cell>
          <table:table-cell table:style-name="ce13" office:value-type="string">
            <text:p>This script tests the minimize command</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69]=&quot;Started&quot;;1;IF([.E69]=&quot;Written&quot;;2;IF([.E69]=&quot;Complete&quot;;3;0)))" office:value-type="float" office:value="3">
            <text:p>3</text:p>
          </table:table-cell>
          <table:table-cell table:number-columns-repeated="248"/>
        </table:table-row>
        <table:table-row table:style-name="ro4">
          <table:table-cell table:style-name="ce8" table:formula="oooc:=[.A69]+1" office:value-type="float" office:value="66">
            <text:p>66</text:p>
          </table:table-cell>
          <table:table-cell table:style-name="ce8" office:value-type="string">
            <text:p>VaryTests</text:p>
          </table:table-cell>
          <table:table-cell table:style-name="ce13" office:value-type="string">
            <text:p>Tests Vary command in optimizers</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70]=&quot;Started&quot;;1;IF([.E70]=&quot;Written&quot;;2;IF([.E70]=&quot;Complete&quot;;3;0)))" office:value-type="float" office:value="3">
            <text:p>3</text:p>
          </table:table-cell>
          <table:table-cell table:number-columns-repeated="248"/>
        </table:table-row>
        <table:table-row table:style-name="ro8">
          <table:table-cell table:style-name="ce8" table:formula="oooc:=[.A70]+1" office:value-type="float" office:value="67">
            <text:p>67</text:p>
          </table:table-cell>
          <table:table-cell table:style-name="ce8" office:value-type="string">
            <text:p>OptimizersInControlFlow.script</text:p>
          </table:table-cell>
          <table:table-cell table:style-name="ce13" office:value-type="string">
            <text:p>Tests Optimizers Nested Inside of Control Flow</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71]=&quot;Started&quot;;1;IF([.E71]=&quot;Written&quot;;2;IF([.E71]=&quot;Complete&quot;;3;0)))" office:value-type="float" office:value="3">
            <text:p>3</text:p>
          </table:table-cell>
          <table:table-cell table:number-columns-repeated="248"/>
        </table:table-row>
        <table:table-row table:style-name="ro4">
          <table:table-cell table:style-name="ce8" table:formula="oooc:=[.A71]+1" office:value-type="float" office:value="68">
            <text:p>68</text:p>
          </table:table-cell>
          <table:table-cell table:style-name="ce8" office:value-type="string">
            <text:p>MathOperators.script</text:p>
          </table:table-cell>
          <table:table-cell table:style-name="ce13" office:value-type="string">
            <text:p>Tests basic math operators and functions</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72]=&quot;Started&quot;;1;IF([.E72]=&quot;Written&quot;;2;IF([.E72]=&quot;Complete&quot;;3;0)))" office:value-type="float" office:value="3">
            <text:p>3</text:p>
          </table:table-cell>
          <table:table-cell table:number-columns-repeated="248"/>
        </table:table-row>
        <table:table-row table:style-name="ro4">
          <table:table-cell table:style-name="ce8" table:formula="oooc:=[.A72]+1" office:value-type="float" office:value="69">
            <text:p>69</text:p>
          </table:table-cell>
          <table:table-cell table:style-name="ce8" office:value-type="string">
            <text:p>ParenthesisinMathTests.script</text:p>
          </table:table-cell>
          <table:table-cell table:style-name="ce13" office:value-type="string">
            <text:p>Tests parenthesis rigorously.</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73]=&quot;Started&quot;;1;IF([.E73]=&quot;Written&quot;;2;IF([.E73]=&quot;Complete&quot;;3;0)))" office:value-type="float" office:value="3">
            <text:p>3</text:p>
          </table:table-cell>
          <table:table-cell table:number-columns-repeated="248"/>
        </table:table-row>
        <table:table-row table:style-name="ro8">
          <table:table-cell table:style-name="ce8" table:formula="oooc:=[.A73]+1" office:value-type="float" office:value="70">
            <text:p>70</text:p>
          </table:table-cell>
          <table:table-cell table:style-name="ce8" office:value-type="string">
            <text:p>StopinOptimizerTest.script</text:p>
          </table:table-cell>
          <table:table-cell table:style-name="ce13" office:value-type="string">
            <text:p>Tests using stop command in an optimizer loop</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74]=&quot;Started&quot;;1;IF([.E74]=&quot;Written&quot;;2;IF([.E74]=&quot;Complete&quot;;3;0)))" office:value-type="float" office:value="3">
            <text:p>3</text:p>
          </table:table-cell>
          <table:table-cell table:number-columns-repeated="248"/>
        </table:table-row>
        <table:table-row table:style-name="ro4">
          <table:table-cell table:style-name="ce8" table:formula="oooc:=[.A74]+1" office:value-type="float" office:value="71">
            <text:p>71</text:p>
          </table:table-cell>
          <table:table-cell table:style-name="ce8" office:value-type="string">
            <text:p>ToggleTest.m</text:p>
          </table:table-cell>
          <table:table-cell table:style-name="ce13" office:value-type="string">
            <text:p>Tests the Toggle command.</text:p>
          </table:table-cell>
          <table:table-cell table:style-name="ce13" office:value-type="string">
            <text:p>Monthly</text:p>
          </table:table-cell>
          <table:table-cell table:style-name="ce16" office:value-type="string">
            <text:p>Complete</text:p>
          </table:table-cell>
          <table:table-cell table:style-name="ce13"/>
          <table:table-cell/>
          <table:table-cell table:formula="oooc:=IF([.E75]=&quot;Started&quot;;1;IF([.E75]=&quot;Written&quot;;2;IF([.E75]=&quot;Complete&quot;;3;0)))" office:value-type="float" office:value="3">
            <text:p>3</text:p>
          </table:table-cell>
          <table:table-cell table:number-columns-repeated="248"/>
        </table:table-row>
        <table:table-row table:style-name="ro4">
          <table:table-cell table:style-name="ce8" table:formula="oooc:=[.A75]+1" office:value-type="float" office:value="72">
            <text:p>72</text:p>
          </table:table-cell>
          <table:table-cell table:style-name="ce8" office:value-type="string">
            <text:p>CSParams_GMAT_BPlaneTests.script</text:p>
          </table:table-cell>
          <table:table-cell table:style-name="ce13" office:value-type="string">
            <text:p>BPlane test script</text:p>
          </table:table-cell>
          <table:table-cell table:style-name="ce13" office:value-type="string">
            <text:p>Weekly</text:p>
          </table:table-cell>
          <table:table-cell table:style-name="ce16" office:value-type="string">
            <text:p>Complete</text:p>
          </table:table-cell>
          <table:table-cell table:style-name="ce13"/>
          <table:table-cell/>
          <table:table-cell table:formula="oooc:=IF([.E76]=&quot;Started&quot;;1;IF([.E76]=&quot;Written&quot;;2;IF([.E76]=&quot;Complete&quot;;3;0)))" office:value-type="float" office:value="3">
            <text:p>3</text:p>
          </table:table-cell>
          <table:table-cell table:number-columns-repeated="248"/>
        </table:table-row>
        <table:table-row table:style-name="ro5">
          <table:table-cell table:style-name="ce8" table:formula="oooc:=[.A76]+1" office:value-type="float" office:value="73">
            <text:p>73</text:p>
          </table:table-cell>
          <table:table-cell table:style-name="ce8" office:value-type="string">
            <text:p>StateInputTests.script</text:p>
          </table:table-cell>
          <table:table-cell table:style-name="ce13" office:value-type="string">
            <text:p><text:s text:c="2"/>This tests currently inputs an equivalent state in all state representations,</text:p>
            <text:p><text:s text:c="2"/>and the writes our the state in all state representations. <text:s/></text:p>
          </table:table-cell>
          <table:table-cell table:style-name="ce13" office:value-type="string">
            <text:p>System Test</text:p>
          </table:table-cell>
          <table:table-cell table:style-name="ce16" office:value-type="string">
            <text:p>Not started</text:p>
          </table:table-cell>
          <table:table-cell table:style-name="ce13"/>
          <table:table-cell/>
          <table:table-cell table:formula="oooc:=IF([.E77]=&quot;Started&quot;;1;IF([.E77]=&quot;Written&quot;;2;IF([.E77]=&quot;Complete&quot;;3;0)))" office:value-type="float" office:value="0">
            <text:p>0</text:p>
          </table:table-cell>
          <table:table-cell table:number-columns-repeated="248"/>
        </table:table-row>
        <table:table-row table:style-name="ro8">
          <table:table-cell table:style-name="ce8" table:formula="oooc:=[.A77]+1" office:value-type="float" office:value="74">
            <text:p>74</text:p>
          </table:table-cell>
          <table:table-cell table:style-name="ce8" office:value-type="string">
            <text:p>TargeterNesting.m</text:p>
          </table:table-cell>
          <table:table-cell table:style-name="ce13" office:value-type="string">
            <text:p>Checks different types of nesting statements <text:s/>inside of a Targeter</text:p>
          </table:table-cell>
          <table:table-cell table:style-name="ce13" office:value-type="string">
            <text:p>System Test</text:p>
          </table:table-cell>
          <table:table-cell table:style-name="ce16" office:value-type="string">
            <text:p>Complete</text:p>
          </table:table-cell>
          <table:table-cell table:style-name="ce13"/>
          <table:table-cell/>
          <table:table-cell table:formula="oooc:=IF([.E78]=&quot;Started&quot;;1;IF([.E78]=&quot;Written&quot;;2;IF([.E78]=&quot;Complete&quot;;3;0)))" office:value-type="float" office:value="3">
            <text:p>3</text:p>
          </table:table-cell>
          <table:table-cell table:number-columns-repeated="248"/>
        </table:table-row>
        <table:table-row table:style-name="ro8">
          <table:table-cell table:style-name="ce8" table:formula="oooc:=[.A78]+1" office:value-type="float" office:value="75">
            <text:p>75</text:p>
          </table:table-cell>
          <table:table-cell table:style-name="ce8" office:value-type="string">
            <text:p>Loop_GMAT_IfWhile.m</text:p>
          </table:table-cell>
          <table:table-cell table:style-name="ce13" office:value-type="string">
            <text:p>Tests a While loop nested inside of an If statement</text:p>
          </table:table-cell>
          <table:table-cell table:style-name="ce13" office:value-type="string">
            <text:p>Monthly</text:p>
          </table:table-cell>
          <table:table-cell table:style-name="ce16" office:value-type="string">
            <text:p>Complete</text:p>
          </table:table-cell>
          <table:table-cell table:style-name="ce13"/>
          <table:table-cell/>
          <table:table-cell table:formula="oooc:=IF([.E79]=&quot;Started&quot;;1;IF([.E79]=&quot;Written&quot;;2;IF([.E79]=&quot;Complete&quot;;3;0)))" office:value-type="float" office:value="3">
            <text:p>3</text:p>
          </table:table-cell>
          <table:table-cell table:number-columns-repeated="248"/>
        </table:table-row>
        <table:table-row table:style-name="ro4">
          <table:table-cell table:style-name="ce8" table:formula="oooc:=[.A79]+1" office:value-type="float" office:value="76">
            <text:p>76</text:p>
          </table:table-cell>
          <table:table-cell table:style-name="ce8" office:value-type="string">
            <text:p>ForForArray.m</text:p>
          </table:table-cell>
          <table:table-cell table:style-name="ce13" office:value-type="string">
            <text:p>Tests a For loops nested inside of a For loop</text:p>
          </table:table-cell>
          <table:table-cell table:style-name="ce13" office:value-type="string">
            <text:p>Weekly</text:p>
          </table:table-cell>
          <table:table-cell table:style-name="ce16" office:value-type="string">
            <text:p>Complete</text:p>
          </table:table-cell>
          <table:table-cell table:style-name="ce13"/>
          <table:table-cell/>
          <table:table-cell table:formula="oooc:=IF([.E80]=&quot;Started&quot;;1;IF([.E80]=&quot;Written&quot;;2;IF([.E80]=&quot;Complete&quot;;3;0)))" office:value-type="float" office:value="3">
            <text:p>3</text:p>
          </table:table-cell>
          <table:table-cell table:number-columns-repeated="248"/>
        </table:table-row>
        <table:table-row table:style-name="ro5">
          <table:table-cell table:style-name="ce8" table:formula="oooc:=[.A80]+1" office:value-type="float" office:value="77">
            <text:p>77</text:p>
          </table:table-cell>
          <table:table-cell table:style-name="ce8" office:value-type="string">
            <text:p>MatlabApsidesCheck.m</text:p>
          </table:table-cell>
          <table:table-cell table:style-name="ce13" office:value-type="string">
            <text:p>Tests call to MATLAB function using variables and arrays, and tests the apsidal <text:s/>parameters both in reports and stopping conditions.</text:p>
          </table:table-cell>
          <table:table-cell table:style-name="ce13" office:value-type="string">
            <text:p>Monthly</text:p>
          </table:table-cell>
          <table:table-cell table:style-name="ce16" office:value-type="string">
            <text:p>Complete</text:p>
          </table:table-cell>
          <table:table-cell table:style-name="ce13"/>
          <table:table-cell/>
          <table:table-cell table:formula="oooc:=IF([.E81]=&quot;Started&quot;;1;IF([.E81]=&quot;Written&quot;;2;IF([.E81]=&quot;Complete&quot;;3;0)))" office:value-type="float" office:value="3">
            <text:p>3</text:p>
          </table:table-cell>
          <table:table-cell table:number-columns-repeated="248"/>
        </table:table-row>
        <table:table-row table:style-name="ro4">
          <table:table-cell table:style-name="ce8" table:formula="oooc:=[.A81]+1" office:value-type="float" office:value="78">
            <text:p>78</text:p>
          </table:table-cell>
          <table:table-cell table:style-name="ce8" office:value-type="string">
            <text:p>MatlabObjectPassingCheck.m</text:p>
          </table:table-cell>
          <table:table-cell table:style-name="ce13"/>
          <table:table-cell table:style-name="ce13" office:value-type="string">
            <text:p>Monthly</text:p>
          </table:table-cell>
          <table:table-cell table:style-name="ce16" office:value-type="string">
            <text:p>Complete</text:p>
          </table:table-cell>
          <table:table-cell table:style-name="ce13"/>
          <table:table-cell/>
          <table:table-cell table:formula="oooc:=IF([.E82]=&quot;Started&quot;;1;IF([.E82]=&quot;Written&quot;;2;IF([.E82]=&quot;Complete&quot;;3;0)))" office:value-type="float" office:value="3">
            <text:p>3</text:p>
          </table:table-cell>
          <table:table-cell table:number-columns-repeated="248"/>
        </table:table-row>
        <table:table-row table:style-name="ro3">
          <table:table-cell table:style-name="ce8" table:number-columns-repeated="2"/>
          <table:table-cell table:style-name="ce15" table:number-columns-repeated="2"/>
          <table:table-cell table:style-name="ce8"/>
          <table:table-cell table:style-name="ce15"/>
          <table:table-cell table:number-columns-repeated="250"/>
        </table:table-row>
        <table:table-row table:style-name="ro3">
          <table:table-cell/>
          <table:table-cell table:style-name="ce9" table:number-columns-repeated="3"/>
          <table:table-cell table:number-columns-repeated="252"/>
        </table:table-row>
        <table:table-row table:style-name="ro3">
          <table:table-cell/>
          <table:table-cell table:formula="oooc:=COUNTA([.B5:.B84])" office:value-type="float" office:value="78">
            <text:p>78</text:p>
          </table:table-cell>
          <table:table-cell table:number-columns-repeated="5"/>
          <table:table-cell table:formula="oooc:=SUM([.H5:.H84])" office:value-type="float" office:value="226">
            <text:p>226</text:p>
          </table:table-cell>
          <table:table-cell table:number-columns-repeated="248"/>
        </table:table-row>
        <table:table-row table:style-name="ro3">
          <table:table-cell table:number-columns-repeated="256"/>
        </table:table-row>
        <table:table-row table:style-name="ro3">
          <table:table-cell office:value-type="string">
            <text:p>* Status is one of “Not started”, “Started”, “Written”, or “Complete”, or DEFERRED if the functionality to be tested is not yet ready</text:p>
          </table:table-cell>
          <table:table-cell table:number-columns-repeated="255"/>
        </table:table-row>
        <table:table-row table:style-name="ro3" table:number-rows-repeated="65448">
          <table:table-cell table:number-columns-repeated="256"/>
        </table:table-row>
        <table:table-row table:style-name="ro3">
          <table:table-cell table:number-columns-repeated="256"/>
        </table:table-row>
      </table:table>
      <table:table table:name="Resources" table:style-name="ta1" table:print="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49" table:default-cell-style-name="ce25"/>
        <table:table-column table:style-name="co17" table:default-cell-style-name="ce25"/>
        <table:table-column table:style-name="co18" table:default-cell-style-name="ce25"/>
        <table:table-column table:style-name="co19" table:number-columns-repeated="3" table:default-cell-style-name="ce25"/>
        <table:table-column table:style-name="co16" table:default-cell-style-name="ce25"/>
        <table:table-column table:style-name="co20" table:default-cell-style-name="ce25"/>
        <table:table-column table:style-name="co21" table:number-columns-repeated="19" table:default-cell-style-name="ce25"/>
        <table:table-column table:style-name="co19" table:number-columns-repeated="2" table:default-cell-style-name="ce25"/>
        <table:table-column table:style-name="co16" table:default-cell-style-name="ce25"/>
        <table:table-column table:style-name="co19" table:number-columns-repeated="2" table:default-cell-style-name="ce25"/>
        <table:table-column table:style-name="co16" table:default-cell-style-name="ce25"/>
        <table:table-column table:style-name="co20" table:default-cell-style-name="ce25"/>
        <table:table-column table:style-name="co7" table:number-columns-repeated="123" table:default-cell-style-name="ce25"/>
        <table:table-column table:style-name="co7" table:number-columns-repeated="6" table:default-cell-style-name="Default"/>
        <table:table-row table:style-name="ro1">
          <table:table-cell table:style-name="ce21" office:value-type="string">
            <text:p>GMAT System Test </text:p>
          </table:table-cell>
          <table:table-cell table:style-name="ce21" table:number-columns-repeated="3"/>
          <table:table-cell table:number-columns-repeated="211"/>
        </table:table-row>
        <table:table-row table:style-name="ro2">
          <table:table-cell table:style-name="ce22" office:value-type="string">
            <text:p>Object Mapping Matrix</text:p>
          </table:table-cell>
          <table:table-cell table:style-name="ce22" table:number-columns-repeated="3"/>
          <table:table-cell table:number-columns-repeated="211"/>
        </table:table-row>
        <table:table-row table:style-name="ro3">
          <table:table-cell table:number-columns-repeated="215"/>
        </table:table-row>
        <table:table-row table:style-name="ro3">
          <table:table-cell table:style-name="ce23" table:number-columns-repeated="4"/>
          <table:table-cell table:number-columns-repeated="211"/>
        </table:table-row>
        <table:table-row table:style-name="ro3">
          <table:table-cell table:number-columns-repeated="3"/>
          <table:table-cell table:style-name="ce24" office:value-type="string">
            <text:p>ID:</text:p>
          </table:table-cell>
          <table:table-cell office:value-type="float" office:value="1">
            <text:p>1</text:p>
          </table:table-cell>
          <table:table-cell table:formula="oooc:=[.E5]+1" office:value-type="float" office:value="2">
            <text:p>2</text:p>
          </table:table-cell>
          <table:table-cell table:formula="oooc:=[.F5]+1" office:value-type="float" office:value="3">
            <text:p>3</text:p>
          </table:table-cell>
          <table:table-cell table:formula="oooc:=[.G5]+1" office:value-type="float" office:value="4">
            <text:p>4</text:p>
          </table:table-cell>
          <table:table-cell table:formula="oooc:=[.H5]+1" office:value-type="float" office:value="5">
            <text:p>5</text:p>
          </table:table-cell>
          <table:table-cell table:formula="oooc:=[.I5]+1" office:value-type="float" office:value="6">
            <text:p>6</text:p>
          </table:table-cell>
          <table:table-cell table:formula="oooc:=[.J5]+1" office:value-type="float" office:value="7">
            <text:p>7</text:p>
          </table:table-cell>
          <table:table-cell table:formula="oooc:=[.K5]+1" office:value-type="float" office:value="8">
            <text:p>8</text:p>
          </table:table-cell>
          <table:table-cell table:formula="oooc:=[.L5]+1" office:value-type="float" office:value="9">
            <text:p>9</text:p>
          </table:table-cell>
          <table:table-cell table:formula="oooc:=[.M5]+1" office:value-type="float" office:value="10">
            <text:p>10</text:p>
          </table:table-cell>
          <table:table-cell table:formula="oooc:=[.N5]+1" office:value-type="float" office:value="11">
            <text:p>11</text:p>
          </table:table-cell>
          <table:table-cell table:formula="oooc:=[.O5]+1" office:value-type="float" office:value="12">
            <text:p>12</text:p>
          </table:table-cell>
          <table:table-cell table:formula="oooc:=[.P5]+1" office:value-type="float" office:value="13">
            <text:p>13</text:p>
          </table:table-cell>
          <table:table-cell table:formula="oooc:=[.Q5]+1" office:value-type="float" office:value="14">
            <text:p>14</text:p>
          </table:table-cell>
          <table:table-cell table:formula="oooc:=[.R5]+1" office:value-type="float" office:value="15">
            <text:p>15</text:p>
          </table:table-cell>
          <table:table-cell table:formula="oooc:=[.S5]+1" office:value-type="float" office:value="16">
            <text:p>16</text:p>
          </table:table-cell>
          <table:table-cell table:formula="oooc:=[.T5]+1" office:value-type="float" office:value="17">
            <text:p>17</text:p>
          </table:table-cell>
          <table:table-cell table:formula="oooc:=[.U5]+1" office:value-type="float" office:value="18">
            <text:p>18</text:p>
          </table:table-cell>
          <table:table-cell table:formula="oooc:=[.V5]+1" office:value-type="float" office:value="19">
            <text:p>19</text:p>
          </table:table-cell>
          <table:table-cell table:formula="oooc:=[.W5]+1" office:value-type="float" office:value="20">
            <text:p>20</text:p>
          </table:table-cell>
          <table:table-cell table:formula="oooc:=[.X5]+1" office:value-type="float" office:value="21">
            <text:p>21</text:p>
          </table:table-cell>
          <table:table-cell table:formula="oooc:=[.Y5]+1" office:value-type="float" office:value="22">
            <text:p>22</text:p>
          </table:table-cell>
          <table:table-cell table:formula="oooc:=[.Z5]+1" office:value-type="float" office:value="23">
            <text:p>23</text:p>
          </table:table-cell>
          <table:table-cell table:formula="oooc:=[.AA5]+1" office:value-type="float" office:value="24">
            <text:p>24</text:p>
          </table:table-cell>
          <table:table-cell table:formula="oooc:=[.AB5]+1" office:value-type="float" office:value="25">
            <text:p>25</text:p>
          </table:table-cell>
          <table:table-cell table:formula="oooc:=[.AC5]+1" office:value-type="float" office:value="26">
            <text:p>26</text:p>
          </table:table-cell>
          <table:table-cell table:formula="oooc:=[.AD5]+1" office:value-type="float" office:value="27">
            <text:p>27</text:p>
          </table:table-cell>
          <table:table-cell table:formula="oooc:=[.AE5]+1" office:value-type="float" office:value="28">
            <text:p>28</text:p>
          </table:table-cell>
          <table:table-cell table:formula="oooc:=[.AF5]+1" office:value-type="float" office:value="29">
            <text:p>29</text:p>
          </table:table-cell>
          <table:table-cell table:formula="oooc:=[.AG5]+1" office:value-type="float" office:value="30">
            <text:p>30</text:p>
          </table:table-cell>
          <table:table-cell table:formula="oooc:=[.AH5]+1" office:value-type="float" office:value="31">
            <text:p>31</text:p>
          </table:table-cell>
          <table:table-cell table:formula="oooc:=[.AI5]+1" office:value-type="float" office:value="32">
            <text:p>32</text:p>
          </table:table-cell>
          <table:table-cell table:formula="oooc:=[.AJ5]+1" office:value-type="float" office:value="33">
            <text:p>33</text:p>
          </table:table-cell>
          <table:table-cell table:formula="oooc:=[.AK5]+1" office:value-type="float" office:value="34">
            <text:p>34</text:p>
          </table:table-cell>
          <table:table-cell table:formula="oooc:=[.AL5]+1" office:value-type="float" office:value="35">
            <text:p>35</text:p>
          </table:table-cell>
          <table:table-cell table:formula="oooc:=[.AM5]+1" office:value-type="float" office:value="36">
            <text:p>36</text:p>
          </table:table-cell>
          <table:table-cell table:formula="oooc:=[.AN5]+1" office:value-type="float" office:value="37">
            <text:p>37</text:p>
          </table:table-cell>
          <table:table-cell table:formula="oooc:=[.AO5]+1" office:value-type="float" office:value="38">
            <text:p>38</text:p>
          </table:table-cell>
          <table:table-cell table:formula="oooc:=[.AP5]+1" office:value-type="float" office:value="39">
            <text:p>39</text:p>
          </table:table-cell>
          <table:table-cell table:formula="oooc:=[.AQ5]+1" office:value-type="float" office:value="40">
            <text:p>40</text:p>
          </table:table-cell>
          <table:table-cell table:formula="oooc:=[.AR5]+1" office:value-type="float" office:value="41">
            <text:p>41</text:p>
          </table:table-cell>
          <table:table-cell table:formula="oooc:=[.AS5]+1" office:value-type="float" office:value="42">
            <text:p>42</text:p>
          </table:table-cell>
          <table:table-cell table:formula="oooc:=[.AT5]+1" office:value-type="float" office:value="43">
            <text:p>43</text:p>
          </table:table-cell>
          <table:table-cell table:formula="oooc:=[.AU5]+1" office:value-type="float" office:value="44">
            <text:p>44</text:p>
          </table:table-cell>
          <table:table-cell table:formula="oooc:=[.AV5]+1" office:value-type="float" office:value="45">
            <text:p>45</text:p>
          </table:table-cell>
          <table:table-cell table:formula="oooc:=[.AW5]+1" office:value-type="float" office:value="46">
            <text:p>46</text:p>
          </table:table-cell>
          <table:table-cell table:formula="oooc:=[.AX5]+1" office:value-type="float" office:value="47">
            <text:p>47</text:p>
          </table:table-cell>
          <table:table-cell table:formula="oooc:=[.AY5]+1" office:value-type="float" office:value="48">
            <text:p>48</text:p>
          </table:table-cell>
          <table:table-cell table:formula="oooc:=[.AZ5]+1" office:value-type="float" office:value="49">
            <text:p>49</text:p>
          </table:table-cell>
          <table:table-cell table:formula="oooc:=[.BA5]+1" office:value-type="float" office:value="50">
            <text:p>50</text:p>
          </table:table-cell>
          <table:table-cell table:formula="oooc:=[.BB5]+1" office:value-type="float" office:value="51">
            <text:p>51</text:p>
          </table:table-cell>
          <table:table-cell table:formula="oooc:=[.BC5]+1" office:value-type="float" office:value="52">
            <text:p>52</text:p>
          </table:table-cell>
          <table:table-cell table:formula="oooc:=[.BD5]+1" office:value-type="float" office:value="53">
            <text:p>53</text:p>
          </table:table-cell>
          <table:table-cell table:formula="oooc:=[.BE5]+1" office:value-type="float" office:value="54">
            <text:p>54</text:p>
          </table:table-cell>
          <table:table-cell table:formula="oooc:=[.BF5]+1" office:value-type="float" office:value="55">
            <text:p>55</text:p>
          </table:table-cell>
          <table:table-cell table:formula="oooc:=[.BG5]+1" office:value-type="float" office:value="56">
            <text:p>56</text:p>
          </table:table-cell>
          <table:table-cell table:formula="oooc:=[.BH5]+1" office:value-type="float" office:value="57">
            <text:p>57</text:p>
          </table:table-cell>
          <table:table-cell table:formula="oooc:=[.BI5]+1" office:value-type="float" office:value="58">
            <text:p>58</text:p>
          </table:table-cell>
          <table:table-cell table:formula="oooc:=[.BJ5]+1" office:value-type="float" office:value="59">
            <text:p>59</text:p>
          </table:table-cell>
          <table:table-cell table:formula="oooc:=[.BK5]+1" office:value-type="float" office:value="60">
            <text:p>60</text:p>
          </table:table-cell>
          <table:table-cell table:formula="oooc:=[.BL5]+1" office:value-type="float" office:value="61">
            <text:p>61</text:p>
          </table:table-cell>
          <table:table-cell table:formula="oooc:=[.BM5]+1" office:value-type="float" office:value="62">
            <text:p>62</text:p>
          </table:table-cell>
          <table:table-cell table:formula="oooc:=[.BN5]+1" office:value-type="float" office:value="63">
            <text:p>63</text:p>
          </table:table-cell>
          <table:table-cell table:formula="oooc:=[.BO5]+1" office:value-type="float" office:value="64">
            <text:p>64</text:p>
          </table:table-cell>
          <table:table-cell table:formula="oooc:=[.BP5]+1" office:value-type="float" office:value="65">
            <text:p>65</text:p>
          </table:table-cell>
          <table:table-cell table:formula="oooc:=[.BQ5]+1" office:value-type="float" office:value="66">
            <text:p>66</text:p>
          </table:table-cell>
          <table:table-cell table:formula="oooc:=[.BR5]+1" office:value-type="float" office:value="67">
            <text:p>67</text:p>
          </table:table-cell>
          <table:table-cell table:formula="oooc:=[.BS5]+1" office:value-type="float" office:value="68">
            <text:p>68</text:p>
          </table:table-cell>
          <table:table-cell table:formula="oooc:=[.BT5]+1" office:value-type="float" office:value="69">
            <text:p>69</text:p>
          </table:table-cell>
          <table:table-cell table:formula="oooc:=[.BU5]+1" office:value-type="float" office:value="70">
            <text:p>70</text:p>
          </table:table-cell>
          <table:table-cell table:formula="oooc:=[.BV5]+1" office:value-type="float" office:value="71">
            <text:p>71</text:p>
          </table:table-cell>
          <table:table-cell table:formula="oooc:=[.BW5]+1" office:value-type="float" office:value="72">
            <text:p>72</text:p>
          </table:table-cell>
          <table:table-cell table:formula="oooc:=[.BX5]+1" office:value-type="float" office:value="73">
            <text:p>73</text:p>
          </table:table-cell>
          <table:table-cell table:formula="oooc:=[.BY5]+1" office:value-type="float" office:value="74">
            <text:p>74</text:p>
          </table:table-cell>
          <table:table-cell table:formula="oooc:=[.BZ5]+1" office:value-type="float" office:value="75">
            <text:p>75</text:p>
          </table:table-cell>
          <table:table-cell table:formula="oooc:=[.CA5]+1" office:value-type="float" office:value="76">
            <text:p>76</text:p>
          </table:table-cell>
          <table:table-cell table:formula="oooc:=[.CB5]+1" office:value-type="float" office:value="77">
            <text:p>77</text:p>
          </table:table-cell>
          <table:table-cell table:formula="oooc:=[.CC5]+1" office:value-type="float" office:value="78">
            <text:p>78</text:p>
          </table:table-cell>
          <table:table-cell table:number-columns-repeated="133"/>
        </table:table-row>
        <table:table-row table:style-name="ro13">
          <table:table-cell table:style-name="ce23" office:value-type="string">
            <text:p>Component</text:p>
          </table:table-cell>
          <table:table-cell table:style-name="ce23" office:value-type="string">
            <text:p>Case</text:p>
          </table:table-cell>
          <table:table-cell table:style-name="ce23" office:value-type="string">
            <text:p>Subcase</text:p>
          </table:table-cell>
          <table:table-cell table:style-name="ce23" office:value-type="string">
            <text:p>Notes</text:p>
          </table:table-cell>
          <table:table-cell table:style-name="ce26" table:formula="oooc:=OFFSET([$ScriptTestCases.$B$5];[.D5];0;1)" office:value-type="string" office:string-value="ParametersinCommands.script">
            <text:p>ParametersinCommands.script</text:p>
          </table:table-cell>
          <table:table-cell table:style-name="ce26" table:formula="oooc:=IF(OFFSET([$ScriptTestCases.$B$5];[.E5];0;1)&lt;&gt;&quot;&quot;;OFFSET([$ScriptTestCases.$B$5];[.E5];0;1);&quot;&quot;)" office:value-type="string" office:string-value="CbMars2Body.m">
            <text:p>CbMars2Body.m</text:p>
          </table:table-cell>
          <table:table-cell table:style-name="ce26" table:formula="oooc:=IF(OFFSET([$ScriptTestCases.$B$5];[.F5];0;1)&lt;&gt;&quot;&quot;;OFFSET([$ScriptTestCases.$B$5];[.F5];0;1);&quot;&quot;)" office:value-type="string" office:string-value="CbMercury2Body.m">
            <text:p>CbMercury2Body.m</text:p>
          </table:table-cell>
          <table:table-cell table:style-name="ce26" table:formula="oooc:=IF(OFFSET([$ScriptTestCases.$B$5];[.G5];0;1)&lt;&gt;&quot;&quot;;OFFSET([$ScriptTestCases.$B$5];[.G5];0;1);&quot;&quot;)" office:value-type="string" office:string-value="CbMoon2Body.m">
            <text:p>CbMoon2Body.m</text:p>
          </table:table-cell>
          <table:table-cell table:style-name="ce26" table:formula="oooc:=IF(OFFSET([$ScriptTestCases.$B$5];[.H5];0;1)&lt;&gt;&quot;&quot;;OFFSET([$ScriptTestCases.$B$5];[.H5];0;1);&quot;&quot;)" office:value-type="string" office:string-value="CbNeptune2Body.m">
            <text:p>CbNeptune2Body.m</text:p>
          </table:table-cell>
          <table:table-cell table:style-name="ce26" table:formula="oooc:=IF(OFFSET([$ScriptTestCases.$B$5];[.I5];0;1)&lt;&gt;&quot;&quot;;OFFSET([$ScriptTestCases.$B$5];[.I5];0;1);&quot;&quot;)" office:value-type="string" office:string-value="CbPluto2Body.m">
            <text:p>CbPluto2Body.m</text:p>
          </table:table-cell>
          <table:table-cell table:style-name="ce26" table:formula="oooc:=IF(OFFSET([$ScriptTestCases.$B$5];[.J5];0;1)&lt;&gt;&quot;&quot;;OFFSET([$ScriptTestCases.$B$5];[.J5];0;1);&quot;&quot;)" office:value-type="string" office:string-value="CbSaturn2Body.m">
            <text:p>CbSaturn2Body.m</text:p>
          </table:table-cell>
          <table:table-cell table:style-name="ce26" table:formula="oooc:=IF(OFFSET([$ScriptTestCases.$B$5];[.K5];0;1)&lt;&gt;&quot;&quot;;OFFSET([$ScriptTestCases.$B$5];[.K5];0;1);&quot;&quot;)" office:value-type="string" office:string-value="CbUranus2Body.m">
            <text:p>CbUranus2Body.m</text:p>
          </table:table-cell>
          <table:table-cell table:style-name="ce26" table:formula="oooc:=IF(OFFSET([$ScriptTestCases.$B$5];[.L5];0;1)&lt;&gt;&quot;&quot;;OFFSET([$ScriptTestCases.$B$5];[.L5];0;1);&quot;&quot;)" office:value-type="string" office:string-value="CbVenus2Body.m">
            <text:p>CbVenus2Body.m</text:p>
          </table:table-cell>
          <table:table-cell table:style-name="ce26" table:formula="oooc:=IF(OFFSET([$ScriptTestCases.$B$5];[.M5];0;1)&lt;&gt;&quot;&quot;;OFFSET([$ScriptTestCases.$B$5];[.M5];0;1);&quot;&quot;)" office:value-type="string" office:string-value="CS2BodyEarthFixed.m">
            <text:p>CS2BodyEarthFixed.m</text:p>
          </table:table-cell>
          <table:table-cell table:style-name="ce26" table:formula="oooc:=IF(OFFSET([$ScriptTestCases.$B$5];[.N5];0;1)&lt;&gt;&quot;&quot;;OFFSET([$ScriptTestCases.$B$5];[.N5];0;1);&quot;&quot;)" office:value-type="string" office:string-value="CS2BodyEarthGSE.m">
            <text:p>CS2BodyEarthGSE.m</text:p>
          </table:table-cell>
          <table:table-cell table:style-name="ce26" table:formula="oooc:=IF(OFFSET([$ScriptTestCases.$B$5];[.O5];0;1)&lt;&gt;&quot;&quot;;OFFSET([$ScriptTestCases.$B$5];[.O5];0;1);&quot;&quot;)" office:value-type="string" office:string-value="CS2BodyEarthMJ2000Ec.m">
            <text:p>CS2BodyEarthMJ2000Ec.m</text:p>
          </table:table-cell>
          <table:table-cell table:style-name="ce26" table:formula="oooc:=IF(OFFSET([$ScriptTestCases.$B$5];[.P5];0;1)&lt;&gt;&quot;&quot;;OFFSET([$ScriptTestCases.$B$5];[.P5];0;1);&quot;&quot;)" office:value-type="string" office:string-value="CS2BodyEarthMJ2000Eq.m">
            <text:p>CS2BodyEarthMJ2000Eq.m</text:p>
          </table:table-cell>
          <table:table-cell table:style-name="ce26" table:formula="oooc:=IF(OFFSET([$ScriptTestCases.$B$5];[.Q5];0;1)&lt;&gt;&quot;&quot;;OFFSET([$ScriptTestCases.$B$5];[.Q5];0;1);&quot;&quot;)" office:value-type="string" office:string-value="CS2BodyMarsMJ2000Eq.m">
            <text:p>CS2BodyMarsMJ2000Eq.m</text:p>
          </table:table-cell>
          <table:table-cell table:style-name="ce26" table:formula="oooc:=IF(OFFSET([$ScriptTestCases.$B$5];[.R5];0;1)&lt;&gt;&quot;&quot;;OFFSET([$ScriptTestCases.$B$5];[.R5];0;1);&quot;&quot;)" office:value-type="string" office:string-value="MathOperatorsAndFunctions.script">
            <text:p>MathOperatorsAndFunctions.script</text:p>
          </table:table-cell>
          <table:table-cell table:style-name="ce26" table:formula="oooc:=IF(OFFSET([$ScriptTestCases.$B$5];[.S5];0;1)&lt;&gt;&quot;&quot;;OFFSET([$ScriptTestCases.$B$5];[.S5];0;1);&quot;&quot;)" office:value-type="string" office:string-value="IntegratorABM_2Body.m">
            <text:p>IntegratorABM_2Body.m</text:p>
          </table:table-cell>
          <table:table-cell table:style-name="ce26" table:formula="oooc:=IF(OFFSET([$ScriptTestCases.$B$5];[.T5];0;1)&lt;&gt;&quot;&quot;;OFFSET([$ScriptTestCases.$B$5];[.T5];0;1);&quot;&quot;)" office:value-type="string" office:string-value="IntegratorBS_2Body.m">
            <text:p>IntegratorBS_2Body.m</text:p>
          </table:table-cell>
          <table:table-cell table:style-name="ce26" table:formula="oooc:=IF(OFFSET([$ScriptTestCases.$B$5];[.U5];0;1)&lt;&gt;&quot;&quot;;OFFSET([$ScriptTestCases.$B$5];[.U5];0;1);&quot;&quot;)" office:value-type="string" office:string-value="IntegratorPD45_2Body.m">
            <text:p>IntegratorPD45_2Body.m</text:p>
          </table:table-cell>
          <table:table-cell table:style-name="ce26" table:formula="oooc:=IF(OFFSET([$ScriptTestCases.$B$5];[.V5];0;1)&lt;&gt;&quot;&quot;;OFFSET([$ScriptTestCases.$B$5];[.V5];0;1);&quot;&quot;)" office:value-type="string" office:string-value="IntegratorPD78_2Body.m">
            <text:p>IntegratorPD78_2Body.m</text:p>
          </table:table-cell>
          <table:table-cell table:style-name="ce26" table:formula="oooc:=IF(OFFSET([$ScriptTestCases.$B$5];[.W5];0;1)&lt;&gt;&quot;&quot;;OFFSET([$ScriptTestCases.$B$5];[.W5];0;1);&quot;&quot;)" office:value-type="string" office:string-value="IntegratorRKF56_2Body.m">
            <text:p>IntegratorRKF56_2Body.m</text:p>
          </table:table-cell>
          <table:table-cell table:style-name="ce26" table:formula="oooc:=IF(OFFSET([$ScriptTestCases.$B$5];[.X5];0;1)&lt;&gt;&quot;&quot;;OFFSET([$ScriptTestCases.$B$5];[.X5];0;1);&quot;&quot;)" office:value-type="string" office:string-value="IntegratorRKN68_2Body.m">
            <text:p>IntegratorRKN68_2Body.m</text:p>
          </table:table-cell>
          <table:table-cell table:style-name="ce26" table:formula="oooc:=IF(OFFSET([$ScriptTestCases.$B$5];[.Y5];0;1)&lt;&gt;&quot;&quot;;OFFSET([$ScriptTestCases.$B$5];[.Y5];0;1);&quot;&quot;)" office:value-type="string" office:string-value="ForArray.m">
            <text:p>ForArray.m</text:p>
          </table:table-cell>
          <table:table-cell table:style-name="ce26" table:formula="oooc:=IF(OFFSET([$ScriptTestCases.$B$5];[.Z5];0;1)&lt;&gt;&quot;&quot;;OFFSET([$ScriptTestCases.$B$5];[.Z5];0;1);&quot;&quot;)" office:value-type="string" office:string-value="ForIf42_24.m">
            <text:p>ForIf42_24.m</text:p>
          </table:table-cell>
          <table:table-cell table:style-name="ce26" table:formula="oooc:=IF(OFFSET([$ScriptTestCases.$B$5];[.AA5];0;1)&lt;&gt;&quot;&quot;;OFFSET([$ScriptTestCases.$B$5];[.AA5];0;1);&quot;&quot;)" office:value-type="string" office:string-value="ForWhile42.m">
            <text:p>ForWhile42.m</text:p>
          </table:table-cell>
          <table:table-cell table:style-name="ce26" table:formula="oooc:=IF(OFFSET([$ScriptTestCases.$B$5];[.AB5];0;1)&lt;&gt;&quot;&quot;;OFFSET([$ScriptTestCases.$B$5];[.AB5];0;1);&quot;&quot;)" office:value-type="string" office:string-value="If11.m">
            <text:p>If11.m</text:p>
          </table:table-cell>
          <table:table-cell table:style-name="ce26" table:formula="oooc:=IF(OFFSET([$ScriptTestCases.$B$5];[.AC5];0;1)&lt;&gt;&quot;&quot;;OFFSET([$ScriptTestCases.$B$5];[.AC5];0;1);&quot;&quot;)" office:value-type="string" office:string-value="If12_21.m">
            <text:p>If12_21.m</text:p>
          </table:table-cell>
          <table:table-cell table:style-name="ce26" table:formula="oooc:=IF(OFFSET([$ScriptTestCases.$B$5];[.AD5];0;1)&lt;&gt;&quot;&quot;;OFFSET([$ScriptTestCases.$B$5];[.AD5];0;1);&quot;&quot;)" office:value-type="string" office:string-value="If22.m">
            <text:p>If22.m</text:p>
          </table:table-cell>
          <table:table-cell table:style-name="ce26" table:formula="oooc:=IF(OFFSET([$ScriptTestCases.$B$5];[.AE5];0;1)&lt;&gt;&quot;&quot;;OFFSET([$ScriptTestCases.$B$5];[.AE5];0;1);&quot;&quot;)" office:value-type="string" office:string-value="If33.m">
            <text:p>If33.m</text:p>
          </table:table-cell>
          <table:table-cell table:style-name="ce26" table:formula="oooc:=IF(OFFSET([$ScriptTestCases.$B$5];[.AF5];0;1)&lt;&gt;&quot;&quot;;OFFSET([$ScriptTestCases.$B$5];[.AF5];0;1);&quot;&quot;)" office:value-type="string" office:string-value="If44.m">
            <text:p>If44.m</text:p>
          </table:table-cell>
          <table:table-cell table:style-name="ce26" table:formula="oooc:=IF(OFFSET([$ScriptTestCases.$B$5];[.AG5];0;1)&lt;&gt;&quot;&quot;;OFFSET([$ScriptTestCases.$B$5];[.AG5];0;1);&quot;&quot;)" office:value-type="string" office:string-value="If55.m">
            <text:p>If55.m</text:p>
          </table:table-cell>
          <table:table-cell table:style-name="ce26" table:formula="oooc:=IF(OFFSET([$ScriptTestCases.$B$4];[.AI5];0;1)&lt;&gt;&quot;&quot;;OFFSET([$ScriptTestCases.$B$4];[.AI5];0;1);&quot;&quot;)" office:value-type="string" office:string-value="IfForArray.m">
            <text:p>IfForArray.m</text:p>
          </table:table-cell>
          <table:table-cell table:style-name="ce26" table:formula="oooc:=IF(OFFSET([$ScriptTestCases.$B$4];[.AJ5];0;1)&lt;&gt;&quot;&quot;;OFFSET([$ScriptTestCases.$B$4];[.AJ5];0;1);&quot;&quot;)" office:value-type="string" office:string-value="IfIf43_34.m">
            <text:p>IfIf43_34.m</text:p>
          </table:table-cell>
          <table:table-cell table:style-name="ce26" table:formula="oooc:=IF(OFFSET([$ScriptTestCases.$B$4];[.AK5];0;1)&lt;&gt;&quot;&quot;;OFFSET([$ScriptTestCases.$B$4];[.AK5];0;1);&quot;&quot;)" office:value-type="string" office:string-value="While42_24.m">
            <text:p>While42_24.m</text:p>
          </table:table-cell>
          <table:table-cell table:style-name="ce26" table:formula="oooc:=IF(OFFSET([$ScriptTestCases.$B$4];[.AL5];0;1)&lt;&gt;&quot;&quot;;OFFSET([$ScriptTestCases.$B$4];[.AL5];0;1);&quot;&quot;)" office:value-type="string" office:string-value="While53_35.m">
            <text:p>While53_35.m</text:p>
          </table:table-cell>
          <table:table-cell table:style-name="ce26" table:formula="oooc:=IF(OFFSET([$ScriptTestCases.$B$4];[.AM5];0;1)&lt;&gt;&quot;&quot;;OFFSET([$ScriptTestCases.$B$4];[.AM5];0;1);&quot;&quot;)" office:value-type="string" office:string-value="WhileForArray.m">
            <text:p>WhileForArray.m</text:p>
          </table:table-cell>
          <table:table-cell table:style-name="ce26" table:formula="oooc:=IF(OFFSET([$ScriptTestCases.$B$4];[.AN5];0;1)&lt;&gt;&quot;&quot;;OFFSET([$ScriptTestCases.$B$4];[.AN5];0;1);&quot;&quot;)" office:value-type="string" office:string-value="WhileIf51_15.m">
            <text:p>WhileIf51_15.m</text:p>
          </table:table-cell>
          <table:table-cell table:style-name="ce26" table:formula="oooc:=IF(OFFSET([$ScriptTestCases.$B$4];[.AO5];0;1)&lt;&gt;&quot;&quot;;OFFSET([$ScriptTestCases.$B$4];[.AO5];0;1);&quot;&quot;)" office:value-type="string" office:string-value="WhileTarget.m">
            <text:p>WhileTarget.m</text:p>
          </table:table-cell>
          <table:table-cell table:style-name="ce26" table:formula="oooc:=IF(OFFSET([$ScriptTestCases.$B$4];[.AP5];0;1)&lt;&gt;&quot;&quot;;OFFSET([$ScriptTestCases.$B$4];[.AP5];0;1);&quot;&quot;)" office:value-type="string" office:string-value="WhileWhile42_24.m">
            <text:p>WhileWhile42_24.m</text:p>
          </table:table-cell>
          <table:table-cell table:style-name="ce26" table:formula="oooc:=IF(OFFSET([$ScriptTestCases.$B$4];[.AQ5];0;1)&lt;&gt;&quot;&quot;;OFFSET([$ScriptTestCases.$B$4];[.AQ5];0;1);&quot;&quot;)" office:value-type="string" office:string-value="LibrationTest_GMAT_SE.m">
            <text:p>LibrationTest_GMAT_SE.m</text:p>
          </table:table-cell>
          <table:table-cell table:style-name="ce26" table:formula="oooc:=IF(OFFSET([$ScriptTestCases.$B$4];[.AR5];0;1)&lt;&gt;&quot;&quot;;OFFSET([$ScriptTestCases.$B$4];[.AR5];0;1);&quot;&quot;)" office:value-type="string" office:string-value="LibrationTest_GMAT_SEM.m">
            <text:p>LibrationTest_GMAT_SEM.m</text:p>
          </table:table-cell>
          <table:table-cell table:style-name="ce26" table:formula="oooc:=IF(OFFSET([$ScriptTestCases.$B$4];[.AS5];0;1)&lt;&gt;&quot;&quot;;OFFSET([$ScriptTestCases.$B$4];[.AS5];0;1);&quot;&quot;)" office:value-type="string" office:string-value="DeltaV_GMAT_IEarth_Cartesian.m">
            <text:p>DeltaV_GMAT_IEarth_Cartesian.m</text:p>
          </table:table-cell>
          <table:table-cell table:style-name="ce26" table:formula="oooc:=IF(OFFSET([$ScriptTestCases.$B$4];[.AT5];0;1)&lt;&gt;&quot;&quot;;OFFSET([$ScriptTestCases.$B$4];[.AT5];0;1);&quot;&quot;)" office:value-type="string" office:string-value="DeltaV_GMAT_IEarth_VNB.m">
            <text:p>DeltaV_GMAT_IEarth_VNB.m</text:p>
          </table:table-cell>
          <table:table-cell table:style-name="ce26" table:formula="oooc:=IF(OFFSET([$ScriptTestCases.$B$4];[.AU5];0;1)&lt;&gt;&quot;&quot;;OFFSET([$ScriptTestCases.$B$4];[.AU5];0;1);&quot;&quot;)" office:value-type="string" office:string-value="DeltaV_GMAT_ISun_VNB.m">
            <text:p>DeltaV_GMAT_ISun_VNB.m</text:p>
          </table:table-cell>
          <table:table-cell table:style-name="ce26" table:formula="oooc:=IF(OFFSET([$ScriptTestCases.$B$4];[.AV5];0;1)&lt;&gt;&quot;&quot;;OFFSET([$ScriptTestCases.$B$4];[.AV5];0;1);&quot;&quot;)" office:value-type="string" office:string-value="StopCond_GMAT_EarthAll_Days.m">
            <text:p>StopCond_GMAT_EarthAll_Days.m</text:p>
          </table:table-cell>
          <table:table-cell table:style-name="ce26" table:formula="oooc:=IF(OFFSET([$ScriptTestCases.$B$4];[.AW5];0;1)&lt;&gt;&quot;&quot;;OFFSET([$ScriptTestCases.$B$4];[.AW5];0;1);&quot;&quot;)" office:value-type="string" office:string-value="StopCond_GMAT_Earth3MultiSatsPM_Days.m">
            <text:p>StopCond_GMAT_Earth3MultiSatsPM_Days.m</text:p>
          </table:table-cell>
          <table:table-cell table:style-name="ce26" table:formula="oooc:=IF(OFFSET([$ScriptTestCases.$B$4];[.AX5];0;1)&lt;&gt;&quot;&quot;;OFFSET([$ScriptTestCases.$B$4];[.AX5];0;1);&quot;&quot;)" office:value-type="string" office:string-value="GMAT_GEO_EarthSunLuna_JGM2_MSISE90_SRP.m">
            <text:p>GMAT_GEO_EarthSunLuna_JGM2_MSISE90_SRP.m</text:p>
          </table:table-cell>
          <table:table-cell table:style-name="ce26" table:formula="oooc:=IF(OFFSET([$ScriptTestCases.$B$4];[.AY5];0;1)&lt;&gt;&quot;&quot;;OFFSET([$ScriptTestCases.$B$4];[.AY5];0;1);&quot;&quot;)" office:value-type="string" office:string-value="GMAT_Moon_AllPlanets_0_0_0.m">
            <text:p>GMAT_Moon_AllPlanets_0_0_0.m</text:p>
          </table:table-cell>
          <table:table-cell table:style-name="ce26" table:formula="oooc:=IF(OFFSET([$ScriptTestCases.$B$4];[.AZ5];0;1)&lt;&gt;&quot;&quot;;OFFSET([$ScriptTestCases.$B$4];[.AZ5];0;1);&quot;&quot;)" office:value-type="string" office:string-value="GMAT_Mars1_Mars_MARS50C_0_0.m">
            <text:p>GMAT_Mars1_Mars_MARS50C_0_0.m</text:p>
          </table:table-cell>
          <table:table-cell table:style-name="ce26" table:formula="oooc:=IF(OFFSET([$ScriptTestCases.$B$4];[.BA5];0;1)&lt;&gt;&quot;&quot;;OFFSET([$ScriptTestCases.$B$4];[.BA5];0;1);&quot;&quot;)" office:value-type="string" office:string-value="GMAT_Moon_Luna_LP165P_0_0.m">
            <text:p>GMAT_Moon_Luna_LP165P_0_0.m</text:p>
          </table:table-cell>
          <table:table-cell table:style-name="ce26" table:formula="oooc:=IF(OFFSET([$ScriptTestCases.$B$4];[.BB5];0;1)&lt;&gt;&quot;&quot;;OFFSET([$ScriptTestCases.$B$4];[.BB5];0;1);&quot;&quot;)" office:value-type="string" office:string-value="EpochFormatCheck.m">
            <text:p>EpochFormatCheck.m</text:p>
          </table:table-cell>
          <table:table-cell table:style-name="ce26" table:formula="oooc:=IF(OFFSET([$ScriptTestCases.$B$4];[.BC5];0;1)&lt;&gt;&quot;&quot;;OFFSET([$ScriptTestCases.$B$4];[.BC5];0;1);&quot;&quot;)" office:value-type="string" office:string-value="allPropagates.m">
            <text:p>allPropagates.m</text:p>
          </table:table-cell>
          <table:table-cell table:style-name="ce26" table:formula="oooc:=IF(OFFSET([$ScriptTestCases.$B$4];[.BD5];0;1)&lt;&gt;&quot;&quot;;OFFSET([$ScriptTestCases.$B$4];[.BD5];0;1);&quot;&quot;)" office:value-type="string" office:string-value="TargeterCheck.m">
            <text:p>TargeterCheck.m</text:p>
          </table:table-cell>
          <table:table-cell table:style-name="ce26" table:formula="oooc:=IF(OFFSET([$ScriptTestCases.$B$4];[.BE5];0;1)&lt;&gt;&quot;&quot;;OFFSET([$ScriptTestCases.$B$4];[.BE5];0;1);&quot;&quot;)" office:value-type="string" office:string-value="XYPlotNonFunctionTest.m">
            <text:p>XYPlotNonFunctionTest.m</text:p>
          </table:table-cell>
          <table:table-cell table:style-name="ce26" table:formula="oooc:=IF(OFFSET([$ScriptTestCases.$B$4];[.BF5];0;1)&lt;&gt;&quot;&quot;;OFFSET([$ScriptTestCases.$B$4];[.BF5];0;1);&quot;&quot;)" office:value-type="string" office:string-value="SaveAllObjects.m">
            <text:p>SaveAllObjects.m</text:p>
          </table:table-cell>
          <table:table-cell table:style-name="ce26" table:formula="oooc:=IF(OFFSET([$ScriptTestCases.$B$4];[.BG5];0;1)&lt;&gt;&quot;&quot;;OFFSET([$ScriptTestCases.$B$4];[.BG5];0;1);&quot;&quot;)" office:value-type="string" office:string-value="StopAlone.m">
            <text:p>StopAlone.m</text:p>
          </table:table-cell>
          <table:table-cell table:style-name="ce26" table:formula="oooc:=IF(OFFSET([$ScriptTestCases.$B$4];[.BH5];0;1)&lt;&gt;&quot;&quot;;OFFSET([$ScriptTestCases.$B$4];[.BH5];0;1);&quot;&quot;)" office:value-type="string" office:string-value="StopIf.m">
            <text:p>StopIf.m</text:p>
          </table:table-cell>
          <table:table-cell table:style-name="ce26" table:formula="oooc:=IF(OFFSET([$ScriptTestCases.$B$4];[.BI5];0;1)&lt;&gt;&quot;&quot;;OFFSET([$ScriptTestCases.$B$4];[.BI5];0;1);&quot;&quot;)" office:value-type="string" office:string-value="StopFor.m">
            <text:p>StopFor.m</text:p>
          </table:table-cell>
          <table:table-cell table:style-name="ce26" table:formula="oooc:=IF(OFFSET([$ScriptTestCases.$B$4];[.BJ5];0;1)&lt;&gt;&quot;&quot;;OFFSET([$ScriptTestCases.$B$4];[.BJ5];0;1);&quot;&quot;)" office:value-type="string" office:string-value="StopTarget.m">
            <text:p>StopTarget.m</text:p>
          </table:table-cell>
          <table:table-cell table:style-name="ce26" table:formula="oooc:=IF(OFFSET([$ScriptTestCases.$B$4];[.BK5];0;1)&lt;&gt;&quot;&quot;;OFFSET([$ScriptTestCases.$B$4];[.BK5];0;1);&quot;&quot;)" office:value-type="string" office:string-value="StopWhile.m">
            <text:p>StopWhile.m</text:p>
          </table:table-cell>
          <table:table-cell table:style-name="ce26" table:formula="oooc:=IF(OFFSET([$ScriptTestCases.$B$4];[.BL5];0;1)&lt;&gt;&quot;&quot;;OFFSET([$ScriptTestCases.$B$4];[.BL5];0;1);&quot;&quot;)" office:value-type="string" office:string-value="StopForIf.m">
            <text:p>StopForIf.m</text:p>
          </table:table-cell>
          <table:table-cell table:style-name="ce26" table:formula="oooc:=IF(OFFSET([$ScriptTestCases.$B$4];[.BM5];0;1)&lt;&gt;&quot;&quot;;OFFSET([$ScriptTestCases.$B$4];[.BM5];0;1);&quot;&quot;)" office:value-type="string" office:string-value="StopWhileFor.m">
            <text:p>StopWhileFor.m</text:p>
          </table:table-cell>
          <table:table-cell table:style-name="ce26" table:formula="oooc:=IF(OFFSET([$ScriptTestCases.$B$4];[.BN5];0;1)&lt;&gt;&quot;&quot;;OFFSET([$ScriptTestCases.$B$4];[.BN5];0;1);&quot;&quot;)" office:value-type="string" office:string-value="AssignmentTests">
            <text:p>AssignmentTests</text:p>
          </table:table-cell>
          <table:table-cell table:style-name="ce26" table:formula="oooc:=IF(OFFSET([$ScriptTestCases.$B$4];[.BO5];0;1)&lt;&gt;&quot;&quot;;OFFSET([$ScriptTestCases.$B$4];[.BO5];0;1);&quot;&quot;)" office:value-type="string" office:string-value="BasicOptimizerTest.script">
            <text:p>BasicOptimizerTest.script</text:p>
          </table:table-cell>
          <table:table-cell table:style-name="ce26" table:formula="oooc:=IF(OFFSET([$ScriptTestCases.$B$4];[.BP5];0;1)&lt;&gt;&quot;&quot;;OFFSET([$ScriptTestCases.$B$4];[.BP5];0;1);&quot;&quot;)" office:value-type="string" office:string-value="NonLinearConstraintTests.script">
            <text:p>NonLinearConstraintTests.script</text:p>
          </table:table-cell>
          <table:table-cell table:style-name="ce26" table:formula="oooc:=IF(OFFSET([$ScriptTestCases.$B$4];[.BQ5];0;1)&lt;&gt;&quot;&quot;;OFFSET([$ScriptTestCases.$B$4];[.BQ5];0;1);&quot;&quot;)" office:value-type="string" office:string-value="MinimizeTests.script">
            <text:p>MinimizeTests.script</text:p>
          </table:table-cell>
          <table:table-cell table:style-name="ce26" table:formula="oooc:=IF(OFFSET([$ScriptTestCases.$B$4];[.BR5];0;1)&lt;&gt;&quot;&quot;;OFFSET([$ScriptTestCases.$B$4];[.BR5];0;1);&quot;&quot;)" office:value-type="string" office:string-value="VaryTests">
            <text:p>VaryTests</text:p>
          </table:table-cell>
          <table:table-cell table:style-name="ce26" table:formula="oooc:=IF(OFFSET([$ScriptTestCases.$B$4];[.BS5];0;1)&lt;&gt;&quot;&quot;;OFFSET([$ScriptTestCases.$B$4];[.BS5];0;1);&quot;&quot;)" office:value-type="string" office:string-value="OptimizersInControlFlow.script">
            <text:p>OptimizersInControlFlow.script</text:p>
          </table:table-cell>
          <table:table-cell table:style-name="ce26" table:formula="oooc:=IF(OFFSET([$ScriptTestCases.$B$4];[.BT5];0;1)&lt;&gt;&quot;&quot;;OFFSET([$ScriptTestCases.$B$4];[.BT5];0;1);&quot;&quot;)" office:value-type="string" office:string-value="MathOperators.script">
            <text:p>MathOperators.script</text:p>
          </table:table-cell>
          <table:table-cell table:style-name="ce26" table:formula="oooc:=IF(OFFSET([$ScriptTestCases.$B$4];[.BU5];0;1)&lt;&gt;&quot;&quot;;OFFSET([$ScriptTestCases.$B$4];[.BU5];0;1);&quot;&quot;)" office:value-type="string" office:string-value="ParenthesisinMathTests.script">
            <text:p>ParenthesisinMathTests.script</text:p>
          </table:table-cell>
          <table:table-cell table:style-name="ce26" table:formula="oooc:=IF(OFFSET([$ScriptTestCases.$B$4];[.BV5];0;1)&lt;&gt;&quot;&quot;;OFFSET([$ScriptTestCases.$B$4];[.BV5];0;1);&quot;&quot;)" office:value-type="string" office:string-value="StopinOptimizerTest.script">
            <text:p>StopinOptimizerTest.script</text:p>
          </table:table-cell>
          <table:table-cell table:style-name="ce26" table:formula="oooc:=IF(OFFSET([$ScriptTestCases.$B$4];[.BW5];0;1)&lt;&gt;&quot;&quot;;OFFSET([$ScriptTestCases.$B$4];[.BW5];0;1);&quot;&quot;)" office:value-type="string" office:string-value="ToggleTest.m">
            <text:p>ToggleTest.m</text:p>
          </table:table-cell>
          <table:table-cell table:style-name="ce26" table:formula="oooc:=IF(OFFSET([$ScriptTestCases.$B$4];[.BX5];0;1)&lt;&gt;&quot;&quot;;OFFSET([$ScriptTestCases.$B$4];[.BX5];0;1);&quot;&quot;)" office:value-type="string" office:string-value="CSParams_GMAT_BPlaneTests.script">
            <text:p>CSParams_GMAT_BPlaneTests.script</text:p>
          </table:table-cell>
          <table:table-cell table:style-name="ce26" table:formula="oooc:=IF(OFFSET([$ScriptTestCases.$B$4];[.BY5];0;1)&lt;&gt;&quot;&quot;;OFFSET([$ScriptTestCases.$B$4];[.BY5];0;1);&quot;&quot;)" office:value-type="string" office:string-value="StateInputTests.script">
            <text:p>StateInputTests.script</text:p>
          </table:table-cell>
          <table:table-cell table:style-name="ce26" table:formula="oooc:=IF(OFFSET([$ScriptTestCases.$B$4];[.BZ5];0;1)&lt;&gt;&quot;&quot;;OFFSET([$ScriptTestCases.$B$4];[.BZ5];0;1);&quot;&quot;)" office:value-type="string" office:string-value="TargeterNesting.m">
            <text:p>TargeterNesting.m</text:p>
          </table:table-cell>
          <table:table-cell table:style-name="ce26" table:formula="oooc:=IF(OFFSET([$ScriptTestCases.$B$4];[.CA5];0;1)&lt;&gt;&quot;&quot;;OFFSET([$ScriptTestCases.$B$4];[.CA5];0;1);&quot;&quot;)" office:value-type="string" office:string-value="Loop_GMAT_IfWhile.m">
            <text:p>Loop_GMAT_IfWhile.m</text:p>
          </table:table-cell>
          <table:table-cell table:style-name="ce26" table:formula="oooc:=IF(OFFSET([$ScriptTestCases.$B$4];[.CB5];0;1)&lt;&gt;&quot;&quot;;OFFSET([$ScriptTestCases.$B$4];[.CB5];0;1);&quot;&quot;)" office:value-type="string" office:string-value="ForForArray.m">
            <text:p>ForForArray.m</text:p>
          </table:table-cell>
          <table:table-cell table:style-name="ce26" table:formula="oooc:=IF(OFFSET([$ScriptTestCases.$B$4];[.CC5];0;1)&lt;&gt;&quot;&quot;;OFFSET([$ScriptTestCases.$B$4];[.CC5];0;1);&quot;&quot;)" office:value-type="string" office:string-value="MatlabApsidesCheck.m">
            <text:p>MatlabApsidesCheck.m</text:p>
          </table:table-cell>
          <table:table-cell table:style-name="ce26" table:formula="oooc:=IF(OFFSET([$ScriptTestCases.$B$4];[.CD5];0;1)&lt;&gt;&quot;&quot;;OFFSET([$ScriptTestCases.$B$4];[.CD5];0;1);&quot;&quot;)" office:value-type="string" office:string-value="MatlabObjectPassingCheck.m">
            <text:p>MatlabObjectPassingCheck.m</text:p>
          </table:table-cell>
          <table:table-cell table:style-name="ce26" table:number-columns-repeated="2"/>
          <table:table-cell table:style-name="ce26" office:value-type="string">
            <text:p>Coverage</text:p>
          </table:table-cell>
          <table:table-cell table:style-name="ce26" office:value-type="string">
            <text:p>Column Count</text:p>
          </table:table-cell>
          <table:table-cell table:style-name="ce26" table:number-columns-repeated="123"/>
          <table:table-cell table:style-name="ce27" table:number-columns-repeated="6"/>
        </table:table-row>
        <table:table-row table:style-name="ro3">
          <table:table-cell office:value-type="string">
            <text:p>Attitude</text:p>
          </table:table-cell>
          <table:table-cell office:value-type="string">
            <text:p>CS Fixed</text:p>
          </table:table-cell>
          <table:table-cell/>
          <table:table-cell office:value-type="string">
            <text:p>DEFERRED</text:p>
          </table:table-cell>
          <table:table-cell table:style-name="Default" table:number-columns-repeated="79"/>
          <table:table-cell/>
          <table:table-cell table:formula="oooc:=IF((COUNTA([.E7:.CF7])&gt;0)                                                                OR                                                                ( [.D7]=&quot;DEFERRED&quot;);1;0)" office:value-type="float" office:value="1">
            <text:p>1</text:p>
          </table:table-cell>
          <table:table-cell table:formula="oooc:=1" office:value-type="float" office:value="1">
            <text:p>1</text:p>
          </table:table-cell>
          <table:table-cell table:number-columns-repeated="129"/>
        </table:table-row>
        <table:table-row table:style-name="ro3">
          <table:table-cell/>
          <table:table-cell office:value-type="string">
            <text:p>Kinematic</text:p>
          </table:table-cell>
          <table:table-cell/>
          <table:table-cell office:value-type="string">
            <text:p>DEFERRED</text:p>
          </table:table-cell>
          <table:table-cell table:style-name="Default" table:number-columns-repeated="79"/>
          <table:table-cell/>
          <table:table-cell table:formula="oooc:=IF((COUNTA([.E8:.CF8])&gt;0)                                                                OR                                                                ( [.D8]=&quot;DEFERRED&quot;);1;0)" office:value-type="float" office:value="1">
            <text:p>1</text:p>
          </table:table-cell>
          <table:table-cell table:formula="oooc:=[.CH7]+1" office:value-type="float" office:value="2">
            <text:p>2</text:p>
          </table:table-cell>
          <table:table-cell table:number-columns-repeated="129"/>
        </table:table-row>
        <table:table-row table:style-name="ro3">
          <table:table-cell/>
          <table:table-cell office:value-type="string">
            <text:p>Spinner</text:p>
          </table:table-cell>
          <table:table-cell/>
          <table:table-cell office:value-type="string">
            <text:p>DEFERRED</text:p>
          </table:table-cell>
          <table:table-cell table:style-name="Default" table:number-columns-repeated="79"/>
          <table:table-cell/>
          <table:table-cell table:formula="oooc:=IF((COUNTA([.E9:.CF9])&gt;0)                                                                OR                                                                ( [.D9]=&quot;DEFERRED&quot;);1;0)" office:value-type="float" office:value="1">
            <text:p>1</text:p>
          </table:table-cell>
          <table:table-cell table:formula="oooc:=[.CH8]+1" office:value-type="float" office:value="3">
            <text:p>3</text:p>
          </table:table-cell>
          <table:table-cell table:number-columns-repeated="129"/>
        </table:table-row>
        <table:table-row table:style-name="ro4">
          <table:table-cell office:value-type="string">
            <text:p>FiniteBurn</text:p>
          </table:table-cell>
          <table:table-cell table:number-columns-repeated="2"/>
          <table:table-cell office:value-type="string">
            <text:p>DEFERRED</text:p>
          </table:table-cell>
          <table:table-cell table:style-name="Default" table:number-columns-repeated="79"/>
          <table:table-cell/>
          <table:table-cell table:formula="oooc:=IF((COUNTA([.E10:.CF10])&gt;0)                                                                OR                                                                ( [.D10]=&quot;DEFERRED&quot;);1;0)" office:value-type="float" office:value="1">
            <text:p>1</text:p>
          </table:table-cell>
          <table:table-cell table:formula="oooc:=[.CH9]+1" office:value-type="float" office:value="4">
            <text:p>4</text:p>
          </table:table-cell>
          <table:table-cell table:number-columns-repeated="129"/>
        </table:table-row>
        <table:table-row table:style-name="ro4">
          <table:table-cell office:value-type="string">
            <text:p>ImpulsiveBurn</text:p>
          </table:table-cell>
          <table:table-cell office:value-type="string">
            <text:p>Inertial</text:p>
          </table:table-cell>
          <table:table-cell office:value-type="string">
            <text:p>Along X</text:p>
          </table:table-cell>
          <table:table-cell office:value-type="string">
            <text:p>DEFERRED</text:p>
          </table:table-cell>
          <table:table-cell table:style-name="Default" table:number-columns-repeated="79"/>
          <table:table-cell/>
          <table:table-cell table:formula="oooc:=IF((COUNTA([.E11:.CF11])&gt;0)                                                                OR                                                                ( [.D11]=&quot;DEFERRED&quot;);1;0)" office:value-type="float" office:value="1">
            <text:p>1</text:p>
          </table:table-cell>
          <table:table-cell table:formula="oooc:=[.CH10]+1" office:value-type="float" office:value="5">
            <text:p>5</text:p>
          </table:table-cell>
          <table:table-cell table:number-columns-repeated="129"/>
        </table:table-row>
        <table:table-row table:style-name="ro3">
          <table:table-cell table:number-columns-repeated="2"/>
          <table:table-cell office:value-type="string">
            <text:p>X+Y</text:p>
          </table:table-cell>
          <table:table-cell office:value-type="string">
            <text:p>DEFERRED</text:p>
          </table:table-cell>
          <table:table-cell table:style-name="Default" table:number-columns-repeated="79"/>
          <table:table-cell/>
          <table:table-cell table:formula="oooc:=IF((COUNTA([.E12:.CF12])&gt;0)                                                                OR                                                                ( [.D12]=&quot;DEFERRED&quot;);1;0)" office:value-type="float" office:value="1">
            <text:p>1</text:p>
          </table:table-cell>
          <table:table-cell table:formula="oooc:=[.CH11]+1" office:value-type="float" office:value="6">
            <text:p>6</text:p>
          </table:table-cell>
          <table:table-cell table:number-columns-repeated="129"/>
        </table:table-row>
        <table:table-row table:style-name="ro3">
          <table:table-cell table:number-columns-repeated="2"/>
          <table:table-cell office:value-type="string">
            <text:p>X+Y+Z</text:p>
          </table:table-cell>
          <table:table-cell/>
          <table:table-cell table:style-name="Default" table:number-columns-repeated="40"/>
          <table:table-cell table:style-name="Default" office:value-type="string">
            <text:p>X</text:p>
          </table:table-cell>
          <table:table-cell table:style-name="Default" table:number-columns-repeated="38"/>
          <table:table-cell/>
          <table:table-cell table:formula="oooc:=IF((COUNTA([.E13:.CF13])&gt;0)                                                                OR                                                                ( [.D13]=&quot;DEFERRED&quot;);1;0)" office:value-type="float" office:value="1">
            <text:p>1</text:p>
          </table:table-cell>
          <table:table-cell table:formula="oooc:=[.CH12]+1" office:value-type="float" office:value="7">
            <text:p>7</text:p>
          </table:table-cell>
          <table:table-cell table:number-columns-repeated="129"/>
        </table:table-row>
        <table:table-row table:style-name="ro3">
          <table:table-cell/>
          <table:table-cell office:value-type="string">
            <text:p>VNB </text:p>
          </table:table-cell>
          <table:table-cell office:value-type="string">
            <text:p>Along V</text:p>
          </table:table-cell>
          <table:table-cell office:value-type="string">
            <text:p>DEFERRED</text:p>
          </table:table-cell>
          <table:table-cell table:style-name="Default" table:number-columns-repeated="79"/>
          <table:table-cell/>
          <table:table-cell table:formula="oooc:=IF((COUNTA([.E14:.CF14])&gt;0)                                                                OR                                                                ( [.D14]=&quot;DEFERRED&quot;);1;0)" office:value-type="float" office:value="1">
            <text:p>1</text:p>
          </table:table-cell>
          <table:table-cell table:formula="oooc:=[.CH13]+1" office:value-type="float" office:value="8">
            <text:p>8</text:p>
          </table:table-cell>
          <table:table-cell table:number-columns-repeated="129"/>
        </table:table-row>
        <table:table-row table:style-name="ro3">
          <table:table-cell table:number-columns-repeated="2"/>
          <table:table-cell office:value-type="string">
            <text:p>V+N</text:p>
          </table:table-cell>
          <table:table-cell office:value-type="string">
            <text:p>DEFERRED</text:p>
          </table:table-cell>
          <table:table-cell table:style-name="Default" table:number-columns-repeated="79"/>
          <table:table-cell/>
          <table:table-cell table:formula="oooc:=IF((COUNTA([.E15:.CF15])&gt;0)                                                                OR                                                                ( [.D15]=&quot;DEFERRED&quot;);1;0)" office:value-type="float" office:value="1">
            <text:p>1</text:p>
          </table:table-cell>
          <table:table-cell table:formula="oooc:=[.CH14]+1" office:value-type="float" office:value="9">
            <text:p>9</text:p>
          </table:table-cell>
          <table:table-cell table:number-columns-repeated="129"/>
        </table:table-row>
        <table:table-row table:style-name="ro3">
          <table:table-cell table:number-columns-repeated="2"/>
          <table:table-cell office:value-type="string">
            <text:p>V+N+B</text:p>
          </table:table-cell>
          <table:table-cell/>
          <table:table-cell table:style-name="Default" table:number-columns-repeated="41"/>
          <table:table-cell table:number-columns-repeated="2" table:style-name="Default" office:value-type="string">
            <text:p>X</text:p>
          </table:table-cell>
          <table:table-cell table:style-name="Default" table:number-columns-repeated="36"/>
          <table:table-cell/>
          <table:table-cell table:formula="oooc:=IF((COUNTA([.E16:.CF16])&gt;0)                                                                OR                                                                ( [.D16]=&quot;DEFERRED&quot;);1;0)" office:value-type="float" office:value="1">
            <text:p>1</text:p>
          </table:table-cell>
          <table:table-cell table:formula="oooc:=[.CH15]+1" office:value-type="float" office:value="10">
            <text:p>10</text:p>
          </table:table-cell>
          <table:table-cell table:number-columns-repeated="129"/>
        </table:table-row>
        <table:table-row table:style-name="ro3">
          <table:table-cell/>
          <table:table-cell office:value-type="string">
            <text:p>CS based</text:p>
          </table:table-cell>
          <table:table-cell/>
          <table:table-cell office:value-type="string">
            <text:p>DEFERRED</text:p>
          </table:table-cell>
          <table:table-cell table:style-name="Default" table:number-columns-repeated="79"/>
          <table:table-cell/>
          <table:table-cell table:formula="oooc:=IF((COUNTA([.E17:.CF17])&gt;0)                                                                OR                                                                ( [.D17]=&quot;DEFERRED&quot;);1;0)" office:value-type="float" office:value="1">
            <text:p>1</text:p>
          </table:table-cell>
          <table:table-cell table:formula="oooc:=[.CH16]+1" office:value-type="float" office:value="11">
            <text:p>11</text:p>
          </table:table-cell>
          <table:table-cell table:number-columns-repeated="129"/>
        </table:table-row>
        <table:table-row table:style-name="ro3">
          <table:table-cell office:value-type="string">
            <text:p>Coordinate Systems</text:p>
          </table:table-cell>
          <table:table-cell office:value-type="string">
            <text:p>EarthMJ2000Eq</text:p>
          </table:table-cell>
          <table:table-cell/>
          <table:table-cell/>
          <table:table-cell table:style-name="Default" table:number-columns-repeated="12"/>
          <table:table-cell table:style-name="Default" office:value-type="string">
            <text:p>X</text:p>
          </table:table-cell>
          <table:table-cell table:style-name="Default" table:number-columns-repeated="2"/>
          <table:table-cell table:number-columns-repeated="23" table:style-name="Default" office:value-type="string">
            <text:p>X</text:p>
          </table:table-cell>
          <table:table-cell table:style-name="Default" table:number-columns-repeated="2"/>
          <table:table-cell table:number-columns-repeated="2" table:style-name="Default" office:value-type="string">
            <text:p>X</text:p>
          </table:table-cell>
          <table:table-cell table:style-name="Default"/>
          <table:table-cell table:number-columns-repeated="2" table:style-name="Default" office:value-type="string">
            <text:p>X</text:p>
          </table:table-cell>
          <table:table-cell table:style-name="Default" table:number-columns-repeated="26"/>
          <table:table-cell table:style-name="Default" office:value-type="string">
            <text:p>X</text:p>
          </table:table-cell>
          <table:table-cell table:style-name="Default"/>
          <table:table-cell table:style-name="Default" office:value-type="string">
            <text:p>X</text:p>
          </table:table-cell>
          <table:table-cell table:style-name="Default" table:number-columns-repeated="5"/>
          <table:table-cell/>
          <table:table-cell table:formula="oooc:=IF((COUNTA([.E18:.CF18])&gt;0)                                                                OR                                                                ( [.D18]=&quot;DEFERRED&quot;);1;0)" office:value-type="float" office:value="1">
            <text:p>1</text:p>
          </table:table-cell>
          <table:table-cell table:formula="oooc:=[.CH17]+1" office:value-type="float" office:value="12">
            <text:p>12</text:p>
          </table:table-cell>
          <table:table-cell table:number-columns-repeated="129"/>
        </table:table-row>
        <table:table-row table:style-name="ro3">
          <table:table-cell/>
          <table:table-cell office:value-type="string">
            <text:p>EarthMJ2000Ec</text:p>
          </table:table-cell>
          <table:table-cell/>
          <table:table-cell/>
          <table:table-cell table:style-name="Default" table:number-columns-repeated="11"/>
          <table:table-cell table:style-name="Default" office:value-type="string">
            <text:p>X</text:p>
          </table:table-cell>
          <table:table-cell table:style-name="Default" table:number-columns-repeated="59"/>
          <table:table-cell table:style-name="Default" office:value-type="string">
            <text:p>X</text:p>
          </table:table-cell>
          <table:table-cell table:style-name="Default" table:number-columns-repeated="7"/>
          <table:table-cell/>
          <table:table-cell table:formula="oooc:=IF((COUNTA([.E19:.CF19])&gt;0)                                                                OR                                                                ( [.D19]=&quot;DEFERRED&quot;);1;0)" office:value-type="float" office:value="1">
            <text:p>1</text:p>
          </table:table-cell>
          <table:table-cell table:formula="oooc:=[.CH18]+1" office:value-type="float" office:value="13">
            <text:p>13</text:p>
          </table:table-cell>
          <table:table-cell table:number-columns-repeated="129"/>
        </table:table-row>
        <table:table-row table:style-name="ro4">
          <table:table-cell/>
          <table:table-cell office:value-type="string">
            <text:p>EarthFixed</text:p>
          </table:table-cell>
          <table:table-cell/>
          <table:table-cell/>
          <table:table-cell table:style-name="Default" table:number-columns-repeated="9"/>
          <table:table-cell table:style-name="Default" office:value-type="string">
            <text:p>X</text:p>
          </table:table-cell>
          <table:table-cell table:style-name="Default" table:number-columns-repeated="61"/>
          <table:table-cell table:style-name="Default" office:value-type="string">
            <text:p>X</text:p>
          </table:table-cell>
          <table:table-cell table:style-name="Default" table:number-columns-repeated="7"/>
          <table:table-cell/>
          <table:table-cell table:formula="oooc:=IF((COUNTA([.E20:.CF20])&gt;0)                                                                OR                                                                ( [.D20]=&quot;DEFERRED&quot;);1;0)" office:value-type="float" office:value="1">
            <text:p>1</text:p>
          </table:table-cell>
          <table:table-cell table:formula="oooc:=[.CH19]+1" office:value-type="float" office:value="14">
            <text:p>14</text:p>
          </table:table-cell>
          <table:table-cell table:number-columns-repeated="129"/>
        </table:table-row>
        <table:table-row table:style-name="ro4">
          <table:table-cell office:value-type="string">
            <text:p>ForceModel</text:p>
          </table:table-cell>
          <table:table-cell office:value-type="string">
            <text:p>PointMass</text:p>
          </table:table-cell>
          <table:table-cell office:value-type="string">
            <text:p>Earth</text:p>
          </table:table-cell>
          <table:table-cell/>
          <table:table-cell table:style-name="Default" table:number-columns-repeated="9"/>
          <table:table-cell table:number-columns-repeated="4" table:style-name="Default" office:value-type="string">
            <text:p>X</text:p>
          </table:table-cell>
          <table:table-cell table:style-name="Default" table:number-columns-repeated="2"/>
          <table:table-cell table:number-columns-repeated="23" table:style-name="Default" office:value-type="string">
            <text:p>X</text:p>
          </table:table-cell>
          <table:table-cell table:style-name="Default" table:number-columns-repeated="2"/>
          <table:table-cell table:number-columns-repeated="2" table:style-name="Default" office:value-type="string">
            <text:p>X</text:p>
          </table:table-cell>
          <table:table-cell table:style-name="Default" table:number-columns-repeated="2"/>
          <table:table-cell table:style-name="Default" office:value-type="string">
            <text:p>X</text:p>
          </table:table-cell>
          <table:table-cell table:style-name="Default"/>
          <table:table-cell table:style-name="Default" office:value-type="string">
            <text:p>X</text:p>
          </table:table-cell>
          <table:table-cell table:style-name="Default" table:number-columns-repeated="24"/>
          <table:table-cell table:style-name="Default" office:value-type="string">
            <text:p>X</text:p>
          </table:table-cell>
          <table:table-cell table:style-name="Default"/>
          <table:table-cell table:style-name="Default" office:value-type="string">
            <text:p>X</text:p>
          </table:table-cell>
          <table:table-cell table:style-name="Default" table:number-columns-repeated="5"/>
          <table:table-cell/>
          <table:table-cell table:formula="oooc:=IF((COUNTA([.E21:.CF21])&gt;0)                                                                OR                                                                ( [.D21]=&quot;DEFERRED&quot;);1;0)" office:value-type="float" office:value="1">
            <text:p>1</text:p>
          </table:table-cell>
          <table:table-cell table:formula="oooc:=[.CH20]+1" office:value-type="float" office:value="15">
            <text:p>15</text:p>
          </table:table-cell>
          <table:table-cell table:number-columns-repeated="129"/>
        </table:table-row>
        <table:table-row table:style-name="ro3">
          <table:table-cell table:number-columns-repeated="2"/>
          <table:table-cell office:value-type="string">
            <text:p>Sun, Luna</text:p>
          </table:table-cell>
          <table:table-cell/>
          <table:table-cell table:style-name="Default" table:number-columns-repeated="45"/>
          <table:table-cell table:number-columns-repeated="2" table:style-name="Default" office:value-type="string">
            <text:p>X</text:p>
          </table:table-cell>
          <table:table-cell table:style-name="Default" table:number-columns-repeated="32"/>
          <table:table-cell/>
          <table:table-cell table:formula="oooc:=IF((COUNTA([.E22:.CF22])&gt;0)                                                                OR                                                                ( [.D22]=&quot;DEFERRED&quot;);1;0)" office:value-type="float" office:value="1">
            <text:p>1</text:p>
          </table:table-cell>
          <table:table-cell table:formula="oooc:=[.CH21]+1" office:value-type="float" office:value="16">
            <text:p>16</text:p>
          </table:table-cell>
          <table:table-cell table:number-columns-repeated="129"/>
        </table:table-row>
        <table:table-row table:style-name="ro3">
          <table:table-cell table:number-columns-repeated="2"/>
          <table:table-cell office:value-type="string">
            <text:p>All</text:p>
          </table:table-cell>
          <table:table-cell/>
          <table:table-cell table:style-name="Default" table:number-columns-repeated="46"/>
          <table:table-cell table:style-name="Default" office:value-type="string">
            <text:p>X</text:p>
          </table:table-cell>
          <table:table-cell table:style-name="Default" table:number-columns-repeated="32"/>
          <table:table-cell/>
          <table:table-cell table:formula="oooc:=IF((COUNTA([.E23:.CF23])&gt;0)                                                                OR                                                                ( [.D23]=&quot;DEFERRED&quot;);1;0)" office:value-type="float" office:value="1">
            <text:p>1</text:p>
          </table:table-cell>
          <table:table-cell table:formula="oooc:=[.CH22]+1" office:value-type="float" office:value="17">
            <text:p>17</text:p>
          </table:table-cell>
          <table:table-cell table:number-columns-repeated="129"/>
        </table:table-row>
        <table:table-row table:style-name="ro4">
          <table:table-cell/>
          <table:table-cell office:value-type="string">
            <text:p>FullField</text:p>
          </table:table-cell>
          <table:table-cell office:value-type="string">
            <text:p>Earth</text:p>
          </table:table-cell>
          <table:table-cell/>
          <table:table-cell table:style-name="Default" table:number-columns-repeated="43"/>
          <table:table-cell table:style-name="Default" office:value-type="string">
            <text:p>X</text:p>
          </table:table-cell>
          <table:table-cell table:style-name="Default"/>
          <table:table-cell table:style-name="Default" office:value-type="string">
            <text:p>X</text:p>
          </table:table-cell>
          <table:table-cell table:style-name="Default" table:number-columns-repeated="33"/>
          <table:table-cell/>
          <table:table-cell table:formula="oooc:=IF((COUNTA([.E24:.CF24])&gt;0)                                                                OR                                                                ( [.D24]=&quot;DEFERRED&quot;);1;0)" office:value-type="float" office:value="1">
            <text:p>1</text:p>
          </table:table-cell>
          <table:table-cell table:formula="oooc:=[.CH23]+1" office:value-type="float" office:value="18">
            <text:p>18</text:p>
          </table:table-cell>
          <table:table-cell table:number-columns-repeated="129"/>
        </table:table-row>
        <table:table-row table:style-name="ro3">
          <table:table-cell table:number-columns-repeated="2"/>
          <table:table-cell office:value-type="string">
            <text:p>Luna</text:p>
          </table:table-cell>
          <table:table-cell/>
          <table:table-cell table:style-name="Default" table:number-columns-repeated="48"/>
          <table:table-cell table:style-name="Default" office:value-type="string">
            <text:p>X</text:p>
          </table:table-cell>
          <table:table-cell table:style-name="Default" table:number-columns-repeated="30"/>
          <table:table-cell/>
          <table:table-cell table:formula="oooc:=IF((COUNTA([.E25:.CF25])&gt;0)                                                                OR                                                                ( [.D25]=&quot;DEFERRED&quot;);1;0)" office:value-type="float" office:value="1">
            <text:p>1</text:p>
          </table:table-cell>
          <table:table-cell table:formula="oooc:=[.CH24]+1" office:value-type="float" office:value="19">
            <text:p>19</text:p>
          </table:table-cell>
          <table:table-cell table:number-columns-repeated="129"/>
        </table:table-row>
        <table:table-row table:style-name="ro3">
          <table:table-cell table:number-columns-repeated="2"/>
          <table:table-cell office:value-type="string">
            <text:p>Mars</text:p>
          </table:table-cell>
          <table:table-cell/>
          <table:table-cell table:style-name="Default" table:number-columns-repeated="47"/>
          <table:table-cell table:style-name="Default" office:value-type="string">
            <text:p>X</text:p>
          </table:table-cell>
          <table:table-cell table:style-name="Default" table:number-columns-repeated="31"/>
          <table:table-cell/>
          <table:table-cell table:formula="oooc:=IF((COUNTA([.E26:.CF26])&gt;0)                                                                OR                                                                ( [.D26]=&quot;DEFERRED&quot;);1;0)" office:value-type="float" office:value="1">
            <text:p>1</text:p>
          </table:table-cell>
          <table:table-cell table:formula="oooc:=[.CH25]+1" office:value-type="float" office:value="20">
            <text:p>20</text:p>
          </table:table-cell>
          <table:table-cell table:number-columns-repeated="129"/>
        </table:table-row>
        <table:table-row table:style-name="ro3">
          <table:table-cell/>
          <table:table-cell office:value-type="string">
            <text:p>Drag</text:p>
          </table:table-cell>
          <table:table-cell office:value-type="string">
            <text:p>Exponential</text:p>
          </table:table-cell>
          <table:table-cell/>
          <table:table-cell table:style-name="Default" table:number-columns-repeated="77"/>
          <table:table-cell table:style-name="Default" office:value-type="string">
            <text:p>X</text:p>
          </table:table-cell>
          <table:table-cell table:style-name="Default"/>
          <table:table-cell/>
          <table:table-cell table:formula="oooc:=IF((COUNTA([.E27:.CF27])&gt;0)                                                                OR                                                                ( [.D27]=&quot;DEFERRED&quot;);1;0)" office:value-type="float" office:value="1">
            <text:p>1</text:p>
          </table:table-cell>
          <table:table-cell table:formula="oooc:=[.CH26]+1" office:value-type="float" office:value="21">
            <text:p>21</text:p>
          </table:table-cell>
          <table:table-cell table:number-columns-repeated="129"/>
        </table:table-row>
        <table:table-row table:style-name="ro3">
          <table:table-cell table:number-columns-repeated="2"/>
          <table:table-cell office:value-type="string">
            <text:p>JR</text:p>
          </table:table-cell>
          <table:table-cell office:value-type="string">
            <text:p>User Values</text:p>
          </table:table-cell>
          <table:table-cell table:style-name="Default" table:number-columns-repeated="43"/>
          <table:table-cell table:style-name="Default" office:value-type="string">
            <text:p>X</text:p>
          </table:table-cell>
          <table:table-cell table:style-name="Default" table:number-columns-repeated="35"/>
          <table:table-cell/>
          <table:table-cell table:formula="oooc:=IF((COUNTA([.E28:.CF28])&gt;0)                                                                OR                                                                ( [.D28]=&quot;DEFERRED&quot;);1;0)" office:value-type="float" office:value="1">
            <text:p>1</text:p>
          </table:table-cell>
          <table:table-cell table:formula="oooc:=[.CH27]+1" office:value-type="float" office:value="22">
            <text:p>22</text:p>
          </table:table-cell>
          <table:table-cell table:number-columns-repeated="129"/>
        </table:table-row>
        <table:table-row table:style-name="ro3">
          <table:table-cell table:number-columns-repeated="3"/>
          <table:table-cell office:value-type="string">
            <text:p>From File</text:p>
          </table:table-cell>
          <table:table-cell table:style-name="Default" table:number-columns-repeated="79"/>
          <table:table-cell/>
          <table:table-cell table:formula="oooc:=IF((COUNTA([.E29:.CF29])&gt;0)                                                                OR                                                                ( [.D29]=&quot;DEFERRED&quot;);1;0)" office:value-type="float" office:value="0">
            <text:p>0</text:p>
          </table:table-cell>
          <table:table-cell table:formula="oooc:=[.CH28]+1" office:value-type="float" office:value="23">
            <text:p>23</text:p>
          </table:table-cell>
          <table:table-cell table:number-columns-repeated="129"/>
        </table:table-row>
        <table:table-row table:style-name="ro3">
          <table:table-cell table:number-columns-repeated="2"/>
          <table:table-cell office:value-type="string">
            <text:p>MSISE90</text:p>
          </table:table-cell>
          <table:table-cell office:value-type="string">
            <text:p>User Values</text:p>
          </table:table-cell>
          <table:table-cell table:style-name="Default" table:number-columns-repeated="45"/>
          <table:table-cell table:style-name="Default" office:value-type="string">
            <text:p>X</text:p>
          </table:table-cell>
          <table:table-cell table:style-name="Default" table:number-columns-repeated="33"/>
          <table:table-cell/>
          <table:table-cell table:formula="oooc:=IF((COUNTA([.E30:.CF30])&gt;0)                                                                OR                                                                ( [.D30]=&quot;DEFERRED&quot;);1;0)" office:value-type="float" office:value="1">
            <text:p>1</text:p>
          </table:table-cell>
          <table:table-cell table:formula="oooc:=[.CH29]+1" office:value-type="float" office:value="24">
            <text:p>24</text:p>
          </table:table-cell>
          <table:table-cell table:number-columns-repeated="129"/>
        </table:table-row>
        <table:table-row table:style-name="ro3">
          <table:table-cell table:number-columns-repeated="3"/>
          <table:table-cell office:value-type="string">
            <text:p>From File</text:p>
          </table:table-cell>
          <table:table-cell table:style-name="Default" table:number-columns-repeated="79"/>
          <table:table-cell/>
          <table:table-cell table:formula="oooc:=IF((COUNTA([.E31:.CF31])&gt;0)                                                                OR                                                                ( [.D31]=&quot;DEFERRED&quot;);1;0)" office:value-type="float" office:value="0">
            <text:p>0</text:p>
          </table:table-cell>
          <table:table-cell table:formula="oooc:=[.CH30]+1" office:value-type="float" office:value="25">
            <text:p>25</text:p>
          </table:table-cell>
          <table:table-cell table:number-columns-repeated="129"/>
        </table:table-row>
        <table:table-row table:style-name="ro3">
          <table:table-cell/>
          <table:table-cell office:value-type="string">
            <text:p>SRP</text:p>
          </table:table-cell>
          <table:table-cell/>
          <table:table-cell/>
          <table:table-cell table:style-name="Default" table:number-columns-repeated="43"/>
          <table:table-cell table:style-name="Default" office:value-type="string">
            <text:p>X</text:p>
          </table:table-cell>
          <table:table-cell table:style-name="Default"/>
          <table:table-cell table:style-name="Default" office:value-type="string">
            <text:p>X</text:p>
          </table:table-cell>
          <table:table-cell table:style-name="Default" table:number-columns-repeated="33"/>
          <table:table-cell/>
          <table:table-cell table:formula="oooc:=IF((COUNTA([.E32:.CF32])&gt;0)                                                                OR                                                                ( [.D32]=&quot;DEFERRED&quot;);1;0)" office:value-type="float" office:value="1">
            <text:p>1</text:p>
          </table:table-cell>
          <table:table-cell table:formula="oooc:=[.CH31]+1" office:value-type="float" office:value="26">
            <text:p>26</text:p>
          </table:table-cell>
          <table:table-cell table:number-columns-repeated="129"/>
        </table:table-row>
        <table:table-row table:style-name="ro4">
          <table:table-cell/>
          <table:table-cell office:value-type="string">
            <text:p>FiniteBurn</text:p>
          </table:table-cell>
          <table:table-cell office:value-type="string">
            <text:p>1 engine</text:p>
          </table:table-cell>
          <table:table-cell office:value-type="string">
            <text:p>DEFERRED</text:p>
          </table:table-cell>
          <table:table-cell table:style-name="Default" table:number-columns-repeated="79"/>
          <table:table-cell/>
          <table:table-cell table:formula="oooc:=IF((COUNTA([.E33:.CF33])&gt;0)                                                                OR                                                                ( [.D33]=&quot;DEFERRED&quot;);1;0)" office:value-type="float" office:value="1">
            <text:p>1</text:p>
          </table:table-cell>
          <table:table-cell table:formula="oooc:=[.CH32]+1" office:value-type="float" office:value="27">
            <text:p>27</text:p>
          </table:table-cell>
          <table:table-cell table:number-columns-repeated="129"/>
        </table:table-row>
        <table:table-row table:style-name="ro3">
          <table:table-cell table:number-columns-repeated="2"/>
          <table:table-cell office:value-type="string">
            <text:p>Multiple</text:p>
          </table:table-cell>
          <table:table-cell office:value-type="string">
            <text:p>DEFERRED</text:p>
          </table:table-cell>
          <table:table-cell table:style-name="Default" table:number-columns-repeated="79"/>
          <table:table-cell/>
          <table:table-cell table:formula="oooc:=IF((COUNTA([.E34:.CF34])&gt;0)                                                                OR                                                                ( [.D34]=&quot;DEFERRED&quot;);1;0)" office:value-type="float" office:value="1">
            <text:p>1</text:p>
          </table:table-cell>
          <table:table-cell table:formula="oooc:=[.CH33]+1" office:value-type="float" office:value="28">
            <text:p>28</text:p>
          </table:table-cell>
          <table:table-cell table:number-columns-repeated="129"/>
        </table:table-row>
        <table:table-row table:style-name="ro4">
          <table:table-cell office:value-type="string">
            <text:p>MatlabFunction</text:p>
          </table:table-cell>
          <table:table-cell table:number-columns-repeated="2"/>
          <table:table-cell/>
          <table:table-cell table:style-name="Default" table:number-columns-repeated="76"/>
          <table:table-cell table:style-name="Default" office:value-type="string">
            <text:p>X</text:p>
          </table:table-cell>
          <table:table-cell table:style-name="Default" table:number-columns-repeated="2"/>
          <table:table-cell/>
          <table:table-cell table:formula="oooc:=IF((COUNTA([.E35:.CF35])&gt;0)                                                                OR                                                                ( [.D35]=&quot;DEFERRED&quot;);1;0)" office:value-type="float" office:value="1">
            <text:p>1</text:p>
          </table:table-cell>
          <table:table-cell table:formula="oooc:=[.CH34]+1" office:value-type="float" office:value="29">
            <text:p>29</text:p>
          </table:table-cell>
          <table:table-cell table:number-columns-repeated="129"/>
        </table:table-row>
        <table:table-row table:style-name="ro4">
          <table:table-cell office:value-type="string">
            <text:p>GmatFunction</text:p>
          </table:table-cell>
          <table:table-cell table:number-columns-repeated="2"/>
          <table:table-cell office:value-type="string">
            <text:p>DEFERRED</text:p>
          </table:table-cell>
          <table:table-cell table:style-name="Default" table:number-columns-repeated="79"/>
          <table:table-cell/>
          <table:table-cell table:formula="oooc:=IF((COUNTA([.E36:.CF36])&gt;0)                                                                OR                                                                ( [.D36]=&quot;DEFERRED&quot;);1;0)" office:value-type="float" office:value="1">
            <text:p>1</text:p>
          </table:table-cell>
          <table:table-cell table:formula="oooc:=[.CH35]+1" office:value-type="float" office:value="30">
            <text:p>30</text:p>
          </table:table-cell>
          <table:table-cell table:number-columns-repeated="129"/>
        </table:table-row>
        <table:table-row table:style-name="ro3">
          <table:table-cell office:value-type="string">
            <text:p>Math</text:p>
          </table:table-cell>
          <table:table-cell office:value-type="string">
            <text:p>Operators</text:p>
          </table:table-cell>
          <table:table-cell office:value-type="string">
            <text:p>Abs</text:p>
          </table:table-cell>
          <table:table-cell/>
          <table:table-cell table:style-name="Default" table:number-columns-repeated="79"/>
          <table:table-cell/>
          <table:table-cell table:formula="oooc:=IF((COUNTA([.E37:.CF37])&gt;0)                                                                OR                                                                ( [.D37]=&quot;DEFERRED&quot;);1;0)" office:value-type="float" office:value="0">
            <text:p>0</text:p>
          </table:table-cell>
          <table:table-cell table:formula="oooc:=[.CH36]+1" office:value-type="float" office:value="31">
            <text:p>31</text:p>
          </table:table-cell>
          <table:table-cell table:number-columns-repeated="129"/>
        </table:table-row>
        <table:table-row table:style-name="ro3">
          <table:table-cell table:number-columns-repeated="2"/>
          <table:table-cell office:value-type="string">
            <text:p>Add</text:p>
          </table:table-cell>
          <table:table-cell/>
          <table:table-cell table:style-name="Default" table:number-columns-repeated="21"/>
          <table:table-cell table:number-columns-repeated="17" table:style-name="Default" office:value-type="string">
            <text:p>X</text:p>
          </table:table-cell>
          <table:table-cell table:style-name="Default" table:number-columns-repeated="29"/>
          <table:table-cell table:style-name="Default" office:value-type="string">
            <text:p>X</text:p>
          </table:table-cell>
          <table:table-cell table:style-name="Default" table:number-columns-repeated="11"/>
          <table:table-cell/>
          <table:table-cell table:formula="oooc:=IF((COUNTA([.E38:.CF38])&gt;0)                                                                OR                                                                ( [.D38]=&quot;DEFERRED&quot;);1;0)" office:value-type="float" office:value="1">
            <text:p>1</text:p>
          </table:table-cell>
          <table:table-cell table:formula="oooc:=[.CH37]+1" office:value-type="float" office:value="32">
            <text:p>32</text:p>
          </table:table-cell>
          <table:table-cell table:number-columns-repeated="129"/>
        </table:table-row>
        <table:table-row table:style-name="ro3">
          <table:table-cell table:number-columns-repeated="2"/>
          <table:table-cell office:value-type="string">
            <text:p>Divide</text:p>
          </table:table-cell>
          <table:table-cell/>
          <table:table-cell table:style-name="Default" table:number-columns-repeated="33"/>
          <table:table-cell table:style-name="Default" office:value-type="string">
            <text:p>X</text:p>
          </table:table-cell>
          <table:table-cell table:style-name="Default" table:number-columns-repeated="33"/>
          <table:table-cell table:style-name="Default" office:value-type="string">
            <text:p>X</text:p>
          </table:table-cell>
          <table:table-cell table:style-name="Default" table:number-columns-repeated="11"/>
          <table:table-cell/>
          <table:table-cell table:formula="oooc:=IF((COUNTA([.E39:.CF39])&gt;0)                                                                OR                                                                ( [.D39]=&quot;DEFERRED&quot;);1;0)" office:value-type="float" office:value="1">
            <text:p>1</text:p>
          </table:table-cell>
          <table:table-cell table:formula="oooc:=[.CH38]+1" office:value-type="float" office:value="33">
            <text:p>33</text:p>
          </table:table-cell>
          <table:table-cell table:number-columns-repeated="129"/>
        </table:table-row>
        <table:table-row table:style-name="ro3">
          <table:table-cell table:number-columns-repeated="2"/>
          <table:table-cell office:value-type="string">
            <text:p>Determinant</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40:.CF40])&gt;0)                                                                OR                                                                ( [.D40]=&quot;DEFERRED&quot;);1;0)" office:value-type="float" office:value="1">
            <text:p>1</text:p>
          </table:table-cell>
          <table:table-cell table:formula="oooc:=[.CH39]+1" office:value-type="float" office:value="34">
            <text:p>34</text:p>
          </table:table-cell>
          <table:table-cell table:number-columns-repeated="129"/>
        </table:table-row>
        <table:table-row table:style-name="ro3">
          <table:table-cell table:number-columns-repeated="2"/>
          <table:table-cell office:value-type="string">
            <text:p>Inverse</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41:.CF41])&gt;0)                                                                OR                                                                ( [.D41]=&quot;DEFERRED&quot;);1;0)" office:value-type="float" office:value="1">
            <text:p>1</text:p>
          </table:table-cell>
          <table:table-cell table:formula="oooc:=[.CH40]+1" office:value-type="float" office:value="35">
            <text:p>35</text:p>
          </table:table-cell>
          <table:table-cell table:number-columns-repeated="129"/>
        </table:table-row>
        <table:table-row table:style-name="ro3">
          <table:table-cell table:number-columns-repeated="2"/>
          <table:table-cell office:value-type="string">
            <text:p>Multiply</text:p>
          </table:table-cell>
          <table:table-cell/>
          <table:table-cell table:style-name="Default" table:number-columns-repeated="36"/>
          <table:table-cell table:number-columns-repeated="2" table:style-name="Default" office:value-type="string">
            <text:p>X</text:p>
          </table:table-cell>
          <table:table-cell table:style-name="Default" table:number-columns-repeated="29"/>
          <table:table-cell table:style-name="Default" office:value-type="string">
            <text:p>X</text:p>
          </table:table-cell>
          <table:table-cell table:style-name="Default" table:number-columns-repeated="11"/>
          <table:table-cell/>
          <table:table-cell table:formula="oooc:=IF((COUNTA([.E42:.CF42])&gt;0)                                                                OR                                                                ( [.D42]=&quot;DEFERRED&quot;);1;0)" office:value-type="float" office:value="1">
            <text:p>1</text:p>
          </table:table-cell>
          <table:table-cell table:formula="oooc:=[.CH41]+1" office:value-type="float" office:value="36">
            <text:p>36</text:p>
          </table:table-cell>
          <table:table-cell table:number-columns-repeated="129"/>
        </table:table-row>
        <table:table-row table:style-name="ro3">
          <table:table-cell table:number-columns-repeated="2"/>
          <table:table-cell office:value-type="string">
            <text:p>Power</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43:.CF43])&gt;0)                                                                OR                                                                ( [.D43]=&quot;DEFERRED&quot;);1;0)" office:value-type="float" office:value="1">
            <text:p>1</text:p>
          </table:table-cell>
          <table:table-cell table:formula="oooc:=[.CH42]+1" office:value-type="float" office:value="37">
            <text:p>37</text:p>
          </table:table-cell>
          <table:table-cell table:number-columns-repeated="129"/>
        </table:table-row>
        <table:table-row table:style-name="ro3">
          <table:table-cell table:number-columns-repeated="2"/>
          <table:table-cell office:value-type="string">
            <text:p>Subtract</text:p>
          </table:table-cell>
          <table:table-cell/>
          <table:table-cell table:style-name="Default" table:number-columns-repeated="21"/>
          <table:table-cell table:number-columns-repeated="4" table:style-name="Default" office:value-type="string">
            <text:p>X</text:p>
          </table:table-cell>
          <table:table-cell table:style-name="Default" table:number-columns-repeated="5"/>
          <table:table-cell table:style-name="Default" office:value-type="string">
            <text:p>X</text:p>
          </table:table-cell>
          <table:table-cell table:style-name="Default"/>
          <table:table-cell table:number-columns-repeated="6" table:style-name="Default" office:value-type="string">
            <text:p>X</text:p>
          </table:table-cell>
          <table:table-cell table:style-name="Default" table:number-columns-repeated="29"/>
          <table:table-cell table:style-name="Default" office:value-type="string">
            <text:p>X</text:p>
          </table:table-cell>
          <table:table-cell table:style-name="Default" table:number-columns-repeated="11"/>
          <table:table-cell/>
          <table:table-cell table:formula="oooc:=IF((COUNTA([.E44:.CF44])&gt;0)                                                                OR                                                                ( [.D44]=&quot;DEFERRED&quot;);1;0)" office:value-type="float" office:value="1">
            <text:p>1</text:p>
          </table:table-cell>
          <table:table-cell table:formula="oooc:=[.CH43]+1" office:value-type="float" office:value="38">
            <text:p>38</text:p>
          </table:table-cell>
          <table:table-cell table:number-columns-repeated="129"/>
        </table:table-row>
        <table:table-row table:style-name="ro3">
          <table:table-cell table:number-columns-repeated="2"/>
          <table:table-cell office:value-type="string">
            <text:p>Parenthesis</text:p>
          </table:table-cell>
          <table:table-cell/>
          <table:table-cell table:style-name="Default" table:number-columns-repeated="68"/>
          <table:table-cell table:style-name="Default" office:value-type="string">
            <text:p>X</text:p>
          </table:table-cell>
          <table:table-cell table:style-name="Default" table:number-columns-repeated="10"/>
          <table:table-cell/>
          <table:table-cell table:formula="oooc:=IF((COUNTA([.E45:.CF45])&gt;0)                                                                OR                                                                ( [.D45]=&quot;DEFERRED&quot;);1;0)" office:value-type="float" office:value="1">
            <text:p>1</text:p>
          </table:table-cell>
          <table:table-cell table:formula="oooc:=[.CH44]+1" office:value-type="float" office:value="39">
            <text:p>39</text:p>
          </table:table-cell>
          <table:table-cell table:number-columns-repeated="129"/>
        </table:table-row>
        <table:table-row table:style-name="ro3">
          <table:table-cell table:number-columns-repeated="2"/>
          <table:table-cell office:value-type="string">
            <text:p>Transpose</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46:.CF46])&gt;0)                                                                OR                                                                ( [.D46]=&quot;DEFERRED&quot;);1;0)" office:value-type="float" office:value="1">
            <text:p>1</text:p>
          </table:table-cell>
          <table:table-cell table:formula="oooc:=[.CH45]+1" office:value-type="float" office:value="40">
            <text:p>40</text:p>
          </table:table-cell>
          <table:table-cell table:number-columns-repeated="129"/>
        </table:table-row>
        <table:table-row table:style-name="ro3">
          <table:table-cell table:number-columns-repeated="2"/>
          <table:table-cell office:value-type="string">
            <text:p>Subtract</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47:.CF47])&gt;0)                                                                OR                                                                ( [.D47]=&quot;DEFERRED&quot;);1;0)" office:value-type="float" office:value="1">
            <text:p>1</text:p>
          </table:table-cell>
          <table:table-cell table:formula="oooc:=[.CH46]+1" office:value-type="float" office:value="41">
            <text:p>41</text:p>
          </table:table-cell>
          <table:table-cell table:number-columns-repeated="129"/>
        </table:table-row>
        <table:table-row table:style-name="ro4">
          <table:table-cell/>
          <table:table-cell office:value-type="string">
            <text:p>Functions</text:p>
          </table:table-cell>
          <table:table-cell office:value-type="string">
            <text:p>Asin</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48:.CF48])&gt;0)                                                                OR                                                                ( [.D48]=&quot;DEFERRED&quot;);1;0)" office:value-type="float" office:value="1">
            <text:p>1</text:p>
          </table:table-cell>
          <table:table-cell table:formula="oooc:=[.CH47]+1" office:value-type="float" office:value="42">
            <text:p>42</text:p>
          </table:table-cell>
          <table:table-cell table:number-columns-repeated="129"/>
        </table:table-row>
        <table:table-row table:style-name="ro4">
          <table:table-cell table:number-columns-repeated="2"/>
          <table:table-cell office:value-type="string">
            <text:p>Asinh</text:p>
          </table:table-cell>
          <table:table-cell office:value-type="string">
            <text:p>DEFERRED</text:p>
          </table:table-cell>
          <table:table-cell table:style-name="Default" table:number-columns-repeated="79"/>
          <table:table-cell/>
          <table:table-cell table:formula="oooc:=IF((COUNTA([.E49:.CF49])&gt;0)                                                                OR                                                                ( [.D49]=&quot;DEFERRED&quot;);1;0)" office:value-type="float" office:value="1">
            <text:p>1</text:p>
          </table:table-cell>
          <table:table-cell table:formula="oooc:=[.CH48]+1" office:value-type="float" office:value="43">
            <text:p>43</text:p>
          </table:table-cell>
          <table:table-cell table:number-columns-repeated="129"/>
        </table:table-row>
        <table:table-row table:style-name="ro4">
          <table:table-cell table:number-columns-repeated="2"/>
          <table:table-cell office:value-type="string">
            <text:p>Atan</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50:.CF50])&gt;0)                                                                OR                                                                ( [.D50]=&quot;DEFERRED&quot;);1;0)" office:value-type="float" office:value="1">
            <text:p>1</text:p>
          </table:table-cell>
          <table:table-cell table:formula="oooc:=[.CH49]+1" office:value-type="float" office:value="44">
            <text:p>44</text:p>
          </table:table-cell>
          <table:table-cell table:number-columns-repeated="129"/>
        </table:table-row>
        <table:table-row table:style-name="ro3">
          <table:table-cell table:number-columns-repeated="2"/>
          <table:table-cell office:value-type="string">
            <text:p>Atan2</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51:.CF51])&gt;0)                                                                OR                                                                ( [.D51]=&quot;DEFERRED&quot;);1;0)" office:value-type="float" office:value="1">
            <text:p>1</text:p>
          </table:table-cell>
          <table:table-cell table:formula="oooc:=[.CH50]+1" office:value-type="float" office:value="45">
            <text:p>45</text:p>
          </table:table-cell>
          <table:table-cell table:number-columns-repeated="129"/>
        </table:table-row>
        <table:table-row table:style-name="ro4">
          <table:table-cell table:number-columns-repeated="2"/>
          <table:table-cell office:value-type="string">
            <text:p>Atanh</text:p>
          </table:table-cell>
          <table:table-cell office:value-type="string">
            <text:p>DEFERRED</text:p>
          </table:table-cell>
          <table:table-cell table:style-name="Default" table:number-columns-repeated="79"/>
          <table:table-cell/>
          <table:table-cell table:formula="oooc:=IF((COUNTA([.E52:.CF52])&gt;0)                                                                OR                                                                ( [.D52]=&quot;DEFERRED&quot;);1;0)" office:value-type="float" office:value="1">
            <text:p>1</text:p>
          </table:table-cell>
          <table:table-cell table:formula="oooc:=[.CH51]+1" office:value-type="float" office:value="46">
            <text:p>46</text:p>
          </table:table-cell>
          <table:table-cell table:number-columns-repeated="129"/>
        </table:table-row>
        <table:table-row table:style-name="ro3">
          <table:table-cell table:number-columns-repeated="2"/>
          <table:table-cell office:value-type="string">
            <text:p>Cos</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53:.CF53])&gt;0)                                                                OR                                                                ( [.D53]=&quot;DEFERRED&quot;);1;0)" office:value-type="float" office:value="1">
            <text:p>1</text:p>
          </table:table-cell>
          <table:table-cell table:formula="oooc:=[.CH52]+1" office:value-type="float" office:value="47">
            <text:p>47</text:p>
          </table:table-cell>
          <table:table-cell table:number-columns-repeated="129"/>
        </table:table-row>
        <table:table-row table:style-name="ro4">
          <table:table-cell table:number-columns-repeated="2"/>
          <table:table-cell office:value-type="string">
            <text:p>Cosh</text:p>
          </table:table-cell>
          <table:table-cell office:value-type="string">
            <text:p>DEFERRED</text:p>
          </table:table-cell>
          <table:table-cell table:style-name="Default" table:number-columns-repeated="79"/>
          <table:table-cell/>
          <table:table-cell table:formula="oooc:=IF((COUNTA([.E54:.CF54])&gt;0)                                                                OR                                                                ( [.D54]=&quot;DEFERRED&quot;);1;0)" office:value-type="float" office:value="1">
            <text:p>1</text:p>
          </table:table-cell>
          <table:table-cell table:formula="oooc:=[.CH53]+1" office:value-type="float" office:value="48">
            <text:p>48</text:p>
          </table:table-cell>
          <table:table-cell table:number-columns-repeated="129"/>
        </table:table-row>
        <table:table-row table:style-name="ro4">
          <table:table-cell table:number-columns-repeated="2"/>
          <table:table-cell office:value-type="string">
            <text:p>DegToRad</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55:.CF55])&gt;0)                                                                OR                                                                ( [.D55]=&quot;DEFERRED&quot;);1;0)" office:value-type="float" office:value="1">
            <text:p>1</text:p>
          </table:table-cell>
          <table:table-cell table:formula="oooc:=[.CH54]+1" office:value-type="float" office:value="49">
            <text:p>49</text:p>
          </table:table-cell>
          <table:table-cell table:number-columns-repeated="129"/>
        </table:table-row>
        <table:table-row table:style-name="ro3">
          <table:table-cell table:number-columns-repeated="2"/>
          <table:table-cell office:value-type="string">
            <text:p>Log</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56:.CF56])&gt;0)                                                                OR                                                                ( [.D56]=&quot;DEFERRED&quot;);1;0)" office:value-type="float" office:value="1">
            <text:p>1</text:p>
          </table:table-cell>
          <table:table-cell table:formula="oooc:=[.CH55]+1" office:value-type="float" office:value="50">
            <text:p>50</text:p>
          </table:table-cell>
          <table:table-cell table:number-columns-repeated="129"/>
        </table:table-row>
        <table:table-row table:style-name="ro3">
          <table:table-cell table:number-columns-repeated="2"/>
          <table:table-cell office:value-type="string">
            <text:p>Log10</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57:.CF57])&gt;0)                                                                OR                                                                ( [.D57]=&quot;DEFERRED&quot;);1;0)" office:value-type="float" office:value="1">
            <text:p>1</text:p>
          </table:table-cell>
          <table:table-cell table:formula="oooc:=[.CH56]+1" office:value-type="float" office:value="51">
            <text:p>51</text:p>
          </table:table-cell>
          <table:table-cell table:number-columns-repeated="129"/>
        </table:table-row>
        <table:table-row table:style-name="ro3">
          <table:table-cell table:number-columns-repeated="2"/>
          <table:table-cell office:value-type="string">
            <text:p>Norm</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58:.CF58])&gt;0)                                                                OR                                                                ( [.D58]=&quot;DEFERRED&quot;);1;0)" office:value-type="float" office:value="1">
            <text:p>1</text:p>
          </table:table-cell>
          <table:table-cell table:formula="oooc:=[.CH57]+1" office:value-type="float" office:value="52">
            <text:p>52</text:p>
          </table:table-cell>
          <table:table-cell table:number-columns-repeated="129"/>
        </table:table-row>
        <table:table-row table:style-name="ro4">
          <table:table-cell table:number-columns-repeated="2"/>
          <table:table-cell office:value-type="string">
            <text:p>RadToDeg</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59:.CF59])&gt;0)                                                                OR                                                                ( [.D59]=&quot;DEFERRED&quot;);1;0)" office:value-type="float" office:value="1">
            <text:p>1</text:p>
          </table:table-cell>
          <table:table-cell table:formula="oooc:=[.CH58]+1" office:value-type="float" office:value="53">
            <text:p>53</text:p>
          </table:table-cell>
          <table:table-cell table:number-columns-repeated="129"/>
        </table:table-row>
        <table:table-row table:style-name="ro3">
          <table:table-cell table:number-columns-repeated="2"/>
          <table:table-cell office:value-type="string">
            <text:p>Sin</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60:.CF60])&gt;0)                                                                OR                                                                ( [.D60]=&quot;DEFERRED&quot;);1;0)" office:value-type="float" office:value="1">
            <text:p>1</text:p>
          </table:table-cell>
          <table:table-cell table:formula="oooc:=[.CH59]+1" office:value-type="float" office:value="54">
            <text:p>54</text:p>
          </table:table-cell>
          <table:table-cell table:number-columns-repeated="129"/>
        </table:table-row>
        <table:table-row table:style-name="ro4">
          <table:table-cell table:number-columns-repeated="2"/>
          <table:table-cell office:value-type="string">
            <text:p>Sinh</text:p>
          </table:table-cell>
          <table:table-cell office:value-type="string">
            <text:p>DEFERRED</text:p>
          </table:table-cell>
          <table:table-cell table:style-name="Default" table:number-columns-repeated="79"/>
          <table:table-cell/>
          <table:table-cell table:formula="oooc:=IF((COUNTA([.E61:.CF61])&gt;0)                                                                OR                                                                ( [.D61]=&quot;DEFERRED&quot;);1;0)" office:value-type="float" office:value="1">
            <text:p>1</text:p>
          </table:table-cell>
          <table:table-cell table:formula="oooc:=[.CH60]+1" office:value-type="float" office:value="55">
            <text:p>55</text:p>
          </table:table-cell>
          <table:table-cell table:number-columns-repeated="129"/>
        </table:table-row>
        <table:table-row table:style-name="ro3">
          <table:table-cell table:number-columns-repeated="2"/>
          <table:table-cell office:value-type="string">
            <text:p>Sqrt</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62:.CF62])&gt;0)                                                                OR                                                                ( [.D62]=&quot;DEFERRED&quot;);1;0)" office:value-type="float" office:value="1">
            <text:p>1</text:p>
          </table:table-cell>
          <table:table-cell table:formula="oooc:=[.CH61]+1" office:value-type="float" office:value="56">
            <text:p>56</text:p>
          </table:table-cell>
          <table:table-cell table:number-columns-repeated="129"/>
        </table:table-row>
        <table:table-row table:style-name="ro4">
          <table:table-cell table:number-columns-repeated="2"/>
          <table:table-cell office:value-type="string">
            <text:p>Acos</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63:.CF63])&gt;0)                                                                OR                                                                ( [.D63]=&quot;DEFERRED&quot;);1;0)" office:value-type="float" office:value="1">
            <text:p>1</text:p>
          </table:table-cell>
          <table:table-cell table:formula="oooc:=[.CH62]+1" office:value-type="float" office:value="57">
            <text:p>57</text:p>
          </table:table-cell>
          <table:table-cell table:number-columns-repeated="129"/>
        </table:table-row>
        <table:table-row table:style-name="ro4">
          <table:table-cell table:number-columns-repeated="2"/>
          <table:table-cell office:value-type="string">
            <text:p>Acosh</text:p>
          </table:table-cell>
          <table:table-cell office:value-type="string">
            <text:p>DEFERRED</text:p>
          </table:table-cell>
          <table:table-cell table:style-name="Default" table:number-columns-repeated="79"/>
          <table:table-cell/>
          <table:table-cell table:formula="oooc:=IF((COUNTA([.E64:.CF64])&gt;0)                                                                OR                                                                ( [.D64]=&quot;DEFERRED&quot;);1;0)" office:value-type="float" office:value="1">
            <text:p>1</text:p>
          </table:table-cell>
          <table:table-cell table:formula="oooc:=[.CH63]+1" office:value-type="float" office:value="58">
            <text:p>58</text:p>
          </table:table-cell>
          <table:table-cell table:number-columns-repeated="129"/>
        </table:table-row>
        <table:table-row table:style-name="ro3">
          <table:table-cell table:number-columns-repeated="2"/>
          <table:table-cell office:value-type="string">
            <text:p>Exp</text:p>
          </table:table-cell>
          <table:table-cell/>
          <table:table-cell table:style-name="Default" table:number-columns-repeated="79"/>
          <table:table-cell/>
          <table:table-cell table:formula="oooc:=IF((COUNTA([.E65:.CF65])&gt;0)                                                                OR                                                                ( [.D65]=&quot;DEFERRED&quot;);1;0)" office:value-type="float" office:value="0">
            <text:p>0</text:p>
          </table:table-cell>
          <table:table-cell table:formula="oooc:=[.CH64]+1" office:value-type="float" office:value="59">
            <text:p>59</text:p>
          </table:table-cell>
          <table:table-cell table:number-columns-repeated="129"/>
        </table:table-row>
        <table:table-row table:style-name="ro3">
          <table:table-cell table:number-columns-repeated="2"/>
          <table:table-cell office:value-type="string">
            <text:p>Scalar Multiply</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66:.CF66])&gt;0)                                                                OR                                                                ( [.D66]=&quot;DEFERRED&quot;);1;0)" office:value-type="float" office:value="1">
            <text:p>1</text:p>
          </table:table-cell>
          <table:table-cell table:formula="oooc:=[.CH65]+1" office:value-type="float" office:value="60">
            <text:p>60</text:p>
          </table:table-cell>
          <table:table-cell table:number-columns-repeated="129"/>
        </table:table-row>
        <table:table-row table:style-name="ro3">
          <table:table-cell table:number-columns-repeated="2"/>
          <table:table-cell office:value-type="string">
            <text:p>Tan</text:p>
          </table:table-cell>
          <table:table-cell/>
          <table:table-cell table:style-name="Default" table:number-columns-repeated="67"/>
          <table:table-cell table:style-name="Default" office:value-type="string">
            <text:p>X</text:p>
          </table:table-cell>
          <table:table-cell table:style-name="Default" table:number-columns-repeated="11"/>
          <table:table-cell/>
          <table:table-cell table:formula="oooc:=IF((COUNTA([.E67:.CF67])&gt;0)                                                                OR                                                                ( [.D67]=&quot;DEFERRED&quot;);1;0)" office:value-type="float" office:value="1">
            <text:p>1</text:p>
          </table:table-cell>
          <table:table-cell table:formula="oooc:=[.CH66]+1" office:value-type="float" office:value="61">
            <text:p>61</text:p>
          </table:table-cell>
          <table:table-cell table:number-columns-repeated="129"/>
        </table:table-row>
        <table:table-row table:style-name="ro4">
          <table:table-cell table:number-columns-repeated="2"/>
          <table:table-cell office:value-type="string">
            <text:p>Tanh</text:p>
          </table:table-cell>
          <table:table-cell office:value-type="string">
            <text:p>DEFERRED</text:p>
          </table:table-cell>
          <table:table-cell table:style-name="Default" table:number-columns-repeated="79"/>
          <table:table-cell/>
          <table:table-cell table:formula="oooc:=IF((COUNTA([.E68:.CF68])&gt;0)                                                                OR                                                                ( [.D68]=&quot;DEFERRED&quot;);1;0)" office:value-type="float" office:value="1">
            <text:p>1</text:p>
          </table:table-cell>
          <table:table-cell table:formula="oooc:=[.CH67]+1" office:value-type="float" office:value="62">
            <text:p>62</text:p>
          </table:table-cell>
          <table:table-cell table:number-columns-repeated="129"/>
        </table:table-row>
        <table:table-row table:style-name="ro3">
          <table:table-cell office:value-type="string">
            <text:p>Integrators</text:p>
          </table:table-cell>
          <table:table-cell office:value-type="string">
            <text:p>ABM Integrator</text:p>
          </table:table-cell>
          <table:table-cell/>
          <table:table-cell/>
          <table:table-cell table:style-name="Default" table:number-columns-repeated="15"/>
          <table:table-cell table:style-name="Default" office:value-type="string">
            <text:p>X</text:p>
          </table:table-cell>
          <table:table-cell table:style-name="Default" table:number-columns-repeated="63"/>
          <table:table-cell/>
          <table:table-cell table:formula="oooc:=IF((COUNTA([.E69:.CF69])&gt;0)                                                                OR                                                                ( [.D69]=&quot;DEFERRED&quot;);1;0)" office:value-type="float" office:value="1">
            <text:p>1</text:p>
          </table:table-cell>
          <table:table-cell table:formula="oooc:=[.CH68]+1" office:value-type="float" office:value="63">
            <text:p>63</text:p>
          </table:table-cell>
          <table:table-cell table:number-columns-repeated="129"/>
        </table:table-row>
        <table:table-row table:style-name="ro4">
          <table:table-cell/>
          <table:table-cell office:value-type="string">
            <text:p>Bulirsch-Stoer</text:p>
          </table:table-cell>
          <table:table-cell/>
          <table:table-cell/>
          <table:table-cell table:style-name="Default" table:number-columns-repeated="16"/>
          <table:table-cell table:style-name="Default" office:value-type="string">
            <text:p>X</text:p>
          </table:table-cell>
          <table:table-cell table:style-name="Default" table:number-columns-repeated="62"/>
          <table:table-cell/>
          <table:table-cell table:formula="oooc:=IF((COUNTA([.E70:.CF70])&gt;0)                                                                OR                                                                ( [.D70]=&quot;DEFERRED&quot;);1;0)" office:value-type="float" office:value="1">
            <text:p>1</text:p>
          </table:table-cell>
          <table:table-cell table:formula="oooc:=[.CH69]+1" office:value-type="float" office:value="64">
            <text:p>64</text:p>
          </table:table-cell>
          <table:table-cell table:number-columns-repeated="129"/>
        </table:table-row>
        <table:table-row table:style-name="ro4">
          <table:table-cell/>
          <table:table-cell office:value-type="string">
            <text:p>Cowell</text:p>
          </table:table-cell>
          <table:table-cell/>
          <table:table-cell office:value-type="string">
            <text:p>DEFERRED</text:p>
          </table:table-cell>
          <table:table-cell table:style-name="Default" table:number-columns-repeated="79"/>
          <table:table-cell/>
          <table:table-cell table:formula="oooc:=IF((COUNTA([.E71:.CF71])&gt;0)                                                                OR                                                                ( [.D71]=&quot;DEFERRED&quot;);1;0)" office:value-type="float" office:value="1">
            <text:p>1</text:p>
          </table:table-cell>
          <table:table-cell table:formula="oooc:=[.CH70]+1" office:value-type="float" office:value="65">
            <text:p>65</text:p>
          </table:table-cell>
          <table:table-cell table:number-columns-repeated="129"/>
        </table:table-row>
        <table:table-row table:style-name="ro4">
          <table:table-cell/>
          <table:table-cell office:value-type="string">
            <text:p>D-ElM-P 6(8)</text:p>
          </table:table-cell>
          <table:table-cell/>
          <table:table-cell/>
          <table:table-cell table:style-name="Default" table:number-columns-repeated="19"/>
          <table:table-cell table:style-name="Default" office:value-type="string">
            <text:p>X</text:p>
          </table:table-cell>
          <table:table-cell table:style-name="Default" table:number-columns-repeated="59"/>
          <table:table-cell/>
          <table:table-cell table:formula="oooc:=IF((COUNTA([.E72:.CF72])&gt;0)                                                                OR                                                                ( [.D72]=&quot;DEFERRED&quot;);1;0)" office:value-type="float" office:value="1">
            <text:p>1</text:p>
          </table:table-cell>
          <table:table-cell table:formula="oooc:=[.CH71]+1" office:value-type="float" office:value="66">
            <text:p>66</text:p>
          </table:table-cell>
          <table:table-cell table:number-columns-repeated="129"/>
        </table:table-row>
        <table:table-row table:style-name="ro4">
          <table:table-cell/>
          <table:table-cell office:value-type="string">
            <text:p>Pr-Dor 4(5)</text:p>
          </table:table-cell>
          <table:table-cell/>
          <table:table-cell/>
          <table:table-cell table:style-name="Default" table:number-columns-repeated="17"/>
          <table:table-cell table:style-name="Default" office:value-type="string">
            <text:p>X</text:p>
          </table:table-cell>
          <table:table-cell table:style-name="Default" table:number-columns-repeated="61"/>
          <table:table-cell/>
          <table:table-cell table:formula="oooc:=IF((COUNTA([.E73:.CF73])&gt;0)                                                                OR                                                                ( [.D73]=&quot;DEFERRED&quot;);1;0)" office:value-type="float" office:value="1">
            <text:p>1</text:p>
          </table:table-cell>
          <table:table-cell table:formula="oooc:=[.CH72]+1" office:value-type="float" office:value="67">
            <text:p>67</text:p>
          </table:table-cell>
          <table:table-cell table:number-columns-repeated="129"/>
        </table:table-row>
        <table:table-row table:style-name="ro4">
          <table:table-cell/>
          <table:table-cell office:value-type="string">
            <text:p>Pr-Dor 7(8)</text:p>
          </table:table-cell>
          <table:table-cell/>
          <table:table-cell/>
          <table:table-cell table:style-name="Default" table:number-columns-repeated="18"/>
          <table:table-cell table:style-name="Default" office:value-type="string">
            <text:p>X</text:p>
          </table:table-cell>
          <table:table-cell table:style-name="Default" table:number-columns-repeated="60"/>
          <table:table-cell/>
          <table:table-cell table:formula="oooc:=IF((COUNTA([.E74:.CF74])&gt;0)                                                                OR                                                                ( [.D74]=&quot;DEFERRED&quot;);1;0)" office:value-type="float" office:value="1">
            <text:p>1</text:p>
          </table:table-cell>
          <table:table-cell table:formula="oooc:=[.CH73]+1" office:value-type="float" office:value="68">
            <text:p>68</text:p>
          </table:table-cell>
          <table:table-cell table:number-columns-repeated="129"/>
        </table:table-row>
        <table:table-row table:style-name="ro3">
          <table:table-cell/>
          <table:table-cell office:value-type="string">
            <text:p>RK 8(9)</text:p>
          </table:table-cell>
          <table:table-cell/>
          <table:table-cell/>
          <table:table-cell table:number-columns-repeated="14" table:style-name="Default" office:value-type="string">
            <text:p>X</text:p>
          </table:table-cell>
          <table:table-cell table:style-name="Default" table:number-columns-repeated="7"/>
          <table:table-cell table:number-columns-repeated="28" table:style-name="Default" office:value-type="string">
            <text:p>X</text:p>
          </table:table-cell>
          <table:table-cell table:style-name="Default" table:number-columns-repeated="22"/>
          <table:table-cell table:style-name="Default" office:value-type="string">
            <text:p>X</text:p>
          </table:table-cell>
          <table:table-cell table:style-name="Default"/>
          <table:table-cell table:style-name="Default" office:value-type="string">
            <text:p>X</text:p>
          </table:table-cell>
          <table:table-cell table:style-name="Default" table:number-columns-repeated="5"/>
          <table:table-cell/>
          <table:table-cell table:formula="oooc:=IF((COUNTA([.E75:.CF75])&gt;0)                                                                OR                                                                ( [.D75]=&quot;DEFERRED&quot;);1;0)" office:value-type="float" office:value="1">
            <text:p>1</text:p>
          </table:table-cell>
          <table:table-cell table:formula="oooc:=[.CH74]+1" office:value-type="float" office:value="69">
            <text:p>69</text:p>
          </table:table-cell>
          <table:table-cell table:number-columns-repeated="129"/>
        </table:table-row>
        <table:table-row table:style-name="ro3">
          <table:table-cell/>
          <table:table-cell office:value-type="string">
            <text:p>RKF 5(6)</text:p>
          </table:table-cell>
          <table:table-cell/>
          <table:table-cell/>
          <table:table-cell table:style-name="Default" table:number-columns-repeated="20"/>
          <table:table-cell table:style-name="Default" office:value-type="string">
            <text:p>X</text:p>
          </table:table-cell>
          <table:table-cell table:style-name="Default" table:number-columns-repeated="58"/>
          <table:table-cell/>
          <table:table-cell table:formula="oooc:=IF((COUNTA([.E76:.CF76])&gt;0)                                                                OR                                                                ( [.D76]=&quot;DEFERRED&quot;);1;0)" office:value-type="float" office:value="1">
            <text:p>1</text:p>
          </table:table-cell>
          <table:table-cell table:formula="oooc:=[.CH75]+1" office:value-type="float" office:value="70">
            <text:p>70</text:p>
          </table:table-cell>
          <table:table-cell table:number-columns-repeated="129"/>
        </table:table-row>
        <table:table-row table:style-name="ro3">
          <table:table-cell office:value-type="string">
            <text:p>Barycenter</text:p>
          </table:table-cell>
          <table:table-cell office:value-type="string">
            <text:p>EM</text:p>
          </table:table-cell>
          <table:table-cell/>
          <table:table-cell/>
          <table:table-cell table:style-name="Default" table:number-columns-repeated="79"/>
          <table:table-cell/>
          <table:table-cell table:formula="oooc:=IF((COUNTA([.E77:.CF77])&gt;0)                                                                OR                                                                ( [.D77]=&quot;DEFERRED&quot;);1;0)" office:value-type="float" office:value="0">
            <text:p>0</text:p>
          </table:table-cell>
          <table:table-cell table:formula="oooc:=[.CH76]+1" office:value-type="float" office:value="71">
            <text:p>71</text:p>
          </table:table-cell>
          <table:table-cell table:number-columns-repeated="129"/>
        </table:table-row>
        <table:table-row table:style-name="ro4">
          <table:table-cell office:value-type="string">
            <text:p>Libration Point</text:p>
          </table:table-cell>
          <table:table-cell office:value-type="string">
            <text:p>SE L1</text:p>
          </table:table-cell>
          <table:table-cell/>
          <table:table-cell/>
          <table:table-cell table:style-name="Default" table:number-columns-repeated="79"/>
          <table:table-cell/>
          <table:table-cell table:formula="oooc:=IF((COUNTA([.E78:.CF78])&gt;0)                                                                OR                                                                ( [.D78]=&quot;DEFERRED&quot;);1;0)" office:value-type="float" office:value="0">
            <text:p>0</text:p>
          </table:table-cell>
          <table:table-cell table:formula="oooc:=[.CH77]+1" office:value-type="float" office:value="72">
            <text:p>72</text:p>
          </table:table-cell>
          <table:table-cell table:number-columns-repeated="129"/>
        </table:table-row>
        <table:table-row table:style-name="ro3">
          <table:table-cell/>
          <table:table-cell office:value-type="string">
            <text:p>SE L2</text:p>
          </table:table-cell>
          <table:table-cell/>
          <table:table-cell/>
          <table:table-cell table:style-name="Default" table:number-columns-repeated="79"/>
          <table:table-cell/>
          <table:table-cell table:formula="oooc:=IF((COUNTA([.E79:.CF79])&gt;0)                                                                OR                                                                ( [.D79]=&quot;DEFERRED&quot;);1;0)" office:value-type="float" office:value="0">
            <text:p>0</text:p>
          </table:table-cell>
          <table:table-cell table:formula="oooc:=[.CH78]+1" office:value-type="float" office:value="73">
            <text:p>73</text:p>
          </table:table-cell>
          <table:table-cell table:number-columns-repeated="129"/>
        </table:table-row>
        <table:table-row table:style-name="ro3">
          <table:table-cell/>
          <table:table-cell office:value-type="string">
            <text:p>SE L4</text:p>
          </table:table-cell>
          <table:table-cell/>
          <table:table-cell/>
          <table:table-cell table:style-name="Default" table:number-columns-repeated="79"/>
          <table:table-cell/>
          <table:table-cell table:formula="oooc:=IF((COUNTA([.E80:.CF80])&gt;0)                                                                OR                                                                ( [.D80]=&quot;DEFERRED&quot;);1;0)" office:value-type="float" office:value="0">
            <text:p>0</text:p>
          </table:table-cell>
          <table:table-cell table:formula="oooc:=[.CH79]+1" office:value-type="float" office:value="74">
            <text:p>74</text:p>
          </table:table-cell>
          <table:table-cell table:number-columns-repeated="129"/>
        </table:table-row>
        <table:table-row table:style-name="ro3">
          <table:table-cell/>
          <table:table-cell office:value-type="string">
            <text:p>SEM L1</text:p>
          </table:table-cell>
          <table:table-cell/>
          <table:table-cell/>
          <table:table-cell table:style-name="Default" table:number-columns-repeated="39"/>
          <table:table-cell table:style-name="Default" office:value-type="string">
            <text:p>X</text:p>
          </table:table-cell>
          <table:table-cell table:style-name="Default" table:number-columns-repeated="39"/>
          <table:table-cell/>
          <table:table-cell table:formula="oooc:=IF((COUNTA([.E81:.CF81])&gt;0)                                                                OR                                                                ( [.D81]=&quot;DEFERRED&quot;);1;0)" office:value-type="float" office:value="1">
            <text:p>1</text:p>
          </table:table-cell>
          <table:table-cell table:formula="oooc:=[.CH80]+1" office:value-type="float" office:value="75">
            <text:p>75</text:p>
          </table:table-cell>
          <table:table-cell table:number-columns-repeated="129"/>
        </table:table-row>
        <table:table-row table:style-name="ro3">
          <table:table-cell/>
          <table:table-cell office:value-type="string">
            <text:p>SEM L2</text:p>
          </table:table-cell>
          <table:table-cell/>
          <table:table-cell/>
          <table:table-cell table:style-name="Default" table:number-columns-repeated="39"/>
          <table:table-cell table:style-name="Default" office:value-type="string">
            <text:p>X</text:p>
          </table:table-cell>
          <table:table-cell table:style-name="Default" table:number-columns-repeated="39"/>
          <table:table-cell/>
          <table:table-cell table:formula="oooc:=IF((COUNTA([.E82:.CF82])&gt;0)                                                                OR                                                                ( [.D82]=&quot;DEFERRED&quot;);1;0)" office:value-type="float" office:value="1">
            <text:p>1</text:p>
          </table:table-cell>
          <table:table-cell table:formula="oooc:=[.CH81]+1" office:value-type="float" office:value="76">
            <text:p>76</text:p>
          </table:table-cell>
          <table:table-cell table:number-columns-repeated="129"/>
        </table:table-row>
        <table:table-row table:style-name="ro3">
          <table:table-cell office:value-type="string">
            <text:p>Planets/Moons/Stars</text:p>
          </table:table-cell>
          <table:table-cell office:value-type="string">
            <text:p>Earth</text:p>
          </table:table-cell>
          <table:table-cell/>
          <table:table-cell/>
          <table:table-cell table:style-name="Default" office:value-type="string">
            <text:p>X</text:p>
          </table:table-cell>
          <table:table-cell table:style-name="Default" table:number-columns-repeated="14"/>
          <table:table-cell table:number-columns-repeated="23" table:style-name="Default" office:value-type="string">
            <text:p>X</text:p>
          </table:table-cell>
          <table:table-cell table:style-name="Default"/>
          <table:table-cell table:number-columns-repeated="3" table:style-name="Default" office:value-type="string">
            <text:p>X</text:p>
          </table:table-cell>
          <table:table-cell table:style-name="Default"/>
          <table:table-cell table:number-columns-repeated="4" table:style-name="Default" office:value-type="string">
            <text:p>X</text:p>
          </table:table-cell>
          <table:table-cell table:style-name="Default" table:number-columns-repeated="32"/>
          <table:table-cell/>
          <table:table-cell table:formula="oooc:=IF((COUNTA([.E83:.CF83])&gt;0)                                                                OR                                                                ( [.D83]=&quot;DEFERRED&quot;);1;0)" office:value-type="float" office:value="1">
            <text:p>1</text:p>
          </table:table-cell>
          <table:table-cell table:formula="oooc:=[.CH82]+1" office:value-type="float" office:value="77">
            <text:p>77</text:p>
          </table:table-cell>
          <table:table-cell table:number-columns-repeated="129"/>
        </table:table-row>
        <table:table-row table:style-name="ro3">
          <table:table-cell/>
          <table:table-cell office:value-type="string">
            <text:p>Mercury</text:p>
          </table:table-cell>
          <table:table-cell/>
          <table:table-cell/>
          <table:table-cell table:style-name="Default" table:number-columns-repeated="2"/>
          <table:table-cell table:style-name="Default" office:value-type="string">
            <text:p>X</text:p>
          </table:table-cell>
          <table:table-cell table:style-name="Default" table:number-columns-repeated="43"/>
          <table:table-cell table:style-name="Default" office:value-type="string">
            <text:p>X</text:p>
          </table:table-cell>
          <table:table-cell table:style-name="Default" table:number-columns-repeated="32"/>
          <table:table-cell/>
          <table:table-cell table:formula="oooc:=IF((COUNTA([.E84:.CF84])&gt;0)                                                                OR                                                                ( [.D84]=&quot;DEFERRED&quot;);1;0)" office:value-type="float" office:value="1">
            <text:p>1</text:p>
          </table:table-cell>
          <table:table-cell table:formula="oooc:=[.CH83]+1" office:value-type="float" office:value="78">
            <text:p>78</text:p>
          </table:table-cell>
          <table:table-cell table:number-columns-repeated="129"/>
        </table:table-row>
        <table:table-row table:style-name="ro3">
          <table:table-cell/>
          <table:table-cell office:value-type="string">
            <text:p>Venus</text:p>
          </table:table-cell>
          <table:table-cell/>
          <table:table-cell/>
          <table:table-cell table:style-name="Default" table:number-columns-repeated="8"/>
          <table:table-cell table:style-name="Default" office:value-type="string">
            <text:p>X</text:p>
          </table:table-cell>
          <table:table-cell table:style-name="Default" table:number-columns-repeated="37"/>
          <table:table-cell table:style-name="Default" office:value-type="string">
            <text:p>X</text:p>
          </table:table-cell>
          <table:table-cell table:style-name="Default" table:number-columns-repeated="32"/>
          <table:table-cell/>
          <table:table-cell table:formula="oooc:=IF((COUNTA([.E85:.CF85])&gt;0)                                                                OR                                                                ( [.D85]=&quot;DEFERRED&quot;);1;0)" office:value-type="float" office:value="1">
            <text:p>1</text:p>
          </table:table-cell>
          <table:table-cell table:formula="oooc:=[.CH84]+1" office:value-type="float" office:value="79">
            <text:p>79</text:p>
          </table:table-cell>
          <table:table-cell table:number-columns-repeated="129"/>
        </table:table-row>
        <table:table-row table:style-name="ro3">
          <table:table-cell/>
          <table:table-cell office:value-type="string">
            <text:p>Mars</text:p>
          </table:table-cell>
          <table:table-cell/>
          <table:table-cell/>
          <table:table-cell table:style-name="Default"/>
          <table:table-cell table:style-name="Default" office:value-type="string">
            <text:p>X</text:p>
          </table:table-cell>
          <table:table-cell table:style-name="Default" table:number-columns-repeated="11"/>
          <table:table-cell table:style-name="Default" office:value-type="string">
            <text:p>X</text:p>
          </table:table-cell>
          <table:table-cell table:style-name="Default" table:number-columns-repeated="32"/>
          <table:table-cell table:number-columns-repeated="2" table:style-name="Default" office:value-type="string">
            <text:p>X</text:p>
          </table:table-cell>
          <table:table-cell table:style-name="Default" table:number-columns-repeated="31"/>
          <table:table-cell/>
          <table:table-cell table:formula="oooc:=IF((COUNTA([.E86:.CF86])&gt;0)                                                                OR                                                                ( [.D86]=&quot;DEFERRED&quot;);1;0)" office:value-type="float" office:value="1">
            <text:p>1</text:p>
          </table:table-cell>
          <table:table-cell table:formula="oooc:=[.CH85]+1" office:value-type="float" office:value="80">
            <text:p>80</text:p>
          </table:table-cell>
          <table:table-cell table:number-columns-repeated="129"/>
        </table:table-row>
        <table:table-row table:style-name="ro3">
          <table:table-cell/>
          <table:table-cell office:value-type="string">
            <text:p>Jupiter</text:p>
          </table:table-cell>
          <table:table-cell/>
          <table:table-cell/>
          <table:table-cell table:style-name="Default" table:number-columns-repeated="46"/>
          <table:table-cell table:style-name="Default" office:value-type="string">
            <text:p>X</text:p>
          </table:table-cell>
          <table:table-cell table:style-name="Default" table:number-columns-repeated="32"/>
          <table:table-cell/>
          <table:table-cell table:formula="oooc:=IF((COUNTA([.E87:.CF87])&gt;0)                                                                OR                                                                ( [.D87]=&quot;DEFERRED&quot;);1;0)" office:value-type="float" office:value="1">
            <text:p>1</text:p>
          </table:table-cell>
          <table:table-cell table:formula="oooc:=[.CH86]+1" office:value-type="float" office:value="81">
            <text:p>81</text:p>
          </table:table-cell>
          <table:table-cell table:number-columns-repeated="129"/>
        </table:table-row>
        <table:table-row table:style-name="ro3">
          <table:table-cell/>
          <table:table-cell office:value-type="string">
            <text:p>Saturn</text:p>
          </table:table-cell>
          <table:table-cell/>
          <table:table-cell/>
          <table:table-cell table:style-name="Default" table:number-columns-repeated="6"/>
          <table:table-cell table:style-name="Default" office:value-type="string">
            <text:p>X</text:p>
          </table:table-cell>
          <table:table-cell table:style-name="Default" table:number-columns-repeated="39"/>
          <table:table-cell table:style-name="Default" office:value-type="string">
            <text:p>X</text:p>
          </table:table-cell>
          <table:table-cell table:style-name="Default" table:number-columns-repeated="32"/>
          <table:table-cell/>
          <table:table-cell table:formula="oooc:=IF((COUNTA([.E88:.CF88])&gt;0)                                                                OR                                                                ( [.D88]=&quot;DEFERRED&quot;);1;0)" office:value-type="float" office:value="1">
            <text:p>1</text:p>
          </table:table-cell>
          <table:table-cell table:formula="oooc:=[.CH87]+1" office:value-type="float" office:value="82">
            <text:p>82</text:p>
          </table:table-cell>
          <table:table-cell table:number-columns-repeated="129"/>
        </table:table-row>
        <table:table-row table:style-name="ro3">
          <table:table-cell/>
          <table:table-cell office:value-type="string">
            <text:p>Uranus</text:p>
          </table:table-cell>
          <table:table-cell/>
          <table:table-cell/>
          <table:table-cell table:style-name="Default" table:number-columns-repeated="7"/>
          <table:table-cell table:style-name="Default" office:value-type="string">
            <text:p>X</text:p>
          </table:table-cell>
          <table:table-cell table:style-name="Default" table:number-columns-repeated="38"/>
          <table:table-cell table:style-name="Default" office:value-type="string">
            <text:p>X</text:p>
          </table:table-cell>
          <table:table-cell table:style-name="Default" table:number-columns-repeated="32"/>
          <table:table-cell/>
          <table:table-cell table:formula="oooc:=IF((COUNTA([.E89:.CF89])&gt;0)                                                                OR                                                                ( [.D89]=&quot;DEFERRED&quot;);1;0)" office:value-type="float" office:value="1">
            <text:p>1</text:p>
          </table:table-cell>
          <table:table-cell table:formula="oooc:=[.CH88]+1" office:value-type="float" office:value="83">
            <text:p>83</text:p>
          </table:table-cell>
          <table:table-cell table:number-columns-repeated="129"/>
        </table:table-row>
        <table:table-row table:style-name="ro3">
          <table:table-cell/>
          <table:table-cell office:value-type="string">
            <text:p>Neptune</text:p>
          </table:table-cell>
          <table:table-cell/>
          <table:table-cell/>
          <table:table-cell table:style-name="Default" table:number-columns-repeated="4"/>
          <table:table-cell table:style-name="Default" office:value-type="string">
            <text:p>X</text:p>
          </table:table-cell>
          <table:table-cell table:style-name="Default" table:number-columns-repeated="41"/>
          <table:table-cell table:style-name="Default" office:value-type="string">
            <text:p>X</text:p>
          </table:table-cell>
          <table:table-cell table:style-name="Default" table:number-columns-repeated="32"/>
          <table:table-cell/>
          <table:table-cell table:formula="oooc:=IF((COUNTA([.E90:.CF90])&gt;0)                                                                OR                                                                ( [.D90]=&quot;DEFERRED&quot;);1;0)" office:value-type="float" office:value="1">
            <text:p>1</text:p>
          </table:table-cell>
          <table:table-cell table:formula="oooc:=[.CH89]+1" office:value-type="float" office:value="84">
            <text:p>84</text:p>
          </table:table-cell>
          <table:table-cell table:number-columns-repeated="129"/>
        </table:table-row>
        <table:table-row table:style-name="ro3">
          <table:table-cell/>
          <table:table-cell office:value-type="string">
            <text:p>Pluto</text:p>
          </table:table-cell>
          <table:table-cell/>
          <table:table-cell/>
          <table:table-cell table:style-name="Default" table:number-columns-repeated="5"/>
          <table:table-cell table:style-name="Default" office:value-type="string">
            <text:p>X</text:p>
          </table:table-cell>
          <table:table-cell table:style-name="Default" table:number-columns-repeated="40"/>
          <table:table-cell table:style-name="Default" office:value-type="string">
            <text:p>X</text:p>
          </table:table-cell>
          <table:table-cell table:style-name="Default" table:number-columns-repeated="32"/>
          <table:table-cell/>
          <table:table-cell table:formula="oooc:=IF((COUNTA([.E91:.CF91])&gt;0)                                                                OR                                                                ( [.D91]=&quot;DEFERRED&quot;);1;0)" office:value-type="float" office:value="1">
            <text:p>1</text:p>
          </table:table-cell>
          <table:table-cell table:formula="oooc:=[.CH90]+1" office:value-type="float" office:value="85">
            <text:p>85</text:p>
          </table:table-cell>
          <table:table-cell table:number-columns-repeated="129"/>
        </table:table-row>
        <table:table-row table:style-name="ro3">
          <table:table-cell/>
          <table:table-cell office:value-type="string">
            <text:p>Luna</text:p>
          </table:table-cell>
          <table:table-cell/>
          <table:table-cell/>
          <table:table-cell table:style-name="Default" table:number-columns-repeated="3"/>
          <table:table-cell table:style-name="Default" office:value-type="string">
            <text:p>X</text:p>
          </table:table-cell>
          <table:table-cell table:style-name="Default" table:number-columns-repeated="42"/>
          <table:table-cell table:style-name="Default" office:value-type="string">
            <text:p>X</text:p>
          </table:table-cell>
          <table:table-cell table:style-name="Default"/>
          <table:table-cell table:style-name="Default" office:value-type="string">
            <text:p>X</text:p>
          </table:table-cell>
          <table:table-cell table:style-name="Default" table:number-columns-repeated="30"/>
          <table:table-cell/>
          <table:table-cell table:formula="oooc:=IF((COUNTA([.E92:.CF92])&gt;0)                                                                OR                                                                ( [.D92]=&quot;DEFERRED&quot;);1;0)" office:value-type="float" office:value="1">
            <text:p>1</text:p>
          </table:table-cell>
          <table:table-cell table:formula="oooc:=[.CH91]+1" office:value-type="float" office:value="86">
            <text:p>86</text:p>
          </table:table-cell>
          <table:table-cell table:number-columns-repeated="129"/>
        </table:table-row>
        <table:table-row table:style-name="ro3">
          <table:table-cell/>
          <table:table-cell office:value-type="string">
            <text:p>Sun</text:p>
          </table:table-cell>
          <table:table-cell/>
          <table:table-cell/>
          <table:table-cell table:style-name="Default" table:number-columns-repeated="42"/>
          <table:table-cell table:style-name="Default" office:value-type="string">
            <text:p>X</text:p>
          </table:table-cell>
          <table:table-cell table:style-name="Default" table:number-columns-repeated="3"/>
          <table:table-cell table:style-name="Default" office:value-type="string">
            <text:p>X</text:p>
          </table:table-cell>
          <table:table-cell table:style-name="Default" table:number-columns-repeated="32"/>
          <table:table-cell/>
          <table:table-cell table:formula="oooc:=IF((COUNTA([.E93:.CF93])&gt;0)                                                                OR                                                                ( [.D93]=&quot;DEFERRED&quot;);1;0)" office:value-type="float" office:value="1">
            <text:p>1</text:p>
          </table:table-cell>
          <table:table-cell table:formula="oooc:=[.CH92]+1" office:value-type="float" office:value="87">
            <text:p>87</text:p>
          </table:table-cell>
          <table:table-cell table:number-columns-repeated="129"/>
        </table:table-row>
        <table:table-row table:style-name="ro4">
          <table:table-cell office:value-type="string">
            <text:p>Planet Ephems</text:p>
          </table:table-cell>
          <table:table-cell office:value-type="string">
            <text:p>DE200</text:p>
          </table:table-cell>
          <table:table-cell/>
          <table:table-cell/>
          <table:table-cell table:style-name="Default" table:number-columns-repeated="79"/>
          <table:table-cell/>
          <table:table-cell table:formula="oooc:=IF((COUNTA([.E94:.CF94])&gt;0)                                                                OR                                                                ( [.D94]=&quot;DEFERRED&quot;);1;0)" office:value-type="float" office:value="0">
            <text:p>0</text:p>
          </table:table-cell>
          <table:table-cell table:formula="oooc:=[.CH93]+1" office:value-type="float" office:value="88">
            <text:p>88</text:p>
          </table:table-cell>
          <table:table-cell table:number-columns-repeated="129"/>
        </table:table-row>
        <table:table-row table:style-name="ro3">
          <table:table-cell/>
          <table:table-cell office:value-type="string">
            <text:p>DE405</text:p>
          </table:table-cell>
          <table:table-cell/>
          <table:table-cell/>
          <table:table-cell table:number-columns-repeated="14" table:style-name="Default" office:value-type="string">
            <text:p>X</text:p>
          </table:table-cell>
          <table:table-cell table:style-name="Default"/>
          <table:table-cell table:number-columns-repeated="34" table:style-name="Default" office:value-type="string">
            <text:p>X</text:p>
          </table:table-cell>
          <table:table-cell table:style-name="Default" table:number-columns-repeated="24"/>
          <table:table-cell table:style-name="Default" office:value-type="string">
            <text:p>X</text:p>
          </table:table-cell>
          <table:table-cell table:style-name="Default" table:number-columns-repeated="5"/>
          <table:table-cell/>
          <table:table-cell table:formula="oooc:=IF((COUNTA([.E95:.CF95])&gt;0)                                                                OR                                                                ( [.D95]=&quot;DEFERRED&quot;);1;0)" office:value-type="float" office:value="1">
            <text:p>1</text:p>
          </table:table-cell>
          <table:table-cell table:formula="oooc:=[.CH94]+1" office:value-type="float" office:value="89">
            <text:p>89</text:p>
          </table:table-cell>
          <table:table-cell table:number-columns-repeated="129"/>
        </table:table-row>
        <table:table-row table:style-name="ro3">
          <table:table-cell/>
          <table:table-cell office:value-type="string">
            <text:p>SLP</text:p>
          </table:table-cell>
          <table:table-cell/>
          <table:table-cell/>
          <table:table-cell table:style-name="Default" table:number-columns-repeated="77"/>
          <table:table-cell table:style-name="Default" office:value-type="string">
            <text:p>X</text:p>
          </table:table-cell>
          <table:table-cell table:style-name="Default"/>
          <table:table-cell/>
          <table:table-cell table:formula="oooc:=IF((COUNTA([.E96:.CF96])&gt;0)                                                                OR                                                                ( [.D96]=&quot;DEFERRED&quot;);1;0)" office:value-type="float" office:value="1">
            <text:p>1</text:p>
          </table:table-cell>
          <table:table-cell table:formula="oooc:=[.CH95]+1" office:value-type="float" office:value="90">
            <text:p>90</text:p>
          </table:table-cell>
          <table:table-cell table:number-columns-repeated="129"/>
        </table:table-row>
        <table:table-row table:style-name="ro3">
          <table:table-cell/>
          <table:table-cell office:value-type="string">
            <text:p>Analytic</text:p>
          </table:table-cell>
          <table:table-cell/>
          <table:table-cell/>
          <table:table-cell table:style-name="Default" table:number-columns-repeated="79"/>
          <table:table-cell/>
          <table:table-cell table:formula="oooc:=IF((COUNTA([.E97:.CF97])&gt;0)                                                                OR                                                                ( [.D97]=&quot;DEFERRED&quot;);1;0)" office:value-type="float" office:value="0">
            <text:p>0</text:p>
          </table:table-cell>
          <table:table-cell table:formula="oooc:=[.CH96]+1" office:value-type="float" office:value="91">
            <text:p>91</text:p>
          </table:table-cell>
          <table:table-cell table:number-columns-repeated="129"/>
        </table:table-row>
        <table:table-row table:style-name="ro3">
          <table:table-cell office:value-type="string">
            <text:p>Differential Corrector</text:p>
          </table:table-cell>
          <table:table-cell table:number-columns-repeated="2"/>
          <table:table-cell/>
          <table:table-cell table:style-name="Default" table:number-columns-repeated="36"/>
          <table:table-cell table:style-name="Default" office:value-type="string">
            <text:p>X</text:p>
          </table:table-cell>
          <table:table-cell table:style-name="Default" table:number-columns-repeated="42"/>
          <table:table-cell/>
          <table:table-cell table:formula="oooc:=IF((COUNTA([.E98:.CF98])&gt;0)                                                                OR                                                                ( [.D98]=&quot;DEFERRED&quot;);1;0)" office:value-type="float" office:value="1">
            <text:p>1</text:p>
          </table:table-cell>
          <table:table-cell table:formula="oooc:=[.CH97]+1" office:value-type="float" office:value="92">
            <text:p>92</text:p>
          </table:table-cell>
          <table:table-cell table:number-columns-repeated="129"/>
        </table:table-row>
        <table:table-row table:style-name="ro4">
          <table:table-cell office:value-type="string">
            <text:p>FminconOptimizer</text:p>
          </table:table-cell>
          <table:table-cell table:number-columns-repeated="2"/>
          <table:table-cell/>
          <table:table-cell table:style-name="Default" table:number-columns-repeated="63"/>
          <table:table-cell table:number-columns-repeated="4" table:style-name="Default" office:value-type="string">
            <text:p>X</text:p>
          </table:table-cell>
          <table:table-cell table:style-name="Default" table:number-columns-repeated="12"/>
          <table:table-cell/>
          <table:table-cell table:formula="oooc:=IF((COUNTA([.E99:.CF99])&gt;0)                                                                OR                                                                ( [.D99]=&quot;DEFERRED&quot;);1;0)" office:value-type="float" office:value="1">
            <text:p>1</text:p>
          </table:table-cell>
          <table:table-cell table:formula="oooc:=[.CH98]+1" office:value-type="float" office:value="93">
            <text:p>93</text:p>
          </table:table-cell>
          <table:table-cell table:number-columns-repeated="129"/>
        </table:table-row>
        <table:table-row table:style-name="ro4">
          <table:table-cell office:value-type="string">
            <text:p>Broyden</text:p>
          </table:table-cell>
          <table:table-cell table:number-columns-repeated="2"/>
          <table:table-cell office:value-type="string">
            <text:p>DEFERRED</text:p>
          </table:table-cell>
          <table:table-cell table:style-name="Default" table:number-columns-repeated="79"/>
          <table:table-cell/>
          <table:table-cell table:formula="oooc:=IF((COUNTA([.E100:.CF100])&gt;0)                                                                OR                                                                ( [.D100]=&quot;DEFERRED&quot;);1;0)" office:value-type="float" office:value="1">
            <text:p>1</text:p>
          </table:table-cell>
          <table:table-cell table:formula="oooc:=[.CH99]+1" office:value-type="float" office:value="94">
            <text:p>94</text:p>
          </table:table-cell>
          <table:table-cell table:number-columns-repeated="129"/>
        </table:table-row>
        <table:table-row table:style-name="ro3">
          <table:table-cell office:value-type="string">
            <text:p>Spacecraft</text:p>
          </table:table-cell>
          <table:table-cell office:value-type="string">
            <text:p>Cartesian</text:p>
          </table:table-cell>
          <table:table-cell/>
          <table:table-cell/>
          <table:table-cell table:style-name="Default"/>
          <table:table-cell table:number-columns-repeated="13" table:style-name="Default" office:value-type="string">
            <text:p>X</text:p>
          </table:table-cell>
          <table:table-cell table:style-name="Default"/>
          <table:table-cell table:number-columns-repeated="6" table:style-name="Default" office:value-type="string">
            <text:p>X</text:p>
          </table:table-cell>
          <table:table-cell table:style-name="Default" table:number-columns-repeated="17"/>
          <table:table-cell table:number-columns-repeated="11" table:style-name="Default" office:value-type="string">
            <text:p>X</text:p>
          </table:table-cell>
          <table:table-cell table:style-name="Default" table:number-columns-repeated="22"/>
          <table:table-cell table:style-name="Default" office:value-type="string">
            <text:p>X</text:p>
          </table:table-cell>
          <table:table-cell table:style-name="Default" table:number-columns-repeated="7"/>
          <table:table-cell/>
          <table:table-cell table:formula="oooc:=IF((COUNTA([.E101:.CF101])&gt;0)                                                                OR                                                                ( [.D101]=&quot;DEFERRED&quot;);1;0)" office:value-type="float" office:value="1">
            <text:p>1</text:p>
          </table:table-cell>
          <table:table-cell table:formula="oooc:=[.CH100]+1" office:value-type="float" office:value="95">
            <text:p>95</text:p>
          </table:table-cell>
          <table:table-cell table:number-columns-repeated="129"/>
        </table:table-row>
        <table:table-row table:style-name="ro4">
          <table:table-cell/>
          <table:table-cell office:value-type="string">
            <text:p>Keplerian</text:p>
          </table:table-cell>
          <table:table-cell/>
          <table:table-cell/>
          <table:table-cell table:style-name="Default" table:number-columns-repeated="21"/>
          <table:table-cell table:number-columns-repeated="17" table:style-name="Default" office:value-type="string">
            <text:p>X</text:p>
          </table:table-cell>
          <table:table-cell table:style-name="Default" table:number-columns-repeated="41"/>
          <table:table-cell/>
          <table:table-cell table:formula="oooc:=IF((COUNTA([.E102:.CF102])&gt;0)                                                                OR                                                                ( [.D102]=&quot;DEFERRED&quot;);1;0)" office:value-type="float" office:value="1">
            <text:p>1</text:p>
          </table:table-cell>
          <table:table-cell table:formula="oooc:=[.CH101]+1" office:value-type="float" office:value="96">
            <text:p>96</text:p>
          </table:table-cell>
          <table:table-cell table:number-columns-repeated="129"/>
        </table:table-row>
        <table:table-row table:style-name="ro4">
          <table:table-cell/>
          <table:table-cell office:value-type="string">
            <text:p>ModKeplerian</text:p>
          </table:table-cell>
          <table:table-cell/>
          <table:table-cell/>
          <table:table-cell table:style-name="Default" table:number-columns-repeated="72"/>
          <table:table-cell table:style-name="Default" office:value-type="string">
            <text:p>X</text:p>
          </table:table-cell>
          <table:table-cell table:style-name="Default" table:number-columns-repeated="6"/>
          <table:table-cell/>
          <table:table-cell table:formula="oooc:=IF((COUNTA([.E103:.CF103])&gt;0)                                                                OR                                                                ( [.D103]=&quot;DEFERRED&quot;);1;0)" office:value-type="float" office:value="1">
            <text:p>1</text:p>
          </table:table-cell>
          <table:table-cell table:formula="oooc:=[.CH102]+1" office:value-type="float" office:value="97">
            <text:p>97</text:p>
          </table:table-cell>
          <table:table-cell table:number-columns-repeated="129"/>
        </table:table-row>
        <table:table-row table:style-name="ro4">
          <table:table-cell/>
          <table:table-cell office:value-type="string">
            <text:p>SphAzFpa</text:p>
          </table:table-cell>
          <table:table-cell/>
          <table:table-cell/>
          <table:table-cell table:style-name="Default" table:number-columns-repeated="72"/>
          <table:table-cell table:style-name="Default" office:value-type="string">
            <text:p>X</text:p>
          </table:table-cell>
          <table:table-cell table:style-name="Default" table:number-columns-repeated="6"/>
          <table:table-cell/>
          <table:table-cell table:formula="oooc:=IF((COUNTA([.E104:.CF104])&gt;0)                                                                OR                                                                ( [.D104]=&quot;DEFERRED&quot;);1;0)" office:value-type="float" office:value="1">
            <text:p>1</text:p>
          </table:table-cell>
          <table:table-cell table:formula="oooc:=[.CH103]+1" office:value-type="float" office:value="98">
            <text:p>98</text:p>
          </table:table-cell>
          <table:table-cell table:number-columns-repeated="129"/>
        </table:table-row>
        <table:table-row table:style-name="ro4">
          <table:table-cell/>
          <table:table-cell office:value-type="string">
            <text:p>SphRADec</text:p>
          </table:table-cell>
          <table:table-cell/>
          <table:table-cell/>
          <table:table-cell table:style-name="Default" table:number-columns-repeated="72"/>
          <table:table-cell table:style-name="Default" office:value-type="string">
            <text:p>X</text:p>
          </table:table-cell>
          <table:table-cell table:style-name="Default" table:number-columns-repeated="6"/>
          <table:table-cell/>
          <table:table-cell table:formula="oooc:=IF((COUNTA([.E105:.CF105])&gt;0)                                                                OR                                                                ( [.D105]=&quot;DEFERRED&quot;);1;0)" office:value-type="float" office:value="1">
            <text:p>1</text:p>
          </table:table-cell>
          <table:table-cell table:formula="oooc:=[.CH104]+1" office:value-type="float" office:value="99">
            <text:p>99</text:p>
          </table:table-cell>
          <table:table-cell table:number-columns-repeated="129"/>
        </table:table-row>
        <table:table-row table:style-name="ro3">
          <table:table-cell/>
          <table:table-cell office:value-type="string">
            <text:p>Equinoctial</text:p>
          </table:table-cell>
          <table:table-cell/>
          <table:table-cell/>
          <table:table-cell table:style-name="Default" table:number-columns-repeated="72"/>
          <table:table-cell table:style-name="Default" office:value-type="string">
            <text:p>X</text:p>
          </table:table-cell>
          <table:table-cell table:style-name="Default" table:number-columns-repeated="6"/>
          <table:table-cell/>
          <table:table-cell table:formula="oooc:=IF((COUNTA([.E106:.CF106])&gt;0)                                                                OR                                                                ( [.D106]=&quot;DEFERRED&quot;);1;0)" office:value-type="float" office:value="1">
            <text:p>1</text:p>
          </table:table-cell>
          <table:table-cell table:formula="oooc:=[.CH105]+1" office:value-type="float" office:value="100">
            <text:p>100</text:p>
          </table:table-cell>
          <table:table-cell table:number-columns-repeated="129"/>
        </table:table-row>
        <table:table-row table:style-name="ro3">
          <table:table-cell office:value-type="string">
            <text:p>Fuel Tank</text:p>
          </table:table-cell>
          <table:table-cell table:number-columns-repeated="2"/>
          <table:table-cell office:value-type="string">
            <text:p>DEFERRED</text:p>
          </table:table-cell>
          <table:table-cell table:style-name="Default" table:number-columns-repeated="79"/>
          <table:table-cell/>
          <table:table-cell table:formula="oooc:=IF((COUNTA([.E107:.CF107])&gt;0)                                                                OR                                                                ( [.D107]=&quot;DEFERRED&quot;);1;0)" office:value-type="float" office:value="1">
            <text:p>1</text:p>
          </table:table-cell>
          <table:table-cell table:formula="oooc:=[.CH106]+1" office:value-type="float" office:value="101">
            <text:p>101</text:p>
          </table:table-cell>
          <table:table-cell table:number-columns-repeated="129"/>
        </table:table-row>
        <table:table-row table:style-name="ro3">
          <table:table-cell office:value-type="string">
            <text:p>Thruster</text:p>
          </table:table-cell>
          <table:table-cell table:number-columns-repeated="2"/>
          <table:table-cell office:value-type="string">
            <text:p>DEFERRED</text:p>
          </table:table-cell>
          <table:table-cell table:style-name="Default" table:number-columns-repeated="79"/>
          <table:table-cell/>
          <table:table-cell table:formula="oooc:=IF((COUNTA([.E108:.CF108])&gt;0)                                                                OR                                                                ( [.D108]=&quot;DEFERRED&quot;);1;0)" office:value-type="float" office:value="1">
            <text:p>1</text:p>
          </table:table-cell>
          <table:table-cell table:formula="oooc:=[.CH107]+1" office:value-type="float" office:value="102">
            <text:p>102</text:p>
          </table:table-cell>
          <table:table-cell table:number-columns-repeated="129"/>
        </table:table-row>
        <table:table-row table:style-name="ro3">
          <table:table-cell office:value-type="string">
            <text:p>Formation</text:p>
          </table:table-cell>
          <table:table-cell table:number-columns-repeated="2"/>
          <table:table-cell/>
          <table:table-cell table:style-name="Default" table:number-columns-repeated="50"/>
          <table:table-cell table:style-name="Default" office:value-type="string">
            <text:p>X</text:p>
          </table:table-cell>
          <table:table-cell table:style-name="Default" table:number-columns-repeated="28"/>
          <table:table-cell/>
          <table:table-cell table:formula="oooc:=IF((COUNTA([.E109:.CF109])&gt;0)                                                                OR                                                                ( [.D109]=&quot;DEFERRED&quot;);1;0)" office:value-type="float" office:value="1">
            <text:p>1</text:p>
          </table:table-cell>
          <table:table-cell table:formula="oooc:=[.CH108]+1" office:value-type="float" office:value="103">
            <text:p>103</text:p>
          </table:table-cell>
          <table:table-cell table:number-columns-repeated="129"/>
        </table:table-row>
        <table:table-row table:style-name="ro4">
          <table:table-cell office:value-type="string">
            <text:p>OpenGL Plot</text:p>
          </table:table-cell>
          <table:table-cell table:number-columns-repeated="2"/>
          <table:table-cell/>
          <table:table-cell table:style-name="Default" table:number-columns-repeated="70"/>
          <table:table-cell table:style-name="Default" office:value-type="string">
            <text:p>X</text:p>
          </table:table-cell>
          <table:table-cell table:style-name="Default" table:number-columns-repeated="8"/>
          <table:table-cell/>
          <table:table-cell table:formula="oooc:=IF((COUNTA([.E110:.CF110])&gt;0)                                                                OR                                                                ( [.D110]=&quot;DEFERRED&quot;);1;0)" office:value-type="float" office:value="1">
            <text:p>1</text:p>
          </table:table-cell>
          <table:table-cell table:formula="oooc:=[.CH109]+1" office:value-type="float" office:value="104">
            <text:p>104</text:p>
          </table:table-cell>
          <table:table-cell table:number-columns-repeated="129"/>
        </table:table-row>
        <table:table-row table:style-name="ro3">
          <table:table-cell office:value-type="string">
            <text:p>Report file</text:p>
          </table:table-cell>
          <table:table-cell table:number-columns-repeated="2"/>
          <table:table-cell/>
          <table:table-cell table:number-columns-repeated="14" table:style-name="Default" office:value-type="string">
            <text:p>X</text:p>
          </table:table-cell>
          <table:table-cell table:style-name="Default"/>
          <table:table-cell table:number-columns-repeated="34" table:style-name="Default" office:value-type="string">
            <text:p>X</text:p>
          </table:table-cell>
          <table:table-cell table:style-name="Default" table:number-columns-repeated="21"/>
          <table:table-cell table:style-name="Default" office:value-type="string">
            <text:p>X</text:p>
          </table:table-cell>
          <table:table-cell table:style-name="Default" table:number-columns-repeated="8"/>
          <table:table-cell/>
          <table:table-cell table:formula="oooc:=IF((COUNTA([.E111:.CF111])&gt;0)                                                                OR                                                                ( [.D111]=&quot;DEFERRED&quot;);1;0)" office:value-type="float" office:value="1">
            <text:p>1</text:p>
          </table:table-cell>
          <table:table-cell table:formula="oooc:=[.CH110]+1" office:value-type="float" office:value="105">
            <text:p>105</text:p>
          </table:table-cell>
          <table:table-cell table:number-columns-repeated="129"/>
        </table:table-row>
        <table:table-row table:style-name="ro3">
          <table:table-cell office:value-type="string">
            <text:p>XY Plot</text:p>
          </table:table-cell>
          <table:table-cell table:number-columns-repeated="2"/>
          <table:table-cell/>
          <table:table-cell table:style-name="Default" table:number-columns-repeated="52"/>
          <table:table-cell table:style-name="Default" office:value-type="string">
            <text:p>X</text:p>
          </table:table-cell>
          <table:table-cell table:style-name="Default" table:number-columns-repeated="17"/>
          <table:table-cell table:style-name="Default" office:value-type="string">
            <text:p>X</text:p>
          </table:table-cell>
          <table:table-cell table:style-name="Default" table:number-columns-repeated="8"/>
          <table:table-cell/>
          <table:table-cell table:formula="oooc:=IF((COUNTA([.E112:.CF112])&gt;0)                                                                OR                                                                ( [.D112]=&quot;DEFERRED&quot;);1;0)" office:value-type="float" office:value="1">
            <text:p>1</text:p>
          </table:table-cell>
          <table:table-cell table:formula="oooc:=[.CH111]+1" office:value-type="float" office:value="106">
            <text:p>106</text:p>
          </table:table-cell>
          <table:table-cell table:number-columns-repeated="129"/>
        </table:table-row>
        <table:table-row table:style-name="ro4">
          <table:table-cell office:value-type="string">
            <text:p>Text Ephem</text:p>
          </table:table-cell>
          <table:table-cell table:number-columns-repeated="2"/>
          <table:table-cell office:value-type="string">
            <text:p>DEFERRED</text:p>
          </table:table-cell>
          <table:table-cell table:number-columns-repeated="78"/>
          <table:table-cell table:style-name="Default"/>
          <table:table-cell/>
          <table:table-cell table:formula="oooc:=IF((COUNTA([.E113:.CF113])&gt;0)                                                                OR                                                                ( [.D113]=&quot;DEFERRED&quot;);1;0)" office:value-type="float" office:value="1">
            <text:p>1</text:p>
          </table:table-cell>
          <table:table-cell table:formula="oooc:=[.CH112]+1" office:value-type="float" office:value="107">
            <text:p>107</text:p>
          </table:table-cell>
          <table:table-cell table:number-columns-repeated="129"/>
        </table:table-row>
        <table:table-row table:style-name="ro4">
          <table:table-cell office:value-type="string">
            <text:p>Matlab WS</text:p>
          </table:table-cell>
          <table:table-cell table:number-columns-repeated="2"/>
          <table:table-cell office:value-type="string">
            <text:p>DEFERRED</text:p>
          </table:table-cell>
          <table:table-cell table:number-columns-repeated="78"/>
          <table:table-cell table:style-name="Default"/>
          <table:table-cell/>
          <table:table-cell table:formula="oooc:=IF((COUNTA([.E114:.CF114])&gt;0)                                                                OR                                                                ( [.D114]=&quot;DEFERRED&quot;);1;0)" office:value-type="float" office:value="1">
            <text:p>1</text:p>
          </table:table-cell>
          <table:table-cell table:formula="oooc:=[.CH113]+1" office:value-type="float" office:value="108">
            <text:p>108</text:p>
          </table:table-cell>
          <table:table-cell table:number-columns-repeated="129"/>
        </table:table-row>
        <table:table-row table:style-name="ro3">
          <table:table-cell office:value-type="string">
            <text:p>Message Window</text:p>
          </table:table-cell>
          <table:table-cell table:number-columns-repeated="2"/>
          <table:table-cell office:value-type="string">
            <text:p>DEFERRED</text:p>
          </table:table-cell>
          <table:table-cell table:number-columns-repeated="78"/>
          <table:table-cell table:style-name="Default"/>
          <table:table-cell/>
          <table:table-cell table:formula="oooc:=IF((COUNTA([.E115:.CF115])&gt;0)                                                                OR                                                                ( [.D115]=&quot;DEFERRED&quot;);1;0)" office:value-type="float" office:value="1">
            <text:p>1</text:p>
          </table:table-cell>
          <table:table-cell table:formula="oooc:=[.CH114]+1" office:value-type="float" office:value="109">
            <text:p>109</text:p>
          </table:table-cell>
          <table:table-cell table:number-columns-repeated="129"/>
        </table:table-row>
        <table:table-row table:style-name="ro3" table:number-rows-repeated="2">
          <table:table-cell table:number-columns-repeated="215"/>
        </table:table-row>
        <table:table-row table:style-name="ro3">
          <table:table-cell table:number-columns-repeated="84"/>
          <table:table-cell table:formula="oooc:=SUM([.CG7:.CG117])" office:value-type="float" office:value="99">
            <text:p>99</text:p>
          </table:table-cell>
          <table:table-cell table:formula="oooc:=[.CH115]" office:value-type="float" office:value="109">
            <text:p>109</text:p>
          </table:table-cell>
          <table:table-cell table:number-columns-repeated="129"/>
        </table:table-row>
        <table:table-row table:style-name="ro3" table:number-rows-repeated="65417">
          <table:table-cell table:number-columns-repeated="215"/>
        </table:table-row>
        <table:table-row table:style-name="ro3">
          <table:table-cell table:number-columns-repeated="215"/>
        </table:table-row>
      </table:table>
      <table:table table:name="Parameters" table:style-name="ta1" table:print="false">
        <table:table-column table:style-name="co22" table:default-cell-style-name="Default"/>
        <table:table-column table:style-name="co15" table:default-cell-style-name="Default"/>
        <table:table-column table:style-name="co23" table:default-cell-style-name="Default"/>
        <table:table-column table:style-name="co24" table:default-cell-style-name="Default"/>
        <table:table-column table:style-name="co16" table:number-columns-repeated="50" table:default-cell-style-name="Default"/>
        <table:table-column table:style-name="co19" table:default-cell-style-name="Default"/>
        <table:table-column table:style-name="co16" table:default-cell-style-name="Default"/>
        <table:table-column table:style-name="co25" table:default-cell-style-name="Default"/>
        <table:table-column table:style-name="co19" table:default-cell-style-name="Default"/>
        <table:table-column table:style-name="co16" table:default-cell-style-name="Default"/>
        <table:table-column table:style-name="co26" table:number-columns-repeated="23" table:default-cell-style-name="Default"/>
        <table:table-column table:style-name="co25" table:default-cell-style-name="Default"/>
        <table:table-column table:style-name="co19" table:default-cell-style-name="Default"/>
        <table:table-column table:style-name="co16" table:default-cell-style-name="ce25"/>
        <table:table-column table:style-name="co27" table:default-cell-style-name="ce25"/>
        <table:table-column table:style-name="co7" table:number-columns-repeated="129" table:default-cell-style-name="Default"/>
        <table:table-row table:style-name="ro1">
          <table:table-cell table:style-name="ce21" office:value-type="string">
            <text:p>GMAT System Test </text:p>
          </table:table-cell>
          <table:table-cell table:style-name="ce21" table:number-columns-repeated="3"/>
          <table:table-cell table:style-name="ce25" table:number-columns-repeated="49"/>
          <table:table-cell table:number-columns-repeated="162"/>
        </table:table-row>
        <table:table-row table:style-name="ro2">
          <table:table-cell table:style-name="ce22" office:value-type="string">
            <text:p>Object Mapping Matrix</text:p>
          </table:table-cell>
          <table:table-cell table:style-name="ce22" table:number-columns-repeated="3"/>
          <table:table-cell table:style-name="ce25" table:number-columns-repeated="49"/>
          <table:table-cell table:number-columns-repeated="162"/>
        </table:table-row>
        <table:table-row table:style-name="ro3">
          <table:table-cell table:number-columns-repeated="4"/>
          <table:table-cell table:style-name="ce25" table:number-columns-repeated="49"/>
          <table:table-cell table:number-columns-repeated="162"/>
        </table:table-row>
        <table:table-row table:style-name="ro3">
          <table:table-cell table:style-name="ce23" table:number-columns-repeated="4"/>
          <table:table-cell table:style-name="ce25" table:number-columns-repeated="49"/>
          <table:table-cell table:number-columns-repeated="162"/>
        </table:table-row>
        <table:table-row table:style-name="ro3">
          <table:table-cell table:number-columns-repeated="4"/>
          <table:table-cell table:style-name="ce25" office:value-type="float" office:value="1">
            <text:p>1</text:p>
          </table:table-cell>
          <table:table-cell table:style-name="ce25" table:formula="oooc:=[.E5]+1" office:value-type="float" office:value="2">
            <text:p>2</text:p>
          </table:table-cell>
          <table:table-cell table:style-name="ce25" table:formula="oooc:=[.F5]+1" office:value-type="float" office:value="3">
            <text:p>3</text:p>
          </table:table-cell>
          <table:table-cell table:style-name="ce25" table:formula="oooc:=[.G5]+1" office:value-type="float" office:value="4">
            <text:p>4</text:p>
          </table:table-cell>
          <table:table-cell table:style-name="ce25" table:formula="oooc:=[.H5]+1" office:value-type="float" office:value="5">
            <text:p>5</text:p>
          </table:table-cell>
          <table:table-cell table:style-name="ce25" table:formula="oooc:=[.I5]+1" office:value-type="float" office:value="6">
            <text:p>6</text:p>
          </table:table-cell>
          <table:table-cell table:style-name="ce25" table:formula="oooc:=[.J5]+1" office:value-type="float" office:value="7">
            <text:p>7</text:p>
          </table:table-cell>
          <table:table-cell table:style-name="ce25" table:formula="oooc:=[.K5]+1" office:value-type="float" office:value="8">
            <text:p>8</text:p>
          </table:table-cell>
          <table:table-cell table:style-name="ce25" table:formula="oooc:=[.L5]+1" office:value-type="float" office:value="9">
            <text:p>9</text:p>
          </table:table-cell>
          <table:table-cell table:style-name="ce25" table:formula="oooc:=[.M5]+1" office:value-type="float" office:value="10">
            <text:p>10</text:p>
          </table:table-cell>
          <table:table-cell table:style-name="ce25" table:formula="oooc:=[.N5]+1" office:value-type="float" office:value="11">
            <text:p>11</text:p>
          </table:table-cell>
          <table:table-cell table:style-name="ce25" table:formula="oooc:=[.O5]+1" office:value-type="float" office:value="12">
            <text:p>12</text:p>
          </table:table-cell>
          <table:table-cell table:style-name="ce25" table:formula="oooc:=[.P5]+1" office:value-type="float" office:value="13">
            <text:p>13</text:p>
          </table:table-cell>
          <table:table-cell table:style-name="ce25" table:formula="oooc:=[.Q5]+1" office:value-type="float" office:value="14">
            <text:p>14</text:p>
          </table:table-cell>
          <table:table-cell table:style-name="ce25" table:formula="oooc:=[.R5]+1" office:value-type="float" office:value="15">
            <text:p>15</text:p>
          </table:table-cell>
          <table:table-cell table:style-name="ce25" table:formula="oooc:=[.S5]+1" office:value-type="float" office:value="16">
            <text:p>16</text:p>
          </table:table-cell>
          <table:table-cell table:style-name="ce25" table:formula="oooc:=[.T5]+1" office:value-type="float" office:value="17">
            <text:p>17</text:p>
          </table:table-cell>
          <table:table-cell table:style-name="ce25" table:formula="oooc:=[.U5]+1" office:value-type="float" office:value="18">
            <text:p>18</text:p>
          </table:table-cell>
          <table:table-cell table:style-name="ce25" table:formula="oooc:=[.V5]+1" office:value-type="float" office:value="19">
            <text:p>19</text:p>
          </table:table-cell>
          <table:table-cell table:style-name="ce25" table:formula="oooc:=[.W5]+1" office:value-type="float" office:value="20">
            <text:p>20</text:p>
          </table:table-cell>
          <table:table-cell table:style-name="ce25" table:formula="oooc:=[.X5]+1" office:value-type="float" office:value="21">
            <text:p>21</text:p>
          </table:table-cell>
          <table:table-cell table:style-name="ce25" table:formula="oooc:=[.Y5]+1" office:value-type="float" office:value="22">
            <text:p>22</text:p>
          </table:table-cell>
          <table:table-cell table:style-name="ce25" table:formula="oooc:=[.Z5]+1" office:value-type="float" office:value="23">
            <text:p>23</text:p>
          </table:table-cell>
          <table:table-cell table:style-name="ce25" table:formula="oooc:=[.AA5]+1" office:value-type="float" office:value="24">
            <text:p>24</text:p>
          </table:table-cell>
          <table:table-cell table:style-name="ce25" table:formula="oooc:=[.AB5]+1" office:value-type="float" office:value="25">
            <text:p>25</text:p>
          </table:table-cell>
          <table:table-cell table:style-name="ce25" table:formula="oooc:=[.AC5]+1" office:value-type="float" office:value="26">
            <text:p>26</text:p>
          </table:table-cell>
          <table:table-cell table:style-name="ce25" table:formula="oooc:=[.AD5]+1" office:value-type="float" office:value="27">
            <text:p>27</text:p>
          </table:table-cell>
          <table:table-cell table:style-name="ce25" table:formula="oooc:=[.AE5]+1" office:value-type="float" office:value="28">
            <text:p>28</text:p>
          </table:table-cell>
          <table:table-cell table:style-name="ce25" table:formula="oooc:=[.AF5]+1" office:value-type="float" office:value="29">
            <text:p>29</text:p>
          </table:table-cell>
          <table:table-cell table:style-name="ce25" table:formula="oooc:=[.AG5]+1" office:value-type="float" office:value="30">
            <text:p>30</text:p>
          </table:table-cell>
          <table:table-cell table:style-name="ce25" table:formula="oooc:=[.AH5]+1" office:value-type="float" office:value="31">
            <text:p>31</text:p>
          </table:table-cell>
          <table:table-cell table:style-name="ce25" table:formula="oooc:=[.AI5]+1" office:value-type="float" office:value="32">
            <text:p>32</text:p>
          </table:table-cell>
          <table:table-cell table:style-name="ce25" table:formula="oooc:=[.AJ5]+1" office:value-type="float" office:value="33">
            <text:p>33</text:p>
          </table:table-cell>
          <table:table-cell table:style-name="ce25" table:formula="oooc:=[.AK5]+1" office:value-type="float" office:value="34">
            <text:p>34</text:p>
          </table:table-cell>
          <table:table-cell table:style-name="ce25" table:formula="oooc:=[.AL5]+1" office:value-type="float" office:value="35">
            <text:p>35</text:p>
          </table:table-cell>
          <table:table-cell table:style-name="ce25" table:formula="oooc:=[.AM5]+1" office:value-type="float" office:value="36">
            <text:p>36</text:p>
          </table:table-cell>
          <table:table-cell table:style-name="ce25" table:formula="oooc:=[.AN5]+1" office:value-type="float" office:value="37">
            <text:p>37</text:p>
          </table:table-cell>
          <table:table-cell table:style-name="ce25" table:formula="oooc:=[.AO5]+1" office:value-type="float" office:value="38">
            <text:p>38</text:p>
          </table:table-cell>
          <table:table-cell table:style-name="ce25" table:formula="oooc:=[.AP5]+1" office:value-type="float" office:value="39">
            <text:p>39</text:p>
          </table:table-cell>
          <table:table-cell table:style-name="ce25" table:formula="oooc:=[.AQ5]+1" office:value-type="float" office:value="40">
            <text:p>40</text:p>
          </table:table-cell>
          <table:table-cell table:style-name="ce25" table:formula="oooc:=[.AR5]+1" office:value-type="float" office:value="41">
            <text:p>41</text:p>
          </table:table-cell>
          <table:table-cell table:style-name="ce25" table:formula="oooc:=[.AS5]+1" office:value-type="float" office:value="42">
            <text:p>42</text:p>
          </table:table-cell>
          <table:table-cell table:style-name="ce25" table:formula="oooc:=[.AT5]+1" office:value-type="float" office:value="43">
            <text:p>43</text:p>
          </table:table-cell>
          <table:table-cell table:style-name="ce25" table:formula="oooc:=[.AU5]+1" office:value-type="float" office:value="44">
            <text:p>44</text:p>
          </table:table-cell>
          <table:table-cell table:style-name="ce25" table:formula="oooc:=[.AV5]+1" office:value-type="float" office:value="45">
            <text:p>45</text:p>
          </table:table-cell>
          <table:table-cell table:style-name="ce25" table:formula="oooc:=[.AW5]+1" office:value-type="float" office:value="46">
            <text:p>46</text:p>
          </table:table-cell>
          <table:table-cell table:style-name="ce25" table:formula="oooc:=[.AX5]+1" office:value-type="float" office:value="47">
            <text:p>47</text:p>
          </table:table-cell>
          <table:table-cell table:style-name="ce25" table:formula="oooc:=[.AY5]+1" office:value-type="float" office:value="48">
            <text:p>48</text:p>
          </table:table-cell>
          <table:table-cell table:style-name="ce25" table:formula="oooc:=[.AZ5]+1" office:value-type="float" office:value="49">
            <text:p>49</text:p>
          </table:table-cell>
          <table:table-cell table:style-name="ce25" table:formula="oooc:=[.BA5]+1" office:value-type="float" office:value="50">
            <text:p>50</text:p>
          </table:table-cell>
          <table:table-cell table:style-name="ce25" table:formula="oooc:=[.BB5]+1" office:value-type="float" office:value="51">
            <text:p>51</text:p>
          </table:table-cell>
          <table:table-cell table:style-name="ce25" table:formula="oooc:=[.BC5]+1" office:value-type="float" office:value="52">
            <text:p>52</text:p>
          </table:table-cell>
          <table:table-cell table:style-name="ce25" table:formula="oooc:=[.BD5]+1" office:value-type="float" office:value="53">
            <text:p>53</text:p>
          </table:table-cell>
          <table:table-cell table:style-name="ce25" table:formula="oooc:=[.BE5]+1" office:value-type="float" office:value="54">
            <text:p>54</text:p>
          </table:table-cell>
          <table:table-cell table:style-name="ce25" table:formula="oooc:=[.BF5]+1" office:value-type="float" office:value="55">
            <text:p>55</text:p>
          </table:table-cell>
          <table:table-cell table:style-name="ce25" table:formula="oooc:=[.BG5]+1" office:value-type="float" office:value="56">
            <text:p>56</text:p>
          </table:table-cell>
          <table:table-cell table:style-name="ce25" table:formula="oooc:=[.BH5]+1" office:value-type="float" office:value="57">
            <text:p>57</text:p>
          </table:table-cell>
          <table:table-cell table:style-name="ce25" table:formula="oooc:=[.BI5]+1" office:value-type="float" office:value="58">
            <text:p>58</text:p>
          </table:table-cell>
          <table:table-cell table:style-name="ce25" table:formula="oooc:=[.BJ5]+1" office:value-type="float" office:value="59">
            <text:p>59</text:p>
          </table:table-cell>
          <table:table-cell table:style-name="ce25" table:formula="oooc:=[.BK5]+1" office:value-type="float" office:value="60">
            <text:p>60</text:p>
          </table:table-cell>
          <table:table-cell table:style-name="ce25" table:formula="oooc:=[.BL5]+1" office:value-type="float" office:value="61">
            <text:p>61</text:p>
          </table:table-cell>
          <table:table-cell table:style-name="ce25" table:formula="oooc:=[.BM5]+1" office:value-type="float" office:value="62">
            <text:p>62</text:p>
          </table:table-cell>
          <table:table-cell table:style-name="ce25" table:formula="oooc:=[.BN5]+1" office:value-type="float" office:value="63">
            <text:p>63</text:p>
          </table:table-cell>
          <table:table-cell table:style-name="ce25" table:formula="oooc:=[.BO5]+1" office:value-type="float" office:value="64">
            <text:p>64</text:p>
          </table:table-cell>
          <table:table-cell table:style-name="ce25" table:formula="oooc:=[.BP5]+1" office:value-type="float" office:value="65">
            <text:p>65</text:p>
          </table:table-cell>
          <table:table-cell table:style-name="ce25" table:formula="oooc:=[.BQ5]+1" office:value-type="float" office:value="66">
            <text:p>66</text:p>
          </table:table-cell>
          <table:table-cell table:style-name="ce25" table:formula="oooc:=[.BR5]+1" office:value-type="float" office:value="67">
            <text:p>67</text:p>
          </table:table-cell>
          <table:table-cell table:style-name="ce25" table:formula="oooc:=[.BS5]+1" office:value-type="float" office:value="68">
            <text:p>68</text:p>
          </table:table-cell>
          <table:table-cell table:style-name="ce25" table:formula="oooc:=[.BT5]+1" office:value-type="float" office:value="69">
            <text:p>69</text:p>
          </table:table-cell>
          <table:table-cell table:style-name="ce25" table:formula="oooc:=[.BU5]+1" office:value-type="float" office:value="70">
            <text:p>70</text:p>
          </table:table-cell>
          <table:table-cell table:style-name="ce25" table:formula="oooc:=[.BV5]+1" office:value-type="float" office:value="71">
            <text:p>71</text:p>
          </table:table-cell>
          <table:table-cell table:style-name="ce25" table:formula="oooc:=[.BW5]+1" office:value-type="float" office:value="72">
            <text:p>72</text:p>
          </table:table-cell>
          <table:table-cell table:style-name="ce25" table:formula="oooc:=[.BX5]+1" office:value-type="float" office:value="73">
            <text:p>73</text:p>
          </table:table-cell>
          <table:table-cell table:style-name="ce25" table:formula="oooc:=[.BY5]+1" office:value-type="float" office:value="74">
            <text:p>74</text:p>
          </table:table-cell>
          <table:table-cell table:style-name="ce25" table:formula="oooc:=[.BZ5]+1" office:value-type="float" office:value="75">
            <text:p>75</text:p>
          </table:table-cell>
          <table:table-cell table:style-name="ce25" table:formula="oooc:=[.CA5]+1" office:value-type="float" office:value="76">
            <text:p>76</text:p>
          </table:table-cell>
          <table:table-cell table:style-name="ce25" table:formula="oooc:=[.CB5]+1" office:value-type="float" office:value="77">
            <text:p>77</text:p>
          </table:table-cell>
          <table:table-cell table:style-name="ce25" table:formula="oooc:=[.CC5]+1" office:value-type="float" office:value="78">
            <text:p>78</text:p>
          </table:table-cell>
          <table:table-cell table:style-name="ce25"/>
          <table:table-cell table:number-columns-repeated="132"/>
        </table:table-row>
        <table:table-row table:style-name="ro14">
          <table:table-cell table:style-name="ce28" office:value-type="string">
            <text:p>Parameter</text:p>
          </table:table-cell>
          <table:table-cell table:style-name="ce28" office:value-type="string">
            <text:p>Case</text:p>
          </table:table-cell>
          <table:table-cell table:style-name="ce28" office:value-type="string">
            <text:p>Subcase</text:p>
          </table:table-cell>
          <table:table-cell table:style-name="ce28" office:value-type="string">
            <text:p>Notes</text:p>
          </table:table-cell>
          <table:table-cell table:style-name="ce29" table:formula="oooc:=OFFSET([$ScriptTestCases.$B$5];[.D5];0;1)" office:value-type="string" office:string-value="ParametersinCommands.script">
            <text:p>ParametersinCommands.script</text:p>
          </table:table-cell>
          <table:table-cell table:style-name="ce29" table:formula="oooc:=IF(OFFSET([$ScriptTestCases.$B$5];[.E5];0;1)&lt;&gt;&quot;&quot;;OFFSET([$ScriptTestCases.$B$5];[.E5];0;1);&quot;&quot;)" office:value-type="string" office:string-value="CbMars2Body.m">
            <text:p>CbMars2Body.m</text:p>
          </table:table-cell>
          <table:table-cell table:style-name="ce29" table:formula="oooc:=IF(OFFSET([$ScriptTestCases.$B$5];[.F5];0;1)&lt;&gt;&quot;&quot;;OFFSET([$ScriptTestCases.$B$5];[.F5];0;1);&quot;&quot;)" office:value-type="string" office:string-value="CbMercury2Body.m">
            <text:p>CbMercury2Body.m</text:p>
          </table:table-cell>
          <table:table-cell table:style-name="ce29" table:formula="oooc:=IF(OFFSET([$ScriptTestCases.$B$5];[.G5];0;1)&lt;&gt;&quot;&quot;;OFFSET([$ScriptTestCases.$B$5];[.G5];0;1);&quot;&quot;)" office:value-type="string" office:string-value="CbMoon2Body.m">
            <text:p>CbMoon2Body.m</text:p>
          </table:table-cell>
          <table:table-cell table:style-name="ce29" table:formula="oooc:=IF(OFFSET([$ScriptTestCases.$B$5];[.H5];0;1)&lt;&gt;&quot;&quot;;OFFSET([$ScriptTestCases.$B$5];[.H5];0;1);&quot;&quot;)" office:value-type="string" office:string-value="CbNeptune2Body.m">
            <text:p>CbNeptune2Body.m</text:p>
          </table:table-cell>
          <table:table-cell table:style-name="ce29" table:formula="oooc:=IF(OFFSET([$ScriptTestCases.$B$5];[.I5];0;1)&lt;&gt;&quot;&quot;;OFFSET([$ScriptTestCases.$B$5];[.I5];0;1);&quot;&quot;)" office:value-type="string" office:string-value="CbPluto2Body.m">
            <text:p>CbPluto2Body.m</text:p>
          </table:table-cell>
          <table:table-cell table:style-name="ce29" table:formula="oooc:=IF(OFFSET([$ScriptTestCases.$B$5];[.J5];0;1)&lt;&gt;&quot;&quot;;OFFSET([$ScriptTestCases.$B$5];[.J5];0;1);&quot;&quot;)" office:value-type="string" office:string-value="CbSaturn2Body.m">
            <text:p>CbSaturn2Body.m</text:p>
          </table:table-cell>
          <table:table-cell table:style-name="ce29" table:formula="oooc:=IF(OFFSET([$ScriptTestCases.$B$5];[.K5];0;1)&lt;&gt;&quot;&quot;;OFFSET([$ScriptTestCases.$B$5];[.K5];0;1);&quot;&quot;)" office:value-type="string" office:string-value="CbUranus2Body.m">
            <text:p>CbUranus2Body.m</text:p>
          </table:table-cell>
          <table:table-cell table:style-name="ce29" table:formula="oooc:=IF(OFFSET([$ScriptTestCases.$B$5];[.L5];0;1)&lt;&gt;&quot;&quot;;OFFSET([$ScriptTestCases.$B$5];[.L5];0;1);&quot;&quot;)" office:value-type="string" office:string-value="CbVenus2Body.m">
            <text:p>CbVenus2Body.m</text:p>
          </table:table-cell>
          <table:table-cell table:style-name="ce29" table:formula="oooc:=IF(OFFSET([$ScriptTestCases.$B$5];[.M5];0;1)&lt;&gt;&quot;&quot;;OFFSET([$ScriptTestCases.$B$5];[.M5];0;1);&quot;&quot;)" office:value-type="string" office:string-value="CS2BodyEarthFixed.m">
            <text:p>CS2BodyEarthFixed.m</text:p>
          </table:table-cell>
          <table:table-cell table:style-name="ce29" table:formula="oooc:=IF(OFFSET([$ScriptTestCases.$B$5];[.N5];0;1)&lt;&gt;&quot;&quot;;OFFSET([$ScriptTestCases.$B$5];[.N5];0;1);&quot;&quot;)" office:value-type="string" office:string-value="CS2BodyEarthGSE.m">
            <text:p>CS2BodyEarthGSE.m</text:p>
          </table:table-cell>
          <table:table-cell table:style-name="ce29" table:formula="oooc:=IF(OFFSET([$ScriptTestCases.$B$5];[.O5];0;1)&lt;&gt;&quot;&quot;;OFFSET([$ScriptTestCases.$B$5];[.O5];0;1);&quot;&quot;)" office:value-type="string" office:string-value="CS2BodyEarthMJ2000Ec.m">
            <text:p>CS2BodyEarthMJ2000Ec.m</text:p>
          </table:table-cell>
          <table:table-cell table:style-name="ce29" table:formula="oooc:=IF(OFFSET([$ScriptTestCases.$B$5];[.P5];0;1)&lt;&gt;&quot;&quot;;OFFSET([$ScriptTestCases.$B$5];[.P5];0;1);&quot;&quot;)" office:value-type="string" office:string-value="CS2BodyEarthMJ2000Eq.m">
            <text:p>CS2BodyEarthMJ2000Eq.m</text:p>
          </table:table-cell>
          <table:table-cell table:style-name="ce29" table:formula="oooc:=IF(OFFSET([$ScriptTestCases.$B$5];[.Q5];0;1)&lt;&gt;&quot;&quot;;OFFSET([$ScriptTestCases.$B$5];[.Q5];0;1);&quot;&quot;)" office:value-type="string" office:string-value="CS2BodyMarsMJ2000Eq.m">
            <text:p>CS2BodyMarsMJ2000Eq.m</text:p>
          </table:table-cell>
          <table:table-cell table:style-name="ce29" table:formula="oooc:=IF(OFFSET([$ScriptTestCases.$B$5];[.R5];0;1)&lt;&gt;&quot;&quot;;OFFSET([$ScriptTestCases.$B$5];[.R5];0;1);&quot;&quot;)" office:value-type="string" office:string-value="MathOperatorsAndFunctions.script">
            <text:p>MathOperatorsAndFunctions.script</text:p>
          </table:table-cell>
          <table:table-cell table:style-name="ce29" table:formula="oooc:=IF(OFFSET([$ScriptTestCases.$B$5];[.S5];0;1)&lt;&gt;&quot;&quot;;OFFSET([$ScriptTestCases.$B$5];[.S5];0;1);&quot;&quot;)" office:value-type="string" office:string-value="IntegratorABM_2Body.m">
            <text:p>IntegratorABM_2Body.m</text:p>
          </table:table-cell>
          <table:table-cell table:style-name="ce29" table:formula="oooc:=IF(OFFSET([$ScriptTestCases.$B$5];[.T5];0;1)&lt;&gt;&quot;&quot;;OFFSET([$ScriptTestCases.$B$5];[.T5];0;1);&quot;&quot;)" office:value-type="string" office:string-value="IntegratorBS_2Body.m">
            <text:p>IntegratorBS_2Body.m</text:p>
          </table:table-cell>
          <table:table-cell table:style-name="ce29" table:formula="oooc:=IF(OFFSET([$ScriptTestCases.$B$5];[.U5];0;1)&lt;&gt;&quot;&quot;;OFFSET([$ScriptTestCases.$B$5];[.U5];0;1);&quot;&quot;)" office:value-type="string" office:string-value="IntegratorPD45_2Body.m">
            <text:p>IntegratorPD45_2Body.m</text:p>
          </table:table-cell>
          <table:table-cell table:style-name="ce29" table:formula="oooc:=IF(OFFSET([$ScriptTestCases.$B$5];[.V5];0;1)&lt;&gt;&quot;&quot;;OFFSET([$ScriptTestCases.$B$5];[.V5];0;1);&quot;&quot;)" office:value-type="string" office:string-value="IntegratorPD78_2Body.m">
            <text:p>IntegratorPD78_2Body.m</text:p>
          </table:table-cell>
          <table:table-cell table:style-name="ce29" table:formula="oooc:=IF(OFFSET([$ScriptTestCases.$B$5];[.W5];0;1)&lt;&gt;&quot;&quot;;OFFSET([$ScriptTestCases.$B$5];[.W5];0;1);&quot;&quot;)" office:value-type="string" office:string-value="IntegratorRKF56_2Body.m">
            <text:p>IntegratorRKF56_2Body.m</text:p>
          </table:table-cell>
          <table:table-cell table:style-name="ce29" table:formula="oooc:=IF(OFFSET([$ScriptTestCases.$B$5];[.X5];0;1)&lt;&gt;&quot;&quot;;OFFSET([$ScriptTestCases.$B$5];[.X5];0;1);&quot;&quot;)" office:value-type="string" office:string-value="IntegratorRKN68_2Body.m">
            <text:p>IntegratorRKN68_2Body.m</text:p>
          </table:table-cell>
          <table:table-cell table:style-name="ce29" table:formula="oooc:=IF(OFFSET([$ScriptTestCases.$B$5];[.Y5];0;1)&lt;&gt;&quot;&quot;;OFFSET([$ScriptTestCases.$B$5];[.Y5];0;1);&quot;&quot;)" office:value-type="string" office:string-value="ForArray.m">
            <text:p>ForArray.m</text:p>
          </table:table-cell>
          <table:table-cell table:style-name="ce29" table:formula="oooc:=IF(OFFSET([$ScriptTestCases.$B$5];[.Z5];0;1)&lt;&gt;&quot;&quot;;OFFSET([$ScriptTestCases.$B$5];[.Z5];0;1);&quot;&quot;)" office:value-type="string" office:string-value="ForIf42_24.m">
            <text:p>ForIf42_24.m</text:p>
          </table:table-cell>
          <table:table-cell table:style-name="ce29" table:formula="oooc:=IF(OFFSET([$ScriptTestCases.$B$5];[.AA5];0;1)&lt;&gt;&quot;&quot;;OFFSET([$ScriptTestCases.$B$5];[.AA5];0;1);&quot;&quot;)" office:value-type="string" office:string-value="ForWhile42.m">
            <text:p>ForWhile42.m</text:p>
          </table:table-cell>
          <table:table-cell table:style-name="ce29" table:formula="oooc:=IF(OFFSET([$ScriptTestCases.$B$5];[.AB5];0;1)&lt;&gt;&quot;&quot;;OFFSET([$ScriptTestCases.$B$5];[.AB5];0;1);&quot;&quot;)" office:value-type="string" office:string-value="If11.m">
            <text:p>If11.m</text:p>
          </table:table-cell>
          <table:table-cell table:style-name="ce29" table:formula="oooc:=IF(OFFSET([$ScriptTestCases.$B$5];[.AC5];0;1)&lt;&gt;&quot;&quot;;OFFSET([$ScriptTestCases.$B$5];[.AC5];0;1);&quot;&quot;)" office:value-type="string" office:string-value="If12_21.m">
            <text:p>If12_21.m</text:p>
          </table:table-cell>
          <table:table-cell table:style-name="ce29" table:formula="oooc:=IF(OFFSET([$ScriptTestCases.$B$5];[.AD5];0;1)&lt;&gt;&quot;&quot;;OFFSET([$ScriptTestCases.$B$5];[.AD5];0;1);&quot;&quot;)" office:value-type="string" office:string-value="If22.m">
            <text:p>If22.m</text:p>
          </table:table-cell>
          <table:table-cell table:style-name="ce29" table:formula="oooc:=IF(OFFSET([$ScriptTestCases.$B$5];[.AE5];0;1)&lt;&gt;&quot;&quot;;OFFSET([$ScriptTestCases.$B$5];[.AE5];0;1);&quot;&quot;)" office:value-type="string" office:string-value="If33.m">
            <text:p>If33.m</text:p>
          </table:table-cell>
          <table:table-cell table:style-name="ce29" table:formula="oooc:=IF(OFFSET([$ScriptTestCases.$B$5];[.AF5];0;1)&lt;&gt;&quot;&quot;;OFFSET([$ScriptTestCases.$B$5];[.AF5];0;1);&quot;&quot;)" office:value-type="string" office:string-value="If44.m">
            <text:p>If44.m</text:p>
          </table:table-cell>
          <table:table-cell table:style-name="ce29" table:formula="oooc:=IF(OFFSET([$ScriptTestCases.$B$5];[.AG5];0;1)&lt;&gt;&quot;&quot;;OFFSET([$ScriptTestCases.$B$5];[.AG5];0;1);&quot;&quot;)" office:value-type="string" office:string-value="If55.m">
            <text:p>If55.m</text:p>
          </table:table-cell>
          <table:table-cell table:style-name="ce29" table:formula="oooc:=IF(OFFSET([$ScriptTestCases.$B$5];[.AH5];0;1)&lt;&gt;&quot;&quot;;OFFSET([$ScriptTestCases.$B$5];[.AH5];0;1);&quot;&quot;)" office:value-type="string" office:string-value="IfForArray.m">
            <text:p>IfForArray.m</text:p>
          </table:table-cell>
          <table:table-cell table:style-name="ce29" table:formula="oooc:=IF(OFFSET([$ScriptTestCases.$B$5];[.AI5];0;1)&lt;&gt;&quot;&quot;;OFFSET([$ScriptTestCases.$B$5];[.AI5];0;1);&quot;&quot;)" office:value-type="string" office:string-value="IfIf43_34.m">
            <text:p>IfIf43_34.m</text:p>
          </table:table-cell>
          <table:table-cell table:style-name="ce29" table:formula="oooc:=IF(OFFSET([$ScriptTestCases.$B$5];[.AJ5];0;1)&lt;&gt;&quot;&quot;;OFFSET([$ScriptTestCases.$B$5];[.AJ5];0;1);&quot;&quot;)" office:value-type="string" office:string-value="While42_24.m">
            <text:p>While42_24.m</text:p>
          </table:table-cell>
          <table:table-cell table:style-name="ce29" table:formula="oooc:=IF(OFFSET([$ScriptTestCases.$B$5];[.AK5];0;1)&lt;&gt;&quot;&quot;;OFFSET([$ScriptTestCases.$B$5];[.AK5];0;1);&quot;&quot;)" office:value-type="string" office:string-value="While53_35.m">
            <text:p>While53_35.m</text:p>
          </table:table-cell>
          <table:table-cell table:style-name="ce29" table:formula="oooc:=IF(OFFSET([$ScriptTestCases.$B$5];[.AL5];0;1)&lt;&gt;&quot;&quot;;OFFSET([$ScriptTestCases.$B$5];[.AL5];0;1);&quot;&quot;)" office:value-type="string" office:string-value="WhileForArray.m">
            <text:p>WhileForArray.m</text:p>
          </table:table-cell>
          <table:table-cell table:style-name="ce29" table:formula="oooc:=IF(OFFSET([$ScriptTestCases.$B$5];[.AM5];0;1)&lt;&gt;&quot;&quot;;OFFSET([$ScriptTestCases.$B$5];[.AM5];0;1);&quot;&quot;)" office:value-type="string" office:string-value="WhileIf51_15.m">
            <text:p>WhileIf51_15.m</text:p>
          </table:table-cell>
          <table:table-cell table:style-name="ce29" table:formula="oooc:=IF(OFFSET([$ScriptTestCases.$B$5];[.AN5];0;1)&lt;&gt;&quot;&quot;;OFFSET([$ScriptTestCases.$B$5];[.AN5];0;1);&quot;&quot;)" office:value-type="string" office:string-value="WhileTarget.m">
            <text:p>WhileTarget.m</text:p>
          </table:table-cell>
          <table:table-cell table:style-name="ce29" table:formula="oooc:=IF(OFFSET([$ScriptTestCases.$B$5];[.AO5];0;1)&lt;&gt;&quot;&quot;;OFFSET([$ScriptTestCases.$B$5];[.AO5];0;1);&quot;&quot;)" office:value-type="string" office:string-value="WhileWhile42_24.m">
            <text:p>WhileWhile42_24.m</text:p>
          </table:table-cell>
          <table:table-cell table:style-name="ce29" table:formula="oooc:=IF(OFFSET([$ScriptTestCases.$B$5];[.AP5];0;1)&lt;&gt;&quot;&quot;;OFFSET([$ScriptTestCases.$B$5];[.AP5];0;1);&quot;&quot;)" office:value-type="string" office:string-value="LibrationTest_GMAT_SE.m">
            <text:p>LibrationTest_GMAT_SE.m</text:p>
          </table:table-cell>
          <table:table-cell table:style-name="ce29" table:formula="oooc:=IF(OFFSET([$ScriptTestCases.$B$5];[.AQ5];0;1)&lt;&gt;&quot;&quot;;OFFSET([$ScriptTestCases.$B$5];[.AQ5];0;1);&quot;&quot;)" office:value-type="string" office:string-value="LibrationTest_GMAT_SEM.m">
            <text:p>LibrationTest_GMAT_SEM.m</text:p>
          </table:table-cell>
          <table:table-cell table:style-name="ce29" table:formula="oooc:=IF(OFFSET([$ScriptTestCases.$B$5];[.AR5];0;1)&lt;&gt;&quot;&quot;;OFFSET([$ScriptTestCases.$B$5];[.AR5];0;1);&quot;&quot;)" office:value-type="string" office:string-value="DeltaV_GMAT_IEarth_Cartesian.m">
            <text:p>DeltaV_GMAT_IEarth_Cartesian.m</text:p>
          </table:table-cell>
          <table:table-cell table:style-name="ce29" table:formula="oooc:=IF(OFFSET([$ScriptTestCases.$B$5];[.AS5];0;1)&lt;&gt;&quot;&quot;;OFFSET([$ScriptTestCases.$B$5];[.AS5];0;1);&quot;&quot;)" office:value-type="string" office:string-value="DeltaV_GMAT_IEarth_VNB.m">
            <text:p>DeltaV_GMAT_IEarth_VNB.m</text:p>
          </table:table-cell>
          <table:table-cell table:style-name="ce29" table:formula="oooc:=IF(OFFSET([$ScriptTestCases.$B$5];[.AT5];0;1)&lt;&gt;&quot;&quot;;OFFSET([$ScriptTestCases.$B$5];[.AT5];0;1);&quot;&quot;)" office:value-type="string" office:string-value="DeltaV_GMAT_ISun_VNB.m">
            <text:p>DeltaV_GMAT_ISun_VNB.m</text:p>
          </table:table-cell>
          <table:table-cell table:style-name="ce29" table:formula="oooc:=IF(OFFSET([$ScriptTestCases.$B$5];[.AU5];0;1)&lt;&gt;&quot;&quot;;OFFSET([$ScriptTestCases.$B$5];[.AU5];0;1);&quot;&quot;)" office:value-type="string" office:string-value="StopCond_GMAT_EarthAll_Days.m">
            <text:p>StopCond_GMAT_EarthAll_Days.m</text:p>
          </table:table-cell>
          <table:table-cell table:style-name="ce29" table:formula="oooc:=IF(OFFSET([$ScriptTestCases.$B$5];[.AV5];0;1)&lt;&gt;&quot;&quot;;OFFSET([$ScriptTestCases.$B$5];[.AV5];0;1);&quot;&quot;)" office:value-type="string" office:string-value="StopCond_GMAT_Earth3MultiSatsPM_Days.m">
            <text:p>StopCond_GMAT_Earth3MultiSatsPM_Days.m</text:p>
          </table:table-cell>
          <table:table-cell table:style-name="ce29" table:formula="oooc:=IF(OFFSET([$ScriptTestCases.$B$5];[.AW5];0;1)&lt;&gt;&quot;&quot;;OFFSET([$ScriptTestCases.$B$5];[.AW5];0;1);&quot;&quot;)" office:value-type="string" office:string-value="GMAT_GEO_EarthSunLuna_JGM2_MSISE90_SRP.m">
            <text:p>GMAT_GEO_EarthSunLuna_JGM2_MSISE90_SRP.m</text:p>
          </table:table-cell>
          <table:table-cell table:style-name="ce29" table:formula="oooc:=IF(OFFSET([$ScriptTestCases.$B$5];[.AX5];0;1)&lt;&gt;&quot;&quot;;OFFSET([$ScriptTestCases.$B$5];[.AX5];0;1);&quot;&quot;)" office:value-type="string" office:string-value="GMAT_Moon_AllPlanets_0_0_0.m">
            <text:p>GMAT_Moon_AllPlanets_0_0_0.m</text:p>
          </table:table-cell>
          <table:table-cell table:style-name="ce29" table:formula="oooc:=IF(OFFSET([$ScriptTestCases.$B$5];[.AY5];0;1)&lt;&gt;&quot;&quot;;OFFSET([$ScriptTestCases.$B$5];[.AY5];0;1);&quot;&quot;)" office:value-type="string" office:string-value="GMAT_Mars1_Mars_MARS50C_0_0.m">
            <text:p>GMAT_Mars1_Mars_MARS50C_0_0.m</text:p>
          </table:table-cell>
          <table:table-cell table:style-name="ce29" table:formula="oooc:=IF(OFFSET([$ScriptTestCases.$B$5];[.AZ5];0;1)&lt;&gt;&quot;&quot;;OFFSET([$ScriptTestCases.$B$5];[.AZ5];0;1);&quot;&quot;)" office:value-type="string" office:string-value="GMAT_Moon_Luna_LP165P_0_0.m">
            <text:p>GMAT_Moon_Luna_LP165P_0_0.m</text:p>
          </table:table-cell>
          <table:table-cell table:style-name="ce29" table:formula="oooc:=IF(OFFSET([$ScriptTestCases.$B$5];[.BA5];0;1)&lt;&gt;&quot;&quot;;OFFSET([$ScriptTestCases.$B$5];[.BA5];0;1);&quot;&quot;)" office:value-type="string" office:string-value="EpochFormatCheck.m">
            <text:p>EpochFormatCheck.m</text:p>
          </table:table-cell>
          <table:table-cell table:style-name="ce29" table:formula="oooc:=IF(OFFSET([$ScriptTestCases.$B$5];[.BB5];0;1)&lt;&gt;&quot;&quot;;OFFSET([$ScriptTestCases.$B$5];[.BB5];0;1);&quot;&quot;)" office:value-type="string" office:string-value="allPropagates.m">
            <text:p>allPropagates.m</text:p>
          </table:table-cell>
          <table:table-cell table:style-name="ce29" table:formula="oooc:=IF(OFFSET([$ScriptTestCases.$B$5];[.BC5];0;1)&lt;&gt;&quot;&quot;;OFFSET([$ScriptTestCases.$B$5];[.BC5];0;1);&quot;&quot;)" office:value-type="string" office:string-value="TargeterCheck.m">
            <text:p>TargeterCheck.m</text:p>
          </table:table-cell>
          <table:table-cell table:style-name="ce29" table:formula="oooc:=IF(OFFSET([$ScriptTestCases.$B$5];[.BD5];0;1)&lt;&gt;&quot;&quot;;OFFSET([$ScriptTestCases.$B$5];[.BD5];0;1);&quot;&quot;)" office:value-type="string" office:string-value="XYPlotNonFunctionTest.m">
            <text:p>XYPlotNonFunctionTest.m</text:p>
          </table:table-cell>
          <table:table-cell table:style-name="ce29" table:formula="oooc:=IF(OFFSET([$ScriptTestCases.$B$5];[.BE5];0;1)&lt;&gt;&quot;&quot;;OFFSET([$ScriptTestCases.$B$5];[.BE5];0;1);&quot;&quot;)" office:value-type="string" office:string-value="SaveAllObjects.m">
            <text:p>SaveAllObjects.m</text:p>
          </table:table-cell>
          <table:table-cell table:style-name="ce29" table:formula="oooc:=IF(OFFSET([$ScriptTestCases.$B$5];[.BF5];0;1)&lt;&gt;&quot;&quot;;OFFSET([$ScriptTestCases.$B$5];[.BF5];0;1);&quot;&quot;)" office:value-type="string" office:string-value="StopAlone.m">
            <text:p>StopAlone.m</text:p>
          </table:table-cell>
          <table:table-cell table:style-name="ce29" table:formula="oooc:=IF(OFFSET([$ScriptTestCases.$B$5];[.BG5];0;1)&lt;&gt;&quot;&quot;;OFFSET([$ScriptTestCases.$B$5];[.BG5];0;1);&quot;&quot;)" office:value-type="string" office:string-value="StopIf.m">
            <text:p>StopIf.m</text:p>
          </table:table-cell>
          <table:table-cell table:style-name="ce29" table:formula="oooc:=IF(OFFSET([$ScriptTestCases.$B$5];[.BH5];0;1)&lt;&gt;&quot;&quot;;OFFSET([$ScriptTestCases.$B$5];[.BH5];0;1);&quot;&quot;)" office:value-type="string" office:string-value="StopFor.m">
            <text:p>StopFor.m</text:p>
          </table:table-cell>
          <table:table-cell table:style-name="ce29" table:formula="oooc:=IF(OFFSET([$ScriptTestCases.$B$5];[.BI5];0;1)&lt;&gt;&quot;&quot;;OFFSET([$ScriptTestCases.$B$5];[.BI5];0;1);&quot;&quot;)" office:value-type="string" office:string-value="StopTarget.m">
            <text:p>StopTarget.m</text:p>
          </table:table-cell>
          <table:table-cell table:style-name="ce29" table:formula="oooc:=IF(OFFSET([$ScriptTestCases.$B$5];[.BJ5];0;1)&lt;&gt;&quot;&quot;;OFFSET([$ScriptTestCases.$B$5];[.BJ5];0;1);&quot;&quot;)" office:value-type="string" office:string-value="StopWhile.m">
            <text:p>StopWhile.m</text:p>
          </table:table-cell>
          <table:table-cell table:style-name="ce29" table:formula="oooc:=IF(OFFSET([$ScriptTestCases.$B$5];[.BK5];0;1)&lt;&gt;&quot;&quot;;OFFSET([$ScriptTestCases.$B$5];[.BK5];0;1);&quot;&quot;)" office:value-type="string" office:string-value="StopForIf.m">
            <text:p>StopForIf.m</text:p>
          </table:table-cell>
          <table:table-cell table:style-name="ce29" table:formula="oooc:=IF(OFFSET([$ScriptTestCases.$B$5];[.BL5];0;1)&lt;&gt;&quot;&quot;;OFFSET([$ScriptTestCases.$B$5];[.BL5];0;1);&quot;&quot;)" office:value-type="string" office:string-value="StopWhileFor.m">
            <text:p>StopWhileFor.m</text:p>
          </table:table-cell>
          <table:table-cell table:style-name="ce29" table:formula="oooc:=IF(OFFSET([$ScriptTestCases.$B$5];[.BM5];0;1)&lt;&gt;&quot;&quot;;OFFSET([$ScriptTestCases.$B$5];[.BM5];0;1);&quot;&quot;)" office:value-type="string" office:string-value="AssignmentTests">
            <text:p>AssignmentTests</text:p>
          </table:table-cell>
          <table:table-cell table:style-name="ce29" table:formula="oooc:=IF(OFFSET([$ScriptTestCases.$B$5];[.BN5];0;1)&lt;&gt;&quot;&quot;;OFFSET([$ScriptTestCases.$B$5];[.BN5];0;1);&quot;&quot;)" office:value-type="string" office:string-value="BasicOptimizerTest.script">
            <text:p>BasicOptimizerTest.script</text:p>
          </table:table-cell>
          <table:table-cell table:style-name="ce29" table:formula="oooc:=IF(OFFSET([$ScriptTestCases.$B$5];[.BO5];0;1)&lt;&gt;&quot;&quot;;OFFSET([$ScriptTestCases.$B$5];[.BO5];0;1);&quot;&quot;)" office:value-type="string" office:string-value="NonLinearConstraintTests.script">
            <text:p>NonLinearConstraintTests.script</text:p>
          </table:table-cell>
          <table:table-cell table:style-name="ce29" table:formula="oooc:=IF(OFFSET([$ScriptTestCases.$B$5];[.BP5];0;1)&lt;&gt;&quot;&quot;;OFFSET([$ScriptTestCases.$B$5];[.BP5];0;1);&quot;&quot;)" office:value-type="string" office:string-value="MinimizeTests.script">
            <text:p>MinimizeTests.script</text:p>
          </table:table-cell>
          <table:table-cell table:style-name="ce29" table:formula="oooc:=IF(OFFSET([$ScriptTestCases.$B$5];[.BQ5];0;1)&lt;&gt;&quot;&quot;;OFFSET([$ScriptTestCases.$B$5];[.BQ5];0;1);&quot;&quot;)" office:value-type="string" office:string-value="VaryTests">
            <text:p>VaryTests</text:p>
          </table:table-cell>
          <table:table-cell table:style-name="ce29" table:formula="oooc:=IF(OFFSET([$ScriptTestCases.$B$5];[.BR5];0;1)&lt;&gt;&quot;&quot;;OFFSET([$ScriptTestCases.$B$5];[.BR5];0;1);&quot;&quot;)" office:value-type="string" office:string-value="OptimizersInControlFlow.script">
            <text:p>OptimizersInControlFlow.script</text:p>
          </table:table-cell>
          <table:table-cell table:style-name="ce29" table:formula="oooc:=IF(OFFSET([$ScriptTestCases.$B$5];[.BS5];0;1)&lt;&gt;&quot;&quot;;OFFSET([$ScriptTestCases.$B$5];[.BS5];0;1);&quot;&quot;)" office:value-type="string" office:string-value="MathOperators.script">
            <text:p>MathOperators.script</text:p>
          </table:table-cell>
          <table:table-cell table:style-name="ce29" table:formula="oooc:=IF(OFFSET([$ScriptTestCases.$B$5];[.BT5];0;1)&lt;&gt;&quot;&quot;;OFFSET([$ScriptTestCases.$B$5];[.BT5];0;1);&quot;&quot;)" office:value-type="string" office:string-value="ParenthesisinMathTests.script">
            <text:p>ParenthesisinMathTests.script</text:p>
          </table:table-cell>
          <table:table-cell table:style-name="ce29" table:formula="oooc:=IF(OFFSET([$ScriptTestCases.$B$5];[.BU5];0;1)&lt;&gt;&quot;&quot;;OFFSET([$ScriptTestCases.$B$5];[.BU5];0;1);&quot;&quot;)" office:value-type="string" office:string-value="StopinOptimizerTest.script">
            <text:p>StopinOptimizerTest.script</text:p>
          </table:table-cell>
          <table:table-cell table:style-name="ce29" table:formula="oooc:=IF(OFFSET([$ScriptTestCases.$B$5];[.BV5];0;1)&lt;&gt;&quot;&quot;;OFFSET([$ScriptTestCases.$B$5];[.BV5];0;1);&quot;&quot;)" office:value-type="string" office:string-value="ToggleTest.m">
            <text:p>ToggleTest.m</text:p>
          </table:table-cell>
          <table:table-cell table:style-name="ce29" table:formula="oooc:=IF(OFFSET([$ScriptTestCases.$B$5];[.BW5];0;1)&lt;&gt;&quot;&quot;;OFFSET([$ScriptTestCases.$B$5];[.BW5];0;1);&quot;&quot;)" office:value-type="string" office:string-value="CSParams_GMAT_BPlaneTests.script">
            <text:p>CSParams_GMAT_BPlaneTests.script</text:p>
          </table:table-cell>
          <table:table-cell table:style-name="ce29" table:formula="oooc:=IF(OFFSET([$ScriptTestCases.$B$5];[.BX5];0;1)&lt;&gt;&quot;&quot;;OFFSET([$ScriptTestCases.$B$5];[.BX5];0;1);&quot;&quot;)" office:value-type="string" office:string-value="StateInputTests.script">
            <text:p>StateInputTests.script</text:p>
          </table:table-cell>
          <table:table-cell table:style-name="ce29" table:formula="oooc:=IF(OFFSET([$ScriptTestCases.$B$5];[.BY5];0;1)&lt;&gt;&quot;&quot;;OFFSET([$ScriptTestCases.$B$5];[.BY5];0;1);&quot;&quot;)" office:value-type="string" office:string-value="TargeterNesting.m">
            <text:p>TargeterNesting.m</text:p>
          </table:table-cell>
          <table:table-cell table:style-name="ce29" table:formula="oooc:=IF(OFFSET([$ScriptTestCases.$B$5];[.BZ5];0;1)&lt;&gt;&quot;&quot;;OFFSET([$ScriptTestCases.$B$5];[.BZ5];0;1);&quot;&quot;)" office:value-type="string" office:string-value="Loop_GMAT_IfWhile.m">
            <text:p>Loop_GMAT_IfWhile.m</text:p>
          </table:table-cell>
          <table:table-cell table:style-name="ce29" table:formula="oooc:=IF(OFFSET([$ScriptTestCases.$B$5];[.CA5];0;1)&lt;&gt;&quot;&quot;;OFFSET([$ScriptTestCases.$B$5];[.CA5];0;1);&quot;&quot;)" office:value-type="string" office:string-value="ForForArray.m">
            <text:p>ForForArray.m</text:p>
          </table:table-cell>
          <table:table-cell table:style-name="ce29" table:formula="oooc:=IF(OFFSET([$ScriptTestCases.$B$5];[.CB5];0;1)&lt;&gt;&quot;&quot;;OFFSET([$ScriptTestCases.$B$5];[.CB5];0;1);&quot;&quot;)" office:value-type="string" office:string-value="MatlabApsidesCheck.m">
            <text:p>MatlabApsidesCheck.m</text:p>
          </table:table-cell>
          <table:table-cell table:style-name="ce29" table:formula="oooc:=IF(OFFSET([$ScriptTestCases.$B$5];[.CC5];0;1)&lt;&gt;&quot;&quot;;OFFSET([$ScriptTestCases.$B$5];[.CC5];0;1);&quot;&quot;)" office:value-type="string" office:string-value="MatlabObjectPassingCheck.m">
            <text:p>MatlabObjectPassingCheck.m</text:p>
          </table:table-cell>
          <table:table-cell table:style-name="ce29"/>
          <table:table-cell table:style-name="ce30"/>
          <table:table-cell table:style-name="ce29" office:value-type="string">
            <text:p>Coverage</text:p>
          </table:table-cell>
          <table:table-cell table:style-name="ce29" office:value-type="string">
            <text:p>Column Count</text:p>
          </table:table-cell>
          <table:table-cell table:style-name="ce30" table:number-columns-repeated="7"/>
          <table:table-cell table:number-columns-repeated="122"/>
        </table:table-row>
        <table:table-row table:style-name="ro3">
          <table:table-cell office:value-type="string">
            <text:p>A1Gregorian</text:p>
          </table:table-cell>
          <table:table-cell table:number-columns-repeated="2"/>
          <table:table-cell/>
          <table:table-cell table:style-name="ce25" table:number-columns-repeated="13"/>
          <table:table-cell table:number-columns-repeated="65"/>
          <table:table-cell table:style-name="ce25" table:number-columns-repeated="2"/>
          <table:table-cell table:formula="oooc:=IF((COUNTA([.E7:.CF7])&gt;0)                                                                OR                                                                ( [.D7]=&quot;DEFERRED&quot;);1;0)" office:value-type="float" office:value="0">
            <text:p>0</text:p>
          </table:table-cell>
          <table:table-cell office:value-type="float" office:value="1">
            <text:p>1</text:p>
          </table:table-cell>
          <table:table-cell table:style-name="ce25" table:number-columns-repeated="129"/>
        </table:table-row>
        <table:table-row table:style-name="ro3">
          <table:table-cell office:value-type="string">
            <text:p>A1ModJulian</text:p>
          </table:table-cell>
          <table:table-cell table:number-columns-repeated="2"/>
          <table:table-cell/>
          <table:table-cell/>
          <table:table-cell table:number-columns-repeated="13" office:value-type="string">
            <text:p>X</text:p>
          </table:table-cell>
          <table:table-cell/>
          <table:table-cell table:number-columns-repeated="6" office:value-type="string">
            <text:p>X</text:p>
          </table:table-cell>
          <table:table-cell table:number-columns-repeated="17"/>
          <table:table-cell table:number-columns-repeated="11" office:value-type="string">
            <text:p>X</text:p>
          </table:table-cell>
          <table:table-cell table:number-columns-repeated="24"/>
          <table:table-cell office:value-type="string">
            <text:p>X</text:p>
          </table:table-cell>
          <table:table-cell table:number-columns-repeated="4"/>
          <table:table-cell table:style-name="ce25" table:number-columns-repeated="2"/>
          <table:table-cell table:formula="oooc:=IF((COUNTA([.E8:.CF8])&gt;0)                                                                OR                                                                ( [.D8]=&quot;DEFERRED&quot;);1;0)" office:value-type="float" office:value="1">
            <text:p>1</text:p>
          </table:table-cell>
          <table:table-cell table:formula="oooc:=[.CH7]+1" office:value-type="float" office:value="2">
            <text:p>2</text:p>
          </table:table-cell>
          <table:table-cell table:style-name="ce25" table:number-columns-repeated="129"/>
        </table:table-row>
        <table:table-row table:style-name="ro3">
          <table:table-cell office:value-type="string">
            <text:p>Altitude</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9:.CF9])&gt;0)                                                                OR                                                                ( [.D9]=&quot;DEFERRED&quot;);1;0)" office:value-type="float" office:value="1">
            <text:p>1</text:p>
          </table:table-cell>
          <table:table-cell table:formula="oooc:=[.CH8]+1" office:value-type="float" office:value="3">
            <text:p>3</text:p>
          </table:table-cell>
          <table:table-cell table:style-name="ce25" table:number-columns-repeated="129"/>
        </table:table-row>
        <table:table-row table:style-name="ro4">
          <table:table-cell office:value-type="string">
            <text:p>Ang Mo Mag</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10:.CF10])&gt;0)                                                                OR                                                                ( [.D10]=&quot;DEFERRED&quot;);1;0)" office:value-type="float" office:value="1">
            <text:p>1</text:p>
          </table:table-cell>
          <table:table-cell table:formula="oooc:=[.CH9]+1" office:value-type="float" office:value="4">
            <text:p>4</text:p>
          </table:table-cell>
          <table:table-cell table:style-name="ce25" table:number-columns-repeated="129"/>
        </table:table-row>
        <table:table-row table:style-name="ro4">
          <table:table-cell office:value-type="string">
            <text:p>Ang Mo X</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11:.CF11])&gt;0)                                                                OR                                                                ( [.D11]=&quot;DEFERRED&quot;);1;0)" office:value-type="float" office:value="1">
            <text:p>1</text:p>
          </table:table-cell>
          <table:table-cell table:formula="oooc:=[.CH10]+1" office:value-type="float" office:value="5">
            <text:p>5</text:p>
          </table:table-cell>
          <table:table-cell table:style-name="ce25" table:number-columns-repeated="129"/>
        </table:table-row>
        <table:table-row table:style-name="ro4">
          <table:table-cell office:value-type="string">
            <text:p>Ang Mo Y</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12:.CF12])&gt;0)                                                                OR                                                                ( [.D12]=&quot;DEFERRED&quot;);1;0)" office:value-type="float" office:value="1">
            <text:p>1</text:p>
          </table:table-cell>
          <table:table-cell table:formula="oooc:=[.CH11]+1" office:value-type="float" office:value="6">
            <text:p>6</text:p>
          </table:table-cell>
          <table:table-cell table:style-name="ce25" table:number-columns-repeated="129"/>
        </table:table-row>
        <table:table-row table:style-name="ro4">
          <table:table-cell office:value-type="string">
            <text:p>Ang Mo Z</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13:.CF13])&gt;0)                                                                OR                                                                ( [.D13]=&quot;DEFERRED&quot;);1;0)" office:value-type="float" office:value="1">
            <text:p>1</text:p>
          </table:table-cell>
          <table:table-cell table:formula="oooc:=[.CH12]+1" office:value-type="float" office:value="7">
            <text:p>7</text:p>
          </table:table-cell>
          <table:table-cell table:style-name="ce25" table:number-columns-repeated="129"/>
        </table:table-row>
        <table:table-row table:style-name="ro4">
          <table:table-cell office:value-type="string">
            <text:p>Apoapsis</text:p>
          </table:table-cell>
          <table:table-cell table:number-columns-repeated="2"/>
          <table:table-cell/>
          <table:table-cell table:number-columns-repeated="76"/>
          <table:table-cell office:value-type="string">
            <text:p>X</text:p>
          </table:table-cell>
          <table:table-cell/>
          <table:table-cell table:style-name="ce25" table:number-columns-repeated="2"/>
          <table:table-cell table:formula="oooc:=IF((COUNTA([.E14:.CF14])&gt;0)                                                                OR                                                                ( [.D14]=&quot;DEFERRED&quot;);1;0)" office:value-type="float" office:value="1">
            <text:p>1</text:p>
          </table:table-cell>
          <table:table-cell table:formula="oooc:=[.CH13]+1" office:value-type="float" office:value="8">
            <text:p>8</text:p>
          </table:table-cell>
          <table:table-cell table:style-name="ce25" table:number-columns-repeated="129"/>
        </table:table-row>
        <table:table-row table:style-name="ro3">
          <table:table-cell office:value-type="string">
            <text:p>Array</text:p>
          </table:table-cell>
          <table:table-cell table:number-columns-repeated="2"/>
          <table:table-cell/>
          <table:table-cell table:number-columns-repeated="27"/>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44"/>
          <table:table-cell table:style-name="ce25" table:number-columns-repeated="2"/>
          <table:table-cell table:formula="oooc:=IF((COUNTA([.E15:.CF15])&gt;0)                                                                OR                                                                ( [.D15]=&quot;DEFERRED&quot;);1;0)" office:value-type="float" office:value="1">
            <text:p>1</text:p>
          </table:table-cell>
          <table:table-cell table:formula="oooc:=[.CH14]+1" office:value-type="float" office:value="9">
            <text:p>9</text:p>
          </table:table-cell>
          <table:table-cell table:style-name="ce25" table:number-columns-repeated="129"/>
        </table:table-row>
        <table:table-row table:style-name="ro4">
          <table:table-cell office:value-type="string">
            <text:p>AtmosDensity</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16:.CF16])&gt;0)                                                                OR                                                                ( [.D16]=&quot;DEFERRED&quot;);1;0)" office:value-type="float" office:value="1">
            <text:p>1</text:p>
          </table:table-cell>
          <table:table-cell table:formula="oooc:=[.CH15]+1" office:value-type="float" office:value="10">
            <text:p>10</text:p>
          </table:table-cell>
          <table:table-cell table:style-name="ce25" table:number-columns-repeated="129"/>
        </table:table-row>
        <table:table-row table:style-name="ro3">
          <table:table-cell office:value-type="string">
            <text:p>B angle</text:p>
          </table:table-cell>
          <table:table-cell table:number-columns-repeated="2"/>
          <table:table-cell/>
          <table:table-cell/>
          <table:table-cell table:number-columns-repeated="8" office:value-type="string">
            <text:p>X</text:p>
          </table:table-cell>
          <table:table-cell table:number-columns-repeated="62"/>
          <table:table-cell office:value-type="string">
            <text:p>X</text:p>
          </table:table-cell>
          <table:table-cell table:number-columns-repeated="6"/>
          <table:table-cell table:style-name="ce25" table:number-columns-repeated="2"/>
          <table:table-cell table:formula="oooc:=IF((COUNTA([.E17:.CF17])&gt;0)                                                                OR                                                                ( [.D17]=&quot;DEFERRED&quot;);1;0)" office:value-type="float" office:value="1">
            <text:p>1</text:p>
          </table:table-cell>
          <table:table-cell table:formula="oooc:=[.CH16]+1" office:value-type="float" office:value="11">
            <text:p>11</text:p>
          </table:table-cell>
          <table:table-cell table:style-name="ce25" table:number-columns-repeated="129"/>
        </table:table-row>
        <table:table-row table:style-name="ro3">
          <table:table-cell office:value-type="string">
            <text:p>B mag</text:p>
          </table:table-cell>
          <table:table-cell table:number-columns-repeated="2"/>
          <table:table-cell/>
          <table:table-cell table:number-columns-repeated="71"/>
          <table:table-cell office:value-type="string">
            <text:p>X</text:p>
          </table:table-cell>
          <table:table-cell table:number-columns-repeated="6"/>
          <table:table-cell table:style-name="ce25" table:number-columns-repeated="2"/>
          <table:table-cell table:formula="oooc:=IF((COUNTA([.E18:.CF18])&gt;0)                                                                OR                                                                ( [.D18]=&quot;DEFERRED&quot;);1;0)" office:value-type="float" office:value="1">
            <text:p>1</text:p>
          </table:table-cell>
          <table:table-cell table:formula="oooc:=[.CH17]+1" office:value-type="float" office:value="12">
            <text:p>12</text:p>
          </table:table-cell>
          <table:table-cell table:style-name="ce25" table:number-columns-repeated="129"/>
        </table:table-row>
        <table:table-row table:style-name="ro4">
          <table:table-cell office:value-type="string">
            <text:p>BdotR</text:p>
          </table:table-cell>
          <table:table-cell table:number-columns-repeated="2"/>
          <table:table-cell/>
          <table:table-cell table:number-columns-repeated="71"/>
          <table:table-cell office:value-type="string">
            <text:p>X</text:p>
          </table:table-cell>
          <table:table-cell table:number-columns-repeated="6"/>
          <table:table-cell table:style-name="ce25" table:number-columns-repeated="2"/>
          <table:table-cell table:formula="oooc:=IF((COUNTA([.E19:.CF19])&gt;0)                                                                OR                                                                ( [.D19]=&quot;DEFERRED&quot;);1;0)" office:value-type="float" office:value="1">
            <text:p>1</text:p>
          </table:table-cell>
          <table:table-cell table:formula="oooc:=[.CH18]+1" office:value-type="float" office:value="13">
            <text:p>13</text:p>
          </table:table-cell>
          <table:table-cell table:style-name="ce25" table:number-columns-repeated="129"/>
        </table:table-row>
        <table:table-row table:style-name="ro4">
          <table:table-cell office:value-type="string">
            <text:p>BdotT</text:p>
          </table:table-cell>
          <table:table-cell table:number-columns-repeated="2"/>
          <table:table-cell/>
          <table:table-cell table:number-columns-repeated="71"/>
          <table:table-cell office:value-type="string">
            <text:p>X</text:p>
          </table:table-cell>
          <table:table-cell table:number-columns-repeated="6"/>
          <table:table-cell table:style-name="ce25" table:number-columns-repeated="2"/>
          <table:table-cell table:formula="oooc:=IF((COUNTA([.E20:.CF20])&gt;0)                                                                OR                                                                ( [.D20]=&quot;DEFERRED&quot;);1;0)" office:value-type="float" office:value="1">
            <text:p>1</text:p>
          </table:table-cell>
          <table:table-cell table:formula="oooc:=[.CH19]+1" office:value-type="float" office:value="14">
            <text:p>14</text:p>
          </table:table-cell>
          <table:table-cell table:style-name="ce25" table:number-columns-repeated="129"/>
        </table:table-row>
        <table:table-row table:style-name="ro3">
          <table:table-cell office:value-type="string">
            <text:p>Beta angle</text:p>
          </table:table-cell>
          <table:table-cell table:number-columns-repeated="2"/>
          <table:table-cell/>
          <table:table-cell table:number-columns-repeated="54"/>
          <table:table-cell table:number-columns-repeated="7" office:value-type="string">
            <text:p>X</text:p>
          </table:table-cell>
          <table:table-cell table:number-columns-repeated="17"/>
          <table:table-cell table:style-name="ce25" table:number-columns-repeated="2"/>
          <table:table-cell table:formula="oooc:=IF((COUNTA([.E21:.CF21])&gt;0)                                                                OR                                                                ( [.D21]=&quot;DEFERRED&quot;);1;0)" office:value-type="float" office:value="1">
            <text:p>1</text:p>
          </table:table-cell>
          <table:table-cell table:formula="oooc:=[.CH20]+1" office:value-type="float" office:value="15">
            <text:p>15</text:p>
          </table:table-cell>
          <table:table-cell table:style-name="ce25" table:number-columns-repeated="129"/>
        </table:table-row>
        <table:table-row table:style-name="ro3">
          <table:table-cell office:value-type="string">
            <text:p>C3 Energy</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22:.CF22])&gt;0)                                                                OR                                                                ( [.D22]=&quot;DEFERRED&quot;);1;0)" office:value-type="float" office:value="1">
            <text:p>1</text:p>
          </table:table-cell>
          <table:table-cell table:formula="oooc:=[.CH21]+1" office:value-type="float" office:value="16">
            <text:p>16</text:p>
          </table:table-cell>
          <table:table-cell table:style-name="ce25" table:number-columns-repeated="129"/>
        </table:table-row>
        <table:table-row table:style-name="ro3">
          <table:table-cell office:value-type="string">
            <text:p>Cart State</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23:.CF23])&gt;0)                                                                OR                                                                ( [.D23]=&quot;DEFERRED&quot;);1;0)" office:value-type="float" office:value="1">
            <text:p>1</text:p>
          </table:table-cell>
          <table:table-cell table:formula="oooc:=[.CH22]+1" office:value-type="float" office:value="17">
            <text:p>17</text:p>
          </table:table-cell>
          <table:table-cell table:style-name="ce25" table:number-columns-repeated="129"/>
        </table:table-row>
        <table:table-row table:style-name="ro3">
          <table:table-cell office:value-type="string">
            <text:p>Cart VX</text:p>
          </table:table-cell>
          <table:table-cell table:number-columns-repeated="2"/>
          <table:table-cell/>
          <table:table-cell table:number-columns-repeated="14" office:value-type="string">
            <text:p>X</text:p>
          </table:table-cell>
          <table:table-cell/>
          <table:table-cell table:number-columns-repeated="6" office:value-type="string">
            <text:p>X</text:p>
          </table:table-cell>
          <table:table-cell table:number-columns-repeated="17"/>
          <table:table-cell table:number-columns-repeated="11" office:value-type="string">
            <text:p>X</text:p>
          </table:table-cell>
          <table:table-cell table:number-columns-repeated="29"/>
          <table:table-cell table:style-name="ce25" table:number-columns-repeated="2"/>
          <table:table-cell table:formula="oooc:=IF((COUNTA([.E24:.CF24])&gt;0)                                                                OR                                                                ( [.D24]=&quot;DEFERRED&quot;);1;0)" office:value-type="float" office:value="1">
            <text:p>1</text:p>
          </table:table-cell>
          <table:table-cell table:formula="oooc:=[.CH23]+1" office:value-type="float" office:value="18">
            <text:p>18</text:p>
          </table:table-cell>
          <table:table-cell table:style-name="ce25" table:number-columns-repeated="129"/>
        </table:table-row>
        <table:table-row table:style-name="ro3">
          <table:table-cell office:value-type="string">
            <text:p>Cart VY</text:p>
          </table:table-cell>
          <table:table-cell table:number-columns-repeated="2"/>
          <table:table-cell/>
          <table:table-cell/>
          <table:table-cell table:number-columns-repeated="13" office:value-type="string">
            <text:p>X</text:p>
          </table:table-cell>
          <table:table-cell/>
          <table:table-cell table:number-columns-repeated="6" office:value-type="string">
            <text:p>X</text:p>
          </table:table-cell>
          <table:table-cell table:number-columns-repeated="17"/>
          <table:table-cell table:number-columns-repeated="11" office:value-type="string">
            <text:p>X</text:p>
          </table:table-cell>
          <table:table-cell table:number-columns-repeated="29"/>
          <table:table-cell table:style-name="ce25" table:number-columns-repeated="2"/>
          <table:table-cell table:formula="oooc:=IF((COUNTA([.E25:.CF25])&gt;0)                                                                OR                                                                ( [.D25]=&quot;DEFERRED&quot;);1;0)" office:value-type="float" office:value="1">
            <text:p>1</text:p>
          </table:table-cell>
          <table:table-cell table:formula="oooc:=[.CH24]+1" office:value-type="float" office:value="19">
            <text:p>19</text:p>
          </table:table-cell>
          <table:table-cell table:style-name="ce25" table:number-columns-repeated="129"/>
        </table:table-row>
        <table:table-row table:style-name="ro3">
          <table:table-cell office:value-type="string">
            <text:p>Cart VZ</text:p>
          </table:table-cell>
          <table:table-cell table:number-columns-repeated="2"/>
          <table:table-cell/>
          <table:table-cell/>
          <table:table-cell table:number-columns-repeated="13" office:value-type="string">
            <text:p>X</text:p>
          </table:table-cell>
          <table:table-cell/>
          <table:table-cell table:number-columns-repeated="6" office:value-type="string">
            <text:p>X</text:p>
          </table:table-cell>
          <table:table-cell table:number-columns-repeated="17"/>
          <table:table-cell table:number-columns-repeated="11" office:value-type="string">
            <text:p>X</text:p>
          </table:table-cell>
          <table:table-cell table:number-columns-repeated="29"/>
          <table:table-cell table:style-name="ce25" table:number-columns-repeated="2"/>
          <table:table-cell table:formula="oooc:=IF((COUNTA([.E26:.CF26])&gt;0)                                                                OR                                                                ( [.D26]=&quot;DEFERRED&quot;);1;0)" office:value-type="float" office:value="1">
            <text:p>1</text:p>
          </table:table-cell>
          <table:table-cell table:formula="oooc:=[.CH25]+1" office:value-type="float" office:value="20">
            <text:p>20</text:p>
          </table:table-cell>
          <table:table-cell table:style-name="ce25" table:number-columns-repeated="129"/>
        </table:table-row>
        <table:table-row table:style-name="ro3">
          <table:table-cell office:value-type="string">
            <text:p>Cart X</text:p>
          </table:table-cell>
          <table:table-cell table:number-columns-repeated="2"/>
          <table:table-cell/>
          <table:table-cell/>
          <table:table-cell table:number-columns-repeated="13" office:value-type="string">
            <text:p>X</text:p>
          </table:table-cell>
          <table:table-cell/>
          <table:table-cell table:number-columns-repeated="34" office:value-type="string">
            <text:p>X</text:p>
          </table:table-cell>
          <table:table-cell table:number-columns-repeated="29"/>
          <table:table-cell table:style-name="ce25" table:number-columns-repeated="2"/>
          <table:table-cell table:formula="oooc:=IF((COUNTA([.E27:.CF27])&gt;0)                                                                OR                                                                ( [.D27]=&quot;DEFERRED&quot;);1;0)" office:value-type="float" office:value="1">
            <text:p>1</text:p>
          </table:table-cell>
          <table:table-cell table:formula="oooc:=[.CH26]+1" office:value-type="float" office:value="21">
            <text:p>21</text:p>
          </table:table-cell>
          <table:table-cell table:style-name="ce25" table:number-columns-repeated="129"/>
        </table:table-row>
        <table:table-row table:style-name="ro3">
          <table:table-cell office:value-type="string">
            <text:p>Cart Y</text:p>
          </table:table-cell>
          <table:table-cell table:number-columns-repeated="2"/>
          <table:table-cell/>
          <table:table-cell table:number-columns-repeated="14" office:value-type="string">
            <text:p>X</text:p>
          </table:table-cell>
          <table:table-cell/>
          <table:table-cell table:number-columns-repeated="34" office:value-type="string">
            <text:p>X</text:p>
          </table:table-cell>
          <table:table-cell table:number-columns-repeated="29"/>
          <table:table-cell table:style-name="ce25" table:number-columns-repeated="2"/>
          <table:table-cell table:formula="oooc:=IF((COUNTA([.E28:.CF28])&gt;0)                                                                OR                                                                ( [.D28]=&quot;DEFERRED&quot;);1;0)" office:value-type="float" office:value="1">
            <text:p>1</text:p>
          </table:table-cell>
          <table:table-cell table:formula="oooc:=[.CH27]+1" office:value-type="float" office:value="22">
            <text:p>22</text:p>
          </table:table-cell>
          <table:table-cell table:style-name="ce25" table:number-columns-repeated="129"/>
        </table:table-row>
        <table:table-row table:style-name="ro3">
          <table:table-cell office:value-type="string">
            <text:p>Cart Z</text:p>
          </table:table-cell>
          <table:table-cell table:number-columns-repeated="2"/>
          <table:table-cell/>
          <table:table-cell table:number-columns-repeated="14" office:value-type="string">
            <text:p>X</text:p>
          </table:table-cell>
          <table:table-cell/>
          <table:table-cell table:number-columns-repeated="34" office:value-type="string">
            <text:p>X</text:p>
          </table:table-cell>
          <table:table-cell table:number-columns-repeated="29"/>
          <table:table-cell table:style-name="ce25" table:number-columns-repeated="2"/>
          <table:table-cell table:formula="oooc:=IF((COUNTA([.E29:.CF29])&gt;0)                                                                OR                                                                ( [.D29]=&quot;DEFERRED&quot;);1;0)" office:value-type="float" office:value="1">
            <text:p>1</text:p>
          </table:table-cell>
          <table:table-cell table:formula="oooc:=[.CH28]+1" office:value-type="float" office:value="23">
            <text:p>23</text:p>
          </table:table-cell>
          <table:table-cell table:style-name="ce25" table:number-columns-repeated="129"/>
        </table:table-row>
        <table:table-row table:style-name="ro3">
          <table:table-cell office:value-type="string">
            <text:p>CurrA1MJD</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30:.CF30])&gt;0)                                                                OR                                                                ( [.D30]=&quot;DEFERRED&quot;);1;0)" office:value-type="float" office:value="1">
            <text:p>1</text:p>
          </table:table-cell>
          <table:table-cell table:formula="oooc:=[.CH29]+1" office:value-type="float" office:value="24">
            <text:p>24</text:p>
          </table:table-cell>
          <table:table-cell table:style-name="ce25" table:number-columns-repeated="129"/>
        </table:table-row>
        <table:table-row table:style-name="ro3">
          <table:table-cell office:value-type="string">
            <text:p>DeltaVDir1</text:p>
          </table:table-cell>
          <table:table-cell table:number-columns-repeated="2"/>
          <table:table-cell/>
          <table:table-cell table:number-columns-repeated="57"/>
          <table:table-cell office:value-type="string">
            <text:p>X</text:p>
          </table:table-cell>
          <table:table-cell table:number-columns-repeated="20"/>
          <table:table-cell table:style-name="ce25" table:number-columns-repeated="2"/>
          <table:table-cell table:formula="oooc:=IF((COUNTA([.E31:.CF31])&gt;0)                                                                OR                                                                ( [.D31]=&quot;DEFERRED&quot;);1;0)" office:value-type="float" office:value="1">
            <text:p>1</text:p>
          </table:table-cell>
          <table:table-cell table:formula="oooc:=[.CH30]+1" office:value-type="float" office:value="25">
            <text:p>25</text:p>
          </table:table-cell>
          <table:table-cell table:style-name="ce25" table:number-columns-repeated="129"/>
        </table:table-row>
        <table:table-row table:style-name="ro3">
          <table:table-cell office:value-type="string">
            <text:p>DeltaVDir2</text:p>
          </table:table-cell>
          <table:table-cell table:number-columns-repeated="2"/>
          <table:table-cell/>
          <table:table-cell table:number-columns-repeated="57"/>
          <table:table-cell office:value-type="string">
            <text:p>X</text:p>
          </table:table-cell>
          <table:table-cell table:number-columns-repeated="20"/>
          <table:table-cell table:style-name="ce25" table:number-columns-repeated="2"/>
          <table:table-cell table:formula="oooc:=IF((COUNTA([.E32:.CF32])&gt;0)                                                                OR                                                                ( [.D32]=&quot;DEFERRED&quot;);1;0)" office:value-type="float" office:value="1">
            <text:p>1</text:p>
          </table:table-cell>
          <table:table-cell table:formula="oooc:=[.CH31]+1" office:value-type="float" office:value="26">
            <text:p>26</text:p>
          </table:table-cell>
          <table:table-cell table:style-name="ce25" table:number-columns-repeated="129"/>
        </table:table-row>
        <table:table-row table:style-name="ro3">
          <table:table-cell office:value-type="string">
            <text:p>DeltaVDir3</text:p>
          </table:table-cell>
          <table:table-cell table:number-columns-repeated="2"/>
          <table:table-cell/>
          <table:table-cell table:number-columns-repeated="57"/>
          <table:table-cell office:value-type="string">
            <text:p>X</text:p>
          </table:table-cell>
          <table:table-cell table:number-columns-repeated="20"/>
          <table:table-cell table:style-name="ce25" table:number-columns-repeated="2"/>
          <table:table-cell table:formula="oooc:=IF((COUNTA([.E33:.CF33])&gt;0)                                                                OR                                                                ( [.D33]=&quot;DEFERRED&quot;);1;0)" office:value-type="float" office:value="1">
            <text:p>1</text:p>
          </table:table-cell>
          <table:table-cell table:formula="oooc:=[.CH32]+1" office:value-type="float" office:value="27">
            <text:p>27</text:p>
          </table:table-cell>
          <table:table-cell table:style-name="ce25" table:number-columns-repeated="129"/>
        </table:table-row>
        <table:table-row table:style-name="ro4">
          <table:table-cell office:value-type="string">
            <text:p>ElapsedDays</text:p>
          </table:table-cell>
          <table:table-cell table:number-columns-repeated="2"/>
          <table:table-cell/>
          <table:table-cell table:number-columns-repeated="43"/>
          <table:table-cell office:value-type="string">
            <text:p>X</text:p>
          </table:table-cell>
          <table:table-cell table:number-columns-repeated="34"/>
          <table:table-cell table:style-name="ce25" table:number-columns-repeated="2"/>
          <table:table-cell table:formula="oooc:=IF((COUNTA([.E34:.CF34])&gt;0)                                                                OR                                                                ( [.D34]=&quot;DEFERRED&quot;);1;0)" office:value-type="float" office:value="1">
            <text:p>1</text:p>
          </table:table-cell>
          <table:table-cell table:formula="oooc:=[.CH33]+1" office:value-type="float" office:value="28">
            <text:p>28</text:p>
          </table:table-cell>
          <table:table-cell table:style-name="ce25" table:number-columns-repeated="129"/>
        </table:table-row>
        <table:table-row table:style-name="ro4">
          <table:table-cell office:value-type="string">
            <text:p>ElapsedDaysFromStart</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35:.CF35])&gt;0)                                                                OR                                                                ( [.D35]=&quot;DEFERRED&quot;);1;0)" office:value-type="float" office:value="1">
            <text:p>1</text:p>
          </table:table-cell>
          <table:table-cell table:formula="oooc:=[.CH34]+1" office:value-type="float" office:value="29">
            <text:p>29</text:p>
          </table:table-cell>
          <table:table-cell table:style-name="ce25" table:number-columns-repeated="129"/>
        </table:table-row>
        <table:table-row table:style-name="ro4">
          <table:table-cell office:value-type="string">
            <text:p>ElapsedSecs</text:p>
          </table:table-cell>
          <table:table-cell table:number-columns-repeated="2"/>
          <table:table-cell/>
          <table:table-cell table:number-columns-repeated="22"/>
          <table:table-cell table:number-columns-repeated="16" office:value-type="string">
            <text:p>X</text:p>
          </table:table-cell>
          <table:table-cell table:number-columns-repeated="40"/>
          <table:table-cell table:style-name="ce25" table:number-columns-repeated="2"/>
          <table:table-cell table:formula="oooc:=IF((COUNTA([.E36:.CF36])&gt;0)                                                                OR                                                                ( [.D36]=&quot;DEFERRED&quot;);1;0)" office:value-type="float" office:value="1">
            <text:p>1</text:p>
          </table:table-cell>
          <table:table-cell table:formula="oooc:=[.CH35]+1" office:value-type="float" office:value="30">
            <text:p>30</text:p>
          </table:table-cell>
          <table:table-cell table:style-name="ce25" table:number-columns-repeated="129"/>
        </table:table-row>
        <table:table-row table:style-name="ro4">
          <table:table-cell office:value-type="string">
            <text:p>ElapsedSecsFromStart</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37:.CF37])&gt;0)                                                                OR                                                                ( [.D37]=&quot;DEFERRED&quot;);1;0)" office:value-type="float" office:value="1">
            <text:p>1</text:p>
          </table:table-cell>
          <table:table-cell table:formula="oooc:=[.CH36]+1" office:value-type="float" office:value="31">
            <text:p>31</text:p>
          </table:table-cell>
          <table:table-cell table:style-name="ce25" table:number-columns-repeated="129"/>
        </table:table-row>
        <table:table-row table:style-name="ro3">
          <table:table-cell office:value-type="string">
            <text:p>Energy</text:p>
          </table:table-cell>
          <table:table-cell table:number-columns-repeated="2"/>
          <table:table-cell/>
          <table:table-cell table:number-columns-repeated="77"/>
          <table:table-cell office:value-type="string">
            <text:p>X</text:p>
          </table:table-cell>
          <table:table-cell table:style-name="ce25" table:number-columns-repeated="2"/>
          <table:table-cell table:formula="oooc:=IF((COUNTA([.E38:.CF38])&gt;0)                                                                OR                                                                ( [.D38]=&quot;DEFERRED&quot;);1;0)" office:value-type="float" office:value="1">
            <text:p>1</text:p>
          </table:table-cell>
          <table:table-cell table:formula="oooc:=[.CH37]+1" office:value-type="float" office:value="32">
            <text:p>32</text:p>
          </table:table-cell>
          <table:table-cell table:style-name="ce25" table:number-columns-repeated="129"/>
        </table:table-row>
        <table:table-row table:style-name="ro4">
          <table:table-cell office:value-type="string">
            <text:p>Equin Ex</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39:.CF39])&gt;0)                                                                OR                                                                ( [.D39]=&quot;DEFERRED&quot;);1;0)" office:value-type="float" office:value="1">
            <text:p>1</text:p>
          </table:table-cell>
          <table:table-cell table:formula="oooc:=[.CH38]+1" office:value-type="float" office:value="33">
            <text:p>33</text:p>
          </table:table-cell>
          <table:table-cell table:style-name="ce25" table:number-columns-repeated="129"/>
        </table:table-row>
        <table:table-row table:style-name="ro4">
          <table:table-cell office:value-type="string">
            <text:p>Equin Ey</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40:.CF40])&gt;0)                                                                OR                                                                ( [.D40]=&quot;DEFERRED&quot;);1;0)" office:value-type="float" office:value="1">
            <text:p>1</text:p>
          </table:table-cell>
          <table:table-cell table:formula="oooc:=[.CH39]+1" office:value-type="float" office:value="34">
            <text:p>34</text:p>
          </table:table-cell>
          <table:table-cell table:style-name="ce25" table:number-columns-repeated="129"/>
        </table:table-row>
        <table:table-row table:style-name="ro4">
          <table:table-cell office:value-type="string">
            <text:p>Equin Mlong</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41:.CF41])&gt;0)                                                                OR                                                                ( [.D41]=&quot;DEFERRED&quot;);1;0)" office:value-type="float" office:value="1">
            <text:p>1</text:p>
          </table:table-cell>
          <table:table-cell table:formula="oooc:=[.CH40]+1" office:value-type="float" office:value="35">
            <text:p>35</text:p>
          </table:table-cell>
          <table:table-cell table:style-name="ce25" table:number-columns-repeated="129"/>
        </table:table-row>
        <table:table-row table:style-name="ro4">
          <table:table-cell office:value-type="string">
            <text:p>Equin Nx</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42:.CF42])&gt;0)                                                                OR                                                                ( [.D42]=&quot;DEFERRED&quot;);1;0)" office:value-type="float" office:value="1">
            <text:p>1</text:p>
          </table:table-cell>
          <table:table-cell table:formula="oooc:=[.CH41]+1" office:value-type="float" office:value="36">
            <text:p>36</text:p>
          </table:table-cell>
          <table:table-cell table:style-name="ce25" table:number-columns-repeated="129"/>
        </table:table-row>
        <table:table-row table:style-name="ro4">
          <table:table-cell office:value-type="string">
            <text:p>Equin Ny</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43:.CF43])&gt;0)                                                                OR                                                                ( [.D43]=&quot;DEFERRED&quot;);1;0)" office:value-type="float" office:value="1">
            <text:p>1</text:p>
          </table:table-cell>
          <table:table-cell table:formula="oooc:=[.CH42]+1" office:value-type="float" office:value="37">
            <text:p>37</text:p>
          </table:table-cell>
          <table:table-cell table:style-name="ce25" table:number-columns-repeated="129"/>
        </table:table-row>
        <table:table-row table:style-name="ro4">
          <table:table-cell office:value-type="string">
            <text:p>Equin Sma</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44:.CF44])&gt;0)                                                                OR                                                                ( [.D44]=&quot;DEFERRED&quot;);1;0)" office:value-type="float" office:value="1">
            <text:p>1</text:p>
          </table:table-cell>
          <table:table-cell table:formula="oooc:=[.CH43]+1" office:value-type="float" office:value="38">
            <text:p>38</text:p>
          </table:table-cell>
          <table:table-cell table:style-name="ce25" table:number-columns-repeated="129"/>
        </table:table-row>
        <table:table-row table:style-name="ro4">
          <table:table-cell office:value-type="string">
            <text:p>Equin State</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45:.CF45])&gt;0)                                                                OR                                                                ( [.D45]=&quot;DEFERRED&quot;);1;0)" office:value-type="float" office:value="1">
            <text:p>1</text:p>
          </table:table-cell>
          <table:table-cell table:formula="oooc:=[.CH44]+1" office:value-type="float" office:value="39">
            <text:p>39</text:p>
          </table:table-cell>
          <table:table-cell table:style-name="ce25" table:number-columns-repeated="129"/>
        </table:table-row>
        <table:table-row table:style-name="ro4">
          <table:table-cell office:value-type="string">
            <text:p>Kep AOP</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46:.CF46])&gt;0)                                                                OR                                                                ( [.D46]=&quot;DEFERRED&quot;);1;0)" office:value-type="float" office:value="1">
            <text:p>1</text:p>
          </table:table-cell>
          <table:table-cell table:formula="oooc:=[.CH45]+1" office:value-type="float" office:value="40">
            <text:p>40</text:p>
          </table:table-cell>
          <table:table-cell table:style-name="ce25" table:number-columns-repeated="129"/>
        </table:table-row>
        <table:table-row table:style-name="ro4">
          <table:table-cell office:value-type="string">
            <text:p>Kep EA</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47:.CF47])&gt;0)                                                                OR                                                                ( [.D47]=&quot;DEFERRED&quot;);1;0)" office:value-type="float" office:value="1">
            <text:p>1</text:p>
          </table:table-cell>
          <table:table-cell table:formula="oooc:=[.CH46]+1" office:value-type="float" office:value="41">
            <text:p>41</text:p>
          </table:table-cell>
          <table:table-cell table:style-name="ce25" table:number-columns-repeated="129"/>
        </table:table-row>
        <table:table-row table:style-name="ro4">
          <table:table-cell office:value-type="string">
            <text:p>Kep ECC</text:p>
          </table:table-cell>
          <table:table-cell table:number-columns-repeated="2"/>
          <table:table-cell/>
          <table:table-cell/>
          <table:table-cell table:number-columns-repeated="8" office:value-type="string">
            <text:p>X</text:p>
          </table:table-cell>
          <table:table-cell table:number-columns-repeated="64"/>
          <table:table-cell office:value-type="string">
            <text:p>X</text:p>
          </table:table-cell>
          <table:table-cell table:number-columns-repeated="4"/>
          <table:table-cell table:style-name="ce25" table:number-columns-repeated="2"/>
          <table:table-cell table:formula="oooc:=IF((COUNTA([.E48:.CF48])&gt;0)                                                                OR                                                                ( [.D48]=&quot;DEFERRED&quot;);1;0)" office:value-type="float" office:value="1">
            <text:p>1</text:p>
          </table:table-cell>
          <table:table-cell table:formula="oooc:=[.CH47]+1" office:value-type="float" office:value="42">
            <text:p>42</text:p>
          </table:table-cell>
          <table:table-cell table:style-name="ce25" table:number-columns-repeated="129"/>
        </table:table-row>
        <table:table-row table:style-name="ro4">
          <table:table-cell office:value-type="string">
            <text:p>Kep INC</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49:.CF49])&gt;0)                                                                OR                                                                ( [.D49]=&quot;DEFERRED&quot;);1;0)" office:value-type="float" office:value="1">
            <text:p>1</text:p>
          </table:table-cell>
          <table:table-cell table:formula="oooc:=[.CH48]+1" office:value-type="float" office:value="43">
            <text:p>43</text:p>
          </table:table-cell>
          <table:table-cell table:style-name="ce25" table:number-columns-repeated="129"/>
        </table:table-row>
        <table:table-row table:style-name="ro4">
          <table:table-cell office:value-type="string">
            <text:p>Kep MA</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50:.CF50])&gt;0)                                                                OR                                                                ( [.D50]=&quot;DEFERRED&quot;);1;0)" office:value-type="float" office:value="1">
            <text:p>1</text:p>
          </table:table-cell>
          <table:table-cell table:formula="oooc:=[.CH49]+1" office:value-type="float" office:value="44">
            <text:p>44</text:p>
          </table:table-cell>
          <table:table-cell table:style-name="ce25" table:number-columns-repeated="129"/>
        </table:table-row>
        <table:table-row table:style-name="ro4">
          <table:table-cell office:value-type="string">
            <text:p>Kep MM</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51:.CF51])&gt;0)                                                                OR                                                                ( [.D51]=&quot;DEFERRED&quot;);1;0)" office:value-type="float" office:value="1">
            <text:p>1</text:p>
          </table:table-cell>
          <table:table-cell table:formula="oooc:=[.CH50]+1" office:value-type="float" office:value="45">
            <text:p>45</text:p>
          </table:table-cell>
          <table:table-cell table:style-name="ce25" table:number-columns-repeated="129"/>
        </table:table-row>
        <table:table-row table:style-name="ro4">
          <table:table-cell office:value-type="string">
            <text:p>Kep RAAN</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52:.CF52])&gt;0)                                                                OR                                                                ( [.D52]=&quot;DEFERRED&quot;);1;0)" office:value-type="float" office:value="1">
            <text:p>1</text:p>
          </table:table-cell>
          <table:table-cell table:formula="oooc:=[.CH51]+1" office:value-type="float" office:value="46">
            <text:p>46</text:p>
          </table:table-cell>
          <table:table-cell table:style-name="ce25" table:number-columns-repeated="129"/>
        </table:table-row>
        <table:table-row table:style-name="ro4">
          <table:table-cell office:value-type="string">
            <text:p>Kep RADN</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53:.CF53])&gt;0)                                                                OR                                                                ( [.D53]=&quot;DEFERRED&quot;);1;0)" office:value-type="float" office:value="1">
            <text:p>1</text:p>
          </table:table-cell>
          <table:table-cell table:formula="oooc:=[.CH52]+1" office:value-type="float" office:value="47">
            <text:p>47</text:p>
          </table:table-cell>
          <table:table-cell table:style-name="ce25" table:number-columns-repeated="129"/>
        </table:table-row>
        <table:table-row table:style-name="ro4">
          <table:table-cell office:value-type="string">
            <text:p>Kep SMA</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54:.CF54])&gt;0)                                                                OR                                                                ( [.D54]=&quot;DEFERRED&quot;);1;0)" office:value-type="float" office:value="1">
            <text:p>1</text:p>
          </table:table-cell>
          <table:table-cell table:formula="oooc:=[.CH53]+1" office:value-type="float" office:value="48">
            <text:p>48</text:p>
          </table:table-cell>
          <table:table-cell table:style-name="ce25" table:number-columns-repeated="129"/>
        </table:table-row>
        <table:table-row table:style-name="ro4">
          <table:table-cell office:value-type="string">
            <text:p>Kep TA</text:p>
          </table:table-cell>
          <table:table-cell table:number-columns-repeated="2"/>
          <table:table-cell/>
          <table:table-cell/>
          <table:table-cell table:number-columns-repeated="8" office:value-type="string">
            <text:p>X</text:p>
          </table:table-cell>
          <table:table-cell table:number-columns-repeated="13"/>
          <table:table-cell table:number-columns-repeated="16" office:value-type="string">
            <text:p>X</text:p>
          </table:table-cell>
          <table:table-cell table:number-columns-repeated="35"/>
          <table:table-cell office:value-type="string">
            <text:p>X</text:p>
          </table:table-cell>
          <table:table-cell table:number-columns-repeated="4"/>
          <table:table-cell table:style-name="ce25" table:number-columns-repeated="2"/>
          <table:table-cell table:formula="oooc:=IF((COUNTA([.E55:.CF55])&gt;0)                                                                OR                                                                ( [.D55]=&quot;DEFERRED&quot;);1;0)" office:value-type="float" office:value="1">
            <text:p>1</text:p>
          </table:table-cell>
          <table:table-cell table:formula="oooc:=[.CH54]+1" office:value-type="float" office:value="49">
            <text:p>49</text:p>
          </table:table-cell>
          <table:table-cell table:style-name="ce25" table:number-columns-repeated="129"/>
        </table:table-row>
        <table:table-row table:style-name="ro4">
          <table:table-cell office:value-type="string">
            <text:p>KepElem</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56:.CF56])&gt;0)                                                                OR                                                                ( [.D56]=&quot;DEFERRED&quot;);1;0)" office:value-type="float" office:value="1">
            <text:p>1</text:p>
          </table:table-cell>
          <table:table-cell table:formula="oooc:=[.CH55]+1" office:value-type="float" office:value="50">
            <text:p>50</text:p>
          </table:table-cell>
          <table:table-cell table:style-name="ce25" table:number-columns-repeated="129"/>
        </table:table-row>
        <table:table-row table:style-name="ro3">
          <table:table-cell office:value-type="string">
            <text:p>Latitude</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57:.CF57])&gt;0)                                                                OR                                                                ( [.D57]=&quot;DEFERRED&quot;);1;0)" office:value-type="float" office:value="1">
            <text:p>1</text:p>
          </table:table-cell>
          <table:table-cell table:formula="oooc:=[.CH56]+1" office:value-type="float" office:value="51">
            <text:p>51</text:p>
          </table:table-cell>
          <table:table-cell table:style-name="ce25" table:number-columns-repeated="129"/>
        </table:table-row>
        <table:table-row table:style-name="ro3">
          <table:table-cell office:value-type="string">
            <text:p>Longitude</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58:.CF58])&gt;0)                                                                OR                                                                ( [.D58]=&quot;DEFERRED&quot;);1;0)" office:value-type="float" office:value="1">
            <text:p>1</text:p>
          </table:table-cell>
          <table:table-cell table:formula="oooc:=[.CH57]+1" office:value-type="float" office:value="52">
            <text:p>52</text:p>
          </table:table-cell>
          <table:table-cell table:style-name="ce25" table:number-columns-repeated="129"/>
        </table:table-row>
        <table:table-row table:style-name="ro3">
          <table:table-cell office:value-type="string">
            <text:p>LST</text:p>
          </table:table-cell>
          <table:table-cell table:number-columns-repeated="2"/>
          <table:table-cell office:value-type="string">
            <text:p>Local sidereal time?</text:p>
          </table:table-cell>
          <table:table-cell/>
          <table:table-cell table:number-columns-repeated="8" office:value-type="string">
            <text:p>X</text:p>
          </table:table-cell>
          <table:table-cell table:number-columns-repeated="69"/>
          <table:table-cell table:style-name="ce25" table:number-columns-repeated="2"/>
          <table:table-cell table:formula="oooc:=IF((COUNTA([.E59:.CF59])&gt;0)                                                                OR                                                                ( [.D59]=&quot;DEFERRED&quot;);1;0)" office:value-type="float" office:value="1">
            <text:p>1</text:p>
          </table:table-cell>
          <table:table-cell table:formula="oooc:=[.CH58]+1" office:value-type="float" office:value="53">
            <text:p>53</text:p>
          </table:table-cell>
          <table:table-cell table:style-name="ce25" table:number-columns-repeated="129"/>
        </table:table-row>
        <table:table-row table:style-name="ro3">
          <table:table-cell office:value-type="string">
            <text:p>MHA</text:p>
          </table:table-cell>
          <table:table-cell table:number-columns-repeated="2"/>
          <table:table-cell office:value-type="string">
            <text:p>Hour Angle</text:p>
          </table:table-cell>
          <table:table-cell/>
          <table:table-cell table:number-columns-repeated="8" office:value-type="string">
            <text:p>X</text:p>
          </table:table-cell>
          <table:table-cell table:number-columns-repeated="69"/>
          <table:table-cell table:style-name="ce25" table:number-columns-repeated="2"/>
          <table:table-cell table:formula="oooc:=IF((COUNTA([.E60:.CF60])&gt;0)                                                                OR                                                                ( [.D60]=&quot;DEFERRED&quot;);1;0)" office:value-type="float" office:value="1">
            <text:p>1</text:p>
          </table:table-cell>
          <table:table-cell table:formula="oooc:=[.CH59]+1" office:value-type="float" office:value="54">
            <text:p>54</text:p>
          </table:table-cell>
          <table:table-cell table:style-name="ce25" table:number-columns-repeated="129"/>
        </table:table-row>
        <table:table-row table:style-name="ro4">
          <table:table-cell office:value-type="string">
            <text:p>ModKepElem</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61:.CF61])&gt;0)                                                                OR                                                                ( [.D61]=&quot;DEFERRED&quot;);1;0)" office:value-type="float" office:value="1">
            <text:p>1</text:p>
          </table:table-cell>
          <table:table-cell table:formula="oooc:=[.CH60]+1" office:value-type="float" office:value="55">
            <text:p>55</text:p>
          </table:table-cell>
          <table:table-cell table:style-name="ce25" table:number-columns-repeated="129"/>
        </table:table-row>
        <table:table-row table:style-name="ro3">
          <table:table-cell office:value-type="string">
            <text:p>Orbit Period</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62:.CF62])&gt;0)                                                                OR                                                                ( [.D62]=&quot;DEFERRED&quot;);1;0)" office:value-type="float" office:value="1">
            <text:p>1</text:p>
          </table:table-cell>
          <table:table-cell table:formula="oooc:=[.CH61]+1" office:value-type="float" office:value="56">
            <text:p>56</text:p>
          </table:table-cell>
          <table:table-cell table:style-name="ce25" table:number-columns-repeated="129"/>
        </table:table-row>
        <table:table-row table:style-name="ro4">
          <table:table-cell office:value-type="string">
            <text:p>Periapsis</text:p>
          </table:table-cell>
          <table:table-cell table:number-columns-repeated="2"/>
          <table:table-cell/>
          <table:table-cell table:number-columns-repeated="76"/>
          <table:table-cell office:value-type="string">
            <text:p>X</text:p>
          </table:table-cell>
          <table:table-cell/>
          <table:table-cell table:style-name="ce25" table:number-columns-repeated="2"/>
          <table:table-cell table:formula="oooc:=IF((COUNTA([.E63:.CF63])&gt;0)                                                                OR                                                                ( [.D63]=&quot;DEFERRED&quot;);1;0)" office:value-type="float" office:value="1">
            <text:p>1</text:p>
          </table:table-cell>
          <table:table-cell table:formula="oooc:=[.CH62]+1" office:value-type="float" office:value="57">
            <text:p>57</text:p>
          </table:table-cell>
          <table:table-cell table:style-name="ce25" table:number-columns-repeated="129"/>
        </table:table-row>
        <table:table-row table:style-name="ro3">
          <table:table-cell office:value-type="string">
            <text:p>Quat1</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64:.CF64])&gt;0)                                                                OR                                                                ( [.D64]=&quot;DEFERRED&quot;);1;0)" office:value-type="float" office:value="1">
            <text:p>1</text:p>
          </table:table-cell>
          <table:table-cell table:formula="oooc:=[.CH63]+1" office:value-type="float" office:value="58">
            <text:p>58</text:p>
          </table:table-cell>
          <table:table-cell table:style-name="ce25" table:number-columns-repeated="129"/>
        </table:table-row>
        <table:table-row table:style-name="ro3">
          <table:table-cell office:value-type="string">
            <text:p>Quat2</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65:.CF65])&gt;0)                                                                OR                                                                ( [.D65]=&quot;DEFERRED&quot;);1;0)" office:value-type="float" office:value="1">
            <text:p>1</text:p>
          </table:table-cell>
          <table:table-cell table:formula="oooc:=[.CH64]+1" office:value-type="float" office:value="59">
            <text:p>59</text:p>
          </table:table-cell>
          <table:table-cell table:style-name="ce25" table:number-columns-repeated="129"/>
        </table:table-row>
        <table:table-row table:style-name="ro3">
          <table:table-cell office:value-type="string">
            <text:p>Quat3</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66:.CF66])&gt;0)                                                                OR                                                                ( [.D66]=&quot;DEFERRED&quot;);1;0)" office:value-type="float" office:value="1">
            <text:p>1</text:p>
          </table:table-cell>
          <table:table-cell table:formula="oooc:=[.CH65]+1" office:value-type="float" office:value="60">
            <text:p>60</text:p>
          </table:table-cell>
          <table:table-cell table:style-name="ce25" table:number-columns-repeated="129"/>
        </table:table-row>
        <table:table-row table:style-name="ro3">
          <table:table-cell office:value-type="string">
            <text:p>Quat4</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67:.CF67])&gt;0)                                                                OR                                                                ( [.D67]=&quot;DEFERRED&quot;);1;0)" office:value-type="float" office:value="1">
            <text:p>1</text:p>
          </table:table-cell>
          <table:table-cell table:formula="oooc:=[.CH66]+1" office:value-type="float" office:value="61">
            <text:p>61</text:p>
          </table:table-cell>
          <table:table-cell table:style-name="ce25" table:number-columns-repeated="129"/>
        </table:table-row>
        <table:table-row table:style-name="ro4">
          <table:table-cell office:value-type="string">
            <text:p>Rad Apoapsis</text:p>
          </table:table-cell>
          <table:table-cell table:number-columns-repeated="2"/>
          <table:table-cell/>
          <table:table-cell/>
          <table:table-cell table:number-columns-repeated="8" office:value-type="string">
            <text:p>X</text:p>
          </table:table-cell>
          <table:table-cell table:number-columns-repeated="64"/>
          <table:table-cell office:value-type="string">
            <text:p>X</text:p>
          </table:table-cell>
          <table:table-cell table:number-columns-repeated="4"/>
          <table:table-cell table:style-name="ce25" table:number-columns-repeated="2"/>
          <table:table-cell table:formula="oooc:=IF((COUNTA([.E68:.CF68])&gt;0)                                                                OR                                                                ( [.D68]=&quot;DEFERRED&quot;);1;0)" office:value-type="float" office:value="1">
            <text:p>1</text:p>
          </table:table-cell>
          <table:table-cell table:formula="oooc:=[.CH67]+1" office:value-type="float" office:value="62">
            <text:p>62</text:p>
          </table:table-cell>
          <table:table-cell table:style-name="ce25" table:number-columns-repeated="129"/>
        </table:table-row>
        <table:table-row table:style-name="ro4">
          <table:table-cell office:value-type="string">
            <text:p>Rad Periapsis</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69:.CF69])&gt;0)                                                                OR                                                                ( [.D69]=&quot;DEFERRED&quot;);1;0)" office:value-type="float" office:value="1">
            <text:p>1</text:p>
          </table:table-cell>
          <table:table-cell table:formula="oooc:=[.CH68]+1" office:value-type="float" office:value="63">
            <text:p>63</text:p>
          </table:table-cell>
          <table:table-cell table:style-name="ce25" table:number-columns-repeated="129"/>
        </table:table-row>
        <table:table-row table:style-name="ro4">
          <table:table-cell office:value-type="string">
            <text:p>Semilatus Rectum</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70:.CF70])&gt;0)                                                                OR                                                                ( [.D70]=&quot;DEFERRED&quot;);1;0)" office:value-type="float" office:value="1">
            <text:p>1</text:p>
          </table:table-cell>
          <table:table-cell table:formula="oooc:=[.CH69]+1" office:value-type="float" office:value="64">
            <text:p>64</text:p>
          </table:table-cell>
          <table:table-cell table:style-name="ce25" table:number-columns-repeated="129"/>
        </table:table-row>
        <table:table-row table:style-name="ro4">
          <table:table-cell office:value-type="string">
            <text:p>Sph AzFpaElem</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71:.CF71])&gt;0)                                                                OR                                                                ( [.D71]=&quot;DEFERRED&quot;);1;0)" office:value-type="float" office:value="1">
            <text:p>1</text:p>
          </table:table-cell>
          <table:table-cell table:formula="oooc:=[.CH70]+1" office:value-type="float" office:value="65">
            <text:p>65</text:p>
          </table:table-cell>
          <table:table-cell table:style-name="ce25" table:number-columns-repeated="129"/>
        </table:table-row>
        <table:table-row table:style-name="ro4">
          <table:table-cell office:value-type="string">
            <text:p>Sph Azi</text:p>
          </table:table-cell>
          <table:table-cell table:number-columns-repeated="2"/>
          <table:table-cell office:value-type="string">
            <text:p>No parameter defined</text:p>
          </table:table-cell>
          <table:table-cell table:number-columns-repeated="78"/>
          <table:table-cell table:style-name="ce25" table:number-columns-repeated="2"/>
          <table:table-cell table:formula="oooc:=IF((COUNTA([.E72:.CF72])&gt;0)                                                                OR                                                                ( [.D72]=&quot;DEFERRED&quot;);1;0)" office:value-type="float" office:value="0">
            <text:p>0</text:p>
          </table:table-cell>
          <table:table-cell table:formula="oooc:=[.CH71]+1" office:value-type="float" office:value="66">
            <text:p>66</text:p>
          </table:table-cell>
          <table:table-cell table:style-name="ce25" table:number-columns-repeated="129"/>
        </table:table-row>
        <table:table-row table:style-name="ro4">
          <table:table-cell office:value-type="string">
            <text:p>Sph RaDecElem</text:p>
          </table:table-cell>
          <table:table-cell table:number-columns-repeated="2"/>
          <table:table-cell office:value-type="string">
            <text:p>DEFERRED</text:p>
          </table:table-cell>
          <table:table-cell table:number-columns-repeated="78"/>
          <table:table-cell table:style-name="ce25" table:number-columns-repeated="2"/>
          <table:table-cell table:formula="oooc:=IF((COUNTA([.E73:.CF73])&gt;0)                                                                OR                                                                ( [.D73]=&quot;DEFERRED&quot;);1;0)" office:value-type="float" office:value="1">
            <text:p>1</text:p>
          </table:table-cell>
          <table:table-cell table:formula="oooc:=[.CH72]+1" office:value-type="float" office:value="67">
            <text:p>67</text:p>
          </table:table-cell>
          <table:table-cell table:style-name="ce25" table:number-columns-repeated="129"/>
        </table:table-row>
        <table:table-row table:style-name="ro4">
          <table:table-cell office:value-type="string">
            <text:p>Sph Dec</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74:.CF74])&gt;0)                                                                OR                                                                ( [.D74]=&quot;DEFERRED&quot;);1;0)" office:value-type="float" office:value="1">
            <text:p>1</text:p>
          </table:table-cell>
          <table:table-cell table:formula="oooc:=[.CH73]+1" office:value-type="float" office:value="68">
            <text:p>68</text:p>
          </table:table-cell>
          <table:table-cell table:style-name="ce25" table:number-columns-repeated="129"/>
        </table:table-row>
        <table:table-row table:style-name="ro4">
          <table:table-cell office:value-type="string">
            <text:p>Sph DecV</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75:.CF75])&gt;0)                                                                OR                                                                ( [.D75]=&quot;DEFERRED&quot;);1;0)" office:value-type="float" office:value="1">
            <text:p>1</text:p>
          </table:table-cell>
          <table:table-cell table:formula="oooc:=[.CH74]+1" office:value-type="float" office:value="69">
            <text:p>69</text:p>
          </table:table-cell>
          <table:table-cell table:style-name="ce25" table:number-columns-repeated="129"/>
        </table:table-row>
        <table:table-row table:style-name="ro4">
          <table:table-cell office:value-type="string">
            <text:p>Sph FPA</text:p>
          </table:table-cell>
          <table:table-cell table:number-columns-repeated="2"/>
          <table:table-cell office:value-type="string">
            <text:p>No parameter defined</text:p>
          </table:table-cell>
          <table:table-cell table:number-columns-repeated="78"/>
          <table:table-cell table:style-name="ce25" table:number-columns-repeated="2"/>
          <table:table-cell table:formula="oooc:=IF((COUNTA([.E76:.CF76])&gt;0)                                                                OR                                                                ( [.D76]=&quot;DEFERRED&quot;);1;0)" office:value-type="float" office:value="0">
            <text:p>0</text:p>
          </table:table-cell>
          <table:table-cell table:formula="oooc:=[.CH75]+1" office:value-type="float" office:value="70">
            <text:p>70</text:p>
          </table:table-cell>
          <table:table-cell table:style-name="ce25" table:number-columns-repeated="129"/>
        </table:table-row>
        <table:table-row table:style-name="ro4">
          <table:table-cell office:value-type="string">
            <text:p>Sph RA</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77:.CF77])&gt;0)                                                                OR                                                                ( [.D77]=&quot;DEFERRED&quot;);1;0)" office:value-type="float" office:value="1">
            <text:p>1</text:p>
          </table:table-cell>
          <table:table-cell table:formula="oooc:=[.CH76]+1" office:value-type="float" office:value="71">
            <text:p>71</text:p>
          </table:table-cell>
          <table:table-cell table:style-name="ce25" table:number-columns-repeated="129"/>
        </table:table-row>
        <table:table-row table:style-name="ro4">
          <table:table-cell office:value-type="string">
            <text:p>Sph RAV</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78:.CF78])&gt;0)                                                                OR                                                                ( [.D78]=&quot;DEFERRED&quot;);1;0)" office:value-type="float" office:value="1">
            <text:p>1</text:p>
          </table:table-cell>
          <table:table-cell table:formula="oooc:=[.CH77]+1" office:value-type="float" office:value="72">
            <text:p>72</text:p>
          </table:table-cell>
          <table:table-cell table:style-name="ce25" table:number-columns-repeated="129"/>
        </table:table-row>
        <table:table-row table:style-name="ro4">
          <table:table-cell office:value-type="string">
            <text:p>Sph Rmag</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79:.CF79])&gt;0)                                                                OR                                                                ( [.D79]=&quot;DEFERRED&quot;);1;0)" office:value-type="float" office:value="1">
            <text:p>1</text:p>
          </table:table-cell>
          <table:table-cell table:formula="oooc:=[.CH78]+1" office:value-type="float" office:value="73">
            <text:p>73</text:p>
          </table:table-cell>
          <table:table-cell table:style-name="ce25" table:number-columns-repeated="129"/>
        </table:table-row>
        <table:table-row table:style-name="ro4">
          <table:table-cell office:value-type="string">
            <text:p>Sph Vmag</text:p>
          </table:table-cell>
          <table:table-cell table:number-columns-repeated="2"/>
          <table:table-cell/>
          <table:table-cell table:number-columns-repeated="9"/>
          <table:table-cell table:number-columns-repeated="5" office:value-type="string">
            <text:p>X</text:p>
          </table:table-cell>
          <table:table-cell table:number-columns-repeated="64"/>
          <table:table-cell table:style-name="ce25" table:number-columns-repeated="2"/>
          <table:table-cell table:formula="oooc:=IF((COUNTA([.E80:.CF80])&gt;0)                                                                OR                                                                ( [.D80]=&quot;DEFERRED&quot;);1;0)" office:value-type="float" office:value="1">
            <text:p>1</text:p>
          </table:table-cell>
          <table:table-cell table:formula="oooc:=[.CH79]+1" office:value-type="float" office:value="74">
            <text:p>74</text:p>
          </table:table-cell>
          <table:table-cell table:style-name="ce25" table:number-columns-repeated="129"/>
        </table:table-row>
        <table:table-row table:style-name="ro4">
          <table:table-cell office:value-type="string">
            <text:p>TAIGregorian</text:p>
          </table:table-cell>
          <table:table-cell table:number-columns-repeated="2"/>
          <table:table-cell/>
          <table:table-cell table:number-columns-repeated="78"/>
          <table:table-cell table:style-name="ce25" table:number-columns-repeated="2"/>
          <table:table-cell table:formula="oooc:=IF((COUNTA([.E81:.CF81])&gt;0)                                                                OR                                                                ( [.D81]=&quot;DEFERRED&quot;);1;0)" office:value-type="float" office:value="0">
            <text:p>0</text:p>
          </table:table-cell>
          <table:table-cell table:formula="oooc:=[.CH80]+1" office:value-type="float" office:value="75">
            <text:p>75</text:p>
          </table:table-cell>
          <table:table-cell table:style-name="ce25" table:number-columns-repeated="129"/>
        </table:table-row>
        <table:table-row table:style-name="ro4">
          <table:table-cell office:value-type="string">
            <text:p>TAIModJulian</text:p>
          </table:table-cell>
          <table:table-cell table:number-columns-repeated="2"/>
          <table:table-cell/>
          <table:table-cell table:number-columns-repeated="78"/>
          <table:table-cell table:style-name="ce25" table:number-columns-repeated="2"/>
          <table:table-cell table:formula="oooc:=IF((COUNTA([.E82:.CF82])&gt;0)                                                                OR                                                                ( [.D82]=&quot;DEFERRED&quot;);1;0)" office:value-type="float" office:value="0">
            <text:p>0</text:p>
          </table:table-cell>
          <table:table-cell table:formula="oooc:=[.CH81]+1" office:value-type="float" office:value="76">
            <text:p>76</text:p>
          </table:table-cell>
          <table:table-cell table:style-name="ce25" table:number-columns-repeated="129"/>
        </table:table-row>
        <table:table-row table:style-name="ro4">
          <table:table-cell office:value-type="string">
            <text:p>TCBGregorian</text:p>
          </table:table-cell>
          <table:table-cell table:number-columns-repeated="2"/>
          <table:table-cell/>
          <table:table-cell table:number-columns-repeated="78"/>
          <table:table-cell table:style-name="ce25" table:number-columns-repeated="2"/>
          <table:table-cell table:formula="oooc:=IF((COUNTA([.E83:.CF83])&gt;0)                                                                OR                                                                ( [.D83]=&quot;DEFERRED&quot;);1;0)" office:value-type="float" office:value="0">
            <text:p>0</text:p>
          </table:table-cell>
          <table:table-cell table:formula="oooc:=[.CH82]+1" office:value-type="float" office:value="77">
            <text:p>77</text:p>
          </table:table-cell>
          <table:table-cell table:style-name="ce25" table:number-columns-repeated="129"/>
        </table:table-row>
        <table:table-row table:style-name="ro4">
          <table:table-cell office:value-type="string">
            <text:p>TCBModJulian</text:p>
          </table:table-cell>
          <table:table-cell table:number-columns-repeated="2"/>
          <table:table-cell/>
          <table:table-cell table:number-columns-repeated="78"/>
          <table:table-cell table:style-name="ce25" table:number-columns-repeated="2"/>
          <table:table-cell table:formula="oooc:=IF((COUNTA([.E84:.CF84])&gt;0)                                                                OR                                                                ( [.D84]=&quot;DEFERRED&quot;);1;0)" office:value-type="float" office:value="0">
            <text:p>0</text:p>
          </table:table-cell>
          <table:table-cell table:formula="oooc:=[.CH83]+1" office:value-type="float" office:value="78">
            <text:p>78</text:p>
          </table:table-cell>
          <table:table-cell table:style-name="ce25" table:number-columns-repeated="129"/>
        </table:table-row>
        <table:table-row table:style-name="ro4">
          <table:table-cell office:value-type="string">
            <text:p>TDBGregorian</text:p>
          </table:table-cell>
          <table:table-cell table:number-columns-repeated="2"/>
          <table:table-cell/>
          <table:table-cell table:number-columns-repeated="78"/>
          <table:table-cell table:style-name="ce25" table:number-columns-repeated="2"/>
          <table:table-cell table:formula="oooc:=IF((COUNTA([.E85:.CF85])&gt;0)                                                                OR                                                                ( [.D85]=&quot;DEFERRED&quot;);1;0)" office:value-type="float" office:value="0">
            <text:p>0</text:p>
          </table:table-cell>
          <table:table-cell table:formula="oooc:=[.CH84]+1" office:value-type="float" office:value="79">
            <text:p>79</text:p>
          </table:table-cell>
          <table:table-cell table:style-name="ce25" table:number-columns-repeated="129"/>
        </table:table-row>
        <table:table-row table:style-name="ro4">
          <table:table-cell office:value-type="string">
            <text:p>TDBModJulian</text:p>
          </table:table-cell>
          <table:table-cell table:number-columns-repeated="2"/>
          <table:table-cell/>
          <table:table-cell table:number-columns-repeated="78"/>
          <table:table-cell table:style-name="ce25" table:number-columns-repeated="2"/>
          <table:table-cell table:formula="oooc:=IF((COUNTA([.E86:.CF86])&gt;0)                                                                OR                                                                ( [.D86]=&quot;DEFERRED&quot;);1;0)" office:value-type="float" office:value="0">
            <text:p>0</text:p>
          </table:table-cell>
          <table:table-cell table:formula="oooc:=[.CH85]+1" office:value-type="float" office:value="80">
            <text:p>80</text:p>
          </table:table-cell>
          <table:table-cell table:style-name="ce25" table:number-columns-repeated="129"/>
        </table:table-row>
        <table:table-row table:style-name="ro4">
          <table:table-cell office:value-type="string">
            <text:p>UTCGregorian</text:p>
          </table:table-cell>
          <table:table-cell table:number-columns-repeated="2"/>
          <table:table-cell/>
          <table:table-cell table:number-columns-repeated="78"/>
          <table:table-cell table:style-name="ce25" table:number-columns-repeated="2"/>
          <table:table-cell table:formula="oooc:=IF((COUNTA([.E87:.CF87])&gt;0)                                                                OR                                                                ( [.D87]=&quot;DEFERRED&quot;);1;0)" office:value-type="float" office:value="0">
            <text:p>0</text:p>
          </table:table-cell>
          <table:table-cell table:formula="oooc:=[.CH86]+1" office:value-type="float" office:value="81">
            <text:p>81</text:p>
          </table:table-cell>
          <table:table-cell table:style-name="ce25" table:number-columns-repeated="129"/>
        </table:table-row>
        <table:table-row table:style-name="ro4">
          <table:table-cell office:value-type="string">
            <text:p>UTCModJulian</text:p>
          </table:table-cell>
          <table:table-cell table:number-columns-repeated="2"/>
          <table:table-cell/>
          <table:table-cell table:number-columns-repeated="78"/>
          <table:table-cell table:style-name="ce25" table:number-columns-repeated="2"/>
          <table:table-cell table:formula="oooc:=IF((COUNTA([.E88:.CF88])&gt;0)                                                                OR                                                                ( [.D88]=&quot;DEFERRED&quot;);1;0)" office:value-type="float" office:value="0">
            <text:p>0</text:p>
          </table:table-cell>
          <table:table-cell table:formula="oooc:=[.CH87]+1" office:value-type="float" office:value="82">
            <text:p>82</text:p>
          </table:table-cell>
          <table:table-cell table:style-name="ce25" table:number-columns-repeated="129"/>
        </table:table-row>
        <table:table-row table:style-name="ro3">
          <table:table-cell office:value-type="string">
            <text:p>Variable</text:p>
          </table:table-cell>
          <table:table-cell table:number-columns-repeated="2"/>
          <table:table-cell/>
          <table:table-cell table:number-columns-repeated="21"/>
          <table:table-cell table:number-columns-repeated="17" office:value-type="string">
            <text:p>X</text:p>
          </table:table-cell>
          <table:table-cell table:number-columns-repeated="40"/>
          <table:table-cell table:style-name="ce25" table:number-columns-repeated="2"/>
          <table:table-cell table:formula="oooc:=IF((COUNTA([.E89:.CF89])&gt;0)                                                                OR                                                                ( [.D89]=&quot;DEFERRED&quot;);1;0)" office:value-type="float" office:value="1">
            <text:p>1</text:p>
          </table:table-cell>
          <table:table-cell table:formula="oooc:=[.CH88]+1" office:value-type="float" office:value="83">
            <text:p>83</text:p>
          </table:table-cell>
          <table:table-cell table:style-name="ce25" table:number-columns-repeated="129"/>
        </table:table-row>
        <table:table-row table:style-name="ro4">
          <table:table-cell office:value-type="string">
            <text:p>Vel Apoapsis</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90:.CF90])&gt;0)                                                                OR                                                                ( [.D90]=&quot;DEFERRED&quot;);1;0)" office:value-type="float" office:value="1">
            <text:p>1</text:p>
          </table:table-cell>
          <table:table-cell table:formula="oooc:=[.CH89]+1" office:value-type="float" office:value="84">
            <text:p>84</text:p>
          </table:table-cell>
          <table:table-cell table:style-name="ce25" table:number-columns-repeated="129"/>
        </table:table-row>
        <table:table-row table:style-name="ro4">
          <table:table-cell office:value-type="string">
            <text:p>Vel Periapsis</text:p>
          </table:table-cell>
          <table:table-cell table:number-columns-repeated="2"/>
          <table:table-cell/>
          <table:table-cell/>
          <table:table-cell table:number-columns-repeated="8" office:value-type="string">
            <text:p>X</text:p>
          </table:table-cell>
          <table:table-cell table:number-columns-repeated="69"/>
          <table:table-cell table:style-name="ce25" table:number-columns-repeated="2"/>
          <table:table-cell table:formula="oooc:=IF((COUNTA([.E91:.CF91])&gt;0)                                                                OR                                                                ( [.D91]=&quot;DEFERRED&quot;);1;0)" office:value-type="float" office:value="1">
            <text:p>1</text:p>
          </table:table-cell>
          <table:table-cell table:formula="oooc:=[.CH90]+1" office:value-type="float" office:value="85">
            <text:p>85</text:p>
          </table:table-cell>
          <table:table-cell table:style-name="ce25" table:number-columns-repeated="129"/>
        </table:table-row>
        <table:table-row table:style-name="ro3" table:number-rows-repeated="2">
          <table:table-cell table:number-columns-repeated="4"/>
          <table:table-cell table:style-name="ce25" table:number-columns-repeated="80"/>
          <table:table-cell table:number-columns-repeated="2"/>
          <table:table-cell table:style-name="ce25" table:number-columns-repeated="129"/>
        </table:table-row>
        <table:table-row table:style-name="ro3">
          <table:table-cell table:number-columns-repeated="4"/>
          <table:table-cell table:style-name="ce25" table:number-columns-repeated="80"/>
          <table:table-cell table:formula="oooc:=SUM([.CG7:.CG92])" office:value-type="float" office:value="74">
            <text:p>74</text:p>
          </table:table-cell>
          <table:table-cell table:formula="oooc:=COUNTA([.CG7:.CG93])" office:value-type="float" office:value="85">
            <text:p>85</text:p>
          </table:table-cell>
          <table:table-cell table:style-name="ce25" table:number-columns-repeated="129"/>
        </table:table-row>
        <table:table-row table:style-name="ro3" table:number-rows-repeated="258">
          <table:table-cell table:number-columns-repeated="4"/>
          <table:table-cell table:style-name="ce25" table:number-columns-repeated="80"/>
          <table:table-cell table:number-columns-repeated="2"/>
          <table:table-cell table:style-name="ce25" table:number-columns-repeated="129"/>
        </table:table-row>
        <table:table-row table:style-name="ro3" table:number-rows-repeated="65183">
          <table:table-cell table:number-columns-repeated="215"/>
        </table:table-row>
        <table:table-row table:style-name="ro3">
          <table:table-cell table:number-columns-repeated="215"/>
        </table:table-row>
      </table:table>
      <table:table table:name="Commands" table:style-name="ta1" table:print="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16" table:number-columns-repeated="50" table:default-cell-style-name="Default"/>
        <table:table-column table:style-name="co32" table:default-cell-style-name="Default"/>
        <table:table-column table:style-name="co16" table:default-cell-style-name="Default"/>
        <table:table-column table:style-name="co20" table:number-columns-repeated="23" table:default-cell-style-name="Default"/>
        <table:table-column table:style-name="co21" table:number-columns-repeated="3" table:default-cell-style-name="Default"/>
        <table:table-column table:style-name="co20" table:default-cell-style-name="Default"/>
        <table:table-column table:style-name="co32" table:default-cell-style-name="Default"/>
        <table:table-column table:style-name="co16" table:default-cell-style-name="ce25"/>
        <table:table-column table:style-name="co20" table:default-cell-style-name="ce25"/>
        <table:table-column table:style-name="co7" table:number-columns-repeated="129" table:default-cell-style-name="Default"/>
        <table:table-row table:style-name="ro1">
          <table:table-cell table:style-name="ce21" office:value-type="string">
            <text:p>GMAT System Test </text:p>
          </table:table-cell>
          <table:table-cell table:style-name="ce21" table:number-columns-repeated="3"/>
          <table:table-cell table:number-columns-repeated="211"/>
        </table:table-row>
        <table:table-row table:style-name="ro2">
          <table:table-cell table:style-name="ce22" office:value-type="string">
            <text:p>Command Mapping Matrix</text:p>
          </table:table-cell>
          <table:table-cell table:style-name="ce22" table:number-columns-repeated="83"/>
          <table:table-cell table:number-columns-repeated="2"/>
          <table:table-cell table:style-name="ce22" table:number-columns-repeated="129"/>
        </table:table-row>
        <table:table-row table:style-name="ro3">
          <table:table-cell table:number-columns-repeated="215"/>
        </table:table-row>
        <table:table-row table:style-name="ro3">
          <table:table-cell table:style-name="ce23" table:number-columns-repeated="4"/>
          <table:table-cell table:number-columns-repeated="211"/>
        </table:table-row>
        <table:table-row table:style-name="ro3">
          <table:table-cell table:number-columns-repeated="4"/>
          <table:table-cell table:style-name="ce25" office:value-type="float" office:value="1">
            <text:p>1</text:p>
          </table:table-cell>
          <table:table-cell table:style-name="ce25" table:formula="oooc:=[.E5]+1" office:value-type="float" office:value="2">
            <text:p>2</text:p>
          </table:table-cell>
          <table:table-cell table:style-name="ce25" table:formula="oooc:=[.F5]+1" office:value-type="float" office:value="3">
            <text:p>3</text:p>
          </table:table-cell>
          <table:table-cell table:style-name="ce25" table:formula="oooc:=[.G5]+1" office:value-type="float" office:value="4">
            <text:p>4</text:p>
          </table:table-cell>
          <table:table-cell table:style-name="ce25" table:formula="oooc:=[.H5]+1" office:value-type="float" office:value="5">
            <text:p>5</text:p>
          </table:table-cell>
          <table:table-cell table:style-name="ce25" table:formula="oooc:=[.I5]+1" office:value-type="float" office:value="6">
            <text:p>6</text:p>
          </table:table-cell>
          <table:table-cell table:style-name="ce25" table:formula="oooc:=[.J5]+1" office:value-type="float" office:value="7">
            <text:p>7</text:p>
          </table:table-cell>
          <table:table-cell table:style-name="ce25" table:formula="oooc:=[.K5]+1" office:value-type="float" office:value="8">
            <text:p>8</text:p>
          </table:table-cell>
          <table:table-cell table:style-name="ce25" table:formula="oooc:=[.L5]+1" office:value-type="float" office:value="9">
            <text:p>9</text:p>
          </table:table-cell>
          <table:table-cell table:style-name="ce25" table:formula="oooc:=[.M5]+1" office:value-type="float" office:value="10">
            <text:p>10</text:p>
          </table:table-cell>
          <table:table-cell table:style-name="ce25" table:formula="oooc:=[.N5]+1" office:value-type="float" office:value="11">
            <text:p>11</text:p>
          </table:table-cell>
          <table:table-cell table:style-name="ce25" table:formula="oooc:=[.O5]+1" office:value-type="float" office:value="12">
            <text:p>12</text:p>
          </table:table-cell>
          <table:table-cell table:style-name="ce25" table:formula="oooc:=[.P5]+1" office:value-type="float" office:value="13">
            <text:p>13</text:p>
          </table:table-cell>
          <table:table-cell table:style-name="ce25" table:formula="oooc:=[.Q5]+1" office:value-type="float" office:value="14">
            <text:p>14</text:p>
          </table:table-cell>
          <table:table-cell table:style-name="ce25" table:formula="oooc:=[.R5]+1" office:value-type="float" office:value="15">
            <text:p>15</text:p>
          </table:table-cell>
          <table:table-cell table:style-name="ce25" table:formula="oooc:=[.S5]+1" office:value-type="float" office:value="16">
            <text:p>16</text:p>
          </table:table-cell>
          <table:table-cell table:style-name="ce25" table:formula="oooc:=[.T5]+1" office:value-type="float" office:value="17">
            <text:p>17</text:p>
          </table:table-cell>
          <table:table-cell table:style-name="ce25" table:formula="oooc:=[.U5]+1" office:value-type="float" office:value="18">
            <text:p>18</text:p>
          </table:table-cell>
          <table:table-cell table:style-name="ce25" table:formula="oooc:=[.V5]+1" office:value-type="float" office:value="19">
            <text:p>19</text:p>
          </table:table-cell>
          <table:table-cell table:style-name="ce25" table:formula="oooc:=[.W5]+1" office:value-type="float" office:value="20">
            <text:p>20</text:p>
          </table:table-cell>
          <table:table-cell table:style-name="ce25" table:formula="oooc:=[.X5]+1" office:value-type="float" office:value="21">
            <text:p>21</text:p>
          </table:table-cell>
          <table:table-cell table:style-name="ce25" table:formula="oooc:=[.Y5]+1" office:value-type="float" office:value="22">
            <text:p>22</text:p>
          </table:table-cell>
          <table:table-cell table:style-name="ce25" table:formula="oooc:=[.Z5]+1" office:value-type="float" office:value="23">
            <text:p>23</text:p>
          </table:table-cell>
          <table:table-cell table:style-name="ce25" table:formula="oooc:=[.AA5]+1" office:value-type="float" office:value="24">
            <text:p>24</text:p>
          </table:table-cell>
          <table:table-cell table:style-name="ce25" table:formula="oooc:=[.AB5]+1" office:value-type="float" office:value="25">
            <text:p>25</text:p>
          </table:table-cell>
          <table:table-cell table:style-name="ce25" table:formula="oooc:=[.AC5]+1" office:value-type="float" office:value="26">
            <text:p>26</text:p>
          </table:table-cell>
          <table:table-cell table:style-name="ce25" table:formula="oooc:=[.AD5]+1" office:value-type="float" office:value="27">
            <text:p>27</text:p>
          </table:table-cell>
          <table:table-cell table:style-name="ce25" table:formula="oooc:=[.AE5]+1" office:value-type="float" office:value="28">
            <text:p>28</text:p>
          </table:table-cell>
          <table:table-cell table:style-name="ce25" table:formula="oooc:=[.AF5]+1" office:value-type="float" office:value="29">
            <text:p>29</text:p>
          </table:table-cell>
          <table:table-cell table:style-name="ce25" table:formula="oooc:=[.AG5]+1" office:value-type="float" office:value="30">
            <text:p>30</text:p>
          </table:table-cell>
          <table:table-cell table:style-name="ce25" table:formula="oooc:=[.AH5]+1" office:value-type="float" office:value="31">
            <text:p>31</text:p>
          </table:table-cell>
          <table:table-cell table:style-name="ce25" table:formula="oooc:=[.AI5]+1" office:value-type="float" office:value="32">
            <text:p>32</text:p>
          </table:table-cell>
          <table:table-cell table:style-name="ce25" table:formula="oooc:=[.AJ5]+1" office:value-type="float" office:value="33">
            <text:p>33</text:p>
          </table:table-cell>
          <table:table-cell table:style-name="ce25" table:formula="oooc:=[.AK5]+1" office:value-type="float" office:value="34">
            <text:p>34</text:p>
          </table:table-cell>
          <table:table-cell table:style-name="ce25" table:formula="oooc:=[.AL5]+1" office:value-type="float" office:value="35">
            <text:p>35</text:p>
          </table:table-cell>
          <table:table-cell table:style-name="ce25" table:formula="oooc:=[.AM5]+1" office:value-type="float" office:value="36">
            <text:p>36</text:p>
          </table:table-cell>
          <table:table-cell table:style-name="ce25" table:formula="oooc:=[.AN5]+1" office:value-type="float" office:value="37">
            <text:p>37</text:p>
          </table:table-cell>
          <table:table-cell table:style-name="ce25" table:formula="oooc:=[.AO5]+1" office:value-type="float" office:value="38">
            <text:p>38</text:p>
          </table:table-cell>
          <table:table-cell table:style-name="ce25" table:formula="oooc:=[.AP5]+1" office:value-type="float" office:value="39">
            <text:p>39</text:p>
          </table:table-cell>
          <table:table-cell table:style-name="ce25" table:formula="oooc:=[.AQ5]+1" office:value-type="float" office:value="40">
            <text:p>40</text:p>
          </table:table-cell>
          <table:table-cell table:style-name="ce25" table:formula="oooc:=[.AR5]+1" office:value-type="float" office:value="41">
            <text:p>41</text:p>
          </table:table-cell>
          <table:table-cell table:style-name="ce25" table:formula="oooc:=[.AS5]+1" office:value-type="float" office:value="42">
            <text:p>42</text:p>
          </table:table-cell>
          <table:table-cell table:style-name="ce25" table:formula="oooc:=[.AT5]+1" office:value-type="float" office:value="43">
            <text:p>43</text:p>
          </table:table-cell>
          <table:table-cell table:style-name="ce25" table:formula="oooc:=[.AU5]+1" office:value-type="float" office:value="44">
            <text:p>44</text:p>
          </table:table-cell>
          <table:table-cell table:style-name="ce25" table:formula="oooc:=[.AV5]+1" office:value-type="float" office:value="45">
            <text:p>45</text:p>
          </table:table-cell>
          <table:table-cell table:style-name="ce25" table:formula="oooc:=[.AW5]+1" office:value-type="float" office:value="46">
            <text:p>46</text:p>
          </table:table-cell>
          <table:table-cell table:style-name="ce25" table:formula="oooc:=[.AX5]+1" office:value-type="float" office:value="47">
            <text:p>47</text:p>
          </table:table-cell>
          <table:table-cell table:style-name="ce25" table:formula="oooc:=[.AY5]+1" office:value-type="float" office:value="48">
            <text:p>48</text:p>
          </table:table-cell>
          <table:table-cell table:style-name="ce25" table:formula="oooc:=[.AZ5]+1" office:value-type="float" office:value="49">
            <text:p>49</text:p>
          </table:table-cell>
          <table:table-cell table:style-name="ce25" table:formula="oooc:=[.BA5]+1" office:value-type="float" office:value="50">
            <text:p>50</text:p>
          </table:table-cell>
          <table:table-cell table:style-name="ce25" table:formula="oooc:=[.BB5]+1" office:value-type="float" office:value="51">
            <text:p>51</text:p>
          </table:table-cell>
          <table:table-cell table:style-name="ce25" table:formula="oooc:=[.BC5]+1" office:value-type="float" office:value="52">
            <text:p>52</text:p>
          </table:table-cell>
          <table:table-cell table:style-name="ce25" table:formula="oooc:=[.BD5]+1" office:value-type="float" office:value="53">
            <text:p>53</text:p>
          </table:table-cell>
          <table:table-cell table:style-name="ce25" table:formula="oooc:=[.BE5]+1" office:value-type="float" office:value="54">
            <text:p>54</text:p>
          </table:table-cell>
          <table:table-cell table:style-name="ce25" table:formula="oooc:=[.BF5]+1" office:value-type="float" office:value="55">
            <text:p>55</text:p>
          </table:table-cell>
          <table:table-cell table:style-name="ce25" table:formula="oooc:=[.BG5]+1" office:value-type="float" office:value="56">
            <text:p>56</text:p>
          </table:table-cell>
          <table:table-cell table:style-name="ce25" table:formula="oooc:=[.BH5]+1" office:value-type="float" office:value="57">
            <text:p>57</text:p>
          </table:table-cell>
          <table:table-cell table:style-name="ce25" table:formula="oooc:=[.BI5]+1" office:value-type="float" office:value="58">
            <text:p>58</text:p>
          </table:table-cell>
          <table:table-cell table:style-name="ce25" table:formula="oooc:=[.BJ5]+1" office:value-type="float" office:value="59">
            <text:p>59</text:p>
          </table:table-cell>
          <table:table-cell table:style-name="ce25" table:formula="oooc:=[.BK5]+1" office:value-type="float" office:value="60">
            <text:p>60</text:p>
          </table:table-cell>
          <table:table-cell table:style-name="ce25" table:formula="oooc:=[.BL5]+1" office:value-type="float" office:value="61">
            <text:p>61</text:p>
          </table:table-cell>
          <table:table-cell table:style-name="ce25" table:formula="oooc:=[.BM5]+1" office:value-type="float" office:value="62">
            <text:p>62</text:p>
          </table:table-cell>
          <table:table-cell table:style-name="ce25" table:formula="oooc:=[.BN5]+1" office:value-type="float" office:value="63">
            <text:p>63</text:p>
          </table:table-cell>
          <table:table-cell table:style-name="ce25" table:formula="oooc:=[.BO5]+1" office:value-type="float" office:value="64">
            <text:p>64</text:p>
          </table:table-cell>
          <table:table-cell table:style-name="ce25" table:formula="oooc:=[.BP5]+1" office:value-type="float" office:value="65">
            <text:p>65</text:p>
          </table:table-cell>
          <table:table-cell table:style-name="ce25" table:formula="oooc:=[.BQ5]+1" office:value-type="float" office:value="66">
            <text:p>66</text:p>
          </table:table-cell>
          <table:table-cell table:style-name="ce25" table:formula="oooc:=[.BR5]+1" office:value-type="float" office:value="67">
            <text:p>67</text:p>
          </table:table-cell>
          <table:table-cell table:style-name="ce25" table:formula="oooc:=[.BS5]+1" office:value-type="float" office:value="68">
            <text:p>68</text:p>
          </table:table-cell>
          <table:table-cell table:style-name="ce25" table:formula="oooc:=[.BT5]+1" office:value-type="float" office:value="69">
            <text:p>69</text:p>
          </table:table-cell>
          <table:table-cell table:style-name="ce25" table:formula="oooc:=[.BU5]+1" office:value-type="float" office:value="70">
            <text:p>70</text:p>
          </table:table-cell>
          <table:table-cell table:style-name="ce25" table:formula="oooc:=[.BV5]+1" office:value-type="float" office:value="71">
            <text:p>71</text:p>
          </table:table-cell>
          <table:table-cell table:style-name="ce25" table:formula="oooc:=[.BW5]+1" office:value-type="float" office:value="72">
            <text:p>72</text:p>
          </table:table-cell>
          <table:table-cell table:style-name="ce25" table:formula="oooc:=[.BX5]+1" office:value-type="float" office:value="73">
            <text:p>73</text:p>
          </table:table-cell>
          <table:table-cell table:style-name="ce25" table:formula="oooc:=[.BY5]+1" office:value-type="float" office:value="74">
            <text:p>74</text:p>
          </table:table-cell>
          <table:table-cell table:style-name="ce25" table:formula="oooc:=[.BZ5]+1" office:value-type="float" office:value="75">
            <text:p>75</text:p>
          </table:table-cell>
          <table:table-cell table:style-name="ce25" table:formula="oooc:=[.CA5]+1" office:value-type="float" office:value="76">
            <text:p>76</text:p>
          </table:table-cell>
          <table:table-cell table:style-name="ce25" table:formula="oooc:=[.CB5]+1" office:value-type="float" office:value="77">
            <text:p>77</text:p>
          </table:table-cell>
          <table:table-cell table:style-name="ce25" table:formula="oooc:=[.CC5]+1" office:value-type="float" office:value="78">
            <text:p>78</text:p>
          </table:table-cell>
          <table:table-cell table:style-name="ce25"/>
          <table:table-cell table:number-columns-repeated="132"/>
        </table:table-row>
        <table:table-row table:style-name="ro15">
          <table:table-cell table:style-name="ce23" office:value-type="string">
            <text:p>Command</text:p>
          </table:table-cell>
          <table:table-cell table:style-name="ce23" office:value-type="string">
            <text:p>Case</text:p>
          </table:table-cell>
          <table:table-cell table:style-name="ce23" office:value-type="string">
            <text:p>Subcase</text:p>
          </table:table-cell>
          <table:table-cell table:style-name="ce23" office:value-type="string">
            <text:p>Notes</text:p>
          </table:table-cell>
          <table:table-cell table:style-name="ce26" table:formula="oooc:=IF(OFFSET([$ScriptTestCases.$B$5];[.D5];0;1)&lt;&gt;&quot;&quot;;OFFSET([$ScriptTestCases.$B$5];[.D5];0;1);&quot;&quot;)" office:value-type="string" office:string-value="ParametersinCommands.script">
            <text:p>ParametersinCommands.script</text:p>
          </table:table-cell>
          <table:table-cell table:style-name="ce26" table:formula="oooc:=IF(OFFSET([$ScriptTestCases.$B$5];[.E5];0;1)&lt;&gt;&quot;&quot;;OFFSET([$ScriptTestCases.$B$5];[.E5];0;1);&quot;&quot;)" office:value-type="string" office:string-value="CbMars2Body.m">
            <text:p>CbMars2Body.m</text:p>
          </table:table-cell>
          <table:table-cell table:style-name="ce26" table:formula="oooc:=IF(OFFSET([$ScriptTestCases.$B$5];[.F5];0;1)&lt;&gt;&quot;&quot;;OFFSET([$ScriptTestCases.$B$5];[.F5];0;1);&quot;&quot;)" office:value-type="string" office:string-value="CbMercury2Body.m">
            <text:p>CbMercury2Body.m</text:p>
          </table:table-cell>
          <table:table-cell table:style-name="ce26" table:formula="oooc:=IF(OFFSET([$ScriptTestCases.$B$5];[.G5];0;1)&lt;&gt;&quot;&quot;;OFFSET([$ScriptTestCases.$B$5];[.G5];0;1);&quot;&quot;)" office:value-type="string" office:string-value="CbMoon2Body.m">
            <text:p>CbMoon2Body.m</text:p>
          </table:table-cell>
          <table:table-cell table:style-name="ce26" table:formula="oooc:=IF(OFFSET([$ScriptTestCases.$B$5];[.H5];0;1)&lt;&gt;&quot;&quot;;OFFSET([$ScriptTestCases.$B$5];[.H5];0;1);&quot;&quot;)" office:value-type="string" office:string-value="CbNeptune2Body.m">
            <text:p>CbNeptune2Body.m</text:p>
          </table:table-cell>
          <table:table-cell table:style-name="ce26" table:formula="oooc:=IF(OFFSET([$ScriptTestCases.$B$5];[.I5];0;1)&lt;&gt;&quot;&quot;;OFFSET([$ScriptTestCases.$B$5];[.I5];0;1);&quot;&quot;)" office:value-type="string" office:string-value="CbPluto2Body.m">
            <text:p>CbPluto2Body.m</text:p>
          </table:table-cell>
          <table:table-cell table:style-name="ce26" table:formula="oooc:=IF(OFFSET([$ScriptTestCases.$B$5];[.J5];0;1)&lt;&gt;&quot;&quot;;OFFSET([$ScriptTestCases.$B$5];[.J5];0;1);&quot;&quot;)" office:value-type="string" office:string-value="CbSaturn2Body.m">
            <text:p>CbSaturn2Body.m</text:p>
          </table:table-cell>
          <table:table-cell table:style-name="ce26" table:formula="oooc:=IF(OFFSET([$ScriptTestCases.$B$5];[.K5];0;1)&lt;&gt;&quot;&quot;;OFFSET([$ScriptTestCases.$B$5];[.K5];0;1);&quot;&quot;)" office:value-type="string" office:string-value="CbUranus2Body.m">
            <text:p>CbUranus2Body.m</text:p>
          </table:table-cell>
          <table:table-cell table:style-name="ce26" table:formula="oooc:=IF(OFFSET([$ScriptTestCases.$B$5];[.L5];0;1)&lt;&gt;&quot;&quot;;OFFSET([$ScriptTestCases.$B$5];[.L5];0;1);&quot;&quot;)" office:value-type="string" office:string-value="CbVenus2Body.m">
            <text:p>CbVenus2Body.m</text:p>
          </table:table-cell>
          <table:table-cell table:style-name="ce26" table:formula="oooc:=IF(OFFSET([$ScriptTestCases.$B$5];[.M5];0;1)&lt;&gt;&quot;&quot;;OFFSET([$ScriptTestCases.$B$5];[.M5];0;1);&quot;&quot;)" office:value-type="string" office:string-value="CS2BodyEarthFixed.m">
            <text:p>CS2BodyEarthFixed.m</text:p>
          </table:table-cell>
          <table:table-cell table:style-name="ce26" table:formula="oooc:=IF(OFFSET([$ScriptTestCases.$B$5];[.N5];0;1)&lt;&gt;&quot;&quot;;OFFSET([$ScriptTestCases.$B$5];[.N5];0;1);&quot;&quot;)" office:value-type="string" office:string-value="CS2BodyEarthGSE.m">
            <text:p>CS2BodyEarthGSE.m</text:p>
          </table:table-cell>
          <table:table-cell table:style-name="ce26" table:formula="oooc:=IF(OFFSET([$ScriptTestCases.$B$5];[.O5];0;1)&lt;&gt;&quot;&quot;;OFFSET([$ScriptTestCases.$B$5];[.O5];0;1);&quot;&quot;)" office:value-type="string" office:string-value="CS2BodyEarthMJ2000Ec.m">
            <text:p>CS2BodyEarthMJ2000Ec.m</text:p>
          </table:table-cell>
          <table:table-cell table:style-name="ce26" table:formula="oooc:=IF(OFFSET([$ScriptTestCases.$B$5];[.P5];0;1)&lt;&gt;&quot;&quot;;OFFSET([$ScriptTestCases.$B$5];[.P5];0;1);&quot;&quot;)" office:value-type="string" office:string-value="CS2BodyEarthMJ2000Eq.m">
            <text:p>CS2BodyEarthMJ2000Eq.m</text:p>
          </table:table-cell>
          <table:table-cell table:style-name="ce26" table:formula="oooc:=IF(OFFSET([$ScriptTestCases.$B$5];[.Q5];0;1)&lt;&gt;&quot;&quot;;OFFSET([$ScriptTestCases.$B$5];[.Q5];0;1);&quot;&quot;)" office:value-type="string" office:string-value="CS2BodyMarsMJ2000Eq.m">
            <text:p>CS2BodyMarsMJ2000Eq.m</text:p>
          </table:table-cell>
          <table:table-cell table:style-name="ce26" table:formula="oooc:=IF(OFFSET([$ScriptTestCases.$B$5];[.R5];0;1)&lt;&gt;&quot;&quot;;OFFSET([$ScriptTestCases.$B$5];[.R5];0;1);&quot;&quot;)" office:value-type="string" office:string-value="MathOperatorsAndFunctions.script">
            <text:p>MathOperatorsAndFunctions.script</text:p>
          </table:table-cell>
          <table:table-cell table:style-name="ce26" table:formula="oooc:=IF(OFFSET([$ScriptTestCases.$B$5];[.S5];0;1)&lt;&gt;&quot;&quot;;OFFSET([$ScriptTestCases.$B$5];[.S5];0;1);&quot;&quot;)" office:value-type="string" office:string-value="IntegratorABM_2Body.m">
            <text:p>IntegratorABM_2Body.m</text:p>
          </table:table-cell>
          <table:table-cell table:style-name="ce26" table:formula="oooc:=IF(OFFSET([$ScriptTestCases.$B$5];[.T5];0;1)&lt;&gt;&quot;&quot;;OFFSET([$ScriptTestCases.$B$5];[.T5];0;1);&quot;&quot;)" office:value-type="string" office:string-value="IntegratorBS_2Body.m">
            <text:p>IntegratorBS_2Body.m</text:p>
          </table:table-cell>
          <table:table-cell table:style-name="ce26" table:formula="oooc:=IF(OFFSET([$ScriptTestCases.$B$5];[.U5];0;1)&lt;&gt;&quot;&quot;;OFFSET([$ScriptTestCases.$B$5];[.U5];0;1);&quot;&quot;)" office:value-type="string" office:string-value="IntegratorPD45_2Body.m">
            <text:p>IntegratorPD45_2Body.m</text:p>
          </table:table-cell>
          <table:table-cell table:style-name="ce26" table:formula="oooc:=IF(OFFSET([$ScriptTestCases.$B$5];[.V5];0;1)&lt;&gt;&quot;&quot;;OFFSET([$ScriptTestCases.$B$5];[.V5];0;1);&quot;&quot;)" office:value-type="string" office:string-value="IntegratorPD78_2Body.m">
            <text:p>IntegratorPD78_2Body.m</text:p>
          </table:table-cell>
          <table:table-cell table:style-name="ce26" table:formula="oooc:=IF(OFFSET([$ScriptTestCases.$B$5];[.W5];0;1)&lt;&gt;&quot;&quot;;OFFSET([$ScriptTestCases.$B$5];[.W5];0;1);&quot;&quot;)" office:value-type="string" office:string-value="IntegratorRKF56_2Body.m">
            <text:p>IntegratorRKF56_2Body.m</text:p>
          </table:table-cell>
          <table:table-cell table:style-name="ce26" table:formula="oooc:=IF(OFFSET([$ScriptTestCases.$B$5];[.X5];0;1)&lt;&gt;&quot;&quot;;OFFSET([$ScriptTestCases.$B$5];[.X5];0;1);&quot;&quot;)" office:value-type="string" office:string-value="IntegratorRKN68_2Body.m">
            <text:p>IntegratorRKN68_2Body.m</text:p>
          </table:table-cell>
          <table:table-cell table:style-name="ce26" table:formula="oooc:=IF(OFFSET([$ScriptTestCases.$B$5];[.Y5];0;1)&lt;&gt;&quot;&quot;;OFFSET([$ScriptTestCases.$B$5];[.Y5];0;1);&quot;&quot;)" office:value-type="string" office:string-value="ForArray.m">
            <text:p>ForArray.m</text:p>
          </table:table-cell>
          <table:table-cell table:style-name="ce26" table:formula="oooc:=IF(OFFSET([$ScriptTestCases.$B$5];[.Z5];0;1)&lt;&gt;&quot;&quot;;OFFSET([$ScriptTestCases.$B$5];[.Z5];0;1);&quot;&quot;)" office:value-type="string" office:string-value="ForIf42_24.m">
            <text:p>ForIf42_24.m</text:p>
          </table:table-cell>
          <table:table-cell table:style-name="ce26" table:formula="oooc:=IF(OFFSET([$ScriptTestCases.$B$5];[.AA5];0;1)&lt;&gt;&quot;&quot;;OFFSET([$ScriptTestCases.$B$5];[.AA5];0;1);&quot;&quot;)" office:value-type="string" office:string-value="ForWhile42.m">
            <text:p>ForWhile42.m</text:p>
          </table:table-cell>
          <table:table-cell table:style-name="ce26" table:formula="oooc:=IF(OFFSET([$ScriptTestCases.$B$5];[.AB5];0;1)&lt;&gt;&quot;&quot;;OFFSET([$ScriptTestCases.$B$5];[.AB5];0;1);&quot;&quot;)" office:value-type="string" office:string-value="If11.m">
            <text:p>If11.m</text:p>
          </table:table-cell>
          <table:table-cell table:style-name="ce26" table:formula="oooc:=IF(OFFSET([$ScriptTestCases.$B$5];[.AC5];0;1)&lt;&gt;&quot;&quot;;OFFSET([$ScriptTestCases.$B$5];[.AC5];0;1);&quot;&quot;)" office:value-type="string" office:string-value="If12_21.m">
            <text:p>If12_21.m</text:p>
          </table:table-cell>
          <table:table-cell table:style-name="ce26" table:formula="oooc:=IF(OFFSET([$ScriptTestCases.$B$5];[.AD5];0;1)&lt;&gt;&quot;&quot;;OFFSET([$ScriptTestCases.$B$5];[.AD5];0;1);&quot;&quot;)" office:value-type="string" office:string-value="If22.m">
            <text:p>If22.m</text:p>
          </table:table-cell>
          <table:table-cell table:style-name="ce26" table:formula="oooc:=IF(OFFSET([$ScriptTestCases.$B$5];[.AE5];0;1)&lt;&gt;&quot;&quot;;OFFSET([$ScriptTestCases.$B$5];[.AE5];0;1);&quot;&quot;)" office:value-type="string" office:string-value="If33.m">
            <text:p>If33.m</text:p>
          </table:table-cell>
          <table:table-cell table:style-name="ce26" table:formula="oooc:=IF(OFFSET([$ScriptTestCases.$B$5];[.AF5];0;1)&lt;&gt;&quot;&quot;;OFFSET([$ScriptTestCases.$B$5];[.AF5];0;1);&quot;&quot;)" office:value-type="string" office:string-value="If44.m">
            <text:p>If44.m</text:p>
          </table:table-cell>
          <table:table-cell table:style-name="ce26" table:formula="oooc:=IF(OFFSET([$ScriptTestCases.$B$5];[.AG5];0;1)&lt;&gt;&quot;&quot;;OFFSET([$ScriptTestCases.$B$5];[.AG5];0;1);&quot;&quot;)" office:value-type="string" office:string-value="If55.m">
            <text:p>If55.m</text:p>
          </table:table-cell>
          <table:table-cell table:style-name="ce26" table:formula="oooc:=IF(OFFSET([$ScriptTestCases.$B$5];[.AH5];0;1)&lt;&gt;&quot;&quot;;OFFSET([$ScriptTestCases.$B$5];[.AH5];0;1);&quot;&quot;)" office:value-type="string" office:string-value="IfForArray.m">
            <text:p>IfForArray.m</text:p>
          </table:table-cell>
          <table:table-cell table:style-name="ce26" table:formula="oooc:=IF(OFFSET([$ScriptTestCases.$B$5];[.AI5];0;1)&lt;&gt;&quot;&quot;;OFFSET([$ScriptTestCases.$B$5];[.AI5];0;1);&quot;&quot;)" office:value-type="string" office:string-value="IfIf43_34.m">
            <text:p>IfIf43_34.m</text:p>
          </table:table-cell>
          <table:table-cell table:style-name="ce26" table:formula="oooc:=IF(OFFSET([$ScriptTestCases.$B$5];[.AJ5];0;1)&lt;&gt;&quot;&quot;;OFFSET([$ScriptTestCases.$B$5];[.AJ5];0;1);&quot;&quot;)" office:value-type="string" office:string-value="While42_24.m">
            <text:p>While42_24.m</text:p>
          </table:table-cell>
          <table:table-cell table:style-name="ce26" table:formula="oooc:=IF(OFFSET([$ScriptTestCases.$B$5];[.AK5];0;1)&lt;&gt;&quot;&quot;;OFFSET([$ScriptTestCases.$B$5];[.AK5];0;1);&quot;&quot;)" office:value-type="string" office:string-value="While53_35.m">
            <text:p>While53_35.m</text:p>
          </table:table-cell>
          <table:table-cell table:style-name="ce26" table:formula="oooc:=IF(OFFSET([$ScriptTestCases.$B$5];[.AL5];0;1)&lt;&gt;&quot;&quot;;OFFSET([$ScriptTestCases.$B$5];[.AL5];0;1);&quot;&quot;)" office:value-type="string" office:string-value="WhileForArray.m">
            <text:p>WhileForArray.m</text:p>
          </table:table-cell>
          <table:table-cell table:style-name="ce26" table:formula="oooc:=IF(OFFSET([$ScriptTestCases.$B$5];[.AM5];0;1)&lt;&gt;&quot;&quot;;OFFSET([$ScriptTestCases.$B$5];[.AM5];0;1);&quot;&quot;)" office:value-type="string" office:string-value="WhileIf51_15.m">
            <text:p>WhileIf51_15.m</text:p>
          </table:table-cell>
          <table:table-cell table:style-name="ce26" table:formula="oooc:=IF(OFFSET([$ScriptTestCases.$B$5];[.AN5];0;1)&lt;&gt;&quot;&quot;;OFFSET([$ScriptTestCases.$B$5];[.AN5];0;1);&quot;&quot;)" office:value-type="string" office:string-value="WhileTarget.m">
            <text:p>WhileTarget.m</text:p>
          </table:table-cell>
          <table:table-cell table:style-name="ce26" table:formula="oooc:=IF(OFFSET([$ScriptTestCases.$B$5];[.AO5];0;1)&lt;&gt;&quot;&quot;;OFFSET([$ScriptTestCases.$B$5];[.AO5];0;1);&quot;&quot;)" office:value-type="string" office:string-value="WhileWhile42_24.m">
            <text:p>WhileWhile42_24.m</text:p>
          </table:table-cell>
          <table:table-cell table:style-name="ce26" table:formula="oooc:=IF(OFFSET([$ScriptTestCases.$B$5];[.AP5];0;1)&lt;&gt;&quot;&quot;;OFFSET([$ScriptTestCases.$B$5];[.AP5];0;1);&quot;&quot;)" office:value-type="string" office:string-value="LibrationTest_GMAT_SE.m">
            <text:p>LibrationTest_GMAT_SE.m</text:p>
          </table:table-cell>
          <table:table-cell table:style-name="ce26" table:formula="oooc:=IF(OFFSET([$ScriptTestCases.$B$5];[.AQ5];0;1)&lt;&gt;&quot;&quot;;OFFSET([$ScriptTestCases.$B$5];[.AQ5];0;1);&quot;&quot;)" office:value-type="string" office:string-value="LibrationTest_GMAT_SEM.m">
            <text:p>LibrationTest_GMAT_SEM.m</text:p>
          </table:table-cell>
          <table:table-cell table:style-name="ce26" table:formula="oooc:=IF(OFFSET([$ScriptTestCases.$B$5];[.AR5];0;1)&lt;&gt;&quot;&quot;;OFFSET([$ScriptTestCases.$B$5];[.AR5];0;1);&quot;&quot;)" office:value-type="string" office:string-value="DeltaV_GMAT_IEarth_Cartesian.m">
            <text:p>DeltaV_GMAT_IEarth_Cartesian.m</text:p>
          </table:table-cell>
          <table:table-cell table:style-name="ce26" table:formula="oooc:=IF(OFFSET([$ScriptTestCases.$B$5];[.AS5];0;1)&lt;&gt;&quot;&quot;;OFFSET([$ScriptTestCases.$B$5];[.AS5];0;1);&quot;&quot;)" office:value-type="string" office:string-value="DeltaV_GMAT_IEarth_VNB.m">
            <text:p>DeltaV_GMAT_IEarth_VNB.m</text:p>
          </table:table-cell>
          <table:table-cell table:style-name="ce26" table:formula="oooc:=IF(OFFSET([$ScriptTestCases.$B$5];[.AT5];0;1)&lt;&gt;&quot;&quot;;OFFSET([$ScriptTestCases.$B$5];[.AT5];0;1);&quot;&quot;)" office:value-type="string" office:string-value="DeltaV_GMAT_ISun_VNB.m">
            <text:p>DeltaV_GMAT_ISun_VNB.m</text:p>
          </table:table-cell>
          <table:table-cell table:style-name="ce26" table:formula="oooc:=IF(OFFSET([$ScriptTestCases.$B$5];[.AU5];0;1)&lt;&gt;&quot;&quot;;OFFSET([$ScriptTestCases.$B$5];[.AU5];0;1);&quot;&quot;)" office:value-type="string" office:string-value="StopCond_GMAT_EarthAll_Days.m">
            <text:p>StopCond_GMAT_EarthAll_Days.m</text:p>
          </table:table-cell>
          <table:table-cell table:style-name="ce26" table:formula="oooc:=IF(OFFSET([$ScriptTestCases.$B$5];[.AV5];0;1)&lt;&gt;&quot;&quot;;OFFSET([$ScriptTestCases.$B$5];[.AV5];0;1);&quot;&quot;)" office:value-type="string" office:string-value="StopCond_GMAT_Earth3MultiSatsPM_Days.m">
            <text:p>StopCond_GMAT_Earth3MultiSatsPM_Days.m</text:p>
          </table:table-cell>
          <table:table-cell table:style-name="ce26" table:formula="oooc:=IF(OFFSET([$ScriptTestCases.$B$5];[.AW5];0;1)&lt;&gt;&quot;&quot;;OFFSET([$ScriptTestCases.$B$5];[.AW5];0;1);&quot;&quot;)" office:value-type="string" office:string-value="GMAT_GEO_EarthSunLuna_JGM2_MSISE90_SRP.m">
            <text:p>GMAT_GEO_EarthSunLuna_JGM2_MSISE90_SRP.m</text:p>
          </table:table-cell>
          <table:table-cell table:style-name="ce26" table:formula="oooc:=IF(OFFSET([$ScriptTestCases.$B$5];[.AX5];0;1)&lt;&gt;&quot;&quot;;OFFSET([$ScriptTestCases.$B$5];[.AX5];0;1);&quot;&quot;)" office:value-type="string" office:string-value="GMAT_Moon_AllPlanets_0_0_0.m">
            <text:p>GMAT_Moon_AllPlanets_0_0_0.m</text:p>
          </table:table-cell>
          <table:table-cell table:style-name="ce26" table:formula="oooc:=IF(OFFSET([$ScriptTestCases.$B$5];[.AY5];0;1)&lt;&gt;&quot;&quot;;OFFSET([$ScriptTestCases.$B$5];[.AY5];0;1);&quot;&quot;)" office:value-type="string" office:string-value="GMAT_Mars1_Mars_MARS50C_0_0.m">
            <text:p>GMAT_Mars1_Mars_MARS50C_0_0.m</text:p>
          </table:table-cell>
          <table:table-cell table:style-name="ce26" table:formula="oooc:=IF(OFFSET([$ScriptTestCases.$B$5];[.AZ5];0;1)&lt;&gt;&quot;&quot;;OFFSET([$ScriptTestCases.$B$5];[.AZ5];0;1);&quot;&quot;)" office:value-type="string" office:string-value="GMAT_Moon_Luna_LP165P_0_0.m">
            <text:p>GMAT_Moon_Luna_LP165P_0_0.m</text:p>
          </table:table-cell>
          <table:table-cell table:style-name="ce26" table:formula="oooc:=IF(OFFSET([$ScriptTestCases.$B$5];[.BA5];0;1)&lt;&gt;&quot;&quot;;OFFSET([$ScriptTestCases.$B$5];[.BA5];0;1);&quot;&quot;)" office:value-type="string" office:string-value="EpochFormatCheck.m">
            <text:p>EpochFormatCheck.m</text:p>
          </table:table-cell>
          <table:table-cell table:style-name="ce26" table:formula="oooc:=IF(OFFSET([$ScriptTestCases.$B$5];[.BB5];0;1)&lt;&gt;&quot;&quot;;OFFSET([$ScriptTestCases.$B$5];[.BB5];0;1);&quot;&quot;)" office:value-type="string" office:string-value="allPropagates.m">
            <text:p>allPropagates.m</text:p>
          </table:table-cell>
          <table:table-cell table:style-name="ce26" table:formula="oooc:=IF(OFFSET([$ScriptTestCases.$B$5];[.BC5];0;1)&lt;&gt;&quot;&quot;;OFFSET([$ScriptTestCases.$B$5];[.BC5];0;1);&quot;&quot;)" office:value-type="string" office:string-value="TargeterCheck.m">
            <text:p>TargeterCheck.m</text:p>
          </table:table-cell>
          <table:table-cell table:style-name="ce26" table:formula="oooc:=IF(OFFSET([$ScriptTestCases.$B$5];[.BD5];0;1)&lt;&gt;&quot;&quot;;OFFSET([$ScriptTestCases.$B$5];[.BD5];0;1);&quot;&quot;)" office:value-type="string" office:string-value="XYPlotNonFunctionTest.m">
            <text:p>XYPlotNonFunctionTest.m</text:p>
          </table:table-cell>
          <table:table-cell table:style-name="ce26" table:formula="oooc:=IF(OFFSET([$ScriptTestCases.$B$5];[.BE5];0;1)&lt;&gt;&quot;&quot;;OFFSET([$ScriptTestCases.$B$5];[.BE5];0;1);&quot;&quot;)" office:value-type="string" office:string-value="SaveAllObjects.m">
            <text:p>SaveAllObjects.m</text:p>
          </table:table-cell>
          <table:table-cell table:style-name="ce26" table:formula="oooc:=IF(OFFSET([$ScriptTestCases.$B$5];[.BF5];0;1)&lt;&gt;&quot;&quot;;OFFSET([$ScriptTestCases.$B$5];[.BF5];0;1);&quot;&quot;)" office:value-type="string" office:string-value="StopAlone.m">
            <text:p>StopAlone.m</text:p>
          </table:table-cell>
          <table:table-cell table:style-name="ce26" table:formula="oooc:=IF(OFFSET([$ScriptTestCases.$B$5];[.BG5];0;1)&lt;&gt;&quot;&quot;;OFFSET([$ScriptTestCases.$B$5];[.BG5];0;1);&quot;&quot;)" office:value-type="string" office:string-value="StopIf.m">
            <text:p>StopIf.m</text:p>
          </table:table-cell>
          <table:table-cell table:style-name="ce26" table:formula="oooc:=IF(OFFSET([$ScriptTestCases.$B$5];[.BH5];0;1)&lt;&gt;&quot;&quot;;OFFSET([$ScriptTestCases.$B$5];[.BH5];0;1);&quot;&quot;)" office:value-type="string" office:string-value="StopFor.m">
            <text:p>StopFor.m</text:p>
          </table:table-cell>
          <table:table-cell table:style-name="ce26" table:formula="oooc:=IF(OFFSET([$ScriptTestCases.$B$5];[.BI5];0;1)&lt;&gt;&quot;&quot;;OFFSET([$ScriptTestCases.$B$5];[.BI5];0;1);&quot;&quot;)" office:value-type="string" office:string-value="StopTarget.m">
            <text:p>StopTarget.m</text:p>
          </table:table-cell>
          <table:table-cell table:style-name="ce26" table:formula="oooc:=IF(OFFSET([$ScriptTestCases.$B$5];[.BJ5];0;1)&lt;&gt;&quot;&quot;;OFFSET([$ScriptTestCases.$B$5];[.BJ5];0;1);&quot;&quot;)" office:value-type="string" office:string-value="StopWhile.m">
            <text:p>StopWhile.m</text:p>
          </table:table-cell>
          <table:table-cell table:style-name="ce26" table:formula="oooc:=IF(OFFSET([$ScriptTestCases.$B$5];[.BK5];0;1)&lt;&gt;&quot;&quot;;OFFSET([$ScriptTestCases.$B$5];[.BK5];0;1);&quot;&quot;)" office:value-type="string" office:string-value="StopForIf.m">
            <text:p>StopForIf.m</text:p>
          </table:table-cell>
          <table:table-cell table:style-name="ce26" table:formula="oooc:=IF(OFFSET([$ScriptTestCases.$B$5];[.BL5];0;1)&lt;&gt;&quot;&quot;;OFFSET([$ScriptTestCases.$B$5];[.BL5];0;1);&quot;&quot;)" office:value-type="string" office:string-value="StopWhileFor.m">
            <text:p>StopWhileFor.m</text:p>
          </table:table-cell>
          <table:table-cell table:style-name="ce26" table:formula="oooc:=IF(OFFSET([$ScriptTestCases.$B$5];[.BM5];0;1)&lt;&gt;&quot;&quot;;OFFSET([$ScriptTestCases.$B$5];[.BM5];0;1);&quot;&quot;)" office:value-type="string" office:string-value="AssignmentTests">
            <text:p>AssignmentTests</text:p>
          </table:table-cell>
          <table:table-cell table:style-name="ce26" table:formula="oooc:=IF(OFFSET([$ScriptTestCases.$B$5];[.BN5];0;1)&lt;&gt;&quot;&quot;;OFFSET([$ScriptTestCases.$B$5];[.BN5];0;1);&quot;&quot;)" office:value-type="string" office:string-value="BasicOptimizerTest.script">
            <text:p>BasicOptimizerTest.script</text:p>
          </table:table-cell>
          <table:table-cell table:style-name="ce26" table:formula="oooc:=IF(OFFSET([$ScriptTestCases.$B$5];[.BO5];0;1)&lt;&gt;&quot;&quot;;OFFSET([$ScriptTestCases.$B$5];[.BO5];0;1);&quot;&quot;)" office:value-type="string" office:string-value="NonLinearConstraintTests.script">
            <text:p>NonLinearConstraintTests.script</text:p>
          </table:table-cell>
          <table:table-cell table:style-name="ce26" table:formula="oooc:=IF(OFFSET([$ScriptTestCases.$B$5];[.BP5];0;1)&lt;&gt;&quot;&quot;;OFFSET([$ScriptTestCases.$B$5];[.BP5];0;1);&quot;&quot;)" office:value-type="string" office:string-value="MinimizeTests.script">
            <text:p>MinimizeTests.script</text:p>
          </table:table-cell>
          <table:table-cell table:style-name="ce26" table:formula="oooc:=IF(OFFSET([$ScriptTestCases.$B$5];[.BQ5];0;1)&lt;&gt;&quot;&quot;;OFFSET([$ScriptTestCases.$B$5];[.BQ5];0;1);&quot;&quot;)" office:value-type="string" office:string-value="VaryTests">
            <text:p>VaryTests</text:p>
          </table:table-cell>
          <table:table-cell table:style-name="ce26" table:formula="oooc:=IF(OFFSET([$ScriptTestCases.$B$5];[.BR5];0;1)&lt;&gt;&quot;&quot;;OFFSET([$ScriptTestCases.$B$5];[.BR5];0;1);&quot;&quot;)" office:value-type="string" office:string-value="OptimizersInControlFlow.script">
            <text:p>OptimizersInControlFlow.script</text:p>
          </table:table-cell>
          <table:table-cell table:style-name="ce26" table:formula="oooc:=IF(OFFSET([$ScriptTestCases.$B$5];[.BS5];0;1)&lt;&gt;&quot;&quot;;OFFSET([$ScriptTestCases.$B$5];[.BS5];0;1);&quot;&quot;)" office:value-type="string" office:string-value="MathOperators.script">
            <text:p>MathOperators.script</text:p>
          </table:table-cell>
          <table:table-cell table:style-name="ce26" table:formula="oooc:=IF(OFFSET([$ScriptTestCases.$B$5];[.BT5];0;1)&lt;&gt;&quot;&quot;;OFFSET([$ScriptTestCases.$B$5];[.BT5];0;1);&quot;&quot;)" office:value-type="string" office:string-value="ParenthesisinMathTests.script">
            <text:p>ParenthesisinMathTests.script</text:p>
          </table:table-cell>
          <table:table-cell table:style-name="ce26" table:formula="oooc:=IF(OFFSET([$ScriptTestCases.$B$5];[.BU5];0;1)&lt;&gt;&quot;&quot;;OFFSET([$ScriptTestCases.$B$5];[.BU5];0;1);&quot;&quot;)" office:value-type="string" office:string-value="StopinOptimizerTest.script">
            <text:p>StopinOptimizerTest.script</text:p>
          </table:table-cell>
          <table:table-cell table:style-name="ce26" table:formula="oooc:=IF(OFFSET([$ScriptTestCases.$B$5];[.BV5];0;1)&lt;&gt;&quot;&quot;;OFFSET([$ScriptTestCases.$B$5];[.BV5];0;1);&quot;&quot;)" office:value-type="string" office:string-value="ToggleTest.m">
            <text:p>ToggleTest.m</text:p>
          </table:table-cell>
          <table:table-cell table:style-name="ce26" table:formula="oooc:=IF(OFFSET([$ScriptTestCases.$B$5];[.BW5];0;1)&lt;&gt;&quot;&quot;;OFFSET([$ScriptTestCases.$B$5];[.BW5];0;1);&quot;&quot;)" office:value-type="string" office:string-value="CSParams_GMAT_BPlaneTests.script">
            <text:p>CSParams_GMAT_BPlaneTests.script</text:p>
          </table:table-cell>
          <table:table-cell table:style-name="ce26" table:formula="oooc:=IF(OFFSET([$ScriptTestCases.$B$5];[.BX5];0;1)&lt;&gt;&quot;&quot;;OFFSET([$ScriptTestCases.$B$5];[.BX5];0;1);&quot;&quot;)" office:value-type="string" office:string-value="StateInputTests.script">
            <text:p>StateInputTests.script</text:p>
          </table:table-cell>
          <table:table-cell table:style-name="ce26" table:formula="oooc:=IF(OFFSET([$ScriptTestCases.$B$5];[.BY5];0;1)&lt;&gt;&quot;&quot;;OFFSET([$ScriptTestCases.$B$5];[.BY5];0;1);&quot;&quot;)" office:value-type="string" office:string-value="TargeterNesting.m">
            <text:p>TargeterNesting.m</text:p>
          </table:table-cell>
          <table:table-cell table:style-name="ce26" table:formula="oooc:=IF(OFFSET([$ScriptTestCases.$B$5];[.BZ5];0;1)&lt;&gt;&quot;&quot;;OFFSET([$ScriptTestCases.$B$5];[.BZ5];0;1);&quot;&quot;)" office:value-type="string" office:string-value="Loop_GMAT_IfWhile.m">
            <text:p>Loop_GMAT_IfWhile.m</text:p>
          </table:table-cell>
          <table:table-cell table:style-name="ce26" table:formula="oooc:=IF(OFFSET([$ScriptTestCases.$B$5];[.CA5];0;1)&lt;&gt;&quot;&quot;;OFFSET([$ScriptTestCases.$B$5];[.CA5];0;1);&quot;&quot;)" office:value-type="string" office:string-value="ForForArray.m">
            <text:p>ForForArray.m</text:p>
          </table:table-cell>
          <table:table-cell table:style-name="ce26" table:formula="oooc:=IF(OFFSET([$ScriptTestCases.$B$5];[.CB5];0;1)&lt;&gt;&quot;&quot;;OFFSET([$ScriptTestCases.$B$5];[.CB5];0;1);&quot;&quot;)" office:value-type="string" office:string-value="MatlabApsidesCheck.m">
            <text:p>MatlabApsidesCheck.m</text:p>
          </table:table-cell>
          <table:table-cell table:style-name="ce26" table:formula="oooc:=IF(OFFSET([$ScriptTestCases.$B$5];[.CC5];0;1)&lt;&gt;&quot;&quot;;OFFSET([$ScriptTestCases.$B$5];[.CC5];0;1);&quot;&quot;)" office:value-type="string" office:string-value="MatlabObjectPassingCheck.m">
            <text:p>MatlabObjectPassingCheck.m</text:p>
          </table:table-cell>
          <table:table-cell table:style-name="ce26"/>
          <table:table-cell table:style-name="ce27"/>
          <table:table-cell table:style-name="ce26" office:value-type="string">
            <text:p>Coverage</text:p>
          </table:table-cell>
          <table:table-cell table:style-name="ce26" office:value-type="string">
            <text:p>Column Count</text:p>
          </table:table-cell>
          <table:table-cell table:style-name="ce27" table:number-columns-repeated="129"/>
        </table:table-row>
        <table:table-row table:style-name="ro4">
          <table:table-cell office:value-type="string">
            <text:p>Achieve</text:p>
          </table:table-cell>
          <table:table-cell office:value-type="string">
            <text:p>Obj Parm</text:p>
          </table:table-cell>
          <table:table-cell office:value-type="string">
            <text:p>= Number</text:p>
          </table:table-cell>
          <table:table-cell/>
          <table:table-cell table:style-name="ce25" office:value-type="string">
            <text:p>X</text:p>
          </table:table-cell>
          <table:table-cell table:style-name="ce25" table:number-columns-repeated="50"/>
          <table:table-cell table:style-name="ce25" office:value-type="string">
            <text:p>X</text:p>
          </table:table-cell>
          <table:table-cell table:style-name="ce25" table:number-columns-repeated="28"/>
          <table:table-cell table:formula="oooc:=IF((COUNTA([.E7:.CF7])&gt;0)                                                              OR                                                              ( [.D7]=&quot;DEFERRED&quot;);1;0)" office:value-type="float" office:value="1">
            <text:p>1</text:p>
          </table:table-cell>
          <table:table-cell table:formula="oooc:=1" office:value-type="float" office:value="1">
            <text:p>1</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office:value-type="string">
            <text:p>X</text:p>
          </table:table-cell>
          <table:table-cell table:style-name="ce25" table:number-columns-repeated="50"/>
          <table:table-cell table:style-name="ce25" office:value-type="string">
            <text:p>X</text:p>
          </table:table-cell>
          <table:table-cell table:style-name="ce25" table:number-columns-repeated="28"/>
          <table:table-cell table:formula="oooc:=IF((COUNTA([.E8:.CF8])&gt;0)                                                              OR                                                              ( [.D8]=&quot;DEFERRED&quot;);1;0)" office:value-type="float" office:value="1">
            <text:p>1</text:p>
          </table:table-cell>
          <table:table-cell table:formula="oooc:=[.CH7]+1" office:value-type="float" office:value="2">
            <text:p>2</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office:value-type="string">
            <text:p>X</text:p>
          </table:table-cell>
          <table:table-cell table:style-name="ce25" table:number-columns-repeated="35"/>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8"/>
          <table:table-cell table:formula="oooc:=IF((COUNTA([.E9:.CF9])&gt;0)                                                              OR                                                              ( [.D9]=&quot;DEFERRED&quot;);1;0)" office:value-type="float" office:value="1">
            <text:p>1</text:p>
          </table:table-cell>
          <table:table-cell table:formula="oooc:=[.CH8]+1" office:value-type="float" office:value="3">
            <text:p>3</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office:value-type="string">
            <text:p>X</text:p>
          </table:table-cell>
          <table:table-cell table:style-name="ce25" table:number-columns-repeated="50"/>
          <table:table-cell table:style-name="ce25" office:value-type="string">
            <text:p>X</text:p>
          </table:table-cell>
          <table:table-cell table:style-name="ce25" table:number-columns-repeated="28"/>
          <table:table-cell table:formula="oooc:=IF((COUNTA([.E10:.CF10])&gt;0)                                                              OR                                                              ( [.D10]=&quot;DEFERRED&quot;);1;0)" office:value-type="float" office:value="1">
            <text:p>1</text:p>
          </table:table-cell>
          <table:table-cell table:formula="oooc:=[.CH9]+1" office:value-type="float" office:value="4">
            <text:p>4</text:p>
          </table:table-cell>
          <table:table-cell table:style-name="ce25" table:number-columns-repeated="129"/>
        </table:table-row>
        <table:table-row table:style-name="ro3">
          <table:table-cell/>
          <table:table-cell office:value-type="string">
            <text:p>Var </text:p>
          </table:table-cell>
          <table:table-cell office:value-type="string">
            <text:p>= Numbe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1:.CF11])&gt;0)                                                              OR                                                              ( [.D11]=&quot;DEFERRED&quot;);1;0)" office:value-type="float" office:value="1">
            <text:p>1</text:p>
          </table:table-cell>
          <table:table-cell table:formula="oooc:=[.CH10]+1" office:value-type="float" office:value="5">
            <text:p>5</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2:.CF12])&gt;0)                                                              OR                                                              ( [.D12]=&quot;DEFERRED&quot;);1;0)" office:value-type="float" office:value="1">
            <text:p>1</text:p>
          </table:table-cell>
          <table:table-cell table:formula="oooc:=[.CH11]+1" office:value-type="float" office:value="6">
            <text:p>6</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3:.CF13])&gt;0)                                                              OR                                                              ( [.D13]=&quot;DEFERRED&quot;);1;0)" office:value-type="float" office:value="1">
            <text:p>1</text:p>
          </table:table-cell>
          <table:table-cell table:formula="oooc:=[.CH12]+1" office:value-type="float" office:value="7">
            <text:p>7</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4:.CF14])&gt;0)                                                              OR                                                              ( [.D14]=&quot;DEFERRED&quot;);1;0)" office:value-type="float" office:value="1">
            <text:p>1</text:p>
          </table:table-cell>
          <table:table-cell table:formula="oooc:=[.CH13]+1" office:value-type="float" office:value="8">
            <text:p>8</text:p>
          </table:table-cell>
          <table:table-cell table:style-name="ce25" table:number-columns-repeated="129"/>
        </table:table-row>
        <table:table-row table:style-name="ro4">
          <table:table-cell/>
          <table:table-cell office:value-type="string">
            <text:p>ArrayEl</text:p>
          </table:table-cell>
          <table:table-cell office:value-type="string">
            <text:p>= Numbe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5:.CF15])&gt;0)                                                              OR                                                              ( [.D15]=&quot;DEFERRED&quot;);1;0)" office:value-type="float" office:value="1">
            <text:p>1</text:p>
          </table:table-cell>
          <table:table-cell table:formula="oooc:=[.CH14]+1" office:value-type="float" office:value="9">
            <text:p>9</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6:.CF16])&gt;0)                                                              OR                                                              ( [.D16]=&quot;DEFERRED&quot;);1;0)" office:value-type="float" office:value="1">
            <text:p>1</text:p>
          </table:table-cell>
          <table:table-cell table:formula="oooc:=[.CH15]+1" office:value-type="float" office:value="10">
            <text:p>10</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7:.CF17])&gt;0)                                                              OR                                                              ( [.D17]=&quot;DEFERRED&quot;);1;0)" office:value-type="float" office:value="1">
            <text:p>1</text:p>
          </table:table-cell>
          <table:table-cell table:formula="oooc:=[.CH16]+1" office:value-type="float" office:value="11">
            <text:p>11</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8:.CF18])&gt;0)                                                              OR                                                              ( [.D18]=&quot;DEFERRED&quot;);1;0)" office:value-type="float" office:value="1">
            <text:p>1</text:p>
          </table:table-cell>
          <table:table-cell table:formula="oooc:=[.CH17]+1" office:value-type="float" office:value="12">
            <text:p>12</text:p>
          </table:table-cell>
          <table:table-cell table:style-name="ce25" table:number-columns-repeated="129"/>
        </table:table-row>
        <table:table-row table:style-name="ro3">
          <table:table-cell/>
          <table:table-cell office:value-type="string">
            <text:p>Tolerance</text:p>
          </table:table-cell>
          <table:table-cell office:value-type="string">
            <text:p>= Number</text:p>
          </table:table-cell>
          <table:table-cell/>
          <table:table-cell table:style-name="ce25" table:number-columns-repeated="36"/>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8"/>
          <table:table-cell table:formula="oooc:=IF((COUNTA([.E19:.CF19])&gt;0)                                                              OR                                                              ( [.D19]=&quot;DEFERRED&quot;);1;0)" office:value-type="float" office:value="1">
            <text:p>1</text:p>
          </table:table-cell>
          <table:table-cell table:formula="oooc:=[.CH18]+1" office:value-type="float" office:value="13">
            <text:p>13</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20:.CF20])&gt;0)                                                              OR                                                              ( [.D20]=&quot;DEFERRED&quot;);1;0)" office:value-type="float" office:value="1">
            <text:p>1</text:p>
          </table:table-cell>
          <table:table-cell table:formula="oooc:=[.CH19]+1" office:value-type="float" office:value="14">
            <text:p>14</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21:.CF21])&gt;0)                                                              OR                                                              ( [.D21]=&quot;DEFERRED&quot;);1;0)" office:value-type="float" office:value="1">
            <text:p>1</text:p>
          </table:table-cell>
          <table:table-cell table:formula="oooc:=[.CH20]+1" office:value-type="float" office:value="15">
            <text:p>15</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22:.CF22])&gt;0)                                                              OR                                                              ( [.D22]=&quot;DEFERRED&quot;);1;0)" office:value-type="float" office:value="1">
            <text:p>1</text:p>
          </table:table-cell>
          <table:table-cell table:formula="oooc:=[.CH21]+1" office:value-type="float" office:value="16">
            <text:p>16</text:p>
          </table:table-cell>
          <table:table-cell table:style-name="ce25" table:number-columns-repeated="129"/>
        </table:table-row>
        <table:table-row table:style-name="ro3">
          <table:table-cell office:value-type="string">
            <text:p>Assignment</text:p>
          </table:table-cell>
          <table:table-cell office:value-type="string">
            <text:p>Obj=Obj</text:p>
          </table:table-cell>
          <table:table-cell office:value-type="string">
            <text:p>Sat</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23:.CF23])&gt;0)                                                              OR                                                              ( [.D23]=&quot;DEFERRED&quot;);1;0)" office:value-type="float" office:value="1">
            <text:p>1</text:p>
          </table:table-cell>
          <table:table-cell table:formula="oooc:=[.CH22]+1" office:value-type="float" office:value="17">
            <text:p>17</text:p>
          </table:table-cell>
          <table:table-cell table:style-name="ce25" table:number-columns-repeated="129"/>
        </table:table-row>
        <table:table-row table:style-name="ro4">
          <table:table-cell table:number-columns-repeated="2"/>
          <table:table-cell office:value-type="string">
            <text:p>Sat w/ hw</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24:.CF24])&gt;0)                                                              OR                                                              ( [.D24]=&quot;DEFERRED&quot;);1;0)" office:value-type="float" office:value="1">
            <text:p>1</text:p>
          </table:table-cell>
          <table:table-cell table:formula="oooc:=[.CH23]+1" office:value-type="float" office:value="18">
            <text:p>18</text:p>
          </table:table-cell>
          <table:table-cell table:style-name="ce25" table:number-columns-repeated="129"/>
        </table:table-row>
        <table:table-row table:style-name="ro3">
          <table:table-cell table:number-columns-repeated="2"/>
          <table:table-cell office:value-type="string">
            <text:p>Var</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25:.CF25])&gt;0)                                                              OR                                                              ( [.D25]=&quot;DEFERRED&quot;);1;0)" office:value-type="float" office:value="1">
            <text:p>1</text:p>
          </table:table-cell>
          <table:table-cell table:formula="oooc:=[.CH24]+1" office:value-type="float" office:value="19">
            <text:p>19</text:p>
          </table:table-cell>
          <table:table-cell table:style-name="ce25" table:number-columns-repeated="129"/>
        </table:table-row>
        <table:table-row table:style-name="ro3">
          <table:table-cell table:number-columns-repeated="2"/>
          <table:table-cell office:value-type="string">
            <text:p>Array</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26:.CF26])&gt;0)                                                              OR                                                              ( [.D26]=&quot;DEFERRED&quot;);1;0)" office:value-type="float" office:value="1">
            <text:p>1</text:p>
          </table:table-cell>
          <table:table-cell table:formula="oooc:=[.CH25]+1" office:value-type="float" office:value="20">
            <text:p>20</text:p>
          </table:table-cell>
          <table:table-cell table:style-name="ce25" table:number-columns-repeated="129"/>
        </table:table-row>
        <table:table-row table:style-name="ro4">
          <table:table-cell/>
          <table:table-cell office:value-type="string">
            <text:p>Obj Parm</text:p>
          </table:table-cell>
          <table:table-cell office:value-type="string">
            <text:p>= Number</text:p>
          </table:table-cell>
          <table:table-cell/>
          <table:table-cell table:style-name="ce25" table:number-columns-repeated="21"/>
          <table:table-cell table:style-name="ce25" office:value-type="string">
            <text:p>X</text:p>
          </table:table-cell>
          <table:table-cell table:style-name="ce25" table:number-columns-repeated="8"/>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26"/>
          <table:table-cell table:style-name="ce25" office:value-type="string">
            <text:p>X</text:p>
          </table:table-cell>
          <table:table-cell table:style-name="ce25" table:number-columns-repeated="18"/>
          <table:table-cell table:formula="oooc:=IF((COUNTA([.E27:.CF27])&gt;0)                                                              OR                                                              ( [.D27]=&quot;DEFERRED&quot;);1;0)" office:value-type="float" office:value="1">
            <text:p>1</text:p>
          </table:table-cell>
          <table:table-cell table:formula="oooc:=[.CH26]+1" office:value-type="float" office:value="21">
            <text:p>21</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28:.CF28])&gt;0)                                                              OR                                                              ( [.D28]=&quot;DEFERRED&quot;);1;0)" office:value-type="float" office:value="1">
            <text:p>1</text:p>
          </table:table-cell>
          <table:table-cell table:formula="oooc:=[.CH27]+1" office:value-type="float" office:value="22">
            <text:p>22</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29:.CF29])&gt;0)                                                              OR                                                              ( [.D29]=&quot;DEFERRED&quot;);1;0)" office:value-type="float" office:value="1">
            <text:p>1</text:p>
          </table:table-cell>
          <table:table-cell table:formula="oooc:=[.CH28]+1" office:value-type="float" office:value="23">
            <text:p>23</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30:.CF30])&gt;0)                                                              OR                                                              ( [.D30]=&quot;DEFERRED&quot;);1;0)" office:value-type="float" office:value="1">
            <text:p>1</text:p>
          </table:table-cell>
          <table:table-cell table:formula="oooc:=[.CH29]+1" office:value-type="float" office:value="24">
            <text:p>24</text:p>
          </table:table-cell>
          <table:table-cell table:style-name="ce25" table:number-columns-repeated="129"/>
        </table:table-row>
        <table:table-row table:style-name="ro3">
          <table:table-cell table:number-columns-repeated="2"/>
          <table:table-cell office:value-type="string">
            <text:p>= String</text:p>
          </table:table-cell>
          <table:table-cell/>
          <table:table-cell table:style-name="ce25"/>
          <table:table-cell table:number-columns-repeated="13" table:style-name="ce25" office:value-type="string">
            <text:p>X</text:p>
          </table:table-cell>
          <table:table-cell table:style-name="ce25"/>
          <table:table-cell table:number-columns-repeated="8" table:style-name="ce25" office:value-type="string">
            <text:p>X</text:p>
          </table:table-cell>
          <table:table-cell table:style-name="ce25" table:number-columns-repeated="3"/>
          <table:table-cell table:number-columns-repeated="11" table:style-name="ce25" office:value-type="string">
            <text:p>X</text:p>
          </table:table-cell>
          <table:table-cell table:style-name="ce25" table:number-columns-repeated="3"/>
          <table:table-cell table:number-columns-repeated="3" table:style-name="ce25" office:value-type="string">
            <text:p>X</text:p>
          </table:table-cell>
          <table:table-cell table:style-name="ce25" table:number-columns-repeated="18"/>
          <table:table-cell table:style-name="ce25" office:value-type="string">
            <text:p>X</text:p>
          </table:table-cell>
          <table:table-cell table:style-name="ce25" table:number-columns-repeated="18"/>
          <table:table-cell table:formula="oooc:=IF((COUNTA([.E31:.CF31])&gt;0)                                                              OR                                                              ( [.D31]=&quot;DEFERRED&quot;);1;0)" office:value-type="float" office:value="1">
            <text:p>1</text:p>
          </table:table-cell>
          <table:table-cell table:formula="oooc:=[.CH30]+1" office:value-type="float" office:value="25">
            <text:p>25</text:p>
          </table:table-cell>
          <table:table-cell table:style-name="ce25" table:number-columns-repeated="129"/>
        </table:table-row>
        <table:table-row table:style-name="ro4">
          <table:table-cell/>
          <table:table-cell office:value-type="string">
            <text:p>ArrayEl</text:p>
          </table:table-cell>
          <table:table-cell office:value-type="string">
            <text:p>= Number</text:p>
          </table:table-cell>
          <table:table-cell/>
          <table:table-cell table:style-name="ce25" table:number-columns-repeated="27"/>
          <table:table-cell table:style-name="ce25" office:value-type="string">
            <text:p>X</text:p>
          </table:table-cell>
          <table:table-cell table:style-name="ce25" table:number-columns-repeated="5"/>
          <table:table-cell table:style-name="ce25" office:value-type="string">
            <text:p>X</text:p>
          </table:table-cell>
          <table:table-cell table:style-name="ce25" table:number-columns-repeated="27"/>
          <table:table-cell table:style-name="ce25" office:value-type="string">
            <text:p>X</text:p>
          </table:table-cell>
          <table:table-cell table:style-name="ce25" table:number-columns-repeated="18"/>
          <table:table-cell table:formula="oooc:=IF((COUNTA([.E32:.CF32])&gt;0)                                                              OR                                                              ( [.D32]=&quot;DEFERRED&quot;);1;0)" office:value-type="float" office:value="1">
            <text:p>1</text:p>
          </table:table-cell>
          <table:table-cell table:formula="oooc:=[.CH31]+1" office:value-type="float" office:value="26">
            <text:p>26</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61"/>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3"/>
          <table:table-cell table:formula="oooc:=IF((COUNTA([.E33:.CF33])&gt;0)                                                              OR                                                              ( [.D33]=&quot;DEFERRED&quot;);1;0)" office:value-type="float" office:value="1">
            <text:p>1</text:p>
          </table:table-cell>
          <table:table-cell table:formula="oooc:=[.CH32]+1" office:value-type="float" office:value="27">
            <text:p>27</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34:.CF34])&gt;0)                                                              OR                                                              ( [.D34]=&quot;DEFERRED&quot;);1;0)" office:value-type="float" office:value="1">
            <text:p>1</text:p>
          </table:table-cell>
          <table:table-cell table:formula="oooc:=[.CH33]+1" office:value-type="float" office:value="28">
            <text:p>28</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27"/>
          <table:table-cell table:style-name="ce25" office:value-type="string">
            <text:p>X</text:p>
          </table:table-cell>
          <table:table-cell table:style-name="ce25" table:number-columns-repeated="33"/>
          <table:table-cell table:style-name="ce25" office:value-type="string">
            <text:p>X</text:p>
          </table:table-cell>
          <table:table-cell table:style-name="ce25" table:number-columns-repeated="18"/>
          <table:table-cell table:formula="oooc:=IF((COUNTA([.E35:.CF35])&gt;0)                                                              OR                                                              ( [.D35]=&quot;DEFERRED&quot;);1;0)" office:value-type="float" office:value="1">
            <text:p>1</text:p>
          </table:table-cell>
          <table:table-cell table:formula="oooc:=[.CH34]+1" office:value-type="float" office:value="29">
            <text:p>29</text:p>
          </table:table-cell>
          <table:table-cell table:style-name="ce25" table:number-columns-repeated="129"/>
        </table:table-row>
        <table:table-row table:style-name="ro3">
          <table:table-cell/>
          <table:table-cell office:value-type="string">
            <text:p>Var</text:p>
          </table:table-cell>
          <table:table-cell office:value-type="string">
            <text:p>= Number</text:p>
          </table:table-cell>
          <table:table-cell/>
          <table:table-cell table:style-name="ce25" table:number-columns-repeated="21"/>
          <table:table-cell table:number-columns-repeated="17" table:style-name="ce25" office:value-type="string">
            <text:p>X</text:p>
          </table:table-cell>
          <table:table-cell table:style-name="ce25" table:number-columns-repeated="23"/>
          <table:table-cell table:style-name="ce25" office:value-type="string">
            <text:p>X</text:p>
          </table:table-cell>
          <table:table-cell table:style-name="ce25" table:number-columns-repeated="18"/>
          <table:table-cell table:formula="oooc:=IF((COUNTA([.E36:.CF36])&gt;0)                                                              OR                                                              ( [.D36]=&quot;DEFERRED&quot;);1;0)" office:value-type="float" office:value="1">
            <text:p>1</text:p>
          </table:table-cell>
          <table:table-cell table:formula="oooc:=[.CH35]+1" office:value-type="float" office:value="30">
            <text:p>30</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37:.CF37])&gt;0)                                                              OR                                                              ( [.D37]=&quot;DEFERRED&quot;);1;0)" office:value-type="float" office:value="1">
            <text:p>1</text:p>
          </table:table-cell>
          <table:table-cell table:formula="oooc:=[.CH36]+1" office:value-type="float" office:value="31">
            <text:p>31</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38:.CF38])&gt;0)                                                              OR                                                              ( [.D38]=&quot;DEFERRED&quot;);1;0)" office:value-type="float" office:value="1">
            <text:p>1</text:p>
          </table:table-cell>
          <table:table-cell table:formula="oooc:=[.CH37]+1" office:value-type="float" office:value="32">
            <text:p>32</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61"/>
          <table:table-cell table:style-name="ce25" office:value-type="string">
            <text:p>X</text:p>
          </table:table-cell>
          <table:table-cell table:style-name="ce25" table:number-columns-repeated="18"/>
          <table:table-cell table:formula="oooc:=IF((COUNTA([.E39:.CF39])&gt;0)                                                              OR                                                              ( [.D39]=&quot;DEFERRED&quot;);1;0)" office:value-type="float" office:value="1">
            <text:p>1</text:p>
          </table:table-cell>
          <table:table-cell table:formula="oooc:=[.CH38]+1" office:value-type="float" office:value="33">
            <text:p>33</text:p>
          </table:table-cell>
          <table:table-cell table:style-name="ce25" table:number-columns-repeated="129"/>
        </table:table-row>
        <table:table-row table:style-name="ro4">
          <table:table-cell/>
          <table:table-cell office:value-type="string">
            <text:p>Math</text:p>
          </table:table-cell>
          <table:table-cell office:value-type="string">
            <text:p>LHS Obj Parm</text:p>
          </table:table-cell>
          <table:table-cell/>
          <table:table-cell table:style-name="ce25" table:number-columns-repeated="80"/>
          <table:table-cell table:formula="oooc:=IF((COUNTA([.E40:.CF40])&gt;0)                                                              OR                                                              ( [.D40]=&quot;DEFERRED&quot;);1;0)" office:value-type="float" office:value="0">
            <text:p>0</text:p>
          </table:table-cell>
          <table:table-cell table:formula="oooc:=[.CH39]+1" office:value-type="float" office:value="34">
            <text:p>34</text:p>
          </table:table-cell>
          <table:table-cell table:style-name="ce25" table:number-columns-repeated="129"/>
        </table:table-row>
        <table:table-row table:style-name="ro3">
          <table:table-cell table:number-columns-repeated="2"/>
          <table:table-cell office:value-type="string">
            <text:p>LHS Var</text:p>
          </table:table-cell>
          <table:table-cell/>
          <table:table-cell table:style-name="ce25" table:number-columns-repeated="21"/>
          <table:table-cell table:number-columns-repeated="17" table:style-name="ce25" office:value-type="string">
            <text:p>X</text:p>
          </table:table-cell>
          <table:table-cell table:style-name="ce25" table:number-columns-repeated="42"/>
          <table:table-cell table:formula="oooc:=IF((COUNTA([.E41:.CF41])&gt;0)                                                              OR                                                              ( [.D41]=&quot;DEFERRED&quot;);1;0)" office:value-type="float" office:value="1">
            <text:p>1</text:p>
          </table:table-cell>
          <table:table-cell table:formula="oooc:=[.CH40]+1" office:value-type="float" office:value="35">
            <text:p>35</text:p>
          </table:table-cell>
          <table:table-cell table:style-name="ce25" table:number-columns-repeated="129"/>
        </table:table-row>
        <table:table-row table:style-name="ro4">
          <table:table-cell table:number-columns-repeated="2"/>
          <table:table-cell office:value-type="string">
            <text:p>LHS ArrayEl</text:p>
          </table:table-cell>
          <table:table-cell/>
          <table:table-cell table:style-name="ce25" table:number-columns-repeated="80"/>
          <table:table-cell table:formula="oooc:=IF((COUNTA([.E42:.CF42])&gt;0)                                                              OR                                                              ( [.D42]=&quot;DEFERRED&quot;);1;0)" office:value-type="float" office:value="0">
            <text:p>0</text:p>
          </table:table-cell>
          <table:table-cell table:formula="oooc:=[.CH41]+1" office:value-type="float" office:value="36">
            <text:p>36</text:p>
          </table:table-cell>
          <table:table-cell table:style-name="ce25" table:number-columns-repeated="129"/>
        </table:table-row>
        <table:table-row table:style-name="ro4">
          <table:table-cell table:number-columns-repeated="2"/>
          <table:table-cell office:value-type="string">
            <text:p>RHS Num</text:p>
          </table:table-cell>
          <table:table-cell/>
          <table:table-cell table:style-name="ce25" table:number-columns-repeated="21"/>
          <table:table-cell table:number-columns-repeated="17" table:style-name="ce25" office:value-type="string">
            <text:p>X</text:p>
          </table:table-cell>
          <table:table-cell table:style-name="ce25" table:number-columns-repeated="42"/>
          <table:table-cell table:formula="oooc:=IF((COUNTA([.E43:.CF43])&gt;0)                                                              OR                                                              ( [.D43]=&quot;DEFERRED&quot;);1;0)" office:value-type="float" office:value="1">
            <text:p>1</text:p>
          </table:table-cell>
          <table:table-cell table:formula="oooc:=[.CH42]+1" office:value-type="float" office:value="37">
            <text:p>37</text:p>
          </table:table-cell>
          <table:table-cell table:style-name="ce25" table:number-columns-repeated="129"/>
        </table:table-row>
        <table:table-row table:style-name="ro4">
          <table:table-cell table:number-columns-repeated="2"/>
          <table:table-cell office:value-type="string">
            <text:p>RHS Obj Parm</text:p>
          </table:table-cell>
          <table:table-cell/>
          <table:table-cell table:style-name="ce25" table:number-columns-repeated="22"/>
          <table:table-cell table:number-columns-repeated="2" table:style-name="ce25" office:value-type="string">
            <text:p>X</text:p>
          </table:table-cell>
          <table:table-cell table:style-name="ce25" table:number-columns-repeated="12"/>
          <table:table-cell table:style-name="ce25" office:value-type="string">
            <text:p>X</text:p>
          </table:table-cell>
          <table:table-cell table:style-name="ce25" table:number-columns-repeated="43"/>
          <table:table-cell table:formula="oooc:=IF((COUNTA([.E44:.CF44])&gt;0)                                                              OR                                                              ( [.D44]=&quot;DEFERRED&quot;);1;0)" office:value-type="float" office:value="1">
            <text:p>1</text:p>
          </table:table-cell>
          <table:table-cell table:formula="oooc:=[.CH43]+1" office:value-type="float" office:value="38">
            <text:p>38</text:p>
          </table:table-cell>
          <table:table-cell table:style-name="ce25" table:number-columns-repeated="129"/>
        </table:table-row>
        <table:table-row table:style-name="ro3">
          <table:table-cell table:number-columns-repeated="2"/>
          <table:table-cell office:value-type="string">
            <text:p>RHS Parameter</text:p>
          </table:table-cell>
          <table:table-cell/>
          <table:table-cell table:style-name="ce25" table:number-columns-repeated="80"/>
          <table:table-cell table:formula="oooc:=IF((COUNTA([.E45:.CF45])&gt;0)                                                              OR                                                              ( [.D45]=&quot;DEFERRED&quot;);1;0)" office:value-type="float" office:value="0">
            <text:p>0</text:p>
          </table:table-cell>
          <table:table-cell table:formula="oooc:=[.CH44]+1" office:value-type="float" office:value="39">
            <text:p>39</text:p>
          </table:table-cell>
          <table:table-cell table:style-name="ce25" table:number-columns-repeated="129"/>
        </table:table-row>
        <table:table-row table:style-name="ro3">
          <table:table-cell table:number-columns-repeated="2"/>
          <table:table-cell office:value-type="string">
            <text:p>RHS Var</text:p>
          </table:table-cell>
          <table:table-cell/>
          <table:table-cell table:style-name="ce25" table:number-columns-repeated="21"/>
          <table:table-cell table:number-columns-repeated="17" table:style-name="ce25" office:value-type="string">
            <text:p>X</text:p>
          </table:table-cell>
          <table:table-cell table:style-name="ce25" table:number-columns-repeated="42"/>
          <table:table-cell table:formula="oooc:=IF((COUNTA([.E46:.CF46])&gt;0)                                                              OR                                                              ( [.D46]=&quot;DEFERRED&quot;);1;0)" office:value-type="float" office:value="1">
            <text:p>1</text:p>
          </table:table-cell>
          <table:table-cell table:formula="oooc:=[.CH45]+1" office:value-type="float" office:value="40">
            <text:p>40</text:p>
          </table:table-cell>
          <table:table-cell table:style-name="ce25" table:number-columns-repeated="129"/>
        </table:table-row>
        <table:table-row table:style-name="ro4">
          <table:table-cell table:number-columns-repeated="2"/>
          <table:table-cell office:value-type="string">
            <text:p>RHS ArrayEl</text:p>
          </table:table-cell>
          <table:table-cell/>
          <table:table-cell table:style-name="ce25" table:number-columns-repeated="80"/>
          <table:table-cell table:formula="oooc:=IF((COUNTA([.E47:.CF47])&gt;0)                                                              OR                                                              ( [.D47]=&quot;DEFERRED&quot;);1;0)" office:value-type="float" office:value="0">
            <text:p>0</text:p>
          </table:table-cell>
          <table:table-cell table:formula="oooc:=[.CH46]+1" office:value-type="float" office:value="41">
            <text:p>41</text:p>
          </table:table-cell>
          <table:table-cell table:style-name="ce25" table:number-columns-repeated="129"/>
        </table:table-row>
        <table:table-row table:style-name="ro4">
          <table:table-cell office:value-type="string">
            <text:p>Begin/EndFiniteBurn</text:p>
          </table:table-cell>
          <table:table-cell table:number-columns-repeated="2"/>
          <table:table-cell office:value-type="string">
            <text:p>DEFERRED</text:p>
          </table:table-cell>
          <table:table-cell table:style-name="ce25" table:number-columns-repeated="80"/>
          <table:table-cell table:formula="oooc:=IF((COUNTA([.E48:.CF48])&gt;0)                                                              OR                                                              ( [.D48]=&quot;DEFERRED&quot;);1;0)" office:value-type="float" office:value="1">
            <text:p>1</text:p>
          </table:table-cell>
          <table:table-cell table:formula="oooc:=[.CH47]+1" office:value-type="float" office:value="42">
            <text:p>42</text:p>
          </table:table-cell>
          <table:table-cell table:style-name="ce25" table:number-columns-repeated="129"/>
        </table:table-row>
        <table:table-row table:style-name="ro4">
          <table:table-cell office:value-type="string">
            <text:p>Begin/EndFunction</text:p>
          </table:table-cell>
          <table:table-cell table:number-columns-repeated="2"/>
          <table:table-cell office:value-type="string">
            <text:p>DEFERRED</text:p>
          </table:table-cell>
          <table:table-cell table:style-name="ce25" table:number-columns-repeated="80"/>
          <table:table-cell table:formula="oooc:=IF((COUNTA([.E49:.CF49])&gt;0)                                                              OR                                                              ( [.D49]=&quot;DEFERRED&quot;);1;0)" office:value-type="float" office:value="1">
            <text:p>1</text:p>
          </table:table-cell>
          <table:table-cell table:formula="oooc:=[.CH48]+1" office:value-type="float" office:value="43">
            <text:p>43</text:p>
          </table:table-cell>
          <table:table-cell table:style-name="ce25" table:number-columns-repeated="129"/>
        </table:table-row>
        <table:table-row table:style-name="ro4">
          <table:table-cell office:value-type="string">
            <text:p>Begin/EndScript</text:p>
          </table:table-cell>
          <table:table-cell table:number-columns-repeated="2"/>
          <table:table-cell/>
          <table:table-cell table:style-name="ce25" table:number-columns-repeated="21"/>
          <table:table-cell table:number-columns-repeated="17" table:style-name="ce25" office:value-type="string">
            <text:p>X</text:p>
          </table:table-cell>
          <table:table-cell table:style-name="ce25" table:number-columns-repeated="42"/>
          <table:table-cell table:formula="oooc:=IF((COUNTA([.E50:.CF50])&gt;0)                                                              OR                                                              ( [.D50]=&quot;DEFERRED&quot;);1;0)" office:value-type="float" office:value="1">
            <text:p>1</text:p>
          </table:table-cell>
          <table:table-cell table:formula="oooc:=[.CH49]+1" office:value-type="float" office:value="44">
            <text:p>44</text:p>
          </table:table-cell>
          <table:table-cell table:style-name="ce25" table:number-columns-repeated="129"/>
        </table:table-row>
        <table:table-row table:style-name="ro4">
          <table:table-cell office:value-type="string">
            <text:p>CallFunction</text:p>
          </table:table-cell>
          <table:table-cell office:value-type="string">
            <text:p>MATLAB Function</text:p>
          </table:table-cell>
          <table:table-cell/>
          <table:table-cell/>
          <table:table-cell table:style-name="ce25" table:number-columns-repeated="76"/>
          <table:table-cell table:number-columns-repeated="2" table:style-name="ce25" office:value-type="string">
            <text:p>X</text:p>
          </table:table-cell>
          <table:table-cell table:style-name="ce25" table:number-columns-repeated="2"/>
          <table:table-cell table:formula="oooc:=IF((COUNTA([.E51:.CF51])&gt;0)                                                              OR                                                              ( [.D51]=&quot;DEFERRED&quot;);1;0)" office:value-type="float" office:value="1">
            <text:p>1</text:p>
          </table:table-cell>
          <table:table-cell table:formula="oooc:=[.CH50]+1" office:value-type="float" office:value="45">
            <text:p>45</text:p>
          </table:table-cell>
          <table:table-cell table:style-name="ce25" table:number-columns-repeated="129"/>
        </table:table-row>
        <table:table-row table:style-name="ro3">
          <table:table-cell/>
          <table:table-cell office:value-type="string">
            <text:p>GMAT Function</text:p>
          </table:table-cell>
          <table:table-cell/>
          <table:table-cell office:value-type="string">
            <text:p>DEFERRED</text:p>
          </table:table-cell>
          <table:table-cell table:style-name="ce25" table:number-columns-repeated="80"/>
          <table:table-cell table:formula="oooc:=IF((COUNTA([.E52:.CF52])&gt;0)                                                              OR                                                              ( [.D52]=&quot;DEFERRED&quot;);1;0)" office:value-type="float" office:value="1">
            <text:p>1</text:p>
          </table:table-cell>
          <table:table-cell table:formula="oooc:=[.CH51]+1" office:value-type="float" office:value="46">
            <text:p>46</text:p>
          </table:table-cell>
          <table:table-cell table:style-name="ce25" table:number-columns-repeated="129"/>
        </table:table-row>
        <table:table-row table:style-name="ro3">
          <table:table-cell office:value-type="string">
            <text:p>Else</text:p>
          </table:table-cell>
          <table:table-cell table:number-columns-repeated="2"/>
          <table:table-cell/>
          <table:table-cell table:style-name="ce25" table:number-columns-repeated="22"/>
          <table:table-cell table:style-name="ce25" office:value-type="string">
            <text:p>X</text:p>
          </table:table-cell>
          <table:table-cell table:style-name="ce25"/>
          <table:table-cell table:number-columns-repeated="6" table:style-name="ce25" office:value-type="string">
            <text:p>X</text:p>
          </table:table-cell>
          <table:table-cell table:style-name="ce25"/>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0"/>
          <table:table-cell table:number-columns-repeated="2" table:style-name="ce25" office:value-type="string">
            <text:p>X</text:p>
          </table:table-cell>
          <table:table-cell table:style-name="ce25" table:number-columns-repeated="2"/>
          <table:table-cell table:formula="oooc:=IF((COUNTA([.E53:.CF53])&gt;0)                                                              OR                                                              ( [.D53]=&quot;DEFERRED&quot;);1;0)" office:value-type="float" office:value="1">
            <text:p>1</text:p>
          </table:table-cell>
          <table:table-cell table:formula="oooc:=[.CH52]+1" office:value-type="float" office:value="47">
            <text:p>47</text:p>
          </table:table-cell>
          <table:table-cell table:style-name="ce25" table:number-columns-repeated="129"/>
        </table:table-row>
        <table:table-row table:style-name="ro4">
          <table:table-cell office:value-type="string">
            <text:p>ElseIf</text:p>
          </table:table-cell>
          <table:table-cell table:number-columns-repeated="2"/>
          <table:table-cell office:value-type="string">
            <text:p>DEFERRED</text:p>
          </table:table-cell>
          <table:table-cell table:style-name="ce25" table:number-columns-repeated="80"/>
          <table:table-cell table:formula="oooc:=IF((COUNTA([.E54:.CF54])&gt;0)                                                              OR                                                              ( [.D54]=&quot;DEFERRED&quot;);1;0)" office:value-type="float" office:value="1">
            <text:p>1</text:p>
          </table:table-cell>
          <table:table-cell table:formula="oooc:=[.CH53]+1" office:value-type="float" office:value="48">
            <text:p>48</text:p>
          </table:table-cell>
          <table:table-cell table:style-name="ce25" table:number-columns-repeated="129"/>
        </table:table-row>
        <table:table-row table:style-name="ro4">
          <table:table-cell office:value-type="string">
            <text:p>For/EndFor</text:p>
          </table:table-cell>
          <table:table-cell office:value-type="string">
            <text:p>Min</text:p>
          </table:table-cell>
          <table:table-cell office:value-type="string">
            <text:p>Number</text:p>
          </table:table-cell>
          <table:table-cell/>
          <table:table-cell table:style-name="ce25"/>
          <table:table-cell table:number-columns-repeated="13" table:style-name="ce25" office:value-type="string">
            <text:p>X</text:p>
          </table:table-cell>
          <table:table-cell table:style-name="ce25"/>
          <table:table-cell table:number-columns-repeated="9" table:style-name="ce25" office:value-type="string">
            <text:p>X</text:p>
          </table:table-cell>
          <table:table-cell table:style-name="ce25" table:number-columns-repeated="6"/>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10"/>
          <table:table-cell table:number-columns-repeated="4" table:style-name="ce25" office:value-type="string">
            <text:p>X</text:p>
          </table:table-cell>
          <table:table-cell table:style-name="ce25" table:number-columns-repeated="31"/>
          <table:table-cell table:formula="oooc:=IF((COUNTA([.E55:.CF55])&gt;0)                                                              OR                                                              ( [.D55]=&quot;DEFERRED&quot;);1;0)" office:value-type="float" office:value="1">
            <text:p>1</text:p>
          </table:table-cell>
          <table:table-cell table:formula="oooc:=[.CH54]+1" office:value-type="float" office:value="49">
            <text:p>49</text:p>
          </table:table-cell>
          <table:table-cell table:style-name="ce25" table:number-columns-repeated="129"/>
        </table:table-row>
        <table:table-row table:style-name="ro4">
          <table:table-cell table:number-columns-repeated="2"/>
          <table:table-cell office:value-type="string">
            <text:p>Parm</text:p>
          </table:table-cell>
          <table:table-cell/>
          <table:table-cell table:style-name="ce25" table:number-columns-repeated="80"/>
          <table:table-cell table:formula="oooc:=IF((COUNTA([.E56:.CF56])&gt;0)                                                              OR                                                              ( [.D56]=&quot;DEFERRED&quot;);1;0)" office:value-type="float" office:value="0">
            <text:p>0</text:p>
          </table:table-cell>
          <table:table-cell table:formula="oooc:=[.CH55]+1" office:value-type="float" office:value="50">
            <text:p>50</text:p>
          </table:table-cell>
          <table:table-cell table:style-name="ce25" table:number-columns-repeated="129"/>
        </table:table-row>
        <table:table-row table:style-name="ro3">
          <table:table-cell table:number-columns-repeated="2"/>
          <table:table-cell office:value-type="string">
            <text:p>Var</text:p>
          </table:table-cell>
          <table:table-cell/>
          <table:table-cell table:style-name="ce25" table:number-columns-repeated="21"/>
          <table:table-cell table:style-name="ce25" office:value-type="string">
            <text:p>X</text:p>
          </table:table-cell>
          <table:table-cell table:style-name="ce25" table:number-columns-repeated="8"/>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5"/>
          <table:table-cell table:formula="oooc:=IF((COUNTA([.E57:.CF57])&gt;0)                                                              OR                                                              ( [.D57]=&quot;DEFERRED&quot;);1;0)" office:value-type="float" office:value="1">
            <text:p>1</text:p>
          </table:table-cell>
          <table:table-cell table:formula="oooc:=[.CH56]+1" office:value-type="float" office:value="51">
            <text:p>51</text:p>
          </table:table-cell>
          <table:table-cell table:style-name="ce25" table:number-columns-repeated="129"/>
        </table:table-row>
        <table:table-row table:style-name="ro4">
          <table:table-cell table:number-columns-repeated="2"/>
          <table:table-cell office:value-type="string">
            <text:p>ArrayEl</text:p>
          </table:table-cell>
          <table:table-cell/>
          <table:table-cell table:style-name="ce25" table:number-columns-repeated="80"/>
          <table:table-cell table:formula="oooc:=IF((COUNTA([.E58:.CF58])&gt;0)                                                              OR                                                              ( [.D58]=&quot;DEFERRED&quot;);1;0)" office:value-type="float" office:value="0">
            <text:p>0</text:p>
          </table:table-cell>
          <table:table-cell table:formula="oooc:=[.CH57]+1" office:value-type="float" office:value="52">
            <text:p>52</text:p>
          </table:table-cell>
          <table:table-cell table:style-name="ce25" table:number-columns-repeated="129"/>
        </table:table-row>
        <table:table-row table:style-name="ro3">
          <table:table-cell/>
          <table:table-cell office:value-type="string">
            <text:p>Max</text:p>
          </table:table-cell>
          <table:table-cell office:value-type="string">
            <text:p>Number</text:p>
          </table:table-cell>
          <table:table-cell/>
          <table:table-cell table:style-name="ce25"/>
          <table:table-cell table:number-columns-repeated="13" table:style-name="ce25" office:value-type="string">
            <text:p>X</text:p>
          </table:table-cell>
          <table:table-cell table:style-name="ce25"/>
          <table:table-cell table:number-columns-repeated="9" table:style-name="ce25" office:value-type="string">
            <text:p>X</text:p>
          </table:table-cell>
          <table:table-cell table:style-name="ce25" table:number-columns-repeated="6"/>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10"/>
          <table:table-cell table:number-columns-repeated="4" table:style-name="ce25" office:value-type="string">
            <text:p>X</text:p>
          </table:table-cell>
          <table:table-cell table:style-name="ce25" table:number-columns-repeated="31"/>
          <table:table-cell table:formula="oooc:=IF((COUNTA([.E59:.CF59])&gt;0)                                                              OR                                                              ( [.D59]=&quot;DEFERRED&quot;);1;0)" office:value-type="float" office:value="1">
            <text:p>1</text:p>
          </table:table-cell>
          <table:table-cell table:formula="oooc:=[.CH58]+1" office:value-type="float" office:value="53">
            <text:p>53</text:p>
          </table:table-cell>
          <table:table-cell table:style-name="ce25" table:number-columns-repeated="129"/>
        </table:table-row>
        <table:table-row table:style-name="ro4">
          <table:table-cell table:number-columns-repeated="2"/>
          <table:table-cell office:value-type="string">
            <text:p>Parm</text:p>
          </table:table-cell>
          <table:table-cell/>
          <table:table-cell table:style-name="ce25" table:number-columns-repeated="80"/>
          <table:table-cell table:formula="oooc:=IF((COUNTA([.E60:.CF60])&gt;0)                                                              OR                                                              ( [.D60]=&quot;DEFERRED&quot;);1;0)" office:value-type="float" office:value="0">
            <text:p>0</text:p>
          </table:table-cell>
          <table:table-cell table:formula="oooc:=[.CH59]+1" office:value-type="float" office:value="54">
            <text:p>54</text:p>
          </table:table-cell>
          <table:table-cell table:style-name="ce25" table:number-columns-repeated="129"/>
        </table:table-row>
        <table:table-row table:style-name="ro3">
          <table:table-cell table:number-columns-repeated="2"/>
          <table:table-cell office:value-type="string">
            <text:p>Var</text:p>
          </table:table-cell>
          <table:table-cell/>
          <table:table-cell table:style-name="ce25" table:number-columns-repeated="21"/>
          <table:table-cell table:style-name="ce25" office:value-type="string">
            <text:p>X</text:p>
          </table:table-cell>
          <table:table-cell table:style-name="ce25" table:number-columns-repeated="8"/>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5"/>
          <table:table-cell table:formula="oooc:=IF((COUNTA([.E61:.CF61])&gt;0)                                                              OR                                                              ( [.D61]=&quot;DEFERRED&quot;);1;0)" office:value-type="float" office:value="1">
            <text:p>1</text:p>
          </table:table-cell>
          <table:table-cell table:formula="oooc:=[.CH60]+1" office:value-type="float" office:value="55">
            <text:p>55</text:p>
          </table:table-cell>
          <table:table-cell table:style-name="ce25" table:number-columns-repeated="129"/>
        </table:table-row>
        <table:table-row table:style-name="ro4">
          <table:table-cell table:number-columns-repeated="2"/>
          <table:table-cell office:value-type="string">
            <text:p>ArrayEl</text:p>
          </table:table-cell>
          <table:table-cell/>
          <table:table-cell table:style-name="ce25" table:number-columns-repeated="80"/>
          <table:table-cell table:formula="oooc:=IF((COUNTA([.E62:.CF62])&gt;0)                                                              OR                                                              ( [.D62]=&quot;DEFERRED&quot;);1;0)" office:value-type="float" office:value="0">
            <text:p>0</text:p>
          </table:table-cell>
          <table:table-cell table:formula="oooc:=[.CH61]+1" office:value-type="float" office:value="56">
            <text:p>56</text:p>
          </table:table-cell>
          <table:table-cell table:style-name="ce25" table:number-columns-repeated="129"/>
        </table:table-row>
        <table:table-row table:style-name="ro3">
          <table:table-cell/>
          <table:table-cell office:value-type="string">
            <text:p>Step</text:p>
          </table:table-cell>
          <table:table-cell office:value-type="string">
            <text:p>Number</text:p>
          </table:table-cell>
          <table:table-cell/>
          <table:table-cell table:style-name="ce25" table:number-columns-repeated="80"/>
          <table:table-cell table:formula="oooc:=IF((COUNTA([.E63:.CF63])&gt;0)                                                              OR                                                              ( [.D63]=&quot;DEFERRED&quot;);1;0)" office:value-type="float" office:value="0">
            <text:p>0</text:p>
          </table:table-cell>
          <table:table-cell table:formula="oooc:=[.CH62]+1" office:value-type="float" office:value="57">
            <text:p>57</text:p>
          </table:table-cell>
          <table:table-cell table:style-name="ce25" table:number-columns-repeated="129"/>
        </table:table-row>
        <table:table-row table:style-name="ro4">
          <table:table-cell table:number-columns-repeated="2"/>
          <table:table-cell office:value-type="string">
            <text:p>Parm</text:p>
          </table:table-cell>
          <table:table-cell/>
          <table:table-cell table:style-name="ce25" table:number-columns-repeated="80"/>
          <table:table-cell table:formula="oooc:=IF((COUNTA([.E64:.CF64])&gt;0)                                                              OR                                                              ( [.D64]=&quot;DEFERRED&quot;);1;0)" office:value-type="float" office:value="0">
            <text:p>0</text:p>
          </table:table-cell>
          <table:table-cell table:formula="oooc:=[.CH63]+1" office:value-type="float" office:value="58">
            <text:p>58</text:p>
          </table:table-cell>
          <table:table-cell table:style-name="ce25" table:number-columns-repeated="129"/>
        </table:table-row>
        <table:table-row table:style-name="ro3">
          <table:table-cell table:number-columns-repeated="2"/>
          <table:table-cell office:value-type="string">
            <text:p>Var</text:p>
          </table:table-cell>
          <table:table-cell/>
          <table:table-cell table:style-name="ce25" table:number-columns-repeated="80"/>
          <table:table-cell table:formula="oooc:=IF((COUNTA([.E65:.CF65])&gt;0)                                                              OR                                                              ( [.D65]=&quot;DEFERRED&quot;);1;0)" office:value-type="float" office:value="0">
            <text:p>0</text:p>
          </table:table-cell>
          <table:table-cell table:formula="oooc:=[.CH64]+1" office:value-type="float" office:value="59">
            <text:p>59</text:p>
          </table:table-cell>
          <table:table-cell table:style-name="ce25" table:number-columns-repeated="129"/>
        </table:table-row>
        <table:table-row table:style-name="ro4">
          <table:table-cell table:number-columns-repeated="2"/>
          <table:table-cell office:value-type="string">
            <text:p>ArrayEl</text:p>
          </table:table-cell>
          <table:table-cell/>
          <table:table-cell table:style-name="ce25" table:number-columns-repeated="80"/>
          <table:table-cell table:formula="oooc:=IF((COUNTA([.E66:.CF66])&gt;0)                                                              OR                                                              ( [.D66]=&quot;DEFERRED&quot;);1;0)" office:value-type="float" office:value="0">
            <text:p>0</text:p>
          </table:table-cell>
          <table:table-cell table:formula="oooc:=[.CH65]+1" office:value-type="float" office:value="60">
            <text:p>60</text:p>
          </table:table-cell>
          <table:table-cell table:style-name="ce25" table:number-columns-repeated="129"/>
        </table:table-row>
        <table:table-row table:style-name="ro3">
          <table:table-cell/>
          <table:table-cell office:value-type="string">
            <text:p>Index Internal</text:p>
          </table:table-cell>
          <table:table-cell/>
          <table:table-cell/>
          <table:table-cell table:style-name="ce25"/>
          <table:table-cell table:number-columns-repeated="13" table:style-name="ce25" office:value-type="string">
            <text:p>X</text:p>
          </table:table-cell>
          <table:table-cell table:style-name="ce25"/>
          <table:table-cell table:number-columns-repeated="8" table:style-name="ce25" office:value-type="string">
            <text:p>X</text:p>
          </table:table-cell>
          <table:table-cell table:style-name="ce25" table:number-columns-repeated="11"/>
          <table:table-cell table:style-name="ce25" office:value-type="string">
            <text:p>X</text:p>
          </table:table-cell>
          <table:table-cell table:style-name="ce25" table:number-columns-repeated="10"/>
          <table:table-cell table:number-columns-repeated="4" table:style-name="ce25" office:value-type="string">
            <text:p>X</text:p>
          </table:table-cell>
          <table:table-cell table:style-name="ce25" table:number-columns-repeated="31"/>
          <table:table-cell table:formula="oooc:=IF((COUNTA([.E67:.CF67])&gt;0)                                                              OR                                                              ( [.D67]=&quot;DEFERRED&quot;);1;0)" office:value-type="float" office:value="1">
            <text:p>1</text:p>
          </table:table-cell>
          <table:table-cell table:formula="oooc:=[.CH66]+1" office:value-type="float" office:value="61">
            <text:p>61</text:p>
          </table:table-cell>
          <table:table-cell table:style-name="ce25" table:number-columns-repeated="129"/>
        </table:table-row>
        <table:table-row table:style-name="ro3">
          <table:table-cell/>
          <table:table-cell office:value-type="string">
            <text:p>Index Variable</text:p>
          </table:table-cell>
          <table:table-cell/>
          <table:table-cell/>
          <table:table-cell table:style-name="ce25" table:number-columns-repeated="21"/>
          <table:table-cell table:style-name="ce25" office:value-type="string">
            <text:p>X</text:p>
          </table:table-cell>
          <table:table-cell table:style-name="ce25" table:number-columns-repeated="58"/>
          <table:table-cell table:formula="oooc:=IF((COUNTA([.E68:.CF68])&gt;0)                                                              OR                                                              ( [.D68]=&quot;DEFERRED&quot;);1;0)" office:value-type="float" office:value="1">
            <text:p>1</text:p>
          </table:table-cell>
          <table:table-cell table:formula="oooc:=[.CH67]+1" office:value-type="float" office:value="62">
            <text:p>62</text:p>
          </table:table-cell>
          <table:table-cell table:style-name="ce25" table:number-columns-repeated="129"/>
        </table:table-row>
        <table:table-row table:style-name="ro4">
          <table:table-cell/>
          <table:table-cell office:value-type="string">
            <text:p>Index ArrayEl</text:p>
          </table:table-cell>
          <table:table-cell/>
          <table:table-cell/>
          <table:table-cell table:style-name="ce25" table:number-columns-repeated="21"/>
          <table:table-cell table:style-name="ce25" office:value-type="string">
            <text:p>X</text:p>
          </table:table-cell>
          <table:table-cell table:style-name="ce25" table:number-columns-repeated="58"/>
          <table:table-cell table:formula="oooc:=IF((COUNTA([.E69:.CF69])&gt;0)                                                              OR                                                              ( [.D69]=&quot;DEFERRED&quot;);1;0)" office:value-type="float" office:value="1">
            <text:p>1</text:p>
          </table:table-cell>
          <table:table-cell table:formula="oooc:=[.CH68]+1" office:value-type="float" office:value="63">
            <text:p>63</text:p>
          </table:table-cell>
          <table:table-cell table:style-name="ce25" table:number-columns-repeated="129"/>
        </table:table-row>
        <table:table-row table:style-name="ro4">
          <table:table-cell office:value-type="string">
            <text:p>If/EndIf</text:p>
          </table:table-cell>
          <table:table-cell office:value-type="string">
            <text:p>Obj Parm</text:p>
          </table:table-cell>
          <table:table-cell office:value-type="string">
            <text:p>&lt;</text:p>
          </table:table-cell>
          <table:table-cell/>
          <table:table-cell table:style-name="ce25" table:number-columns-repeated="22"/>
          <table:table-cell table:style-name="ce25" office:value-type="string">
            <text:p>X</text:p>
          </table:table-cell>
          <table:table-cell table:style-name="ce25" table:number-columns-repeated="5"/>
          <table:table-cell table:number-columns-repeated="2" table:style-name="ce25" office:value-type="string">
            <text:p>X</text:p>
          </table:table-cell>
          <table:table-cell table:style-name="ce25"/>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0"/>
          <table:table-cell table:number-columns-repeated="2" table:style-name="ce25" office:value-type="string">
            <text:p>X</text:p>
          </table:table-cell>
          <table:table-cell table:style-name="ce25" table:number-columns-repeated="2"/>
          <table:table-cell table:formula="oooc:=IF((COUNTA([.E70:.CF70])&gt;0)                                                              OR                                                              ( [.D70]=&quot;DEFERRED&quot;);1;0)" office:value-type="float" office:value="1">
            <text:p>1</text:p>
          </table:table-cell>
          <table:table-cell table:formula="oooc:=[.CH69]+1" office:value-type="float" office:value="64">
            <text:p>64</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2"/>
          <table:table-cell table:style-name="ce25" office:value-type="string">
            <text:p>X</text:p>
          </table:table-cell>
          <table:table-cell table:style-name="ce25" table:number-columns-repeated="5"/>
          <table:table-cell table:number-columns-repeated="2" table:style-name="ce25" office:value-type="string">
            <text:p>X</text:p>
          </table:table-cell>
          <table:table-cell table:style-name="ce25"/>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4"/>
          <table:table-cell table:formula="oooc:=IF((COUNTA([.E71:.CF71])&gt;0)                                                              OR                                                              ( [.D71]=&quot;DEFERRED&quot;);1;0)" office:value-type="float" office:value="1">
            <text:p>1</text:p>
          </table:table-cell>
          <table:table-cell table:formula="oooc:=[.CH70]+1" office:value-type="float" office:value="65">
            <text:p>65</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2"/>
          <table:table-cell table:style-name="ce25" office:value-type="string">
            <text:p>X</text:p>
          </table:table-cell>
          <table:table-cell table:style-name="ce25" table:number-columns-repeated="5"/>
          <table:table-cell table:number-columns-repeated="4" table:style-name="ce25" office:value-type="string">
            <text:p>X</text:p>
          </table:table-cell>
          <table:table-cell table:style-name="ce25" table:number-columns-repeated="3"/>
          <table:table-cell table:style-name="ce25" office:value-type="string">
            <text:p>X</text:p>
          </table:table-cell>
          <table:table-cell table:style-name="ce25" table:number-columns-repeated="40"/>
          <table:table-cell table:number-columns-repeated="2" table:style-name="ce25" office:value-type="string">
            <text:p>X</text:p>
          </table:table-cell>
          <table:table-cell table:style-name="ce25" table:number-columns-repeated="2"/>
          <table:table-cell table:formula="oooc:=IF((COUNTA([.E72:.CF72])&gt;0)                                                              OR                                                              ( [.D72]=&quot;DEFERRED&quot;);1;0)" office:value-type="float" office:value="1">
            <text:p>1</text:p>
          </table:table-cell>
          <table:table-cell table:formula="oooc:=[.CH71]+1" office:value-type="float" office:value="66">
            <text:p>66</text:p>
          </table:table-cell>
          <table:table-cell table:style-name="ce25" table:number-columns-repeated="129"/>
        </table:table-row>
        <table:table-row table:style-name="ro3">
          <table:table-cell table:number-columns-repeated="2"/>
          <table:table-cell office:value-type="string">
            <text:p>&lt;=</text:p>
          </table:table-cell>
          <table:table-cell/>
          <table:table-cell table:style-name="ce25" table:number-columns-repeated="22"/>
          <table:table-cell table:style-name="ce25" office:value-type="string">
            <text:p>X</text:p>
          </table:table-cell>
          <table:table-cell table:style-name="ce25" table:number-columns-repeated="5"/>
          <table:table-cell table:number-columns-repeated="2" table:style-name="ce25" office:value-type="string">
            <text:p>X</text:p>
          </table:table-cell>
          <table:table-cell table:style-name="ce25"/>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4"/>
          <table:table-cell table:formula="oooc:=IF((COUNTA([.E73:.CF73])&gt;0)                                                              OR                                                              ( [.D73]=&quot;DEFERRED&quot;);1;0)" office:value-type="float" office:value="1">
            <text:p>1</text:p>
          </table:table-cell>
          <table:table-cell table:formula="oooc:=[.CH72]+1" office:value-type="float" office:value="67">
            <text:p>67</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2"/>
          <table:table-cell table:style-name="ce25" office:value-type="string">
            <text:p>X</text:p>
          </table:table-cell>
          <table:table-cell table:style-name="ce25" table:number-columns-repeated="5"/>
          <table:table-cell table:number-columns-repeated="2" table:style-name="ce25" office:value-type="string">
            <text:p>X</text:p>
          </table:table-cell>
          <table:table-cell table:style-name="ce25"/>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4"/>
          <table:table-cell table:formula="oooc:=IF((COUNTA([.E74:.CF74])&gt;0)                                                              OR                                                              ( [.D74]=&quot;DEFERRED&quot;);1;0)" office:value-type="float" office:value="1">
            <text:p>1</text:p>
          </table:table-cell>
          <table:table-cell table:formula="oooc:=[.CH73]+1" office:value-type="float" office:value="68">
            <text:p>68</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2"/>
          <table:table-cell table:style-name="ce25" office:value-type="string">
            <text:p>X</text:p>
          </table:table-cell>
          <table:table-cell table:style-name="ce25" table:number-columns-repeated="5"/>
          <table:table-cell table:number-columns-repeated="2" table:style-name="ce25" office:value-type="string">
            <text:p>X</text:p>
          </table:table-cell>
          <table:table-cell table:style-name="ce25"/>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4"/>
          <table:table-cell table:formula="oooc:=IF((COUNTA([.E75:.CF75])&gt;0)                                                              OR                                                              ( [.D75]=&quot;DEFERRED&quot;);1;0)" office:value-type="float" office:value="1">
            <text:p>1</text:p>
          </table:table-cell>
          <table:table-cell table:formula="oooc:=[.CH74]+1" office:value-type="float" office:value="69">
            <text:p>69</text:p>
          </table:table-cell>
          <table:table-cell table:style-name="ce25" table:number-columns-repeated="129"/>
        </table:table-row>
        <table:table-row table:style-name="ro3">
          <table:table-cell/>
          <table:table-cell office:value-type="string">
            <text:p>Var </text:p>
          </table:table-cell>
          <table:table-cell office:value-type="string">
            <text:p>&lt;</text:p>
          </table:table-cell>
          <table:table-cell/>
          <table:table-cell table:style-name="ce25" table:number-columns-repeated="22"/>
          <table:table-cell table:style-name="ce25" office:value-type="string">
            <text:p>X</text:p>
          </table:table-cell>
          <table:table-cell table:style-name="ce25" table:number-columns-repeated="2"/>
          <table:table-cell table:number-columns-repeated="2" table:style-name="ce25" office:value-type="string">
            <text:p>X</text:p>
          </table:table-cell>
          <table:table-cell table:style-name="ce25" table:number-columns-repeated="53"/>
          <table:table-cell table:formula="oooc:=IF((COUNTA([.E76:.CF76])&gt;0)                                                              OR                                                              ( [.D76]=&quot;DEFERRED&quot;);1;0)" office:value-type="float" office:value="1">
            <text:p>1</text:p>
          </table:table-cell>
          <table:table-cell table:formula="oooc:=[.CH75]+1" office:value-type="float" office:value="70">
            <text:p>70</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2"/>
          <table:table-cell table:style-name="ce25" office:value-type="string">
            <text:p>X</text:p>
          </table:table-cell>
          <table:table-cell table:style-name="ce25" table:number-columns-repeated="2"/>
          <table:table-cell table:number-columns-repeated="2" table:style-name="ce25" office:value-type="string">
            <text:p>X</text:p>
          </table:table-cell>
          <table:table-cell table:style-name="ce25" table:number-columns-repeated="4"/>
          <table:table-cell table:style-name="ce25" office:value-type="string">
            <text:p>X</text:p>
          </table:table-cell>
          <table:table-cell table:style-name="ce25" table:number-columns-repeated="48"/>
          <table:table-cell table:formula="oooc:=IF((COUNTA([.E77:.CF77])&gt;0)                                                              OR                                                              ( [.D77]=&quot;DEFERRED&quot;);1;0)" office:value-type="float" office:value="1">
            <text:p>1</text:p>
          </table:table-cell>
          <table:table-cell table:formula="oooc:=[.CH76]+1" office:value-type="float" office:value="71">
            <text:p>71</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2"/>
          <table:table-cell table:style-name="ce25" office:value-type="string">
            <text:p>X</text:p>
          </table:table-cell>
          <table:table-cell table:style-name="ce25" table:number-columns-repeated="2"/>
          <table:table-cell table:number-columns-repeated="2" table:style-name="ce25" office:value-type="string">
            <text:p>X</text:p>
          </table:table-cell>
          <table:table-cell table:style-name="ce25" table:number-columns-repeated="53"/>
          <table:table-cell table:formula="oooc:=IF((COUNTA([.E78:.CF78])&gt;0)                                                              OR                                                              ( [.D78]=&quot;DEFERRED&quot;);1;0)" office:value-type="float" office:value="1">
            <text:p>1</text:p>
          </table:table-cell>
          <table:table-cell table:formula="oooc:=[.CH77]+1" office:value-type="float" office:value="72">
            <text:p>72</text:p>
          </table:table-cell>
          <table:table-cell table:style-name="ce25" table:number-columns-repeated="129"/>
        </table:table-row>
        <table:table-row table:style-name="ro3">
          <table:table-cell table:number-columns-repeated="2"/>
          <table:table-cell office:value-type="string">
            <text:p>&lt;=</text:p>
          </table:table-cell>
          <table:table-cell/>
          <table:table-cell table:style-name="ce25" table:number-columns-repeated="22"/>
          <table:table-cell table:style-name="ce25" office:value-type="string">
            <text:p>X</text:p>
          </table:table-cell>
          <table:table-cell table:style-name="ce25" table:number-columns-repeated="2"/>
          <table:table-cell table:number-columns-repeated="2" table:style-name="ce25" office:value-type="string">
            <text:p>X</text:p>
          </table:table-cell>
          <table:table-cell table:style-name="ce25" table:number-columns-repeated="53"/>
          <table:table-cell table:formula="oooc:=IF((COUNTA([.E79:.CF79])&gt;0)                                                              OR                                                              ( [.D79]=&quot;DEFERRED&quot;);1;0)" office:value-type="float" office:value="1">
            <text:p>1</text:p>
          </table:table-cell>
          <table:table-cell table:formula="oooc:=[.CH78]+1" office:value-type="float" office:value="73">
            <text:p>73</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2"/>
          <table:table-cell table:style-name="ce25" office:value-type="string">
            <text:p>X</text:p>
          </table:table-cell>
          <table:table-cell table:style-name="ce25" table:number-columns-repeated="2"/>
          <table:table-cell table:number-columns-repeated="2" table:style-name="ce25" office:value-type="string">
            <text:p>X</text:p>
          </table:table-cell>
          <table:table-cell table:style-name="ce25" table:number-columns-repeated="4"/>
          <table:table-cell table:style-name="ce25" office:value-type="string">
            <text:p>X</text:p>
          </table:table-cell>
          <table:table-cell table:style-name="ce25" table:number-columns-repeated="48"/>
          <table:table-cell table:formula="oooc:=IF((COUNTA([.E80:.CF80])&gt;0)                                                              OR                                                              ( [.D80]=&quot;DEFERRED&quot;);1;0)" office:value-type="float" office:value="1">
            <text:p>1</text:p>
          </table:table-cell>
          <table:table-cell table:formula="oooc:=[.CH79]+1" office:value-type="float" office:value="74">
            <text:p>74</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2"/>
          <table:table-cell table:style-name="ce25" office:value-type="string">
            <text:p>X</text:p>
          </table:table-cell>
          <table:table-cell table:style-name="ce25" table:number-columns-repeated="2"/>
          <table:table-cell table:number-columns-repeated="2" table:style-name="ce25" office:value-type="string">
            <text:p>X</text:p>
          </table:table-cell>
          <table:table-cell table:style-name="ce25" table:number-columns-repeated="53"/>
          <table:table-cell table:formula="oooc:=IF((COUNTA([.E81:.CF81])&gt;0)                                                              OR                                                              ( [.D81]=&quot;DEFERRED&quot;);1;0)" office:value-type="float" office:value="1">
            <text:p>1</text:p>
          </table:table-cell>
          <table:table-cell table:formula="oooc:=[.CH80]+1" office:value-type="float" office:value="75">
            <text:p>75</text:p>
          </table:table-cell>
          <table:table-cell table:style-name="ce25" table:number-columns-repeated="129"/>
        </table:table-row>
        <table:table-row table:style-name="ro4">
          <table:table-cell/>
          <table:table-cell office:value-type="string">
            <text:p>ArrayEl</text:p>
          </table:table-cell>
          <table:table-cell office:value-type="string">
            <text:p>&lt;</text:p>
          </table:table-cell>
          <table:table-cell/>
          <table:table-cell table:style-name="ce25" table:number-columns-repeated="27"/>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8"/>
          <table:table-cell table:formula="oooc:=IF((COUNTA([.E82:.CF82])&gt;0)                                                              OR                                                              ( [.D82]=&quot;DEFERRED&quot;);1;0)" office:value-type="float" office:value="1">
            <text:p>1</text:p>
          </table:table-cell>
          <table:table-cell table:formula="oooc:=[.CH81]+1" office:value-type="float" office:value="76">
            <text:p>76</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7"/>
          <table:table-cell table:style-name="ce25" office:value-type="string">
            <text:p>X</text:p>
          </table:table-cell>
          <table:table-cell table:style-name="ce25" table:number-columns-repeated="52"/>
          <table:table-cell table:formula="oooc:=IF((COUNTA([.E83:.CF83])&gt;0)                                                              OR                                                              ( [.D83]=&quot;DEFERRED&quot;);1;0)" office:value-type="float" office:value="1">
            <text:p>1</text:p>
          </table:table-cell>
          <table:table-cell table:formula="oooc:=[.CH82]+1" office:value-type="float" office:value="77">
            <text:p>77</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7"/>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8"/>
          <table:table-cell table:formula="oooc:=IF((COUNTA([.E84:.CF84])&gt;0)                                                              OR                                                              ( [.B94]=&quot;DEFERRED&quot;);1;0)" office:value-type="float" office:value="1">
            <text:p>1</text:p>
          </table:table-cell>
          <table:table-cell table:formula="oooc:=[.CH83]+1" office:value-type="float" office:value="78">
            <text:p>78</text:p>
          </table:table-cell>
          <table:table-cell table:style-name="ce25" table:number-columns-repeated="129"/>
        </table:table-row>
        <table:table-row table:style-name="ro3">
          <table:table-cell table:number-columns-repeated="2"/>
          <table:table-cell office:value-type="string">
            <text:p>&lt;=</text:p>
          </table:table-cell>
          <table:table-cell/>
          <table:table-cell table:style-name="ce25" table:number-columns-repeated="27"/>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8"/>
          <table:table-cell table:formula="oooc:=IF((COUNTA([.E85:.CF85])&gt;0)                                                              OR                                                              ( [.B95]=&quot;DEFERRED&quot;);1;0)" office:value-type="float" office:value="1">
            <text:p>1</text:p>
          </table:table-cell>
          <table:table-cell table:formula="oooc:=[.CH84]+1" office:value-type="float" office:value="79">
            <text:p>79</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7"/>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8"/>
          <table:table-cell table:formula="oooc:=IF((COUNTA([.E86:.CF86])&gt;0)                                                              OR                                                              ( [.B96]=&quot;DEFERRED&quot;);1;0)" office:value-type="float" office:value="1">
            <text:p>1</text:p>
          </table:table-cell>
          <table:table-cell table:formula="oooc:=[.CH85]+1" office:value-type="float" office:value="80">
            <text:p>80</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7"/>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8"/>
          <table:table-cell table:formula="oooc:=IF((COUNTA([.E87:.CF87])&gt;0)                                                              OR                                                              ( [.B97]=&quot;DEFERRED&quot;);1;0)" office:value-type="float" office:value="1">
            <text:p>1</text:p>
          </table:table-cell>
          <table:table-cell table:formula="oooc:=[.CH86]+1" office:value-type="float" office:value="81">
            <text:p>81</text:p>
          </table:table-cell>
          <table:table-cell table:style-name="ce25" table:number-columns-repeated="129"/>
        </table:table-row>
        <table:table-row table:style-name="ro4">
          <table:table-cell/>
          <table:table-cell office:value-type="string">
            <text:p>Num</text:p>
          </table:table-cell>
          <table:table-cell office:value-type="string">
            <text:p>&lt;</text:p>
          </table:table-cell>
          <table:table-cell/>
          <table:table-cell table:style-name="ce25" table:number-columns-repeated="24"/>
          <table:table-cell table:number-columns-repeated="2" table:style-name="ce25" office:value-type="string">
            <text:p>X</text:p>
          </table:table-cell>
          <table:table-cell table:style-name="ce25" table:number-columns-repeated="9"/>
          <table:table-cell table:style-name="ce25" office:value-type="string">
            <text:p>X</text:p>
          </table:table-cell>
          <table:table-cell table:style-name="ce25" table:number-columns-repeated="44"/>
          <table:table-cell table:formula="oooc:=IF((COUNTA([.E88:.CF88])&gt;0)                                                              OR                                                              ( [.B99]=&quot;DEFERRED&quot;);1;0)" office:value-type="float" office:value="1">
            <text:p>1</text:p>
          </table:table-cell>
          <table:table-cell table:formula="oooc:=[.CH87]+1" office:value-type="float" office:value="82">
            <text:p>82</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4"/>
          <table:table-cell table:number-columns-repeated="2" table:style-name="ce25" office:value-type="string">
            <text:p>X</text:p>
          </table:table-cell>
          <table:table-cell table:style-name="ce25" table:number-columns-repeated="9"/>
          <table:table-cell table:style-name="ce25" office:value-type="string">
            <text:p>X</text:p>
          </table:table-cell>
          <table:table-cell table:style-name="ce25" table:number-columns-repeated="44"/>
          <table:table-cell table:formula="oooc:=IF((COUNTA([.E89:.CF89])&gt;0)                                                              OR                                                              ( [.B102]=&quot;DEFERRED&quot;);1;0)" office:value-type="float" office:value="1">
            <text:p>1</text:p>
          </table:table-cell>
          <table:table-cell table:formula="oooc:=[.CH88]+1" office:value-type="float" office:value="83">
            <text:p>83</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4"/>
          <table:table-cell table:number-columns-repeated="2" table:style-name="ce25" office:value-type="string">
            <text:p>X</text:p>
          </table:table-cell>
          <table:table-cell table:style-name="ce25" table:number-columns-repeated="9"/>
          <table:table-cell table:style-name="ce25" office:value-type="string">
            <text:p>X</text:p>
          </table:table-cell>
          <table:table-cell table:style-name="ce25" table:number-columns-repeated="44"/>
          <table:table-cell table:formula="oooc:=IF((COUNTA([.E90:.CF90])&gt;0)                                                              OR                                                              ( [.B103]=&quot;DEFERRED&quot;);1;0)" office:value-type="float" office:value="1">
            <text:p>1</text:p>
          </table:table-cell>
          <table:table-cell table:formula="oooc:=[.CH89]+1" office:value-type="float" office:value="84">
            <text:p>84</text:p>
          </table:table-cell>
          <table:table-cell table:style-name="ce25" table:number-columns-repeated="129"/>
        </table:table-row>
        <table:table-row table:style-name="ro3">
          <table:table-cell table:number-columns-repeated="2"/>
          <table:table-cell office:value-type="string">
            <text:p>&lt;=</text:p>
          </table:table-cell>
          <table:table-cell/>
          <table:table-cell table:style-name="ce25" table:number-columns-repeated="24"/>
          <table:table-cell table:number-columns-repeated="2" table:style-name="ce25" office:value-type="string">
            <text:p>X</text:p>
          </table:table-cell>
          <table:table-cell table:style-name="ce25" table:number-columns-repeated="9"/>
          <table:table-cell table:style-name="ce25" office:value-type="string">
            <text:p>X</text:p>
          </table:table-cell>
          <table:table-cell table:style-name="ce25" table:number-columns-repeated="44"/>
          <table:table-cell table:formula="oooc:=IF((COUNTA([.E91:.CF91])&gt;0)                                                              OR                                                              ( [.B104]=&quot;DEFERRED&quot;);1;0)" office:value-type="float" office:value="1">
            <text:p>1</text:p>
          </table:table-cell>
          <table:table-cell table:formula="oooc:=[.CH90]+1" office:value-type="float" office:value="85">
            <text:p>85</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4"/>
          <table:table-cell table:number-columns-repeated="2" table:style-name="ce25" office:value-type="string">
            <text:p>X</text:p>
          </table:table-cell>
          <table:table-cell table:style-name="ce25" table:number-columns-repeated="9"/>
          <table:table-cell table:style-name="ce25" office:value-type="string">
            <text:p>X</text:p>
          </table:table-cell>
          <table:table-cell table:style-name="ce25" table:number-columns-repeated="44"/>
          <table:table-cell table:formula="oooc:=IF((COUNTA([.E92:.CF92])&gt;0)                                                              OR                                                              ( [.B105]=&quot;DEFERRED&quot;);1;0)" office:value-type="float" office:value="1">
            <text:p>1</text:p>
          </table:table-cell>
          <table:table-cell table:formula="oooc:=[.CH91]+1" office:value-type="float" office:value="86">
            <text:p>86</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4"/>
          <table:table-cell table:number-columns-repeated="2" table:style-name="ce25" office:value-type="string">
            <text:p>X</text:p>
          </table:table-cell>
          <table:table-cell table:style-name="ce25" table:number-columns-repeated="9"/>
          <table:table-cell table:style-name="ce25" office:value-type="string">
            <text:p>X</text:p>
          </table:table-cell>
          <table:table-cell table:style-name="ce25" table:number-columns-repeated="44"/>
          <table:table-cell table:formula="oooc:=IF((COUNTA([.E93:.CF93])&gt;0)                                                              OR                                                              ( [.B106]=&quot;DEFERRED&quot;);1;0)" office:value-type="float" office:value="1">
            <text:p>1</text:p>
          </table:table-cell>
          <table:table-cell table:formula="oooc:=[.CH92]+1" office:value-type="float" office:value="87">
            <text:p>87</text:p>
          </table:table-cell>
          <table:table-cell table:style-name="ce25" table:number-columns-repeated="129"/>
        </table:table-row>
        <table:table-row table:style-name="ro3">
          <table:table-cell/>
          <table:table-cell office:value-type="string">
            <text:p>RHS Var</text:p>
          </table:table-cell>
          <table:table-cell table:number-columns-repeated="2"/>
          <table:table-cell table:style-name="ce25" table:number-columns-repeated="22"/>
          <table:table-cell table:style-name="ce25" office:value-type="string">
            <text:p>X</text:p>
          </table:table-cell>
          <table:table-cell table:style-name="ce25" table:number-columns-repeated="2"/>
          <table:table-cell table:number-columns-repeated="2" table:style-name="ce25" office:value-type="string">
            <text:p>X</text:p>
          </table:table-cell>
          <table:table-cell table:style-name="ce25" table:number-columns-repeated="4"/>
          <table:table-cell table:style-name="ce25" office:value-type="string">
            <text:p>X</text:p>
          </table:table-cell>
          <table:table-cell table:style-name="ce25" table:number-columns-repeated="48"/>
          <table:table-cell table:formula="oooc:=IF((COUNTA([.E94:.CF94])&gt;0)                                                              OR                                                              ( [.B107]=&quot;DEFERRED&quot;);1;0)" office:value-type="float" office:value="1">
            <text:p>1</text:p>
          </table:table-cell>
          <table:table-cell table:formula="oooc:=[.CH93]+1" office:value-type="float" office:value="88">
            <text:p>88</text:p>
          </table:table-cell>
          <table:table-cell table:style-name="ce25" table:number-columns-repeated="129"/>
        </table:table-row>
        <table:table-row table:style-name="ro4">
          <table:table-cell/>
          <table:table-cell office:value-type="string">
            <text:p>RHS ArrayEl</text:p>
          </table:table-cell>
          <table:table-cell table:number-columns-repeated="2"/>
          <table:table-cell table:style-name="ce25" table:number-columns-repeated="27"/>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8"/>
          <table:table-cell table:formula="oooc:=IF((COUNTA([.E95:.CF95])&gt;0)                                                              OR                                                              ( [.B102]=&quot;DEFERRED&quot;);1;0)" office:value-type="float" office:value="1">
            <text:p>1</text:p>
          </table:table-cell>
          <table:table-cell table:formula="oooc:=[.CH94]+1" office:value-type="float" office:value="89">
            <text:p>89</text:p>
          </table:table-cell>
          <table:table-cell table:style-name="ce25" table:number-columns-repeated="129"/>
        </table:table-row>
        <table:table-row table:style-name="ro4">
          <table:table-cell/>
          <table:table-cell office:value-type="string">
            <text:p>RHS Num</text:p>
          </table:table-cell>
          <table:table-cell table:number-columns-repeated="2"/>
          <table:table-cell table:style-name="ce25" table:number-columns-repeated="25"/>
          <table:table-cell table:style-name="ce25" office:value-type="string">
            <text:p>X</text:p>
          </table:table-cell>
          <table:table-cell table:style-name="ce25" table:number-columns-repeated="3"/>
          <table:table-cell table:style-name="ce25" office:value-type="string">
            <text:p>X</text:p>
          </table:table-cell>
          <table:table-cell table:style-name="ce25"/>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4"/>
          <table:table-cell table:formula="oooc:=IF((COUNTA([.E96:.CF96])&gt;0)                                                              OR                                                              ( [.B103]=&quot;DEFERRED&quot;);1;0)" office:value-type="float" office:value="1">
            <text:p>1</text:p>
          </table:table-cell>
          <table:table-cell table:formula="oooc:=[.CH95]+1" office:value-type="float" office:value="90">
            <text:p>90</text:p>
          </table:table-cell>
          <table:table-cell table:style-name="ce25" table:number-columns-repeated="129"/>
        </table:table-row>
        <table:table-row table:style-name="ro4">
          <table:table-cell/>
          <table:table-cell office:value-type="string">
            <text:p>RHS Obj Parm</text:p>
          </table:table-cell>
          <table:table-cell table:number-columns-repeated="2"/>
          <table:table-cell table:style-name="ce25" table:number-columns-repeated="28"/>
          <table:table-cell table:style-name="ce25" office:value-type="string">
            <text:p>X</text:p>
          </table:table-cell>
          <table:table-cell table:style-name="ce25" table:number-columns-repeated="2"/>
          <table:table-cell table:style-name="ce25" office:value-type="string">
            <text:p>X</text:p>
          </table:table-cell>
          <table:table-cell table:style-name="ce25" table:number-columns-repeated="3"/>
          <table:table-cell table:style-name="ce25" office:value-type="string">
            <text:p>X</text:p>
          </table:table-cell>
          <table:table-cell table:style-name="ce25" table:number-columns-repeated="44"/>
          <table:table-cell table:formula="oooc:=IF((COUNTA([.E97:.CF97])&gt;0)                                                              OR                                                              ( [.B104]=&quot;DEFERRED&quot;);1;0)" office:value-type="float" office:value="1">
            <text:p>1</text:p>
          </table:table-cell>
          <table:table-cell table:formula="oooc:=[.CH96]+1" office:value-type="float" office:value="91">
            <text:p>91</text:p>
          </table:table-cell>
          <table:table-cell table:style-name="ce25" table:number-columns-repeated="129"/>
        </table:table-row>
        <table:table-row table:style-name="ro3">
          <table:table-cell/>
          <table:table-cell office:value-type="string">
            <text:p>RHS Parameter</text:p>
          </table:table-cell>
          <table:table-cell table:number-columns-repeated="2"/>
          <table:table-cell table:style-name="ce25" table:number-columns-repeated="29"/>
          <table:table-cell table:style-name="ce25" office:value-type="string">
            <text:p>X</text:p>
          </table:table-cell>
          <table:table-cell table:style-name="ce25" table:number-columns-repeated="50"/>
          <table:table-cell table:formula="oooc:=IF((COUNTA([.E98:.CF98])&gt;0)                                                              OR                                                              ( [.B105]=&quot;DEFERRED&quot;);1;0)" office:value-type="float" office:value="1">
            <text:p>1</text:p>
          </table:table-cell>
          <table:table-cell table:formula="oooc:=[.CH97]+1" office:value-type="float" office:value="92">
            <text:p>92</text:p>
          </table:table-cell>
          <table:table-cell table:style-name="ce25" table:number-columns-repeated="129"/>
        </table:table-row>
        <table:table-row table:style-name="ro3">
          <table:table-cell office:value-type="string">
            <text:p>Maneuver</text:p>
          </table:table-cell>
          <table:table-cell office:value-type="string">
            <text:p>Inertial</text:p>
          </table:table-cell>
          <table:table-cell table:number-columns-repeated="2"/>
          <table:table-cell table:style-name="ce25" table:number-columns-repeated="40"/>
          <table:table-cell table:style-name="ce25" office:value-type="string">
            <text:p>X</text:p>
          </table:table-cell>
          <table:table-cell table:style-name="ce25" table:number-columns-repeated="39"/>
          <table:table-cell table:formula="oooc:=IF((COUNTA([.E99:.CF99])&gt;0)                                                              OR                                                              ( [.B106]=&quot;DEFERRED&quot;);1;0)" office:value-type="float" office:value="1">
            <text:p>1</text:p>
          </table:table-cell>
          <table:table-cell table:formula="oooc:=[.CH98]+1" office:value-type="float" office:value="93">
            <text:p>93</text:p>
          </table:table-cell>
          <table:table-cell table:style-name="ce25" table:number-columns-repeated="129"/>
        </table:table-row>
        <table:table-row table:style-name="ro3">
          <table:table-cell/>
          <table:table-cell office:value-type="string">
            <text:p>VNB</text:p>
          </table:table-cell>
          <table:table-cell/>
          <table:table-cell/>
          <table:table-cell table:style-name="ce25" table:number-columns-repeated="36"/>
          <table:table-cell table:style-name="ce25" office:value-type="string">
            <text:p>X</text:p>
          </table:table-cell>
          <table:table-cell table:style-name="ce25" table:number-columns-repeated="4"/>
          <table:table-cell table:number-columns-repeated="2" table:style-name="ce25" office:value-type="string">
            <text:p>X</text:p>
          </table:table-cell>
          <table:table-cell table:style-name="ce25" table:number-columns-repeated="37"/>
          <table:table-cell table:formula="oooc:=IF((COUNTA([.E100:.CF100])&gt;0)                                                              OR                                                              ( [.D100]=&quot;DEFERRED&quot;);1;0)" office:value-type="float" office:value="1">
            <text:p>1</text:p>
          </table:table-cell>
          <table:table-cell table:formula="oooc:=[.CH99]+1" office:value-type="float" office:value="94">
            <text:p>94</text:p>
          </table:table-cell>
          <table:table-cell table:style-name="ce25" table:number-columns-repeated="129"/>
        </table:table-row>
        <table:table-row table:style-name="ro4">
          <table:table-cell/>
          <table:table-cell office:value-type="string">
            <text:p>CoordinateSystem</text:p>
          </table:table-cell>
          <table:table-cell/>
          <table:table-cell office:value-type="string">
            <text:p>DEFERRED</text:p>
          </table:table-cell>
          <table:table-cell table:style-name="ce25" table:number-columns-repeated="80"/>
          <table:table-cell table:formula="oooc:=IF((COUNTA([.E101:.CF101])&gt;0)                                                              OR                                                              ( [.D101]=&quot;DEFERRED&quot;);1;0)" office:value-type="float" office:value="1">
            <text:p>1</text:p>
          </table:table-cell>
          <table:table-cell table:formula="oooc:=[.CH100]+1" office:value-type="float" office:value="95">
            <text:p>95</text:p>
          </table:table-cell>
          <table:table-cell table:style-name="ce25" table:number-columns-repeated="129"/>
        </table:table-row>
        <table:table-row table:style-name="ro3">
          <table:table-cell office:value-type="string">
            <text:p>Minimize</text:p>
          </table:table-cell>
          <table:table-cell/>
          <table:table-cell/>
          <table:table-cell/>
          <table:table-cell table:style-name="ce25" table:number-columns-repeated="62"/>
          <table:table-cell table:number-columns-repeated="3" table:style-name="ce25" office:value-type="string">
            <text:p>X</text:p>
          </table:table-cell>
          <table:table-cell table:style-name="ce25" table:number-columns-repeated="15"/>
          <table:table-cell table:formula="oooc:=IF((COUNTA([.E102:.CF102])&gt;0)                                                              OR                                                              ( [.D102]=&quot;DEFERRED&quot;);1;0)" office:value-type="float" office:value="1">
            <text:p>1</text:p>
          </table:table-cell>
          <table:table-cell table:formula="oooc:=[.CH101]+1" office:value-type="float" office:value="96">
            <text:p>96</text:p>
          </table:table-cell>
          <table:table-cell table:style-name="ce25" table:number-columns-repeated="129"/>
        </table:table-row>
        <table:table-row table:style-name="ro4">
          <table:table-cell office:value-type="string">
            <text:p>NonLinearConstraint</text:p>
          </table:table-cell>
          <table:table-cell office:value-type="string">
            <text:p>=</text:p>
          </table:table-cell>
          <table:table-cell table:number-columns-repeated="2"/>
          <table:table-cell table:style-name="ce25" table:number-columns-repeated="62"/>
          <table:table-cell table:style-name="ce25" office:value-type="string">
            <text:p>X</text:p>
          </table:table-cell>
          <table:table-cell table:style-name="ce25" table:number-columns-repeated="17"/>
          <table:table-cell table:formula="oooc:=IF((COUNTA([.E103:.CF103])&gt;0)                                                              OR                                                              ( [.B107]=&quot;DEFERRED&quot;);1;0)" office:value-type="float" office:value="1">
            <text:p>1</text:p>
          </table:table-cell>
          <table:table-cell table:formula="oooc:=[.CH102]+1" office:value-type="float" office:value="97">
            <text:p>97</text:p>
          </table:table-cell>
          <table:table-cell table:style-name="ce25" table:number-columns-repeated="129"/>
        </table:table-row>
        <table:table-row table:style-name="ro3">
          <table:table-cell/>
          <table:table-cell office:value-type="string">
            <text:p>&gt;=</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04:.CF104])&gt;0)                                                              OR                                                              ( [.B108]=&quot;DEFERRED&quot;);1;0)" office:value-type="float" office:value="1">
            <text:p>1</text:p>
          </table:table-cell>
          <table:table-cell table:formula="oooc:=[.CH103]+1" office:value-type="float" office:value="98">
            <text:p>98</text:p>
          </table:table-cell>
          <table:table-cell table:style-name="ce25" table:number-columns-repeated="129"/>
        </table:table-row>
        <table:table-row table:style-name="ro3">
          <table:table-cell/>
          <table:table-cell office:value-type="string">
            <text:p>&lt;=</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05:.CF105])&gt;0)                                                              OR                                                              ( [.B109]=&quot;DEFERRED&quot;);1;0)" office:value-type="float" office:value="1">
            <text:p>1</text:p>
          </table:table-cell>
          <table:table-cell table:formula="oooc:=[.CH104]+1" office:value-type="float" office:value="99">
            <text:p>99</text:p>
          </table:table-cell>
          <table:table-cell table:style-name="ce25" table:number-columns-repeated="129"/>
        </table:table-row>
        <table:table-row table:style-name="ro4">
          <table:table-cell/>
          <table:table-cell office:value-type="string">
            <text:p>LHS Obj Parm</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06:.CF106])&gt;0)                                                              OR                                                              ( [.B110]=&quot;DEFERRED&quot;);1;0)" office:value-type="float" office:value="1">
            <text:p>1</text:p>
          </table:table-cell>
          <table:table-cell table:formula="oooc:=[.CH105]+1" office:value-type="float" office:value="100">
            <text:p>100</text:p>
          </table:table-cell>
          <table:table-cell table:style-name="ce25" table:number-columns-repeated="129"/>
        </table:table-row>
        <table:table-row table:style-name="ro3">
          <table:table-cell/>
          <table:table-cell office:value-type="string">
            <text:p>LHS Var</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07:.CF107])&gt;0)                                                              OR                                                              ( [.B111]=&quot;DEFERRED&quot;);1;0)" office:value-type="float" office:value="1">
            <text:p>1</text:p>
          </table:table-cell>
          <table:table-cell table:formula="oooc:=[.CH106]+1" office:value-type="float" office:value="101">
            <text:p>101</text:p>
          </table:table-cell>
          <table:table-cell table:style-name="ce25" table:number-columns-repeated="129"/>
        </table:table-row>
        <table:table-row table:style-name="ro4">
          <table:table-cell/>
          <table:table-cell office:value-type="string">
            <text:p>LHS ArrayEl</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08:.CF108])&gt;0)                                                              OR                                                              ( [.B112]=&quot;DEFERRED&quot;);1;0)" office:value-type="float" office:value="1">
            <text:p>1</text:p>
          </table:table-cell>
          <table:table-cell table:formula="oooc:=[.CH107]+1" office:value-type="float" office:value="102">
            <text:p>102</text:p>
          </table:table-cell>
          <table:table-cell table:style-name="ce25" table:number-columns-repeated="129"/>
        </table:table-row>
        <table:table-row table:style-name="ro3">
          <table:table-cell/>
          <table:table-cell office:value-type="string">
            <text:p>RHS Var</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09:.CF109])&gt;0)                                                              OR                                                              ( [.B113]=&quot;DEFERRED&quot;);1;0)" office:value-type="float" office:value="1">
            <text:p>1</text:p>
          </table:table-cell>
          <table:table-cell table:formula="oooc:=[.CH108]+1" office:value-type="float" office:value="103">
            <text:p>103</text:p>
          </table:table-cell>
          <table:table-cell table:style-name="ce25" table:number-columns-repeated="129"/>
        </table:table-row>
        <table:table-row table:style-name="ro4">
          <table:table-cell/>
          <table:table-cell office:value-type="string">
            <text:p>RHS ArrayEl</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10:.CF110])&gt;0)                                                              OR                                                              ( [.B114]=&quot;DEFERRED&quot;);1;0)" office:value-type="float" office:value="1">
            <text:p>1</text:p>
          </table:table-cell>
          <table:table-cell table:formula="oooc:=[.CH109]+1" office:value-type="float" office:value="104">
            <text:p>104</text:p>
          </table:table-cell>
          <table:table-cell table:style-name="ce25" table:number-columns-repeated="129"/>
        </table:table-row>
        <table:table-row table:style-name="ro4">
          <table:table-cell/>
          <table:table-cell office:value-type="string">
            <text:p>RHS Num</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11:.CF111])&gt;0)                                                              OR                                                              ( [.B115]=&quot;DEFERRED&quot;);1;0)" office:value-type="float" office:value="1">
            <text:p>1</text:p>
          </table:table-cell>
          <table:table-cell table:formula="oooc:=[.CH110]+1" office:value-type="float" office:value="105">
            <text:p>105</text:p>
          </table:table-cell>
          <table:table-cell table:style-name="ce25" table:number-columns-repeated="129"/>
        </table:table-row>
        <table:table-row table:style-name="ro4">
          <table:table-cell/>
          <table:table-cell office:value-type="string">
            <text:p>RHS Obj Parm</text:p>
          </table:table-cell>
          <table:table-cell table:number-columns-repeated="2"/>
          <table:table-cell table:style-name="ce25" table:number-columns-repeated="63"/>
          <table:table-cell table:style-name="ce25" office:value-type="string">
            <text:p>X</text:p>
          </table:table-cell>
          <table:table-cell table:style-name="ce25" table:number-columns-repeated="16"/>
          <table:table-cell table:formula="oooc:=IF((COUNTA([.E112:.CF112])&gt;0)                                                              OR                                                              ( [.B116]=&quot;DEFERRED&quot;);1;0)" office:value-type="float" office:value="1">
            <text:p>1</text:p>
          </table:table-cell>
          <table:table-cell table:formula="oooc:=[.CH111]+1" office:value-type="float" office:value="106">
            <text:p>106</text:p>
          </table:table-cell>
          <table:table-cell table:style-name="ce25" table:number-columns-repeated="129"/>
        </table:table-row>
        <table:table-row table:style-name="ro4">
          <table:table-cell office:value-type="string">
            <text:p>NoOp</text:p>
          </table:table-cell>
          <table:table-cell/>
          <table:table-cell/>
          <table:table-cell office:value-type="string">
            <text:p>Should throw exception</text:p>
          </table:table-cell>
          <table:table-cell table:style-name="ce25" table:number-columns-repeated="63"/>
          <table:table-cell table:style-name="ce25" office:value-type="string">
            <text:p>X</text:p>
          </table:table-cell>
          <table:table-cell table:style-name="ce25" table:number-columns-repeated="16"/>
          <table:table-cell table:formula="oooc:=IF((COUNTA([.E113:.CF113])&gt;0)                                                              OR                                                              ( [.B117]=&quot;DEFERRED&quot;);1;0)" office:value-type="float" office:value="1">
            <text:p>1</text:p>
          </table:table-cell>
          <table:table-cell table:formula="oooc:=[.CH112]+1" office:value-type="float" office:value="107">
            <text:p>107</text:p>
          </table:table-cell>
          <table:table-cell table:style-name="ce25" table:number-columns-repeated="129"/>
        </table:table-row>
        <table:table-row table:style-name="ro4">
          <table:table-cell office:value-type="string">
            <text:p>Optimize/EndOptimize</text:p>
          </table:table-cell>
          <table:table-cell/>
          <table:table-cell/>
          <table:table-cell/>
          <table:table-cell table:style-name="ce25" table:number-columns-repeated="62"/>
          <table:table-cell table:number-columns-repeated="2" table:style-name="ce25" office:value-type="string">
            <text:p>X</text:p>
          </table:table-cell>
          <table:table-cell table:style-name="ce25" table:number-columns-repeated="16"/>
          <table:table-cell table:formula="oooc:=IF((COUNTA([.E114:.CF114])&gt;0)                                                              OR                                                              ( [.D114]=&quot;DEFERRED&quot;);1;0)" office:value-type="float" office:value="1">
            <text:p>1</text:p>
          </table:table-cell>
          <table:table-cell table:formula="oooc:=[.CH113]+1" office:value-type="float" office:value="108">
            <text:p>108</text:p>
          </table:table-cell>
          <table:table-cell table:style-name="ce25" table:number-columns-repeated="129"/>
        </table:table-row>
        <table:table-row table:style-name="ro3">
          <table:table-cell office:value-type="string">
            <text:p>Pause</text:p>
          </table:table-cell>
          <table:table-cell/>
          <table:table-cell/>
          <table:table-cell office:value-type="string">
            <text:p>DEFERRED</text:p>
          </table:table-cell>
          <table:table-cell table:style-name="ce25" table:number-columns-repeated="80"/>
          <table:table-cell table:formula="oooc:=IF((COUNTA([.E115:.CF115])&gt;0)                                                              OR                                                              ( [.D115]=&quot;DEFERRED&quot;);1;0)" office:value-type="float" office:value="1">
            <text:p>1</text:p>
          </table:table-cell>
          <table:table-cell table:formula="oooc:=[.CH114]+1" office:value-type="float" office:value="109">
            <text:p>109</text:p>
          </table:table-cell>
          <table:table-cell table:style-name="ce25" table:number-columns-repeated="129"/>
        </table:table-row>
        <table:table-row table:style-name="ro3">
          <table:table-cell office:value-type="string">
            <text:p>Propagate</text:p>
          </table:table-cell>
          <table:table-cell office:value-type="string">
            <text:p>Sat</text:p>
          </table:table-cell>
          <table:table-cell/>
          <table:table-cell/>
          <table:table-cell table:number-columns-repeated="14" table:style-name="ce25" office:value-type="string">
            <text:p>X</text:p>
          </table:table-cell>
          <table:table-cell table:style-name="ce25"/>
          <table:table-cell table:number-columns-repeated="23" table:style-name="ce25" office:value-type="string">
            <text:p>X</text:p>
          </table:table-cell>
          <table:table-cell table:style-name="ce25" table:number-columns-repeated="5"/>
          <table:table-cell table:number-columns-repeated="6" table:style-name="ce25" office:value-type="string">
            <text:p>X</text:p>
          </table:table-cell>
          <table:table-cell table:style-name="ce25"/>
          <table:table-cell table:style-name="ce25" office:value-type="string">
            <text:p>X</text:p>
          </table:table-cell>
          <table:table-cell table:style-name="ce25" table:number-columns-repeated="25"/>
          <table:table-cell table:number-columns-repeated="2" table:style-name="ce25" office:value-type="string">
            <text:p>X</text:p>
          </table:table-cell>
          <table:table-cell table:style-name="ce25" table:number-columns-repeated="2"/>
          <table:table-cell table:formula="oooc:=IF((COUNTA([.E116:.CF116])&gt;0)                                                              OR                                                              ( [.D116]=&quot;DEFERRED&quot;);1;0)" office:value-type="float" office:value="1">
            <text:p>1</text:p>
          </table:table-cell>
          <table:table-cell table:formula="oooc:=[.CH115]+1" office:value-type="float" office:value="110">
            <text:p>110</text:p>
          </table:table-cell>
          <table:table-cell table:style-name="ce25" table:number-columns-repeated="129"/>
        </table:table-row>
        <table:table-row table:style-name="ro3">
          <table:table-cell/>
          <table:table-cell office:value-type="string">
            <text:p>Formation</text:p>
          </table:table-cell>
          <table:table-cell/>
          <table:table-cell/>
          <table:table-cell table:style-name="ce25" table:number-columns-repeated="50"/>
          <table:table-cell table:style-name="ce25" office:value-type="string">
            <text:p>X</text:p>
          </table:table-cell>
          <table:table-cell table:style-name="ce25" table:number-columns-repeated="29"/>
          <table:table-cell table:formula="oooc:=IF((COUNTA([.E117:.CF117])&gt;0)                                                              OR                                                              ( [.D117]=&quot;DEFERRED&quot;);1;0)" office:value-type="float" office:value="1">
            <text:p>1</text:p>
          </table:table-cell>
          <table:table-cell table:formula="oooc:=[.CH116]+1" office:value-type="float" office:value="111">
            <text:p>111</text:p>
          </table:table-cell>
          <table:table-cell table:style-name="ce25" table:number-columns-repeated="129"/>
        </table:table-row>
        <table:table-row table:style-name="ro3">
          <table:table-cell/>
          <table:table-cell office:value-type="string">
            <text:p>Synchronized</text:p>
          </table:table-cell>
          <table:table-cell office:value-type="string">
            <text:p>2+ sat</text:p>
          </table:table-cell>
          <table:table-cell/>
          <table:table-cell table:style-name="ce25" table:number-columns-repeated="44"/>
          <table:table-cell table:style-name="ce25" office:value-type="string">
            <text:p>X</text:p>
          </table:table-cell>
          <table:table-cell table:style-name="ce25" table:number-columns-repeated="5"/>
          <table:table-cell table:style-name="ce25" office:value-type="string">
            <text:p>X</text:p>
          </table:table-cell>
          <table:table-cell table:style-name="ce25" table:number-columns-repeated="29"/>
          <table:table-cell table:formula="oooc:=IF((COUNTA([.E118:.CF118])&gt;0)                                                              OR                                                              ( [.D118]=&quot;DEFERRED&quot;);1;0)" office:value-type="float" office:value="1">
            <text:p>1</text:p>
          </table:table-cell>
          <table:table-cell table:formula="oooc:=[.CH117]+1" office:value-type="float" office:value="112">
            <text:p>112</text:p>
          </table:table-cell>
          <table:table-cell table:style-name="ce25" table:number-columns-repeated="129"/>
        </table:table-row>
        <table:table-row table:style-name="ro4">
          <table:table-cell table:number-columns-repeated="2"/>
          <table:table-cell office:value-type="string">
            <text:p>2+ sats, more stops than sats</text:p>
          </table:table-cell>
          <table:table-cell/>
          <table:table-cell table:style-name="ce25" table:number-columns-repeated="50"/>
          <table:table-cell table:style-name="ce25" office:value-type="string">
            <text:p>X</text:p>
          </table:table-cell>
          <table:table-cell table:style-name="ce25" table:number-columns-repeated="29"/>
          <table:table-cell table:formula="oooc:=IF((COUNTA([.E119:.CF119])&gt;0)                                                              OR                                                              ( [.D119]=&quot;DEFERRED&quot;);1;0)" office:value-type="float" office:value="1">
            <text:p>1</text:p>
          </table:table-cell>
          <table:table-cell table:formula="oooc:=[.CH118]+1" office:value-type="float" office:value="113">
            <text:p>113</text:p>
          </table:table-cell>
          <table:table-cell table:style-name="ce25" table:number-columns-repeated="129"/>
        </table:table-row>
        <table:table-row table:style-name="ro3">
          <table:table-cell table:number-columns-repeated="2"/>
          <table:table-cell office:value-type="string">
            <text:p>form+form</text:p>
          </table:table-cell>
          <table:table-cell/>
          <table:table-cell table:style-name="ce25" table:number-columns-repeated="50"/>
          <table:table-cell table:style-name="ce25" office:value-type="string">
            <text:p>X</text:p>
          </table:table-cell>
          <table:table-cell table:style-name="ce25" table:number-columns-repeated="29"/>
          <table:table-cell table:formula="oooc:=IF((COUNTA([.E120:.CF120])&gt;0)                                                              OR                                                              ( [.D120]=&quot;DEFERRED&quot;);1;0)" office:value-type="float" office:value="1">
            <text:p>1</text:p>
          </table:table-cell>
          <table:table-cell table:formula="oooc:=[.CH119]+1" office:value-type="float" office:value="114">
            <text:p>114</text:p>
          </table:table-cell>
          <table:table-cell table:style-name="ce25" table:number-columns-repeated="129"/>
        </table:table-row>
        <table:table-row table:style-name="ro3">
          <table:table-cell/>
          <table:table-cell office:value-type="string">
            <text:p>Backwards</text:p>
          </table:table-cell>
          <table:table-cell/>
          <table:table-cell/>
          <table:table-cell table:style-name="ce25" table:number-columns-repeated="50"/>
          <table:table-cell table:style-name="ce25" office:value-type="string">
            <text:p>X</text:p>
          </table:table-cell>
          <table:table-cell table:style-name="ce25" table:number-columns-repeated="29"/>
          <table:table-cell table:formula="oooc:=IF((COUNTA([.E121:.CF121])&gt;0)                                                              OR                                                              ( [.D121]=&quot;DEFERRED&quot;);1;0)" office:value-type="float" office:value="1">
            <text:p>1</text:p>
          </table:table-cell>
          <table:table-cell table:formula="oooc:=[.CH120]+1" office:value-type="float" office:value="115">
            <text:p>115</text:p>
          </table:table-cell>
          <table:table-cell table:style-name="ce25" table:number-columns-repeated="129"/>
        </table:table-row>
        <table:table-row table:style-name="ro4">
          <table:table-cell/>
          <table:table-cell office:value-type="string">
            <text:p>MultiObj</text:p>
          </table:table-cell>
          <table:table-cell office:value-type="string">
            <text:p>sat+sat...</text:p>
          </table:table-cell>
          <table:table-cell/>
          <table:table-cell table:style-name="ce25" table:number-columns-repeated="38"/>
          <table:table-cell table:number-columns-repeated="2" table:style-name="ce25" office:value-type="string">
            <text:p>X</text:p>
          </table:table-cell>
          <table:table-cell table:style-name="ce25" table:number-columns-repeated="4"/>
          <table:table-cell table:style-name="ce25" office:value-type="string">
            <text:p>X</text:p>
          </table:table-cell>
          <table:table-cell table:style-name="ce25" table:number-columns-repeated="5"/>
          <table:table-cell table:style-name="ce25" office:value-type="string">
            <text:p>X</text:p>
          </table:table-cell>
          <table:table-cell table:style-name="ce25" table:number-columns-repeated="29"/>
          <table:table-cell table:formula="oooc:=IF((COUNTA([.E122:.CF122])&gt;0)                                                              OR                                                              ( [.D122]=&quot;DEFERRED&quot;);1;0)" office:value-type="float" office:value="1">
            <text:p>1</text:p>
          </table:table-cell>
          <table:table-cell table:formula="oooc:=[.CH121]+1" office:value-type="float" office:value="116">
            <text:p>116</text:p>
          </table:table-cell>
          <table:table-cell table:style-name="ce25" table:number-columns-repeated="129"/>
        </table:table-row>
        <table:table-row table:style-name="ro16">
          <table:table-cell table:number-columns-repeated="2"/>
          <table:table-cell office:value-type="string">
            <text:p>sat+form...</text:p>
          </table:table-cell>
          <table:table-cell/>
          <table:table-cell table:style-name="ce25" table:number-columns-repeated="50"/>
          <table:table-cell table:style-name="ce25" office:value-type="string">
            <text:p>X</text:p>
          </table:table-cell>
          <table:table-cell table:style-name="ce25" table:number-columns-repeated="29"/>
          <table:table-cell table:formula="oooc:=IF((COUNTA([.E123:.CF123])&gt;0)                                                              OR                                                              ( [.D123]=&quot;DEFERRED&quot;);1;0)" office:value-type="float" office:value="1">
            <text:p>1</text:p>
          </table:table-cell>
          <table:table-cell table:formula="oooc:=[.CH122]+1" office:value-type="float" office:value="117">
            <text:p>117</text:p>
          </table:table-cell>
          <table:table-cell table:style-name="ce25" table:number-columns-repeated="129"/>
        </table:table-row>
        <table:table-row table:style-name="ro3">
          <table:table-cell table:number-columns-repeated="2"/>
          <table:table-cell office:value-type="string">
            <text:p>form+form...</text:p>
          </table:table-cell>
          <table:table-cell/>
          <table:table-cell table:style-name="ce25" table:number-columns-repeated="50"/>
          <table:table-cell table:style-name="ce25" office:value-type="string">
            <text:p>X</text:p>
          </table:table-cell>
          <table:table-cell table:style-name="ce25" table:number-columns-repeated="29"/>
          <table:table-cell table:formula="oooc:=IF((COUNTA([.E124:.CF124])&gt;0)                                                              OR                                                              ( [.D124]=&quot;DEFERRED&quot;);1;0)" office:value-type="float" office:value="1">
            <text:p>1</text:p>
          </table:table-cell>
          <table:table-cell table:formula="oooc:=[.CH123]+1" office:value-type="float" office:value="118">
            <text:p>118</text:p>
          </table:table-cell>
          <table:table-cell table:style-name="ce25" table:number-columns-repeated="129"/>
        </table:table-row>
        <table:table-row table:style-name="ro4">
          <table:table-cell/>
          <table:table-cell office:value-type="string">
            <text:p>w/ StopCond</text:p>
          </table:table-cell>
          <table:table-cell office:value-type="string">
            <text:p>1 Stop</text:p>
          </table:table-cell>
          <table:table-cell/>
          <table:table-cell table:style-name="ce25" table:number-columns-repeated="36"/>
          <table:table-cell table:style-name="ce25" office:value-type="string">
            <text:p>X</text:p>
          </table:table-cell>
          <table:table-cell table:style-name="ce25"/>
          <table:table-cell table:number-columns-repeated="2" table:style-name="ce25" office:value-type="string">
            <text:p>X</text:p>
          </table:table-cell>
          <table:table-cell table:style-name="ce25" table:number-columns-repeated="3"/>
          <table:table-cell table:style-name="ce25" office:value-type="string">
            <text:p>X</text:p>
          </table:table-cell>
          <table:table-cell table:style-name="ce25"/>
          <table:table-cell table:number-columns-repeated="4" table:style-name="ce25" office:value-type="string">
            <text:p>X</text:p>
          </table:table-cell>
          <table:table-cell table:style-name="ce25"/>
          <table:table-cell table:style-name="ce25" office:value-type="string">
            <text:p>X</text:p>
          </table:table-cell>
          <table:table-cell table:style-name="ce25" table:number-columns-repeated="25"/>
          <table:table-cell table:number-columns-repeated="2" table:style-name="ce25" office:value-type="string">
            <text:p>X</text:p>
          </table:table-cell>
          <table:table-cell table:style-name="ce25" table:number-columns-repeated="2"/>
          <table:table-cell table:formula="oooc:=IF((COUNTA([.E125:.CF125])&gt;0)                                                              OR                                                              ( [.D125]=&quot;DEFERRED&quot;);1;0)" office:value-type="float" office:value="1">
            <text:p>1</text:p>
          </table:table-cell>
          <table:table-cell table:formula="oooc:=[.CH124]+1" office:value-type="float" office:value="119">
            <text:p>119</text:p>
          </table:table-cell>
          <table:table-cell table:style-name="ce25" table:number-columns-repeated="129"/>
        </table:table-row>
        <table:table-row table:style-name="ro3">
          <table:table-cell table:number-columns-repeated="2"/>
          <table:table-cell office:value-type="string">
            <text:p>Multiple stops</text:p>
          </table:table-cell>
          <table:table-cell/>
          <table:table-cell table:style-name="ce25" table:number-columns-repeated="44"/>
          <table:table-cell table:style-name="ce25" office:value-type="string">
            <text:p>X</text:p>
          </table:table-cell>
          <table:table-cell table:style-name="ce25" table:number-columns-repeated="5"/>
          <table:table-cell table:style-name="ce25" office:value-type="string">
            <text:p>X</text:p>
          </table:table-cell>
          <table:table-cell table:style-name="ce25" table:number-columns-repeated="29"/>
          <table:table-cell table:formula="oooc:=IF((COUNTA([.E126:.CF126])&gt;0)                                                              OR                                                              ( [.D126]=&quot;DEFERRED&quot;);1;0)" office:value-type="float" office:value="1">
            <text:p>1</text:p>
          </table:table-cell>
          <table:table-cell table:formula="oooc:=[.CH125]+1" office:value-type="float" office:value="120">
            <text:p>120</text:p>
          </table:table-cell>
          <table:table-cell table:style-name="ce25" table:number-columns-repeated="129"/>
        </table:table-row>
        <table:table-row table:style-name="ro4">
          <table:table-cell table:number-columns-repeated="2"/>
          <table:table-cell office:value-type="string">
            <text:p>More stops than sats</text:p>
          </table:table-cell>
          <table:table-cell/>
          <table:table-cell table:style-name="ce25" table:number-columns-repeated="50"/>
          <table:table-cell table:style-name="ce25" office:value-type="string">
            <text:p>X</text:p>
          </table:table-cell>
          <table:table-cell table:style-name="ce25" table:number-columns-repeated="29"/>
          <table:table-cell table:formula="oooc:=IF((COUNTA([.E127:.CF127])&gt;0)                                                              OR                                                              ( [.D127]=&quot;DEFERRED&quot;);1;0)" office:value-type="float" office:value="1">
            <text:p>1</text:p>
          </table:table-cell>
          <table:table-cell table:formula="oooc:=[.CH126]+1" office:value-type="float" office:value="121">
            <text:p>121</text:p>
          </table:table-cell>
          <table:table-cell table:style-name="ce25" table:number-columns-repeated="129"/>
        </table:table-row>
        <table:table-row table:style-name="ro3">
          <table:table-cell table:number-columns-repeated="2"/>
          <table:table-cell office:value-type="string">
            <text:p>No stops</text:p>
          </table:table-cell>
          <table:table-cell/>
          <table:table-cell table:style-name="ce25" table:number-columns-repeated="32"/>
          <table:table-cell table:number-columns-repeated="6" table:style-name="ce25" office:value-type="string">
            <text:p>X</text:p>
          </table:table-cell>
          <table:table-cell table:style-name="ce25" table:number-columns-repeated="12"/>
          <table:table-cell table:style-name="ce25" office:value-type="string">
            <text:p>X</text:p>
          </table:table-cell>
          <table:table-cell table:style-name="ce25" table:number-columns-repeated="25"/>
          <table:table-cell table:number-columns-repeated="2" table:style-name="ce25" office:value-type="string">
            <text:p>X</text:p>
          </table:table-cell>
          <table:table-cell table:style-name="ce25" table:number-columns-repeated="2"/>
          <table:table-cell table:formula="oooc:=IF((COUNTA([.E128:.CF128])&gt;0)                                                              OR                                                              ( [.D128]=&quot;DEFERRED&quot;);1;0)" office:value-type="float" office:value="1">
            <text:p>1</text:p>
          </table:table-cell>
          <table:table-cell table:formula="oooc:=[.CH127]+1" office:value-type="float" office:value="122">
            <text:p>122</text:p>
          </table:table-cell>
          <table:table-cell table:style-name="ce25" table:number-columns-repeated="129"/>
        </table:table-row>
        <table:table-row table:style-name="ro3">
          <table:table-cell office:value-type="string">
            <text:p>Report</text:p>
          </table:table-cell>
          <table:table-cell office:value-type="string">
            <text:p>Sat Parameter</text:p>
          </table:table-cell>
          <table:table-cell/>
          <table:table-cell/>
          <table:table-cell table:number-columns-repeated="14" table:style-name="ce25" office:value-type="string">
            <text:p>X</text:p>
          </table:table-cell>
          <table:table-cell table:style-name="ce25"/>
          <table:table-cell table:number-columns-repeated="29" table:style-name="ce25" office:value-type="string">
            <text:p>X</text:p>
          </table:table-cell>
          <table:table-cell table:style-name="ce25"/>
          <table:table-cell table:number-columns-repeated="4" table:style-name="ce25" office:value-type="string">
            <text:p>X</text:p>
          </table:table-cell>
          <table:table-cell table:style-name="ce25" table:number-columns-repeated="31"/>
          <table:table-cell table:formula="oooc:=IF((COUNTA([.E129:.CF129])&gt;0)                                                              OR                                                              ( [.D129]=&quot;DEFERRED&quot;);1;0)" office:value-type="float" office:value="1">
            <text:p>1</text:p>
          </table:table-cell>
          <table:table-cell table:formula="oooc:=[.CH128]+1" office:value-type="float" office:value="123">
            <text:p>123</text:p>
          </table:table-cell>
          <table:table-cell table:style-name="ce25" table:number-columns-repeated="129"/>
        </table:table-row>
        <table:table-row table:style-name="ro3">
          <table:table-cell/>
          <table:table-cell office:value-type="string">
            <text:p>Other Obj Parameter</text:p>
          </table:table-cell>
          <table:table-cell/>
          <table:table-cell/>
          <table:table-cell table:style-name="ce25" table:number-columns-repeated="80"/>
          <table:table-cell table:formula="oooc:=IF((COUNTA([.E130:.CF130])&gt;0)                                                              OR                                                              ( [.D130]=&quot;DEFERRED&quot;);1;0)" office:value-type="float" office:value="0">
            <text:p>0</text:p>
          </table:table-cell>
          <table:table-cell table:formula="oooc:=[.CH129]+1" office:value-type="float" office:value="124">
            <text:p>124</text:p>
          </table:table-cell>
          <table:table-cell table:style-name="ce25" table:number-columns-repeated="129"/>
        </table:table-row>
        <table:table-row table:style-name="ro3">
          <table:table-cell/>
          <table:table-cell office:value-type="string">
            <text:p>Var</text:p>
          </table:table-cell>
          <table:table-cell/>
          <table:table-cell/>
          <table:table-cell table:style-name="ce25" table:number-columns-repeated="21"/>
          <table:table-cell table:number-columns-repeated="17" table:style-name="ce25" office:value-type="string">
            <text:p>X</text:p>
          </table:table-cell>
          <table:table-cell table:style-name="ce25" table:number-columns-repeated="42"/>
          <table:table-cell table:formula="oooc:=IF((COUNTA([.E131:.CF131])&gt;0)                                                              OR                                                              ( [.D131]=&quot;DEFERRED&quot;);1;0)" office:value-type="float" office:value="1">
            <text:p>1</text:p>
          </table:table-cell>
          <table:table-cell table:formula="oooc:=[.CH130]+1" office:value-type="float" office:value="125">
            <text:p>125</text:p>
          </table:table-cell>
          <table:table-cell table:style-name="ce25" table:number-columns-repeated="129"/>
        </table:table-row>
        <table:table-row table:style-name="ro3">
          <table:table-cell/>
          <table:table-cell office:value-type="string">
            <text:p>Array</text:p>
          </table:table-cell>
          <table:table-cell/>
          <table:table-cell/>
          <table:table-cell table:style-name="ce25" table:number-columns-repeated="80"/>
          <table:table-cell table:formula="oooc:=IF((COUNTA([.E132:.CF132])&gt;0)                                                              OR                                                              ( [.D132]=&quot;DEFERRED&quot;);1;0)" office:value-type="float" office:value="0">
            <text:p>0</text:p>
          </table:table-cell>
          <table:table-cell table:formula="oooc:=[.CH131]+1" office:value-type="float" office:value="126">
            <text:p>126</text:p>
          </table:table-cell>
          <table:table-cell table:style-name="ce25" table:number-columns-repeated="129"/>
        </table:table-row>
        <table:table-row table:style-name="ro3">
          <table:table-cell/>
          <table:table-cell office:value-type="string">
            <text:p>String</text:p>
          </table:table-cell>
          <table:table-cell/>
          <table:table-cell/>
          <table:table-cell table:style-name="ce25" table:number-columns-repeated="80"/>
          <table:table-cell table:formula="oooc:=IF((COUNTA([.E133:.CF133])&gt;0)                                                              OR                                                              ( [.D133]=&quot;DEFERRED&quot;);1;0)" office:value-type="float" office:value="0">
            <text:p>0</text:p>
          </table:table-cell>
          <table:table-cell table:formula="oooc:=[.CH132]+1" office:value-type="float" office:value="127">
            <text:p>127</text:p>
          </table:table-cell>
          <table:table-cell table:style-name="ce25" table:number-columns-repeated="129"/>
        </table:table-row>
        <table:table-row table:style-name="ro3">
          <table:table-cell office:value-type="string">
            <text:p>Save</text:p>
          </table:table-cell>
          <table:table-cell office:value-type="string">
            <text:p>Spacecraft</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34:.CF134])&gt;0)                                                              OR                                                              ( [.D134]=&quot;DEFERRED&quot;);1;0)" office:value-type="float" office:value="1">
            <text:p>1</text:p>
          </table:table-cell>
          <table:table-cell table:formula="oooc:=[.CH133]+1" office:value-type="float" office:value="128">
            <text:p>128</text:p>
          </table:table-cell>
          <table:table-cell table:style-name="ce25" table:number-columns-repeated="129"/>
        </table:table-row>
        <table:table-row table:style-name="ro4">
          <table:table-cell/>
          <table:table-cell office:value-type="string">
            <text:p>PropSetup</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35:.CF135])&gt;0)                                                              OR                                                              ( [.D135]=&quot;DEFERRED&quot;);1;0)" office:value-type="float" office:value="1">
            <text:p>1</text:p>
          </table:table-cell>
          <table:table-cell table:formula="oooc:=[.CH134]+1" office:value-type="float" office:value="129">
            <text:p>129</text:p>
          </table:table-cell>
          <table:table-cell table:style-name="ce25" table:number-columns-repeated="129"/>
        </table:table-row>
        <table:table-row table:style-name="ro4">
          <table:table-cell/>
          <table:table-cell office:value-type="string">
            <text:p>ForceModel</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36:.CF136])&gt;0)                                                              OR                                                              ( [.D136]=&quot;DEFERRED&quot;);1;0)" office:value-type="float" office:value="1">
            <text:p>1</text:p>
          </table:table-cell>
          <table:table-cell table:formula="oooc:=[.CH135]+1" office:value-type="float" office:value="130">
            <text:p>130</text:p>
          </table:table-cell>
          <table:table-cell table:style-name="ce25" table:number-columns-repeated="129"/>
        </table:table-row>
        <table:table-row table:style-name="ro3">
          <table:table-cell/>
          <table:table-cell office:value-type="string">
            <text:p>Formation</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37:.CF137])&gt;0)                                                              OR                                                              ( [.D137]=&quot;DEFERRED&quot;);1;0)" office:value-type="float" office:value="1">
            <text:p>1</text:p>
          </table:table-cell>
          <table:table-cell table:formula="oooc:=[.CH136]+1" office:value-type="float" office:value="131">
            <text:p>131</text:p>
          </table:table-cell>
          <table:table-cell table:style-name="ce25" table:number-columns-repeated="129"/>
        </table:table-row>
        <table:table-row table:style-name="ro4">
          <table:table-cell/>
          <table:table-cell office:value-type="string">
            <text:p>SolarSystem</text:p>
          </table:table-cell>
          <table:table-cell/>
          <table:table-cell office:value-type="string">
            <text:p>DEFERRED</text:p>
          </table:table-cell>
          <table:table-cell table:style-name="ce25" table:number-columns-repeated="52"/>
          <table:table-cell/>
          <table:table-cell table:style-name="ce25" table:number-columns-repeated="27"/>
          <table:table-cell table:formula="oooc:=IF((COUNTA([.E138:.CF138])&gt;0)                                                              OR                                                              ( [.D138]=&quot;DEFERRED&quot;);1;0)" office:value-type="float" office:value="1">
            <text:p>1</text:p>
          </table:table-cell>
          <table:table-cell table:formula="oooc:=[.CH137]+1" office:value-type="float" office:value="132">
            <text:p>132</text:p>
          </table:table-cell>
          <table:table-cell table:style-name="ce25" table:number-columns-repeated="129"/>
        </table:table-row>
        <table:table-row table:style-name="ro4">
          <table:table-cell/>
          <table:table-cell office:value-type="string">
            <text:p>ImpulsiveBurn</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39:.CF139])&gt;0)                                                              OR                                                              ( [.D139]=&quot;DEFERRED&quot;);1;0)" office:value-type="float" office:value="1">
            <text:p>1</text:p>
          </table:table-cell>
          <table:table-cell table:formula="oooc:=[.CH138]+1" office:value-type="float" office:value="133">
            <text:p>133</text:p>
          </table:table-cell>
          <table:table-cell table:style-name="ce25" table:number-columns-repeated="129"/>
        </table:table-row>
        <table:table-row table:style-name="ro4">
          <table:table-cell/>
          <table:table-cell office:value-type="string">
            <text:p>FiniteBurn</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0:.CF140])&gt;0)                                                              OR                                                              ( [.D140]=&quot;DEFERRED&quot;);1;0)" office:value-type="float" office:value="1">
            <text:p>1</text:p>
          </table:table-cell>
          <table:table-cell table:formula="oooc:=[.CH139]+1" office:value-type="float" office:value="134">
            <text:p>134</text:p>
          </table:table-cell>
          <table:table-cell table:style-name="ce25" table:number-columns-repeated="129"/>
        </table:table-row>
        <table:table-row table:style-name="ro4">
          <table:table-cell/>
          <table:table-cell office:value-type="string">
            <text:p>FuelTank</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1:.CF141])&gt;0)                                                              OR                                                              ( [.D141]=&quot;DEFERRED&quot;);1;0)" office:value-type="float" office:value="1">
            <text:p>1</text:p>
          </table:table-cell>
          <table:table-cell table:formula="oooc:=[.CH140]+1" office:value-type="float" office:value="135">
            <text:p>135</text:p>
          </table:table-cell>
          <table:table-cell table:style-name="ce25" table:number-columns-repeated="129"/>
        </table:table-row>
        <table:table-row table:style-name="ro3">
          <table:table-cell/>
          <table:table-cell office:value-type="string">
            <text:p>Thruster</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2:.CF142])&gt;0)                                                              OR                                                              ( [.D142]=&quot;DEFERRED&quot;);1;0)" office:value-type="float" office:value="1">
            <text:p>1</text:p>
          </table:table-cell>
          <table:table-cell table:formula="oooc:=[.CH141]+1" office:value-type="float" office:value="136">
            <text:p>136</text:p>
          </table:table-cell>
          <table:table-cell table:style-name="ce25" table:number-columns-repeated="129"/>
        </table:table-row>
        <table:table-row table:style-name="ro4">
          <table:table-cell/>
          <table:table-cell office:value-type="string">
            <text:p>OpenGLPlot</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3:.CF143])&gt;0)                                                              OR                                                              ( [.D143]=&quot;DEFERRED&quot;);1;0)" office:value-type="float" office:value="1">
            <text:p>1</text:p>
          </table:table-cell>
          <table:table-cell table:formula="oooc:=[.CH142]+1" office:value-type="float" office:value="137">
            <text:p>137</text:p>
          </table:table-cell>
          <table:table-cell table:style-name="ce25" table:number-columns-repeated="129"/>
        </table:table-row>
        <table:table-row table:style-name="ro4">
          <table:table-cell/>
          <table:table-cell office:value-type="string">
            <text:p>XYPlot</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4:.CF144])&gt;0)                                                              OR                                                              ( [.D144]=&quot;DEFERRED&quot;);1;0)" office:value-type="float" office:value="1">
            <text:p>1</text:p>
          </table:table-cell>
          <table:table-cell table:formula="oooc:=[.CH143]+1" office:value-type="float" office:value="138">
            <text:p>138</text:p>
          </table:table-cell>
          <table:table-cell table:style-name="ce25" table:number-columns-repeated="129"/>
        </table:table-row>
        <table:table-row table:style-name="ro4">
          <table:table-cell/>
          <table:table-cell office:value-type="string">
            <text:p>DifferentialCorrector</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5:.CF145])&gt;0)                                                              OR                                                              ( [.D145]=&quot;DEFERRED&quot;);1;0)" office:value-type="float" office:value="1">
            <text:p>1</text:p>
          </table:table-cell>
          <table:table-cell table:formula="oooc:=[.CH144]+1" office:value-type="float" office:value="139">
            <text:p>139</text:p>
          </table:table-cell>
          <table:table-cell table:style-name="ce25" table:number-columns-repeated="129"/>
        </table:table-row>
        <table:table-row table:style-name="ro4">
          <table:table-cell/>
          <table:table-cell office:value-type="string">
            <text:p>FminconOptimizer</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6:.CF146])&gt;0)                                                              OR                                                              ( [.D146]=&quot;DEFERRED&quot;);1;0)" office:value-type="float" office:value="1">
            <text:p>1</text:p>
          </table:table-cell>
          <table:table-cell table:formula="oooc:=[.CH145]+1" office:value-type="float" office:value="140">
            <text:p>140</text:p>
          </table:table-cell>
          <table:table-cell table:style-name="ce25" table:number-columns-repeated="129"/>
        </table:table-row>
        <table:table-row table:style-name="ro4">
          <table:table-cell/>
          <table:table-cell office:value-type="string">
            <text:p>CoordinateSystem</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7:.CF147])&gt;0)                                                              OR                                                              ( [.D147]=&quot;DEFERRED&quot;);1;0)" office:value-type="float" office:value="1">
            <text:p>1</text:p>
          </table:table-cell>
          <table:table-cell table:formula="oooc:=[.CH146]+1" office:value-type="float" office:value="141">
            <text:p>141</text:p>
          </table:table-cell>
          <table:table-cell table:style-name="ce25" table:number-columns-repeated="129"/>
        </table:table-row>
        <table:table-row table:style-name="ro4">
          <table:table-cell/>
          <table:table-cell office:value-type="string">
            <text:p>ReportFile</text:p>
          </table:table-cell>
          <table:table-cell/>
          <table:table-cell/>
          <table:table-cell table:style-name="ce25" table:number-columns-repeated="52"/>
          <table:table-cell/>
          <table:table-cell table:style-name="ce25" office:value-type="string">
            <text:p>X</text:p>
          </table:table-cell>
          <table:table-cell table:style-name="ce25" table:number-columns-repeated="26"/>
          <table:table-cell table:formula="oooc:=IF((COUNTA([.E148:.CF148])&gt;0)                                                              OR                                                              ( [.D148]=&quot;DEFERRED&quot;);1;0)" office:value-type="float" office:value="1">
            <text:p>1</text:p>
          </table:table-cell>
          <table:table-cell table:formula="oooc:=[.CH147]+1" office:value-type="float" office:value="142">
            <text:p>142</text:p>
          </table:table-cell>
          <table:table-cell table:style-name="ce25" table:number-columns-repeated="129"/>
        </table:table-row>
        <table:table-row table:style-name="ro4">
          <table:table-cell/>
          <table:table-cell office:value-type="string">
            <text:p>Broyden</text:p>
          </table:table-cell>
          <table:table-cell/>
          <table:table-cell office:value-type="string">
            <text:p>DEFERRED</text:p>
          </table:table-cell>
          <table:table-cell table:style-name="ce25" table:number-columns-repeated="80"/>
          <table:table-cell table:formula="oooc:=IF((COUNTA([.E149:.CF149])&gt;0)                                                              OR                                                              ( [.D149]=&quot;DEFERRED&quot;);1;0)" office:value-type="float" office:value="1">
            <text:p>1</text:p>
          </table:table-cell>
          <table:table-cell table:formula="oooc:=[.CH148]+1" office:value-type="float" office:value="143">
            <text:p>143</text:p>
          </table:table-cell>
          <table:table-cell table:style-name="ce25" table:number-columns-repeated="129"/>
        </table:table-row>
        <table:table-row table:style-name="ro3">
          <table:table-cell office:value-type="string">
            <text:p>Stop</text:p>
          </table:table-cell>
          <table:table-cell office:value-type="string">
            <text:p>Top level</text:p>
          </table:table-cell>
          <table:table-cell/>
          <table:table-cell/>
          <table:table-cell table:style-name="ce25" table:number-columns-repeated="53"/>
          <table:table-cell/>
          <table:table-cell table:style-name="ce25" office:value-type="string">
            <text:p>X</text:p>
          </table:table-cell>
          <table:table-cell table:style-name="ce25" table:number-columns-repeated="25"/>
          <table:table-cell table:formula="oooc:=IF((COUNTA([.E150:.CF150])&gt;0)                                                              OR                                                              ( [.D150]=&quot;DEFERRED&quot;);1;0)" office:value-type="float" office:value="1">
            <text:p>1</text:p>
          </table:table-cell>
          <table:table-cell table:formula="oooc:=[.CH149]+1" office:value-type="float" office:value="144">
            <text:p>144</text:p>
          </table:table-cell>
          <table:table-cell table:style-name="ce25" table:number-columns-repeated="129"/>
        </table:table-row>
        <table:table-row table:style-name="ro3">
          <table:table-cell/>
          <table:table-cell office:value-type="string">
            <text:p>If</text:p>
          </table:table-cell>
          <table:table-cell/>
          <table:table-cell/>
          <table:table-cell table:style-name="ce25" table:number-columns-repeated="53"/>
          <table:table-cell/>
          <table:table-cell table:style-name="ce25"/>
          <table:table-cell table:style-name="ce25" office:value-type="string">
            <text:p>X</text:p>
          </table:table-cell>
          <table:table-cell table:style-name="ce25" table:number-columns-repeated="24"/>
          <table:table-cell table:formula="oooc:=IF((COUNTA([.E151:.CF151])&gt;0)                                                              OR                                                              ( [.D151]=&quot;DEFERRED&quot;);1;0)" office:value-type="float" office:value="1">
            <text:p>1</text:p>
          </table:table-cell>
          <table:table-cell table:formula="oooc:=[.CH150]+1" office:value-type="float" office:value="145">
            <text:p>145</text:p>
          </table:table-cell>
          <table:table-cell table:style-name="ce25" table:number-columns-repeated="129"/>
        </table:table-row>
        <table:table-row table:style-name="ro3">
          <table:table-cell/>
          <table:table-cell office:value-type="string">
            <text:p>For</text:p>
          </table:table-cell>
          <table:table-cell/>
          <table:table-cell/>
          <table:table-cell table:style-name="ce25" table:number-columns-repeated="53"/>
          <table:table-cell/>
          <table:table-cell table:style-name="ce25" table:number-columns-repeated="2"/>
          <table:table-cell table:style-name="ce25" office:value-type="string">
            <text:p>X</text:p>
          </table:table-cell>
          <table:table-cell table:style-name="ce25" table:number-columns-repeated="23"/>
          <table:table-cell table:formula="oooc:=IF((COUNTA([.E152:.CF152])&gt;0)                                                              OR                                                              ( [.D152]=&quot;DEFERRED&quot;);1;0)" office:value-type="float" office:value="1">
            <text:p>1</text:p>
          </table:table-cell>
          <table:table-cell table:formula="oooc:=[.CH151]+1" office:value-type="float" office:value="146">
            <text:p>146</text:p>
          </table:table-cell>
          <table:table-cell table:style-name="ce25" table:number-columns-repeated="129"/>
        </table:table-row>
        <table:table-row table:style-name="ro3">
          <table:table-cell/>
          <table:table-cell office:value-type="string">
            <text:p>While</text:p>
          </table:table-cell>
          <table:table-cell/>
          <table:table-cell/>
          <table:table-cell table:style-name="ce25" table:number-columns-repeated="53"/>
          <table:table-cell/>
          <table:table-cell table:style-name="ce25" table:number-columns-repeated="4"/>
          <table:table-cell table:style-name="ce25" office:value-type="string">
            <text:p>X</text:p>
          </table:table-cell>
          <table:table-cell table:style-name="ce25" table:number-columns-repeated="21"/>
          <table:table-cell table:formula="oooc:=IF((COUNTA([.E153:.CF153])&gt;0)                                                              OR                                                              ( [.D153]=&quot;DEFERRED&quot;);1;0)" office:value-type="float" office:value="1">
            <text:p>1</text:p>
          </table:table-cell>
          <table:table-cell table:formula="oooc:=[.CH152]+1" office:value-type="float" office:value="147">
            <text:p>147</text:p>
          </table:table-cell>
          <table:table-cell table:style-name="ce25" table:number-columns-repeated="129"/>
        </table:table-row>
        <table:table-row table:style-name="ro3">
          <table:table-cell/>
          <table:table-cell office:value-type="string">
            <text:p>Target</text:p>
          </table:table-cell>
          <table:table-cell/>
          <table:table-cell/>
          <table:table-cell table:style-name="ce25" table:number-columns-repeated="51"/>
          <table:table-cell/>
          <table:table-cell table:style-name="ce25"/>
          <table:table-cell/>
          <table:table-cell table:style-name="ce25" table:number-columns-repeated="3"/>
          <table:table-cell table:style-name="ce25" office:value-type="string">
            <text:p>X</text:p>
          </table:table-cell>
          <table:table-cell table:style-name="ce25" table:number-columns-repeated="22"/>
          <table:table-cell table:formula="oooc:=IF((COUNTA([.E154:.CF154])&gt;0)                                                              OR                                                              ( [.D154]=&quot;DEFERRED&quot;);1;0)" office:value-type="float" office:value="1">
            <text:p>1</text:p>
          </table:table-cell>
          <table:table-cell table:formula="oooc:=[.CH153]+1" office:value-type="float" office:value="148">
            <text:p>148</text:p>
          </table:table-cell>
          <table:table-cell table:style-name="ce25" table:number-columns-repeated="129"/>
        </table:table-row>
        <table:table-row table:style-name="ro3">
          <table:table-cell/>
          <table:table-cell office:value-type="string">
            <text:p>Optimize</text:p>
          </table:table-cell>
          <table:table-cell/>
          <table:table-cell/>
          <table:table-cell table:style-name="ce25" table:number-columns-repeated="51"/>
          <table:table-cell/>
          <table:table-cell table:style-name="ce25"/>
          <table:table-cell/>
          <table:table-cell table:style-name="ce25" table:number-columns-repeated="15"/>
          <table:table-cell table:style-name="ce25" office:value-type="string">
            <text:p>X</text:p>
          </table:table-cell>
          <table:table-cell table:style-name="ce25" table:number-columns-repeated="10"/>
          <table:table-cell table:formula="oooc:=IF((COUNTA([.E155:.CF155])&gt;0)                                                              OR                                                              ( [.D155]=&quot;DEFERRED&quot;);1;0)" office:value-type="float" office:value="1">
            <text:p>1</text:p>
          </table:table-cell>
          <table:table-cell table:formula="oooc:=[.CH154]+1" office:value-type="float" office:value="149">
            <text:p>149</text:p>
          </table:table-cell>
          <table:table-cell table:style-name="ce25" table:number-columns-repeated="129"/>
        </table:table-row>
        <table:table-row table:style-name="ro3">
          <table:table-cell/>
          <table:table-cell office:value-type="string">
            <text:p>Nested</text:p>
          </table:table-cell>
          <table:table-cell office:value-type="string">
            <text:p>If</text:p>
          </table:table-cell>
          <table:table-cell/>
          <table:table-cell table:style-name="ce25" table:number-columns-repeated="51"/>
          <table:table-cell/>
          <table:table-cell table:style-name="ce25"/>
          <table:table-cell/>
          <table:table-cell table:style-name="ce25" table:number-columns-repeated="5"/>
          <table:table-cell table:style-name="ce25" office:value-type="string">
            <text:p>X</text:p>
          </table:table-cell>
          <table:table-cell table:style-name="ce25" table:number-columns-repeated="20"/>
          <table:table-cell table:formula="oooc:=IF((COUNTA([.E156:.CF156])&gt;0)                                                              OR                                                              ( [.D156]=&quot;DEFERRED&quot;);1;0)" office:value-type="float" office:value="1">
            <text:p>1</text:p>
          </table:table-cell>
          <table:table-cell table:formula="oooc:=[.CH155]+1" office:value-type="float" office:value="150">
            <text:p>150</text:p>
          </table:table-cell>
          <table:table-cell table:style-name="ce25" table:number-columns-repeated="129"/>
        </table:table-row>
        <table:table-row table:style-name="ro3">
          <table:table-cell table:number-columns-repeated="2"/>
          <table:table-cell office:value-type="string">
            <text:p>For</text:p>
          </table:table-cell>
          <table:table-cell/>
          <table:table-cell table:style-name="ce25" table:number-columns-repeated="51"/>
          <table:table-cell/>
          <table:table-cell table:style-name="ce25" table:number-columns-repeated="8"/>
          <table:table-cell table:style-name="ce25" office:value-type="string">
            <text:p>X</text:p>
          </table:table-cell>
          <table:table-cell table:style-name="ce25" table:number-columns-repeated="19"/>
          <table:table-cell table:formula="oooc:=IF((COUNTA([.E157:.CF157])&gt;0)                                                              OR                                                              ( [.D157]=&quot;DEFERRED&quot;);1;0)" office:value-type="float" office:value="1">
            <text:p>1</text:p>
          </table:table-cell>
          <table:table-cell table:formula="oooc:=[.CH156]+1" office:value-type="float" office:value="151">
            <text:p>151</text:p>
          </table:table-cell>
          <table:table-cell table:style-name="ce25" table:number-columns-repeated="129"/>
        </table:table-row>
        <table:table-row table:style-name="ro3">
          <table:table-cell table:number-columns-repeated="2"/>
          <table:table-cell office:value-type="string">
            <text:p>While</text:p>
          </table:table-cell>
          <table:table-cell/>
          <table:table-cell table:style-name="ce25" table:number-columns-repeated="51"/>
          <table:table-cell/>
          <table:table-cell table:style-name="ce25" table:number-columns-repeated="28"/>
          <table:table-cell table:formula="oooc:=IF((COUNTA([.E158:.CF158])&gt;0)                                                              OR                                                              ( [.D158]=&quot;DEFERRED&quot;);1;0)" office:value-type="float" office:value="0">
            <text:p>0</text:p>
          </table:table-cell>
          <table:table-cell table:formula="oooc:=[.CH157]+1" office:value-type="float" office:value="152">
            <text:p>152</text:p>
          </table:table-cell>
          <table:table-cell table:style-name="ce25" table:number-columns-repeated="129"/>
        </table:table-row>
        <table:table-row table:style-name="ro3">
          <table:table-cell table:number-columns-repeated="2"/>
          <table:table-cell office:value-type="string">
            <text:p>Target</text:p>
          </table:table-cell>
          <table:table-cell/>
          <table:table-cell table:style-name="ce25" table:number-columns-repeated="51"/>
          <table:table-cell/>
          <table:table-cell table:style-name="ce25" table:number-columns-repeated="28"/>
          <table:table-cell table:formula="oooc:=IF((COUNTA([.E159:.CF159])&gt;0)                                                              OR                                                              ( [.D159]=&quot;DEFERRED&quot;);1;0)" office:value-type="float" office:value="0">
            <text:p>0</text:p>
          </table:table-cell>
          <table:table-cell table:formula="oooc:=[.CH158]+1" office:value-type="float" office:value="153">
            <text:p>153</text:p>
          </table:table-cell>
          <table:table-cell table:style-name="ce25" table:number-columns-repeated="129"/>
        </table:table-row>
        <table:table-row table:style-name="ro4">
          <table:table-cell office:value-type="string">
            <text:p>Target/EndTarget</text:p>
          </table:table-cell>
          <table:table-cell table:number-columns-repeated="2"/>
          <table:table-cell/>
          <table:table-cell table:style-name="ce25" office:value-type="string">
            <text:p>X</text:p>
          </table:table-cell>
          <table:table-cell table:style-name="ce25" table:number-columns-repeated="35"/>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8"/>
          <table:table-cell table:formula="oooc:=IF((COUNTA([.E160:.CF160])&gt;0)                                                              OR                                                              ( [.D160]=&quot;DEFERRED&quot;);1;0)" office:value-type="float" office:value="1">
            <text:p>1</text:p>
          </table:table-cell>
          <table:table-cell table:formula="oooc:=[.CH159]+1" office:value-type="float" office:value="154">
            <text:p>154</text:p>
          </table:table-cell>
          <table:table-cell table:style-name="ce25" table:number-columns-repeated="129"/>
        </table:table-row>
        <table:table-row table:style-name="ro4">
          <table:table-cell office:value-type="string">
            <text:p>Toggle</text:p>
          </table:table-cell>
          <table:table-cell office:value-type="string">
            <text:p>XYPlot</text:p>
          </table:table-cell>
          <table:table-cell/>
          <table:table-cell/>
          <table:table-cell table:style-name="ce25" table:number-columns-repeated="51"/>
          <table:table-cell/>
          <table:table-cell table:style-name="ce25" table:number-columns-repeated="18"/>
          <table:table-cell table:style-name="ce25" office:value-type="string">
            <text:p>X</text:p>
          </table:table-cell>
          <table:table-cell table:style-name="ce25" table:number-columns-repeated="9"/>
          <table:table-cell table:formula="oooc:=IF((COUNTA([.E161:.CF161])&gt;0)                                                              OR                                                              ( [.D161]=&quot;DEFERRED&quot;);1;0)" office:value-type="float" office:value="1">
            <text:p>1</text:p>
          </table:table-cell>
          <table:table-cell table:formula="oooc:=[.CH160]+1" office:value-type="float" office:value="155">
            <text:p>155</text:p>
          </table:table-cell>
          <table:table-cell table:style-name="ce25" table:number-columns-repeated="129"/>
        </table:table-row>
        <table:table-row table:style-name="ro4">
          <table:table-cell/>
          <table:table-cell office:value-type="string">
            <text:p>OpenGLPlot</text:p>
          </table:table-cell>
          <table:table-cell/>
          <table:table-cell/>
          <table:table-cell table:style-name="ce25" table:number-columns-repeated="51"/>
          <table:table-cell/>
          <table:table-cell table:style-name="ce25" table:number-columns-repeated="18"/>
          <table:table-cell table:style-name="ce25" office:value-type="string">
            <text:p>X</text:p>
          </table:table-cell>
          <table:table-cell table:style-name="ce25" table:number-columns-repeated="9"/>
          <table:table-cell table:formula="oooc:=IF((COUNTA([.E162:.CF162])&gt;0)                                                              OR                                                              ( [.D162]=&quot;DEFERRED&quot;);1;0)" office:value-type="float" office:value="1">
            <text:p>1</text:p>
          </table:table-cell>
          <table:table-cell table:formula="oooc:=[.CH161]+1" office:value-type="float" office:value="156">
            <text:p>156</text:p>
          </table:table-cell>
          <table:table-cell table:style-name="ce25" table:number-columns-repeated="129"/>
        </table:table-row>
        <table:table-row table:style-name="ro3">
          <table:table-cell/>
          <table:table-cell office:value-type="string">
            <text:p>Report</text:p>
          </table:table-cell>
          <table:table-cell/>
          <table:table-cell/>
          <table:table-cell table:style-name="ce25" table:number-columns-repeated="51"/>
          <table:table-cell/>
          <table:table-cell table:style-name="ce25" table:number-columns-repeated="18"/>
          <table:table-cell table:style-name="ce25" office:value-type="string">
            <text:p>X</text:p>
          </table:table-cell>
          <table:table-cell table:style-name="ce25" table:number-columns-repeated="9"/>
          <table:table-cell table:formula="oooc:=IF((COUNTA([.E163:.CF163])&gt;0)                                                              OR                                                              ( [.D163]=&quot;DEFERRED&quot;);1;0)" office:value-type="float" office:value="1">
            <text:p>1</text:p>
          </table:table-cell>
          <table:table-cell table:formula="oooc:=[.CH162]+1" office:value-type="float" office:value="157">
            <text:p>157</text:p>
          </table:table-cell>
          <table:table-cell table:style-name="ce25" table:number-columns-repeated="129"/>
        </table:table-row>
        <table:table-row table:style-name="ro4">
          <table:table-cell office:value-type="string">
            <text:p>Vary</text:p>
          </table:table-cell>
          <table:table-cell office:value-type="string">
            <text:p>Obj Parm</text:p>
          </table:table-cell>
          <table:table-cell office:value-type="string">
            <text:p>= Number</text:p>
          </table:table-cell>
          <table:table-cell/>
          <table:table-cell table:style-name="ce25" office:value-type="string">
            <text:p>X</text:p>
          </table:table-cell>
          <table:table-cell table:style-name="ce25" table:number-columns-repeated="35"/>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8"/>
          <table:table-cell table:formula="oooc:=IF((COUNTA([.E164:.CF164])&gt;0)                                                              OR                                                              ( [.D164]=&quot;DEFERRED&quot;);1;0)" office:value-type="float" office:value="1">
            <text:p>1</text:p>
          </table:table-cell>
          <table:table-cell table:formula="oooc:=[.CH163]+1" office:value-type="float" office:value="158">
            <text:p>158</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office:value-type="string">
            <text:p>X</text:p>
          </table:table-cell>
          <table:table-cell table:style-name="ce25" table:number-columns-repeated="50"/>
          <table:table-cell table:style-name="ce25" office:value-type="string">
            <text:p>X</text:p>
          </table:table-cell>
          <table:table-cell table:style-name="ce25" table:number-columns-repeated="10"/>
          <table:table-cell table:style-name="ce25" office:value-type="string">
            <text:p>X</text:p>
          </table:table-cell>
          <table:table-cell table:style-name="ce25" table:number-columns-repeated="2"/>
          <table:table-cell table:style-name="ce25" office:value-type="string">
            <text:p>X</text:p>
          </table:table-cell>
          <table:table-cell table:style-name="ce25" table:number-columns-repeated="14"/>
          <table:table-cell table:formula="oooc:=IF((COUNTA([.E165:.CF165])&gt;0)                                                              OR                                                              ( [.D165]=&quot;DEFERRED&quot;);1;0)" office:value-type="float" office:value="1">
            <text:p>1</text:p>
          </table:table-cell>
          <table:table-cell table:formula="oooc:=[.CH164]+1" office:value-type="float" office:value="159">
            <text:p>159</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office:value-type="string">
            <text:p>X</text:p>
          </table:table-cell>
          <table:table-cell table:style-name="ce25" table:number-columns-repeated="50"/>
          <table:table-cell table:style-name="ce25" office:value-type="string">
            <text:p>X</text:p>
          </table:table-cell>
          <table:table-cell table:style-name="ce25" table:number-columns-repeated="13"/>
          <table:table-cell table:style-name="ce25" office:value-type="string">
            <text:p>X</text:p>
          </table:table-cell>
          <table:table-cell table:style-name="ce25" table:number-columns-repeated="14"/>
          <table:table-cell table:formula="oooc:=IF((COUNTA([.E166:.CF166])&gt;0)                                                              OR                                                              ( [.D166]=&quot;DEFERRED&quot;);1;0)" office:value-type="float" office:value="1">
            <text:p>1</text:p>
          </table:table-cell>
          <table:table-cell table:formula="oooc:=[.CH165]+1" office:value-type="float" office:value="160">
            <text:p>160</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office:value-type="string">
            <text:p>X</text:p>
          </table:table-cell>
          <table:table-cell table:style-name="ce25" table:number-columns-repeated="50"/>
          <table:table-cell table:style-name="ce25" office:value-type="string">
            <text:p>X</text:p>
          </table:table-cell>
          <table:table-cell table:style-name="ce25" table:number-columns-repeated="13"/>
          <table:table-cell table:style-name="ce25" office:value-type="string">
            <text:p>X</text:p>
          </table:table-cell>
          <table:table-cell table:style-name="ce25" table:number-columns-repeated="14"/>
          <table:table-cell table:formula="oooc:=IF((COUNTA([.E167:.CF167])&gt;0)                                                              OR                                                              ( [.D167]=&quot;DEFERRED&quot;);1;0)" office:value-type="float" office:value="1">
            <text:p>1</text:p>
          </table:table-cell>
          <table:table-cell table:formula="oooc:=[.CH166]+1" office:value-type="float" office:value="161">
            <text:p>161</text:p>
          </table:table-cell>
          <table:table-cell table:style-name="ce25" table:number-columns-repeated="129"/>
        </table:table-row>
        <table:table-row table:style-name="ro3">
          <table:table-cell/>
          <table:table-cell office:value-type="string">
            <text:p>Var </text:p>
          </table:table-cell>
          <table:table-cell office:value-type="string">
            <text:p>= Number</text:p>
          </table:table-cell>
          <table:table-cell/>
          <table:table-cell table:style-name="ce25" table:number-columns-repeated="51"/>
          <table:table-cell table:style-name="ce25" office:value-type="string">
            <text:p>X</text:p>
          </table:table-cell>
          <table:table-cell table:style-name="ce25" table:number-columns-repeated="13"/>
          <table:table-cell table:style-name="ce25" office:value-type="string">
            <text:p>X</text:p>
          </table:table-cell>
          <table:table-cell table:style-name="ce25" table:number-columns-repeated="14"/>
          <table:table-cell table:formula="oooc:=IF((COUNTA([.E168:.CF168])&gt;0)                                                              OR                                                              ( [.D168]=&quot;DEFERRED&quot;);1;0)" office:value-type="float" office:value="1">
            <text:p>1</text:p>
          </table:table-cell>
          <table:table-cell table:formula="oooc:=[.CH167]+1" office:value-type="float" office:value="162">
            <text:p>162</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13"/>
          <table:table-cell table:style-name="ce25" office:value-type="string">
            <text:p>X</text:p>
          </table:table-cell>
          <table:table-cell table:style-name="ce25" table:number-columns-repeated="14"/>
          <table:table-cell table:formula="oooc:=IF((COUNTA([.E169:.CF169])&gt;0)                                                              OR                                                              ( [.D169]=&quot;DEFERRED&quot;);1;0)" office:value-type="float" office:value="1">
            <text:p>1</text:p>
          </table:table-cell>
          <table:table-cell table:formula="oooc:=[.CH168]+1" office:value-type="float" office:value="163">
            <text:p>163</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13"/>
          <table:table-cell table:style-name="ce25" office:value-type="string">
            <text:p>X</text:p>
          </table:table-cell>
          <table:table-cell table:style-name="ce25" table:number-columns-repeated="14"/>
          <table:table-cell table:formula="oooc:=IF((COUNTA([.E170:.CF170])&gt;0)                                                              OR                                                              ( [.D170]=&quot;DEFERRED&quot;);1;0)" office:value-type="float" office:value="1">
            <text:p>1</text:p>
          </table:table-cell>
          <table:table-cell table:formula="oooc:=[.CH169]+1" office:value-type="float" office:value="164">
            <text:p>164</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13"/>
          <table:table-cell table:style-name="ce25" office:value-type="string">
            <text:p>X</text:p>
          </table:table-cell>
          <table:table-cell table:style-name="ce25" table:number-columns-repeated="14"/>
          <table:table-cell table:formula="oooc:=IF((COUNTA([.E171:.CF171])&gt;0)                                                              OR                                                              ( [.D171]=&quot;DEFERRED&quot;);1;0)" office:value-type="float" office:value="1">
            <text:p>1</text:p>
          </table:table-cell>
          <table:table-cell table:formula="oooc:=[.CH170]+1" office:value-type="float" office:value="165">
            <text:p>165</text:p>
          </table:table-cell>
          <table:table-cell table:style-name="ce25" table:number-columns-repeated="129"/>
        </table:table-row>
        <table:table-row table:style-name="ro4">
          <table:table-cell/>
          <table:table-cell office:value-type="string">
            <text:p>ArrayEl </text:p>
          </table:table-cell>
          <table:table-cell office:value-type="string">
            <text:p>= Number</text:p>
          </table:table-cell>
          <table:table-cell/>
          <table:table-cell table:style-name="ce25" table:number-columns-repeated="51"/>
          <table:table-cell table:style-name="ce25" office:value-type="string">
            <text:p>X</text:p>
          </table:table-cell>
          <table:table-cell table:style-name="ce25" table:number-columns-repeated="13"/>
          <table:table-cell table:style-name="ce25" office:value-type="string">
            <text:p>X</text:p>
          </table:table-cell>
          <table:table-cell table:style-name="ce25" table:number-columns-repeated="14"/>
          <table:table-cell table:formula="oooc:=IF((COUNTA([.E172:.CF172])&gt;0)                                                              OR                                                              ( [.D172]=&quot;DEFERRED&quot;);1;0)" office:value-type="float" office:value="1">
            <text:p>1</text:p>
          </table:table-cell>
          <table:table-cell table:formula="oooc:=[.CH171]+1" office:value-type="float" office:value="166">
            <text:p>166</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73:.CF173])&gt;0)                                                              OR                                                              ( [.D173]=&quot;DEFERRED&quot;);1;0)" office:value-type="float" office:value="1">
            <text:p>1</text:p>
          </table:table-cell>
          <table:table-cell table:formula="oooc:=[.CH172]+1" office:value-type="float" office:value="167">
            <text:p>167</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74:.CF174])&gt;0)                                                              OR                                                              ( [.D174]=&quot;DEFERRED&quot;);1;0)" office:value-type="float" office:value="1">
            <text:p>1</text:p>
          </table:table-cell>
          <table:table-cell table:formula="oooc:=[.CH173]+1" office:value-type="float" office:value="168">
            <text:p>168</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75:.CF175])&gt;0)                                                              OR                                                              ( [.D175]=&quot;DEFERRED&quot;);1;0)" office:value-type="float" office:value="1">
            <text:p>1</text:p>
          </table:table-cell>
          <table:table-cell table:formula="oooc:=[.CH174]+1" office:value-type="float" office:value="169">
            <text:p>169</text:p>
          </table:table-cell>
          <table:table-cell table:style-name="ce25" table:number-columns-repeated="129"/>
        </table:table-row>
        <table:table-row table:style-name="ro3">
          <table:table-cell/>
          <table:table-cell office:value-type="string">
            <text:p>Pert</text:p>
          </table:table-cell>
          <table:table-cell office:value-type="string">
            <text:p>= Number</text:p>
          </table:table-cell>
          <table:table-cell/>
          <table:table-cell table:style-name="ce25" table:number-columns-repeated="36"/>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8"/>
          <table:table-cell table:formula="oooc:=IF((COUNTA([.E176:.CF176])&gt;0)                                                              OR                                                              ( [.D176]=&quot;DEFERRED&quot;);1;0)" office:value-type="float" office:value="1">
            <text:p>1</text:p>
          </table:table-cell>
          <table:table-cell table:formula="oooc:=[.CH175]+1" office:value-type="float" office:value="170">
            <text:p>170</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77:.CF177])&gt;0)                                                              OR                                                              ( [.D177]=&quot;DEFERRED&quot;);1;0)" office:value-type="float" office:value="1">
            <text:p>1</text:p>
          </table:table-cell>
          <table:table-cell table:formula="oooc:=[.CH176]+1" office:value-type="float" office:value="171">
            <text:p>171</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78:.CF178])&gt;0)                                                              OR                                                              ( [.D178]=&quot;DEFERRED&quot;);1;0)" office:value-type="float" office:value="1">
            <text:p>1</text:p>
          </table:table-cell>
          <table:table-cell table:formula="oooc:=[.CH177]+1" office:value-type="float" office:value="172">
            <text:p>172</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79:.CF179])&gt;0)                                                              OR                                                              ( [.D179]=&quot;DEFERRED&quot;);1;0)" office:value-type="float" office:value="1">
            <text:p>1</text:p>
          </table:table-cell>
          <table:table-cell table:formula="oooc:=[.CH178]+1" office:value-type="float" office:value="173">
            <text:p>173</text:p>
          </table:table-cell>
          <table:table-cell table:style-name="ce25" table:number-columns-repeated="129"/>
        </table:table-row>
        <table:table-row table:style-name="ro3">
          <table:table-cell/>
          <table:table-cell office:value-type="string">
            <text:p>Lower</text:p>
          </table:table-cell>
          <table:table-cell office:value-type="string">
            <text:p>= Number</text:p>
          </table:table-cell>
          <table:table-cell/>
          <table:table-cell table:style-name="ce25" table:number-columns-repeated="36"/>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8"/>
          <table:table-cell table:formula="oooc:=IF((COUNTA([.E180:.CF180])&gt;0)                                                              OR                                                              ( [.D180]=&quot;DEFERRED&quot;);1;0)" office:value-type="float" office:value="1">
            <text:p>1</text:p>
          </table:table-cell>
          <table:table-cell table:formula="oooc:=[.CH179]+1" office:value-type="float" office:value="174">
            <text:p>174</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81:.CF181])&gt;0)                                                              OR                                                              ( [.D181]=&quot;DEFERRED&quot;);1;0)" office:value-type="float" office:value="1">
            <text:p>1</text:p>
          </table:table-cell>
          <table:table-cell table:formula="oooc:=[.CH180]+1" office:value-type="float" office:value="175">
            <text:p>175</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82:.CF182])&gt;0)                                                              OR                                                              ( [.D182]=&quot;DEFERRED&quot;);1;0)" office:value-type="float" office:value="1">
            <text:p>1</text:p>
          </table:table-cell>
          <table:table-cell table:formula="oooc:=[.CH181]+1" office:value-type="float" office:value="176">
            <text:p>176</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83:.CF183])&gt;0)                                                              OR                                                              ( [.D183]=&quot;DEFERRED&quot;);1;0)" office:value-type="float" office:value="1">
            <text:p>1</text:p>
          </table:table-cell>
          <table:table-cell table:formula="oooc:=[.CH182]+1" office:value-type="float" office:value="177">
            <text:p>177</text:p>
          </table:table-cell>
          <table:table-cell table:style-name="ce25" table:number-columns-repeated="129"/>
        </table:table-row>
        <table:table-row table:style-name="ro3">
          <table:table-cell/>
          <table:table-cell office:value-type="string">
            <text:p>Upper</text:p>
          </table:table-cell>
          <table:table-cell office:value-type="string">
            <text:p>= Number</text:p>
          </table:table-cell>
          <table:table-cell/>
          <table:table-cell table:style-name="ce25" table:number-columns-repeated="36"/>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8"/>
          <table:table-cell table:formula="oooc:=IF((COUNTA([.E184:.CF184])&gt;0)                                                              OR                                                              ( [.D184]=&quot;DEFERRED&quot;);1;0)" office:value-type="float" office:value="1">
            <text:p>1</text:p>
          </table:table-cell>
          <table:table-cell table:formula="oooc:=[.CH183]+1" office:value-type="float" office:value="178">
            <text:p>178</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85:.CF185])&gt;0)                                                              OR                                                              ( [.D185]=&quot;DEFERRED&quot;);1;0)" office:value-type="float" office:value="1">
            <text:p>1</text:p>
          </table:table-cell>
          <table:table-cell table:formula="oooc:=[.CH184]+1" office:value-type="float" office:value="179">
            <text:p>179</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86:.CF186])&gt;0)                                                              OR                                                              ( [.D186]=&quot;DEFERRED&quot;);1;0)" office:value-type="float" office:value="1">
            <text:p>1</text:p>
          </table:table-cell>
          <table:table-cell table:formula="oooc:=[.CH185]+1" office:value-type="float" office:value="180">
            <text:p>180</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87:.CF187])&gt;0)                                                              OR                                                              ( [.D187]=&quot;DEFERRED&quot;);1;0)" office:value-type="float" office:value="1">
            <text:p>1</text:p>
          </table:table-cell>
          <table:table-cell table:formula="oooc:=[.CH186]+1" office:value-type="float" office:value="181">
            <text:p>181</text:p>
          </table:table-cell>
          <table:table-cell table:style-name="ce25" table:number-columns-repeated="129"/>
        </table:table-row>
        <table:table-row table:style-name="ro4">
          <table:table-cell/>
          <table:table-cell office:value-type="string">
            <text:p>MaxStep</text:p>
          </table:table-cell>
          <table:table-cell office:value-type="string">
            <text:p>= Number</text:p>
          </table:table-cell>
          <table:table-cell/>
          <table:table-cell table:style-name="ce25" table:number-columns-repeated="36"/>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8"/>
          <table:table-cell table:formula="oooc:=IF((COUNTA([.E188:.CF188])&gt;0)                                                              OR                                                              ( [.D188]=&quot;DEFERRED&quot;);1;0)" office:value-type="float" office:value="1">
            <text:p>1</text:p>
          </table:table-cell>
          <table:table-cell table:formula="oooc:=[.CH187]+1" office:value-type="float" office:value="182">
            <text:p>182</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89:.CF189])&gt;0)                                                              OR                                                              ( [.D189]=&quot;DEFERRED&quot;);1;0)" office:value-type="float" office:value="1">
            <text:p>1</text:p>
          </table:table-cell>
          <table:table-cell table:formula="oooc:=[.CH188]+1" office:value-type="float" office:value="183">
            <text:p>183</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0:.CF190])&gt;0)                                                              OR                                                              ( [.D190]=&quot;DEFERRED&quot;);1;0)" office:value-type="float" office:value="1">
            <text:p>1</text:p>
          </table:table-cell>
          <table:table-cell table:formula="oooc:=[.CH189]+1" office:value-type="float" office:value="184">
            <text:p>184</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1:.CF191])&gt;0)                                                              OR                                                              ( [.D191]=&quot;DEFERRED&quot;);1;0)" office:value-type="float" office:value="1">
            <text:p>1</text:p>
          </table:table-cell>
          <table:table-cell table:formula="oooc:=[.CH190]+1" office:value-type="float" office:value="185">
            <text:p>185</text:p>
          </table:table-cell>
          <table:table-cell table:style-name="ce25" table:number-columns-repeated="129"/>
        </table:table-row>
        <table:table-row table:style-name="ro4">
          <table:table-cell/>
          <table:table-cell office:value-type="string">
            <text:p>AdditiveScaleFactor</text:p>
          </table:table-cell>
          <table:table-cell office:value-type="string">
            <text:p>= Numbe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2:.CF192])&gt;0)                                                              OR                                                              ( [.D192]=&quot;DEFERRED&quot;);1;0)" office:value-type="float" office:value="1">
            <text:p>1</text:p>
          </table:table-cell>
          <table:table-cell table:formula="oooc:=[.CH191]+1" office:value-type="float" office:value="186">
            <text:p>186</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3:.CF193])&gt;0)                                                              OR                                                              ( [.D193]=&quot;DEFERRED&quot;);1;0)" office:value-type="float" office:value="1">
            <text:p>1</text:p>
          </table:table-cell>
          <table:table-cell table:formula="oooc:=[.CH192]+1" office:value-type="float" office:value="187">
            <text:p>187</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4:.CF194])&gt;0)                                                              OR                                                              ( [.D194]=&quot;DEFERRED&quot;);1;0)" office:value-type="float" office:value="1">
            <text:p>1</text:p>
          </table:table-cell>
          <table:table-cell table:formula="oooc:=[.CH193]+1" office:value-type="float" office:value="188">
            <text:p>188</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5:.CF195])&gt;0)                                                              OR                                                              ( [.D195]=&quot;DEFERRED&quot;);1;0)" office:value-type="float" office:value="1">
            <text:p>1</text:p>
          </table:table-cell>
          <table:table-cell table:formula="oooc:=[.CH194]+1" office:value-type="float" office:value="189">
            <text:p>189</text:p>
          </table:table-cell>
          <table:table-cell table:style-name="ce25" table:number-columns-repeated="129"/>
        </table:table-row>
        <table:table-row table:style-name="ro4">
          <table:table-cell/>
          <table:table-cell office:value-type="string">
            <text:p>MultiplicativeScaleFactor</text:p>
          </table:table-cell>
          <table:table-cell office:value-type="string">
            <text:p>= Numbe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6:.CF196])&gt;0)                                                              OR                                                              ( [.D196]=&quot;DEFERRED&quot;);1;0)" office:value-type="float" office:value="1">
            <text:p>1</text:p>
          </table:table-cell>
          <table:table-cell table:formula="oooc:=[.CH195]+1" office:value-type="float" office:value="190">
            <text:p>190</text:p>
          </table:table-cell>
          <table:table-cell table:style-name="ce25" table:number-columns-repeated="129"/>
        </table:table-row>
        <table:table-row table:style-name="ro4">
          <table:table-cell table:number-columns-repeated="2"/>
          <table:table-cell office:value-type="string">
            <text:p>= Parm</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7:.CF197])&gt;0)                                                              OR                                                              ( [.D197]=&quot;DEFERRED&quot;);1;0)" office:value-type="float" office:value="1">
            <text:p>1</text:p>
          </table:table-cell>
          <table:table-cell table:formula="oooc:=[.CH196]+1" office:value-type="float" office:value="191">
            <text:p>191</text:p>
          </table:table-cell>
          <table:table-cell table:style-name="ce25" table:number-columns-repeated="129"/>
        </table:table-row>
        <table:table-row table:style-name="ro3">
          <table:table-cell table:number-columns-repeated="2"/>
          <table:table-cell office:value-type="string">
            <text:p>= Var</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8:.CF198])&gt;0)                                                              OR                                                              ( [.D198]=&quot;DEFERRED&quot;);1;0)" office:value-type="float" office:value="1">
            <text:p>1</text:p>
          </table:table-cell>
          <table:table-cell table:formula="oooc:=[.CH197]+1" office:value-type="float" office:value="192">
            <text:p>192</text:p>
          </table:table-cell>
          <table:table-cell table:style-name="ce25" table:number-columns-repeated="129"/>
        </table:table-row>
        <table:table-row table:style-name="ro4">
          <table:table-cell table:number-columns-repeated="2"/>
          <table:table-cell office:value-type="string">
            <text:p>= ArrayEl</text:p>
          </table:table-cell>
          <table:table-cell/>
          <table:table-cell table:style-name="ce25" table:number-columns-repeated="51"/>
          <table:table-cell table:style-name="ce25" office:value-type="string">
            <text:p>X</text:p>
          </table:table-cell>
          <table:table-cell table:style-name="ce25" table:number-columns-repeated="28"/>
          <table:table-cell table:formula="oooc:=IF((COUNTA([.E199:.CF199])&gt;0)                                                              OR                                                              ( [.D199]=&quot;DEFERRED&quot;);1;0)" office:value-type="float" office:value="1">
            <text:p>1</text:p>
          </table:table-cell>
          <table:table-cell table:formula="oooc:=[.CH198]+1" office:value-type="float" office:value="193">
            <text:p>193</text:p>
          </table:table-cell>
          <table:table-cell table:style-name="ce25" table:number-columns-repeated="129"/>
        </table:table-row>
        <table:table-row table:style-name="ro4">
          <table:table-cell office:value-type="string">
            <text:p>While/EndWhile</text:p>
          </table:table-cell>
          <table:table-cell office:value-type="string">
            <text:p>Obj Parm</text:p>
          </table:table-cell>
          <table:table-cell office:value-type="string">
            <text:p>&lt;</text:p>
          </table:table-cell>
          <table:table-cell/>
          <table:table-cell table:style-name="ce25" table:number-columns-repeated="23"/>
          <table:table-cell table:style-name="ce25" office:value-type="string">
            <text:p>X</text:p>
          </table:table-cell>
          <table:table-cell table:style-name="ce25" table:number-columns-repeated="8"/>
          <table:table-cell table:number-columns-repeated="2" table:style-name="ce25" office:value-type="string">
            <text:p>X</text:p>
          </table:table-cell>
          <table:table-cell table:style-name="ce25" table:number-columns-repeated="46"/>
          <table:table-cell table:formula="oooc:=IF((COUNTA([.E200:.CF200])&gt;0)                                                              OR                                                              ( [.D200]=&quot;DEFERRED&quot;);1;0)" office:value-type="float" office:value="1">
            <text:p>1</text:p>
          </table:table-cell>
          <table:table-cell table:formula="oooc:=[.CH199]+1" office:value-type="float" office:value="194">
            <text:p>194</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3"/>
          <table:table-cell table:style-name="ce25" office:value-type="string">
            <text:p>X</text:p>
          </table:table-cell>
          <table:table-cell table:style-name="ce25" table:number-columns-repeated="8"/>
          <table:table-cell table:number-columns-repeated="2" table:style-name="ce25" office:value-type="string">
            <text:p>X</text:p>
          </table:table-cell>
          <table:table-cell table:style-name="ce25" table:number-columns-repeated="3"/>
          <table:table-cell table:style-name="ce25" office:value-type="string">
            <text:p>X</text:p>
          </table:table-cell>
          <table:table-cell table:style-name="ce25" table:number-columns-repeated="42"/>
          <table:table-cell table:formula="oooc:=IF((COUNTA([.E201:.CF201])&gt;0)                                                              OR                                                              ( [.D201]=&quot;DEFERRED&quot;);1;0)" office:value-type="float" office:value="1">
            <text:p>1</text:p>
          </table:table-cell>
          <table:table-cell table:formula="oooc:=[.CH200]+1" office:value-type="float" office:value="195">
            <text:p>195</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3"/>
          <table:table-cell table:style-name="ce25" office:value-type="string">
            <text:p>X</text:p>
          </table:table-cell>
          <table:table-cell table:style-name="ce25" table:number-columns-repeated="8"/>
          <table:table-cell table:number-columns-repeated="2" table:style-name="ce25" office:value-type="string">
            <text:p>X</text:p>
          </table:table-cell>
          <table:table-cell table:style-name="ce25" table:number-columns-repeated="3"/>
          <table:table-cell table:style-name="ce25" office:value-type="string">
            <text:p>X</text:p>
          </table:table-cell>
          <table:table-cell table:style-name="ce25" table:number-columns-repeated="42"/>
          <table:table-cell table:formula="oooc:=IF((COUNTA([.E202:.CF202])&gt;0)                                                              OR                                                              ( [.D202]=&quot;DEFERRED&quot;);1;0)" office:value-type="float" office:value="1">
            <text:p>1</text:p>
          </table:table-cell>
          <table:table-cell table:formula="oooc:=[.CH201]+1" office:value-type="float" office:value="196">
            <text:p>196</text:p>
          </table:table-cell>
          <table:table-cell table:style-name="ce25" table:number-columns-repeated="129"/>
        </table:table-row>
        <table:table-row table:style-name="ro3">
          <table:table-cell table:number-columns-repeated="2"/>
          <table:table-cell office:value-type="string">
            <text:p>&lt;=</text:p>
          </table:table-cell>
          <table:table-cell/>
          <table:table-cell table:style-name="ce25" table:number-columns-repeated="23"/>
          <table:table-cell table:style-name="ce25" office:value-type="string">
            <text:p>X</text:p>
          </table:table-cell>
          <table:table-cell table:style-name="ce25" table:number-columns-repeated="8"/>
          <table:table-cell table:number-columns-repeated="2" table:style-name="ce25" office:value-type="string">
            <text:p>X</text:p>
          </table:table-cell>
          <table:table-cell table:style-name="ce25" table:number-columns-repeated="46"/>
          <table:table-cell table:formula="oooc:=IF((COUNTA([.E203:.CF203])&gt;0)                                                              OR                                                              ( [.D203]=&quot;DEFERRED&quot;);1;0)" office:value-type="float" office:value="1">
            <text:p>1</text:p>
          </table:table-cell>
          <table:table-cell table:formula="oooc:=[.CH202]+1" office:value-type="float" office:value="197">
            <text:p>197</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23"/>
          <table:table-cell table:style-name="ce25" office:value-type="string">
            <text:p>X</text:p>
          </table:table-cell>
          <table:table-cell table:style-name="ce25" table:number-columns-repeated="8"/>
          <table:table-cell table:number-columns-repeated="2" table:style-name="ce25" office:value-type="string">
            <text:p>X</text:p>
          </table:table-cell>
          <table:table-cell table:style-name="ce25" table:number-columns-repeated="2"/>
          <table:table-cell table:number-columns-repeated="2" table:style-name="ce25" office:value-type="string">
            <text:p>X</text:p>
          </table:table-cell>
          <table:table-cell table:style-name="ce25" table:number-columns-repeated="42"/>
          <table:table-cell table:formula="oooc:=IF((COUNTA([.E204:.CF204])&gt;0)                                                              OR                                                              ( [.D204]=&quot;DEFERRED&quot;);1;0)" office:value-type="float" office:value="1">
            <text:p>1</text:p>
          </table:table-cell>
          <table:table-cell table:formula="oooc:=[.CH203]+1" office:value-type="float" office:value="198">
            <text:p>198</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23"/>
          <table:table-cell table:style-name="ce25" office:value-type="string">
            <text:p>X</text:p>
          </table:table-cell>
          <table:table-cell table:style-name="ce25" table:number-columns-repeated="8"/>
          <table:table-cell table:number-columns-repeated="2" table:style-name="ce25" office:value-type="string">
            <text:p>X</text:p>
          </table:table-cell>
          <table:table-cell table:style-name="ce25" table:number-columns-repeated="46"/>
          <table:table-cell table:formula="oooc:=IF((COUNTA([.E205:.CF205])&gt;0)                                                              OR                                                              ( [.D205]=&quot;DEFERRED&quot;);1;0)" office:value-type="float" office:value="1">
            <text:p>1</text:p>
          </table:table-cell>
          <table:table-cell table:formula="oooc:=[.CH204]+1" office:value-type="float" office:value="199">
            <text:p>199</text:p>
          </table:table-cell>
          <table:table-cell table:style-name="ce25" table:number-columns-repeated="129"/>
        </table:table-row>
        <table:table-row table:style-name="ro3">
          <table:table-cell/>
          <table:table-cell office:value-type="string">
            <text:p>Var </text:p>
          </table:table-cell>
          <table:table-cell office:value-type="string">
            <text:p>&lt;</text:p>
          </table:table-cell>
          <table:table-cell/>
          <table:table-cell table:style-name="ce25" table:number-columns-repeated="32"/>
          <table:table-cell table:style-name="ce25" office:value-type="string">
            <text:p>X</text:p>
          </table:table-cell>
          <table:table-cell table:style-name="ce25"/>
          <table:table-cell table:number-columns-repeated="2" table:style-name="ce25" office:value-type="string">
            <text:p>X</text:p>
          </table:table-cell>
          <table:table-cell table:style-name="ce25"/>
          <table:table-cell table:style-name="ce25" office:value-type="string">
            <text:p>X</text:p>
          </table:table-cell>
          <table:table-cell table:style-name="ce25" table:number-columns-repeated="42"/>
          <table:table-cell table:formula="oooc:=IF((COUNTA([.E206:.CF206])&gt;0)                                                              OR                                                              ( [.D206]=&quot;DEFERRED&quot;);1;0)" office:value-type="float" office:value="1">
            <text:p>1</text:p>
          </table:table-cell>
          <table:table-cell table:formula="oooc:=[.CH205]+1" office:value-type="float" office:value="200">
            <text:p>200</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32"/>
          <table:table-cell table:style-name="ce25" office:value-type="string">
            <text:p>X</text:p>
          </table:table-cell>
          <table:table-cell table:style-name="ce25" table:number-columns-repeated="47"/>
          <table:table-cell table:formula="oooc:=IF((COUNTA([.E207:.CF207])&gt;0)                                                              OR                                                              ( [.D207]=&quot;DEFERRED&quot;);1;0)" office:value-type="float" office:value="1">
            <text:p>1</text:p>
          </table:table-cell>
          <table:table-cell table:formula="oooc:=[.CH206]+1" office:value-type="float" office:value="201">
            <text:p>201</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32"/>
          <table:table-cell table:style-name="ce25" office:value-type="string">
            <text:p>X</text:p>
          </table:table-cell>
          <table:table-cell table:style-name="ce25" table:number-columns-repeated="47"/>
          <table:table-cell table:formula="oooc:=IF((COUNTA([.E208:.CF208])&gt;0)                                                              OR                                                              ( [.D208]=&quot;DEFERRED&quot;);1;0)" office:value-type="float" office:value="1">
            <text:p>1</text:p>
          </table:table-cell>
          <table:table-cell table:formula="oooc:=[.CH207]+1" office:value-type="float" office:value="202">
            <text:p>202</text:p>
          </table:table-cell>
          <table:table-cell table:style-name="ce25" table:number-columns-repeated="129"/>
        </table:table-row>
        <table:table-row table:style-name="ro3">
          <table:table-cell table:number-columns-repeated="2"/>
          <table:table-cell office:value-type="string">
            <text:p>&lt;=</text:p>
          </table:table-cell>
          <table:table-cell/>
          <table:table-cell table:style-name="ce25" table:number-columns-repeated="32"/>
          <table:table-cell table:style-name="ce25" office:value-type="string">
            <text:p>X</text:p>
          </table:table-cell>
          <table:table-cell table:style-name="ce25" table:number-columns-repeated="47"/>
          <table:table-cell table:formula="oooc:=IF((COUNTA([.E209:.CF209])&gt;0)                                                              OR                                                              ( [.D209]=&quot;DEFERRED&quot;);1;0)" office:value-type="float" office:value="1">
            <text:p>1</text:p>
          </table:table-cell>
          <table:table-cell table:formula="oooc:=[.CH208]+1" office:value-type="float" office:value="203">
            <text:p>203</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32"/>
          <table:table-cell table:style-name="ce25" office:value-type="string">
            <text:p>X</text:p>
          </table:table-cell>
          <table:table-cell table:style-name="ce25" table:number-columns-repeated="47"/>
          <table:table-cell table:formula="oooc:=IF((COUNTA([.E210:.CF210])&gt;0)                                                              OR                                                              ( [.D210]=&quot;DEFERRED&quot;);1;0)" office:value-type="float" office:value="1">
            <text:p>1</text:p>
          </table:table-cell>
          <table:table-cell table:formula="oooc:=[.CH209]+1" office:value-type="float" office:value="204">
            <text:p>204</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32"/>
          <table:table-cell table:style-name="ce25" office:value-type="string">
            <text:p>X</text:p>
          </table:table-cell>
          <table:table-cell table:style-name="ce25" table:number-columns-repeated="47"/>
          <table:table-cell table:formula="oooc:=IF((COUNTA([.E211:.CF211])&gt;0)                                                              OR                                                              ( [.D211]=&quot;DEFERRED&quot;);1;0)" office:value-type="float" office:value="1">
            <text:p>1</text:p>
          </table:table-cell>
          <table:table-cell table:formula="oooc:=[.CH210]+1" office:value-type="float" office:value="205">
            <text:p>205</text:p>
          </table:table-cell>
          <table:table-cell table:style-name="ce25" table:number-columns-repeated="129"/>
        </table:table-row>
        <table:table-row table:style-name="ro4">
          <table:table-cell/>
          <table:table-cell office:value-type="string">
            <text:p>ArrayEl</text:p>
          </table:table-cell>
          <table:table-cell office:value-type="string">
            <text:p>&lt;</text:p>
          </table:table-cell>
          <table:table-cell/>
          <table:table-cell table:style-name="ce25" table:number-columns-repeated="33"/>
          <table:table-cell table:style-name="ce25" office:value-type="string">
            <text:p>X</text:p>
          </table:table-cell>
          <table:table-cell table:style-name="ce25" table:number-columns-repeated="46"/>
          <table:table-cell table:formula="oooc:=IF((COUNTA([.E212:.CF212])&gt;0)                                                              OR                                                              ( [.D212]=&quot;DEFERRED&quot;);1;0)" office:value-type="float" office:value="1">
            <text:p>1</text:p>
          </table:table-cell>
          <table:table-cell table:formula="oooc:=[.CH211]+1" office:value-type="float" office:value="206">
            <text:p>206</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33"/>
          <table:table-cell table:style-name="ce25" office:value-type="string">
            <text:p>X</text:p>
          </table:table-cell>
          <table:table-cell table:style-name="ce25" table:number-columns-repeated="46"/>
          <table:table-cell table:formula="oooc:=IF((COUNTA([.E213:.CF213])&gt;0)                                                              OR                                                              ( [.D213]=&quot;DEFERRED&quot;);1;0)" office:value-type="float" office:value="1">
            <text:p>1</text:p>
          </table:table-cell>
          <table:table-cell table:formula="oooc:=[.CH212]+1" office:value-type="float" office:value="207">
            <text:p>207</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33"/>
          <table:table-cell table:style-name="ce25" office:value-type="string">
            <text:p>X</text:p>
          </table:table-cell>
          <table:table-cell table:style-name="ce25" table:number-columns-repeated="46"/>
          <table:table-cell table:formula="oooc:=IF((COUNTA([.E214:.CF214])&gt;0)                                                              OR                                                              ( [.D214]=&quot;DEFERRED&quot;);1;0)" office:value-type="float" office:value="1">
            <text:p>1</text:p>
          </table:table-cell>
          <table:table-cell table:formula="oooc:=[.CH213]+1" office:value-type="float" office:value="208">
            <text:p>208</text:p>
          </table:table-cell>
          <table:table-cell table:style-name="ce25" table:number-columns-repeated="129"/>
        </table:table-row>
        <table:table-row table:style-name="ro3">
          <table:table-cell table:number-columns-repeated="2"/>
          <table:table-cell office:value-type="string">
            <text:p>&lt;=</text:p>
          </table:table-cell>
          <table:table-cell/>
          <table:table-cell table:style-name="ce25" table:number-columns-repeated="33"/>
          <table:table-cell table:style-name="ce25" office:value-type="string">
            <text:p>X</text:p>
          </table:table-cell>
          <table:table-cell table:style-name="ce25" table:number-columns-repeated="46"/>
          <table:table-cell table:formula="oooc:=IF((COUNTA([.E215:.CF215])&gt;0)                                                              OR                                                              ( [.D215]=&quot;DEFERRED&quot;);1;0)" office:value-type="float" office:value="1">
            <text:p>1</text:p>
          </table:table-cell>
          <table:table-cell table:formula="oooc:=[.CH214]+1" office:value-type="float" office:value="209">
            <text:p>209</text:p>
          </table:table-cell>
          <table:table-cell table:style-name="ce25" table:number-columns-repeated="129"/>
        </table:table-row>
        <table:table-row table:style-name="ro3">
          <table:table-cell table:number-columns-repeated="2"/>
          <table:table-cell office:value-type="string">
            <text:p>~=</text:p>
          </table:table-cell>
          <table:table-cell/>
          <table:table-cell table:style-name="ce25" table:number-columns-repeated="33"/>
          <table:table-cell table:style-name="ce25" office:value-type="string">
            <text:p>X</text:p>
          </table:table-cell>
          <table:table-cell table:style-name="ce25" table:number-columns-repeated="46"/>
          <table:table-cell table:formula="oooc:=IF((COUNTA([.E216:.CF216])&gt;0)                                                              OR                                                              ( [.D216]=&quot;DEFERRED&quot;);1;0)" office:value-type="float" office:value="1">
            <text:p>1</text:p>
          </table:table-cell>
          <table:table-cell table:formula="oooc:=[.CH215]+1" office:value-type="float" office:value="210">
            <text:p>210</text:p>
          </table:table-cell>
          <table:table-cell table:style-name="ce25" table:number-columns-repeated="129"/>
        </table:table-row>
        <table:table-row table:style-name="ro3">
          <table:table-cell table:number-columns-repeated="2"/>
          <table:table-cell office:value-type="string">
            <text:p>&gt;=</text:p>
          </table:table-cell>
          <table:table-cell/>
          <table:table-cell table:style-name="ce25" table:number-columns-repeated="33"/>
          <table:table-cell table:style-name="ce25" office:value-type="string">
            <text:p>X</text:p>
          </table:table-cell>
          <table:table-cell table:style-name="ce25" table:number-columns-repeated="46"/>
          <table:table-cell table:formula="oooc:=IF((COUNTA([.E217:.CF217])&gt;0)                                                              OR                                                              ( [.D217]=&quot;DEFERRED&quot;);1;0)" office:value-type="float" office:value="1">
            <text:p>1</text:p>
          </table:table-cell>
          <table:table-cell table:formula="oooc:=[.CH216]+1" office:value-type="float" office:value="211">
            <text:p>211</text:p>
          </table:table-cell>
          <table:table-cell table:style-name="ce25" table:number-columns-repeated="129"/>
        </table:table-row>
        <table:table-row table:style-name="ro4">
          <table:table-cell/>
          <table:table-cell office:value-type="string">
            <text:p>RHS Num</text:p>
          </table:table-cell>
          <table:table-cell/>
          <table:table-cell/>
          <table:table-cell table:style-name="ce25" table:number-columns-repeated="35"/>
          <table:table-cell table:style-name="ce25" office:value-type="string">
            <text:p>X</text:p>
          </table:table-cell>
          <table:table-cell table:style-name="ce25"/>
          <table:table-cell table:style-name="ce25" office:value-type="string">
            <text:p>X</text:p>
          </table:table-cell>
          <table:table-cell table:style-name="ce25" table:number-columns-repeated="42"/>
          <table:table-cell table:formula="oooc:=IF((COUNTA([.E218:.CF218])&gt;0)                                                              OR                                                              ( [.D218]=&quot;DEFERRED&quot;);1;0)" office:value-type="float" office:value="1">
            <text:p>1</text:p>
          </table:table-cell>
          <table:table-cell table:formula="oooc:=[.CH217]+1" office:value-type="float" office:value="212">
            <text:p>212</text:p>
          </table:table-cell>
          <table:table-cell table:style-name="ce25" table:number-columns-repeated="129"/>
        </table:table-row>
        <table:table-row table:style-name="ro4">
          <table:table-cell/>
          <table:table-cell office:value-type="string">
            <text:p>RHS Obj Parm</text:p>
          </table:table-cell>
          <table:table-cell/>
          <table:table-cell/>
          <table:table-cell table:style-name="ce25" table:number-columns-repeated="32"/>
          <table:table-cell table:number-columns-repeated="2" table:style-name="ce25" office:value-type="string">
            <text:p>X</text:p>
          </table:table-cell>
          <table:table-cell table:style-name="ce25" table:number-columns-repeated="46"/>
          <table:table-cell table:formula="oooc:=IF((COUNTA([.E219:.CF219])&gt;0)                                                              OR                                                              ( [.D219]=&quot;DEFERRED&quot;);1;0)" office:value-type="float" office:value="1">
            <text:p>1</text:p>
          </table:table-cell>
          <table:table-cell table:formula="oooc:=[.CH218]+1" office:value-type="float" office:value="213">
            <text:p>213</text:p>
          </table:table-cell>
          <table:table-cell table:style-name="ce25" table:number-columns-repeated="129"/>
        </table:table-row>
        <table:table-row table:style-name="ro3">
          <table:table-cell/>
          <table:table-cell office:value-type="string">
            <text:p>RHS Var</text:p>
          </table:table-cell>
          <table:table-cell/>
          <table:table-cell/>
          <table:table-cell table:style-name="ce25" table:number-columns-repeated="23"/>
          <table:table-cell table:style-name="ce25" office:value-type="string">
            <text:p>X</text:p>
          </table:table-cell>
          <table:table-cell table:style-name="ce25" table:number-columns-repeated="8"/>
          <table:table-cell table:style-name="ce25" office:value-type="string">
            <text:p>X</text:p>
          </table:table-cell>
          <table:table-cell table:style-name="ce25" table:number-columns-repeated="3"/>
          <table:table-cell table:number-columns-repeated="2" table:style-name="ce25" office:value-type="string">
            <text:p>X</text:p>
          </table:table-cell>
          <table:table-cell table:style-name="ce25" table:number-columns-repeated="42"/>
          <table:table-cell table:formula="oooc:=IF((COUNTA([.E220:.CF220])&gt;0)                                                              OR                                                              ( [.D220]=&quot;DEFERRED&quot;);1;0)" office:value-type="float" office:value="1">
            <text:p>1</text:p>
          </table:table-cell>
          <table:table-cell table:formula="oooc:=[.CH219]+1" office:value-type="float" office:value="214">
            <text:p>214</text:p>
          </table:table-cell>
          <table:table-cell table:style-name="ce25" table:number-columns-repeated="129"/>
        </table:table-row>
        <table:table-row table:style-name="ro4">
          <table:table-cell/>
          <table:table-cell office:value-type="string">
            <text:p>RHS ArrayEl</text:p>
          </table:table-cell>
          <table:table-cell/>
          <table:table-cell/>
          <table:table-cell table:style-name="ce25" table:number-columns-repeated="33"/>
          <table:table-cell table:style-name="ce25" office:value-type="string">
            <text:p>X</text:p>
          </table:table-cell>
          <table:table-cell table:style-name="ce25" table:number-columns-repeated="46"/>
          <table:table-cell table:formula="oooc:=IF((COUNTA([.E221:.CF221])&gt;0)                                                              OR                                                              ( [.D221]=&quot;DEFERRED&quot;);1;0)" office:value-type="float" office:value="1">
            <text:p>1</text:p>
          </table:table-cell>
          <table:table-cell table:formula="oooc:=[.CH220]+1" office:value-type="float" office:value="215">
            <text:p>215</text:p>
          </table:table-cell>
          <table:table-cell table:style-name="ce25" table:number-columns-repeated="129"/>
        </table:table-row>
        <table:table-row table:style-name="ro4">
          <table:table-cell table:style-name="ce23" office:value-type="string">
            <text:p>Nesting</text:p>
          </table:table-cell>
          <table:table-cell office:value-type="string">
            <text:p>Outer If</text:p>
          </table:table-cell>
          <table:table-cell office:value-type="string">
            <text:p>Begin/EndFiniteBurn</text:p>
          </table:table-cell>
          <table:table-cell office:value-type="string">
            <text:p>DEFERRED</text:p>
          </table:table-cell>
          <table:table-cell table:style-name="ce25" table:number-columns-repeated="80"/>
          <table:table-cell table:formula="oooc:=IF((COUNTA([.E222:.CF222])&gt;0)                                                              OR                                                              ( [.D222]=&quot;DEFERRED&quot;);1;0)" office:value-type="float" office:value="1">
            <text:p>1</text:p>
          </table:table-cell>
          <table:table-cell table:formula="oooc:=[.CH221]+1" office:value-type="float" office:value="216">
            <text:p>216</text:p>
          </table:table-cell>
          <table:table-cell table:style-name="ce25" table:number-columns-repeated="129"/>
        </table:table-row>
        <table:table-row table:style-name="ro4">
          <table:table-cell table:number-columns-repeated="2"/>
          <table:table-cell office:value-type="string">
            <text:p>Begin/EndFunction</text:p>
          </table:table-cell>
          <table:table-cell office:value-type="string">
            <text:p>DEFERRED</text:p>
          </table:table-cell>
          <table:table-cell table:style-name="ce25" table:number-columns-repeated="80"/>
          <table:table-cell table:formula="oooc:=IF((COUNTA([.E223:.CF223])&gt;0)                                                              OR                                                              ( [.D223]=&quot;DEFERRED&quot;);1;0)" office:value-type="float" office:value="1">
            <text:p>1</text:p>
          </table:table-cell>
          <table:table-cell table:formula="oooc:=[.CH222]+1" office:value-type="float" office:value="217">
            <text:p>217</text:p>
          </table:table-cell>
          <table:table-cell table:style-name="ce25" table:number-columns-repeated="129"/>
        </table:table-row>
        <table:table-row table:style-name="ro4">
          <table:table-cell table:number-columns-repeated="2"/>
          <table:table-cell office:value-type="string">
            <text:p>Begin/EndScript</text:p>
          </table:table-cell>
          <table:table-cell/>
          <table:table-cell table:style-name="ce25" table:number-columns-repeated="31"/>
          <table:table-cell table:style-name="ce25" office:value-type="string">
            <text:p>X</text:p>
          </table:table-cell>
          <table:table-cell table:style-name="ce25" table:number-columns-repeated="48"/>
          <table:table-cell table:formula="oooc:=IF((COUNTA([.E224:.CF224])&gt;0)                                                              OR                                                              ( [.D224]=&quot;DEFERRED&quot;);1;0)" office:value-type="float" office:value="1">
            <text:p>1</text:p>
          </table:table-cell>
          <table:table-cell table:formula="oooc:=[.CH223]+1" office:value-type="float" office:value="218">
            <text:p>218</text:p>
          </table:table-cell>
          <table:table-cell table:style-name="ce25" table:number-columns-repeated="129"/>
        </table:table-row>
        <table:table-row table:style-name="ro3">
          <table:table-cell table:number-columns-repeated="2"/>
          <table:table-cell office:value-type="string">
            <text:p>Else</text:p>
          </table:table-cell>
          <table:table-cell/>
          <table:table-cell table:style-name="ce25" table:number-columns-repeated="31"/>
          <table:table-cell table:style-name="ce25" office:value-type="string">
            <text:p>X</text:p>
          </table:table-cell>
          <table:table-cell table:style-name="ce25" table:number-columns-repeated="44"/>
          <table:table-cell table:number-columns-repeated="2" table:style-name="ce25" office:value-type="string">
            <text:p>X</text:p>
          </table:table-cell>
          <table:table-cell table:style-name="ce25" table:number-columns-repeated="2"/>
          <table:table-cell table:formula="oooc:=IF((COUNTA([.E225:.CF225])&gt;0)                                                              OR                                                              ( [.D225]=&quot;DEFERRED&quot;);1;0)" office:value-type="float" office:value="1">
            <text:p>1</text:p>
          </table:table-cell>
          <table:table-cell table:formula="oooc:=[.CH224]+1" office:value-type="float" office:value="219">
            <text:p>219</text:p>
          </table:table-cell>
          <table:table-cell table:style-name="ce25" table:number-columns-repeated="129"/>
        </table:table-row>
        <table:table-row table:style-name="ro4">
          <table:table-cell table:number-columns-repeated="2"/>
          <table:table-cell office:value-type="string">
            <text:p>ElseIf</text:p>
          </table:table-cell>
          <table:table-cell office:value-type="string">
            <text:p>DEFERRED</text:p>
          </table:table-cell>
          <table:table-cell table:style-name="ce25" table:number-columns-repeated="80"/>
          <table:table-cell table:formula="oooc:=IF((COUNTA([.E226:.CF226])&gt;0)                                                              OR                                                              ( [.D226]=&quot;DEFERRED&quot;);1;0)" office:value-type="float" office:value="1">
            <text:p>1</text:p>
          </table:table-cell>
          <table:table-cell table:formula="oooc:=[.CH225]+1" office:value-type="float" office:value="220">
            <text:p>220</text:p>
          </table:table-cell>
          <table:table-cell table:style-name="ce25" table:number-columns-repeated="129"/>
        </table:table-row>
        <table:table-row table:style-name="ro4">
          <table:table-cell table:number-columns-repeated="2"/>
          <table:table-cell office:value-type="string">
            <text:p>For/EndFor</text:p>
          </table:table-cell>
          <table:table-cell/>
          <table:table-cell table:style-name="ce25" table:number-columns-repeated="30"/>
          <table:table-cell table:style-name="ce25" office:value-type="string">
            <text:p>X</text:p>
          </table:table-cell>
          <table:table-cell table:style-name="ce25" table:number-columns-repeated="49"/>
          <table:table-cell table:formula="oooc:=IF((COUNTA([.E227:.CF227])&gt;0)                                                              OR                                                              ( [.D227]=&quot;DEFERRED&quot;);1;0)" office:value-type="float" office:value="1">
            <text:p>1</text:p>
          </table:table-cell>
          <table:table-cell table:formula="oooc:=[.CH226]+1" office:value-type="float" office:value="221">
            <text:p>221</text:p>
          </table:table-cell>
          <table:table-cell table:style-name="ce25" table:number-columns-repeated="129"/>
        </table:table-row>
        <table:table-row table:style-name="ro4">
          <table:table-cell table:number-columns-repeated="2"/>
          <table:table-cell office:value-type="string">
            <text:p>If/EndIf</text:p>
          </table:table-cell>
          <table:table-cell/>
          <table:table-cell table:style-name="ce25" table:number-columns-repeated="30"/>
          <table:table-cell table:number-columns-repeated="2" table:style-name="ce25" office:value-type="string">
            <text:p>X</text:p>
          </table:table-cell>
          <table:table-cell table:style-name="ce25" table:number-columns-repeated="44"/>
          <table:table-cell table:number-columns-repeated="2" table:style-name="ce25" office:value-type="string">
            <text:p>X</text:p>
          </table:table-cell>
          <table:table-cell table:style-name="ce25" table:number-columns-repeated="2"/>
          <table:table-cell table:formula="oooc:=IF((COUNTA([.E228:.CF228])&gt;0)                                                              OR                                                              ( [.D228]=&quot;DEFERRED&quot;);1;0)" office:value-type="float" office:value="1">
            <text:p>1</text:p>
          </table:table-cell>
          <table:table-cell table:formula="oooc:=[.CH227]+1" office:value-type="float" office:value="222">
            <text:p>222</text:p>
          </table:table-cell>
          <table:table-cell table:style-name="ce25" table:number-columns-repeated="129"/>
        </table:table-row>
        <table:table-row table:style-name="ro4">
          <table:table-cell table:number-columns-repeated="2"/>
          <table:table-cell office:value-type="string">
            <text:p>Optimize/EndOptimize</text:p>
          </table:table-cell>
          <table:table-cell office:value-type="string">
            <text:p>Should throw exception</text:p>
          </table:table-cell>
          <table:table-cell table:style-name="ce25" table:number-columns-repeated="66"/>
          <table:table-cell table:style-name="ce25" office:value-type="string">
            <text:p>X</text:p>
          </table:table-cell>
          <table:table-cell table:style-name="ce25" table:number-columns-repeated="13"/>
          <table:table-cell table:formula="oooc:=IF((COUNTA([.E229:.CF229])&gt;0)                                                              OR                                                              ( [.D229]=&quot;DEFERRED&quot;);1;0)" office:value-type="float" office:value="1">
            <text:p>1</text:p>
          </table:table-cell>
          <table:table-cell table:formula="oooc:=[.CH228]+1" office:value-type="float" office:value="223">
            <text:p>223</text:p>
          </table:table-cell>
          <table:table-cell table:style-name="ce25" table:number-columns-repeated="129"/>
        </table:table-row>
        <table:table-row table:style-name="ro4">
          <table:table-cell table:number-columns-repeated="2"/>
          <table:table-cell office:value-type="string">
            <text:p>Target/EndTarget</text:p>
          </table:table-cell>
          <table:table-cell/>
          <table:table-cell table:style-name="ce25" table:number-columns-repeated="73"/>
          <table:table-cell table:style-name="ce25" office:value-type="string">
            <text:p>X</text:p>
          </table:table-cell>
          <table:table-cell table:style-name="ce25" table:number-columns-repeated="6"/>
          <table:table-cell table:formula="oooc:=IF((COUNTA([.E230:.CF230])&gt;0)                                                              OR                                                              ( [.D230]=&quot;DEFERRED&quot;);1;0)" office:value-type="float" office:value="1">
            <text:p>1</text:p>
          </table:table-cell>
          <table:table-cell table:formula="oooc:=[.CH229]+1" office:value-type="float" office:value="224">
            <text:p>224</text:p>
          </table:table-cell>
          <table:table-cell table:style-name="ce25" table:number-columns-repeated="129"/>
        </table:table-row>
        <table:table-row table:style-name="ro4">
          <table:table-cell table:number-columns-repeated="2"/>
          <table:table-cell office:value-type="string">
            <text:p>While/EndWhile</text:p>
          </table:table-cell>
          <table:table-cell/>
          <table:table-cell table:style-name="ce25" table:number-columns-repeated="74"/>
          <table:table-cell table:style-name="ce25" office:value-type="string">
            <text:p>X</text:p>
          </table:table-cell>
          <table:table-cell table:style-name="ce25" table:number-columns-repeated="5"/>
          <table:table-cell table:formula="oooc:=IF((COUNTA([.E231:.CF231])&gt;0)                                                              OR                                                              ( [.D231]=&quot;DEFERRED&quot;);1;0)" office:value-type="float" office:value="1">
            <text:p>1</text:p>
          </table:table-cell>
          <table:table-cell table:formula="oooc:=[.CH230]+1" office:value-type="float" office:value="225">
            <text:p>225</text:p>
          </table:table-cell>
          <table:table-cell table:style-name="ce25" table:number-columns-repeated="129"/>
        </table:table-row>
        <table:table-row table:style-name="ro4">
          <table:table-cell/>
          <table:table-cell office:value-type="string">
            <text:p>Outer For</text:p>
          </table:table-cell>
          <table:table-cell office:value-type="string">
            <text:p>Begin/EndFiniteBurn</text:p>
          </table:table-cell>
          <table:table-cell office:value-type="string">
            <text:p>DEFERRED</text:p>
          </table:table-cell>
          <table:table-cell table:style-name="ce25" table:number-columns-repeated="80"/>
          <table:table-cell table:formula="oooc:=IF((COUNTA([.E232:.CF232])&gt;0)                                                              OR                                                              ( [.D232]=&quot;DEFERRED&quot;);1;0)" office:value-type="float" office:value="1">
            <text:p>1</text:p>
          </table:table-cell>
          <table:table-cell table:formula="oooc:=[.CH231]+1" office:value-type="float" office:value="226">
            <text:p>226</text:p>
          </table:table-cell>
          <table:table-cell table:style-name="ce25" table:number-columns-repeated="129"/>
        </table:table-row>
        <table:table-row table:style-name="ro4">
          <table:table-cell table:number-columns-repeated="2"/>
          <table:table-cell office:value-type="string">
            <text:p>Begin/EndFunction</text:p>
          </table:table-cell>
          <table:table-cell office:value-type="string">
            <text:p>DEFERRED</text:p>
          </table:table-cell>
          <table:table-cell table:style-name="ce25" table:number-columns-repeated="80"/>
          <table:table-cell table:formula="oooc:=IF((COUNTA([.E233:.CF233])&gt;0)                                                              OR                                                              ( [.D233]=&quot;DEFERRED&quot;);1;0)" office:value-type="float" office:value="1">
            <text:p>1</text:p>
          </table:table-cell>
          <table:table-cell table:formula="oooc:=[.CH232]+1" office:value-type="float" office:value="227">
            <text:p>227</text:p>
          </table:table-cell>
          <table:table-cell table:style-name="ce25" table:number-columns-repeated="129"/>
        </table:table-row>
        <table:table-row table:style-name="ro4">
          <table:table-cell table:number-columns-repeated="2"/>
          <table:table-cell office:value-type="string">
            <text:p>Begin/EndScript</text:p>
          </table:table-cell>
          <table:table-cell/>
          <table:table-cell table:style-name="ce25" table:number-columns-repeated="22"/>
          <table:table-cell table:style-name="ce25" office:value-type="string">
            <text:p>X</text:p>
          </table:table-cell>
          <table:table-cell table:style-name="ce25" table:number-columns-repeated="57"/>
          <table:table-cell table:formula="oooc:=IF((COUNTA([.E234:.CF234])&gt;0)                                                              OR                                                              ( [.D234]=&quot;DEFERRED&quot;);1;0)" office:value-type="float" office:value="1">
            <text:p>1</text:p>
          </table:table-cell>
          <table:table-cell table:formula="oooc:=[.CH233]+1" office:value-type="float" office:value="228">
            <text:p>228</text:p>
          </table:table-cell>
          <table:table-cell table:style-name="ce25" table:number-columns-repeated="129"/>
        </table:table-row>
        <table:table-row table:style-name="ro3">
          <table:table-cell table:number-columns-repeated="2"/>
          <table:table-cell office:value-type="string">
            <text:p>Else</text:p>
          </table:table-cell>
          <table:table-cell/>
          <table:table-cell table:style-name="ce25" table:number-columns-repeated="22"/>
          <table:table-cell table:style-name="ce25" office:value-type="string">
            <text:p>X</text:p>
          </table:table-cell>
          <table:table-cell table:style-name="ce25" table:number-columns-repeated="57"/>
          <table:table-cell table:formula="oooc:=IF((COUNTA([.E235:.CF235])&gt;0)                                                              OR                                                              ( [.D235]=&quot;DEFERRED&quot;);1;0)" office:value-type="float" office:value="1">
            <text:p>1</text:p>
          </table:table-cell>
          <table:table-cell table:formula="oooc:=[.CH234]+1" office:value-type="float" office:value="229">
            <text:p>229</text:p>
          </table:table-cell>
          <table:table-cell table:style-name="ce25" table:number-columns-repeated="129"/>
        </table:table-row>
        <table:table-row table:style-name="ro4">
          <table:table-cell table:number-columns-repeated="2"/>
          <table:table-cell office:value-type="string">
            <text:p>ElseIf</text:p>
          </table:table-cell>
          <table:table-cell office:value-type="string">
            <text:p>DEFERRED</text:p>
          </table:table-cell>
          <table:table-cell table:style-name="ce25" table:number-columns-repeated="80"/>
          <table:table-cell table:formula="oooc:=IF((COUNTA([.E236:.CF236])&gt;0)                                                              OR                                                              ( [.D236]=&quot;DEFERRED&quot;);1;0)" office:value-type="float" office:value="1">
            <text:p>1</text:p>
          </table:table-cell>
          <table:table-cell table:formula="oooc:=[.CH235]+1" office:value-type="float" office:value="230">
            <text:p>230</text:p>
          </table:table-cell>
          <table:table-cell table:style-name="ce25" table:number-columns-repeated="129"/>
        </table:table-row>
        <table:table-row table:style-name="ro4">
          <table:table-cell table:number-columns-repeated="2"/>
          <table:table-cell office:value-type="string">
            <text:p>For/EndFor</text:p>
          </table:table-cell>
          <table:table-cell/>
          <table:table-cell table:style-name="ce25" table:number-columns-repeated="75"/>
          <table:table-cell table:style-name="ce25" office:value-type="string">
            <text:p>X</text:p>
          </table:table-cell>
          <table:table-cell table:style-name="ce25" table:number-columns-repeated="4"/>
          <table:table-cell table:formula="oooc:=IF((COUNTA([.E237:.CF237])&gt;0)                                                              OR                                                              ( [.D237]=&quot;DEFERRED&quot;);1;0)" office:value-type="float" office:value="1">
            <text:p>1</text:p>
          </table:table-cell>
          <table:table-cell table:formula="oooc:=[.CH236]+1" office:value-type="float" office:value="231">
            <text:p>231</text:p>
          </table:table-cell>
          <table:table-cell table:style-name="ce25" table:number-columns-repeated="129"/>
        </table:table-row>
        <table:table-row table:style-name="ro4">
          <table:table-cell table:number-columns-repeated="2"/>
          <table:table-cell office:value-type="string">
            <text:p>If/EndIf</text:p>
          </table:table-cell>
          <table:table-cell/>
          <table:table-cell table:style-name="ce25" table:number-columns-repeated="22"/>
          <table:table-cell table:style-name="ce25" office:value-type="string">
            <text:p>X</text:p>
          </table:table-cell>
          <table:table-cell table:style-name="ce25" table:number-columns-repeated="57"/>
          <table:table-cell table:formula="oooc:=IF((COUNTA([.E238:.CF238])&gt;0)                                                              OR                                                              ( [.D238]=&quot;DEFERRED&quot;);1;0)" office:value-type="float" office:value="1">
            <text:p>1</text:p>
          </table:table-cell>
          <table:table-cell table:formula="oooc:=[.CH237]+1" office:value-type="float" office:value="232">
            <text:p>232</text:p>
          </table:table-cell>
          <table:table-cell table:style-name="ce25" table:number-columns-repeated="129"/>
        </table:table-row>
        <table:table-row table:style-name="ro4">
          <table:table-cell table:number-columns-repeated="2"/>
          <table:table-cell office:value-type="string">
            <text:p>Optimize/EndOptimize</text:p>
          </table:table-cell>
          <table:table-cell/>
          <table:table-cell table:style-name="ce25" table:number-columns-repeated="66"/>
          <table:table-cell table:style-name="ce25" office:value-type="string">
            <text:p>X</text:p>
          </table:table-cell>
          <table:table-cell table:style-name="ce25" table:number-columns-repeated="13"/>
          <table:table-cell table:formula="oooc:=IF((COUNTA([.E239:.CF239])&gt;0)                                                              OR                                                              ( [.D239]=&quot;DEFERRED&quot;);1;0)" office:value-type="float" office:value="1">
            <text:p>1</text:p>
          </table:table-cell>
          <table:table-cell table:formula="oooc:=[.CH238]+1" office:value-type="float" office:value="233">
            <text:p>233</text:p>
          </table:table-cell>
          <table:table-cell table:style-name="ce25" table:number-columns-repeated="129"/>
        </table:table-row>
        <table:table-row table:style-name="ro4">
          <table:table-cell table:number-columns-repeated="2"/>
          <table:table-cell office:value-type="string">
            <text:p>Target/EndTarget</text:p>
          </table:table-cell>
          <table:table-cell/>
          <table:table-cell table:style-name="ce25" table:number-columns-repeated="73"/>
          <table:table-cell table:style-name="ce25" office:value-type="string">
            <text:p>X</text:p>
          </table:table-cell>
          <table:table-cell table:style-name="ce25" table:number-columns-repeated="6"/>
          <table:table-cell table:formula="oooc:=IF((COUNTA([.E240:.CF240])&gt;0)                                                              OR                                                              ( [.D240]=&quot;DEFERRED&quot;);1;0)" office:value-type="float" office:value="1">
            <text:p>1</text:p>
          </table:table-cell>
          <table:table-cell table:formula="oooc:=[.CH239]+1" office:value-type="float" office:value="234">
            <text:p>234</text:p>
          </table:table-cell>
          <table:table-cell table:style-name="ce25" table:number-columns-repeated="129"/>
        </table:table-row>
        <table:table-row table:style-name="ro4">
          <table:table-cell table:number-columns-repeated="2"/>
          <table:table-cell office:value-type="string">
            <text:p>While/EndWhile</text:p>
          </table:table-cell>
          <table:table-cell/>
          <table:table-cell table:style-name="ce25" table:number-columns-repeated="23"/>
          <table:table-cell table:style-name="ce25" office:value-type="string">
            <text:p>X</text:p>
          </table:table-cell>
          <table:table-cell table:style-name="ce25" table:number-columns-repeated="56"/>
          <table:table-cell table:formula="oooc:=IF((COUNTA([.E241:.CF241])&gt;0)                                                              OR                                                              ( [.D241]=&quot;DEFERRED&quot;);1;0)" office:value-type="float" office:value="1">
            <text:p>1</text:p>
          </table:table-cell>
          <table:table-cell table:formula="oooc:=[.CH240]+1" office:value-type="float" office:value="235">
            <text:p>235</text:p>
          </table:table-cell>
          <table:table-cell table:style-name="ce25" table:number-columns-repeated="129"/>
        </table:table-row>
        <table:table-row table:style-name="ro4">
          <table:table-cell/>
          <table:table-cell office:value-type="string">
            <text:p>Outer While</text:p>
          </table:table-cell>
          <table:table-cell office:value-type="string">
            <text:p>Begin/EndFiniteBurn</text:p>
          </table:table-cell>
          <table:table-cell office:value-type="string">
            <text:p>DEFERRED</text:p>
          </table:table-cell>
          <table:table-cell table:style-name="ce25" table:number-columns-repeated="80"/>
          <table:table-cell table:formula="oooc:=IF((COUNTA([.E242:.CF242])&gt;0)                                                              OR                                                              ( [.D242]=&quot;DEFERRED&quot;);1;0)" office:value-type="float" office:value="1">
            <text:p>1</text:p>
          </table:table-cell>
          <table:table-cell table:formula="oooc:=[.CH241]+1" office:value-type="float" office:value="236">
            <text:p>236</text:p>
          </table:table-cell>
          <table:table-cell table:style-name="ce25" table:number-columns-repeated="129"/>
        </table:table-row>
        <table:table-row table:style-name="ro4">
          <table:table-cell table:number-columns-repeated="2"/>
          <table:table-cell office:value-type="string">
            <text:p>Begin/EndFunction</text:p>
          </table:table-cell>
          <table:table-cell office:value-type="string">
            <text:p>DEFERRED</text:p>
          </table:table-cell>
          <table:table-cell table:style-name="ce25" table:number-columns-repeated="80"/>
          <table:table-cell table:formula="oooc:=IF((COUNTA([.E243:.CF243])&gt;0)                                                              OR                                                              ( [.D243]=&quot;DEFERRED&quot;);1;0)" office:value-type="float" office:value="1">
            <text:p>1</text:p>
          </table:table-cell>
          <table:table-cell table:formula="oooc:=[.CH242]+1" office:value-type="float" office:value="237">
            <text:p>237</text:p>
          </table:table-cell>
          <table:table-cell table:style-name="ce25" table:number-columns-repeated="129"/>
        </table:table-row>
        <table:table-row table:style-name="ro4">
          <table:table-cell table:number-columns-repeated="2"/>
          <table:table-cell office:value-type="string">
            <text:p>Begin/EndScript</text:p>
          </table:table-cell>
          <table:table-cell/>
          <table:table-cell table:style-name="ce25" table:number-columns-repeated="35"/>
          <table:table-cell table:style-name="ce25" office:value-type="string">
            <text:p>X</text:p>
          </table:table-cell>
          <table:table-cell table:style-name="ce25" table:number-columns-repeated="44"/>
          <table:table-cell table:formula="oooc:=IF((COUNTA([.E244:.CF244])&gt;0)                                                              OR                                                              ( [.D244]=&quot;DEFERRED&quot;);1;0)" office:value-type="float" office:value="1">
            <text:p>1</text:p>
          </table:table-cell>
          <table:table-cell table:formula="oooc:=[.CH243]+1" office:value-type="float" office:value="238">
            <text:p>238</text:p>
          </table:table-cell>
          <table:table-cell table:style-name="ce25" table:number-columns-repeated="129"/>
        </table:table-row>
        <table:table-row table:style-name="ro3">
          <table:table-cell table:number-columns-repeated="2"/>
          <table:table-cell office:value-type="string">
            <text:p>Else</text:p>
          </table:table-cell>
          <table:table-cell/>
          <table:table-cell table:style-name="ce25" table:number-columns-repeated="35"/>
          <table:table-cell table:style-name="ce25" office:value-type="string">
            <text:p>X</text:p>
          </table:table-cell>
          <table:table-cell table:style-name="ce25" table:number-columns-repeated="44"/>
          <table:table-cell table:formula="oooc:=IF((COUNTA([.E245:.CF245])&gt;0)                                                              OR                                                              ( [.D245]=&quot;DEFERRED&quot;);1;0)" office:value-type="float" office:value="1">
            <text:p>1</text:p>
          </table:table-cell>
          <table:table-cell table:formula="oooc:=[.CH244]+1" office:value-type="float" office:value="239">
            <text:p>239</text:p>
          </table:table-cell>
          <table:table-cell table:style-name="ce25" table:number-columns-repeated="129"/>
        </table:table-row>
        <table:table-row table:style-name="ro4">
          <table:table-cell table:number-columns-repeated="2"/>
          <table:table-cell office:value-type="string">
            <text:p>ElseIf</text:p>
          </table:table-cell>
          <table:table-cell office:value-type="string">
            <text:p>DEFERRED</text:p>
          </table:table-cell>
          <table:table-cell table:style-name="ce25" table:number-columns-repeated="80"/>
          <table:table-cell table:formula="oooc:=IF((COUNTA([.E246:.CF246])&gt;0)                                                              OR                                                              ( [.D246]=&quot;DEFERRED&quot;);1;0)" office:value-type="float" office:value="1">
            <text:p>1</text:p>
          </table:table-cell>
          <table:table-cell table:formula="oooc:=[.CH245]+1" office:value-type="float" office:value="240">
            <text:p>240</text:p>
          </table:table-cell>
          <table:table-cell table:style-name="ce25" table:number-columns-repeated="129"/>
        </table:table-row>
        <table:table-row table:style-name="ro4">
          <table:table-cell table:number-columns-repeated="2"/>
          <table:table-cell office:value-type="string">
            <text:p>For/EndFor</text:p>
          </table:table-cell>
          <table:table-cell/>
          <table:table-cell table:style-name="ce25" table:number-columns-repeated="34"/>
          <table:table-cell table:style-name="ce25" office:value-type="string">
            <text:p>X</text:p>
          </table:table-cell>
          <table:table-cell table:style-name="ce25" table:number-columns-repeated="45"/>
          <table:table-cell table:formula="oooc:=IF((COUNTA([.E247:.CF247])&gt;0)                                                              OR                                                              ( [.D247]=&quot;DEFERRED&quot;);1;0)" office:value-type="float" office:value="1">
            <text:p>1</text:p>
          </table:table-cell>
          <table:table-cell table:formula="oooc:=[.CH246]+1" office:value-type="float" office:value="241">
            <text:p>241</text:p>
          </table:table-cell>
          <table:table-cell table:style-name="ce25" table:number-columns-repeated="129"/>
        </table:table-row>
        <table:table-row table:style-name="ro4">
          <table:table-cell table:number-columns-repeated="2"/>
          <table:table-cell office:value-type="string">
            <text:p>If/EndIf</text:p>
          </table:table-cell>
          <table:table-cell/>
          <table:table-cell table:style-name="ce25" table:number-columns-repeated="35"/>
          <table:table-cell table:style-name="ce25" office:value-type="string">
            <text:p>X</text:p>
          </table:table-cell>
          <table:table-cell table:style-name="ce25" table:number-columns-repeated="44"/>
          <table:table-cell table:formula="oooc:=IF((COUNTA([.E248:.CF248])&gt;0)                                                              OR                                                              ( [.D248]=&quot;DEFERRED&quot;);1;0)" office:value-type="float" office:value="1">
            <text:p>1</text:p>
          </table:table-cell>
          <table:table-cell table:formula="oooc:=[.CH247]+1" office:value-type="float" office:value="242">
            <text:p>242</text:p>
          </table:table-cell>
          <table:table-cell table:style-name="ce25" table:number-columns-repeated="129"/>
        </table:table-row>
        <table:table-row table:style-name="ro4">
          <table:table-cell table:number-columns-repeated="2"/>
          <table:table-cell office:value-type="string">
            <text:p>Optimize/EndOptimize</text:p>
          </table:table-cell>
          <table:table-cell/>
          <table:table-cell table:style-name="ce25" table:number-columns-repeated="66"/>
          <table:table-cell table:style-name="ce25" office:value-type="string">
            <text:p>X</text:p>
          </table:table-cell>
          <table:table-cell table:style-name="ce25" table:number-columns-repeated="13"/>
          <table:table-cell table:formula="oooc:=IF((COUNTA([.E249:.CF249])&gt;0)                                                              OR                                                              ( [.D249]=&quot;DEFERRED&quot;);1;0)" office:value-type="float" office:value="1">
            <text:p>1</text:p>
          </table:table-cell>
          <table:table-cell table:formula="oooc:=[.CH248]+1" office:value-type="float" office:value="243">
            <text:p>243</text:p>
          </table:table-cell>
          <table:table-cell table:style-name="ce25" table:number-columns-repeated="129"/>
        </table:table-row>
        <table:table-row table:style-name="ro4">
          <table:table-cell table:number-columns-repeated="2"/>
          <table:table-cell office:value-type="string">
            <text:p>Target/EndTarget</text:p>
          </table:table-cell>
          <table:table-cell/>
          <table:table-cell table:style-name="ce25" table:number-columns-repeated="36"/>
          <table:table-cell table:style-name="ce25" office:value-type="string">
            <text:p>X</text:p>
          </table:table-cell>
          <table:table-cell table:style-name="ce25" table:number-columns-repeated="36"/>
          <table:table-cell table:style-name="ce25" office:value-type="string">
            <text:p>X</text:p>
          </table:table-cell>
          <table:table-cell table:style-name="ce25" table:number-columns-repeated="6"/>
          <table:table-cell table:formula="oooc:=IF((COUNTA([.E250:.CF250])&gt;0)                                                              OR                                                              ( [.D250]=&quot;DEFERRED&quot;);1;0)" office:value-type="float" office:value="1">
            <text:p>1</text:p>
          </table:table-cell>
          <table:table-cell table:formula="oooc:=[.CH249]+1" office:value-type="float" office:value="244">
            <text:p>244</text:p>
          </table:table-cell>
          <table:table-cell table:style-name="ce25" table:number-columns-repeated="129"/>
        </table:table-row>
        <table:table-row table:style-name="ro4">
          <table:table-cell table:number-columns-repeated="2"/>
          <table:table-cell office:value-type="string">
            <text:p>While/EndWhile</text:p>
          </table:table-cell>
          <table:table-cell/>
          <table:table-cell table:style-name="ce25" table:number-columns-repeated="37"/>
          <table:table-cell table:style-name="ce25" office:value-type="string">
            <text:p>X</text:p>
          </table:table-cell>
          <table:table-cell table:style-name="ce25" table:number-columns-repeated="42"/>
          <table:table-cell table:formula="oooc:=IF((COUNTA([.E251:.CF251])&gt;0)                                                              OR                                                              ( [.D251]=&quot;DEFERRED&quot;);1;0)" office:value-type="float" office:value="1">
            <text:p>1</text:p>
          </table:table-cell>
          <table:table-cell table:formula="oooc:=[.CH250]+1" office:value-type="float" office:value="245">
            <text:p>245</text:p>
          </table:table-cell>
          <table:table-cell table:style-name="ce25" table:number-columns-repeated="129"/>
        </table:table-row>
        <table:table-row table:style-name="ro4">
          <table:table-cell/>
          <table:table-cell office:value-type="string">
            <text:p>Outer Target</text:p>
          </table:table-cell>
          <table:table-cell office:value-type="string">
            <text:p>Begin/EndFiniteBurn</text:p>
          </table:table-cell>
          <table:table-cell office:value-type="string">
            <text:p>DEFERRED</text:p>
          </table:table-cell>
          <table:table-cell table:style-name="ce25" table:number-columns-repeated="80"/>
          <table:table-cell table:formula="oooc:=IF((COUNTA([.E252:.CF252])&gt;0)                                                              OR                                                              ( [.D252]=&quot;DEFERRED&quot;);1;0)" office:value-type="float" office:value="1">
            <text:p>1</text:p>
          </table:table-cell>
          <table:table-cell table:formula="oooc:=[.CH251]+1" office:value-type="float" office:value="246">
            <text:p>246</text:p>
          </table:table-cell>
          <table:table-cell table:style-name="ce25" table:number-columns-repeated="129"/>
        </table:table-row>
        <table:table-row table:style-name="ro4">
          <table:table-cell table:number-columns-repeated="2"/>
          <table:table-cell office:value-type="string">
            <text:p>Begin/EndFunction</text:p>
          </table:table-cell>
          <table:table-cell office:value-type="string">
            <text:p>DEFERRED</text:p>
          </table:table-cell>
          <table:table-cell table:style-name="ce25" table:number-columns-repeated="80"/>
          <table:table-cell table:formula="oooc:=IF((COUNTA([.E253:.CF253])&gt;0)                                                              OR                                                              ( [.D253]=&quot;DEFERRED&quot;);1;0)" office:value-type="float" office:value="1">
            <text:p>1</text:p>
          </table:table-cell>
          <table:table-cell table:formula="oooc:=[.CH252]+1" office:value-type="float" office:value="247">
            <text:p>247</text:p>
          </table:table-cell>
          <table:table-cell table:style-name="ce25" table:number-columns-repeated="129"/>
        </table:table-row>
        <table:table-row table:style-name="ro4">
          <table:table-cell table:number-columns-repeated="2"/>
          <table:table-cell office:value-type="string">
            <text:p>Begin/EndScript</text:p>
          </table:table-cell>
          <table:table-cell/>
          <table:table-cell table:style-name="ce25" table:number-columns-repeated="73"/>
          <table:table-cell table:style-name="ce25" office:value-type="string">
            <text:p>X</text:p>
          </table:table-cell>
          <table:table-cell table:style-name="ce25" table:number-columns-repeated="6"/>
          <table:table-cell table:formula="oooc:=IF((COUNTA([.E254:.CF254])&gt;0)                                                              OR                                                              ( [.D254]=&quot;DEFERRED&quot;);1;0)" office:value-type="float" office:value="1">
            <text:p>1</text:p>
          </table:table-cell>
          <table:table-cell table:formula="oooc:=[.CH253]+1" office:value-type="float" office:value="248">
            <text:p>248</text:p>
          </table:table-cell>
          <table:table-cell table:style-name="ce25" table:number-columns-repeated="129"/>
        </table:table-row>
        <table:table-row table:style-name="ro3">
          <table:table-cell table:number-columns-repeated="2"/>
          <table:table-cell office:value-type="string">
            <text:p>Else</text:p>
          </table:table-cell>
          <table:table-cell/>
          <table:table-cell table:style-name="ce25" table:number-columns-repeated="73"/>
          <table:table-cell table:style-name="ce25" office:value-type="string">
            <text:p>X</text:p>
          </table:table-cell>
          <table:table-cell table:style-name="ce25" table:number-columns-repeated="6"/>
          <table:table-cell table:formula="oooc:=IF((COUNTA([.E255:.CF255])&gt;0)                                                              OR                                                              ( [.D255]=&quot;DEFERRED&quot;);1;0)" office:value-type="float" office:value="1">
            <text:p>1</text:p>
          </table:table-cell>
          <table:table-cell table:formula="oooc:=[.CH254]+1" office:value-type="float" office:value="249">
            <text:p>249</text:p>
          </table:table-cell>
          <table:table-cell table:style-name="ce25" table:number-columns-repeated="129"/>
        </table:table-row>
        <table:table-row table:style-name="ro4">
          <table:table-cell table:number-columns-repeated="2"/>
          <table:table-cell office:value-type="string">
            <text:p>ElseIf</text:p>
          </table:table-cell>
          <table:table-cell office:value-type="string">
            <text:p>DEFERRED</text:p>
          </table:table-cell>
          <table:table-cell table:style-name="ce25" table:number-columns-repeated="80"/>
          <table:table-cell table:formula="oooc:=IF((COUNTA([.E256:.CF256])&gt;0)                                                              OR                                                              ( [.D256]=&quot;DEFERRED&quot;);1;0)" office:value-type="float" office:value="1">
            <text:p>1</text:p>
          </table:table-cell>
          <table:table-cell table:formula="oooc:=[.CH255]+1" office:value-type="float" office:value="250">
            <text:p>250</text:p>
          </table:table-cell>
          <table:table-cell table:style-name="ce25" table:number-columns-repeated="129"/>
        </table:table-row>
        <table:table-row table:style-name="ro4">
          <table:table-cell table:number-columns-repeated="2"/>
          <table:table-cell office:value-type="string">
            <text:p>For/EndFor</text:p>
          </table:table-cell>
          <table:table-cell/>
          <table:table-cell table:style-name="ce25" table:number-columns-repeated="73"/>
          <table:table-cell table:style-name="ce25" office:value-type="string">
            <text:p>X</text:p>
          </table:table-cell>
          <table:table-cell table:style-name="ce25" table:number-columns-repeated="6"/>
          <table:table-cell table:formula="oooc:=IF((COUNTA([.E257:.CF257])&gt;0)                                                              OR                                                              ( [.D257]=&quot;DEFERRED&quot;);1;0)" office:value-type="float" office:value="1">
            <text:p>1</text:p>
          </table:table-cell>
          <table:table-cell table:formula="oooc:=[.CH256]+1" office:value-type="float" office:value="251">
            <text:p>251</text:p>
          </table:table-cell>
          <table:table-cell table:style-name="ce25" table:number-columns-repeated="129"/>
        </table:table-row>
        <table:table-row table:style-name="ro4">
          <table:table-cell table:number-columns-repeated="2"/>
          <table:table-cell office:value-type="string">
            <text:p>If/EndIf</text:p>
          </table:table-cell>
          <table:table-cell/>
          <table:table-cell table:style-name="ce25" table:number-columns-repeated="73"/>
          <table:table-cell table:style-name="ce25" office:value-type="string">
            <text:p>X</text:p>
          </table:table-cell>
          <table:table-cell table:style-name="ce25" table:number-columns-repeated="6"/>
          <table:table-cell table:formula="oooc:=IF((COUNTA([.E258:.CF258])&gt;0)                                                              OR                                                              ( [.D258]=&quot;DEFERRED&quot;);1;0)" office:value-type="float" office:value="1">
            <text:p>1</text:p>
          </table:table-cell>
          <table:table-cell table:formula="oooc:=[.CH257]+1" office:value-type="float" office:value="252">
            <text:p>252</text:p>
          </table:table-cell>
          <table:table-cell table:style-name="ce25" table:number-columns-repeated="129"/>
        </table:table-row>
        <table:table-row table:style-name="ro4">
          <table:table-cell table:number-columns-repeated="2"/>
          <table:table-cell office:value-type="string">
            <text:p>Optimize/EndOptimize</text:p>
          </table:table-cell>
          <table:table-cell/>
          <table:table-cell table:style-name="ce25" table:number-columns-repeated="66"/>
          <table:table-cell table:style-name="ce25" office:value-type="string">
            <text:p>X</text:p>
          </table:table-cell>
          <table:table-cell table:style-name="ce25" table:number-columns-repeated="13"/>
          <table:table-cell table:formula="oooc:=IF((COUNTA([.E259:.CF259])&gt;0)                                                              OR                                                              ( [.D259]=&quot;DEFERRED&quot;);1;0)" office:value-type="float" office:value="1">
            <text:p>1</text:p>
          </table:table-cell>
          <table:table-cell table:formula="oooc:=[.CH258]+1" office:value-type="float" office:value="253">
            <text:p>253</text:p>
          </table:table-cell>
          <table:table-cell table:style-name="ce25" table:number-columns-repeated="129"/>
        </table:table-row>
        <table:table-row table:style-name="ro4">
          <table:table-cell table:number-columns-repeated="2"/>
          <table:table-cell office:value-type="string">
            <text:p>Target/EndTarget</text:p>
          </table:table-cell>
          <table:table-cell/>
          <table:table-cell table:style-name="ce25" table:number-columns-repeated="73"/>
          <table:table-cell table:style-name="ce25" office:value-type="string">
            <text:p>X</text:p>
          </table:table-cell>
          <table:table-cell table:style-name="ce25" table:number-columns-repeated="6"/>
          <table:table-cell table:formula="oooc:=IF((COUNTA([.E260:.CF260])&gt;0)                                                              OR                                                              ( [.D260]=&quot;DEFERRED&quot;);1;0)" office:value-type="float" office:value="1">
            <text:p>1</text:p>
          </table:table-cell>
          <table:table-cell table:formula="oooc:=[.CH259]+1" office:value-type="float" office:value="254">
            <text:p>254</text:p>
          </table:table-cell>
          <table:table-cell table:style-name="ce25" table:number-columns-repeated="129"/>
        </table:table-row>
        <table:table-row table:style-name="ro4">
          <table:table-cell table:number-columns-repeated="2"/>
          <table:table-cell office:value-type="string">
            <text:p>While/EndWhile</text:p>
          </table:table-cell>
          <table:table-cell/>
          <table:table-cell table:style-name="ce25" table:number-columns-repeated="73"/>
          <table:table-cell table:style-name="ce25" office:value-type="string">
            <text:p>X</text:p>
          </table:table-cell>
          <table:table-cell table:style-name="ce25" table:number-columns-repeated="6"/>
          <table:table-cell table:formula="oooc:=IF((COUNTA([.E261:.CF261])&gt;0)                                                              OR                                                              ( [.D261]=&quot;DEFERRED&quot;);1;0)" office:value-type="float" office:value="1">
            <text:p>1</text:p>
          </table:table-cell>
          <table:table-cell table:formula="oooc:=[.CH260]+1" office:value-type="float" office:value="255">
            <text:p>255</text:p>
          </table:table-cell>
          <table:table-cell table:style-name="ce25" table:number-columns-repeated="129"/>
        </table:table-row>
        <table:table-row table:style-name="ro4">
          <table:table-cell/>
          <table:table-cell office:value-type="string">
            <text:p>Outer Optimize</text:p>
          </table:table-cell>
          <table:table-cell office:value-type="string">
            <text:p>Begin/EndFiniteBurn</text:p>
          </table:table-cell>
          <table:table-cell office:value-type="string">
            <text:p>DEFERRED</text:p>
          </table:table-cell>
          <table:table-cell table:style-name="ce25" table:number-columns-repeated="80"/>
          <table:table-cell table:formula="oooc:=IF((COUNTA([.E262:.CF262])&gt;0)                                                              OR                                                              ( [.D262]=&quot;DEFERRED&quot;);1;0)" office:value-type="float" office:value="1">
            <text:p>1</text:p>
          </table:table-cell>
          <table:table-cell table:formula="oooc:=[.CH261]+1" office:value-type="float" office:value="256">
            <text:p>256</text:p>
          </table:table-cell>
          <table:table-cell table:style-name="ce25" table:number-columns-repeated="129"/>
        </table:table-row>
        <table:table-row table:style-name="ro4">
          <table:table-cell table:number-columns-repeated="2"/>
          <table:table-cell office:value-type="string">
            <text:p>Begin/EndFunction</text:p>
          </table:table-cell>
          <table:table-cell office:value-type="string">
            <text:p>DEFERRED</text:p>
          </table:table-cell>
          <table:table-cell table:style-name="ce25" table:number-columns-repeated="80"/>
          <table:table-cell table:formula="oooc:=IF((COUNTA([.E263:.CF263])&gt;0)                                                              OR                                                              ( [.D263]=&quot;DEFERRED&quot;);1;0)" office:value-type="float" office:value="1">
            <text:p>1</text:p>
          </table:table-cell>
          <table:table-cell table:formula="oooc:=[.CH262]+1" office:value-type="float" office:value="257">
            <text:p>257</text:p>
          </table:table-cell>
          <table:table-cell table:style-name="ce25" table:number-columns-repeated="129"/>
        </table:table-row>
        <table:table-row table:style-name="ro4">
          <table:table-cell table:number-columns-repeated="2"/>
          <table:table-cell office:value-type="string">
            <text:p>Begin/EndScript</text:p>
          </table:table-cell>
          <table:table-cell/>
          <table:table-cell table:style-name="ce25" table:number-columns-repeated="80"/>
          <table:table-cell table:formula="oooc:=IF((COUNTA([.E264:.CF264])&gt;0)                                                              OR                                                              ( [.D264]=&quot;DEFERRED&quot;);1;0)" office:value-type="float" office:value="0">
            <text:p>0</text:p>
          </table:table-cell>
          <table:table-cell table:formula="oooc:=[.CH263]+1" office:value-type="float" office:value="258">
            <text:p>258</text:p>
          </table:table-cell>
          <table:table-cell table:style-name="ce25" table:number-columns-repeated="129"/>
        </table:table-row>
        <table:table-row table:style-name="ro3">
          <table:table-cell table:number-columns-repeated="2"/>
          <table:table-cell office:value-type="string">
            <text:p>Else</text:p>
          </table:table-cell>
          <table:table-cell/>
          <table:table-cell table:style-name="ce25" table:number-columns-repeated="80"/>
          <table:table-cell table:formula="oooc:=IF((COUNTA([.E265:.CF265])&gt;0)                                                              OR                                                              ( [.D265]=&quot;DEFERRED&quot;);1;0)" office:value-type="float" office:value="0">
            <text:p>0</text:p>
          </table:table-cell>
          <table:table-cell table:formula="oooc:=[.CH264]+1" office:value-type="float" office:value="259">
            <text:p>259</text:p>
          </table:table-cell>
          <table:table-cell table:style-name="ce25" table:number-columns-repeated="129"/>
        </table:table-row>
        <table:table-row table:style-name="ro4">
          <table:table-cell table:number-columns-repeated="2"/>
          <table:table-cell office:value-type="string">
            <text:p>ElseIf</text:p>
          </table:table-cell>
          <table:table-cell office:value-type="string">
            <text:p>DEFERRED</text:p>
          </table:table-cell>
          <table:table-cell table:style-name="ce25" table:number-columns-repeated="80"/>
          <table:table-cell table:formula="oooc:=IF((COUNTA([.E266:.CF266])&gt;0)                                                              OR                                                              ( [.D266]=&quot;DEFERRED&quot;);1;0)" office:value-type="float" office:value="1">
            <text:p>1</text:p>
          </table:table-cell>
          <table:table-cell table:formula="oooc:=[.CH265]+1" office:value-type="float" office:value="260">
            <text:p>260</text:p>
          </table:table-cell>
          <table:table-cell table:style-name="ce25" table:number-columns-repeated="129"/>
        </table:table-row>
        <table:table-row table:style-name="ro4">
          <table:table-cell table:number-columns-repeated="2"/>
          <table:table-cell office:value-type="string">
            <text:p>For/EndFor</text:p>
          </table:table-cell>
          <table:table-cell/>
          <table:table-cell table:style-name="ce25" table:number-columns-repeated="80"/>
          <table:table-cell table:formula="oooc:=IF((COUNTA([.E267:.CF267])&gt;0)                                                              OR                                                              ( [.D267]=&quot;DEFERRED&quot;);1;0)" office:value-type="float" office:value="0">
            <text:p>0</text:p>
          </table:table-cell>
          <table:table-cell table:formula="oooc:=[.CH266]+1" office:value-type="float" office:value="261">
            <text:p>261</text:p>
          </table:table-cell>
          <table:table-cell table:style-name="ce25" table:number-columns-repeated="129"/>
        </table:table-row>
        <table:table-row table:style-name="ro4">
          <table:table-cell table:number-columns-repeated="2"/>
          <table:table-cell office:value-type="string">
            <text:p>If/EndIf</text:p>
          </table:table-cell>
          <table:table-cell/>
          <table:table-cell table:style-name="ce25" table:number-columns-repeated="80"/>
          <table:table-cell table:formula="oooc:=IF((COUNTA([.E268:.CF268])&gt;0)                                                              OR                                                              ( [.D268]=&quot;DEFERRED&quot;);1;0)" office:value-type="float" office:value="0">
            <text:p>0</text:p>
          </table:table-cell>
          <table:table-cell table:formula="oooc:=[.CH267]+1" office:value-type="float" office:value="262">
            <text:p>262</text:p>
          </table:table-cell>
          <table:table-cell table:style-name="ce25" table:number-columns-repeated="129"/>
        </table:table-row>
        <table:table-row table:style-name="ro4">
          <table:table-cell table:number-columns-repeated="2"/>
          <table:table-cell office:value-type="string">
            <text:p>Optimize/EndOptimize</text:p>
          </table:table-cell>
          <table:table-cell office:value-type="string">
            <text:p>DEFERRED</text:p>
          </table:table-cell>
          <table:table-cell table:style-name="ce25" table:number-columns-repeated="80"/>
          <table:table-cell table:formula="oooc:=IF((COUNTA([.E269:.CF269])&gt;0)                                                              OR                                                              ( [.D269]=&quot;DEFERRED&quot;);1;0)" office:value-type="float" office:value="1">
            <text:p>1</text:p>
          </table:table-cell>
          <table:table-cell table:formula="oooc:=[.CH268]+1" office:value-type="float" office:value="263">
            <text:p>263</text:p>
          </table:table-cell>
          <table:table-cell table:style-name="ce25" table:number-columns-repeated="129"/>
        </table:table-row>
        <table:table-row table:style-name="ro4">
          <table:table-cell table:number-columns-repeated="2"/>
          <table:table-cell office:value-type="string">
            <text:p>Target/EndTarget</text:p>
          </table:table-cell>
          <table:table-cell/>
          <table:table-cell table:style-name="ce25" table:number-columns-repeated="80"/>
          <table:table-cell table:formula="oooc:=IF((COUNTA([.E270:.CF270])&gt;0)                                                              OR                                                              ( [.D270]=&quot;DEFERRED&quot;);1;0)" office:value-type="float" office:value="0">
            <text:p>0</text:p>
          </table:table-cell>
          <table:table-cell table:formula="oooc:=[.CH269]+1" office:value-type="float" office:value="264">
            <text:p>264</text:p>
          </table:table-cell>
          <table:table-cell table:style-name="ce25" table:number-columns-repeated="129"/>
        </table:table-row>
        <table:table-row table:style-name="ro4">
          <table:table-cell table:number-columns-repeated="2"/>
          <table:table-cell office:value-type="string">
            <text:p>While/EndWhile</text:p>
          </table:table-cell>
          <table:table-cell/>
          <table:table-cell table:style-name="ce25" table:number-columns-repeated="80"/>
          <table:table-cell table:formula="oooc:=IF((COUNTA([.E271:.CF271])&gt;0)                                                              OR                                                              ( [.D271]=&quot;DEFERRED&quot;);1;0)" office:value-type="float" office:value="0">
            <text:p>0</text:p>
          </table:table-cell>
          <table:table-cell table:formula="oooc:=[.CH270]+1" office:value-type="float" office:value="265">
            <text:p>265</text:p>
          </table:table-cell>
          <table:table-cell table:style-name="ce25" table:number-columns-repeated="129"/>
        </table:table-row>
        <table:table-row table:style-name="ro3" table:number-rows-repeated="2">
          <table:table-cell table:number-columns-repeated="4"/>
          <table:table-cell table:style-name="ce25" table:number-columns-repeated="80"/>
          <table:table-cell table:number-columns-repeated="2"/>
          <table:table-cell table:style-name="ce25" table:number-columns-repeated="129"/>
        </table:table-row>
        <table:table-row table:style-name="ro3">
          <table:table-cell table:number-columns-repeated="4"/>
          <table:table-cell table:style-name="ce25" table:number-columns-repeated="80"/>
          <table:table-cell table:formula="oooc:=SUM([.CG7:.CG271])" office:value-type="float" office:value="242">
            <text:p>242</text:p>
          </table:table-cell>
          <table:table-cell table:formula="oooc:=COUNTA([.CG7:.CG273])" office:value-type="float" office:value="265">
            <text:p>265</text:p>
          </table:table-cell>
          <table:table-cell table:style-name="ce25" table:number-columns-repeated="129"/>
        </table:table-row>
        <table:table-row table:style-name="ro3" table:number-rows-repeated="307">
          <table:table-cell table:number-columns-repeated="4"/>
          <table:table-cell table:style-name="ce25" table:number-columns-repeated="80"/>
          <table:table-cell table:number-columns-repeated="2"/>
          <table:table-cell table:style-name="ce25" table:number-columns-repeated="129"/>
        </table:table-row>
        <table:table-row table:style-name="ro3" table:number-rows-repeated="5">
          <table:table-cell table:number-columns-repeated="4"/>
          <table:table-cell table:style-name="ce25" table:number-columns-repeated="52"/>
          <table:table-cell table:number-columns-repeated="26"/>
          <table:table-cell table:style-name="ce25" table:number-columns-repeated="2"/>
          <table:table-cell table:number-columns-repeated="2"/>
          <table:table-cell table:style-name="ce25" table:number-columns-repeated="129"/>
        </table:table-row>
        <table:table-row table:style-name="ro3" table:number-rows-repeated="64949">
          <table:table-cell table:number-columns-repeated="215"/>
        </table:table-row>
        <table:table-row table:style-name="ro3">
          <table:table-cell table:number-columns-repeated="215"/>
        </table:table-row>
      </table:table>
      <table:table table:name="Miscellaneous" table:style-name="ta1" table:print="false">
        <table:table-column table:style-name="co33" table:default-cell-style-name="Default"/>
        <table:table-column table:style-name="co34" table:default-cell-style-name="Default"/>
        <table:table-column table:style-name="co7" table:number-columns-repeated="2" table:default-cell-style-name="Default"/>
        <table:table-column table:style-name="co16" table:number-columns-repeated="56" table:default-cell-style-name="Default"/>
        <table:table-column table:style-name="co21" table:number-columns-repeated="22" table:default-cell-style-name="Default"/>
        <table:table-column table:style-name="co16" table:number-columns-repeated="2" table:default-cell-style-name="Default"/>
        <table:table-column table:style-name="co16" table:number-columns-repeated="2" table:default-cell-style-name="ce25"/>
        <table:table-column table:style-name="co7" table:number-columns-repeated="129" table:default-cell-style-name="Default"/>
        <table:table-row table:style-name="ro1">
          <table:table-cell table:style-name="ce21" office:value-type="string">
            <text:p>GMAT System Test </text:p>
          </table:table-cell>
          <table:table-cell table:style-name="ce21" table:number-columns-repeated="3"/>
          <table:table-cell table:number-columns-repeated="211"/>
        </table:table-row>
        <table:table-row table:style-name="ro2">
          <table:table-cell table:style-name="ce22" office:value-type="string">
            <text:p>Miscellaneous Component Mapping Matrix</text:p>
          </table:table-cell>
          <table:table-cell table:style-name="ce22" table:number-columns-repeated="83"/>
          <table:table-cell table:number-columns-repeated="2"/>
          <table:table-cell table:style-name="ce22" table:number-columns-repeated="129"/>
        </table:table-row>
        <table:table-row table:style-name="ro3">
          <table:table-cell table:number-columns-repeated="215"/>
        </table:table-row>
        <table:table-row table:style-name="ro3">
          <table:table-cell table:style-name="ce23" table:number-columns-repeated="4"/>
          <table:table-cell table:number-columns-repeated="211"/>
        </table:table-row>
        <table:table-row table:style-name="ro3">
          <table:table-cell table:number-columns-repeated="4"/>
          <table:table-cell table:style-name="ce25" office:value-type="float" office:value="1">
            <text:p>1</text:p>
          </table:table-cell>
          <table:table-cell table:style-name="ce25" table:formula="oooc:=[.E5]+1" office:value-type="float" office:value="2">
            <text:p>2</text:p>
          </table:table-cell>
          <table:table-cell table:style-name="ce25" table:formula="oooc:=[.F5]+1" office:value-type="float" office:value="3">
            <text:p>3</text:p>
          </table:table-cell>
          <table:table-cell table:style-name="ce25" table:formula="oooc:=[.G5]+1" office:value-type="float" office:value="4">
            <text:p>4</text:p>
          </table:table-cell>
          <table:table-cell table:style-name="ce25" table:formula="oooc:=[.H5]+1" office:value-type="float" office:value="5">
            <text:p>5</text:p>
          </table:table-cell>
          <table:table-cell table:style-name="ce25" table:formula="oooc:=[.I5]+1" office:value-type="float" office:value="6">
            <text:p>6</text:p>
          </table:table-cell>
          <table:table-cell table:style-name="ce25" table:formula="oooc:=[.J5]+1" office:value-type="float" office:value="7">
            <text:p>7</text:p>
          </table:table-cell>
          <table:table-cell table:style-name="ce25" table:formula="oooc:=[.K5]+1" office:value-type="float" office:value="8">
            <text:p>8</text:p>
          </table:table-cell>
          <table:table-cell table:style-name="ce25" table:formula="oooc:=[.L5]+1" office:value-type="float" office:value="9">
            <text:p>9</text:p>
          </table:table-cell>
          <table:table-cell table:style-name="ce25" table:formula="oooc:=[.M5]+1" office:value-type="float" office:value="10">
            <text:p>10</text:p>
          </table:table-cell>
          <table:table-cell table:style-name="ce25" table:formula="oooc:=[.N5]+1" office:value-type="float" office:value="11">
            <text:p>11</text:p>
          </table:table-cell>
          <table:table-cell table:style-name="ce25" table:formula="oooc:=[.O5]+1" office:value-type="float" office:value="12">
            <text:p>12</text:p>
          </table:table-cell>
          <table:table-cell table:style-name="ce25" table:formula="oooc:=[.P5]+1" office:value-type="float" office:value="13">
            <text:p>13</text:p>
          </table:table-cell>
          <table:table-cell table:style-name="ce25" table:formula="oooc:=[.Q5]+1" office:value-type="float" office:value="14">
            <text:p>14</text:p>
          </table:table-cell>
          <table:table-cell table:style-name="ce25" table:formula="oooc:=[.R5]+1" office:value-type="float" office:value="15">
            <text:p>15</text:p>
          </table:table-cell>
          <table:table-cell table:style-name="ce25" table:formula="oooc:=[.S5]+1" office:value-type="float" office:value="16">
            <text:p>16</text:p>
          </table:table-cell>
          <table:table-cell table:style-name="ce25" table:formula="oooc:=[.T5]+1" office:value-type="float" office:value="17">
            <text:p>17</text:p>
          </table:table-cell>
          <table:table-cell table:style-name="ce25" table:formula="oooc:=[.U5]+1" office:value-type="float" office:value="18">
            <text:p>18</text:p>
          </table:table-cell>
          <table:table-cell table:style-name="ce25" table:formula="oooc:=[.V5]+1" office:value-type="float" office:value="19">
            <text:p>19</text:p>
          </table:table-cell>
          <table:table-cell table:style-name="ce25" table:formula="oooc:=[.W5]+1" office:value-type="float" office:value="20">
            <text:p>20</text:p>
          </table:table-cell>
          <table:table-cell table:style-name="ce25" table:formula="oooc:=[.X5]+1" office:value-type="float" office:value="21">
            <text:p>21</text:p>
          </table:table-cell>
          <table:table-cell table:style-name="ce25" table:formula="oooc:=[.Y5]+1" office:value-type="float" office:value="22">
            <text:p>22</text:p>
          </table:table-cell>
          <table:table-cell table:style-name="ce25" table:formula="oooc:=[.Z5]+1" office:value-type="float" office:value="23">
            <text:p>23</text:p>
          </table:table-cell>
          <table:table-cell table:style-name="ce25" table:formula="oooc:=[.AA5]+1" office:value-type="float" office:value="24">
            <text:p>24</text:p>
          </table:table-cell>
          <table:table-cell table:style-name="ce25" table:formula="oooc:=[.AB5]+1" office:value-type="float" office:value="25">
            <text:p>25</text:p>
          </table:table-cell>
          <table:table-cell table:style-name="ce25" table:formula="oooc:=[.AC5]+1" office:value-type="float" office:value="26">
            <text:p>26</text:p>
          </table:table-cell>
          <table:table-cell table:style-name="ce25" table:formula="oooc:=[.AD5]+1" office:value-type="float" office:value="27">
            <text:p>27</text:p>
          </table:table-cell>
          <table:table-cell table:style-name="ce25" table:formula="oooc:=[.AE5]+1" office:value-type="float" office:value="28">
            <text:p>28</text:p>
          </table:table-cell>
          <table:table-cell table:style-name="ce25" table:formula="oooc:=[.AF5]+1" office:value-type="float" office:value="29">
            <text:p>29</text:p>
          </table:table-cell>
          <table:table-cell table:style-name="ce25" table:formula="oooc:=[.AG5]+1" office:value-type="float" office:value="30">
            <text:p>30</text:p>
          </table:table-cell>
          <table:table-cell table:style-name="ce25" table:formula="oooc:=[.AH5]+1" office:value-type="float" office:value="31">
            <text:p>31</text:p>
          </table:table-cell>
          <table:table-cell table:style-name="ce25" table:formula="oooc:=[.AI5]+1" office:value-type="float" office:value="32">
            <text:p>32</text:p>
          </table:table-cell>
          <table:table-cell table:style-name="ce25" table:formula="oooc:=[.AJ5]+1" office:value-type="float" office:value="33">
            <text:p>33</text:p>
          </table:table-cell>
          <table:table-cell table:style-name="ce25" table:formula="oooc:=[.AK5]+1" office:value-type="float" office:value="34">
            <text:p>34</text:p>
          </table:table-cell>
          <table:table-cell table:style-name="ce25" table:formula="oooc:=[.AL5]+1" office:value-type="float" office:value="35">
            <text:p>35</text:p>
          </table:table-cell>
          <table:table-cell table:style-name="ce25" table:formula="oooc:=[.AM5]+1" office:value-type="float" office:value="36">
            <text:p>36</text:p>
          </table:table-cell>
          <table:table-cell table:style-name="ce25" table:formula="oooc:=[.AN5]+1" office:value-type="float" office:value="37">
            <text:p>37</text:p>
          </table:table-cell>
          <table:table-cell table:style-name="ce25" table:formula="oooc:=[.AO5]+1" office:value-type="float" office:value="38">
            <text:p>38</text:p>
          </table:table-cell>
          <table:table-cell table:style-name="ce25" table:formula="oooc:=[.AP5]+1" office:value-type="float" office:value="39">
            <text:p>39</text:p>
          </table:table-cell>
          <table:table-cell table:style-name="ce25" table:formula="oooc:=[.AQ5]+1" office:value-type="float" office:value="40">
            <text:p>40</text:p>
          </table:table-cell>
          <table:table-cell table:style-name="ce25" table:formula="oooc:=[.AR5]+1" office:value-type="float" office:value="41">
            <text:p>41</text:p>
          </table:table-cell>
          <table:table-cell table:style-name="ce25" table:formula="oooc:=[.AS5]+1" office:value-type="float" office:value="42">
            <text:p>42</text:p>
          </table:table-cell>
          <table:table-cell table:style-name="ce25" table:formula="oooc:=[.AT5]+1" office:value-type="float" office:value="43">
            <text:p>43</text:p>
          </table:table-cell>
          <table:table-cell table:style-name="ce25" table:formula="oooc:=[.AU5]+1" office:value-type="float" office:value="44">
            <text:p>44</text:p>
          </table:table-cell>
          <table:table-cell table:style-name="ce25" table:formula="oooc:=[.AV5]+1" office:value-type="float" office:value="45">
            <text:p>45</text:p>
          </table:table-cell>
          <table:table-cell table:style-name="ce25" table:formula="oooc:=[.AW5]+1" office:value-type="float" office:value="46">
            <text:p>46</text:p>
          </table:table-cell>
          <table:table-cell table:style-name="ce25" table:formula="oooc:=[.AX5]+1" office:value-type="float" office:value="47">
            <text:p>47</text:p>
          </table:table-cell>
          <table:table-cell table:style-name="ce25" table:formula="oooc:=[.AY5]+1" office:value-type="float" office:value="48">
            <text:p>48</text:p>
          </table:table-cell>
          <table:table-cell table:style-name="ce25" table:formula="oooc:=[.AZ5]+1" office:value-type="float" office:value="49">
            <text:p>49</text:p>
          </table:table-cell>
          <table:table-cell table:style-name="ce25" table:formula="oooc:=[.BA5]+1" office:value-type="float" office:value="50">
            <text:p>50</text:p>
          </table:table-cell>
          <table:table-cell table:style-name="ce25" table:formula="oooc:=[.BB5]+1" office:value-type="float" office:value="51">
            <text:p>51</text:p>
          </table:table-cell>
          <table:table-cell table:style-name="ce25" table:formula="oooc:=[.BC5]+1" office:value-type="float" office:value="52">
            <text:p>52</text:p>
          </table:table-cell>
          <table:table-cell table:style-name="ce25" table:formula="oooc:=[.BD5]+1" office:value-type="float" office:value="53">
            <text:p>53</text:p>
          </table:table-cell>
          <table:table-cell table:style-name="ce25" table:formula="oooc:=[.BE5]+1" office:value-type="float" office:value="54">
            <text:p>54</text:p>
          </table:table-cell>
          <table:table-cell table:style-name="ce25" table:formula="oooc:=[.BF5]+1" office:value-type="float" office:value="55">
            <text:p>55</text:p>
          </table:table-cell>
          <table:table-cell table:style-name="ce25" table:formula="oooc:=[.BG5]+1" office:value-type="float" office:value="56">
            <text:p>56</text:p>
          </table:table-cell>
          <table:table-cell table:style-name="ce25" table:formula="oooc:=[.BH5]+1" office:value-type="float" office:value="57">
            <text:p>57</text:p>
          </table:table-cell>
          <table:table-cell table:style-name="ce25" table:formula="oooc:=[.BI5]+1" office:value-type="float" office:value="58">
            <text:p>58</text:p>
          </table:table-cell>
          <table:table-cell table:style-name="ce25" table:formula="oooc:=[.BJ5]+1" office:value-type="float" office:value="59">
            <text:p>59</text:p>
          </table:table-cell>
          <table:table-cell table:style-name="ce25" table:formula="oooc:=[.BK5]+1" office:value-type="float" office:value="60">
            <text:p>60</text:p>
          </table:table-cell>
          <table:table-cell table:style-name="ce25" table:formula="oooc:=[.BL5]+1" office:value-type="float" office:value="61">
            <text:p>61</text:p>
          </table:table-cell>
          <table:table-cell table:style-name="ce25" table:formula="oooc:=[.BM5]+1" office:value-type="float" office:value="62">
            <text:p>62</text:p>
          </table:table-cell>
          <table:table-cell table:style-name="ce25" table:formula="oooc:=[.BN5]+1" office:value-type="float" office:value="63">
            <text:p>63</text:p>
          </table:table-cell>
          <table:table-cell table:style-name="ce25" table:formula="oooc:=[.BO5]+1" office:value-type="float" office:value="64">
            <text:p>64</text:p>
          </table:table-cell>
          <table:table-cell table:style-name="ce25" table:formula="oooc:=[.BP5]+1" office:value-type="float" office:value="65">
            <text:p>65</text:p>
          </table:table-cell>
          <table:table-cell table:style-name="ce25" table:formula="oooc:=[.BQ5]+1" office:value-type="float" office:value="66">
            <text:p>66</text:p>
          </table:table-cell>
          <table:table-cell table:style-name="ce25" table:formula="oooc:=[.BR5]+1" office:value-type="float" office:value="67">
            <text:p>67</text:p>
          </table:table-cell>
          <table:table-cell table:style-name="ce25" table:formula="oooc:=[.BS5]+1" office:value-type="float" office:value="68">
            <text:p>68</text:p>
          </table:table-cell>
          <table:table-cell table:style-name="ce25" table:formula="oooc:=[.BT5]+1" office:value-type="float" office:value="69">
            <text:p>69</text:p>
          </table:table-cell>
          <table:table-cell table:style-name="ce25" table:formula="oooc:=[.BU5]+1" office:value-type="float" office:value="70">
            <text:p>70</text:p>
          </table:table-cell>
          <table:table-cell table:style-name="ce25" table:formula="oooc:=[.BV5]+1" office:value-type="float" office:value="71">
            <text:p>71</text:p>
          </table:table-cell>
          <table:table-cell table:style-name="ce25" table:formula="oooc:=[.BW5]+1" office:value-type="float" office:value="72">
            <text:p>72</text:p>
          </table:table-cell>
          <table:table-cell table:style-name="ce25" table:formula="oooc:=[.BX5]+1" office:value-type="float" office:value="73">
            <text:p>73</text:p>
          </table:table-cell>
          <table:table-cell table:style-name="ce25" table:formula="oooc:=[.BY5]+1" office:value-type="float" office:value="74">
            <text:p>74</text:p>
          </table:table-cell>
          <table:table-cell table:style-name="ce25" table:formula="oooc:=[.BZ5]+1" office:value-type="float" office:value="75">
            <text:p>75</text:p>
          </table:table-cell>
          <table:table-cell table:style-name="ce25" table:formula="oooc:=[.CA5]+1" office:value-type="float" office:value="76">
            <text:p>76</text:p>
          </table:table-cell>
          <table:table-cell table:style-name="ce25" table:formula="oooc:=[.CB5]+1" office:value-type="float" office:value="77">
            <text:p>77</text:p>
          </table:table-cell>
          <table:table-cell table:style-name="ce25" table:formula="oooc:=[.CC5]+1" office:value-type="float" office:value="78">
            <text:p>78</text:p>
          </table:table-cell>
          <table:table-cell table:style-name="ce25"/>
          <table:table-cell table:number-columns-repeated="132"/>
        </table:table-row>
        <table:table-row table:style-name="ro17">
          <table:table-cell table:style-name="ce23" office:value-type="string">
            <text:p>Component</text:p>
          </table:table-cell>
          <table:table-cell table:style-name="ce23" office:value-type="string">
            <text:p>Case</text:p>
          </table:table-cell>
          <table:table-cell table:style-name="ce23" office:value-type="string">
            <text:p>Subcase</text:p>
          </table:table-cell>
          <table:table-cell table:style-name="ce23" office:value-type="string">
            <text:p>Notes</text:p>
          </table:table-cell>
          <table:table-cell table:style-name="ce26" table:formula="oooc:=IF(OFFSET([$ScriptTestCases.$B$5];[.D5];0;1)&lt;&gt;&quot;&quot;;OFFSET([$ScriptTestCases.$B$5];[.D5];0;1);&quot;&quot;)" office:value-type="string" office:string-value="ParametersinCommands.script">
            <text:p>ParametersinCommands.script</text:p>
          </table:table-cell>
          <table:table-cell table:style-name="ce26" table:formula="oooc:=IF(OFFSET([$ScriptTestCases.$B$5];[.E5];0;1)&lt;&gt;&quot;&quot;;OFFSET([$ScriptTestCases.$B$5];[.E5];0;1);&quot;&quot;)" office:value-type="string" office:string-value="CbMars2Body.m">
            <text:p>CbMars2Body.m</text:p>
          </table:table-cell>
          <table:table-cell table:style-name="ce26" table:formula="oooc:=IF(OFFSET([$ScriptTestCases.$B$5];[.F5];0;1)&lt;&gt;&quot;&quot;;OFFSET([$ScriptTestCases.$B$5];[.F5];0;1);&quot;&quot;)" office:value-type="string" office:string-value="CbMercury2Body.m">
            <text:p>CbMercury2Body.m</text:p>
          </table:table-cell>
          <table:table-cell table:style-name="ce26" table:formula="oooc:=IF(OFFSET([$ScriptTestCases.$B$5];[.G5];0;1)&lt;&gt;&quot;&quot;;OFFSET([$ScriptTestCases.$B$5];[.G5];0;1);&quot;&quot;)" office:value-type="string" office:string-value="CbMoon2Body.m">
            <text:p>CbMoon2Body.m</text:p>
          </table:table-cell>
          <table:table-cell table:style-name="ce26" table:formula="oooc:=IF(OFFSET([$ScriptTestCases.$B$5];[.H5];0;1)&lt;&gt;&quot;&quot;;OFFSET([$ScriptTestCases.$B$5];[.H5];0;1);&quot;&quot;)" office:value-type="string" office:string-value="CbNeptune2Body.m">
            <text:p>CbNeptune2Body.m</text:p>
          </table:table-cell>
          <table:table-cell table:style-name="ce26" table:formula="oooc:=IF(OFFSET([$ScriptTestCases.$B$5];[.I5];0;1)&lt;&gt;&quot;&quot;;OFFSET([$ScriptTestCases.$B$5];[.I5];0;1);&quot;&quot;)" office:value-type="string" office:string-value="CbPluto2Body.m">
            <text:p>CbPluto2Body.m</text:p>
          </table:table-cell>
          <table:table-cell table:style-name="ce26" table:formula="oooc:=IF(OFFSET([$ScriptTestCases.$B$5];[.J5];0;1)&lt;&gt;&quot;&quot;;OFFSET([$ScriptTestCases.$B$5];[.J5];0;1);&quot;&quot;)" office:value-type="string" office:string-value="CbSaturn2Body.m">
            <text:p>CbSaturn2Body.m</text:p>
          </table:table-cell>
          <table:table-cell table:style-name="ce26" table:formula="oooc:=IF(OFFSET([$ScriptTestCases.$B$5];[.K5];0;1)&lt;&gt;&quot;&quot;;OFFSET([$ScriptTestCases.$B$5];[.K5];0;1);&quot;&quot;)" office:value-type="string" office:string-value="CbUranus2Body.m">
            <text:p>CbUranus2Body.m</text:p>
          </table:table-cell>
          <table:table-cell table:style-name="ce26" table:formula="oooc:=IF(OFFSET([$ScriptTestCases.$B$5];[.L5];0;1)&lt;&gt;&quot;&quot;;OFFSET([$ScriptTestCases.$B$5];[.L5];0;1);&quot;&quot;)" office:value-type="string" office:string-value="CbVenus2Body.m">
            <text:p>CbVenus2Body.m</text:p>
          </table:table-cell>
          <table:table-cell table:style-name="ce26" table:formula="oooc:=IF(OFFSET([$ScriptTestCases.$B$5];[.M5];0;1)&lt;&gt;&quot;&quot;;OFFSET([$ScriptTestCases.$B$5];[.M5];0;1);&quot;&quot;)" office:value-type="string" office:string-value="CS2BodyEarthFixed.m">
            <text:p>CS2BodyEarthFixed.m</text:p>
          </table:table-cell>
          <table:table-cell table:style-name="ce26" table:formula="oooc:=IF(OFFSET([$ScriptTestCases.$B$5];[.N5];0;1)&lt;&gt;&quot;&quot;;OFFSET([$ScriptTestCases.$B$5];[.N5];0;1);&quot;&quot;)" office:value-type="string" office:string-value="CS2BodyEarthGSE.m">
            <text:p>CS2BodyEarthGSE.m</text:p>
          </table:table-cell>
          <table:table-cell table:style-name="ce26" table:formula="oooc:=IF(OFFSET([$ScriptTestCases.$B$5];[.O5];0;1)&lt;&gt;&quot;&quot;;OFFSET([$ScriptTestCases.$B$5];[.O5];0;1);&quot;&quot;)" office:value-type="string" office:string-value="CS2BodyEarthMJ2000Ec.m">
            <text:p>CS2BodyEarthMJ2000Ec.m</text:p>
          </table:table-cell>
          <table:table-cell table:style-name="ce26" table:formula="oooc:=IF(OFFSET([$ScriptTestCases.$B$5];[.P5];0;1)&lt;&gt;&quot;&quot;;OFFSET([$ScriptTestCases.$B$5];[.P5];0;1);&quot;&quot;)" office:value-type="string" office:string-value="CS2BodyEarthMJ2000Eq.m">
            <text:p>CS2BodyEarthMJ2000Eq.m</text:p>
          </table:table-cell>
          <table:table-cell table:style-name="ce26" table:formula="oooc:=IF(OFFSET([$ScriptTestCases.$B$5];[.Q5];0;1)&lt;&gt;&quot;&quot;;OFFSET([$ScriptTestCases.$B$5];[.Q5];0;1);&quot;&quot;)" office:value-type="string" office:string-value="CS2BodyMarsMJ2000Eq.m">
            <text:p>CS2BodyMarsMJ2000Eq.m</text:p>
          </table:table-cell>
          <table:table-cell table:style-name="ce26" table:formula="oooc:=IF(OFFSET([$ScriptTestCases.$B$5];[.R5];0;1)&lt;&gt;&quot;&quot;;OFFSET([$ScriptTestCases.$B$5];[.R5];0;1);&quot;&quot;)" office:value-type="string" office:string-value="MathOperatorsAndFunctions.script">
            <text:p>MathOperatorsAndFunctions.script</text:p>
          </table:table-cell>
          <table:table-cell table:style-name="ce26" table:formula="oooc:=IF(OFFSET([$ScriptTestCases.$B$5];[.S5];0;1)&lt;&gt;&quot;&quot;;OFFSET([$ScriptTestCases.$B$5];[.S5];0;1);&quot;&quot;)" office:value-type="string" office:string-value="IntegratorABM_2Body.m">
            <text:p>IntegratorABM_2Body.m</text:p>
          </table:table-cell>
          <table:table-cell table:style-name="ce26" table:formula="oooc:=IF(OFFSET([$ScriptTestCases.$B$5];[.T5];0;1)&lt;&gt;&quot;&quot;;OFFSET([$ScriptTestCases.$B$5];[.T5];0;1);&quot;&quot;)" office:value-type="string" office:string-value="IntegratorBS_2Body.m">
            <text:p>IntegratorBS_2Body.m</text:p>
          </table:table-cell>
          <table:table-cell table:style-name="ce26" table:formula="oooc:=IF(OFFSET([$ScriptTestCases.$B$5];[.U5];0;1)&lt;&gt;&quot;&quot;;OFFSET([$ScriptTestCases.$B$5];[.U5];0;1);&quot;&quot;)" office:value-type="string" office:string-value="IntegratorPD45_2Body.m">
            <text:p>IntegratorPD45_2Body.m</text:p>
          </table:table-cell>
          <table:table-cell table:style-name="ce26" table:formula="oooc:=IF(OFFSET([$ScriptTestCases.$B$5];[.V5];0;1)&lt;&gt;&quot;&quot;;OFFSET([$ScriptTestCases.$B$5];[.V5];0;1);&quot;&quot;)" office:value-type="string" office:string-value="IntegratorPD78_2Body.m">
            <text:p>IntegratorPD78_2Body.m</text:p>
          </table:table-cell>
          <table:table-cell table:style-name="ce26" table:formula="oooc:=IF(OFFSET([$ScriptTestCases.$B$5];[.W5];0;1)&lt;&gt;&quot;&quot;;OFFSET([$ScriptTestCases.$B$5];[.W5];0;1);&quot;&quot;)" office:value-type="string" office:string-value="IntegratorRKF56_2Body.m">
            <text:p>IntegratorRKF56_2Body.m</text:p>
          </table:table-cell>
          <table:table-cell table:style-name="ce26" table:formula="oooc:=IF(OFFSET([$ScriptTestCases.$B$5];[.X5];0;1)&lt;&gt;&quot;&quot;;OFFSET([$ScriptTestCases.$B$5];[.X5];0;1);&quot;&quot;)" office:value-type="string" office:string-value="IntegratorRKN68_2Body.m">
            <text:p>IntegratorRKN68_2Body.m</text:p>
          </table:table-cell>
          <table:table-cell table:style-name="ce26" table:formula="oooc:=IF(OFFSET([$ScriptTestCases.$B$5];[.Y5];0;1)&lt;&gt;&quot;&quot;;OFFSET([$ScriptTestCases.$B$5];[.Y5];0;1);&quot;&quot;)" office:value-type="string" office:string-value="ForArray.m">
            <text:p>ForArray.m</text:p>
          </table:table-cell>
          <table:table-cell table:style-name="ce26" table:formula="oooc:=IF(OFFSET([$ScriptTestCases.$B$5];[.Z5];0;1)&lt;&gt;&quot;&quot;;OFFSET([$ScriptTestCases.$B$5];[.Z5];0;1);&quot;&quot;)" office:value-type="string" office:string-value="ForIf42_24.m">
            <text:p>ForIf42_24.m</text:p>
          </table:table-cell>
          <table:table-cell table:style-name="ce26" table:formula="oooc:=IF(OFFSET([$ScriptTestCases.$B$5];[.AA5];0;1)&lt;&gt;&quot;&quot;;OFFSET([$ScriptTestCases.$B$5];[.AA5];0;1);&quot;&quot;)" office:value-type="string" office:string-value="ForWhile42.m">
            <text:p>ForWhile42.m</text:p>
          </table:table-cell>
          <table:table-cell table:style-name="ce26" table:formula="oooc:=IF(OFFSET([$ScriptTestCases.$B$5];[.AB5];0;1)&lt;&gt;&quot;&quot;;OFFSET([$ScriptTestCases.$B$5];[.AB5];0;1);&quot;&quot;)" office:value-type="string" office:string-value="If11.m">
            <text:p>If11.m</text:p>
          </table:table-cell>
          <table:table-cell table:style-name="ce26" table:formula="oooc:=IF(OFFSET([$ScriptTestCases.$B$5];[.AC5];0;1)&lt;&gt;&quot;&quot;;OFFSET([$ScriptTestCases.$B$5];[.AC5];0;1);&quot;&quot;)" office:value-type="string" office:string-value="If12_21.m">
            <text:p>If12_21.m</text:p>
          </table:table-cell>
          <table:table-cell table:style-name="ce26" table:formula="oooc:=IF(OFFSET([$ScriptTestCases.$B$5];[.AD5];0;1)&lt;&gt;&quot;&quot;;OFFSET([$ScriptTestCases.$B$5];[.AD5];0;1);&quot;&quot;)" office:value-type="string" office:string-value="If22.m">
            <text:p>If22.m</text:p>
          </table:table-cell>
          <table:table-cell table:style-name="ce26" table:formula="oooc:=IF(OFFSET([$ScriptTestCases.$B$5];[.AE5];0;1)&lt;&gt;&quot;&quot;;OFFSET([$ScriptTestCases.$B$5];[.AE5];0;1);&quot;&quot;)" office:value-type="string" office:string-value="If33.m">
            <text:p>If33.m</text:p>
          </table:table-cell>
          <table:table-cell table:style-name="ce26" table:formula="oooc:=IF(OFFSET([$ScriptTestCases.$B$5];[.AF5];0;1)&lt;&gt;&quot;&quot;;OFFSET([$ScriptTestCases.$B$5];[.AF5];0;1);&quot;&quot;)" office:value-type="string" office:string-value="If44.m">
            <text:p>If44.m</text:p>
          </table:table-cell>
          <table:table-cell table:style-name="ce26" table:formula="oooc:=IF(OFFSET([$ScriptTestCases.$B$5];[.AG5];0;1)&lt;&gt;&quot;&quot;;OFFSET([$ScriptTestCases.$B$5];[.AG5];0;1);&quot;&quot;)" office:value-type="string" office:string-value="If55.m">
            <text:p>If55.m</text:p>
          </table:table-cell>
          <table:table-cell table:style-name="ce26" table:formula="oooc:=IF(OFFSET([$ScriptTestCases.$B$5];[.AH5];0;1)&lt;&gt;&quot;&quot;;OFFSET([$ScriptTestCases.$B$5];[.AH5];0;1);&quot;&quot;)" office:value-type="string" office:string-value="IfForArray.m">
            <text:p>IfForArray.m</text:p>
          </table:table-cell>
          <table:table-cell table:style-name="ce26" table:formula="oooc:=IF(OFFSET([$ScriptTestCases.$B$5];[.AI5];0;1)&lt;&gt;&quot;&quot;;OFFSET([$ScriptTestCases.$B$5];[.AI5];0;1);&quot;&quot;)" office:value-type="string" office:string-value="IfIf43_34.m">
            <text:p>IfIf43_34.m</text:p>
          </table:table-cell>
          <table:table-cell table:style-name="ce26" table:formula="oooc:=IF(OFFSET([$ScriptTestCases.$B$5];[.AJ5];0;1)&lt;&gt;&quot;&quot;;OFFSET([$ScriptTestCases.$B$5];[.AJ5];0;1);&quot;&quot;)" office:value-type="string" office:string-value="While42_24.m">
            <text:p>While42_24.m</text:p>
          </table:table-cell>
          <table:table-cell table:style-name="ce26" table:formula="oooc:=IF(OFFSET([$ScriptTestCases.$B$5];[.AK5];0;1)&lt;&gt;&quot;&quot;;OFFSET([$ScriptTestCases.$B$5];[.AK5];0;1);&quot;&quot;)" office:value-type="string" office:string-value="While53_35.m">
            <text:p>While53_35.m</text:p>
          </table:table-cell>
          <table:table-cell table:style-name="ce26" table:formula="oooc:=IF(OFFSET([$ScriptTestCases.$B$5];[.AL5];0;1)&lt;&gt;&quot;&quot;;OFFSET([$ScriptTestCases.$B$5];[.AL5];0;1);&quot;&quot;)" office:value-type="string" office:string-value="WhileForArray.m">
            <text:p>WhileForArray.m</text:p>
          </table:table-cell>
          <table:table-cell table:style-name="ce26" table:formula="oooc:=IF(OFFSET([$ScriptTestCases.$B$5];[.AM5];0;1)&lt;&gt;&quot;&quot;;OFFSET([$ScriptTestCases.$B$5];[.AM5];0;1);&quot;&quot;)" office:value-type="string" office:string-value="WhileIf51_15.m">
            <text:p>WhileIf51_15.m</text:p>
          </table:table-cell>
          <table:table-cell table:style-name="ce26" table:formula="oooc:=IF(OFFSET([$ScriptTestCases.$B$5];[.AN5];0;1)&lt;&gt;&quot;&quot;;OFFSET([$ScriptTestCases.$B$5];[.AN5];0;1);&quot;&quot;)" office:value-type="string" office:string-value="WhileTarget.m">
            <text:p>WhileTarget.m</text:p>
          </table:table-cell>
          <table:table-cell table:style-name="ce26" table:formula="oooc:=IF(OFFSET([$ScriptTestCases.$B$5];[.AO5];0;1)&lt;&gt;&quot;&quot;;OFFSET([$ScriptTestCases.$B$5];[.AO5];0;1);&quot;&quot;)" office:value-type="string" office:string-value="WhileWhile42_24.m">
            <text:p>WhileWhile42_24.m</text:p>
          </table:table-cell>
          <table:table-cell table:style-name="ce26" table:formula="oooc:=IF(OFFSET([$ScriptTestCases.$B$5];[.AP5];0;1)&lt;&gt;&quot;&quot;;OFFSET([$ScriptTestCases.$B$5];[.AP5];0;1);&quot;&quot;)" office:value-type="string" office:string-value="LibrationTest_GMAT_SE.m">
            <text:p>LibrationTest_GMAT_SE.m</text:p>
          </table:table-cell>
          <table:table-cell table:style-name="ce26" table:formula="oooc:=IF(OFFSET([$ScriptTestCases.$B$5];[.AQ5];0;1)&lt;&gt;&quot;&quot;;OFFSET([$ScriptTestCases.$B$5];[.AQ5];0;1);&quot;&quot;)" office:value-type="string" office:string-value="LibrationTest_GMAT_SEM.m">
            <text:p>LibrationTest_GMAT_SEM.m</text:p>
          </table:table-cell>
          <table:table-cell table:style-name="ce26" table:formula="oooc:=IF(OFFSET([$ScriptTestCases.$B$5];[.AR5];0;1)&lt;&gt;&quot;&quot;;OFFSET([$ScriptTestCases.$B$5];[.AR5];0;1);&quot;&quot;)" office:value-type="string" office:string-value="DeltaV_GMAT_IEarth_Cartesian.m">
            <text:p>DeltaV_GMAT_IEarth_Cartesian.m</text:p>
          </table:table-cell>
          <table:table-cell table:style-name="ce26" table:formula="oooc:=IF(OFFSET([$ScriptTestCases.$B$5];[.AS5];0;1)&lt;&gt;&quot;&quot;;OFFSET([$ScriptTestCases.$B$5];[.AS5];0;1);&quot;&quot;)" office:value-type="string" office:string-value="DeltaV_GMAT_IEarth_VNB.m">
            <text:p>DeltaV_GMAT_IEarth_VNB.m</text:p>
          </table:table-cell>
          <table:table-cell table:style-name="ce26" table:formula="oooc:=IF(OFFSET([$ScriptTestCases.$B$5];[.AT5];0;1)&lt;&gt;&quot;&quot;;OFFSET([$ScriptTestCases.$B$5];[.AT5];0;1);&quot;&quot;)" office:value-type="string" office:string-value="DeltaV_GMAT_ISun_VNB.m">
            <text:p>DeltaV_GMAT_ISun_VNB.m</text:p>
          </table:table-cell>
          <table:table-cell table:style-name="ce26" table:formula="oooc:=IF(OFFSET([$ScriptTestCases.$B$5];[.AU5];0;1)&lt;&gt;&quot;&quot;;OFFSET([$ScriptTestCases.$B$5];[.AU5];0;1);&quot;&quot;)" office:value-type="string" office:string-value="StopCond_GMAT_EarthAll_Days.m">
            <text:p>StopCond_GMAT_EarthAll_Days.m</text:p>
          </table:table-cell>
          <table:table-cell table:style-name="ce26" table:formula="oooc:=IF(OFFSET([$ScriptTestCases.$B$5];[.AV5];0;1)&lt;&gt;&quot;&quot;;OFFSET([$ScriptTestCases.$B$5];[.AV5];0;1);&quot;&quot;)" office:value-type="string" office:string-value="StopCond_GMAT_Earth3MultiSatsPM_Days.m">
            <text:p>StopCond_GMAT_Earth3MultiSatsPM_Days.m</text:p>
          </table:table-cell>
          <table:table-cell table:style-name="ce26" table:formula="oooc:=IF(OFFSET([$ScriptTestCases.$B$5];[.AW5];0;1)&lt;&gt;&quot;&quot;;OFFSET([$ScriptTestCases.$B$5];[.AW5];0;1);&quot;&quot;)" office:value-type="string" office:string-value="GMAT_GEO_EarthSunLuna_JGM2_MSISE90_SRP.m">
            <text:p>GMAT_GEO_EarthSunLuna_JGM2_MSISE90_SRP.m</text:p>
          </table:table-cell>
          <table:table-cell table:style-name="ce26" table:formula="oooc:=IF(OFFSET([$ScriptTestCases.$B$5];[.AX5];0;1)&lt;&gt;&quot;&quot;;OFFSET([$ScriptTestCases.$B$5];[.AX5];0;1);&quot;&quot;)" office:value-type="string" office:string-value="GMAT_Moon_AllPlanets_0_0_0.m">
            <text:p>GMAT_Moon_AllPlanets_0_0_0.m</text:p>
          </table:table-cell>
          <table:table-cell table:style-name="ce26" table:formula="oooc:=IF(OFFSET([$ScriptTestCases.$B$5];[.AY5];0;1)&lt;&gt;&quot;&quot;;OFFSET([$ScriptTestCases.$B$5];[.AY5];0;1);&quot;&quot;)" office:value-type="string" office:string-value="GMAT_Mars1_Mars_MARS50C_0_0.m">
            <text:p>GMAT_Mars1_Mars_MARS50C_0_0.m</text:p>
          </table:table-cell>
          <table:table-cell table:style-name="ce26" table:formula="oooc:=IF(OFFSET([$ScriptTestCases.$B$5];[.AZ5];0;1)&lt;&gt;&quot;&quot;;OFFSET([$ScriptTestCases.$B$5];[.AZ5];0;1);&quot;&quot;)" office:value-type="string" office:string-value="GMAT_Moon_Luna_LP165P_0_0.m">
            <text:p>GMAT_Moon_Luna_LP165P_0_0.m</text:p>
          </table:table-cell>
          <table:table-cell table:style-name="ce26" table:formula="oooc:=IF(OFFSET([$ScriptTestCases.$B$5];[.BA5];0;1)&lt;&gt;&quot;&quot;;OFFSET([$ScriptTestCases.$B$5];[.BA5];0;1);&quot;&quot;)" office:value-type="string" office:string-value="EpochFormatCheck.m">
            <text:p>EpochFormatCheck.m</text:p>
          </table:table-cell>
          <table:table-cell table:style-name="ce26" table:formula="oooc:=IF(OFFSET([$ScriptTestCases.$B$5];[.BB5];0;1)&lt;&gt;&quot;&quot;;OFFSET([$ScriptTestCases.$B$5];[.BB5];0;1);&quot;&quot;)" office:value-type="string" office:string-value="allPropagates.m">
            <text:p>allPropagates.m</text:p>
          </table:table-cell>
          <table:table-cell table:style-name="ce26" table:formula="oooc:=IF(OFFSET([$ScriptTestCases.$B$5];[.BC5];0;1)&lt;&gt;&quot;&quot;;OFFSET([$ScriptTestCases.$B$5];[.BC5];0;1);&quot;&quot;)" office:value-type="string" office:string-value="TargeterCheck.m">
            <text:p>TargeterCheck.m</text:p>
          </table:table-cell>
          <table:table-cell table:style-name="ce26" table:formula="oooc:=IF(OFFSET([$ScriptTestCases.$B$5];[.BD5];0;1)&lt;&gt;&quot;&quot;;OFFSET([$ScriptTestCases.$B$5];[.BD5];0;1);&quot;&quot;)" office:value-type="string" office:string-value="XYPlotNonFunctionTest.m">
            <text:p>XYPlotNonFunctionTest.m</text:p>
          </table:table-cell>
          <table:table-cell table:style-name="ce26" table:formula="oooc:=IF(OFFSET([$ScriptTestCases.$B$5];[.BE5];0;1)&lt;&gt;&quot;&quot;;OFFSET([$ScriptTestCases.$B$5];[.BE5];0;1);&quot;&quot;)" office:value-type="string" office:string-value="SaveAllObjects.m">
            <text:p>SaveAllObjects.m</text:p>
          </table:table-cell>
          <table:table-cell table:style-name="ce26" table:formula="oooc:=IF(OFFSET([$ScriptTestCases.$B$5];[.BF5];0;1)&lt;&gt;&quot;&quot;;OFFSET([$ScriptTestCases.$B$5];[.BF5];0;1);&quot;&quot;)" office:value-type="string" office:string-value="StopAlone.m">
            <text:p>StopAlone.m</text:p>
          </table:table-cell>
          <table:table-cell table:style-name="ce26" table:formula="oooc:=IF(OFFSET([$ScriptTestCases.$B$5];[.BG5];0;1)&lt;&gt;&quot;&quot;;OFFSET([$ScriptTestCases.$B$5];[.BG5];0;1);&quot;&quot;)" office:value-type="string" office:string-value="StopIf.m">
            <text:p>StopIf.m</text:p>
          </table:table-cell>
          <table:table-cell table:style-name="ce26" table:formula="oooc:=IF(OFFSET([$ScriptTestCases.$B$5];[.BH5];0;1)&lt;&gt;&quot;&quot;;OFFSET([$ScriptTestCases.$B$5];[.BH5];0;1);&quot;&quot;)" office:value-type="string" office:string-value="StopFor.m">
            <text:p>StopFor.m</text:p>
          </table:table-cell>
          <table:table-cell table:style-name="ce26" table:formula="oooc:=IF(OFFSET([$ScriptTestCases.$B$5];[.BI5];0;1)&lt;&gt;&quot;&quot;;OFFSET([$ScriptTestCases.$B$5];[.BI5];0;1);&quot;&quot;)" office:value-type="string" office:string-value="StopTarget.m">
            <text:p>StopTarget.m</text:p>
          </table:table-cell>
          <table:table-cell table:style-name="ce26" table:formula="oooc:=IF(OFFSET([$ScriptTestCases.$B$5];[.BJ5];0;1)&lt;&gt;&quot;&quot;;OFFSET([$ScriptTestCases.$B$5];[.BJ5];0;1);&quot;&quot;)" office:value-type="string" office:string-value="StopWhile.m">
            <text:p>StopWhile.m</text:p>
          </table:table-cell>
          <table:table-cell table:style-name="ce26" table:formula="oooc:=IF(OFFSET([$ScriptTestCases.$B$5];[.BK5];0;1)&lt;&gt;&quot;&quot;;OFFSET([$ScriptTestCases.$B$5];[.BK5];0;1);&quot;&quot;)" office:value-type="string" office:string-value="StopForIf.m">
            <text:p>StopForIf.m</text:p>
          </table:table-cell>
          <table:table-cell table:style-name="ce26" table:formula="oooc:=IF(OFFSET([$ScriptTestCases.$B$5];[.BL5];0;1)&lt;&gt;&quot;&quot;;OFFSET([$ScriptTestCases.$B$5];[.BL5];0;1);&quot;&quot;)" office:value-type="string" office:string-value="StopWhileFor.m">
            <text:p>StopWhileFor.m</text:p>
          </table:table-cell>
          <table:table-cell table:style-name="ce26" table:formula="oooc:=IF(OFFSET([$ScriptTestCases.$B$5];[.BM5];0;1)&lt;&gt;&quot;&quot;;OFFSET([$ScriptTestCases.$B$5];[.BM5];0;1);&quot;&quot;)" office:value-type="string" office:string-value="AssignmentTests">
            <text:p>AssignmentTests</text:p>
          </table:table-cell>
          <table:table-cell table:style-name="ce26" table:formula="oooc:=IF(OFFSET([$ScriptTestCases.$B$5];[.BN5];0;1)&lt;&gt;&quot;&quot;;OFFSET([$ScriptTestCases.$B$5];[.BN5];0;1);&quot;&quot;)" office:value-type="string" office:string-value="BasicOptimizerTest.script">
            <text:p>BasicOptimizerTest.script</text:p>
          </table:table-cell>
          <table:table-cell table:style-name="ce26" table:formula="oooc:=IF(OFFSET([$ScriptTestCases.$B$5];[.BO5];0;1)&lt;&gt;&quot;&quot;;OFFSET([$ScriptTestCases.$B$5];[.BO5];0;1);&quot;&quot;)" office:value-type="string" office:string-value="NonLinearConstraintTests.script">
            <text:p>NonLinearConstraintTests.script</text:p>
          </table:table-cell>
          <table:table-cell table:style-name="ce26" table:formula="oooc:=IF(OFFSET([$ScriptTestCases.$B$5];[.BP5];0;1)&lt;&gt;&quot;&quot;;OFFSET([$ScriptTestCases.$B$5];[.BP5];0;1);&quot;&quot;)" office:value-type="string" office:string-value="MinimizeTests.script">
            <text:p>MinimizeTests.script</text:p>
          </table:table-cell>
          <table:table-cell table:style-name="ce26" table:formula="oooc:=IF(OFFSET([$ScriptTestCases.$B$5];[.BQ5];0;1)&lt;&gt;&quot;&quot;;OFFSET([$ScriptTestCases.$B$5];[.BQ5];0;1);&quot;&quot;)" office:value-type="string" office:string-value="VaryTests">
            <text:p>VaryTests</text:p>
          </table:table-cell>
          <table:table-cell table:style-name="ce26" table:formula="oooc:=IF(OFFSET([$ScriptTestCases.$B$5];[.BR5];0;1)&lt;&gt;&quot;&quot;;OFFSET([$ScriptTestCases.$B$5];[.BR5];0;1);&quot;&quot;)" office:value-type="string" office:string-value="OptimizersInControlFlow.script">
            <text:p>OptimizersInControlFlow.script</text:p>
          </table:table-cell>
          <table:table-cell table:style-name="ce26" table:formula="oooc:=IF(OFFSET([$ScriptTestCases.$B$5];[.BS5];0;1)&lt;&gt;&quot;&quot;;OFFSET([$ScriptTestCases.$B$5];[.BS5];0;1);&quot;&quot;)" office:value-type="string" office:string-value="MathOperators.script">
            <text:p>MathOperators.script</text:p>
          </table:table-cell>
          <table:table-cell table:style-name="ce26" table:formula="oooc:=IF(OFFSET([$ScriptTestCases.$B$5];[.BT5];0;1)&lt;&gt;&quot;&quot;;OFFSET([$ScriptTestCases.$B$5];[.BT5];0;1);&quot;&quot;)" office:value-type="string" office:string-value="ParenthesisinMathTests.script">
            <text:p>ParenthesisinMathTests.script</text:p>
          </table:table-cell>
          <table:table-cell table:style-name="ce26" table:formula="oooc:=IF(OFFSET([$ScriptTestCases.$B$5];[.BU5];0;1)&lt;&gt;&quot;&quot;;OFFSET([$ScriptTestCases.$B$5];[.BU5];0;1);&quot;&quot;)" office:value-type="string" office:string-value="StopinOptimizerTest.script">
            <text:p>StopinOptimizerTest.script</text:p>
          </table:table-cell>
          <table:table-cell table:style-name="ce26" table:formula="oooc:=IF(OFFSET([$ScriptTestCases.$B$5];[.BV5];0;1)&lt;&gt;&quot;&quot;;OFFSET([$ScriptTestCases.$B$5];[.BV5];0;1);&quot;&quot;)" office:value-type="string" office:string-value="ToggleTest.m">
            <text:p>ToggleTest.m</text:p>
          </table:table-cell>
          <table:table-cell table:style-name="ce26" table:formula="oooc:=IF(OFFSET([$ScriptTestCases.$B$5];[.BW5];0;1)&lt;&gt;&quot;&quot;;OFFSET([$ScriptTestCases.$B$5];[.BW5];0;1);&quot;&quot;)" office:value-type="string" office:string-value="CSParams_GMAT_BPlaneTests.script">
            <text:p>CSParams_GMAT_BPlaneTests.script</text:p>
          </table:table-cell>
          <table:table-cell table:style-name="ce26" table:formula="oooc:=IF(OFFSET([$ScriptTestCases.$B$5];[.BX5];0;1)&lt;&gt;&quot;&quot;;OFFSET([$ScriptTestCases.$B$5];[.BX5];0;1);&quot;&quot;)" office:value-type="string" office:string-value="StateInputTests.script">
            <text:p>StateInputTests.script</text:p>
          </table:table-cell>
          <table:table-cell table:style-name="ce26" table:formula="oooc:=IF(OFFSET([$ScriptTestCases.$B$5];[.BY5];0;1)&lt;&gt;&quot;&quot;;OFFSET([$ScriptTestCases.$B$5];[.BY5];0;1);&quot;&quot;)" office:value-type="string" office:string-value="TargeterNesting.m">
            <text:p>TargeterNesting.m</text:p>
          </table:table-cell>
          <table:table-cell table:style-name="ce26" table:formula="oooc:=IF(OFFSET([$ScriptTestCases.$B$5];[.BZ5];0;1)&lt;&gt;&quot;&quot;;OFFSET([$ScriptTestCases.$B$5];[.BZ5];0;1);&quot;&quot;)" office:value-type="string" office:string-value="Loop_GMAT_IfWhile.m">
            <text:p>Loop_GMAT_IfWhile.m</text:p>
          </table:table-cell>
          <table:table-cell table:style-name="ce26" table:formula="oooc:=IF(OFFSET([$ScriptTestCases.$B$5];[.CA5];0;1)&lt;&gt;&quot;&quot;;OFFSET([$ScriptTestCases.$B$5];[.CA5];0;1);&quot;&quot;)" office:value-type="string" office:string-value="ForForArray.m">
            <text:p>ForForArray.m</text:p>
          </table:table-cell>
          <table:table-cell table:style-name="ce26" table:formula="oooc:=IF(OFFSET([$ScriptTestCases.$B$5];[.CB5];0;1)&lt;&gt;&quot;&quot;;OFFSET([$ScriptTestCases.$B$5];[.CB5];0;1);&quot;&quot;)" office:value-type="string" office:string-value="MatlabApsidesCheck.m">
            <text:p>MatlabApsidesCheck.m</text:p>
          </table:table-cell>
          <table:table-cell table:style-name="ce26" table:formula="oooc:=IF(OFFSET([$ScriptTestCases.$B$5];[.CC5];0;1)&lt;&gt;&quot;&quot;;OFFSET([$ScriptTestCases.$B$5];[.CC5];0;1);&quot;&quot;)" office:value-type="string" office:string-value="MatlabObjectPassingCheck.m">
            <text:p>MatlabObjectPassingCheck.m</text:p>
          </table:table-cell>
          <table:table-cell table:style-name="ce26"/>
          <table:table-cell table:style-name="ce27"/>
          <table:table-cell table:style-name="ce26" office:value-type="string">
            <text:p>Coverage</text:p>
          </table:table-cell>
          <table:table-cell table:style-name="ce26" office:value-type="string">
            <text:p>Column Count</text:p>
          </table:table-cell>
          <table:table-cell table:style-name="ce27" table:number-columns-repeated="129"/>
        </table:table-row>
        <table:table-row table:style-name="ro4">
          <table:table-cell office:value-type="string">
            <text:p>Solar System</text:p>
          </table:table-cell>
          <table:table-cell office:value-type="string">
            <text:p>Ephem Path</text:p>
          </table:table-cell>
          <table:table-cell office:value-type="string">
            <text:p>DE200</text:p>
          </table:table-cell>
          <table:table-cell/>
          <table:table-cell table:style-name="ce25" table:number-columns-repeated="80"/>
          <table:table-cell table:formula="oooc:=IF((COUNTA([.E7:.CF7])&gt;0)                                                              OR                                                              ( [.D7]=&quot;DEFERRED&quot;);1;0)" office:value-type="float" office:value="0">
            <text:p>0</text:p>
          </table:table-cell>
          <table:table-cell table:formula="oooc:=1" office:value-type="float" office:value="1">
            <text:p>1</text:p>
          </table:table-cell>
          <table:table-cell table:style-name="ce25" table:number-columns-repeated="129"/>
        </table:table-row>
        <table:table-row table:style-name="ro3">
          <table:table-cell table:number-columns-repeated="2"/>
          <table:table-cell office:value-type="string">
            <text:p>DE405</text:p>
          </table:table-cell>
          <table:table-cell/>
          <table:table-cell table:number-columns-repeated="80"/>
          <table:table-cell table:formula="oooc:=IF((COUNTA([.E8:.CF8])&gt;0)                                                              OR                                                              ( [.D8]=&quot;DEFERRED&quot;);1;0)" office:value-type="float" office:value="0">
            <text:p>0</text:p>
          </table:table-cell>
          <table:table-cell table:formula="oooc:=1" office:value-type="float" office:value="1">
            <text:p>1</text:p>
          </table:table-cell>
          <table:table-cell table:number-columns-repeated="129"/>
        </table:table-row>
        <table:table-row table:style-name="ro3">
          <table:table-cell table:number-columns-repeated="2"/>
          <table:table-cell office:value-type="string">
            <text:p>SLP</text:p>
          </table:table-cell>
          <table:table-cell/>
          <table:table-cell table:number-columns-repeated="80"/>
          <table:table-cell table:formula="oooc:=IF((COUNTA([.E9:.CF9])&gt;0)                                                              OR                                                              ( [.D9]=&quot;DEFERRED&quot;);1;0)" office:value-type="float" office:value="0">
            <text:p>0</text:p>
          </table:table-cell>
          <table:table-cell table:formula="oooc:=1" office:value-type="float" office:value="1">
            <text:p>1</text:p>
          </table:table-cell>
          <table:table-cell table:number-columns-repeated="129"/>
        </table:table-row>
        <table:table-row table:style-name="ro4">
          <table:table-cell/>
          <table:table-cell office:value-type="string">
            <text:p>BodiesInUse</text:p>
          </table:table-cell>
          <table:table-cell/>
          <table:table-cell/>
          <table:table-cell table:number-columns-repeated="80"/>
          <table:table-cell table:formula="oooc:=IF((COUNTA([.E10:.CF10])&gt;0)                                                              OR                                                              ( [.D10]=&quot;DEFERRED&quot;);1;0)" office:value-type="float" office:value="0">
            <text:p>0</text:p>
          </table:table-cell>
          <table:table-cell table:formula="oooc:=1" office:value-type="float" office:value="1">
            <text:p>1</text:p>
          </table:table-cell>
          <table:table-cell table:number-columns-repeated="129"/>
        </table:table-row>
        <table:table-row table:style-name="ro4">
          <table:table-cell/>
          <table:table-cell office:value-type="string">
            <text:p>NumberOfBodies</text:p>
          </table:table-cell>
          <table:table-cell/>
          <table:table-cell/>
          <table:table-cell table:number-columns-repeated="80"/>
          <table:table-cell table:formula="oooc:=IF((COUNTA([.E11:.CF11])&gt;0)                                                              OR                                                              ( [.D11]=&quot;DEFERRED&quot;);1;0)" office:value-type="float" office:value="0">
            <text:p>0</text:p>
          </table:table-cell>
          <table:table-cell table:formula="oooc:=1" office:value-type="float" office:value="1">
            <text:p>1</text:p>
          </table:table-cell>
          <table:table-cell table:number-columns-repeated="129"/>
        </table:table-row>
        <table:table-row table:style-name="ro4">
          <table:table-cell/>
          <table:table-cell office:value-type="string">
            <text:p>UseTTForEphemeris</text:p>
          </table:table-cell>
          <table:table-cell/>
          <table:table-cell/>
          <table:table-cell table:number-columns-repeated="80"/>
          <table:table-cell table:formula="oooc:=IF((COUNTA([.E12:.CF12])&gt;0)                                                              OR                                                              ( [.D12]=&quot;DEFERRED&quot;);1;0)" office:value-type="float" office:value="0">
            <text:p>0</text:p>
          </table:table-cell>
          <table:table-cell table:formula="oooc:=1" office:value-type="float" office:value="1">
            <text:p>1</text:p>
          </table:table-cell>
          <table:table-cell table:number-columns-repeated="129"/>
        </table:table-row>
        <table:table-row table:style-name="ro4">
          <table:table-cell/>
          <table:table-cell office:value-type="string">
            <text:p>EphemerisUpdateInterval</text:p>
          </table:table-cell>
          <table:table-cell/>
          <table:table-cell/>
          <table:table-cell table:number-columns-repeated="80"/>
          <table:table-cell table:formula="oooc:=IF((COUNTA([.E13:.CF13])&gt;0)                                                              OR                                                              ( [.D13]=&quot;DEFERRED&quot;);1;0)" office:value-type="float" office:value="0">
            <text:p>0</text:p>
          </table:table-cell>
          <table:table-cell table:formula="oooc:=1" office:value-type="float" office:value="1">
            <text:p>1</text:p>
          </table:table-cell>
          <table:table-cell table:number-columns-repeated="129"/>
        </table:table-row>
        <table:table-row table:style-name="ro3">
          <table:table-cell office:value-type="string">
            <text:p>Startup File</text:p>
          </table:table-cell>
          <table:table-cell table:number-columns-repeated="2"/>
          <table:table-cell/>
          <table:table-cell table:number-columns-repeated="80"/>
          <table:table-cell table:formula="oooc:=IF((COUNTA([.E14:.CF14])&gt;0)                                                              OR                                                              ( [.D14]=&quot;DEFERRED&quot;);1;0)" office:value-type="float" office:value="0">
            <text:p>0</text:p>
          </table:table-cell>
          <table:table-cell table:formula="oooc:=1" office:value-type="float" office:value="1">
            <text:p>1</text:p>
          </table:table-cell>
          <table:table-cell table:number-columns-repeated="129"/>
        </table:table-row>
      </table:table>
      <table:table table:name="GUITestCases" table:style-name="ta1" table:print="false">
        <table:table-column table:style-name="co35" table:default-cell-style-name="ce31"/>
        <table:table-column table:style-name="co36" table:default-cell-style-name="ce31"/>
        <table:table-column table:style-name="co37" table:default-cell-style-name="ce33"/>
        <table:table-column table:style-name="co7" table:default-cell-style-name="ce33"/>
        <table:table-column table:style-name="co7" table:default-cell-style-name="ce31"/>
        <table:table-column table:style-name="co38" table:default-cell-style-name="ce33"/>
        <table:table-column table:style-name="co7" table:default-cell-style-name="ce31"/>
        <table:table-column table:style-name="co7" table:default-cell-style-name="ce36"/>
        <table:table-column table:style-name="co7" table:number-columns-repeated="248" table:default-cell-style-name="ce31"/>
        <table:table-row table:style-name="ro1">
          <table:table-cell table:style-name="ce1" office:value-type="string">
            <text:p>GMAT System Test </text:p>
          </table:table-cell>
          <table:table-cell table:style-name="Default"/>
          <table:table-cell table:number-columns-repeated="254"/>
        </table:table-row>
        <table:table-row table:style-name="ro2">
          <table:table-cell table:style-name="ce2" office:value-type="string">
            <text:p>GUI Test Case Definitions</text:p>
          </table:table-cell>
          <table:table-cell table:style-name="Default"/>
          <table:table-cell table:number-columns-repeated="254"/>
        </table:table-row>
        <table:table-row table:style-name="ro3">
          <table:table-cell table:number-columns-repeated="256"/>
        </table:table-row>
        <table:table-row table:style-name="ro4">
          <table:table-cell table:style-name="ce32" office:value-type="string">
            <text:p>ID</text:p>
          </table:table-cell>
          <table:table-cell table:style-name="ce32" office:value-type="string">
            <text:p>Test Case</text:p>
          </table:table-cell>
          <table:table-cell table:style-name="ce34" office:value-type="string">
            <text:p>Purpose</text:p>
          </table:table-cell>
          <table:table-cell table:style-name="ce34" office:value-type="string">
            <text:p>Frequency</text:p>
          </table:table-cell>
          <table:table-cell table:style-name="ce32" office:value-type="string">
            <text:p>Status *</text:p>
          </table:table-cell>
          <table:table-cell table:style-name="ce34" office:value-type="string">
            <text:p>Notes</text:p>
          </table:table-cell>
          <table:table-cell table:style-name="ce35"/>
          <table:table-cell table:style-name="ce37" office:value-type="string">
            <text:p>Status Value</text:p>
          </table:table-cell>
          <table:table-cell table:style-name="ce35" table:number-columns-repeated="248"/>
        </table:table-row>
        <table:table-row table:style-name="ro4">
          <table:table-cell table:style-name="ce16" office:value-type="float" office:value="1">
            <text:p>1</text:p>
          </table:table-cell>
          <table:table-cell office:value-type="string">
            <text:p>AddCoordSystemDialog.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quot;Started&quot;;1;IF([.E5]=&quot;Written&quot;;2;IF([.E5]=&quot;Complete&quot;;3;0)))" office:value-type="float" office:value="3">
            <text:p>3</text:p>
          </table:table-cell>
          <table:table-cell table:number-columns-repeated="248"/>
        </table:table-row>
        <table:table-row table:style-name="ro4">
          <table:table-cell table:style-name="ce16" table:formula="oooc:=[.A5]+1" office:value-type="float" office:value="2">
            <text:p>2</text:p>
          </table:table-cell>
          <table:table-cell office:value-type="string">
            <text:p>Array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6]=&quot;Started&quot;;1;IF([.E6]=&quot;Written&quot;;2;IF([.E6]=&quot;Complete&quot;;3;0)))" office:value-type="float" office:value="3">
            <text:p>3</text:p>
          </table:table-cell>
          <table:table-cell table:number-columns-repeated="248"/>
        </table:table-row>
        <table:table-row table:style-name="ro4">
          <table:table-cell table:style-name="ce16" table:formula="oooc:=[.A6]+1" office:value-type="float" office:value="3">
            <text:p>3</text:p>
          </table:table-cell>
          <table:table-cell office:value-type="string">
            <text:p>Barycente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7]=&quot;Started&quot;;1;IF([.E7]=&quot;Written&quot;;2;IF([.E7]=&quot;Complete&quot;;3;0)))" office:value-type="float" office:value="3">
            <text:p>3</text:p>
          </table:table-cell>
          <table:table-cell table:number-columns-repeated="248"/>
        </table:table-row>
        <table:table-row table:style-name="ro4">
          <table:table-cell table:style-name="ce16" table:formula="oooc:=[.A7]+1" office:value-type="float" office:value="4">
            <text:p>4</text:p>
          </table:table-cell>
          <table:table-cell office:value-type="string">
            <text:p>CoordinateSystem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8]=&quot;Started&quot;;1;IF([.E8]=&quot;Written&quot;;2;IF([.E8]=&quot;Complete&quot;;3;0)))" office:value-type="float" office:value="3">
            <text:p>3</text:p>
          </table:table-cell>
          <table:table-cell table:number-columns-repeated="248"/>
        </table:table-row>
        <table:table-row table:style-name="ro4">
          <table:table-cell table:style-name="ce16" table:formula="oooc:=[.A8]+1" office:value-type="float" office:value="5">
            <text:p>5</text:p>
          </table:table-cell>
          <table:table-cell office:value-type="string">
            <text:p>ParameterSelectCreateOnlyDialog.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9]=&quot;Started&quot;;1;IF([.E9]=&quot;Written&quot;;2;IF([.E9]=&quot;Complete&quot;;3;0)))" office:value-type="float" office:value="3">
            <text:p>3</text:p>
          </table:table-cell>
          <table:table-cell table:number-columns-repeated="248"/>
        </table:table-row>
        <table:table-row table:style-name="ro4">
          <table:table-cell table:style-name="ce16" table:formula="oooc:=[.A9]+1" office:value-type="float" office:value="6">
            <text:p>6</text:p>
          </table:table-cell>
          <table:table-cell office:value-type="string">
            <text:p>GMATMainMenu.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0]=&quot;Started&quot;;1;IF([.E10]=&quot;Written&quot;;2;IF([.E10]=&quot;Complete&quot;;3;0)))" office:value-type="float" office:value="3">
            <text:p>3</text:p>
          </table:table-cell>
          <table:table-cell table:number-columns-repeated="248"/>
        </table:table-row>
        <table:table-row table:style-name="ro4">
          <table:table-cell table:style-name="ce16" table:formula="oooc:=[.A10]+1" office:value-type="float" office:value="7">
            <text:p>7</text:p>
          </table:table-cell>
          <table:table-cell office:value-type="string">
            <text:p>MessageWindow.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1]=&quot;Started&quot;;1;IF([.E11]=&quot;Written&quot;;2;IF([.E11]=&quot;Complete&quot;;3;0)))" office:value-type="float" office:value="3">
            <text:p>3</text:p>
          </table:table-cell>
          <table:table-cell table:number-columns-repeated="248"/>
        </table:table-row>
        <table:table-row table:style-name="ro4">
          <table:table-cell table:style-name="ce16" table:formula="oooc:=[.A11]+1" office:value-type="float" office:value="8">
            <text:p>8</text:p>
          </table:table-cell>
          <table:table-cell office:value-type="string">
            <text:p>MissionTree.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2]=&quot;Started&quot;;1;IF([.E12]=&quot;Written&quot;;2;IF([.E12]=&quot;Complete&quot;;3;0)))" office:value-type="float" office:value="3">
            <text:p>3</text:p>
          </table:table-cell>
          <table:table-cell table:number-columns-repeated="248"/>
        </table:table-row>
        <table:table-row table:style-name="ro4">
          <table:table-cell table:style-name="ce16" table:formula="oooc:=[.A12]+1" office:value-type="float" office:value="9">
            <text:p>9</text:p>
          </table:table-cell>
          <table:table-cell office:value-type="string">
            <text:p>OutputTree.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3]=&quot;Started&quot;;1;IF([.E13]=&quot;Written&quot;;2;IF([.E13]=&quot;Complete&quot;;3;0)))" office:value-type="float" office:value="3">
            <text:p>3</text:p>
          </table:table-cell>
          <table:table-cell table:number-columns-repeated="248"/>
        </table:table-row>
        <table:table-row table:style-name="ro4">
          <table:table-cell table:style-name="ce16" table:formula="oooc:=[.A13]+1" office:value-type="float" office:value="10">
            <text:p>10</text:p>
          </table:table-cell>
          <table:table-cell office:value-type="string">
            <text:p>ResourceTree.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4]=&quot;Started&quot;;1;IF([.E14]=&quot;Written&quot;;2;IF([.E14]=&quot;Complete&quot;;3;0)))" office:value-type="float" office:value="3">
            <text:p>3</text:p>
          </table:table-cell>
          <table:table-cell table:number-columns-repeated="248"/>
        </table:table-row>
        <table:table-row table:style-name="ro4">
          <table:table-cell table:style-name="ce16" table:formula="oooc:=[.A14]+1" office:value-type="float" office:value="11">
            <text:p>11</text:p>
          </table:table-cell>
          <table:table-cell office:value-type="string">
            <text:p>Toolbar.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5]=&quot;Started&quot;;1;IF([.E15]=&quot;Written&quot;;2;IF([.E15]=&quot;Complete&quot;;3;0)))" office:value-type="float" office:value="3">
            <text:p>3</text:p>
          </table:table-cell>
          <table:table-cell table:number-columns-repeated="248"/>
        </table:table-row>
        <table:table-row table:style-name="ro4">
          <table:table-cell table:style-name="ce16" table:formula="oooc:=[.A15]+1" office:value-type="float" office:value="12">
            <text:p>12</text:p>
          </table:table-cell>
          <table:table-cell office:value-type="string">
            <text:p>DifferentialCorrecto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6]=&quot;Started&quot;;1;IF([.E16]=&quot;Written&quot;;2;IF([.E16]=&quot;Complete&quot;;3;0)))" office:value-type="float" office:value="3">
            <text:p>3</text:p>
          </table:table-cell>
          <table:table-cell table:number-columns-repeated="248"/>
        </table:table-row>
        <table:table-row table:style-name="ro4">
          <table:table-cell table:style-name="ce16" table:formula="oooc:=[.A16]+1" office:value-type="float" office:value="13">
            <text:p>13</text:p>
          </table:table-cell>
          <table:table-cell office:value-type="string">
            <text:p>FiniteBur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7]=&quot;Started&quot;;1;IF([.E17]=&quot;Written&quot;;2;IF([.E17]=&quot;Complete&quot;;3;0)))" office:value-type="float" office:value="3">
            <text:p>3</text:p>
          </table:table-cell>
          <table:table-cell table:number-columns-repeated="248"/>
        </table:table-row>
        <table:table-row table:style-name="ro4">
          <table:table-cell table:style-name="ce16" table:formula="oooc:=[.A17]+1" office:value-type="float" office:value="14">
            <text:p>14</text:p>
          </table:table-cell>
          <table:table-cell office:value-type="string">
            <text:p>Formatio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8]=&quot;Started&quot;;1;IF([.E18]=&quot;Written&quot;;2;IF([.E18]=&quot;Complete&quot;;3;0)))" office:value-type="float" office:value="3">
            <text:p>3</text:p>
          </table:table-cell>
          <table:table-cell table:number-columns-repeated="248"/>
        </table:table-row>
        <table:table-row table:style-name="ro4">
          <table:table-cell table:style-name="ce16" table:formula="oooc:=[.A18]+1" office:value-type="float" office:value="15">
            <text:p>15</text:p>
          </table:table-cell>
          <table:table-cell office:value-type="string">
            <text:p>FuelTank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19]=&quot;Started&quot;;1;IF([.E19]=&quot;Written&quot;;2;IF([.E19]=&quot;Complete&quot;;3;0)))" office:value-type="float" office:value="3">
            <text:p>3</text:p>
          </table:table-cell>
          <table:table-cell table:number-columns-repeated="248"/>
        </table:table-row>
        <table:table-row table:style-name="ro4">
          <table:table-cell table:style-name="ce16" table:formula="oooc:=[.A19]+1" office:value-type="float" office:value="16">
            <text:p>16</text:p>
          </table:table-cell>
          <table:table-cell office:value-type="string">
            <text:p>GMATFunctio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0]=&quot;Started&quot;;1;IF([.E20]=&quot;Written&quot;;2;IF([.E20]=&quot;Complete&quot;;3;0)))" office:value-type="float" office:value="3">
            <text:p>3</text:p>
          </table:table-cell>
          <table:table-cell table:number-columns-repeated="248"/>
        </table:table-row>
        <table:table-row table:style-name="ro4">
          <table:table-cell table:style-name="ce16" table:formula="oooc:=[.A20]+1" office:value-type="float" office:value="17">
            <text:p>17</text:p>
          </table:table-cell>
          <table:table-cell office:value-type="string">
            <text:p>ImpulsiveBur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1]=&quot;Started&quot;;1;IF([.E21]=&quot;Written&quot;;2;IF([.E21]=&quot;Complete&quot;;3;0)))" office:value-type="float" office:value="3">
            <text:p>3</text:p>
          </table:table-cell>
          <table:table-cell table:number-columns-repeated="248"/>
        </table:table-row>
        <table:table-row table:style-name="ro4">
          <table:table-cell table:style-name="ce16" table:formula="oooc:=[.A21]+1" office:value-type="float" office:value="18">
            <text:p>18</text:p>
          </table:table-cell>
          <table:table-cell office:value-type="string">
            <text:p>LibrationPoint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2]=&quot;Started&quot;;1;IF([.E22]=&quot;Written&quot;;2;IF([.E22]=&quot;Complete&quot;;3;0)))" office:value-type="float" office:value="3">
            <text:p>3</text:p>
          </table:table-cell>
          <table:table-cell table:number-columns-repeated="248"/>
        </table:table-row>
        <table:table-row table:style-name="ro4">
          <table:table-cell table:style-name="ce16" table:formula="oooc:=[.A22]+1" office:value-type="float" office:value="19">
            <text:p>19</text:p>
          </table:table-cell>
          <table:table-cell office:value-type="string">
            <text:p>Luna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3]=&quot;Started&quot;;1;IF([.E23]=&quot;Written&quot;;2;IF([.E23]=&quot;Complete&quot;;3;0)))" office:value-type="float" office:value="3">
            <text:p>3</text:p>
          </table:table-cell>
          <table:table-cell table:number-columns-repeated="248"/>
        </table:table-row>
        <table:table-row table:style-name="ro4">
          <table:table-cell table:style-name="ce16" table:formula="oooc:=[.A23]+1" office:value-type="float" office:value="20">
            <text:p>20</text:p>
          </table:table-cell>
          <table:table-cell office:value-type="string">
            <text:p>MATLABFunctio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4]=&quot;Started&quot;;1;IF([.E24]=&quot;Written&quot;;2;IF([.E24]=&quot;Complete&quot;;3;0)))" office:value-type="float" office:value="3">
            <text:p>3</text:p>
          </table:table-cell>
          <table:table-cell table:number-columns-repeated="248"/>
        </table:table-row>
        <table:table-row table:style-name="ro4">
          <table:table-cell table:style-name="ce16" table:formula="oooc:=[.A24]+1" office:value-type="float" office:value="21">
            <text:p>21</text:p>
          </table:table-cell>
          <table:table-cell office:value-type="string">
            <text:p>OpenGL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5]=&quot;Started&quot;;1;IF([.E25]=&quot;Written&quot;;2;IF([.E25]=&quot;Complete&quot;;3;0)))" office:value-type="float" office:value="3">
            <text:p>3</text:p>
          </table:table-cell>
          <table:table-cell table:number-columns-repeated="248"/>
        </table:table-row>
        <table:table-row table:style-name="ro4">
          <table:table-cell table:style-name="ce16" table:formula="oooc:=[.A25]+1" office:value-type="float" office:value="22">
            <text:p>22</text:p>
          </table:table-cell>
          <table:table-cell office:value-type="string">
            <text:p>OtherBody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6]=&quot;Started&quot;;1;IF([.E26]=&quot;Written&quot;;2;IF([.E26]=&quot;Complete&quot;;3;0)))" office:value-type="float" office:value="3">
            <text:p>3</text:p>
          </table:table-cell>
          <table:table-cell table:number-columns-repeated="248"/>
        </table:table-row>
        <table:table-row table:style-name="ro4">
          <table:table-cell table:style-name="ce16" table:formula="oooc:=[.A26]+1" office:value-type="float" office:value="23">
            <text:p>23</text:p>
          </table:table-cell>
          <table:table-cell office:value-type="string">
            <text:p>Propagato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7]=&quot;Started&quot;;1;IF([.E27]=&quot;Written&quot;;2;IF([.E27]=&quot;Complete&quot;;3;0)))" office:value-type="float" office:value="3">
            <text:p>3</text:p>
          </table:table-cell>
          <table:table-cell table:number-columns-repeated="248"/>
        </table:table-row>
        <table:table-row table:style-name="ro4">
          <table:table-cell table:style-name="ce16" table:formula="oooc:=[.A27]+1" office:value-type="float" office:value="24">
            <text:p>24</text:p>
          </table:table-cell>
          <table:table-cell office:value-type="string">
            <text:p>ReportFile.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8]=&quot;Started&quot;;1;IF([.E28]=&quot;Written&quot;;2;IF([.E28]=&quot;Complete&quot;;3;0)))" office:value-type="float" office:value="3">
            <text:p>3</text:p>
          </table:table-cell>
          <table:table-cell table:number-columns-repeated="248"/>
        </table:table-row>
        <table:table-row table:style-name="ro4">
          <table:table-cell table:style-name="ce16" table:formula="oooc:=[.A28]+1" office:value-type="float" office:value="25">
            <text:p>25</text:p>
          </table:table-cell>
          <table:table-cell office:value-type="string">
            <text:p>SQPOptimize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29]=&quot;Started&quot;;1;IF([.E29]=&quot;Written&quot;;2;IF([.E29]=&quot;Complete&quot;;3;0)))" office:value-type="float" office:value="3">
            <text:p>3</text:p>
          </table:table-cell>
          <table:table-cell table:number-columns-repeated="248"/>
        </table:table-row>
        <table:table-row table:style-name="ro4">
          <table:table-cell table:style-name="ce16" table:formula="oooc:=[.A29]+1" office:value-type="float" office:value="26">
            <text:p>26</text:p>
          </table:table-cell>
          <table:table-cell office:value-type="string">
            <text:p>SolarSystem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0]=&quot;Started&quot;;1;IF([.E30]=&quot;Written&quot;;2;IF([.E30]=&quot;Complete&quot;;3;0)))" office:value-type="float" office:value="3">
            <text:p>3</text:p>
          </table:table-cell>
          <table:table-cell table:number-columns-repeated="248"/>
        </table:table-row>
        <table:table-row table:style-name="ro4">
          <table:table-cell table:style-name="ce16" table:formula="oooc:=[.A30]+1" office:value-type="float" office:value="27">
            <text:p>27</text:p>
          </table:table-cell>
          <table:table-cell office:value-type="string">
            <text:p>SpacecraftActuators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1]=&quot;Started&quot;;1;IF([.E31]=&quot;Written&quot;;2;IF([.E31]=&quot;Complete&quot;;3;0)))" office:value-type="float" office:value="3">
            <text:p>3</text:p>
          </table:table-cell>
          <table:table-cell table:number-columns-repeated="248"/>
        </table:table-row>
        <table:table-row table:style-name="ro4">
          <table:table-cell table:style-name="ce16" table:formula="oooc:=[.A31]+1" office:value-type="float" office:value="28">
            <text:p>28</text:p>
          </table:table-cell>
          <table:table-cell office:value-type="string">
            <text:p>SpacecraftAttitude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2]=&quot;Started&quot;;1;IF([.E32]=&quot;Written&quot;;2;IF([.E32]=&quot;Complete&quot;;3;0)))" office:value-type="float" office:value="3">
            <text:p>3</text:p>
          </table:table-cell>
          <table:table-cell table:number-columns-repeated="248"/>
        </table:table-row>
        <table:table-row table:style-name="ro4">
          <table:table-cell table:style-name="ce16" table:formula="oooc:=[.A32]+1" office:value-type="float" office:value="29">
            <text:p>29</text:p>
          </table:table-cell>
          <table:table-cell office:value-type="string">
            <text:p>SpacecraftBallistic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3]=&quot;Started&quot;;1;IF([.E33]=&quot;Written&quot;;2;IF([.E33]=&quot;Complete&quot;;3;0)))" office:value-type="float" office:value="3">
            <text:p>3</text:p>
          </table:table-cell>
          <table:table-cell table:number-columns-repeated="248"/>
        </table:table-row>
        <table:table-row table:style-name="ro4">
          <table:table-cell table:style-name="ce16" table:formula="oooc:=[.A33]+1" office:value-type="float" office:value="30">
            <text:p>30</text:p>
          </table:table-cell>
          <table:table-cell office:value-type="string">
            <text:p>SpacecraftOrbit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4]=&quot;Started&quot;;1;IF([.E34]=&quot;Written&quot;;2;IF([.E34]=&quot;Complete&quot;;3;0)))" office:value-type="float" office:value="3">
            <text:p>3</text:p>
          </table:table-cell>
          <table:table-cell table:number-columns-repeated="248"/>
        </table:table-row>
        <table:table-row table:style-name="ro4">
          <table:table-cell table:style-name="ce16" table:formula="oooc:=[.A34]+1" office:value-type="float" office:value="31">
            <text:p>31</text:p>
          </table:table-cell>
          <table:table-cell office:value-type="string">
            <text:p>SpacecraftSensors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5]=&quot;Started&quot;;1;IF([.E35]=&quot;Written&quot;;2;IF([.E35]=&quot;Complete&quot;;3;0)))" office:value-type="float" office:value="3">
            <text:p>3</text:p>
          </table:table-cell>
          <table:table-cell table:number-columns-repeated="248"/>
        </table:table-row>
        <table:table-row table:style-name="ro4">
          <table:table-cell table:style-name="ce16" table:formula="oooc:=[.A35]+1" office:value-type="float" office:value="32">
            <text:p>32</text:p>
          </table:table-cell>
          <table:table-cell office:value-type="string">
            <text:p>SpacecraftTanks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6]=&quot;Started&quot;;1;IF([.E36]=&quot;Written&quot;;2;IF([.E36]=&quot;Complete&quot;;3;0)))" office:value-type="float" office:value="3">
            <text:p>3</text:p>
          </table:table-cell>
          <table:table-cell table:number-columns-repeated="248"/>
        </table:table-row>
        <table:table-row table:style-name="ro4">
          <table:table-cell table:style-name="ce16" table:formula="oooc:=[.A36]+1" office:value-type="float" office:value="33">
            <text:p>33</text:p>
          </table:table-cell>
          <table:table-cell office:value-type="string">
            <text:p>String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7]=&quot;Started&quot;;1;IF([.E37]=&quot;Written&quot;;2;IF([.E37]=&quot;Complete&quot;;3;0)))" office:value-type="float" office:value="3">
            <text:p>3</text:p>
          </table:table-cell>
          <table:table-cell table:number-columns-repeated="248"/>
        </table:table-row>
        <table:table-row table:style-name="ro4">
          <table:table-cell table:style-name="ce16" table:formula="oooc:=[.A37]+1" office:value-type="float" office:value="34">
            <text:p>34</text:p>
          </table:table-cell>
          <table:table-cell office:value-type="string">
            <text:p>Sun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8]=&quot;Started&quot;;1;IF([.E38]=&quot;Written&quot;;2;IF([.E38]=&quot;Complete&quot;;3;0)))" office:value-type="float" office:value="3">
            <text:p>3</text:p>
          </table:table-cell>
          <table:table-cell table:number-columns-repeated="248"/>
        </table:table-row>
        <table:table-row table:style-name="ro4">
          <table:table-cell table:style-name="ce16" table:formula="oooc:=[.A38]+1" office:value-type="float" office:value="35">
            <text:p>35</text:p>
          </table:table-cell>
          <table:table-cell office:value-type="string">
            <text:p>Thruster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39]=&quot;Started&quot;;1;IF([.E39]=&quot;Written&quot;;2;IF([.E39]=&quot;Complete&quot;;3;0)))" office:value-type="float" office:value="3">
            <text:p>3</text:p>
          </table:table-cell>
          <table:table-cell table:number-columns-repeated="248"/>
        </table:table-row>
        <table:table-row table:style-name="ro4">
          <table:table-cell table:style-name="ce16" table:formula="oooc:=[.A39]+1" office:value-type="float" office:value="36">
            <text:p>36</text:p>
          </table:table-cell>
          <table:table-cell office:value-type="string">
            <text:p>Variable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0]=&quot;Started&quot;;1;IF([.E40]=&quot;Written&quot;;2;IF([.E40]=&quot;Complete&quot;;3;0)))" office:value-type="float" office:value="3">
            <text:p>3</text:p>
          </table:table-cell>
          <table:table-cell table:number-columns-repeated="248"/>
        </table:table-row>
        <table:table-row table:style-name="ro4">
          <table:table-cell table:style-name="ce16" table:formula="oooc:=[.A40]+1" office:value-type="float" office:value="37">
            <text:p>37</text:p>
          </table:table-cell>
          <table:table-cell office:value-type="string">
            <text:p>XYPlot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1]=&quot;Started&quot;;1;IF([.E41]=&quot;Written&quot;;2;IF([.E41]=&quot;Complete&quot;;3;0)))" office:value-type="float" office:value="3">
            <text:p>3</text:p>
          </table:table-cell>
          <table:table-cell table:number-columns-repeated="248"/>
        </table:table-row>
        <table:table-row table:style-name="ro4">
          <table:table-cell table:style-name="ce16" table:formula="oooc:=[.A41]+1" office:value-type="float" office:value="38">
            <text:p>38</text:p>
          </table:table-cell>
          <table:table-cell office:value-type="string">
            <text:p>Achiev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2]=&quot;Started&quot;;1;IF([.E42]=&quot;Written&quot;;2;IF([.E42]=&quot;Complete&quot;;3;0)))" office:value-type="float" office:value="3">
            <text:p>3</text:p>
          </table:table-cell>
          <table:table-cell table:number-columns-repeated="248"/>
        </table:table-row>
        <table:table-row table:style-name="ro4">
          <table:table-cell table:style-name="ce16" table:formula="oooc:=[.A42]+1" office:value-type="float" office:value="39">
            <text:p>39</text:p>
          </table:table-cell>
          <table:table-cell office:value-type="string">
            <text:p>BeginFiniteBurn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3]=&quot;Started&quot;;1;IF([.E43]=&quot;Written&quot;;2;IF([.E43]=&quot;Complete&quot;;3;0)))" office:value-type="float" office:value="3">
            <text:p>3</text:p>
          </table:table-cell>
          <table:table-cell table:number-columns-repeated="248"/>
        </table:table-row>
        <table:table-row table:style-name="ro4">
          <table:table-cell table:style-name="ce16" table:formula="oooc:=[.A43]+1" office:value-type="float" office:value="40">
            <text:p>40</text:p>
          </table:table-cell>
          <table:table-cell office:value-type="string">
            <text:p>CallFunction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4]=&quot;Started&quot;;1;IF([.E44]=&quot;Written&quot;;2;IF([.E44]=&quot;Complete&quot;;3;0)))" office:value-type="float" office:value="3">
            <text:p>3</text:p>
          </table:table-cell>
          <table:table-cell table:number-columns-repeated="248"/>
        </table:table-row>
        <table:table-row table:style-name="ro4">
          <table:table-cell table:style-name="ce16" table:formula="oooc:=[.A44]+1" office:value-type="float" office:value="41">
            <text:p>41</text:p>
          </table:table-cell>
          <table:table-cell office:value-type="string">
            <text:p>EndFiniteBurn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5]=&quot;Started&quot;;1;IF([.E45]=&quot;Written&quot;;2;IF([.E45]=&quot;Complete&quot;;3;0)))" office:value-type="float" office:value="3">
            <text:p>3</text:p>
          </table:table-cell>
          <table:table-cell table:number-columns-repeated="248"/>
        </table:table-row>
        <table:table-row table:style-name="ro4">
          <table:table-cell table:style-name="ce16" table:formula="oooc:=[.A45]+1" office:value-type="float" office:value="42">
            <text:p>42</text:p>
          </table:table-cell>
          <table:table-cell office:value-type="string">
            <text:p>For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6]=&quot;Started&quot;;1;IF([.E46]=&quot;Written&quot;;2;IF([.E46]=&quot;Complete&quot;;3;0)))" office:value-type="float" office:value="3">
            <text:p>3</text:p>
          </table:table-cell>
          <table:table-cell table:number-columns-repeated="248"/>
        </table:table-row>
        <table:table-row table:style-name="ro4">
          <table:table-cell table:style-name="ce16" table:formula="oooc:=[.A46]+1" office:value-type="float" office:value="43">
            <text:p>43</text:p>
          </table:table-cell>
          <table:table-cell office:value-type="string">
            <text:p>GMA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7]=&quot;Started&quot;;1;IF([.E47]=&quot;Written&quot;;2;IF([.E47]=&quot;Complete&quot;;3;0)))" office:value-type="float" office:value="3">
            <text:p>3</text:p>
          </table:table-cell>
          <table:table-cell table:number-columns-repeated="248"/>
        </table:table-row>
        <table:table-row table:style-name="ro4">
          <table:table-cell table:style-name="ce16" table:formula="oooc:=[.A47]+1" office:value-type="float" office:value="44">
            <text:p>44</text:p>
          </table:table-cell>
          <table:table-cell office:value-type="string">
            <text:p>If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8]=&quot;Started&quot;;1;IF([.E48]=&quot;Written&quot;;2;IF([.E48]=&quot;Complete&quot;;3;0)))" office:value-type="float" office:value="3">
            <text:p>3</text:p>
          </table:table-cell>
          <table:table-cell table:number-columns-repeated="248"/>
        </table:table-row>
        <table:table-row table:style-name="ro4">
          <table:table-cell table:style-name="ce16" table:formula="oooc:=[.A48]+1" office:value-type="float" office:value="45">
            <text:p>45</text:p>
          </table:table-cell>
          <table:table-cell office:value-type="string">
            <text:p>Maneuver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49]=&quot;Started&quot;;1;IF([.E49]=&quot;Written&quot;;2;IF([.E49]=&quot;Complete&quot;;3;0)))" office:value-type="float" office:value="3">
            <text:p>3</text:p>
          </table:table-cell>
          <table:table-cell table:number-columns-repeated="248"/>
        </table:table-row>
        <table:table-row table:style-name="ro4">
          <table:table-cell table:style-name="ce16" table:formula="oooc:=[.A49]+1" office:value-type="float" office:value="46">
            <text:p>46</text:p>
          </table:table-cell>
          <table:table-cell office:value-type="string">
            <text:p>Minimiz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0]=&quot;Started&quot;;1;IF([.E50]=&quot;Written&quot;;2;IF([.E50]=&quot;Complete&quot;;3;0)))" office:value-type="float" office:value="3">
            <text:p>3</text:p>
          </table:table-cell>
          <table:table-cell table:number-columns-repeated="248"/>
        </table:table-row>
        <table:table-row table:style-name="ro4">
          <table:table-cell table:style-name="ce16" table:formula="oooc:=[.A50]+1" office:value-type="float" office:value="47">
            <text:p>47</text:p>
          </table:table-cell>
          <table:table-cell office:value-type="string">
            <text:p>NonlinearConstrain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1]=&quot;Started&quot;;1;IF([.E51]=&quot;Written&quot;;2;IF([.E51]=&quot;Complete&quot;;3;0)))" office:value-type="float" office:value="3">
            <text:p>3</text:p>
          </table:table-cell>
          <table:table-cell table:number-columns-repeated="248"/>
        </table:table-row>
        <table:table-row table:style-name="ro4">
          <table:table-cell table:style-name="ce16" table:formula="oooc:=[.A51]+1" office:value-type="float" office:value="48">
            <text:p>48</text:p>
          </table:table-cell>
          <table:table-cell office:value-type="string">
            <text:p>Propagat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2]=&quot;Started&quot;;1;IF([.E52]=&quot;Written&quot;;2;IF([.E52]=&quot;Complete&quot;;3;0)))" office:value-type="float" office:value="3">
            <text:p>3</text:p>
          </table:table-cell>
          <table:table-cell table:number-columns-repeated="248"/>
        </table:table-row>
        <table:table-row table:style-name="ro4">
          <table:table-cell table:style-name="ce16" table:formula="oooc:=[.A52]+1" office:value-type="float" office:value="49">
            <text:p>49</text:p>
          </table:table-cell>
          <table:table-cell office:value-type="string">
            <text:p>Repor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3]=&quot;Started&quot;;1;IF([.E53]=&quot;Written&quot;;2;IF([.E53]=&quot;Complete&quot;;3;0)))" office:value-type="float" office:value="3">
            <text:p>3</text:p>
          </table:table-cell>
          <table:table-cell table:number-columns-repeated="248"/>
        </table:table-row>
        <table:table-row table:style-name="ro4">
          <table:table-cell table:style-name="ce16" table:formula="oooc:=[.A53]+1" office:value-type="float" office:value="50">
            <text:p>50</text:p>
          </table:table-cell>
          <table:table-cell office:value-type="string">
            <text:p>Sav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4]=&quot;Started&quot;;1;IF([.E54]=&quot;Written&quot;;2;IF([.E54]=&quot;Complete&quot;;3;0)))" office:value-type="float" office:value="3">
            <text:p>3</text:p>
          </table:table-cell>
          <table:table-cell table:number-columns-repeated="248"/>
        </table:table-row>
        <table:table-row table:style-name="ro4">
          <table:table-cell table:style-name="ce16" table:formula="oooc:=[.A54]+1" office:value-type="float" office:value="51">
            <text:p>51</text:p>
          </table:table-cell>
          <table:table-cell office:value-type="string">
            <text:p>ScriptEven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5]=&quot;Started&quot;;1;IF([.E55]=&quot;Written&quot;;2;IF([.E55]=&quot;Complete&quot;;3;0)))" office:value-type="float" office:value="3">
            <text:p>3</text:p>
          </table:table-cell>
          <table:table-cell table:number-columns-repeated="248"/>
        </table:table-row>
        <table:table-row table:style-name="ro4">
          <table:table-cell table:style-name="ce16" table:formula="oooc:=[.A55]+1" office:value-type="float" office:value="52">
            <text:p>52</text:p>
          </table:table-cell>
          <table:table-cell office:value-type="string">
            <text:p>Target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6]=&quot;Started&quot;;1;IF([.E56]=&quot;Written&quot;;2;IF([.E56]=&quot;Complete&quot;;3;0)))" office:value-type="float" office:value="3">
            <text:p>3</text:p>
          </table:table-cell>
          <table:table-cell table:number-columns-repeated="248"/>
        </table:table-row>
        <table:table-row table:style-name="ro4">
          <table:table-cell table:style-name="ce16" table:formula="oooc:=[.A56]+1" office:value-type="float" office:value="53">
            <text:p>53</text:p>
          </table:table-cell>
          <table:table-cell office:value-type="string">
            <text:p>Toggl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7]=&quot;Started&quot;;1;IF([.E57]=&quot;Written&quot;;2;IF([.E57]=&quot;Complete&quot;;3;0)))" office:value-type="float" office:value="3">
            <text:p>3</text:p>
          </table:table-cell>
          <table:table-cell table:number-columns-repeated="248"/>
        </table:table-row>
        <table:table-row table:style-name="ro4">
          <table:table-cell table:style-name="ce16" table:formula="oooc:=[.A57]+1" office:value-type="float" office:value="54">
            <text:p>54</text:p>
          </table:table-cell>
          <table:table-cell office:value-type="string">
            <text:p>Vary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8]=&quot;Started&quot;;1;IF([.E58]=&quot;Written&quot;;2;IF([.E58]=&quot;Complete&quot;;3;0)))" office:value-type="float" office:value="3">
            <text:p>3</text:p>
          </table:table-cell>
          <table:table-cell table:number-columns-repeated="248"/>
        </table:table-row>
        <table:table-row table:style-name="ro4">
          <table:table-cell table:style-name="ce16" table:formula="oooc:=[.A58]+1" office:value-type="float" office:value="55">
            <text:p>55</text:p>
          </table:table-cell>
          <table:table-cell office:value-type="string">
            <text:p>WhileCmd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59]=&quot;Started&quot;;1;IF([.E59]=&quot;Written&quot;;2;IF([.E59]=&quot;Complete&quot;;3;0)))" office:value-type="float" office:value="3">
            <text:p>3</text:p>
          </table:table-cell>
          <table:table-cell table:number-columns-repeated="248"/>
        </table:table-row>
        <table:table-row table:style-name="ro4">
          <table:table-cell table:style-name="ce16" table:formula="oooc:=[.A59]+1" office:value-type="float" office:value="56">
            <text:p>56</text:p>
          </table:table-cell>
          <table:table-cell office:value-type="string">
            <text:p>ParameterSelectDialog.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60]=&quot;Started&quot;;1;IF([.E60]=&quot;Written&quot;;2;IF([.E60]=&quot;Complete&quot;;3;0)))" office:value-type="float" office:value="3">
            <text:p>3</text:p>
          </table:table-cell>
          <table:table-cell table:number-columns-repeated="248"/>
        </table:table-row>
        <table:table-row table:style-name="ro4">
          <table:table-cell table:style-name="ce16" table:formula="oooc:=[.A60]+1" office:value-type="float" office:value="57">
            <text:p>57</text:p>
          </table:table-cell>
          <table:table-cell office:value-type="string">
            <text:p>ParameterCreateDialog.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61]=&quot;Started&quot;;1;IF([.E61]=&quot;Written&quot;;2;IF([.E61]=&quot;Complete&quot;;3;0)))" office:value-type="float" office:value="3">
            <text:p>3</text:p>
          </table:table-cell>
          <table:table-cell table:number-columns-repeated="248"/>
        </table:table-row>
        <table:table-row table:style-name="ro4">
          <table:table-cell table:style-name="ce16" table:formula="oooc:=[.A61]+1" office:value-type="float" office:value="58">
            <text:p>58</text:p>
          </table:table-cell>
          <table:table-cell office:value-type="string">
            <text:p>OpenGLPlotMenu.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62]=&quot;Started&quot;;1;IF([.E62]=&quot;Written&quot;;2;IF([.E62]=&quot;Complete&quot;;3;0)))" office:value-type="float" office:value="3">
            <text:p>3</text:p>
          </table:table-cell>
          <table:table-cell table:number-columns-repeated="248"/>
        </table:table-row>
        <table:table-row table:style-name="ro4">
          <table:table-cell table:style-name="ce16" table:formula="oooc:=[.A62]+1" office:value-type="float" office:value="59">
            <text:p>59</text:p>
          </table:table-cell>
          <table:table-cell office:value-type="string">
            <text:p>XYPlotMenu.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63]=&quot;Started&quot;;1;IF([.E63]=&quot;Written&quot;;2;IF([.E63]=&quot;Complete&quot;;3;0)))" office:value-type="float" office:value="3">
            <text:p>3</text:p>
          </table:table-cell>
          <table:table-cell table:number-columns-repeated="248"/>
        </table:table-row>
        <table:table-row table:style-name="ro4">
          <table:table-cell table:style-name="ce16" table:formula="oooc:=[.A63]+1" office:value-type="float" office:value="60">
            <text:p>60</text:p>
          </table:table-cell>
          <table:table-cell office:value-type="string">
            <text:p>EarthPanel.txt</text:p>
          </table:table-cell>
          <table:table-cell table:style-name="ce13"/>
          <table:table-cell table:style-name="ce13" office:value-type="string">
            <text:p>System Test</text:p>
          </table:table-cell>
          <table:table-cell table:style-name="ce16" office:value-type="string">
            <text:p>Complete</text:p>
          </table:table-cell>
          <table:table-cell table:style-name="ce13"/>
          <table:table-cell/>
          <table:table-cell table:formula="oooc:=IF([.E64]=&quot;Started&quot;;1;IF([.E64]=&quot;Written&quot;;2;IF([.E64]=&quot;Complete&quot;;3;0)))" office:value-type="float" office:value="3">
            <text:p>3</text:p>
          </table:table-cell>
          <table:table-cell table:number-columns-repeated="248"/>
        </table:table-row>
        <table:table-row table:style-name="ro3">
          <table:table-cell table:style-name="ce16" table:number-columns-repeated="2"/>
          <table:table-cell table:style-name="ce13" table:number-columns-repeated="2"/>
          <table:table-cell table:style-name="ce16"/>
          <table:table-cell table:style-name="ce13"/>
          <table:table-cell table:number-columns-repeated="250"/>
        </table:table-row>
        <table:table-row table:style-name="ro3">
          <table:table-cell table:number-columns-repeated="256"/>
        </table:table-row>
        <table:table-row table:style-name="ro3">
          <table:table-cell/>
          <table:table-cell table:formula="oooc:=COUNTA([.B5:.B66])" office:value-type="float" office:value="60">
            <text:p>60</text:p>
          </table:table-cell>
          <table:table-cell table:number-columns-repeated="5"/>
          <table:table-cell table:formula="oooc:=SUM([.H5:.H66])" office:value-type="float" office:value="180">
            <text:p>180</text:p>
          </table:table-cell>
          <table:table-cell table:number-columns-repeated="248"/>
        </table:table-row>
        <table:table-row table:style-name="ro3">
          <table:table-cell table:number-columns-repeated="256"/>
        </table:table-row>
        <table:table-row table:style-name="ro3">
          <table:table-cell office:value-type="string">
            <text:p>* Status is one of “Not started”, “Started”, “Written”, or “Complete”, or DEFERRED if the functionality to be tested is not yet ready</text:p>
          </table:table-cell>
          <table:table-cell table:number-columns-repeated="255"/>
        </table:table-row>
        <table:table-row table:style-name="ro3" table:number-rows-repeated="65466">
          <table:table-cell table:number-columns-repeated="256"/>
        </table:table-row>
        <table:table-row table:style-name="ro3">
          <table:table-cell table:number-columns-repeated="256"/>
        </table:table-row>
      </table:table>
      <table:table table:name="GUI" table:style-name="ta1" table:print="false">
        <table:table-column table:style-name="co39" table:default-cell-style-name="Default"/>
        <table:table-column table:style-name="co7" table:number-columns-repeated="3" table:default-cell-style-name="Default"/>
        <table:table-column table:style-name="co21" table:number-columns-repeated="55" table:default-cell-style-name="Default"/>
        <table:table-column table:style-name="co16" table:number-columns-repeated="8" table:default-cell-style-name="Default"/>
        <table:table-column table:style-name="co16" table:default-cell-style-name="ce25"/>
        <table:table-column table:style-name="co7" table:number-columns-repeated="188" table:default-cell-style-name="Default"/>
        <table:table-row table:style-name="ro1">
          <table:table-cell table:style-name="ce21" office:value-type="string">
            <text:p>GMAT System Test </text:p>
          </table:table-cell>
          <table:table-cell table:style-name="ce21" table:number-columns-repeated="3"/>
          <table:table-cell table:number-columns-repeated="62"/>
          <table:table-cell table:style-name="ce25"/>
          <table:table-cell table:number-columns-repeated="189"/>
        </table:table-row>
        <table:table-row table:style-name="ro2">
          <table:table-cell table:style-name="ce22" office:value-type="string">
            <text:p>GUI Mapping Matrix</text:p>
          </table:table-cell>
          <table:table-cell table:style-name="ce22" table:number-columns-repeated="65"/>
          <table:table-cell table:style-name="ce25"/>
          <table:table-cell/>
          <table:table-cell table:style-name="ce22" table:number-columns-repeated="188"/>
        </table:table-row>
        <table:table-row table:style-name="ro3">
          <table:table-cell table:number-columns-repeated="66"/>
          <table:table-cell table:style-name="ce25"/>
          <table:table-cell table:number-columns-repeated="189"/>
        </table:table-row>
        <table:table-row table:style-name="ro3">
          <table:table-cell table:style-name="ce23" table:number-columns-repeated="4"/>
          <table:table-cell table:number-columns-repeated="62"/>
          <table:table-cell table:style-name="ce25"/>
          <table:table-cell table:number-columns-repeated="189"/>
        </table:table-row>
        <table:table-row table:style-name="ro3">
          <table:table-cell table:number-columns-repeated="4"/>
          <table:table-cell table:style-name="ce25" office:value-type="float" office:value="1">
            <text:p>1</text:p>
          </table:table-cell>
          <table:table-cell table:style-name="ce25" table:formula="oooc:=[.E5]+1" office:value-type="float" office:value="2">
            <text:p>2</text:p>
          </table:table-cell>
          <table:table-cell table:style-name="ce25" table:formula="oooc:=[.F5]+1" office:value-type="float" office:value="3">
            <text:p>3</text:p>
          </table:table-cell>
          <table:table-cell table:style-name="ce25" table:formula="oooc:=[.G5]+1" office:value-type="float" office:value="4">
            <text:p>4</text:p>
          </table:table-cell>
          <table:table-cell table:style-name="ce25" table:formula="oooc:=[.H5]+1" office:value-type="float" office:value="5">
            <text:p>5</text:p>
          </table:table-cell>
          <table:table-cell table:style-name="ce25" table:formula="oooc:=[.I5]+1" office:value-type="float" office:value="6">
            <text:p>6</text:p>
          </table:table-cell>
          <table:table-cell table:style-name="ce25" table:formula="oooc:=[.J5]+1" office:value-type="float" office:value="7">
            <text:p>7</text:p>
          </table:table-cell>
          <table:table-cell table:style-name="ce25" table:formula="oooc:=[.K5]+1" office:value-type="float" office:value="8">
            <text:p>8</text:p>
          </table:table-cell>
          <table:table-cell table:style-name="ce25" table:formula="oooc:=[.L5]+1" office:value-type="float" office:value="9">
            <text:p>9</text:p>
          </table:table-cell>
          <table:table-cell table:style-name="ce25" table:formula="oooc:=[.M5]+1" office:value-type="float" office:value="10">
            <text:p>10</text:p>
          </table:table-cell>
          <table:table-cell table:style-name="ce25" table:formula="oooc:=[.N5]+1" office:value-type="float" office:value="11">
            <text:p>11</text:p>
          </table:table-cell>
          <table:table-cell table:style-name="ce25" table:formula="oooc:=[.O5]+1" office:value-type="float" office:value="12">
            <text:p>12</text:p>
          </table:table-cell>
          <table:table-cell table:style-name="ce25" table:formula="oooc:=[.P5]+1" office:value-type="float" office:value="13">
            <text:p>13</text:p>
          </table:table-cell>
          <table:table-cell table:style-name="ce25" table:formula="oooc:=[.Q5]+1" office:value-type="float" office:value="14">
            <text:p>14</text:p>
          </table:table-cell>
          <table:table-cell table:style-name="ce25" table:formula="oooc:=[.R5]+1" office:value-type="float" office:value="15">
            <text:p>15</text:p>
          </table:table-cell>
          <table:table-cell table:style-name="ce25" table:formula="oooc:=[.S5]+1" office:value-type="float" office:value="16">
            <text:p>16</text:p>
          </table:table-cell>
          <table:table-cell table:style-name="ce25" table:formula="oooc:=[.T5]+1" office:value-type="float" office:value="17">
            <text:p>17</text:p>
          </table:table-cell>
          <table:table-cell table:style-name="ce25" table:formula="oooc:=[.U5]+1" office:value-type="float" office:value="18">
            <text:p>18</text:p>
          </table:table-cell>
          <table:table-cell table:style-name="ce25" table:formula="oooc:=[.V5]+1" office:value-type="float" office:value="19">
            <text:p>19</text:p>
          </table:table-cell>
          <table:table-cell table:style-name="ce25" table:formula="oooc:=[.W5]+1" office:value-type="float" office:value="20">
            <text:p>20</text:p>
          </table:table-cell>
          <table:table-cell table:style-name="ce25" table:formula="oooc:=[.X5]+1" office:value-type="float" office:value="21">
            <text:p>21</text:p>
          </table:table-cell>
          <table:table-cell table:style-name="ce25" table:formula="oooc:=[.Y5]+1" office:value-type="float" office:value="22">
            <text:p>22</text:p>
          </table:table-cell>
          <table:table-cell table:style-name="ce25" table:formula="oooc:=[.Z5]+1" office:value-type="float" office:value="23">
            <text:p>23</text:p>
          </table:table-cell>
          <table:table-cell table:style-name="ce25" table:formula="oooc:=[.AA5]+1" office:value-type="float" office:value="24">
            <text:p>24</text:p>
          </table:table-cell>
          <table:table-cell table:style-name="ce25" table:formula="oooc:=[.AB5]+1" office:value-type="float" office:value="25">
            <text:p>25</text:p>
          </table:table-cell>
          <table:table-cell table:style-name="ce25" table:formula="oooc:=[.AC5]+1" office:value-type="float" office:value="26">
            <text:p>26</text:p>
          </table:table-cell>
          <table:table-cell table:style-name="ce25" table:formula="oooc:=[.AD5]+1" office:value-type="float" office:value="27">
            <text:p>27</text:p>
          </table:table-cell>
          <table:table-cell table:style-name="ce25" table:formula="oooc:=[.AE5]+1" office:value-type="float" office:value="28">
            <text:p>28</text:p>
          </table:table-cell>
          <table:table-cell table:style-name="ce25" table:formula="oooc:=[.AF5]+1" office:value-type="float" office:value="29">
            <text:p>29</text:p>
          </table:table-cell>
          <table:table-cell table:style-name="ce25" table:formula="oooc:=[.AG5]+1" office:value-type="float" office:value="30">
            <text:p>30</text:p>
          </table:table-cell>
          <table:table-cell table:style-name="ce25" table:formula="oooc:=[.AH5]+1" office:value-type="float" office:value="31">
            <text:p>31</text:p>
          </table:table-cell>
          <table:table-cell table:style-name="ce25" table:formula="oooc:=[.AI5]+1" office:value-type="float" office:value="32">
            <text:p>32</text:p>
          </table:table-cell>
          <table:table-cell table:style-name="ce25" table:formula="oooc:=[.AJ5]+1" office:value-type="float" office:value="33">
            <text:p>33</text:p>
          </table:table-cell>
          <table:table-cell table:style-name="ce25" table:formula="oooc:=[.AK5]+1" office:value-type="float" office:value="34">
            <text:p>34</text:p>
          </table:table-cell>
          <table:table-cell table:style-name="ce25" table:formula="oooc:=[.AL5]+1" office:value-type="float" office:value="35">
            <text:p>35</text:p>
          </table:table-cell>
          <table:table-cell table:style-name="ce25" table:formula="oooc:=[.AM5]+1" office:value-type="float" office:value="36">
            <text:p>36</text:p>
          </table:table-cell>
          <table:table-cell table:style-name="ce25" table:formula="oooc:=[.AN5]+1" office:value-type="float" office:value="37">
            <text:p>37</text:p>
          </table:table-cell>
          <table:table-cell table:style-name="ce25" table:formula="oooc:=[.AO5]+1" office:value-type="float" office:value="38">
            <text:p>38</text:p>
          </table:table-cell>
          <table:table-cell table:style-name="ce25" table:formula="oooc:=[.AP5]+1" office:value-type="float" office:value="39">
            <text:p>39</text:p>
          </table:table-cell>
          <table:table-cell table:style-name="ce25" table:formula="oooc:=[.AQ5]+1" office:value-type="float" office:value="40">
            <text:p>40</text:p>
          </table:table-cell>
          <table:table-cell table:style-name="ce25" table:formula="oooc:=[.AR5]+1" office:value-type="float" office:value="41">
            <text:p>41</text:p>
          </table:table-cell>
          <table:table-cell table:style-name="ce25" table:formula="oooc:=[.AS5]+1" office:value-type="float" office:value="42">
            <text:p>42</text:p>
          </table:table-cell>
          <table:table-cell table:style-name="ce25" table:formula="oooc:=[.AT5]+1" office:value-type="float" office:value="43">
            <text:p>43</text:p>
          </table:table-cell>
          <table:table-cell table:style-name="ce25" table:formula="oooc:=[.AU5]+1" office:value-type="float" office:value="44">
            <text:p>44</text:p>
          </table:table-cell>
          <table:table-cell table:style-name="ce25" table:formula="oooc:=[.AV5]+1" office:value-type="float" office:value="45">
            <text:p>45</text:p>
          </table:table-cell>
          <table:table-cell table:style-name="ce25" table:formula="oooc:=[.AW5]+1" office:value-type="float" office:value="46">
            <text:p>46</text:p>
          </table:table-cell>
          <table:table-cell table:style-name="ce25" table:formula="oooc:=[.AX5]+1" office:value-type="float" office:value="47">
            <text:p>47</text:p>
          </table:table-cell>
          <table:table-cell table:style-name="ce25" table:formula="oooc:=[.AY5]+1" office:value-type="float" office:value="48">
            <text:p>48</text:p>
          </table:table-cell>
          <table:table-cell table:style-name="ce25" table:formula="oooc:=[.AZ5]+1" office:value-type="float" office:value="49">
            <text:p>49</text:p>
          </table:table-cell>
          <table:table-cell table:style-name="ce25" table:formula="oooc:=[.BA5]+1" office:value-type="float" office:value="50">
            <text:p>50</text:p>
          </table:table-cell>
          <table:table-cell table:style-name="ce25" table:formula="oooc:=[.BB5]+1" office:value-type="float" office:value="51">
            <text:p>51</text:p>
          </table:table-cell>
          <table:table-cell table:style-name="ce25" table:formula="oooc:=[.BC5]+1" office:value-type="float" office:value="52">
            <text:p>52</text:p>
          </table:table-cell>
          <table:table-cell table:style-name="ce25" table:formula="oooc:=[.BD5]+1" office:value-type="float" office:value="53">
            <text:p>53</text:p>
          </table:table-cell>
          <table:table-cell table:style-name="ce25" table:formula="oooc:=[.BE5]+1" office:value-type="float" office:value="54">
            <text:p>54</text:p>
          </table:table-cell>
          <table:table-cell table:style-name="ce25" table:formula="oooc:=[.BF5]+1" office:value-type="float" office:value="55">
            <text:p>55</text:p>
          </table:table-cell>
          <table:table-cell table:style-name="ce25" table:formula="oooc:=[.BG5]+1" office:value-type="float" office:value="56">
            <text:p>56</text:p>
          </table:table-cell>
          <table:table-cell table:style-name="ce25" table:formula="oooc:=[.BH5]+1" office:value-type="float" office:value="57">
            <text:p>57</text:p>
          </table:table-cell>
          <table:table-cell table:style-name="ce25" table:formula="oooc:=[.BI5]+1" office:value-type="float" office:value="58">
            <text:p>58</text:p>
          </table:table-cell>
          <table:table-cell table:style-name="ce25" table:formula="oooc:=[.BJ5]+1" office:value-type="float" office:value="59">
            <text:p>59</text:p>
          </table:table-cell>
          <table:table-cell table:style-name="ce25" table:formula="oooc:=[.BK5]+1" office:value-type="float" office:value="60">
            <text:p>60</text:p>
          </table:table-cell>
          <table:table-cell table:style-name="ce25" table:number-columns-repeated="3"/>
          <table:table-cell table:number-columns-repeated="189"/>
        </table:table-row>
        <table:table-row table:style-name="ro18">
          <table:table-cell table:style-name="ce23" office:value-type="string">
            <text:p>Panel</text:p>
          </table:table-cell>
          <table:table-cell table:style-name="ce23" office:value-type="string">
            <text:p>Case</text:p>
          </table:table-cell>
          <table:table-cell table:style-name="ce23" office:value-type="string">
            <text:p>Subcase</text:p>
          </table:table-cell>
          <table:table-cell table:style-name="ce23" office:value-type="string">
            <text:p>Notes</text:p>
          </table:table-cell>
          <table:table-cell table:style-name="ce26" table:formula="oooc:=IF(OFFSET([$GUITestCases.$B$5];[.D5];0;1)&lt;&gt;&quot;&quot;;OFFSET([$GUITestCases.$B$5];[.D5];0;1);&quot;&quot;)" office:value-type="string" office:string-value="AddCoordSystemDialog.txt">
            <text:p>AddCoordSystemDialog.txt</text:p>
          </table:table-cell>
          <table:table-cell table:style-name="ce26" table:formula="oooc:=IF(OFFSET([$GUITestCases.$B$5];[.E5];0;1)&lt;&gt;&quot;&quot;;OFFSET([$GUITestCases.$B$5];[.E5];0;1);&quot;&quot;)" office:value-type="string" office:string-value="ArrayPanel.txt">
            <text:p>ArrayPanel.txt</text:p>
          </table:table-cell>
          <table:table-cell table:style-name="ce26" table:formula="oooc:=IF(OFFSET([$GUITestCases.$B$5];[.F5];0;1)&lt;&gt;&quot;&quot;;OFFSET([$GUITestCases.$B$5];[.F5];0;1);&quot;&quot;)" office:value-type="string" office:string-value="BarycenterPanel.txt">
            <text:p>BarycenterPanel.txt</text:p>
          </table:table-cell>
          <table:table-cell table:style-name="ce26" table:formula="oooc:=IF(OFFSET([$GUITestCases.$B$5];[.G5];0;1)&lt;&gt;&quot;&quot;;OFFSET([$GUITestCases.$B$5];[.G5];0;1);&quot;&quot;)" office:value-type="string" office:string-value="CoordinateSystemPanel.txt">
            <text:p>CoordinateSystemPanel.txt</text:p>
          </table:table-cell>
          <table:table-cell table:style-name="ce26" table:formula="oooc:=IF(OFFSET([$GUITestCases.$B$5];[.H5];0;1)&lt;&gt;&quot;&quot;;OFFSET([$GUITestCases.$B$5];[.H5];0;1);&quot;&quot;)" office:value-type="string" office:string-value="ParameterSelectCreateOnlyDialog.txt">
            <text:p>ParameterSelectCreateOnlyDialog.txt</text:p>
          </table:table-cell>
          <table:table-cell table:style-name="ce26" table:formula="oooc:=IF(OFFSET([$GUITestCases.$B$5];[.I5];0;1)&lt;&gt;&quot;&quot;;OFFSET([$GUITestCases.$B$5];[.I5];0;1);&quot;&quot;)" office:value-type="string" office:string-value="GMATMainMenu.txt">
            <text:p>GMATMainMenu.txt</text:p>
          </table:table-cell>
          <table:table-cell table:style-name="ce26" table:formula="oooc:=IF(OFFSET([$GUITestCases.$B$5];[.J5];0;1)&lt;&gt;&quot;&quot;;OFFSET([$GUITestCases.$B$5];[.J5];0;1);&quot;&quot;)" office:value-type="string" office:string-value="MessageWindow.txt">
            <text:p>MessageWindow.txt</text:p>
          </table:table-cell>
          <table:table-cell table:style-name="ce26" table:formula="oooc:=IF(OFFSET([$GUITestCases.$B$5];[.K5];0;1)&lt;&gt;&quot;&quot;;OFFSET([$GUITestCases.$B$5];[.K5];0;1);&quot;&quot;)" office:value-type="string" office:string-value="MissionTree.txt">
            <text:p>MissionTree.txt</text:p>
          </table:table-cell>
          <table:table-cell table:style-name="ce26" table:formula="oooc:=IF(OFFSET([$GUITestCases.$B$5];[.L5];0;1)&lt;&gt;&quot;&quot;;OFFSET([$GUITestCases.$B$5];[.L5];0;1);&quot;&quot;)" office:value-type="string" office:string-value="OutputTree.txt">
            <text:p>OutputTree.txt</text:p>
          </table:table-cell>
          <table:table-cell table:style-name="ce26" table:formula="oooc:=IF(OFFSET([$GUITestCases.$B$5];[.M5];0;1)&lt;&gt;&quot;&quot;;OFFSET([$GUITestCases.$B$5];[.M5];0;1);&quot;&quot;)" office:value-type="string" office:string-value="ResourceTree.txt">
            <text:p>ResourceTree.txt</text:p>
          </table:table-cell>
          <table:table-cell table:style-name="ce26" table:formula="oooc:=IF(OFFSET([$GUITestCases.$B$5];[.N5];0;1)&lt;&gt;&quot;&quot;;OFFSET([$GUITestCases.$B$5];[.N5];0;1);&quot;&quot;)" office:value-type="string" office:string-value="Toolbar.txt">
            <text:p>Toolbar.txt</text:p>
          </table:table-cell>
          <table:table-cell table:style-name="ce26" table:formula="oooc:=IF(OFFSET([$GUITestCases.$B$5];[.O5];0;1)&lt;&gt;&quot;&quot;;OFFSET([$GUITestCases.$B$5];[.O5];0;1);&quot;&quot;)" office:value-type="string" office:string-value="DifferentialCorrectorPanel.txt">
            <text:p>DifferentialCorrectorPanel.txt</text:p>
          </table:table-cell>
          <table:table-cell table:style-name="ce26" table:formula="oooc:=IF(OFFSET([$GUITestCases.$B$5];[.P5];0;1)&lt;&gt;&quot;&quot;;OFFSET([$GUITestCases.$B$5];[.P5];0;1);&quot;&quot;)" office:value-type="string" office:string-value="FiniteBurnPanel.txt">
            <text:p>FiniteBurnPanel.txt</text:p>
          </table:table-cell>
          <table:table-cell table:style-name="ce26" table:formula="oooc:=IF(OFFSET([$GUITestCases.$B$5];[.Q5];0;1)&lt;&gt;&quot;&quot;;OFFSET([$GUITestCases.$B$5];[.Q5];0;1);&quot;&quot;)" office:value-type="string" office:string-value="FormationPanel.txt">
            <text:p>FormationPanel.txt</text:p>
          </table:table-cell>
          <table:table-cell table:style-name="ce26" table:formula="oooc:=IF(OFFSET([$GUITestCases.$B$5];[.R5];0;1)&lt;&gt;&quot;&quot;;OFFSET([$GUITestCases.$B$5];[.R5];0;1);&quot;&quot;)" office:value-type="string" office:string-value="FuelTankPanel.txt">
            <text:p>FuelTankPanel.txt</text:p>
          </table:table-cell>
          <table:table-cell table:style-name="ce26" table:formula="oooc:=IF(OFFSET([$GUITestCases.$B$5];[.S5];0;1)&lt;&gt;&quot;&quot;;OFFSET([$GUITestCases.$B$5];[.S5];0;1);&quot;&quot;)" office:value-type="string" office:string-value="GMATFunctionPanel.txt">
            <text:p>GMATFunctionPanel.txt</text:p>
          </table:table-cell>
          <table:table-cell table:style-name="ce26" table:formula="oooc:=IF(OFFSET([$GUITestCases.$B$5];[.T5];0;1)&lt;&gt;&quot;&quot;;OFFSET([$GUITestCases.$B$5];[.T5];0;1);&quot;&quot;)" office:value-type="string" office:string-value="ImpulsiveBurnPanel.txt">
            <text:p>ImpulsiveBurnPanel.txt</text:p>
          </table:table-cell>
          <table:table-cell table:style-name="ce26" table:formula="oooc:=IF(OFFSET([$GUITestCases.$B$5];[.U5];0;1)&lt;&gt;&quot;&quot;;OFFSET([$GUITestCases.$B$5];[.U5];0;1);&quot;&quot;)" office:value-type="string" office:string-value="LibrationPointPanel.txt">
            <text:p>LibrationPointPanel.txt</text:p>
          </table:table-cell>
          <table:table-cell table:style-name="ce26" table:formula="oooc:=IF(OFFSET([$GUITestCases.$B$5];[.V5];0;1)&lt;&gt;&quot;&quot;;OFFSET([$GUITestCases.$B$5];[.V5];0;1);&quot;&quot;)" office:value-type="string" office:string-value="LunaPanel.txt">
            <text:p>LunaPanel.txt</text:p>
          </table:table-cell>
          <table:table-cell table:style-name="ce26" table:formula="oooc:=IF(OFFSET([$GUITestCases.$B$5];[.W5];0;1)&lt;&gt;&quot;&quot;;OFFSET([$GUITestCases.$B$5];[.W5];0;1);&quot;&quot;)" office:value-type="string" office:string-value="MATLABFunctionPanel.txt">
            <text:p>MATLABFunctionPanel.txt</text:p>
          </table:table-cell>
          <table:table-cell table:style-name="ce26" table:formula="oooc:=IF(OFFSET([$GUITestCases.$B$5];[.X5];0;1)&lt;&gt;&quot;&quot;;OFFSET([$GUITestCases.$B$5];[.X5];0;1);&quot;&quot;)" office:value-type="string" office:string-value="OpenGLPanel.txt">
            <text:p>OpenGLPanel.txt</text:p>
          </table:table-cell>
          <table:table-cell table:style-name="ce26" table:formula="oooc:=IF(OFFSET([$GUITestCases.$B$5];[.Y5];0;1)&lt;&gt;&quot;&quot;;OFFSET([$GUITestCases.$B$5];[.Y5];0;1);&quot;&quot;)" office:value-type="string" office:string-value="OtherBodyPanel.txt">
            <text:p>OtherBodyPanel.txt</text:p>
          </table:table-cell>
          <table:table-cell table:style-name="ce26" table:formula="oooc:=IF(OFFSET([$GUITestCases.$B$5];[.Z5];0;1)&lt;&gt;&quot;&quot;;OFFSET([$GUITestCases.$B$5];[.Z5];0;1);&quot;&quot;)" office:value-type="string" office:string-value="PropagatorPanel.txt">
            <text:p>PropagatorPanel.txt</text:p>
          </table:table-cell>
          <table:table-cell table:style-name="ce26" table:formula="oooc:=IF(OFFSET([$GUITestCases.$B$5];[.AA5];0;1)&lt;&gt;&quot;&quot;;OFFSET([$GUITestCases.$B$5];[.AA5];0;1);&quot;&quot;)" office:value-type="string" office:string-value="ReportFile.txt">
            <text:p>ReportFile.txt</text:p>
          </table:table-cell>
          <table:table-cell table:style-name="ce26" table:formula="oooc:=IF(OFFSET([$GUITestCases.$B$5];[.AB5];0;1)&lt;&gt;&quot;&quot;;OFFSET([$GUITestCases.$B$5];[.AB5];0;1);&quot;&quot;)" office:value-type="string" office:string-value="SQPOptimizerPanel.txt">
            <text:p>SQPOptimizerPanel.txt</text:p>
          </table:table-cell>
          <table:table-cell table:style-name="ce26" table:formula="oooc:=IF(OFFSET([$GUITestCases.$B$5];[.AC5];0;1)&lt;&gt;&quot;&quot;;OFFSET([$GUITestCases.$B$5];[.AC5];0;1);&quot;&quot;)" office:value-type="string" office:string-value="SolarSystemPanel.txt">
            <text:p>SolarSystemPanel.txt</text:p>
          </table:table-cell>
          <table:table-cell table:style-name="ce26" table:formula="oooc:=IF(OFFSET([$GUITestCases.$B$5];[.AD5];0;1)&lt;&gt;&quot;&quot;;OFFSET([$GUITestCases.$B$5];[.AD5];0;1);&quot;&quot;)" office:value-type="string" office:string-value="SpacecraftActuatorsPanel.txt">
            <text:p>SpacecraftActuatorsPanel.txt</text:p>
          </table:table-cell>
          <table:table-cell table:style-name="ce26" table:formula="oooc:=IF(OFFSET([$GUITestCases.$B$5];[.AE5];0;1)&lt;&gt;&quot;&quot;;OFFSET([$GUITestCases.$B$5];[.AE5];0;1);&quot;&quot;)" office:value-type="string" office:string-value="SpacecraftAttitudePanel.txt">
            <text:p>SpacecraftAttitudePanel.txt</text:p>
          </table:table-cell>
          <table:table-cell table:style-name="ce26" table:formula="oooc:=IF(OFFSET([$GUITestCases.$B$5];[.AF5];0;1)&lt;&gt;&quot;&quot;;OFFSET([$GUITestCases.$B$5];[.AF5];0;1);&quot;&quot;)" office:value-type="string" office:string-value="SpacecraftBallisticPanel.txt">
            <text:p>SpacecraftBallisticPanel.txt</text:p>
          </table:table-cell>
          <table:table-cell table:style-name="ce26" table:formula="oooc:=IF(OFFSET([$GUITestCases.$B$5];[.AG5];0;1)&lt;&gt;&quot;&quot;;OFFSET([$GUITestCases.$B$5];[.AG5];0;1);&quot;&quot;)" office:value-type="string" office:string-value="SpacecraftOrbitPanel.txt">
            <text:p>SpacecraftOrbitPanel.txt</text:p>
          </table:table-cell>
          <table:table-cell table:style-name="ce26" table:formula="oooc:=IF(OFFSET([$GUITestCases.$B$5];[.AH5];0;1)&lt;&gt;&quot;&quot;;OFFSET([$GUITestCases.$B$5];[.AH5];0;1);&quot;&quot;)" office:value-type="string" office:string-value="SpacecraftSensorsPanel.txt">
            <text:p>SpacecraftSensorsPanel.txt</text:p>
          </table:table-cell>
          <table:table-cell table:style-name="ce26" table:formula="oooc:=IF(OFFSET([$GUITestCases.$B$5];[.AI5];0;1)&lt;&gt;&quot;&quot;;OFFSET([$GUITestCases.$B$5];[.AI5];0;1);&quot;&quot;)" office:value-type="string" office:string-value="SpacecraftTanksPanel.txt">
            <text:p>SpacecraftTanksPanel.txt</text:p>
          </table:table-cell>
          <table:table-cell table:style-name="ce26" table:formula="oooc:=IF(OFFSET([$GUITestCases.$B$5];[.AJ5];0;1)&lt;&gt;&quot;&quot;;OFFSET([$GUITestCases.$B$5];[.AJ5];0;1);&quot;&quot;)" office:value-type="string" office:string-value="StringPanel.txt">
            <text:p>StringPanel.txt</text:p>
          </table:table-cell>
          <table:table-cell table:style-name="ce26" table:formula="oooc:=IF(OFFSET([$GUITestCases.$B$5];[.AK5];0;1)&lt;&gt;&quot;&quot;;OFFSET([$GUITestCases.$B$5];[.AK5];0;1);&quot;&quot;)" office:value-type="string" office:string-value="SunPanel.txt">
            <text:p>SunPanel.txt</text:p>
          </table:table-cell>
          <table:table-cell table:style-name="ce26" table:formula="oooc:=IF(OFFSET([$GUITestCases.$B$5];[.AL5];0;1)&lt;&gt;&quot;&quot;;OFFSET([$GUITestCases.$B$5];[.AL5];0;1);&quot;&quot;)" office:value-type="string" office:string-value="ThrusterPanel.txt">
            <text:p>ThrusterPanel.txt</text:p>
          </table:table-cell>
          <table:table-cell table:style-name="ce26" table:formula="oooc:=IF(OFFSET([$GUITestCases.$B$5];[.AM5];0;1)&lt;&gt;&quot;&quot;;OFFSET([$GUITestCases.$B$5];[.AM5];0;1);&quot;&quot;)" office:value-type="string" office:string-value="VariablePanel.txt">
            <text:p>VariablePanel.txt</text:p>
          </table:table-cell>
          <table:table-cell table:style-name="ce26" table:formula="oooc:=IF(OFFSET([$GUITestCases.$B$5];[.AN5];0;1)&lt;&gt;&quot;&quot;;OFFSET([$GUITestCases.$B$5];[.AN5];0;1);&quot;&quot;)" office:value-type="string" office:string-value="XYPlotPanel.txt">
            <text:p>XYPlotPanel.txt</text:p>
          </table:table-cell>
          <table:table-cell table:style-name="ce26" table:formula="oooc:=IF(OFFSET([$GUITestCases.$B$5];[.AO5];0;1)&lt;&gt;&quot;&quot;;OFFSET([$GUITestCases.$B$5];[.AO5];0;1);&quot;&quot;)" office:value-type="string" office:string-value="AchieveCmdPanel.txt">
            <text:p>AchieveCmdPanel.txt</text:p>
          </table:table-cell>
          <table:table-cell table:style-name="ce26" table:formula="oooc:=IF(OFFSET([$GUITestCases.$B$5];[.AP5];0;1)&lt;&gt;&quot;&quot;;OFFSET([$GUITestCases.$B$5];[.AP5];0;1);&quot;&quot;)" office:value-type="string" office:string-value="BeginFiniteBurnCmdPanel.txt">
            <text:p>BeginFiniteBurnCmdPanel.txt</text:p>
          </table:table-cell>
          <table:table-cell table:style-name="ce26" table:formula="oooc:=IF(OFFSET([$GUITestCases.$B$5];[.AQ5];0;1)&lt;&gt;&quot;&quot;;OFFSET([$GUITestCases.$B$5];[.AQ5];0;1);&quot;&quot;)" office:value-type="string" office:string-value="CallFunctionCmdPanel.txt">
            <text:p>CallFunctionCmdPanel.txt</text:p>
          </table:table-cell>
          <table:table-cell table:style-name="ce26" table:formula="oooc:=IF(OFFSET([$GUITestCases.$B$5];[.AR5];0;1)&lt;&gt;&quot;&quot;;OFFSET([$GUITestCases.$B$5];[.AR5];0;1);&quot;&quot;)" office:value-type="string" office:string-value="EndFiniteBurnCmdPanel.txt">
            <text:p>EndFiniteBurnCmdPanel.txt</text:p>
          </table:table-cell>
          <table:table-cell table:style-name="ce26" table:formula="oooc:=IF(OFFSET([$GUITestCases.$B$5];[.AS5];0;1)&lt;&gt;&quot;&quot;;OFFSET([$GUITestCases.$B$5];[.AS5];0;1);&quot;&quot;)" office:value-type="string" office:string-value="ForCmdPanel.txt">
            <text:p>ForCmdPanel.txt</text:p>
          </table:table-cell>
          <table:table-cell table:style-name="ce26" table:formula="oooc:=IF(OFFSET([$GUITestCases.$B$5];[.AT5];0;1)&lt;&gt;&quot;&quot;;OFFSET([$GUITestCases.$B$5];[.AT5];0;1);&quot;&quot;)" office:value-type="string" office:string-value="GMATCmdPanel.txt">
            <text:p>GMATCmdPanel.txt</text:p>
          </table:table-cell>
          <table:table-cell table:style-name="ce26" table:formula="oooc:=IF(OFFSET([$GUITestCases.$B$5];[.AU5];0;1)&lt;&gt;&quot;&quot;;OFFSET([$GUITestCases.$B$5];[.AU5];0;1);&quot;&quot;)" office:value-type="string" office:string-value="IfCmdPanel.txt">
            <text:p>IfCmdPanel.txt</text:p>
          </table:table-cell>
          <table:table-cell table:style-name="ce26" table:formula="oooc:=IF(OFFSET([$GUITestCases.$B$5];[.AV5];0;1)&lt;&gt;&quot;&quot;;OFFSET([$GUITestCases.$B$5];[.AV5];0;1);&quot;&quot;)" office:value-type="string" office:string-value="ManeuverCmdPanel.txt">
            <text:p>ManeuverCmdPanel.txt</text:p>
          </table:table-cell>
          <table:table-cell table:style-name="ce26" table:formula="oooc:=IF(OFFSET([$GUITestCases.$B$5];[.AW5];0;1)&lt;&gt;&quot;&quot;;OFFSET([$GUITestCases.$B$5];[.AW5];0;1);&quot;&quot;)" office:value-type="string" office:string-value="MinimizeCmdPanel.txt">
            <text:p>MinimizeCmdPanel.txt</text:p>
          </table:table-cell>
          <table:table-cell table:style-name="ce26" table:formula="oooc:=IF(OFFSET([$GUITestCases.$B$5];[.AX5];0;1)&lt;&gt;&quot;&quot;;OFFSET([$GUITestCases.$B$5];[.AX5];0;1);&quot;&quot;)" office:value-type="string" office:string-value="NonlinearConstraintCmdPanel.txt">
            <text:p>NonlinearConstraintCmdPanel.txt</text:p>
          </table:table-cell>
          <table:table-cell table:style-name="ce26" table:formula="oooc:=IF(OFFSET([$GUITestCases.$B$5];[.AY5];0;1)&lt;&gt;&quot;&quot;;OFFSET([$GUITestCases.$B$5];[.AY5];0;1);&quot;&quot;)" office:value-type="string" office:string-value="PropagateCmdPanel.txt">
            <text:p>PropagateCmdPanel.txt</text:p>
          </table:table-cell>
          <table:table-cell table:style-name="ce26" table:formula="oooc:=IF(OFFSET([$GUITestCases.$B$5];[.AZ5];0;1)&lt;&gt;&quot;&quot;;OFFSET([$GUITestCases.$B$5];[.AZ5];0;1);&quot;&quot;)" office:value-type="string" office:string-value="ReportCmdPanel.txt">
            <text:p>ReportCmdPanel.txt</text:p>
          </table:table-cell>
          <table:table-cell table:style-name="ce26" table:formula="oooc:=IF(OFFSET([$GUITestCases.$B$5];[.BA5];0;1)&lt;&gt;&quot;&quot;;OFFSET([$GUITestCases.$B$5];[.BA5];0;1);&quot;&quot;)" office:value-type="string" office:string-value="SaveCmdPanel.txt">
            <text:p>SaveCmdPanel.txt</text:p>
          </table:table-cell>
          <table:table-cell table:style-name="ce26" table:formula="oooc:=IF(OFFSET([$GUITestCases.$B$5];[.BB5];0;1)&lt;&gt;&quot;&quot;;OFFSET([$GUITestCases.$B$5];[.BB5];0;1);&quot;&quot;)" office:value-type="string" office:string-value="ScriptEventCmdPanel.txt">
            <text:p>ScriptEventCmdPanel.txt</text:p>
          </table:table-cell>
          <table:table-cell table:style-name="ce26" table:formula="oooc:=IF(OFFSET([$GUITestCases.$B$5];[.BC5];0;1)&lt;&gt;&quot;&quot;;OFFSET([$GUITestCases.$B$5];[.BC5];0;1);&quot;&quot;)" office:value-type="string" office:string-value="TargetCmdPanel.txt">
            <text:p>TargetCmdPanel.txt</text:p>
          </table:table-cell>
          <table:table-cell table:style-name="ce26" table:formula="oooc:=IF(OFFSET([$GUITestCases.$B$5];[.BD5];0;1)&lt;&gt;&quot;&quot;;OFFSET([$GUITestCases.$B$5];[.BD5];0;1);&quot;&quot;)" office:value-type="string" office:string-value="ToggleCmdPanel.txt">
            <text:p>ToggleCmdPanel.txt</text:p>
          </table:table-cell>
          <table:table-cell table:style-name="ce26" table:formula="oooc:=IF(OFFSET([$GUITestCases.$B$5];[.BE5];0;1)&lt;&gt;&quot;&quot;;OFFSET([$GUITestCases.$B$5];[.BE5];0;1);&quot;&quot;)" office:value-type="string" office:string-value="VaryCmdPanel.txt">
            <text:p>VaryCmdPanel.txt</text:p>
          </table:table-cell>
          <table:table-cell table:style-name="ce26" table:formula="oooc:=IF(OFFSET([$GUITestCases.$B$5];[.BF5];0;1)&lt;&gt;&quot;&quot;;OFFSET([$GUITestCases.$B$5];[.BF5];0;1);&quot;&quot;)" office:value-type="string" office:string-value="WhileCmdPanel.txt">
            <text:p>WhileCmdPanel.txt</text:p>
          </table:table-cell>
          <table:table-cell table:style-name="ce26" table:formula="oooc:=IF(OFFSET([$GUITestCases.$B$5];[.BG5];0;1)&lt;&gt;&quot;&quot;;OFFSET([$GUITestCases.$B$5];[.BG5];0;1);&quot;&quot;)" office:value-type="string" office:string-value="ParameterSelectDialog.txt">
            <text:p>ParameterSelectDialog.txt</text:p>
          </table:table-cell>
          <table:table-cell table:style-name="ce26" table:formula="oooc:=IF(OFFSET([$GUITestCases.$B$5];[.BH5];0;1)&lt;&gt;&quot;&quot;;OFFSET([$GUITestCases.$B$5];[.BH5];0;1);&quot;&quot;)" office:value-type="string" office:string-value="ParameterCreateDialog.txt">
            <text:p>ParameterCreateDialog.txt</text:p>
          </table:table-cell>
          <table:table-cell table:style-name="ce26" table:formula="oooc:=IF(OFFSET([$GUITestCases.$B$5];[.BI5];0;1)&lt;&gt;&quot;&quot;;OFFSET([$GUITestCases.$B$5];[.BI5];0;1);&quot;&quot;)" office:value-type="string" office:string-value="OpenGLPlotMenu.txt">
            <text:p>OpenGLPlotMenu.txt</text:p>
          </table:table-cell>
          <table:table-cell table:style-name="ce26" table:formula="oooc:=IF(OFFSET([$GUITestCases.$B$5];[.BJ5];0;1)&lt;&gt;&quot;&quot;;OFFSET([$GUITestCases.$B$5];[.BJ5];0;1);&quot;&quot;)" office:value-type="string" office:string-value="XYPlotMenu.txt">
            <text:p>XYPlotMenu.txt</text:p>
          </table:table-cell>
          <table:table-cell table:style-name="ce26" table:formula="oooc:=IF(OFFSET([$GUITestCases.$B$5];[.BK5];0;1)&lt;&gt;&quot;&quot;;OFFSET([$GUITestCases.$B$5];[.BK5];0;1);&quot;&quot;)" office:value-type="string" office:string-value="EarthPanel.txt">
            <text:p>EarthPanel.txt</text:p>
          </table:table-cell>
          <table:table-cell table:style-name="ce26" table:number-columns-repeated="2"/>
          <table:table-cell table:style-name="ce26" office:value-type="string">
            <text:p>Coverage</text:p>
          </table:table-cell>
          <table:table-cell table:style-name="ce26" office:value-type="string">
            <text:p>Column Count</text:p>
          </table:table-cell>
          <table:table-cell table:style-name="ce27" table:number-columns-repeated="188"/>
        </table:table-row>
        <table:table-row table:style-name="ro3">
          <table:table-cell table:style-name="ce38" office:value-type="string">
            <text:p>Top Level </text:p>
          </table:table-cell>
          <table:table-cell table:style-name="ce41" table:number-columns-repeated="3"/>
          <table:table-cell table:style-name="ce42" table:number-columns-repeated="64"/>
          <table:table-cell table:style-name="ce41" table:number-columns-repeated="188"/>
        </table:table-row>
        <table:table-row table:style-name="ro3">
          <table:table-cell office:value-type="string">
            <text:p>GMAT Main Frame</text:p>
          </table:table-cell>
          <table:table-cell table:number-columns-repeated="2"/>
          <table:table-cell/>
          <table:table-cell table:style-name="ce25" table:number-columns-repeated="62"/>
          <table:table-cell table:style-name="ce25" table:formula="oooc:=IF((COUNTA([.E8:.BN8])&gt;0)                                                            OR                                                            ( [.D8]=&quot;DEFERRED&quot;);1;0)" office:value-type="float" office:value="0">
            <text:p>0</text:p>
          </table:table-cell>
          <table:table-cell office:value-type="float" office:value="1">
            <text:p>1</text:p>
          </table:table-cell>
          <table:table-cell table:number-columns-repeated="188"/>
        </table:table-row>
        <table:table-row table:style-name="ro3">
          <table:table-cell office:value-type="string">
            <text:p>Resource Panel</text:p>
          </table:table-cell>
          <table:table-cell table:number-columns-repeated="2"/>
          <table:table-cell/>
          <table:table-cell table:style-name="ce25" table:number-columns-repeated="9"/>
          <table:table-cell table:style-name="ce25" office:value-type="string">
            <text:p>X</text:p>
          </table:table-cell>
          <table:table-cell table:style-name="ce25" table:number-columns-repeated="52"/>
          <table:table-cell table:style-name="ce25" table:formula="oooc:=IF((COUNTA([.E9:.BN9])&gt;0)                                                            OR                                                            ( [.D9]=&quot;DEFERRED&quot;);1;0)" office:value-type="float" office:value="1">
            <text:p>1</text:p>
          </table:table-cell>
          <table:table-cell table:formula="oooc:=[.BP8]+1" office:value-type="float" office:value="2">
            <text:p>2</text:p>
          </table:table-cell>
          <table:table-cell table:number-columns-repeated="188"/>
        </table:table-row>
        <table:table-row table:style-name="ro3">
          <table:table-cell office:value-type="string">
            <text:p>Mission Panel</text:p>
          </table:table-cell>
          <table:table-cell table:number-columns-repeated="2"/>
          <table:table-cell/>
          <table:table-cell table:style-name="ce25" table:number-columns-repeated="7"/>
          <table:table-cell table:style-name="ce25" office:value-type="string">
            <text:p>X</text:p>
          </table:table-cell>
          <table:table-cell table:style-name="ce25" table:number-columns-repeated="54"/>
          <table:table-cell table:style-name="ce25" table:formula="oooc:=IF((COUNTA([.E10:.BN10])&gt;0)                                                            OR                                                            ( [.D10]=&quot;DEFERRED&quot;);1;0)" office:value-type="float" office:value="1">
            <text:p>1</text:p>
          </table:table-cell>
          <table:table-cell table:formula="oooc:=[.BP9]+1" office:value-type="float" office:value="3">
            <text:p>3</text:p>
          </table:table-cell>
          <table:table-cell table:number-columns-repeated="188"/>
        </table:table-row>
        <table:table-row table:style-name="ro3">
          <table:table-cell office:value-type="string">
            <text:p>Output Panel</text:p>
          </table:table-cell>
          <table:table-cell table:number-columns-repeated="2"/>
          <table:table-cell/>
          <table:table-cell table:style-name="ce25" table:number-columns-repeated="8"/>
          <table:table-cell table:style-name="ce25" office:value-type="string">
            <text:p>X</text:p>
          </table:table-cell>
          <table:table-cell table:style-name="ce25" table:number-columns-repeated="53"/>
          <table:table-cell table:style-name="ce25" table:formula="oooc:=IF((COUNTA([.E11:.BN11])&gt;0)                                                            OR                                                            ( [.D11]=&quot;DEFERRED&quot;);1;0)" office:value-type="float" office:value="1">
            <text:p>1</text:p>
          </table:table-cell>
          <table:table-cell table:formula="oooc:=[.BP10]+1" office:value-type="float" office:value="4">
            <text:p>4</text:p>
          </table:table-cell>
          <table:table-cell table:number-columns-repeated="188"/>
        </table:table-row>
        <table:table-row table:style-name="ro3">
          <table:table-cell office:value-type="string">
            <text:p>Script Editor</text:p>
          </table:table-cell>
          <table:table-cell table:number-columns-repeated="2"/>
          <table:table-cell/>
          <table:table-cell table:style-name="ce25" table:number-columns-repeated="62"/>
          <table:table-cell table:style-name="ce25" table:formula="oooc:=IF((COUNTA([.E12:.BN12])&gt;0)                                                            OR                                                            ( [.D12]=&quot;DEFERRED&quot;);1;0)" office:value-type="float" office:value="0">
            <text:p>0</text:p>
          </table:table-cell>
          <table:table-cell table:formula="oooc:=[.BP11]+1" office:value-type="float" office:value="5">
            <text:p>5</text:p>
          </table:table-cell>
          <table:table-cell table:number-columns-repeated="188"/>
        </table:table-row>
        <table:table-row table:style-name="ro3">
          <table:table-cell office:value-type="string">
            <text:p>GMAT Save Panel</text:p>
          </table:table-cell>
          <table:table-cell table:number-columns-repeated="2"/>
          <table:table-cell/>
          <table:table-cell table:style-name="ce25" table:number-columns-repeated="62"/>
          <table:table-cell table:style-name="ce25" table:formula="oooc:=IF((COUNTA([.E13:.BN13])&gt;0)                                                            OR                                                            ( [.D13]=&quot;DEFERRED&quot;);1;0)" office:value-type="float" office:value="0">
            <text:p>0</text:p>
          </table:table-cell>
          <table:table-cell table:formula="oooc:=[.BP12]+1" office:value-type="float" office:value="6">
            <text:p>6</text:p>
          </table:table-cell>
          <table:table-cell table:number-columns-repeated="188"/>
        </table:table-row>
        <table:table-row table:style-name="ro3">
          <table:table-cell office:value-type="string">
            <text:p>Show Script Dialog</text:p>
          </table:table-cell>
          <table:table-cell table:number-columns-repeated="2"/>
          <table:table-cell/>
          <table:table-cell table:style-name="ce25" table:number-columns-repeated="62"/>
          <table:table-cell table:style-name="ce25" table:formula="oooc:=IF((COUNTA([.E14:.BN14])&gt;0)                                                            OR                                                            ( [.D14]=&quot;DEFERRED&quot;);1;0)" office:value-type="float" office:value="0">
            <text:p>0</text:p>
          </table:table-cell>
          <table:table-cell table:formula="oooc:=[.BP13]+1" office:value-type="float" office:value="7">
            <text:p>7</text:p>
          </table:table-cell>
          <table:table-cell table:number-columns-repeated="188"/>
        </table:table-row>
        <table:table-row table:style-name="ro3">
          <table:table-cell office:value-type="string">
            <text:p>Menu Bar</text:p>
          </table:table-cell>
          <table:table-cell table:number-columns-repeated="2"/>
          <table:table-cell/>
          <table:table-cell table:style-name="ce25" table:number-columns-repeated="5"/>
          <table:table-cell table:style-name="ce25" office:value-type="string">
            <text:p>X</text:p>
          </table:table-cell>
          <table:table-cell table:style-name="ce25" table:number-columns-repeated="51"/>
          <table:table-cell table:number-columns-repeated="2" table:style-name="ce25" office:value-type="string">
            <text:p>X</text:p>
          </table:table-cell>
          <table:table-cell table:style-name="ce25" table:number-columns-repeated="3"/>
          <table:table-cell table:style-name="ce25" table:formula="oooc:=IF((COUNTA([.E15:.BN15])&gt;0)                                                            OR                                                            ( [.D15]=&quot;DEFERRED&quot;);1;0)" office:value-type="float" office:value="1">
            <text:p>1</text:p>
          </table:table-cell>
          <table:table-cell table:formula="oooc:=[.BP14]+1" office:value-type="float" office:value="8">
            <text:p>8</text:p>
          </table:table-cell>
          <table:table-cell table:number-columns-repeated="188"/>
        </table:table-row>
        <table:table-row table:style-name="ro3">
          <table:table-cell office:value-type="string">
            <text:p>Tool Bar</text:p>
          </table:table-cell>
          <table:table-cell table:number-columns-repeated="2"/>
          <table:table-cell/>
          <table:table-cell table:style-name="ce25" table:number-columns-repeated="10"/>
          <table:table-cell table:style-name="ce25" office:value-type="string">
            <text:p>X</text:p>
          </table:table-cell>
          <table:table-cell table:style-name="ce25" table:number-columns-repeated="51"/>
          <table:table-cell table:style-name="ce25" table:formula="oooc:=IF((COUNTA([.E16:.BN16])&gt;0)                                                            OR                                                            ( [.D16]=&quot;DEFERRED&quot;);1;0)" office:value-type="float" office:value="1">
            <text:p>1</text:p>
          </table:table-cell>
          <table:table-cell table:formula="oooc:=[.BP15]+1" office:value-type="float" office:value="9">
            <text:p>9</text:p>
          </table:table-cell>
          <table:table-cell table:number-columns-repeated="188"/>
        </table:table-row>
        <table:table-row table:style-name="ro3">
          <table:table-cell office:value-type="string">
            <text:p>About Dialog</text:p>
          </table:table-cell>
          <table:table-cell table:number-columns-repeated="2"/>
          <table:table-cell/>
          <table:table-cell table:style-name="ce25" table:number-columns-repeated="62"/>
          <table:table-cell table:style-name="ce25" table:formula="oooc:=IF((COUNTA([.E17:.BN17])&gt;0)                                                            OR                                                            ( [.D17]=&quot;DEFERRED&quot;);1;0)" office:value-type="float" office:value="0">
            <text:p>0</text:p>
          </table:table-cell>
          <table:table-cell table:formula="oooc:=[.BP16]+1" office:value-type="float" office:value="10">
            <text:p>10</text:p>
          </table:table-cell>
          <table:table-cell table:number-columns-repeated="188"/>
        </table:table-row>
        <table:table-row table:style-name="ro3">
          <table:table-cell office:value-type="string">
            <text:p>Read Script</text:p>
          </table:table-cell>
          <table:table-cell table:number-columns-repeated="2"/>
          <table:table-cell/>
          <table:table-cell table:style-name="ce25" table:number-columns-repeated="62"/>
          <table:table-cell table:style-name="ce25" table:formula="oooc:=IF((COUNTA([.E18:.BN18])&gt;0)                                                            OR                                                            ( [.D18]=&quot;DEFERRED&quot;);1;0)" office:value-type="float" office:value="0">
            <text:p>0</text:p>
          </table:table-cell>
          <table:table-cell table:formula="oooc:=[.BP17]+1" office:value-type="float" office:value="11">
            <text:p>11</text:p>
          </table:table-cell>
          <table:table-cell table:number-columns-repeated="188"/>
        </table:table-row>
        <table:table-row table:style-name="ro3">
          <table:table-cell office:value-type="string">
            <text:p>Save Script</text:p>
          </table:table-cell>
          <table:table-cell table:number-columns-repeated="2"/>
          <table:table-cell/>
          <table:table-cell table:style-name="ce25" table:number-columns-repeated="62"/>
          <table:table-cell table:style-name="ce25" table:formula="oooc:=IF((COUNTA([.E19:.BN19])&gt;0)                                                            OR                                                            ( [.D19]=&quot;DEFERRED&quot;);1;0)" office:value-type="float" office:value="0">
            <text:p>0</text:p>
          </table:table-cell>
          <table:table-cell table:formula="oooc:=[.BP18]+1" office:value-type="float" office:value="12">
            <text:p>12</text:p>
          </table:table-cell>
          <table:table-cell table:number-columns-repeated="188"/>
        </table:table-row>
        <table:table-row table:style-name="ro3">
          <table:table-cell office:value-type="string">
            <text:p>Run</text:p>
          </table:table-cell>
          <table:table-cell table:number-columns-repeated="2"/>
          <table:table-cell/>
          <table:table-cell table:style-name="ce25" table:number-columns-repeated="62"/>
          <table:table-cell table:style-name="ce25" table:formula="oooc:=IF((COUNTA([.E20:.BN20])&gt;0)                                                            OR                                                            ( [.D20]=&quot;DEFERRED&quot;);1;0)" office:value-type="float" office:value="0">
            <text:p>0</text:p>
          </table:table-cell>
          <table:table-cell table:formula="oooc:=[.BP19]+1" office:value-type="float" office:value="13">
            <text:p>13</text:p>
          </table:table-cell>
          <table:table-cell table:number-columns-repeated="188"/>
        </table:table-row>
        <table:table-row table:style-name="ro3">
          <table:table-cell office:value-type="string">
            <text:p>Pause</text:p>
          </table:table-cell>
          <table:table-cell table:number-columns-repeated="2"/>
          <table:table-cell/>
          <table:table-cell table:style-name="ce25" table:number-columns-repeated="62"/>
          <table:table-cell table:style-name="ce25" table:formula="oooc:=IF((COUNTA([.E21:.BN21])&gt;0)                                                            OR                                                            ( [.D21]=&quot;DEFERRED&quot;);1;0)" office:value-type="float" office:value="0">
            <text:p>0</text:p>
          </table:table-cell>
          <table:table-cell table:formula="oooc:=[.BP20]+1" office:value-type="float" office:value="14">
            <text:p>14</text:p>
          </table:table-cell>
          <table:table-cell table:number-columns-repeated="188"/>
        </table:table-row>
        <table:table-row table:style-name="ro3">
          <table:table-cell office:value-type="string">
            <text:p>Message Window</text:p>
          </table:table-cell>
          <table:table-cell table:number-columns-repeated="2"/>
          <table:table-cell/>
          <table:table-cell table:style-name="ce25" table:number-columns-repeated="6"/>
          <table:table-cell table:style-name="ce25" office:value-type="string">
            <text:p>X</text:p>
          </table:table-cell>
          <table:table-cell table:style-name="ce25" table:number-columns-repeated="55"/>
          <table:table-cell table:style-name="ce25" table:formula="oooc:=IF((COUNTA([.E22:.BN22])&gt;0)                                                            OR                                                            ( [.D22]=&quot;DEFERRED&quot;);1;0)" office:value-type="float" office:value="1">
            <text:p>1</text:p>
          </table:table-cell>
          <table:table-cell table:formula="oooc:=[.BP21]+1" office:value-type="float" office:value="15">
            <text:p>15</text:p>
          </table:table-cell>
          <table:table-cell table:number-columns-repeated="188"/>
        </table:table-row>
        <table:table-row table:style-name="ro3">
          <table:table-cell office:value-type="string">
            <text:p>Stop</text:p>
          </table:table-cell>
          <table:table-cell table:number-columns-repeated="2"/>
          <table:table-cell/>
          <table:table-cell table:style-name="ce25" table:number-columns-repeated="62"/>
          <table:table-cell table:style-name="ce25" table:formula="oooc:=IF((COUNTA([.E23:.BN23])&gt;0)                                                            OR                                                            ( [.D23]=&quot;DEFERRED&quot;);1;0)" office:value-type="float" office:value="0">
            <text:p>0</text:p>
          </table:table-cell>
          <table:table-cell table:formula="oooc:=[.BP22]+1" office:value-type="float" office:value="16">
            <text:p>16</text:p>
          </table:table-cell>
          <table:table-cell table:number-columns-repeated="188"/>
        </table:table-row>
        <table:table-row table:style-name="ro3">
          <table:table-cell table:style-name="ce38" office:value-type="string">
            <text:p>Resources</text:p>
          </table:table-cell>
          <table:table-cell table:style-name="ce41" table:number-columns-repeated="3"/>
          <table:table-cell table:style-name="ce42" table:number-columns-repeated="64"/>
          <table:table-cell table:style-name="ce41" table:number-columns-repeated="188"/>
        </table:table-row>
        <table:table-row table:style-name="ro3">
          <table:table-cell office:value-type="string">
            <text:p>Array Setup Panel</text:p>
          </table:table-cell>
          <table:table-cell table:number-columns-repeated="2"/>
          <table:table-cell/>
          <table:table-cell table:style-name="ce25"/>
          <table:table-cell table:style-name="ce25" office:value-type="string">
            <text:p>X</text:p>
          </table:table-cell>
          <table:table-cell table:style-name="ce25" table:number-columns-repeated="60"/>
          <table:table-cell table:style-name="ce25" table:formula="oooc:=IF((COUNTA([.E25:.BN25])&gt;0)                                                            OR                                                            ( [.D25]=&quot;DEFERRED&quot;);1;0)" office:value-type="float" office:value="1">
            <text:p>1</text:p>
          </table:table-cell>
          <table:table-cell table:formula="oooc:=[.BP23]+1" office:value-type="float" office:value="17">
            <text:p>17</text:p>
          </table:table-cell>
          <table:table-cell table:number-columns-repeated="188"/>
        </table:table-row>
        <table:table-row table:style-name="ro3">
          <table:table-cell office:value-type="string">
            <text:p>Barycenter Panel</text:p>
          </table:table-cell>
          <table:table-cell table:number-columns-repeated="2"/>
          <table:table-cell/>
          <table:table-cell table:style-name="ce25" table:number-columns-repeated="2"/>
          <table:table-cell table:style-name="ce25" office:value-type="string">
            <text:p>X</text:p>
          </table:table-cell>
          <table:table-cell table:style-name="ce25" table:number-columns-repeated="59"/>
          <table:table-cell table:style-name="ce25" table:formula="oooc:=IF((COUNTA([.E26:.BN26])&gt;0)                                                            OR                                                            ( [.D26]=&quot;DEFERRED&quot;);1;0)" office:value-type="float" office:value="1">
            <text:p>1</text:p>
          </table:table-cell>
          <table:table-cell table:formula="oooc:=[.BP25]+1" office:value-type="float" office:value="18">
            <text:p>18</text:p>
          </table:table-cell>
          <table:table-cell table:number-columns-repeated="188"/>
        </table:table-row>
        <table:table-row table:style-name="ro3">
          <table:table-cell office:value-type="string">
            <text:p>Celestial Body Panel</text:p>
          </table:table-cell>
          <table:table-cell table:number-columns-repeated="2"/>
          <table:table-cell/>
          <table:table-cell table:style-name="ce25" table:number-columns-repeated="18"/>
          <table:table-cell table:style-name="ce25" office:value-type="string">
            <text:p>X</text:p>
          </table:table-cell>
          <table:table-cell table:style-name="ce25" table:number-columns-repeated="14"/>
          <table:table-cell table:style-name="ce25" office:value-type="string">
            <text:p>X</text:p>
          </table:table-cell>
          <table:table-cell table:style-name="ce25" table:number-columns-repeated="25"/>
          <table:table-cell table:style-name="ce25" office:value-type="string">
            <text:p>X</text:p>
          </table:table-cell>
          <table:table-cell table:style-name="ce25" table:number-columns-repeated="2"/>
          <table:table-cell table:style-name="ce25" table:formula="oooc:=IF((COUNTA([.E27:.BN27])&gt;0)                                                            OR                                                            ( [.D27]=&quot;DEFERRED&quot;);1;0)" office:value-type="float" office:value="1">
            <text:p>1</text:p>
          </table:table-cell>
          <table:table-cell table:formula="oooc:=[.BP26]+1" office:value-type="float" office:value="19">
            <text:p>19</text:p>
          </table:table-cell>
          <table:table-cell table:number-columns-repeated="188"/>
        </table:table-row>
        <table:table-row table:style-name="ro3">
          <table:table-cell office:value-type="string">
            <text:p>Celestial Body Select Dialog</text:p>
          </table:table-cell>
          <table:table-cell table:number-columns-repeated="2"/>
          <table:table-cell/>
          <table:table-cell table:style-name="ce25" table:number-columns-repeated="62"/>
          <table:table-cell table:style-name="ce25" table:formula="oooc:=IF((COUNTA([.E28:.BN28])&gt;0)                                                            OR                                                            ( [.D28]=&quot;DEFERRED&quot;);1;0)" office:value-type="float" office:value="0">
            <text:p>0</text:p>
          </table:table-cell>
          <table:table-cell table:formula="oooc:=[.BP27]+1" office:value-type="float" office:value="20">
            <text:p>20</text:p>
          </table:table-cell>
          <table:table-cell table:number-columns-repeated="188"/>
        </table:table-row>
        <table:table-row table:style-name="ro3">
          <table:table-cell office:value-type="string">
            <text:p>Coord Panel</text:p>
          </table:table-cell>
          <table:table-cell table:number-columns-repeated="2"/>
          <table:table-cell/>
          <table:table-cell table:style-name="ce25" table:number-columns-repeated="62"/>
          <table:table-cell table:style-name="ce25" table:formula="oooc:=IF((COUNTA([.E29:.BN29])&gt;0)                                                            OR                                                            ( [.D29]=&quot;DEFERRED&quot;);1;0)" office:value-type="float" office:value="0">
            <text:p>0</text:p>
          </table:table-cell>
          <table:table-cell table:formula="oooc:=[.BP28]+1" office:value-type="float" office:value="21">
            <text:p>21</text:p>
          </table:table-cell>
          <table:table-cell table:number-columns-repeated="188"/>
        </table:table-row>
        <table:table-row table:style-name="ro3">
          <table:table-cell office:value-type="string">
            <text:p>Coord Sys Create Dialog</text:p>
          </table:table-cell>
          <table:table-cell table:number-columns-repeated="2"/>
          <table:table-cell/>
          <table:table-cell table:style-name="ce25" office:value-type="string">
            <text:p>X</text:p>
          </table:table-cell>
          <table:table-cell table:style-name="ce25" table:number-columns-repeated="61"/>
          <table:table-cell table:style-name="ce25" table:formula="oooc:=IF((COUNTA([.E30:.BN30])&gt;0)                                                            OR                                                            ( [.D30]=&quot;DEFERRED&quot;);1;0)" office:value-type="float" office:value="1">
            <text:p>1</text:p>
          </table:table-cell>
          <table:table-cell table:formula="oooc:=[.BP29]+1" office:value-type="float" office:value="22">
            <text:p>22</text:p>
          </table:table-cell>
          <table:table-cell table:number-columns-repeated="188"/>
        </table:table-row>
        <table:table-row table:style-name="ro3">
          <table:table-cell office:value-type="string">
            <text:p>Coord System Config Panel</text:p>
          </table:table-cell>
          <table:table-cell table:number-columns-repeated="2"/>
          <table:table-cell/>
          <table:table-cell table:style-name="ce25" table:number-columns-repeated="3"/>
          <table:table-cell table:style-name="ce25" office:value-type="string">
            <text:p>X</text:p>
          </table:table-cell>
          <table:table-cell table:style-name="ce25" table:number-columns-repeated="58"/>
          <table:table-cell table:style-name="ce25" table:formula="oooc:=IF((COUNTA([.E31:.BN31])&gt;0)                                                            OR                                                            ( [.D31]=&quot;DEFERRED&quot;);1;0)" office:value-type="float" office:value="1">
            <text:p>1</text:p>
          </table:table-cell>
          <table:table-cell table:formula="oooc:=[.BP30]+1" office:value-type="float" office:value="23">
            <text:p>23</text:p>
          </table:table-cell>
          <table:table-cell table:number-columns-repeated="188"/>
        </table:table-row>
        <table:table-row table:style-name="ro3">
          <table:table-cell office:value-type="string">
            <text:p>Create Variable Dialog</text:p>
          </table:table-cell>
          <table:table-cell table:number-columns-repeated="2"/>
          <table:table-cell/>
          <table:table-cell table:style-name="ce25" table:number-columns-repeated="62"/>
          <table:table-cell table:style-name="ce25" table:formula="oooc:=IF((COUNTA([.E32:.BN32])&gt;0)                                                            OR                                                            ( [.D32]=&quot;DEFERRED&quot;);1;0)" office:value-type="float" office:value="0">
            <text:p>0</text:p>
          </table:table-cell>
          <table:table-cell table:formula="oooc:=[.BP31]+1" office:value-type="float" office:value="24">
            <text:p>24</text:p>
          </table:table-cell>
          <table:table-cell table:number-columns-repeated="188"/>
        </table:table-row>
        <table:table-row table:style-name="ro3">
          <table:table-cell office:value-type="string">
            <text:p>DC Setup Panel</text:p>
          </table:table-cell>
          <table:table-cell table:number-columns-repeated="2"/>
          <table:table-cell/>
          <table:table-cell table:style-name="ce25" table:number-columns-repeated="11"/>
          <table:table-cell table:style-name="ce25" office:value-type="string">
            <text:p>X</text:p>
          </table:table-cell>
          <table:table-cell table:style-name="ce25" table:number-columns-repeated="50"/>
          <table:table-cell table:style-name="ce25" table:formula="oooc:=IF((COUNTA([.E33:.BN33])&gt;0)                                                            OR                                                            ( [.D33]=&quot;DEFERRED&quot;);1;0)" office:value-type="float" office:value="1">
            <text:p>1</text:p>
          </table:table-cell>
          <table:table-cell table:formula="oooc:=[.BP32]+1" office:value-type="float" office:value="25">
            <text:p>25</text:p>
          </table:table-cell>
          <table:table-cell table:number-columns-repeated="188"/>
        </table:table-row>
        <table:table-row table:style-name="ro3">
          <table:table-cell office:value-type="string">
            <text:p>Exponential Drag Dialog</text:p>
          </table:table-cell>
          <table:table-cell table:number-columns-repeated="2"/>
          <table:table-cell/>
          <table:table-cell table:style-name="ce25" table:number-columns-repeated="62"/>
          <table:table-cell table:style-name="ce25" table:formula="oooc:=IF((COUNTA([.E34:.BN34])&gt;0)                                                            OR                                                            ( [.D34]=&quot;DEFERRED&quot;);1;0)" office:value-type="float" office:value="0">
            <text:p>0</text:p>
          </table:table-cell>
          <table:table-cell table:formula="oooc:=[.BP33]+1" office:value-type="float" office:value="26">
            <text:p>26</text:p>
          </table:table-cell>
          <table:table-cell table:number-columns-repeated="188"/>
        </table:table-row>
        <table:table-row table:style-name="ro3">
          <table:table-cell office:value-type="string">
            <text:p>Finite Burn Panel</text:p>
          </table:table-cell>
          <table:table-cell table:number-columns-repeated="2"/>
          <table:table-cell office:value-type="string">
            <text:p>DEFERRED</text:p>
          </table:table-cell>
          <table:table-cell table:style-name="ce25" table:number-columns-repeated="12"/>
          <table:table-cell table:style-name="ce25" office:value-type="string">
            <text:p>X</text:p>
          </table:table-cell>
          <table:table-cell table:style-name="ce25" table:number-columns-repeated="49"/>
          <table:table-cell table:style-name="ce25" table:formula="oooc:=IF((COUNTA([.E35:.BN35])&gt;0)                                                            OR                                                            ( [.D35]=&quot;DEFERRED&quot;);1;0)" office:value-type="float" office:value="1">
            <text:p>1</text:p>
          </table:table-cell>
          <table:table-cell table:formula="oooc:=[.BP34]+1" office:value-type="float" office:value="27">
            <text:p>27</text:p>
          </table:table-cell>
          <table:table-cell table:number-columns-repeated="188"/>
        </table:table-row>
        <table:table-row table:style-name="ro3">
          <table:table-cell office:value-type="string">
            <text:p>Formation Panel</text:p>
          </table:table-cell>
          <table:table-cell table:number-columns-repeated="2"/>
          <table:table-cell/>
          <table:table-cell table:style-name="ce25" table:number-columns-repeated="13"/>
          <table:table-cell table:style-name="ce25" office:value-type="string">
            <text:p>X</text:p>
          </table:table-cell>
          <table:table-cell table:style-name="ce25" table:number-columns-repeated="48"/>
          <table:table-cell table:style-name="ce25" table:formula="oooc:=IF((COUNTA([.E36:.BN36])&gt;0)                                                            OR                                                            ( [.D36]=&quot;DEFERRED&quot;);1;0)" office:value-type="float" office:value="1">
            <text:p>1</text:p>
          </table:table-cell>
          <table:table-cell table:formula="oooc:=[.BP35]+1" office:value-type="float" office:value="28">
            <text:p>28</text:p>
          </table:table-cell>
          <table:table-cell table:number-columns-repeated="188"/>
        </table:table-row>
        <table:table-row table:style-name="ro3">
          <table:table-cell office:value-type="string">
            <text:p>Function Setup Panel</text:p>
          </table:table-cell>
          <table:table-cell table:number-columns-repeated="2"/>
          <table:table-cell office:value-type="string">
            <text:p>DEFERRED</text:p>
          </table:table-cell>
          <table:table-cell table:style-name="ce25" table:number-columns-repeated="15"/>
          <table:table-cell table:style-name="ce25" office:value-type="string">
            <text:p>X</text:p>
          </table:table-cell>
          <table:table-cell table:style-name="ce25" table:number-columns-repeated="46"/>
          <table:table-cell table:style-name="ce25" table:formula="oooc:=IF((COUNTA([.E37:.BN37])&gt;0)                                                            OR                                                            ( [.D37]=&quot;DEFERRED&quot;);1;0)" office:value-type="float" office:value="1">
            <text:p>1</text:p>
          </table:table-cell>
          <table:table-cell table:formula="oooc:=[.BP36]+1" office:value-type="float" office:value="29">
            <text:p>29</text:p>
          </table:table-cell>
          <table:table-cell table:number-columns-repeated="188"/>
        </table:table-row>
        <table:table-row table:style-name="ro3">
          <table:table-cell office:value-type="string">
            <text:p>Impulsive Burn Panel</text:p>
          </table:table-cell>
          <table:table-cell table:number-columns-repeated="2"/>
          <table:table-cell/>
          <table:table-cell table:style-name="ce25" table:number-columns-repeated="16"/>
          <table:table-cell table:style-name="ce25" office:value-type="string">
            <text:p>X</text:p>
          </table:table-cell>
          <table:table-cell table:style-name="ce25" table:number-columns-repeated="45"/>
          <table:table-cell table:style-name="ce25" table:formula="oooc:=IF((COUNTA([.E38:.BN38])&gt;0)                                                            OR                                                            ( [.D38]=&quot;DEFERRED&quot;);1;0)" office:value-type="float" office:value="1">
            <text:p>1</text:p>
          </table:table-cell>
          <table:table-cell table:formula="oooc:=[.BP37]+1" office:value-type="float" office:value="30">
            <text:p>30</text:p>
          </table:table-cell>
          <table:table-cell table:number-columns-repeated="188"/>
        </table:table-row>
        <table:table-row table:style-name="ro3">
          <table:table-cell office:value-type="string">
            <text:p>Jacchia Roberts Dialog</text:p>
          </table:table-cell>
          <table:table-cell table:number-columns-repeated="2"/>
          <table:table-cell/>
          <table:table-cell table:style-name="ce25" table:number-columns-repeated="62"/>
          <table:table-cell table:style-name="ce25" table:formula="oooc:=IF((COUNTA([.E39:.BN39])&gt;0)                                                            OR                                                            ( [.D39]=&quot;DEFERRED&quot;);1;0)" office:value-type="float" office:value="0">
            <text:p>0</text:p>
          </table:table-cell>
          <table:table-cell table:formula="oooc:=[.BP38]+1" office:value-type="float" office:value="31">
            <text:p>31</text:p>
          </table:table-cell>
          <table:table-cell table:number-columns-repeated="188"/>
        </table:table-row>
        <table:table-row table:style-name="ro3">
          <table:table-cell office:value-type="string">
            <text:p>Libration Point Panel</text:p>
          </table:table-cell>
          <table:table-cell table:number-columns-repeated="2"/>
          <table:table-cell/>
          <table:table-cell table:style-name="ce25" table:number-columns-repeated="17"/>
          <table:table-cell table:style-name="ce25" office:value-type="string">
            <text:p>X</text:p>
          </table:table-cell>
          <table:table-cell table:style-name="ce25" table:number-columns-repeated="44"/>
          <table:table-cell table:style-name="ce25" table:formula="oooc:=IF((COUNTA([.E40:.BN40])&gt;0)                                                            OR                                                            ( [.D40]=&quot;DEFERRED&quot;);1;0)" office:value-type="float" office:value="1">
            <text:p>1</text:p>
          </table:table-cell>
          <table:table-cell table:formula="oooc:=[.BP39]+1" office:value-type="float" office:value="32">
            <text:p>32</text:p>
          </table:table-cell>
          <table:table-cell table:number-columns-repeated="188"/>
        </table:table-row>
        <table:table-row table:style-name="ro3">
          <table:table-cell office:value-type="string">
            <text:p>Matlab Function Setup Panel</text:p>
          </table:table-cell>
          <table:table-cell table:number-columns-repeated="2"/>
          <table:table-cell/>
          <table:table-cell table:style-name="ce25" table:number-columns-repeated="19"/>
          <table:table-cell table:style-name="ce25" office:value-type="string">
            <text:p>X</text:p>
          </table:table-cell>
          <table:table-cell table:style-name="ce25" table:number-columns-repeated="42"/>
          <table:table-cell table:style-name="ce25" table:formula="oooc:=IF((COUNTA([.E41:.BN41])&gt;0)                                                            OR                                                            ( [.D41]=&quot;DEFERRED&quot;);1;0)" office:value-type="float" office:value="1">
            <text:p>1</text:p>
          </table:table-cell>
          <table:table-cell table:formula="oooc:=[.BP40]+1" office:value-type="float" office:value="33">
            <text:p>33</text:p>
          </table:table-cell>
          <table:table-cell table:number-columns-repeated="188"/>
        </table:table-row>
        <table:table-row table:style-name="ro3">
          <table:table-cell office:value-type="string">
            <text:p>MSISE90 Dialog</text:p>
          </table:table-cell>
          <table:table-cell table:number-columns-repeated="2"/>
          <table:table-cell/>
          <table:table-cell table:style-name="ce25" table:number-columns-repeated="62"/>
          <table:table-cell table:style-name="ce25" table:formula="oooc:=IF((COUNTA([.E42:.BN42])&gt;0)                                                            OR                                                            ( [.D42]=&quot;DEFERRED&quot;);1;0)" office:value-type="float" office:value="0">
            <text:p>0</text:p>
          </table:table-cell>
          <table:table-cell table:formula="oooc:=[.BP41]+1" office:value-type="float" office:value="34">
            <text:p>34</text:p>
          </table:table-cell>
          <table:table-cell table:number-columns-repeated="188"/>
        </table:table-row>
        <table:table-row table:style-name="ro3">
          <table:table-cell office:value-type="string">
            <text:p>OpenGL Option Dialog</text:p>
          </table:table-cell>
          <table:table-cell table:number-columns-repeated="2"/>
          <table:table-cell/>
          <table:table-cell table:style-name="ce25" table:number-columns-repeated="62"/>
          <table:table-cell table:style-name="ce25" table:formula="oooc:=IF((COUNTA([.E43:.BN43])&gt;0)                                                            OR                                                            ( [.D43]=&quot;DEFERRED&quot;);1;0)" office:value-type="float" office:value="0">
            <text:p>0</text:p>
          </table:table-cell>
          <table:table-cell table:formula="oooc:=[.BP42]+1" office:value-type="float" office:value="35">
            <text:p>35</text:p>
          </table:table-cell>
          <table:table-cell table:number-columns-repeated="188"/>
        </table:table-row>
        <table:table-row table:style-name="ro3">
          <table:table-cell office:value-type="string">
            <text:p>OpenGL Plot Setup Panel</text:p>
          </table:table-cell>
          <table:table-cell table:number-columns-repeated="2"/>
          <table:table-cell/>
          <table:table-cell table:style-name="ce25" table:number-columns-repeated="20"/>
          <table:table-cell table:style-name="ce25" office:value-type="string">
            <text:p>X</text:p>
          </table:table-cell>
          <table:table-cell table:style-name="ce25" table:number-columns-repeated="41"/>
          <table:table-cell table:style-name="ce25" table:formula="oooc:=IF((COUNTA([.E44:.BN44])&gt;0)                                                            OR                                                            ( [.D44]=&quot;DEFERRED&quot;);1;0)" office:value-type="float" office:value="1">
            <text:p>1</text:p>
          </table:table-cell>
          <table:table-cell table:formula="oooc:=[.BP43]+1" office:value-type="float" office:value="36">
            <text:p>36</text:p>
          </table:table-cell>
          <table:table-cell table:number-columns-repeated="188"/>
        </table:table-row>
        <table:table-row table:style-name="ro3">
          <table:table-cell office:value-type="string">
            <text:p>Parameter Create Dialog</text:p>
          </table:table-cell>
          <table:table-cell table:number-columns-repeated="2"/>
          <table:table-cell/>
          <table:table-cell table:style-name="ce25" table:number-columns-repeated="4"/>
          <table:table-cell table:style-name="ce25" office:value-type="string">
            <text:p>X</text:p>
          </table:table-cell>
          <table:table-cell table:style-name="ce25" table:number-columns-repeated="50"/>
          <table:table-cell table:style-name="ce25" office:value-type="string">
            <text:p>X</text:p>
          </table:table-cell>
          <table:table-cell table:style-name="ce25" table:number-columns-repeated="6"/>
          <table:table-cell table:style-name="ce25" table:formula="oooc:=IF((COUNTA([.E45:.BN45])&gt;0)                                                            OR                                                            ( [.D45]=&quot;DEFERRED&quot;);1;0)" office:value-type="float" office:value="1">
            <text:p>1</text:p>
          </table:table-cell>
          <table:table-cell table:formula="oooc:=[.BP44]+1" office:value-type="float" office:value="37">
            <text:p>37</text:p>
          </table:table-cell>
          <table:table-cell table:number-columns-repeated="188"/>
        </table:table-row>
        <table:table-row table:style-name="ro3">
          <table:table-cell office:value-type="string">
            <text:p>Parameter Select Dialog</text:p>
          </table:table-cell>
          <table:table-cell table:number-columns-repeated="2"/>
          <table:table-cell/>
          <table:table-cell table:style-name="ce25" table:number-columns-repeated="56"/>
          <table:table-cell table:style-name="ce25" office:value-type="string">
            <text:p>X</text:p>
          </table:table-cell>
          <table:table-cell table:style-name="ce25" table:number-columns-repeated="5"/>
          <table:table-cell table:style-name="ce25" table:formula="oooc:=IF((COUNTA([.E46:.BN46])&gt;0)                                                            OR                                                            ( [.D46]=&quot;DEFERRED&quot;);1;0)" office:value-type="float" office:value="1">
            <text:p>1</text:p>
          </table:table-cell>
          <table:table-cell table:formula="oooc:=[.BP45]+1" office:value-type="float" office:value="38">
            <text:p>38</text:p>
          </table:table-cell>
          <table:table-cell table:number-columns-repeated="188"/>
        </table:table-row>
        <table:table-row table:style-name="ro3">
          <table:table-cell office:value-type="string">
            <text:p>Parameter Setup Panel</text:p>
          </table:table-cell>
          <table:table-cell table:number-columns-repeated="2"/>
          <table:table-cell/>
          <table:table-cell table:style-name="ce25" table:number-columns-repeated="62"/>
          <table:table-cell table:style-name="ce25" table:formula="oooc:=IF((COUNTA([.E47:.BN47])&gt;0)                                                            OR                                                            ( [.D47]=&quot;DEFERRED&quot;);1;0)" office:value-type="float" office:value="0">
            <text:p>0</text:p>
          </table:table-cell>
          <table:table-cell table:formula="oooc:=[.BP46]+1" office:value-type="float" office:value="39">
            <text:p>39</text:p>
          </table:table-cell>
          <table:table-cell table:number-columns-repeated="188"/>
        </table:table-row>
        <table:table-row table:style-name="ro3">
          <table:table-cell office:value-type="string">
            <text:p>Propagator Config Panel</text:p>
          </table:table-cell>
          <table:table-cell table:number-columns-repeated="2"/>
          <table:table-cell/>
          <table:table-cell table:style-name="ce25" table:number-columns-repeated="22"/>
          <table:table-cell table:style-name="ce25" office:value-type="string">
            <text:p>X</text:p>
          </table:table-cell>
          <table:table-cell table:style-name="ce25" table:number-columns-repeated="39"/>
          <table:table-cell table:style-name="ce25" table:formula="oooc:=IF((COUNTA([.E48:.BN48])&gt;0)                                                            OR                                                            ( [.D48]=&quot;DEFERRED&quot;);1;0)" office:value-type="float" office:value="1">
            <text:p>1</text:p>
          </table:table-cell>
          <table:table-cell table:formula="oooc:=[.BP47]+1" office:value-type="float" office:value="40">
            <text:p>40</text:p>
          </table:table-cell>
          <table:table-cell table:number-columns-repeated="188"/>
        </table:table-row>
        <table:table-row table:style-name="ro3">
          <table:table-cell office:value-type="string">
            <text:p>Propagator Select Dialog</text:p>
          </table:table-cell>
          <table:table-cell table:number-columns-repeated="2"/>
          <table:table-cell/>
          <table:table-cell table:style-name="ce25" table:number-columns-repeated="62"/>
          <table:table-cell table:style-name="ce25" table:formula="oooc:=IF((COUNTA([.E49:.BN49])&gt;0)                                                            OR                                                            ( [.D49]=&quot;DEFERRED&quot;);1;0)" office:value-type="float" office:value="0">
            <text:p>0</text:p>
          </table:table-cell>
          <table:table-cell table:formula="oooc:=[.BP48]+1" office:value-type="float" office:value="41">
            <text:p>41</text:p>
          </table:table-cell>
          <table:table-cell table:number-columns-repeated="188"/>
        </table:table-row>
        <table:table-row table:style-name="ro3">
          <table:table-cell office:value-type="string">
            <text:p>Report File Setup Panel</text:p>
          </table:table-cell>
          <table:table-cell table:number-columns-repeated="2"/>
          <table:table-cell/>
          <table:table-cell table:style-name="ce25" table:number-columns-repeated="23"/>
          <table:table-cell table:style-name="ce25" office:value-type="string">
            <text:p>X</text:p>
          </table:table-cell>
          <table:table-cell table:style-name="ce25" table:number-columns-repeated="38"/>
          <table:table-cell table:style-name="ce25" table:formula="oooc:=IF((COUNTA([.E50:.BN50])&gt;0)                                                            OR                                                            ( [.D50]=&quot;DEFERRED&quot;);1;0)" office:value-type="float" office:value="1">
            <text:p>1</text:p>
          </table:table-cell>
          <table:table-cell table:formula="oooc:=[.BP49]+1" office:value-type="float" office:value="42">
            <text:p>42</text:p>
          </table:table-cell>
          <table:table-cell table:number-columns-repeated="188"/>
        </table:table-row>
        <table:table-row table:style-name="ro3">
          <table:table-cell office:value-type="string">
            <text:p>Solar System Window</text:p>
          </table:table-cell>
          <table:table-cell table:number-columns-repeated="2"/>
          <table:table-cell/>
          <table:table-cell table:style-name="ce25" table:number-columns-repeated="25"/>
          <table:table-cell table:style-name="ce25" office:value-type="string">
            <text:p>X</text:p>
          </table:table-cell>
          <table:table-cell table:style-name="ce25" table:number-columns-repeated="36"/>
          <table:table-cell table:style-name="ce25" table:formula="oooc:=IF((COUNTA([.E51:.BN51])&gt;0)                                                            OR                                                            ( [.D51]=&quot;DEFERRED&quot;);1;0)" office:value-type="float" office:value="1">
            <text:p>1</text:p>
          </table:table-cell>
          <table:table-cell table:formula="oooc:=[.BP50]+1" office:value-type="float" office:value="43">
            <text:p>43</text:p>
          </table:table-cell>
          <table:table-cell table:number-columns-repeated="188"/>
        </table:table-row>
        <table:table-row table:style-name="ro3">
          <table:table-cell office:value-type="string">
            <text:p>Solver Create Panel</text:p>
          </table:table-cell>
          <table:table-cell table:number-columns-repeated="2"/>
          <table:table-cell/>
          <table:table-cell table:style-name="ce25" table:number-columns-repeated="62"/>
          <table:table-cell table:style-name="ce25" table:formula="oooc:=IF((COUNTA([.E52:.BN52])&gt;0)                                                            OR                                                            ( [.D52]=&quot;DEFERRED&quot;);1;0)" office:value-type="float" office:value="0">
            <text:p>0</text:p>
          </table:table-cell>
          <table:table-cell table:formula="oooc:=[.BP51]+1" office:value-type="float" office:value="44">
            <text:p>44</text:p>
          </table:table-cell>
          <table:table-cell table:number-columns-repeated="188"/>
        </table:table-row>
        <table:table-row table:style-name="ro3">
          <table:table-cell office:value-type="string">
            <text:p>Solver Goals Panel</text:p>
          </table:table-cell>
          <table:table-cell table:number-columns-repeated="2"/>
          <table:table-cell/>
          <table:table-cell table:style-name="ce25" table:number-columns-repeated="62"/>
          <table:table-cell table:style-name="ce25" table:formula="oooc:=IF((COUNTA([.E53:.BN53])&gt;0)                                                            OR                                                            ( [.D53]=&quot;DEFERRED&quot;);1;0)" office:value-type="float" office:value="0">
            <text:p>0</text:p>
          </table:table-cell>
          <table:table-cell table:formula="oooc:=[.BP52]+1" office:value-type="float" office:value="45">
            <text:p>45</text:p>
          </table:table-cell>
          <table:table-cell table:number-columns-repeated="188"/>
        </table:table-row>
        <table:table-row table:style-name="ro3">
          <table:table-cell office:value-type="string">
            <text:p>Solver Variables Panel</text:p>
          </table:table-cell>
          <table:table-cell table:number-columns-repeated="2"/>
          <table:table-cell/>
          <table:table-cell table:style-name="ce25" table:number-columns-repeated="62"/>
          <table:table-cell table:style-name="ce25" table:formula="oooc:=IF((COUNTA([.E54:.BN54])&gt;0)                                                            OR                                                            ( [.D54]=&quot;DEFERRED&quot;);1;0)" office:value-type="float" office:value="0">
            <text:p>0</text:p>
          </table:table-cell>
          <table:table-cell table:formula="oooc:=[.BP53]+1" office:value-type="float" office:value="46">
            <text:p>46</text:p>
          </table:table-cell>
          <table:table-cell table:number-columns-repeated="188"/>
        </table:table-row>
        <table:table-row table:style-name="ro3">
          <table:table-cell office:value-type="string">
            <text:p>Spacecraft Panel</text:p>
          </table:table-cell>
          <table:table-cell office:value-type="string">
            <text:p>Top Level: Save, Cancel, etc</text:p>
          </table:table-cell>
          <table:table-cell table:number-columns-repeated="2"/>
          <table:table-cell table:style-name="ce25" table:number-columns-repeated="62"/>
          <table:table-cell table:style-name="ce25" table:formula="oooc:=IF((COUNTA([.E55:.BN55])&gt;0)                                                            OR                                                            ( [.D56]=&quot;DEFERRED&quot;);1;0)" office:value-type="float" office:value="1">
            <text:p>1</text:p>
          </table:table-cell>
          <table:table-cell table:formula="oooc:=[.BP54]+1" office:value-type="float" office:value="47">
            <text:p>47</text:p>
          </table:table-cell>
          <table:table-cell table:number-columns-repeated="188"/>
        </table:table-row>
        <table:table-row table:style-name="ro3">
          <table:table-cell/>
          <table:table-cell office:value-type="string">
            <text:p>Attitude Panel</text:p>
          </table:table-cell>
          <table:table-cell/>
          <table:table-cell office:value-type="string">
            <text:p>DEFERRED</text:p>
          </table:table-cell>
          <table:table-cell table:style-name="ce25" table:number-columns-repeated="27"/>
          <table:table-cell table:style-name="ce25" office:value-type="string">
            <text:p>X</text:p>
          </table:table-cell>
          <table:table-cell table:style-name="ce25" table:number-columns-repeated="34"/>
          <table:table-cell table:style-name="ce25" table:formula="oooc:=IF((COUNTA([.E56:.BN56])&gt;0)                                                            OR                                                            ( [.D57]=&quot;DEFERRED&quot;);1;0)" office:value-type="float" office:value="1">
            <text:p>1</text:p>
          </table:table-cell>
          <table:table-cell table:formula="oooc:=[.BP55]+1" office:value-type="float" office:value="48">
            <text:p>48</text:p>
          </table:table-cell>
          <table:table-cell table:number-columns-repeated="188"/>
        </table:table-row>
        <table:table-row table:style-name="ro3">
          <table:table-cell/>
          <table:table-cell office:value-type="string">
            <text:p>Formation Setup Panel</text:p>
          </table:table-cell>
          <table:table-cell/>
          <table:table-cell/>
          <table:table-cell table:style-name="ce25" table:number-columns-repeated="62"/>
          <table:table-cell table:style-name="ce25" table:formula="oooc:=IF((COUNTA([.E57:.BN57])&gt;0)                                                            OR                                                            ( [.D58]=&quot;DEFERRED&quot;);1;0)" office:value-type="float" office:value="0">
            <text:p>0</text:p>
          </table:table-cell>
          <table:table-cell table:formula="oooc:=[.BP56]+1" office:value-type="float" office:value="49">
            <text:p>49</text:p>
          </table:table-cell>
          <table:table-cell table:number-columns-repeated="188"/>
        </table:table-row>
        <table:table-row table:style-name="ro3">
          <table:table-cell/>
          <table:table-cell office:value-type="string">
            <text:p>Ballistics Mass Panel</text:p>
          </table:table-cell>
          <table:table-cell/>
          <table:table-cell/>
          <table:table-cell table:style-name="ce25" table:number-columns-repeated="28"/>
          <table:table-cell table:style-name="ce25" office:value-type="string">
            <text:p>X</text:p>
          </table:table-cell>
          <table:table-cell table:style-name="ce25" table:number-columns-repeated="33"/>
          <table:table-cell table:style-name="ce25" table:formula="oooc:=IF((COUNTA([.E58:.BN58])&gt;0)                                                            OR                                                            ( [.D59]=&quot;DEFERRED&quot;);1;0)" office:value-type="float" office:value="1">
            <text:p>1</text:p>
          </table:table-cell>
          <table:table-cell table:formula="oooc:=[.BP57]+1" office:value-type="float" office:value="50">
            <text:p>50</text:p>
          </table:table-cell>
          <table:table-cell table:number-columns-repeated="188"/>
        </table:table-row>
        <table:table-row table:style-name="ro3">
          <table:table-cell/>
          <table:table-cell table:style-name="ce40" office:value-type="string">
            <text:p>Thruster Panel</text:p>
          </table:table-cell>
          <table:table-cell table:style-name="ce40"/>
          <table:table-cell table:style-name="ce40" office:value-type="string">
            <text:p>DEFERRED</text:p>
          </table:table-cell>
          <table:table-cell table:style-name="ce25" table:number-columns-repeated="26"/>
          <table:table-cell table:style-name="ce25" office:value-type="string">
            <text:p>X</text:p>
          </table:table-cell>
          <table:table-cell table:style-name="ce25" table:number-columns-repeated="35"/>
          <table:table-cell table:style-name="ce25" table:formula="oooc:=IF((COUNTA([.E59:.BN59])&gt;0)                                                            OR                                                            ( [.D60]=&quot;DEFERRED&quot;);1;0)" office:value-type="float" office:value="1">
            <text:p>1</text:p>
          </table:table-cell>
          <table:table-cell table:formula="oooc:=[.BP58]+1" office:value-type="float" office:value="51">
            <text:p>51</text:p>
          </table:table-cell>
          <table:table-cell table:number-columns-repeated="188"/>
        </table:table-row>
        <table:table-row table:style-name="ro3">
          <table:table-cell/>
          <table:table-cell table:style-name="ce40" office:value-type="string">
            <text:p>Tank Panel</text:p>
          </table:table-cell>
          <table:table-cell table:style-name="ce40"/>
          <table:table-cell table:style-name="ce40" office:value-type="string">
            <text:p>DEFERRED</text:p>
          </table:table-cell>
          <table:table-cell table:style-name="ce25" table:number-columns-repeated="31"/>
          <table:table-cell table:style-name="ce25" office:value-type="string">
            <text:p>X</text:p>
          </table:table-cell>
          <table:table-cell table:style-name="ce25" table:number-columns-repeated="30"/>
          <table:table-cell table:style-name="ce25" table:formula="oooc:=IF((COUNTA([.E60:.BN60])&gt;0)                                                            OR                                                            ( [.D61]=&quot;DEFERRED&quot;);1;0)" office:value-type="float" office:value="1">
            <text:p>1</text:p>
          </table:table-cell>
          <table:table-cell table:formula="oooc:=[.BP59]+1" office:value-type="float" office:value="52">
            <text:p>52</text:p>
          </table:table-cell>
          <table:table-cell table:number-columns-repeated="188"/>
        </table:table-row>
        <table:table-row table:style-name="ro3">
          <table:table-cell/>
          <table:table-cell table:style-name="ce40" office:value-type="string">
            <text:p>Space Object Select Dialog</text:p>
          </table:table-cell>
          <table:table-cell table:style-name="ce40"/>
          <table:table-cell table:style-name="ce40"/>
          <table:table-cell table:style-name="ce25" table:number-columns-repeated="62"/>
          <table:table-cell table:style-name="ce25" table:formula="oooc:=IF((COUNTA([.E61:.BN61])&gt;0)                                                            OR                                                            ( [.D62]=&quot;DEFERRED&quot;);1;0)" office:value-type="float" office:value="0">
            <text:p>0</text:p>
          </table:table-cell>
          <table:table-cell table:formula="oooc:=[.BP60]+1" office:value-type="float" office:value="53">
            <text:p>53</text:p>
          </table:table-cell>
          <table:table-cell table:number-columns-repeated="188"/>
        </table:table-row>
        <table:table-row table:style-name="ro3">
          <table:table-cell/>
          <table:table-cell office:value-type="string">
            <text:p>Orbit Panel</text:p>
          </table:table-cell>
          <table:table-cell/>
          <table:table-cell/>
          <table:table-cell table:style-name="ce25" table:number-columns-repeated="29"/>
          <table:table-cell table:style-name="ce25" office:value-type="string">
            <text:p>X</text:p>
          </table:table-cell>
          <table:table-cell table:style-name="ce25" table:number-columns-repeated="32"/>
          <table:table-cell table:style-name="ce25" table:formula="oooc:=IF((COUNTA([.E62:.BN62])&gt;0)                                                            OR                                                            ( [.D62]=&quot;DEFERRED&quot;);1;0)" office:value-type="float" office:value="1">
            <text:p>1</text:p>
          </table:table-cell>
          <table:table-cell table:formula="oooc:=[.BP61]+1" office:value-type="float" office:value="54">
            <text:p>54</text:p>
          </table:table-cell>
          <table:table-cell table:number-columns-repeated="188"/>
        </table:table-row>
        <table:table-row table:style-name="ro3">
          <table:table-cell office:value-type="string">
            <text:p>SQP Setup Panel</text:p>
          </table:table-cell>
          <table:table-cell table:number-columns-repeated="2"/>
          <table:table-cell/>
          <table:table-cell table:style-name="ce25" table:number-columns-repeated="24"/>
          <table:table-cell table:style-name="ce25" office:value-type="string">
            <text:p>X</text:p>
          </table:table-cell>
          <table:table-cell table:style-name="ce25" table:number-columns-repeated="37"/>
          <table:table-cell table:style-name="ce25" table:formula="oooc:=IF((COUNTA([.E63:.BN63])&gt;0)                                                            OR                                                            ( [.D63]=&quot;DEFERRED&quot;);1;0)" office:value-type="float" office:value="1">
            <text:p>1</text:p>
          </table:table-cell>
          <table:table-cell table:formula="oooc:=[.BP62]+1" office:value-type="float" office:value="55">
            <text:p>55</text:p>
          </table:table-cell>
          <table:table-cell table:number-columns-repeated="188"/>
        </table:table-row>
        <table:table-row table:style-name="ro3">
          <table:table-cell table:style-name="ce39" office:value-type="string">
            <text:p>String panel</text:p>
          </table:table-cell>
          <table:table-cell table:number-columns-repeated="2"/>
          <table:table-cell/>
          <table:table-cell/>
          <table:table-cell table:style-name="ce25" table:number-columns-repeated="31"/>
          <table:table-cell table:style-name="ce25" office:value-type="string">
            <text:p>X</text:p>
          </table:table-cell>
          <table:table-cell table:style-name="ce25" table:number-columns-repeated="29"/>
          <table:table-cell table:style-name="ce25" table:formula="oooc:=IF((COUNTA([.E64:.BN64])&gt;0)                                                            OR                                                            ( [.D64]=&quot;DEFERRED&quot;);1;0)" office:value-type="float" office:value="1">
            <text:p>1</text:p>
          </table:table-cell>
          <table:table-cell table:formula="oooc:=[.BP63]+1" office:value-type="float" office:value="56">
            <text:p>56</text:p>
          </table:table-cell>
          <table:table-cell table:number-columns-repeated="188"/>
        </table:table-row>
        <table:table-row table:style-name="ro3">
          <table:table-cell office:value-type="string">
            <text:p>Tank Config Panel</text:p>
          </table:table-cell>
          <table:table-cell table:number-columns-repeated="2"/>
          <table:table-cell office:value-type="string">
            <text:p>DEFERRED</text:p>
          </table:table-cell>
          <table:table-cell table:style-name="ce25" table:number-columns-repeated="14"/>
          <table:table-cell table:style-name="ce25" office:value-type="string">
            <text:p>X</text:p>
          </table:table-cell>
          <table:table-cell table:style-name="ce25" table:number-columns-repeated="47"/>
          <table:table-cell table:style-name="ce25" table:formula="oooc:=IF((COUNTA([.E65:.BN65])&gt;0)                                                            OR                                                            ( [.D65]=&quot;DEFERRED&quot;);1;0)" office:value-type="float" office:value="1">
            <text:p>1</text:p>
          </table:table-cell>
          <table:table-cell table:formula="oooc:=[.BP64]+1" office:value-type="float" office:value="57">
            <text:p>57</text:p>
          </table:table-cell>
          <table:table-cell table:number-columns-repeated="188"/>
        </table:table-row>
        <table:table-row table:style-name="ro3">
          <table:table-cell office:value-type="string">
            <text:p>Thruster Coefficient Dialog</text:p>
          </table:table-cell>
          <table:table-cell table:number-columns-repeated="2"/>
          <table:table-cell office:value-type="string">
            <text:p>DEFERRED</text:p>
          </table:table-cell>
          <table:table-cell table:style-name="ce25" table:number-columns-repeated="62"/>
          <table:table-cell table:style-name="ce25" table:formula="oooc:=IF((COUNTA([.E66:.BN66])&gt;0)                                                            OR                                                            ( [.D66]=&quot;DEFERRED&quot;);1;0)" office:value-type="float" office:value="1">
            <text:p>1</text:p>
          </table:table-cell>
          <table:table-cell table:formula="oooc:=[.BP65]+1" office:value-type="float" office:value="58">
            <text:p>58</text:p>
          </table:table-cell>
          <table:table-cell table:number-columns-repeated="188"/>
        </table:table-row>
        <table:table-row table:style-name="ro3">
          <table:table-cell office:value-type="string">
            <text:p>Thruster Config Panel</text:p>
          </table:table-cell>
          <table:table-cell table:number-columns-repeated="2"/>
          <table:table-cell office:value-type="string">
            <text:p>DEFERRED</text:p>
          </table:table-cell>
          <table:table-cell table:style-name="ce43" table:number-columns-repeated="34"/>
          <table:table-cell table:style-name="ce43" office:value-type="string">
            <text:p>X</text:p>
          </table:table-cell>
          <table:table-cell table:style-name="ce43" table:number-columns-repeated="27"/>
          <table:table-cell table:style-name="ce25" table:formula="oooc:=IF((COUNTA([.E67:.BN67])&gt;0)                                                            OR                                                            ( [.D67]=&quot;DEFERRED&quot;);1;0)" office:value-type="float" office:value="1">
            <text:p>1</text:p>
          </table:table-cell>
          <table:table-cell table:formula="oooc:=[.BP66]+1" office:value-type="float" office:value="59">
            <text:p>59</text:p>
          </table:table-cell>
          <table:table-cell table:style-name="ce40" table:number-columns-repeated="188"/>
        </table:table-row>
        <table:table-row table:style-name="ro3">
          <table:table-cell office:value-type="string">
            <text:p>Universe Panel</text:p>
          </table:table-cell>
          <table:table-cell table:number-columns-repeated="2"/>
          <table:table-cell/>
          <table:table-cell table:style-name="ce43" table:number-columns-repeated="62"/>
          <table:table-cell table:style-name="ce25" table:formula="oooc:=IF((COUNTA([.E68:.BN68])&gt;0)                                                            OR                                                            ( [.D68]=&quot;DEFERRED&quot;);1;0)" office:value-type="float" office:value="0">
            <text:p>0</text:p>
          </table:table-cell>
          <table:table-cell table:formula="oooc:=[.BP67]+1" office:value-type="float" office:value="60">
            <text:p>60</text:p>
          </table:table-cell>
          <table:table-cell table:style-name="ce40" table:number-columns-repeated="188"/>
        </table:table-row>
        <table:table-row table:style-name="ro3">
          <table:table-cell office:value-type="string">
            <text:p>Variable Panel</text:p>
          </table:table-cell>
          <table:table-cell table:number-columns-repeated="2"/>
          <table:table-cell/>
          <table:table-cell table:style-name="ce43" table:number-columns-repeated="35"/>
          <table:table-cell table:style-name="ce43" office:value-type="string">
            <text:p>X</text:p>
          </table:table-cell>
          <table:table-cell table:style-name="ce43" table:number-columns-repeated="26"/>
          <table:table-cell table:style-name="ce25" table:formula="oooc:=IF((COUNTA([.E69:.BN69])&gt;0)                                                            OR                                                            ( [.D69]=&quot;DEFERRED&quot;);1;0)" office:value-type="float" office:value="1">
            <text:p>1</text:p>
          </table:table-cell>
          <table:table-cell table:formula="oooc:=[.BP68]+1" office:value-type="float" office:value="61">
            <text:p>61</text:p>
          </table:table-cell>
          <table:table-cell table:style-name="ce40" table:number-columns-repeated="188"/>
        </table:table-row>
        <table:table-row table:style-name="ro3">
          <table:table-cell office:value-type="string">
            <text:p>XY Plot Setup Panel</text:p>
          </table:table-cell>
          <table:table-cell table:number-columns-repeated="2"/>
          <table:table-cell/>
          <table:table-cell table:style-name="ce43" table:number-columns-repeated="36"/>
          <table:table-cell table:style-name="ce43" office:value-type="string">
            <text:p>X</text:p>
          </table:table-cell>
          <table:table-cell table:style-name="ce43" table:number-columns-repeated="25"/>
          <table:table-cell table:style-name="ce25" table:formula="oooc:=IF((COUNTA([.E70:.BN70])&gt;0)                                                            OR                                                            ( [.D70]=&quot;DEFERRED&quot;);1;0)" office:value-type="float" office:value="1">
            <text:p>1</text:p>
          </table:table-cell>
          <table:table-cell table:formula="oooc:=[.BP69]+1" office:value-type="float" office:value="62">
            <text:p>62</text:p>
          </table:table-cell>
          <table:table-cell table:style-name="ce40" table:number-columns-repeated="188"/>
        </table:table-row>
        <table:table-row table:style-name="ro3">
          <table:table-cell table:style-name="ce38" office:value-type="string">
            <text:p>Command Panels</text:p>
          </table:table-cell>
          <table:table-cell table:style-name="ce41" table:number-columns-repeated="3"/>
          <table:table-cell table:style-name="ce42" table:number-columns-repeated="64"/>
          <table:table-cell table:style-name="ce41" table:number-columns-repeated="188"/>
        </table:table-row>
        <table:table-row table:style-name="ro3">
          <table:table-cell table:style-name="ce40" office:value-type="string">
            <text:p>Show Summary Dialog</text:p>
          </table:table-cell>
          <table:table-cell table:style-name="ce40" table:number-columns-repeated="2"/>
          <table:table-cell table:style-name="ce40"/>
          <table:table-cell table:style-name="ce43" table:number-columns-repeated="62"/>
          <table:table-cell table:style-name="ce25" table:formula="oooc:=IF((COUNTA([.E72:.BN72])&gt;0)                                                            OR                                                            ( [.D72]=&quot;DEFERRED&quot;);1;0)" office:value-type="float" office:value="0">
            <text:p>0</text:p>
          </table:table-cell>
          <table:table-cell table:formula="oooc:=[.BP70]+1" office:value-type="float" office:value="63">
            <text:p>63</text:p>
          </table:table-cell>
          <table:table-cell table:number-columns-repeated="188"/>
        </table:table-row>
        <table:table-row table:style-name="ro3">
          <table:table-cell office:value-type="string">
            <text:p>Achieve Panel</text:p>
          </table:table-cell>
          <table:table-cell table:number-columns-repeated="2"/>
          <table:table-cell/>
          <table:table-cell table:style-name="ce25" table:number-columns-repeated="37"/>
          <table:table-cell table:style-name="ce25" office:value-type="string">
            <text:p>X</text:p>
          </table:table-cell>
          <table:table-cell table:style-name="ce25" table:number-columns-repeated="24"/>
          <table:table-cell table:style-name="ce25" table:formula="oooc:=IF((COUNTA([.E73:.BN73])&gt;0)                                                            OR                                                            ( [.D73]=&quot;DEFERRED&quot;);1;0)" office:value-type="float" office:value="1">
            <text:p>1</text:p>
          </table:table-cell>
          <table:table-cell table:formula="oooc:=[.BP72]+1" office:value-type="float" office:value="64">
            <text:p>64</text:p>
          </table:table-cell>
          <table:table-cell table:number-columns-repeated="188"/>
        </table:table-row>
        <table:table-row table:style-name="ro3">
          <table:table-cell office:value-type="string">
            <text:p>Assignment Panel</text:p>
          </table:table-cell>
          <table:table-cell table:number-columns-repeated="2"/>
          <table:table-cell/>
          <table:table-cell table:style-name="ce25" table:number-columns-repeated="42"/>
          <table:table-cell table:style-name="ce25" office:value-type="string">
            <text:p>X</text:p>
          </table:table-cell>
          <table:table-cell table:style-name="ce25" table:number-columns-repeated="19"/>
          <table:table-cell table:style-name="ce25" table:formula="oooc:=IF((COUNTA([.E74:.BN74])&gt;0)                                                            OR                                                            ( [.D74]=&quot;DEFERRED&quot;);1;0)" office:value-type="float" office:value="1">
            <text:p>1</text:p>
          </table:table-cell>
          <table:table-cell table:formula="oooc:=[.BP73]+1" office:value-type="float" office:value="65">
            <text:p>65</text:p>
          </table:table-cell>
          <table:table-cell table:number-columns-repeated="188"/>
        </table:table-row>
        <table:table-row table:style-name="ro3">
          <table:table-cell office:value-type="string">
            <text:p>Begin Finite Burn Panel</text:p>
          </table:table-cell>
          <table:table-cell table:number-columns-repeated="2"/>
          <table:table-cell/>
          <table:table-cell table:style-name="ce25" table:number-columns-repeated="38"/>
          <table:table-cell table:style-name="ce25" office:value-type="string">
            <text:p>X</text:p>
          </table:table-cell>
          <table:table-cell table:style-name="ce25" table:number-columns-repeated="23"/>
          <table:table-cell table:style-name="ce25" table:formula="oooc:=IF((COUNTA([.E75:.BN75])&gt;0)                                                            OR                                                            ( [.D75]=&quot;DEFERRED&quot;);1;0)" office:value-type="float" office:value="1">
            <text:p>1</text:p>
          </table:table-cell>
          <table:table-cell table:formula="oooc:=[.BP74]+1" office:value-type="float" office:value="66">
            <text:p>66</text:p>
          </table:table-cell>
          <table:table-cell table:number-columns-repeated="188"/>
        </table:table-row>
        <table:table-row table:style-name="ro3">
          <table:table-cell office:value-type="string">
            <text:p>Call Function Panel</text:p>
          </table:table-cell>
          <table:table-cell table:number-columns-repeated="2"/>
          <table:table-cell/>
          <table:table-cell table:style-name="ce25" table:number-columns-repeated="39"/>
          <table:table-cell table:style-name="ce25" office:value-type="string">
            <text:p>X</text:p>
          </table:table-cell>
          <table:table-cell table:style-name="ce25" table:number-columns-repeated="22"/>
          <table:table-cell table:style-name="ce25" table:formula="oooc:=IF((COUNTA([.E76:.BN76])&gt;0)                                                            OR                                                            ( [.D76]=&quot;DEFERRED&quot;);1;0)" office:value-type="float" office:value="1">
            <text:p>1</text:p>
          </table:table-cell>
          <table:table-cell table:formula="oooc:=[.BP75]+1" office:value-type="float" office:value="67">
            <text:p>67</text:p>
          </table:table-cell>
          <table:table-cell table:number-columns-repeated="188"/>
        </table:table-row>
        <table:table-row table:style-name="ro3">
          <table:table-cell office:value-type="string">
            <text:p>Do While Panel</text:p>
          </table:table-cell>
          <table:table-cell office:value-type="string">
            <text:p>???</text:p>
          </table:table-cell>
          <table:table-cell/>
          <table:table-cell office:value-type="string">
            <text:p>DEFERRED</text:p>
          </table:table-cell>
          <table:table-cell table:style-name="ce25" table:number-columns-repeated="62"/>
          <table:table-cell table:style-name="ce25" table:formula="oooc:=IF((COUNTA([.E77:.BN77])&gt;0)                                                            OR                                                            ( [.D77]=&quot;DEFERRED&quot;);1;0)" office:value-type="float" office:value="1">
            <text:p>1</text:p>
          </table:table-cell>
          <table:table-cell table:formula="oooc:=[.BP76]+1" office:value-type="float" office:value="68">
            <text:p>68</text:p>
          </table:table-cell>
          <table:table-cell table:number-columns-repeated="188"/>
        </table:table-row>
        <table:table-row table:style-name="ro3">
          <table:table-cell office:value-type="string">
            <text:p>End Finite Burn Panel</text:p>
          </table:table-cell>
          <table:table-cell table:number-columns-repeated="2"/>
          <table:table-cell/>
          <table:table-cell table:style-name="ce25" table:number-columns-repeated="40"/>
          <table:table-cell table:style-name="ce25" office:value-type="string">
            <text:p>X</text:p>
          </table:table-cell>
          <table:table-cell table:style-name="ce25" table:number-columns-repeated="21"/>
          <table:table-cell table:style-name="ce25" table:formula="oooc:=IF((COUNTA([.E78:.BN78])&gt;0)                                                            OR                                                            ( [.D78]=&quot;DEFERRED&quot;);1;0)" office:value-type="float" office:value="1">
            <text:p>1</text:p>
          </table:table-cell>
          <table:table-cell table:formula="oooc:=[.BP77]+1" office:value-type="float" office:value="69">
            <text:p>69</text:p>
          </table:table-cell>
          <table:table-cell table:number-columns-repeated="188"/>
        </table:table-row>
        <table:table-row table:style-name="ro3">
          <table:table-cell office:value-type="string">
            <text:p>For Dialog</text:p>
          </table:table-cell>
          <table:table-cell table:number-columns-repeated="2"/>
          <table:table-cell/>
          <table:table-cell table:style-name="ce25" table:number-columns-repeated="62"/>
          <table:table-cell table:style-name="ce25" table:formula="oooc:=IF((COUNTA([.E79:.BN79])&gt;0)                                                            OR                                                            ( [.D79]=&quot;DEFERRED&quot;);1;0)" office:value-type="float" office:value="0">
            <text:p>0</text:p>
          </table:table-cell>
          <table:table-cell table:formula="oooc:=[.BP78]+1" office:value-type="float" office:value="70">
            <text:p>70</text:p>
          </table:table-cell>
          <table:table-cell table:number-columns-repeated="188"/>
        </table:table-row>
        <table:table-row table:style-name="ro3">
          <table:table-cell table:style-name="ce40" office:value-type="string">
            <text:p>For Panel</text:p>
          </table:table-cell>
          <table:table-cell table:number-columns-repeated="2"/>
          <table:table-cell/>
          <table:table-cell table:style-name="ce25" table:number-columns-repeated="41"/>
          <table:table-cell table:style-name="ce25" office:value-type="string">
            <text:p>X</text:p>
          </table:table-cell>
          <table:table-cell table:style-name="ce25" table:number-columns-repeated="20"/>
          <table:table-cell table:style-name="ce25" table:formula="oooc:=IF((COUNTA([.E80:.BN80])&gt;0)                                                            OR                                                            ( [.D80]=&quot;DEFERRED&quot;);1;0)" office:value-type="float" office:value="1">
            <text:p>1</text:p>
          </table:table-cell>
          <table:table-cell table:formula="oooc:=[.BP79]+1" office:value-type="float" office:value="71">
            <text:p>71</text:p>
          </table:table-cell>
          <table:table-cell table:number-columns-repeated="188"/>
        </table:table-row>
        <table:table-row table:style-name="ro3">
          <table:table-cell table:style-name="ce40" office:value-type="string">
            <text:p>If Panel</text:p>
          </table:table-cell>
          <table:table-cell table:number-columns-repeated="2"/>
          <table:table-cell/>
          <table:table-cell table:style-name="ce25" table:number-columns-repeated="43"/>
          <table:table-cell table:style-name="ce25" office:value-type="string">
            <text:p>X</text:p>
          </table:table-cell>
          <table:table-cell table:style-name="ce25" table:number-columns-repeated="18"/>
          <table:table-cell table:style-name="ce25" table:formula="oooc:=IF((COUNTA([.E81:.BN81])&gt;0)                                                            OR                                                            ( [.D81]=&quot;DEFERRED&quot;);1;0)" office:value-type="float" office:value="1">
            <text:p>1</text:p>
          </table:table-cell>
          <table:table-cell table:formula="oooc:=[.BP80]+1" office:value-type="float" office:value="72">
            <text:p>72</text:p>
          </table:table-cell>
          <table:table-cell table:number-columns-repeated="188"/>
        </table:table-row>
        <table:table-row table:style-name="ro3">
          <table:table-cell office:value-type="string">
            <text:p>Maneuver Panel</text:p>
          </table:table-cell>
          <table:table-cell table:number-columns-repeated="2"/>
          <table:table-cell/>
          <table:table-cell table:style-name="ce25" table:number-columns-repeated="44"/>
          <table:table-cell table:style-name="ce25" office:value-type="string">
            <text:p>X</text:p>
          </table:table-cell>
          <table:table-cell table:style-name="ce25" table:number-columns-repeated="17"/>
          <table:table-cell table:style-name="ce25" table:formula="oooc:=IF((COUNTA([.E82:.BN82])&gt;0)                                                            OR                                                            ( [.D82]=&quot;DEFERRED&quot;);1;0)" office:value-type="float" office:value="1">
            <text:p>1</text:p>
          </table:table-cell>
          <table:table-cell table:formula="oooc:=[.BP81]+1" office:value-type="float" office:value="73">
            <text:p>73</text:p>
          </table:table-cell>
          <table:table-cell table:number-columns-repeated="188"/>
        </table:table-row>
        <table:table-row table:style-name="ro3">
          <table:table-cell office:value-type="string">
            <text:p>Minimize Panel</text:p>
          </table:table-cell>
          <table:table-cell table:number-columns-repeated="2"/>
          <table:table-cell/>
          <table:table-cell table:style-name="ce25" table:number-columns-repeated="45"/>
          <table:table-cell table:style-name="ce25" office:value-type="string">
            <text:p>X</text:p>
          </table:table-cell>
          <table:table-cell table:style-name="ce25" table:number-columns-repeated="16"/>
          <table:table-cell table:style-name="ce25" table:formula="oooc:=IF((COUNTA([.E83:.BN83])&gt;0)                                                            OR                                                            ( [.D83]=&quot;DEFERRED&quot;);1;0)" office:value-type="float" office:value="1">
            <text:p>1</text:p>
          </table:table-cell>
          <table:table-cell table:formula="oooc:=[.BP82]+1" office:value-type="float" office:value="74">
            <text:p>74</text:p>
          </table:table-cell>
          <table:table-cell table:number-columns-repeated="188"/>
        </table:table-row>
        <table:table-row table:style-name="ro3">
          <table:table-cell office:value-type="string">
            <text:p>NonlinearConstraint Panel</text:p>
          </table:table-cell>
          <table:table-cell table:number-columns-repeated="2"/>
          <table:table-cell/>
          <table:table-cell table:style-name="ce25" table:number-columns-repeated="46"/>
          <table:table-cell table:style-name="ce25" office:value-type="string">
            <text:p>X</text:p>
          </table:table-cell>
          <table:table-cell table:style-name="ce25" table:number-columns-repeated="15"/>
          <table:table-cell table:style-name="ce25" table:formula="oooc:=IF((COUNTA([.E84:.BN84])&gt;0)                                                            OR                                                            ( [.D84]=&quot;DEFERRED&quot;);1;0)" office:value-type="float" office:value="1">
            <text:p>1</text:p>
          </table:table-cell>
          <table:table-cell table:formula="oooc:=[.BP83]+1" office:value-type="float" office:value="75">
            <text:p>75</text:p>
          </table:table-cell>
          <table:table-cell table:number-columns-repeated="188"/>
        </table:table-row>
        <table:table-row table:style-name="ro3">
          <table:table-cell office:value-type="string">
            <text:p>Propagate Panel</text:p>
          </table:table-cell>
          <table:table-cell table:number-columns-repeated="2"/>
          <table:table-cell/>
          <table:table-cell table:style-name="ce25" table:number-columns-repeated="47"/>
          <table:table-cell table:style-name="ce25" office:value-type="string">
            <text:p>X</text:p>
          </table:table-cell>
          <table:table-cell table:style-name="ce25" table:number-columns-repeated="14"/>
          <table:table-cell table:style-name="ce25" table:formula="oooc:=IF((COUNTA([.E85:.BN85])&gt;0)                                                            OR                                                            ( [.D85]=&quot;DEFERRED&quot;);1;0)" office:value-type="float" office:value="1">
            <text:p>1</text:p>
          </table:table-cell>
          <table:table-cell table:formula="oooc:=[.BP84]+1" office:value-type="float" office:value="76">
            <text:p>76</text:p>
          </table:table-cell>
          <table:table-cell table:number-columns-repeated="188"/>
        </table:table-row>
        <table:table-row table:style-name="ro3">
          <table:table-cell office:value-type="string">
            <text:p>Report Panel</text:p>
          </table:table-cell>
          <table:table-cell table:number-columns-repeated="2"/>
          <table:table-cell/>
          <table:table-cell table:style-name="ce25" table:number-columns-repeated="48"/>
          <table:table-cell table:style-name="ce25" office:value-type="string">
            <text:p>X</text:p>
          </table:table-cell>
          <table:table-cell table:style-name="ce25" table:number-columns-repeated="13"/>
          <table:table-cell table:style-name="ce25" table:formula="oooc:=IF((COUNTA([.E86:.BN86])&gt;0)                                                            OR                                                            ( [.D86]=&quot;DEFERRED&quot;);1;0)" office:value-type="float" office:value="1">
            <text:p>1</text:p>
          </table:table-cell>
          <table:table-cell table:formula="oooc:=[.BP85]+1" office:value-type="float" office:value="77">
            <text:p>77</text:p>
          </table:table-cell>
          <table:table-cell table:number-columns-repeated="188"/>
        </table:table-row>
        <table:table-row table:style-name="ro3">
          <table:table-cell office:value-type="string">
            <text:p>Save Panel</text:p>
          </table:table-cell>
          <table:table-cell table:number-columns-repeated="2"/>
          <table:table-cell/>
          <table:table-cell table:style-name="ce25" table:number-columns-repeated="49"/>
          <table:table-cell table:style-name="ce25" office:value-type="string">
            <text:p>X</text:p>
          </table:table-cell>
          <table:table-cell table:style-name="ce25" table:number-columns-repeated="12"/>
          <table:table-cell table:style-name="ce25" table:formula="oooc:=IF((COUNTA([.E87:.BN87])&gt;0)                                                            OR                                                            ( [.D87]=&quot;DEFERRED&quot;);1;0)" office:value-type="float" office:value="1">
            <text:p>1</text:p>
          </table:table-cell>
          <table:table-cell table:formula="oooc:=[.BP86]+1" office:value-type="float" office:value="78">
            <text:p>78</text:p>
          </table:table-cell>
          <table:table-cell table:number-columns-repeated="188"/>
        </table:table-row>
        <table:table-row table:style-name="ro3">
          <table:table-cell office:value-type="string">
            <text:p>Script Event Panel</text:p>
          </table:table-cell>
          <table:table-cell table:number-columns-repeated="2"/>
          <table:table-cell/>
          <table:table-cell table:style-name="ce25" table:number-columns-repeated="50"/>
          <table:table-cell table:style-name="ce25" office:value-type="string">
            <text:p>X</text:p>
          </table:table-cell>
          <table:table-cell table:style-name="ce25" table:number-columns-repeated="11"/>
          <table:table-cell table:style-name="ce25" table:formula="oooc:=IF((COUNTA([.E88:.BN88])&gt;0)                                                            OR                                                            ( [.D88]=&quot;DEFERRED&quot;);1;0)" office:value-type="float" office:value="1">
            <text:p>1</text:p>
          </table:table-cell>
          <table:table-cell table:formula="oooc:=[.BP87]+1" office:value-type="float" office:value="79">
            <text:p>79</text:p>
          </table:table-cell>
          <table:table-cell table:number-columns-repeated="188"/>
        </table:table-row>
        <table:table-row table:style-name="ro3">
          <table:table-cell office:value-type="string">
            <text:p>Target Panel</text:p>
          </table:table-cell>
          <table:table-cell table:number-columns-repeated="2"/>
          <table:table-cell/>
          <table:table-cell table:style-name="ce25" table:number-columns-repeated="51"/>
          <table:table-cell table:style-name="ce25" office:value-type="string">
            <text:p>X</text:p>
          </table:table-cell>
          <table:table-cell table:style-name="ce25" table:number-columns-repeated="10"/>
          <table:table-cell table:style-name="ce25" table:formula="oooc:=IF((COUNTA([.E89:.BN89])&gt;0)                                                            OR                                                            ( [.D89]=&quot;DEFERRED&quot;);1;0)" office:value-type="float" office:value="1">
            <text:p>1</text:p>
          </table:table-cell>
          <table:table-cell table:formula="oooc:=[.BP88]+1" office:value-type="float" office:value="80">
            <text:p>80</text:p>
          </table:table-cell>
          <table:table-cell table:number-columns-repeated="188"/>
        </table:table-row>
        <table:table-row table:style-name="ro3">
          <table:table-cell office:value-type="string">
            <text:p>Toggle Panel</text:p>
          </table:table-cell>
          <table:table-cell table:style-name="ce40" table:number-columns-repeated="2"/>
          <table:table-cell table:style-name="ce40"/>
          <table:table-cell table:style-name="ce43" table:number-columns-repeated="52"/>
          <table:table-cell table:style-name="ce43" office:value-type="string">
            <text:p>X</text:p>
          </table:table-cell>
          <table:table-cell table:style-name="ce43" table:number-columns-repeated="9"/>
          <table:table-cell table:style-name="ce43" table:formula="oooc:=IF((COUNTA([.E90:.BN90])&gt;0)                                                            OR                                                            ( [.D90]=&quot;DEFERRED&quot;);1;0)" office:value-type="float" office:value="1">
            <text:p>1</text:p>
          </table:table-cell>
          <table:table-cell table:style-name="ce43" table:formula="oooc:=[.BP89]+1" office:value-type="float" office:value="81">
            <text:p>81</text:p>
          </table:table-cell>
          <table:table-cell table:style-name="ce40" table:number-columns-repeated="188"/>
        </table:table-row>
        <table:table-row table:style-name="ro3">
          <table:table-cell office:value-type="string">
            <text:p>Vary Panel</text:p>
          </table:table-cell>
          <table:table-cell table:style-name="ce40" table:number-columns-repeated="2"/>
          <table:table-cell table:style-name="ce40"/>
          <table:table-cell table:style-name="ce43" table:number-columns-repeated="53"/>
          <table:table-cell table:style-name="ce43" office:value-type="string">
            <text:p>X</text:p>
          </table:table-cell>
          <table:table-cell table:style-name="ce43" table:number-columns-repeated="8"/>
          <table:table-cell table:style-name="ce43" table:formula="oooc:=IF((COUNTA([.E91:.BN91])&gt;0)                                                            OR                                                            ( [.D91]=&quot;DEFERRED&quot;);1;0)" office:value-type="float" office:value="1">
            <text:p>1</text:p>
          </table:table-cell>
          <table:table-cell table:style-name="ce43" table:formula="oooc:=[.BP90]+1" office:value-type="float" office:value="82">
            <text:p>82</text:p>
          </table:table-cell>
          <table:table-cell table:style-name="ce43" table:number-columns-repeated="175"/>
          <table:table-cell table:style-name="ce40" table:number-columns-repeated="13"/>
        </table:table-row>
        <table:table-row table:style-name="ro3">
          <table:table-cell table:style-name="ce40" office:value-type="string">
            <text:p>While Panel</text:p>
          </table:table-cell>
          <table:table-cell table:style-name="ce40" table:number-columns-repeated="2"/>
          <table:table-cell table:style-name="ce40"/>
          <table:table-cell table:style-name="ce43" table:number-columns-repeated="54"/>
          <table:table-cell table:style-name="ce43" office:value-type="string">
            <text:p>X</text:p>
          </table:table-cell>
          <table:table-cell table:style-name="ce43" table:number-columns-repeated="7"/>
          <table:table-cell table:style-name="ce43" table:formula="oooc:=IF((COUNTA([.E92:.BN92])&gt;0)                                                            OR                                                            ( [.D92]=&quot;DEFERRED&quot;);1;0)" office:value-type="float" office:value="1">
            <text:p>1</text:p>
          </table:table-cell>
          <table:table-cell table:style-name="ce43" table:formula="oooc:=[.BP91]+1" office:value-type="float" office:value="83">
            <text:p>83</text:p>
          </table:table-cell>
          <table:table-cell table:style-name="ce40" table:number-columns-repeated="188"/>
        </table:table-row>
        <table:table-row table:style-name="ro3">
          <table:table-cell table:style-name="ce38" office:value-type="string">
            <text:p>Output Panels</text:p>
          </table:table-cell>
          <table:table-cell table:style-name="ce41" table:number-columns-repeated="3"/>
          <table:table-cell table:style-name="ce42" table:number-columns-repeated="64"/>
          <table:table-cell table:style-name="ce41" table:number-columns-repeated="188"/>
        </table:table-row>
        <table:table-row table:style-name="ro3">
          <table:table-cell office:value-type="string">
            <text:p>Compare Files Dialog</text:p>
          </table:table-cell>
          <table:table-cell table:number-columns-repeated="2"/>
          <table:table-cell/>
          <table:table-cell table:style-name="ce25" table:number-columns-repeated="62"/>
          <table:table-cell table:style-name="ce25" table:formula="oooc:=IF((COUNTA([.E94:.BN94])&gt;0)                                                            OR                                                            ( [.D94]=&quot;DEFERRED&quot;);1;0)" office:value-type="float" office:value="0">
            <text:p>0</text:p>
          </table:table-cell>
          <table:table-cell table:formula="oooc:=[.BP92]+1" office:value-type="float" office:value="84">
            <text:p>84</text:p>
          </table:table-cell>
          <table:table-cell table:number-columns-repeated="188"/>
        </table:table-row>
        <table:table-row table:style-name="ro3">
          <table:table-cell office:value-type="string">
            <text:p>Compare Text Dialog</text:p>
          </table:table-cell>
          <table:table-cell table:number-columns-repeated="2"/>
          <table:table-cell/>
          <table:table-cell table:style-name="ce25" table:number-columns-repeated="62"/>
          <table:table-cell table:style-name="ce25" table:formula="oooc:=IF((COUNTA([.E95:.BN95])&gt;0)                                                            OR                                                            ( [.D95]=&quot;DEFERRED&quot;);1;0)" office:value-type="float" office:value="0">
            <text:p>0</text:p>
          </table:table-cell>
          <table:table-cell table:formula="oooc:=[.BP94]+1" office:value-type="float" office:value="85">
            <text:p>85</text:p>
          </table:table-cell>
          <table:table-cell table:number-columns-repeated="188"/>
        </table:table-row>
        <table:table-row table:style-name="ro3">
          <table:table-cell office:value-type="string">
            <text:p>Compare Report Panel</text:p>
          </table:table-cell>
          <table:table-cell table:number-columns-repeated="2"/>
          <table:table-cell/>
          <table:table-cell table:style-name="ce25" table:number-columns-repeated="62"/>
          <table:table-cell table:style-name="ce25" table:formula="oooc:=IF((COUNTA([.E96:.BN96])&gt;0)                                                            OR                                                            ( [.D96]=&quot;DEFERRED&quot;);1;0)" office:value-type="float" office:value="0">
            <text:p>0</text:p>
          </table:table-cell>
          <table:table-cell table:formula="oooc:=[.BP95]+1" office:value-type="float" office:value="86">
            <text:p>86</text:p>
          </table:table-cell>
          <table:table-cell table:number-columns-repeated="188"/>
        </table:table-row>
        <table:table-row table:style-name="ro3">
          <table:table-cell office:value-type="string">
            <text:p>OpenGL Plot</text:p>
          </table:table-cell>
          <table:table-cell table:number-columns-repeated="2"/>
          <table:table-cell/>
          <table:table-cell table:style-name="ce25" table:number-columns-repeated="62"/>
          <table:table-cell table:style-name="ce25" table:formula="oooc:=IF((COUNTA([.E97:.BN97])&gt;0)                                                            OR                                                            ( [.D97]=&quot;DEFERRED&quot;);1;0)" office:value-type="float" office:value="0">
            <text:p>0</text:p>
          </table:table-cell>
          <table:table-cell table:formula="oooc:=[.BP96]+1" office:value-type="float" office:value="87">
            <text:p>87</text:p>
          </table:table-cell>
          <table:table-cell table:number-columns-repeated="188"/>
        </table:table-row>
        <table:table-row table:style-name="ro3">
          <table:table-cell office:value-type="string">
            <text:p>XY Plot</text:p>
          </table:table-cell>
          <table:table-cell table:number-columns-repeated="2"/>
          <table:table-cell/>
          <table:table-cell table:style-name="ce25" table:number-columns-repeated="62"/>
          <table:table-cell table:style-name="ce25" table:formula="oooc:=IF((COUNTA([.E98:.BN98])&gt;0)                                                            OR                                                            ( [.D98]=&quot;DEFERRED&quot;);1;0)" office:value-type="float" office:value="0">
            <text:p>0</text:p>
          </table:table-cell>
          <table:table-cell table:formula="oooc:=[.BP97]+1" office:value-type="float" office:value="88">
            <text:p>88</text:p>
          </table:table-cell>
          <table:table-cell table:number-columns-repeated="188"/>
        </table:table-row>
        <table:table-row table:style-name="ro3">
          <table:table-cell office:value-type="string">
            <text:p>XY Plot Option Dialog</text:p>
          </table:table-cell>
          <table:table-cell table:number-columns-repeated="2"/>
          <table:table-cell/>
          <table:table-cell table:style-name="ce25" table:number-columns-repeated="62"/>
          <table:table-cell table:style-name="ce25" table:formula="oooc:=IF((COUNTA([.E99:.BN99])&gt;0)                                                            OR                                                            ( [.D99]=&quot;DEFERRED&quot;);1;0)" office:value-type="float" office:value="0">
            <text:p>0</text:p>
          </table:table-cell>
          <table:table-cell table:formula="oooc:=[.BP98]+1" office:value-type="float" office:value="89">
            <text:p>89</text:p>
          </table:table-cell>
          <table:table-cell table:number-columns-repeated="188"/>
        </table:table-row>
        <table:table-row table:style-name="ro3">
          <table:table-cell office:value-type="string">
            <text:p>Report File Panel</text:p>
          </table:table-cell>
          <table:table-cell table:number-columns-repeated="2"/>
          <table:table-cell/>
          <table:table-cell table:style-name="ce25" table:number-columns-repeated="62"/>
          <table:table-cell table:style-name="ce25" table:formula="oooc:=IF((COUNTA([.E100:.BN100])&gt;0)                                                            OR                                                            ( [.D100]=&quot;DEFERRED&quot;);1;0)" office:value-type="float" office:value="0">
            <text:p>0</text:p>
          </table:table-cell>
          <table:table-cell table:formula="oooc:=[.BP99]+1" office:value-type="float" office:value="90">
            <text:p>90</text:p>
          </table:table-cell>
          <table:table-cell table:number-columns-repeated="188"/>
        </table:table-row>
        <table:table-row table:style-name="ro3" table:number-rows-repeated="2">
          <table:table-cell table:number-columns-repeated="4"/>
          <table:table-cell table:style-name="ce25" table:number-columns-repeated="63"/>
          <table:table-cell table:number-columns-repeated="189"/>
        </table:table-row>
        <table:table-row table:style-name="ro3">
          <table:table-cell table:number-columns-repeated="4"/>
          <table:table-cell table:style-name="ce25" table:number-columns-repeated="62"/>
          <table:table-cell table:style-name="ce25" table:formula="oooc:=SUM([.BO7:.BO102])" office:value-type="float" office:value="56">
            <text:p>56</text:p>
          </table:table-cell>
          <table:table-cell table:formula="oooc:=COUNTA([.BO7:.BO102])" office:value-type="float" office:value="90">
            <text:p>90</text:p>
          </table:table-cell>
          <table:table-cell table:number-columns-repeated="188"/>
        </table:table-row>
        <table:table-row table:style-name="ro3" table:number-rows-repeated="65432">
          <table:table-cell table:number-columns-repeated="256"/>
        </table:table-row>
        <table:table-row table:style-name="ro3">
          <table:table-cell table:number-columns-repeated="256"/>
        </table:table-row>
      </table:table>
      <table:named-expressions>
        <table:named-range table:name="ScriptTestCaseCount" table:base-cell-address="$ScriptTestCases.$B$59" table:cell-range-address="$ScriptTestCases.$B$85"/>
        <table:named-range table:name="GuiTestCaseCount" table:base-cell-address="$GUITestCases.$B$11" table:cell-range-address="$GUITestCases.$B$18"/>
        <table:named-range table:name="ResourceCoverageLabel" table:base-cell-address="$Resources.$BF$6" table:cell-range-address="$Resources.$CG$6"/>
        <table:named-range table:name="ParameterCoverageLabel" table:base-cell-address="$Parameters.$BD$6" table:cell-range-address="$Parameters.$CG$6"/>
        <table:named-range table:name="CommandCoverageLabel" table:base-cell-address="$Commands.$BD$6" table:cell-range-address="$Commands.$CG$6"/>
        <table:named-range table:name="MiscCoverageLabel" table:base-cell-address="$Miscellaneous.$BD$6" table:cell-range-address="$Miscellaneous.$CG$6"/>
        <table:named-range table:name="GuiCoverageLabel" table:base-cell-address="$GUI.$K$6" table:cell-range-address="$GUI.$R$6"/>
      </table:named-expressions>
      <table:database-ranges>
        <table:database-range table:target-range-address="Parameters.A7:Parameters.CH9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07">
      <number:number number:decimal-places="3" number:min-integer-digits="1"/>
      <number:text>%</number:text>
    </number:percentage-style>
    <number:number-style style:name="N108">
      <number:number number:decimal-places="12" number:min-integer-digits="1"/>
    </number:number-style>
    <number:percentage-style style:name="N109">
      <number:number number:decimal-places="12"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8.5in" fo:page-height="11in" style:num-format="1" style:print-orientation="portrait" style:shadow="none" fo:background-color="transparent" style:scale-to-X="1" style:scale-to-Y="3"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27">02/27/2007</text:date>, <text:time>16:2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9-11T18:57:05</meta:creation-date>
    <dc:date>2007-02-27T16:21:44</dc:date>
    <meta:print-date>2007-02-27T12:53:13</meta:print-date>
    <dc:language>en-US</dc:language>
    <meta:editing-cycles>345</meta:editing-cycles>
    <meta:editing-duration>P4DT1H8M30S</meta:editing-duration>
    <meta:user-defined meta:name="Info 1"/>
    <meta:user-defined meta:name="Info 2"/>
    <meta:user-defined meta:name="Info 3"/>
    <meta:user-defined meta:name="Info 4"/>
    <meta:document-statistic meta:table-count="8" meta:cell-count="5805" meta:object-count="9"/>
  </office:meta>
</office:document-meta>
</file>

<file path=Basic/Standard/NewScriptTestcase.xml><?xml version="1.0" encoding="utf-8"?>
<!DOCTYPE module  PUBLIC '-//OpenOffice.org//DTD OfficeDocument 1.0//EN'  'module.dtd'>
<script:module xmlns:script="http://openoffice.org/2000/script" script:name="NewScriptTestcase" script:language="StarBasic">REM  *****  BASIC  *****

dim keyName as string
dim keyDesc as string
dim keydetail as string
dim result as integer

Sub CreateComponent
	CreateElement("Resource")	
end sub

Sub CreateParameter
	CreateElement("Parameter")	
end sub

Sub CreateCommand
	CreateElement("Command")	
end sub

Sub CreateOther
	CreateElement("Other")	
end sub

Sub CreateGuiElement
	CreateElement("Panel")	
end sub

Sub  CreateElement(elementType as string)
    dim eldDesc as Object
    dim eld as Object
    dim eldModel as Object

	keyName = ""
	keyDesc = ""
	keydetail = ""
    
    DialogLibraries.LoadLibrary("Standard")
    eldDesc  = DialogLibraries.Standard.NewElementDialog
    eld      = CreateUnoDialog(eldDesc)
    eldModel = eld.Model
   
    eldModel.ElementTypeComboBox.Text = elementType
    eldModel.ElementName.Text = "&lt;New" + elementType + "&gt;" 
    result = eld.Execute()

    if result = 1 then
		dim activeSheet as Object 
	    dim elementPage as string
	    dim cellId as string
    	dim start as integer
    	dim count as integer
    	dim i as integer
    	
    	elementPage = GetPageName(elementType)
        keyName = eldModel.ElementName.Text

        activeSheet = ThisComponent.Sheets.getByName(elementPage)
       	ThisComponent.CurrentController.setActiveSheet(activeSheet)

        start = GetInsertionPoint(activeSheet)
        count = eldModel.lineCount.Value

       	for i = 1 to count 
       		InsertRow(activeSheet, start + i)
       		if i = 1 then
	       		cellId = "A" + (start + i + 1)
       			activeSheet.getCellRangeByName(cellId).String = keyName
       		endif
       	next

        activeSheet = ThisComponent.Sheets.getByName("Summary")
       	ThisComponent.CurrentController.setActiveSheet(activeSheet)
    endif
    
    eld.Dispose()
End Sub

function GetPageName(elementType as string) as string
	GetPageName = "GUI"
	
	if elementType = "Resource" then
		GetPageName = "Resources"
	endif
	
	if elementType = "Parameter" then
		GetPageName = "Parameters"
	endif

	if elementType = "Command" then
		GetPageName = "Commandss"
	endif

	if elementType = "Other" then
		GetPageName = "Miscellaneous"
	endif
End Function

function GetInsertionPoint(page as object) as Integer
	GetInsertionPoint = 0
end function

Sub  CreateScriptTestcase
	CreateTestcase
	if result = 1 then
		dim activeSheet as Object 
        dim scriptCount
        dim refLocation
        dim cellAddress
        dim newRow
        dim rowNum
        dim newCol
        dim colLetter
        dim prevLetter
        dim tempCell as Object
        
        activeSheet = ThisComponent.Sheets.getByName("ScriptTestCases")
       	ThisComponent.CurrentController.setActiveSheet(activeSheet)

       	' Select the cell used to count the test cases, and add a row above it
       	cellAddress = addressOf(activeSheet, "ScriptTestCaseCount")
       	newRow = cellAddress.Row-2
		rowNum = newRow + 1
       	InsertRow(activeSheet, newRow)
       	' Put in the data
       	tempCell = activeSheet.GetCellByPosition(0, newRow)
       	tempCell.SetFormula("=A" + newRow + "+1")
       	tempCell = activeSheet.GetCellByPosition(1, newRow)
       	tempCell.SetString(keyName)
       	tempCell = activeSheet.GetCellByPosition(2, newRow)
       	tempCell.SetString(keyDesc)
       	tempCell = activeSheet.GetCellByPosition(3, newRow)
       	tempCell.SetString(keydetail)
       	tempCell = activeSheet.GetCellByPosition(4, newRow)
       	tempCell.SetString("Not started")
       	tempCell = activeSheet.GetCellByPosition(7, newRow)
       	tempCell.SetFormula("=IF(E" + rowNum + "=""Started"";1;IF(E" + rowNum + "=""Written"";2;IF(E" + rowNum + "=""Complete"";3;0)))")
       	
       	' Update the related pages by inserting a column for the new test case
       	activeSheet = ThisComponent.Sheets.getByName("Resources")
        ThisComponent.CurrentController.setActiveSheet(activeSheet)
        cellAddress = addressOf(activeSheet, "Resource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ScriptTestCases.$B$5;"+prevLetter+"5;0;1)&lt;&gt;"""";OFFSET($ScriptTestCases.$B$5;"+prevLetter+"5;0;1);"""")")
        
        activeSheet = ThisComponent.Sheets.getByName("Parameters")
        ThisComponent.CurrentController.setActiveSheet(activeSheet)
        cellAddress = addressOf(activeSheet, "Parameter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ScriptTestCases.$B$5;"+prevLetter+"5;0;1)&lt;&gt;"""";OFFSET($ScriptTestCases.$B$5;"+prevLetter+"5;0;1);"""")")
        
        activeSheet = ThisComponent.Sheets.getByName("Commands")
        ThisComponent.CurrentController.setActiveSheet(activeSheet)
        cellAddress = addressOf(activeSheet, "Command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ScriptTestCases.$B$5;"+prevLetter+"5;0;1)&lt;&gt;"""";OFFSET($ScriptTestCases.$B$5;"+prevLetter+"5;0;1);"""")")
        
        activeSheet = ThisComponent.Sheets.getByName("Miscellaneous")
        ThisComponent.CurrentController.setActiveSheet(activeSheet)
        cellAddress = addressOf(activeSheet, "Misc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ScriptTestCases.$B$5;"+prevLetter+"5;0;1)&lt;&gt;"""";OFFSET($ScriptTestCases.$B$5;"+prevLetter+"5;0;1);"""")")
        
        activeSheet = ThisComponent.Sheets.getByName("Summary")
       	ThisComponent.CurrentController.setActiveSheet(activeSheet)
	endif
End Sub


Sub CreateGuiTestcase
	CreateTestcase
	if result = 1 then
		dim activeSheet as Object 
       
        activeSheet = ThisComponent.Sheets.getByName("GUITestCases")
       	ThisComponent.CurrentController.setActiveSheet(activeSheet)

       	' Select the cell used to count the test cases, and add a row above it
       	cellAddress = addressOf(activeSheet, "GuiTestCaseCount")
       	newRow = cellAddress.Row-2
		rowNum = newRow + 1
       	InsertRow(activeSheet, newRow)
       	' Put in the data
       	tempCell = activeSheet.GetCellByPosition(0, newRow)
       	tempCell.SetFormula("=A" + newRow + "+1")
       	tempCell = activeSheet.GetCellByPosition(1, newRow)
       	tempCell.SetString(keyName)
       	tempCell = activeSheet.GetCellByPosition(2, newRow)
       	tempCell.SetString(keyDesc)
       	tempCell = activeSheet.GetCellByPosition(3, newRow)
       	tempCell.SetString(keydetail)
       	tempCell = activeSheet.GetCellByPosition(4, newRow)
       	tempCell.SetString("Not started")
       	tempCell = activeSheet.GetCellByPosition(7, newRow)
       	tempCell.SetFormula("=IF(E" + rowNum + "=""Started"";1;IF(E" + rowNum + "=""Written"";2;IF(E" + rowNum + "=""Complete"";3;0)))")
       	
        activeSheet = ThisComponent.Sheets.getByName("GUI")
        ThisComponent.CurrentController.setActiveSheet(activeSheet)
        cellAddress = addressOf(activeSheet, "GuiCoverageLabel")
        newCol = cellAddress.Column - 2
        colLetter = ColumnNumberToString(newCol)
        prevLetter = ColumnNumberToString(newCol-1)
        InsertColumn(activeSheet, newCol)
       	tempCell = activeSheet.GetCellByPosition(newCol, 4)
		tempCell.SetFormula("=" + prevLetter + "5+1")
       	tempCell = activeSheet.GetCellByPosition(newCol, 5)
		tempCell.SetFormula("=IF(OFFSET($GUITestCases.$B$5;"+prevLetter+"5;0;1)&lt;&gt;"""";OFFSET($GUITestCases.$B$5;"+prevLetter+"5;0;1);"""")")
        
        activeSheet = ThisComponent.Sheets.getByName("Summary")
       	ThisComponent.CurrentController.setActiveSheet(activeSheet)
	endif
End Sub


Sub  CreateTestcase
    dim scdDesc as Object
    dim scd as Object
    dim scdModel as Object

	keyName = ""
	keyDesc = ""
	keydetail = ""
    
    DialogLibraries.LoadLibrary("Standard")
    scdDesc  = DialogLibraries.Standard.NewTestcaseDialog
    scd      = CreateUnoDialog(scdDesc)
    scdModel = scd.Model
    
    result = scd.Execute()

    if result = 1 then
       	keyName = scdModel.TestCase.Text
       	keyDesc = scdModel.Description.Text
       	if scdModel.WeeklyCheckBox.State = 1 then
    		keydetail = "Weekly"
       	else 
       		if scdModel.MonthlyCheckBox.State = 1 then
    			keydetail = "Monthly"
       		else 
    			keydetail = "System Test"
	    	endif
    	endif
    endif
    
    scd.Dispose()
End Sub


Function FindPageIndex(pageName as string) as Integer
	dim i as integer
	
	for i = 0 to ThisComponent.Sheets.Count - 1
		if ThisComponent.Sheets.GetByIndex(i).Name = pageName then
			FindPageIndex = i
			exit function
		endif
	next i
	
	FindPageIndex = -1
End Function

sub BuildScriptTestSheet()
	BuildTestSheet("Script")
end sub

sub BuildGuiTestSheet()
	BuildTestSheet("GUI")
end sub

sub BuildTestSheet(testType as string)
	Dim pageName as string
	Dim activeSheet
	
	pageName = ""
	if testType = "Script" then
		pageName = "ScriptTestTracker"
	endif
	if testType = "GUI" then
		pageName = "GuiTestTracker"
	endif
	
	if testType = "" then
		MsgBox "Error: Unknown test tracker type", 16, "ERROR!"
		return
	endif
	
	InsertPage(pageName)
	FlipToSheet(pageName)
	
	SetTestsheetHeaderInfo(testType)
	FillTestCaseList(testType)
	
	' Save and delete the page
	if MsgBox("Save this test tracking worksheet?", 17, "Tracker Sheet") = 1 then
		ThisComponent.getCurrentController.select(ThisComponent.getSheets().getByName(pageName))
		firstDoc = ThisComponent
		dispatchURL(firstDoc,".uno:SelectAll")
		dispatchURL(firstDoc,".uno:Copy")
		secondDoc = StarDesktop.loadComponentFromURL("private:factory/scalc", "_blank",0,dimArray())
'		secondDoc.getSheets().insertNewByName(pageName,0)
'		selectSheetByName(secondDoc,pageName)
		dispatchURL(secondDoc,".uno:Paste")
	endif
    ThisComponent.Sheets.removeByName(pageName)
	
    activeSheet = ThisComponent.Sheets.getByName("Summary")
  	ThisComponent.CurrentController.setActiveSheet(activeSheet)
end sub

sub InsertPage(pageName as string)
	if FindPageIndex(pageName) = -1 then
		Dim newSheet as Object
		Dim osheets
		osheets = ThisComponent.Sheets
		osheets.InsertNewByName(pageName, osheets.getCount())
	endif
end sub

sub FlipToSheet(pageName as string)
	if FindPageIndex(pageName) &lt;&gt; -1 then
		Dim activeSheet as Object
		
        activeSheet = ThisComponent.Sheets.getByName(pageName)
       	ThisComponent.CurrentController.setActiveSheet(activeSheet)
	endif
end sub

sub SetTestsheetHeaderInfo(testType as string)
	Dim testSheet as Object
	Dim formatSheet as Object
	Dim cell as Object
	Dim oCol
	
    formatSheet = ThisComponent.Sheets.getByName("Summary")
	testSheet = ThisComponent.CurrentController.ActiveSheet
    
  	oCol = testSheet.getColumns().getByIndex(0)
  	oCol.OptimalWidth = False
  	oCol.Width = oCol.Width / 3

  	oCol = testSheet.getColumns().getByIndex(1)
  	oCol.OptimalWidth = False
  	oCol.Width = oCol.Width * 4

  	oCol = testSheet.getColumns().getByIndex(5)
  	oCol.OptimalWidth = False
  	oCol.Width = oCol.Width * 3

'	cell = testSheet.getCellRangeByName("A1")
'	cell.Font.Size = 18
	
	testSheet.getCellRangeByName("A1").String = "GMAT System Test"
	ThisComponent.CurrentController.Select(testSheet.getCellRangeByName("A1"))
	With ThisComponent.CurrentSelection
		.CharHeight = 18
		.CharWeight = 150
	End With


	testSheet.getCellRangeByName("A2").String = testType + " Test Tracking Worksheet"
	ThisComponent.CurrentController.Select(testSheet.getCellRangeByName("A2"))
	With ThisComponent.CurrentSelection
		.CharHeight = 14
		.CharPosture = 2
	End With

	testSheet.getCellRangeByName("C2").SetValue(DateValue(Now()))
	Dim aLocale as New com.sun.star.lang.Locale
	Dim oFormats
	oFormats = ThisComponent.NumberFormats
	testSheet.getCellRangeByName("C2").NumberFormat = oFormats.getStandardFormat(_
		com.sun.star.util.NumberFormat.DATE, aLocale)
	ThisComponent.CurrentController.Select(testSheet.getCellRangeByName("C2"))
	With ThisComponent.CurrentSelection
		.CharHeight = 10
		.CharPosture = 2
	End With
	
	testSheet.getCellRangeByName("A4").String = "Test Progress"
	ThisComponent.CurrentController.Select(testSheet.getCellRangeByName("A4"))
	With ThisComponent.CurrentSelection
		.CharHeight = 12
		.CharWeight = 150
	End With
	testSheet.getCellRangeByName("B5").String = "Test Cases Defined:"
	testSheet.getCellRangeByName("C5").SetFormula("= CountA(B16:B4096)")

	testSheet.getCellRangeByName("B6").String = "Test Cases Run:"
	testSheet.getCellRangeByName("C6").SetFormula("= CountA(D16:D4096)")

	testSheet.getCellRangeByName("B7").String = "Successful Tests:"
	testSheet.getCellRangeByName("C7").SetFormula("=COUNTIF(D16:D55;""Pass"")")
	
	testSheet.getCellRangeByName("B8").String = "Failed Tests:"
	testSheet.getCellRangeByName("C8").SetFormula("=C6-C7")

	testSheet.getCellRangeByName("B9").String = "Success Rate:"
	testSheet.getCellRangeByName("C9").SetFormula("=if(C7&gt;0;C7/C6;0")
'	testSheet.getCellRangeByName("C9").Format("Percent")

	testSheet.getCellRangeByName("B10").String = "Remaining Tests:"
	testSheet.getCellRangeByName("C10").SetFormula("=C5-C6")

	testSheet.getCellRangeByName("A14").String = "Test Case Details"
	ThisComponent.CurrentController.Select(testSheet.getCellRangeByName("A14"))
	With ThisComponent.CurrentSelection
		.CharHeight = 12
		.CharWeight = 150
	End With
	testSheet.getCellRangeByName("B15").String = "Test Case"
	testSheet.getCellRangeByName("C15").String = "Tester"
	testSheet.getCellRangeByName("D15").String = "Pass/Fail"
	testSheet.getCellRangeByName("E15").String = "Bug ID"
	testSheet.getCellRangeByName("F15").String = "Notes"

	ThisComponent.CurrentController.Select(testSheet.getCellRangeByName("B15:F15"))
	With ThisComponent.CurrentSelection
		.CharColor = 178
		.CharHeight = 11
		.CharWeight = 150
		.CharPosture = 2
	End With

end sub

sub FillTestCaseList(testType as string)
	Dim testSheet as Object
	Dim caseSheet as Object
	Dim ID as Integer
	Dim row as Integer
	Dim targetrow as Integer
	Dim cellid as string
	Dim entry as string
	
	ID = 1
	row = 5
	targetrow = 16

    caseSheet = ThisComponent.Sheets.getByName(testType + "TestCases")
	testSheet = ThisComponent.CurrentController.ActiveSheet

    entry = caseSheet.getCellRangeByName("B5").String
	while entry &lt;&gt; ""
		testSheet.getCellRangeByName("A" + targetrow).Value = ID
		testSheet.getCellRangeByName("B" + targetrow).String = entry
		ID = ID + 1
		row = row + 1
		targetrow = targetrow + 1
		cellid = "B" + row
	    entry = caseSheet.getCellRangeByName(cellid).String
	wend
	
	if targetrow &gt; 16 then
		ThisComponent.CurrentController.Select(testSheet.getCellRangeByName("C16"))
	endif
end sub


'Sub SetText()
'	oCellRange = ThisComponent.CurrentController.ActiveSheet.getCellRangeByName("A1")
'	ThisComponent.CurrentController.Select(oCellRange)
'
'	With ThisComponent.CurrentSelection
'		.CharHeight = 14
'		.CharWeight = 150
'	End With
'End Sub

sub InsertRow(oSheet as Object, index as Integer)
	oSheet.Rows.insertByIndex(index, 1)
end sub

sub InsertColumn(oSheet as Object, index as Integer)
	oSheet.Columns.insertByIndex(index, 1)
end sub

function ColumnNumberToString(byVal col as long) as String
	Dim s$
	do while(col &gt;= 0)
		s$ = Chr(65 + col MOD 26) + s$
		col = col \ 26 - 1
	Loop
	ColumnNumberToString = s$
end function

Function AddressOf(oSheet as Object, oName as string) as Object
    AddressOf = oSheet.getCellRangeByName(oName).GetCellByPosition(0,0).GetCellAddress()
End Function

Sub dispatchURL(document, aURL)
    Dim noProps()
    Dim URL As New com.sun.star.util.URL

    frame = document.getCurrentController().getFrame()
    URL.Complete = aURL
    transf = createUnoService("com.sun.star.util.URLTransformer")
    transf.parseStrict(URL)

    disp = frame.queryDispatch(URL, "", com.sun.star.frame.FrameSearchFlag.SELF _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wScriptTestc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NewElementDialog.xml><?xml version="1.0" encoding="utf-8"?>
<!DOCTYPE window  PUBLIC '-//OpenOffice.org//DTD OfficeDocument 1.0//EN'  'dialog.dtd'>
<dlg:window xmlns:dlg="http://openoffice.org/2000/dialog" xmlns:script="http://openoffice.org/2000/script" dlg:id="NewElementDialog" dlg:left="117" dlg:top="119" dlg:width="163" dlg:height="106" dlg:closeable="true" dlg:moveable="true" dlg:title="New GMAT Element">
  <dlg:bulletinboard>
    <dlg:text dlg:id="Label1" dlg:tab-index="0" dlg:left="6" dlg:top="10" dlg:width="46" dlg:height="11" dlg:value="Element Type:" dlg:align="right"/>
    <dlg:combobox dlg:id="ElementTypeComboBox" dlg:tab-index="1" dlg:left="59" dlg:top="10" dlg:width="80" dlg:height="11" dlg:help-text="Select the type of element" dlg:tabstop="false" dlg:value="Resource" dlg:autocomplete="false" dlg:hide-inactive-selection="false" dlg:spin="true">
      <dlg:menupopup>
        <dlg:menuitem dlg:value="Resource"/>
        <dlg:menuitem dlg:value="Parameter"/>
        <dlg:menuitem dlg:value="Command"/>
        <dlg:menuitem dlg:value="Other"/>
        <dlg:menuitem dlg:value="Panel"/>
        <dlg:menuitem dlg:value="Dialog"/>
        <dlg:menuitem dlg:value="Other GUI"/>
      </dlg:menupopup>
    </dlg:combobox>
    <dlg:text dlg:id="Label2" dlg:tab-index="2" dlg:left="6" dlg:top="33" dlg:width="46" dlg:height="10" dlg:value="Element Name:" dlg:align="right"/>
    <dlg:textfield dlg:id="ElementName" dlg:tab-index="3" dlg:left="59" dlg:top="33" dlg:width="80" dlg:height="10"/>
    <dlg:text dlg:id="Label3" dlg:tab-index="5" dlg:left="6" dlg:top="53" dlg:width="87" dlg:height="10" dlg:value="Spreadsheet Lines Needed:" dlg:align="right"/>
    <dlg:button dlg:id="CommandButton1" dlg:tab-index="6" dlg:left="8" dlg:top="83" dlg:width="58" dlg:height="15" dlg:default="true" dlg:value="OK" dlg:button-type="ok"/>
    <dlg:button dlg:id="CommandButton2" dlg:tab-index="7" dlg:left="88" dlg:top="83" dlg:width="58" dlg:height="15" dlg:default="true" dlg:value="Cancel" dlg:button-type="cancel"/>
    <dlg:numericfield dlg:id="lineCount" dlg:tab-index="4" dlg:left="100" dlg:top="53" dlg:width="38" dlg:height="10" dlg:decimal-accuracy="0" dlg:value="1" dlg:value-min="1" dlg:value-max="100" dlg:spin="true"/>
  </dlg:bulletinboard>
</dlg:window>
</file>

<file path=Dialogs/Standard/NewTestcaseDialog.xml><?xml version="1.0" encoding="utf-8"?>
<!DOCTYPE window  PUBLIC '-//OpenOffice.org//DTD OfficeDocument 1.0//EN'  'dialog.dtd'>
<dlg:window xmlns:dlg="http://openoffice.org/2000/dialog" xmlns:script="http://openoffice.org/2000/script" dlg:id="NewTestcaseDialog" dlg:left="136" dlg:top="79" dlg:width="201" dlg:height="179" dlg:closeable="true" dlg:moveable="true" dlg:title="New Testcase">
  <dlg:bulletinboard>
    <dlg:text dlg:id="Label1" dlg:tab-index="0" dlg:left="8" dlg:top="14" dlg:width="49" dlg:height="7" dlg:value="Testcase Name:"/>
    <dlg:textfield dlg:id="TestCase" dlg:tab-index="1" dlg:left="56" dlg:top="12" dlg:width="137" dlg:height="12" dlg:value="&lt;Enter name&gt;"/>
    <dlg:titledbox dlg:id="FrameControl1" dlg:tab-index="2" dlg:left="12" dlg:top="29" dlg:width="182" dlg:height="86">
      <dlg:title dlg:value="Description"/>
    </dlg:titledbox>
    <dlg:button dlg:id="CommandButton1" dlg:tab-index="4" dlg:left="33" dlg:top="154" dlg:width="58" dlg:height="14" dlg:value="OK" dlg:button-type="ok"/>
    <dlg:button dlg:id="CommandButton2" dlg:tab-index="5" dlg:left="115" dlg:top="154" dlg:width="58" dlg:height="14" dlg:value="Cancel" dlg:button-type="cancel"/>
    <dlg:textfield dlg:id="Description" dlg:tab-index="3" dlg:left="13" dlg:top="38" dlg:width="177" dlg:height="74" dlg:hscroll="true" dlg:vscroll="true" dlg:multiline="true"/>
    <dlg:titledbox dlg:id="FreqFrame" dlg:tab-index="6" dlg:left="12" dlg:top="118" dlg:width="182" dlg:height="28">
      <dlg:title dlg:value="Frequency"/>
    </dlg:titledbox>
    <dlg:checkbox dlg:id="WeeklyCheckBox" dlg:tab-index="7" dlg:left="15" dlg:top="130" dlg:width="37" dlg:height="13" dlg:value="Weekly" dlg:checked="false"/>
    <dlg:checkbox dlg:id="MonthlyCheckBox" dlg:tab-index="8" dlg:left="64" dlg:top="130" dlg:width="49" dlg:height="10" dlg:value="Monthly" dlg:checked="false"/>
    <dlg:checkbox dlg:id="SystemTestCheckBox" dlg:tab-index="9" dlg:left="123" dlg:top="130" dlg:width="59" dlg:height="10" dlg:value="During System Test"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NewTestcaseDialog"/>
  <library:element library:name="NewElementDialog"/>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22.6000003814697pt" style:font-family-asian="'Lucida Sans Unicode'" style:font-family-generic-asian="system" style:font-pitch-asian="variable" style:font-size-asian="22.6000003814697pt" style:font-family-complex="Tahoma" style:font-family-generic-complex="system" style:font-pitch-complex="variable" style:font-size-complex="22.6000003814697pt"/>
    </style:style>
    <style:style style:name="ch3" style:family="chart">
      <style:graphic-properties draw:fill="solid" draw:fill-color="#ffff99" draw:opacity="50%" draw:fill-image-width="0cm" draw:fill-image-height="0cm"/>
      <style:text-properties fo:font-family="Arial" style:font-family-generic="swiss" style:font-pitch="variable" fo:font-size="7.90000009536743pt" style:font-family-asian="'Lucida Sans Unicode'" style:font-family-generic-asian="system" style:font-pitch-asian="variable" style:font-size-asian="10.5pt" style:font-family-complex="Tahoma" style:font-family-generic-complex="system" style:font-pitch-complex="variable" style:font-size-complex="10.5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270" style:direction="ltr"/>
      <style:graphic-properties draw:stroke="solid" svg:stroke-width="0cm" svg:stroke-color="#000000"/>
      <style:text-properties fo:font-family="Arial" style:font-family-generic="swiss" style:font-pitch="variable" fo:font-size="7.90000009536743pt" style:font-family-asian="'Lucida Sans Unicode'" style:font-family-generic-asian="system" style:font-pitch-asian="variable" style:font-size-asian="10.8000001907349pt" style:font-family-complex="Tahoma" style:font-family-generic-complex="system" style:font-pitch-complex="variable" style:font-size-complex="10.8000001907349pt"/>
    </style:style>
    <style:style style:name="ch6" style:family="chart" style:data-style-name="N11">
      <style:chart-properties chart:display-label="true" chart:tick-marks-major-inner="false" chart:tick-marks-major-outer="true" chart:tick-marks-minor-inner="false" chart:tick-marks-minor-outer="false" chart:logarithmic="false" chart:maximum="1"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8000001907349pt" style:font-family-asian="'Lucida Sans Unicode'" style:font-family-generic-asian="system" style:font-pitch-asian="variable" style:font-size-asian="10.8000001907349pt" style:font-family-complex="Tahoma" style:font-family-generic-complex="system" style:font-pitch-complex="variable" style:font-size-complex="10.8000001907349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660066"/>
      <style:text-properties fo:font-family="Arial" style:font-family-generic="swiss" style:font-pitch="variable" fo:font-size="9.30000019073486pt" style:font-family-asian="'Lucida Sans Unicode'" style:font-family-generic-asian="system" style:font-pitch-asian="variable" style:font-size-asian="9.30000019073486pt" style:font-family-complex="Tahoma" style:font-family-generic-complex="system" style:font-pitch-complex="variable" style:font-size-complex="9.30000019073486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3.67cm" svg:height="12.303cm" chart:class="chart:bar" chart:style-name="ch1">
        <chart:title svg:x="7.659cm" svg:y="0.241cm" chart:style-name="ch2">
          <text:p>System Test Coverage</text:p>
        </chart:title>
        <chart:legend chart:legend-position="end" svg:x="4.365cm" svg:y="1.943cm" chart:style-name="ch3"/>
        <chart:plot-area chart:style-name="ch4" table:cell-range-address="Summary.$B$21:.$P$26" chart:data-source-has-labels="both" chart:table-number-list="0" svg:x="0.595cm" svg:y="1.623cm" svg:width="21.909cm" svg:height="9.381cm">
          <chart:axis chart:dimension="x" chart:name="primary-x" chart:style-name="ch5">
            <chart:categories table:cell-range-address="local-table.A2:.A15"/>
          </chart:axis>
          <chart:axis chart:dimension="y" chart:name="primary-y" chart:style-name="ch6">
            <chart:grid chart:class="major"/>
          </chart:axis>
          <chart:series chart:style-name="ch7">
            <chart:data-point chart:repeated="14"/>
          </chart:series>
          <chart:series chart:style-name="ch8">
            <chart:data-point chart:repeated="14"/>
          </chart:series>
          <chart:series chart:style-name="ch9">
            <chart:data-point chart:repeated="14"/>
          </chart:series>
          <chart:series chart:style-name="ch10">
            <chart:data-point chart:repeated="14"/>
          </chart:series>
          <chart:series chart:style-name="ch11">
            <chart:data-point chart:repeated="14"/>
          </chart:series>
          <chart:wall chart:style-name="ch12"/>
          <chart:floor chart:style-name="ch13"/>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urrent</text:p>
              </table:table-cell>
              <table:table-cell office:value-type="string">
                <text:p>09-22</text:p>
              </table:table-cell>
              <table:table-cell office:value-type="string">
                <text:p>09-29</text:p>
              </table:table-cell>
              <table:table-cell office:value-type="string">
                <text:p>10-06</text:p>
              </table:table-cell>
              <table:table-cell office:value-type="string">
                <text:p>10-13</text:p>
              </table:table-cell>
              <table:table-cell office:value-type="string">
                <text:p>10-20</text:p>
              </table:table-cell>
              <table:table-cell office:value-type="string">
                <text:p>10-27</text:p>
              </table:table-cell>
              <table:table-cell office:value-type="string">
                <text:p>11-03</text:p>
              </table:table-cell>
              <table:table-cell office:value-type="string">
                <text:p>11-10</text:p>
              </table:table-cell>
              <table:table-cell office:value-type="string">
                <text:p>11-17</text:p>
              </table:table-cell>
              <table:table-cell office:value-type="string">
                <text:p>11-24</text:p>
              </table:table-cell>
              <table:table-cell office:value-type="string">
                <text:p>12-01</text:p>
              </table:table-cell>
              <table:table-cell office:value-type="string">
                <text:p>12-08</text:p>
              </table:table-cell>
              <table:table-cell office:value-type="string">
                <text:p>12-15</text:p>
              </table:table-cell>
            </table:table-row>
          </table:table-header-rows>
          <table:table-rows>
            <table:table-row>
              <table:table-cell office:value-type="string">
                <text:p>Object Coverage</text:p>
              </table:table-cell>
              <table:table-cell office:value-type="float" office:value="0.908256880733945">
                <text:p>0.90825688073394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4865">
                <text:p>0.4865</text:p>
              </table:table-cell>
              <table:table-cell office:value-type="float" office:value="0.8624">
                <text:p>0.8624</text:p>
              </table:table-cell>
              <table:table-cell office:value-type="float" office:value="0.9358">
                <text:p>0.9358</text:p>
              </table:table-cell>
              <table:table-cell office:value-type="float" office:value="0.908256880733945">
                <text:p>0.908256880733945</text:p>
              </table:table-cell>
              <table:table-cell office:value-type="float" office:value="1.#NAN">
                <text:p>1.#NAN</text:p>
              </table:table-cell>
              <table:table-cell office:value-type="float" office:value="1.#NAN">
                <text:p>1.#NAN</text:p>
              </table:table-cell>
            </table:table-row>
            <table:table-row>
              <table:table-cell office:value-type="string">
                <text:p>Parameter Coverage</text:p>
              </table:table-cell>
              <table:table-cell office:value-type="float" office:value="0.870588235294118">
                <text:p>0.870588235294118</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7529">
                <text:p>0.7529</text:p>
              </table:table-cell>
              <table:table-cell office:value-type="float" office:value="0.9294">
                <text:p>0.9294</text:p>
              </table:table-cell>
              <table:table-cell office:value-type="float" office:value="0.9647">
                <text:p>0.9647</text:p>
              </table:table-cell>
              <table:table-cell office:value-type="float" office:value="0.870588235294118">
                <text:p>0.870588235294118</text:p>
              </table:table-cell>
              <table:table-cell office:value-type="float" office:value="1.#NAN">
                <text:p>1.#NAN</text:p>
              </table:table-cell>
              <table:table-cell office:value-type="float" office:value="1.#NAN">
                <text:p>1.#NAN</text:p>
              </table:table-cell>
            </table:table-row>
            <table:table-row>
              <table:table-cell office:value-type="string">
                <text:p>Command Coverage</text:p>
              </table:table-cell>
              <table:table-cell office:value-type="float" office:value="0.913207547169811">
                <text:p>0.913207547169811</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05">
                <text:p>0.05</text:p>
              </table:table-cell>
              <table:table-cell office:value-type="float" office:value="0.4158">
                <text:p>0.4158</text:p>
              </table:table-cell>
              <table:table-cell office:value-type="float" office:value="0.8717">
                <text:p>0.8717</text:p>
              </table:table-cell>
              <table:table-cell office:value-type="float" office:value="0.9434">
                <text:p>0.9434</text:p>
              </table:table-cell>
              <table:table-cell office:value-type="float" office:value="0.913207547169811">
                <text:p>0.913207547169811</text:p>
              </table:table-cell>
              <table:table-cell office:value-type="float" office:value="1.#NAN">
                <text:p>1.#NAN</text:p>
              </table:table-cell>
              <table:table-cell office:value-type="float" office:value="1.#NAN">
                <text:p>1.#NAN</text:p>
              </table:table-cell>
            </table:table-row>
            <table:table-row>
              <table:table-cell office:value-type="string">
                <text:p>GUI Coverage</text:p>
              </table:table-cell>
              <table:table-cell office:value-type="float" office:value="0.622222222222222">
                <text:p>0.6222222222222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222">
                <text:p>0.6222</text:p>
              </table:table-cell>
              <table:table-cell office:value-type="float" office:value="0.622222222222222">
                <text:p>0.622222222222222</text:p>
              </table:table-cell>
              <table:table-cell office:value-type="float" office:value="1.#NAN">
                <text:p>1.#NAN</text:p>
              </table:table-cell>
              <table:table-cell office:value-type="float" office:value="1.#NAN">
                <text:p>1.#NAN</text:p>
              </table:table-cell>
            </table:table-row>
            <table:table-row>
              <table:table-cell office:value-type="string">
                <text:p>Readiness</text:p>
              </table:table-cell>
              <table:table-cell office:value-type="float" office:value="0.439699655357365">
                <text:p>0.439699655357365</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000761158594491928">
                <text:p>0.0000761158594491928</text:p>
              </table:table-cell>
              <table:table-cell office:value-type="float" office:value="0.092740571797641">
                <text:p>0.092740571797641</text:p>
              </table:table-cell>
              <table:table-cell office:value-type="float" office:value="0.425445176770772">
                <text:p>0.425445176770772</text:p>
              </table:table-cell>
              <table:table-cell office:value-type="float" office:value="0.5225">
                <text:p>0.5225</text:p>
              </table:table-cell>
              <table:table-cell office:value-type="float" office:value="0.439699655357365">
                <text:p>0.43969965535736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